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6.12" calcext:value-type="float">
            <text:p>316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[.A3]/1000/(60*60*24)" office:value-type="time" office:time-value="PT00H00M15.707S" calcext:value-type="time">
            <text:p>00:00:16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1.09" calcext:value-type="float">
            <text:p>1.09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31707" calcext:value-type="float">
            <text:p>31707</text:p>
          </table:table-cell>
          <table:table-cell table:formula="of:=[.A4]/1000/(60*60*24)" office:value-type="time" office:time-value="PT00H00M31.707S" calcext:value-type="time">
            <text:p>00:00:32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2.2" calcext:value-type="float">
            <text:p>2.2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47707" calcext:value-type="float">
            <text:p>47707</text:p>
          </table:table-cell>
          <table:table-cell table:formula="of:=[.A5]/1000/(60*60*24)" office:value-type="time" office:time-value="PT00H00M47.707S" calcext:value-type="time">
            <text:p>00:00:48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3.3" calcext:value-type="float">
            <text:p>3.3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63706" calcext:value-type="float">
            <text:p>63706</text:p>
          </table:table-cell>
          <table:table-cell table:formula="of:=[.A6]/1000/(60*60*24)" office:value-type="time" office:time-value="PT00H01M03.706S" calcext:value-type="time">
            <text:p>00:01:04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4.41" calcext:value-type="float">
            <text:p>4.41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79707" calcext:value-type="float">
            <text:p>79707</text:p>
          </table:table-cell>
          <table:table-cell table:formula="of:=[.A7]/1000/(60*60*24)" office:value-type="time" office:time-value="PT00H01M19.707S" calcext:value-type="time">
            <text:p>00:01:20</text:p>
          </table:table-cell>
          <table:table-cell office:value-type="float" office:value="1.26" calcext:value-type="float">
            <text:p>1.26</text:p>
          </table:table-cell>
          <table:table-cell office:value-type="float" office:value="248.6" calcext:value-type="float">
            <text:p>248.6</text:p>
          </table:table-cell>
          <table:table-cell office:value-type="float" office:value="312.46" calcext:value-type="float">
            <text:p>312.46</text:p>
          </table:table-cell>
          <table:table-cell office:value-type="float" office:value="5.52" calcext:value-type="float">
            <text:p>5.52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95707" calcext:value-type="float">
            <text:p>95707</text:p>
          </table:table-cell>
          <table:table-cell table:formula="of:=[.A8]/1000/(60*60*24)" office:value-type="time" office:time-value="PT00H01M35.707S" calcext:value-type="time">
            <text:p>00:01:36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6.62" calcext:value-type="float">
            <text:p>6.62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111707" calcext:value-type="float">
            <text:p>111707</text:p>
          </table:table-cell>
          <table:table-cell table:formula="of:=[.A9]/1000/(60*60*24)" office:value-type="time" office:time-value="PT00H01M51.707S" calcext:value-type="time">
            <text:p>00:01:52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7.72" calcext:value-type="float">
            <text:p>7.72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127707" calcext:value-type="float">
            <text:p>127707</text:p>
          </table:table-cell>
          <table:table-cell table:formula="of:=[.A10]/1000/(60*60*24)" office:value-type="time" office:time-value="PT00H02M07.707S" calcext:value-type="time">
            <text:p>00:02:08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8.83" calcext:value-type="float">
            <text:p>8.83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143707" calcext:value-type="float">
            <text:p>143707</text:p>
          </table:table-cell>
          <table:table-cell table:formula="of:=[.A11]/1000/(60*60*24)" office:value-type="time" office:time-value="PT00H02M23.707S" calcext:value-type="time">
            <text:p>00:02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7" calcext:value-type="float">
            <text:p>310.7</text:p>
          </table:table-cell>
          <table:table-cell office:value-type="float" office:value="9.93" calcext:value-type="float">
            <text:p>9.93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159707" calcext:value-type="float">
            <text:p>159707</text:p>
          </table:table-cell>
          <table:table-cell table:formula="of:=[.A12]/1000/(60*60*24)" office:value-type="time" office:time-value="PT00H02M39.707S" calcext:value-type="time">
            <text:p>00:02:40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11.03" calcext:value-type="float">
            <text:p>11.03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 office:value-type="float" office:value="175706" calcext:value-type="float">
            <text:p>175706</text:p>
          </table:table-cell>
          <table:table-cell table:formula="of:=[.A13]/1000/(60*60*24)" office:value-type="time" office:time-value="PT00H02M55.706S" calcext:value-type="time">
            <text:p>00:02:56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10.31" calcext:value-type="float">
            <text:p>310.31</text:p>
          </table:table-cell>
          <table:table-cell office:value-type="float" office:value="12.13" calcext:value-type="float">
            <text:p>12.13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float" office:value="191707" calcext:value-type="float">
            <text:p>191707</text:p>
          </table:table-cell>
          <table:table-cell table:formula="of:=[.A14]/1000/(60*60*24)" office:value-type="time" office:time-value="PT00H03M11.707S" calcext:value-type="time">
            <text:p>00:03:12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13.23" calcext:value-type="float">
            <text:p>13.23</text:p>
          </table:table-cell>
          <table:table-cell office:value-type="float" office:value="16.61" calcext:value-type="float">
            <text:p>16.61</text:p>
          </table:table-cell>
        </table:table-row>
        <table:table-row table:style-name="ro1">
          <table:table-cell office:value-type="float" office:value="207707" calcext:value-type="float">
            <text:p>207707</text:p>
          </table:table-cell>
          <table:table-cell table:formula="of:=[.A15]/1000/(60*60*24)" office:value-type="time" office:time-value="PT00H03M27.707S" calcext:value-type="time">
            <text:p>00:03:28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14.33" calcext:value-type="float">
            <text:p>14.33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223707" calcext:value-type="float">
            <text:p>223707</text:p>
          </table:table-cell>
          <table:table-cell table:formula="of:=[.A16]/1000/(60*60*24)" office:value-type="time" office:time-value="PT00H03M43.707S" calcext:value-type="time">
            <text:p>00:03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15.43" calcext:value-type="float">
            <text:p>15.43</text:p>
          </table:table-cell>
          <table:table-cell office:value-type="float" office:value="19.36" calcext:value-type="float">
            <text:p>19.36</text:p>
          </table:table-cell>
        </table:table-row>
        <table:table-row table:style-name="ro1">
          <table:table-cell office:value-type="float" office:value="239707" calcext:value-type="float">
            <text:p>239707</text:p>
          </table:table-cell>
          <table:table-cell table:formula="of:=[.A17]/1000/(60*60*24)" office:value-type="time" office:time-value="PT00H03M59.707S" calcext:value-type="time">
            <text:p>00:04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16.53" calcext:value-type="float">
            <text:p>16.53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 office:value-type="float" office:value="255707" calcext:value-type="float">
            <text:p>255707</text:p>
          </table:table-cell>
          <table:table-cell table:formula="of:=[.A18]/1000/(60*60*24)" office:value-type="time" office:time-value="PT00H04M15.707S" calcext:value-type="time">
            <text:p>00:04:16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17.63" calcext:value-type="float">
            <text:p>17.63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271707" calcext:value-type="float">
            <text:p>271707</text:p>
          </table:table-cell>
          <table:table-cell table:formula="of:=[.A19]/1000/(60*60*24)" office:value-type="time" office:time-value="PT00H04M31.707S" calcext:value-type="time">
            <text:p>00:04:32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8" calcext:value-type="float">
            <text:p>308.18</text:p>
          </table:table-cell>
          <table:table-cell office:value-type="float" office:value="18.73" calcext:value-type="float">
            <text:p>18.73</text:p>
          </table:table-cell>
          <table:table-cell office:value-type="float" office:value="23.47" calcext:value-type="float">
            <text:p>23.47</text:p>
          </table:table-cell>
        </table:table-row>
        <table:table-row table:style-name="ro1">
          <table:table-cell office:value-type="float" office:value="287707" calcext:value-type="float">
            <text:p>287707</text:p>
          </table:table-cell>
          <table:table-cell table:formula="of:=[.A20]/1000/(60*60*24)" office:value-type="time" office:time-value="PT00H04M47.707S" calcext:value-type="time">
            <text:p>00:04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19.82" calcext:value-type="float">
            <text:p>19.82</text:p>
          </table:table-cell>
          <table:table-cell office:value-type="float" office:value="24.83" calcext:value-type="float">
            <text:p>24.83</text:p>
          </table:table-cell>
        </table:table-row>
        <table:table-row table:style-name="ro1">
          <table:table-cell office:value-type="float" office:value="303707" calcext:value-type="float">
            <text:p>303707</text:p>
          </table:table-cell>
          <table:table-cell table:formula="of:=[.A21]/1000/(60*60*24)" office:value-type="time" office:time-value="PT00H05M03.707S" calcext:value-type="time">
            <text:p>00:05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0.92" calcext:value-type="float">
            <text:p>20.92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319707" calcext:value-type="float">
            <text:p>319707</text:p>
          </table:table-cell>
          <table:table-cell table:formula="of:=[.A22]/1000/(60*60*24)" office:value-type="time" office:time-value="PT00H05M19.707S" calcext:value-type="time">
            <text:p>00:0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22.02" calcext:value-type="float">
            <text:p>22.02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335707" calcext:value-type="float">
            <text:p>335707</text:p>
          </table:table-cell>
          <table:table-cell table:formula="of:=[.A23]/1000/(60*60*24)" office:value-type="time" office:time-value="PT00H05M35.707S" calcext:value-type="time">
            <text:p>00:05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23.11" calcext:value-type="float">
            <text:p>23.11</text:p>
          </table:table-cell>
          <table:table-cell office:value-type="float" office:value="28.92" calcext:value-type="float">
            <text:p>28.92</text:p>
          </table:table-cell>
        </table:table-row>
        <table:table-row table:style-name="ro1">
          <table:table-cell office:value-type="float" office:value="351707" calcext:value-type="float">
            <text:p>351707</text:p>
          </table:table-cell>
          <table:table-cell table:formula="of:=[.A24]/1000/(60*60*24)" office:value-type="time" office:time-value="PT00H05M51.707S" calcext:value-type="time">
            <text:p>00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24.21" calcext:value-type="float">
            <text:p>24.21</text:p>
          </table:table-cell>
          <table:table-cell office:value-type="float" office:value="30.29" calcext:value-type="float">
            <text:p>30.29</text:p>
          </table:table-cell>
        </table:table-row>
        <table:table-row table:style-name="ro1">
          <table:table-cell office:value-type="float" office:value="367707" calcext:value-type="float">
            <text:p>367707</text:p>
          </table:table-cell>
          <table:table-cell table:formula="of:=[.A25]/1000/(60*60*24)" office:value-type="time" office:time-value="PT00H06M07.707S" calcext:value-type="time">
            <text:p>00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25.3" calcext:value-type="float">
            <text:p>25.3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383707" calcext:value-type="float">
            <text:p>383707</text:p>
          </table:table-cell>
          <table:table-cell table:formula="of:=[.A26]/1000/(60*60*24)" office:value-type="time" office:time-value="PT00H06M23.707S" calcext:value-type="time">
            <text:p>00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6.39" calcext:value-type="float">
            <text:p>26.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9707" calcext:value-type="float">
            <text:p>399707</text:p>
          </table:table-cell>
          <table:table-cell table:formula="of:=[.A27]/1000/(60*60*24)" office:value-type="time" office:time-value="PT00H06M39.707S" calcext:value-type="time">
            <text:p>00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7.49" calcext:value-type="float">
            <text:p>27.49</text:p>
          </table:table-cell>
          <table:table-cell office:value-type="float" office:value="34.36" calcext:value-type="float">
            <text:p>34.36</text:p>
          </table:table-cell>
        </table:table-row>
        <table:table-row table:style-name="ro1">
          <table:table-cell office:value-type="float" office:value="415707" calcext:value-type="float">
            <text:p>415707</text:p>
          </table:table-cell>
          <table:table-cell table:formula="of:=[.A28]/1000/(60*60*24)" office:value-type="time" office:time-value="PT00H06M55.707S" calcext:value-type="time">
            <text:p>00:06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28.58" calcext:value-type="float">
            <text:p>28.58</text:p>
          </table:table-cell>
          <table:table-cell office:value-type="float" office:value="35.72" calcext:value-type="float">
            <text:p>35.72</text:p>
          </table:table-cell>
        </table:table-row>
        <table:table-row table:style-name="ro1">
          <table:table-cell office:value-type="float" office:value="431707" calcext:value-type="float">
            <text:p>431707</text:p>
          </table:table-cell>
          <table:table-cell table:formula="of:=[.A29]/1000/(60*60*24)" office:value-type="time" office:time-value="PT00H07M11.707S" calcext:value-type="time">
            <text:p>00:07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29.67" calcext:value-type="float">
            <text:p>29.67</text:p>
          </table:table-cell>
          <table:table-cell office:value-type="float" office:value="37.07" calcext:value-type="float">
            <text:p>37.07</text:p>
          </table:table-cell>
        </table:table-row>
        <table:table-row table:style-name="ro1">
          <table:table-cell office:value-type="float" office:value="447707" calcext:value-type="float">
            <text:p>447707</text:p>
          </table:table-cell>
          <table:table-cell table:formula="of:=[.A30]/1000/(60*60*24)" office:value-type="time" office:time-value="PT00H07M27.707S" calcext:value-type="time">
            <text:p>00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0.76" calcext:value-type="float">
            <text:p>30.76</text:p>
          </table:table-cell>
          <table:table-cell office:value-type="float" office:value="38.42" calcext:value-type="float">
            <text:p>38.42</text:p>
          </table:table-cell>
        </table:table-row>
        <table:table-row table:style-name="ro1">
          <table:table-cell office:value-type="float" office:value="463707" calcext:value-type="float">
            <text:p>463707</text:p>
          </table:table-cell>
          <table:table-cell table:formula="of:=[.A31]/1000/(60*60*24)" office:value-type="time" office:time-value="PT00H07M43.707S" calcext:value-type="time">
            <text:p>00:0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31.85" calcext:value-type="float">
            <text:p>31.85</text:p>
          </table:table-cell>
          <table:table-cell office:value-type="float" office:value="39.78" calcext:value-type="float">
            <text:p>39.78</text:p>
          </table:table-cell>
        </table:table-row>
        <table:table-row table:style-name="ro1">
          <table:table-cell office:value-type="float" office:value="479706" calcext:value-type="float">
            <text:p>479706</text:p>
          </table:table-cell>
          <table:table-cell table:formula="of:=[.A32]/1000/(60*60*24)" office:value-type="time" office:time-value="PT00H07M59.706S" calcext:value-type="time">
            <text:p>00:08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32.95" calcext:value-type="float">
            <text:p>32.95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495707" calcext:value-type="float">
            <text:p>495707</text:p>
          </table:table-cell>
          <table:table-cell table:formula="of:=[.A33]/1000/(60*60*24)" office:value-type="time" office:time-value="PT00H08M15.707S" calcext:value-type="time">
            <text:p>00:0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4.04" calcext:value-type="float">
            <text:p>34.04</text:p>
          </table:table-cell>
          <table:table-cell office:value-type="float" office:value="42.48" calcext:value-type="float">
            <text:p>42.48</text:p>
          </table:table-cell>
        </table:table-row>
        <table:table-row table:style-name="ro1">
          <table:table-cell office:value-type="float" office:value="511707" calcext:value-type="float">
            <text:p>511707</text:p>
          </table:table-cell>
          <table:table-cell table:formula="of:=[.A34]/1000/(60*60*24)" office:value-type="time" office:time-value="PT00H08M31.707S" calcext:value-type="time">
            <text:p>00:08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35.13" calcext:value-type="float">
            <text:p>35.13</text:p>
          </table:table-cell>
          <table:table-cell office:value-type="float" office:value="43.83" calcext:value-type="float">
            <text:p>43.83</text:p>
          </table:table-cell>
        </table:table-row>
        <table:table-row table:style-name="ro1">
          <table:table-cell office:value-type="float" office:value="527707" calcext:value-type="float">
            <text:p>527707</text:p>
          </table:table-cell>
          <table:table-cell table:formula="of:=[.A35]/1000/(60*60*24)" office:value-type="time" office:time-value="PT00H08M47.707S" calcext:value-type="time">
            <text:p>00:08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6.22" calcext:value-type="float">
            <text:p>36.22</text:p>
          </table:table-cell>
          <table:table-cell office:value-type="float" office:value="45.18" calcext:value-type="float">
            <text:p>45.18</text:p>
          </table:table-cell>
        </table:table-row>
        <table:table-row table:style-name="ro1">
          <table:table-cell office:value-type="float" office:value="543706" calcext:value-type="float">
            <text:p>543706</text:p>
          </table:table-cell>
          <table:table-cell table:formula="of:=[.A36]/1000/(60*60*24)" office:value-type="time" office:time-value="PT00H09M03.706S" calcext:value-type="time">
            <text:p>00:09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37.31" calcext:value-type="float">
            <text:p>37.31</text:p>
          </table:table-cell>
          <table:table-cell office:value-type="float" office:value="46.53" calcext:value-type="float">
            <text:p>46.53</text:p>
          </table:table-cell>
        </table:table-row>
        <table:table-row table:style-name="ro1">
          <table:table-cell office:value-type="float" office:value="559707" calcext:value-type="float">
            <text:p>559707</text:p>
          </table:table-cell>
          <table:table-cell table:formula="of:=[.A37]/1000/(60*60*24)" office:value-type="time" office:time-value="PT00H09M19.707S" calcext:value-type="time">
            <text:p>00:09:20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38.39" calcext:value-type="float">
            <text:p>38.39</text:p>
          </table:table-cell>
          <table:table-cell office:value-type="float" office:value="47.87" calcext:value-type="float">
            <text:p>47.87</text:p>
          </table:table-cell>
        </table:table-row>
        <table:table-row table:style-name="ro1">
          <table:table-cell office:value-type="float" office:value="575707" calcext:value-type="float">
            <text:p>575707</text:p>
          </table:table-cell>
          <table:table-cell table:formula="of:=[.A38]/1000/(60*60*24)" office:value-type="time" office:time-value="PT00H09M35.707S" calcext:value-type="time">
            <text:p>00:09:36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39.48" calcext:value-type="float">
            <text:p>39.48</text:p>
          </table:table-cell>
          <table:table-cell office:value-type="float" office:value="49.22" calcext:value-type="float">
            <text:p>49.22</text:p>
          </table:table-cell>
        </table:table-row>
        <table:table-row table:style-name="ro1">
          <table:table-cell office:value-type="float" office:value="591707" calcext:value-type="float">
            <text:p>591707</text:p>
          </table:table-cell>
          <table:table-cell table:formula="of:=[.A39]/1000/(60*60*24)" office:value-type="time" office:time-value="PT00H09M51.707S" calcext:value-type="time">
            <text:p>00:09:52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0.57" calcext:value-type="float">
            <text:p>40.57</text:p>
          </table:table-cell>
          <table:table-cell office:value-type="float" office:value="50.56" calcext:value-type="float">
            <text:p>50.56</text:p>
          </table:table-cell>
        </table:table-row>
        <table:table-row table:style-name="ro1">
          <table:table-cell office:value-type="float" office:value="607707" calcext:value-type="float">
            <text:p>607707</text:p>
          </table:table-cell>
          <table:table-cell table:formula="of:=[.A40]/1000/(60*60*24)" office:value-type="time" office:time-value="PT00H10M07.707S" calcext:value-type="time">
            <text:p>00:10:08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1.66" calcext:value-type="float">
            <text:p>41.66</text:p>
          </table:table-cell>
          <table:table-cell office:value-type="float" office:value="51.91" calcext:value-type="float">
            <text:p>51.91</text:p>
          </table:table-cell>
        </table:table-row>
        <table:table-row table:style-name="ro1">
          <table:table-cell office:value-type="float" office:value="623706" calcext:value-type="float">
            <text:p>623706</text:p>
          </table:table-cell>
          <table:table-cell table:formula="of:=[.A41]/1000/(60*60*24)" office:value-type="time" office:time-value="PT00H10M23.706S" calcext:value-type="time">
            <text:p>00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42.75" calcext:value-type="float">
            <text:p>42.75</text:p>
          </table:table-cell>
          <table:table-cell office:value-type="float" office:value="53.25" calcext:value-type="float">
            <text:p>53.25</text:p>
          </table:table-cell>
        </table:table-row>
        <table:table-row table:style-name="ro1">
          <table:table-cell office:value-type="float" office:value="639707" calcext:value-type="float">
            <text:p>639707</text:p>
          </table:table-cell>
          <table:table-cell table:formula="of:=[.A42]/1000/(60*60*24)" office:value-type="time" office:time-value="PT00H10M39.707S" calcext:value-type="time">
            <text:p>00:10:40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43.83" calcext:value-type="float">
            <text:p>43.83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655707" calcext:value-type="float">
            <text:p>655707</text:p>
          </table:table-cell>
          <table:table-cell table:formula="of:=[.A43]/1000/(60*60*24)" office:value-type="time" office:time-value="PT00H10M55.707S" calcext:value-type="time">
            <text:p>00:10:56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44.92" calcext:value-type="float">
            <text:p>44.92</text:p>
          </table:table-cell>
          <table:table-cell office:value-type="float" office:value="55.94" calcext:value-type="float">
            <text:p>55.94</text:p>
          </table:table-cell>
        </table:table-row>
        <table:table-row table:style-name="ro1">
          <table:table-cell office:value-type="float" office:value="671707" calcext:value-type="float">
            <text:p>671707</text:p>
          </table:table-cell>
          <table:table-cell table:formula="of:=[.A44]/1000/(60*60*24)" office:value-type="time" office:time-value="PT00H11M11.707S" calcext:value-type="time">
            <text:p>00:11:12</text:p>
          </table:table-cell>
          <table:table-cell office:value-type="float" office:value="1.24" calcext:value-type="float">
            <text:p>1.24</text:p>
          </table:table-cell>
          <table:table-cell office:value-type="float" office:value="244.4" calcext:value-type="float">
            <text:p>244.4</text:p>
          </table:table-cell>
          <table:table-cell office:value-type="float" office:value="302.19" calcext:value-type="float">
            <text:p>302.19</text:p>
          </table:table-cell>
          <table:table-cell office:value-type="float" office:value="46.01" calcext:value-type="float">
            <text:p>46.01</text:p>
          </table:table-cell>
          <table:table-cell office:value-type="float" office:value="57.28" calcext:value-type="float">
            <text:p>57.28</text:p>
          </table:table-cell>
        </table:table-row>
        <table:table-row table:style-name="ro1">
          <table:table-cell office:value-type="float" office:value="687707" calcext:value-type="float">
            <text:p>687707</text:p>
          </table:table-cell>
          <table:table-cell table:formula="of:=[.A45]/1000/(60*60*24)" office:value-type="time" office:time-value="PT00H11M27.707S" calcext:value-type="time">
            <text:p>00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47.09" calcext:value-type="float">
            <text:p>47.09</text:p>
          </table:table-cell>
          <table:table-cell office:value-type="float" office:value="58.62" calcext:value-type="float">
            <text:p>58.62</text:p>
          </table:table-cell>
        </table:table-row>
        <table:table-row table:style-name="ro1">
          <table:table-cell office:value-type="float" office:value="703707" calcext:value-type="float">
            <text:p>703707</text:p>
          </table:table-cell>
          <table:table-cell table:formula="of:=[.A46]/1000/(60*60*24)" office:value-type="time" office:time-value="PT00H11M43.707S" calcext:value-type="time">
            <text:p>00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48.18" calcext:value-type="float">
            <text:p>48.18</text:p>
          </table:table-cell>
          <table:table-cell office:value-type="float" office:value="59.95" calcext:value-type="float">
            <text:p>59.95</text:p>
          </table:table-cell>
        </table:table-row>
        <table:table-row table:style-name="ro1">
          <table:table-cell office:value-type="float" office:value="719707" calcext:value-type="float">
            <text:p>719707</text:p>
          </table:table-cell>
          <table:table-cell table:formula="of:=[.A47]/1000/(60*60*24)" office:value-type="time" office:time-value="PT00H11M59.707S" calcext:value-type="time">
            <text:p>00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49.26" calcext:value-type="float">
            <text:p>49.26</text:p>
          </table:table-cell>
          <table:table-cell office:value-type="float" office:value="61.29" calcext:value-type="float">
            <text:p>61.29</text:p>
          </table:table-cell>
        </table:table-row>
        <table:table-row table:style-name="ro1">
          <table:table-cell office:value-type="float" office:value="735707" calcext:value-type="float">
            <text:p>735707</text:p>
          </table:table-cell>
          <table:table-cell table:formula="of:=[.A48]/1000/(60*60*24)" office:value-type="time" office:time-value="PT00H12M15.707S" calcext:value-type="time">
            <text:p>00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0.35" calcext:value-type="float">
            <text:p>50.35</text:p>
          </table:table-cell>
          <table:table-cell office:value-type="float" office:value="62.63" calcext:value-type="float">
            <text:p>62.63</text:p>
          </table:table-cell>
        </table:table-row>
        <table:table-row table:style-name="ro1">
          <table:table-cell office:value-type="float" office:value="751707" calcext:value-type="float">
            <text:p>751707</text:p>
          </table:table-cell>
          <table:table-cell table:formula="of:=[.A49]/1000/(60*60*24)" office:value-type="time" office:time-value="PT00H12M31.707S" calcext:value-type="time">
            <text:p>00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1.43" calcext:value-type="float">
            <text:p>51.43</text:p>
          </table:table-cell>
          <table:table-cell office:value-type="float" office:value="63.97" calcext:value-type="float">
            <text:p>63.97</text:p>
          </table:table-cell>
        </table:table-row>
        <table:table-row table:style-name="ro1">
          <table:table-cell office:value-type="float" office:value="767707" calcext:value-type="float">
            <text:p>767707</text:p>
          </table:table-cell>
          <table:table-cell table:formula="of:=[.A50]/1000/(60*60*24)" office:value-type="time" office:time-value="PT00H12M47.707S" calcext:value-type="time">
            <text:p>00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52.52" calcext:value-type="float">
            <text:p>52.52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float" office:value="783707" calcext:value-type="float">
            <text:p>783707</text:p>
          </table:table-cell>
          <table:table-cell table:formula="of:=[.A51]/1000/(60*60*24)" office:value-type="time" office:time-value="PT00H13M03.707S" calcext:value-type="time">
            <text:p>00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53.6" calcext:value-type="float">
            <text:p>53.6</text:p>
          </table:table-cell>
          <table:table-cell office:value-type="float" office:value="66.64" calcext:value-type="float">
            <text:p>66.64</text:p>
          </table:table-cell>
        </table:table-row>
        <table:table-row table:style-name="ro1">
          <table:table-cell office:value-type="float" office:value="799707" calcext:value-type="float">
            <text:p>799707</text:p>
          </table:table-cell>
          <table:table-cell table:formula="of:=[.A52]/1000/(60*60*24)" office:value-type="time" office:time-value="PT00H13M19.707S" calcext:value-type="time">
            <text:p>00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54.69" calcext:value-type="float">
            <text:p>54.69</text:p>
          </table:table-cell>
          <table:table-cell office:value-type="float" office:value="67.97" calcext:value-type="float">
            <text:p>67.97</text:p>
          </table:table-cell>
        </table:table-row>
        <table:table-row table:style-name="ro1">
          <table:table-cell office:value-type="float" office:value="815707" calcext:value-type="float">
            <text:p>815707</text:p>
          </table:table-cell>
          <table:table-cell table:formula="of:=[.A53]/1000/(60*60*24)" office:value-type="time" office:time-value="PT00H13M35.707S" calcext:value-type="time">
            <text:p>00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55.77" calcext:value-type="float">
            <text:p>55.77</text:p>
          </table:table-cell>
          <table:table-cell office:value-type="float" office:value="69.31" calcext:value-type="float">
            <text:p>69.31</text:p>
          </table:table-cell>
        </table:table-row>
        <table:table-row table:style-name="ro1">
          <table:table-cell office:value-type="float" office:value="831707" calcext:value-type="float">
            <text:p>831707</text:p>
          </table:table-cell>
          <table:table-cell table:formula="of:=[.A54]/1000/(60*60*24)" office:value-type="time" office:time-value="PT00H13M51.707S" calcext:value-type="time">
            <text:p>00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56.85" calcext:value-type="float">
            <text:p>56.85</text:p>
          </table:table-cell>
          <table:table-cell office:value-type="float" office:value="70.64" calcext:value-type="float">
            <text:p>70.64</text:p>
          </table:table-cell>
        </table:table-row>
        <table:table-row table:style-name="ro1">
          <table:table-cell office:value-type="float" office:value="847706" calcext:value-type="float">
            <text:p>847706</text:p>
          </table:table-cell>
          <table:table-cell table:formula="of:=[.A55]/1000/(60*60*24)" office:value-type="time" office:time-value="PT00H14M07.706S" calcext:value-type="time">
            <text:p>00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57.94" calcext:value-type="float">
            <text:p>57.94</text:p>
          </table:table-cell>
          <table:table-cell office:value-type="float" office:value="71.97" calcext:value-type="float">
            <text:p>71.97</text:p>
          </table:table-cell>
        </table:table-row>
        <table:table-row table:style-name="ro1">
          <table:table-cell office:value-type="float" office:value="863707" calcext:value-type="float">
            <text:p>863707</text:p>
          </table:table-cell>
          <table:table-cell table:formula="of:=[.A56]/1000/(60*60*24)" office:value-type="time" office:time-value="PT00H14M23.707S" calcext:value-type="time">
            <text:p>00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59.02" calcext:value-type="float">
            <text:p>59.02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879707" calcext:value-type="float">
            <text:p>879707</text:p>
          </table:table-cell>
          <table:table-cell table:formula="of:=[.A57]/1000/(60*60*24)" office:value-type="time" office:time-value="PT00H14M39.707S" calcext:value-type="time">
            <text:p>00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60.1" calcext:value-type="float">
            <text:p>60.1</text:p>
          </table:table-cell>
          <table:table-cell office:value-type="float" office:value="74.64" calcext:value-type="float">
            <text:p>74.64</text:p>
          </table:table-cell>
        </table:table-row>
        <table:table-row table:style-name="ro1">
          <table:table-cell office:value-type="float" office:value="895707" calcext:value-type="float">
            <text:p>895707</text:p>
          </table:table-cell>
          <table:table-cell table:formula="of:=[.A58]/1000/(60*60*24)" office:value-type="time" office:time-value="PT00H14M55.707S" calcext:value-type="time">
            <text:p>00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61.18" calcext:value-type="float">
            <text:p>61.18</text:p>
          </table:table-cell>
          <table:table-cell office:value-type="float" office:value="75.96" calcext:value-type="float">
            <text:p>75.96</text:p>
          </table:table-cell>
        </table:table-row>
        <table:table-row table:style-name="ro1">
          <table:table-cell office:value-type="float" office:value="911707" calcext:value-type="float">
            <text:p>911707</text:p>
          </table:table-cell>
          <table:table-cell table:formula="of:=[.A59]/1000/(60*60*24)" office:value-type="time" office:time-value="PT00H15M11.707S" calcext:value-type="time">
            <text:p>00:1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62.27" calcext:value-type="float">
            <text:p>62.27</text:p>
          </table:table-cell>
          <table:table-cell office:value-type="float" office:value="77.29" calcext:value-type="float">
            <text:p>77.29</text:p>
          </table:table-cell>
        </table:table-row>
        <table:table-row table:style-name="ro1">
          <table:table-cell office:value-type="float" office:value="927707" calcext:value-type="float">
            <text:p>927707</text:p>
          </table:table-cell>
          <table:table-cell table:formula="of:=[.A60]/1000/(60*60*24)" office:value-type="time" office:time-value="PT00H15M27.707S" calcext:value-type="time">
            <text:p>00:1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63.35" calcext:value-type="float">
            <text:p>63.35</text:p>
          </table:table-cell>
          <table:table-cell office:value-type="float" office:value="78.62" calcext:value-type="float">
            <text:p>78.62</text:p>
          </table:table-cell>
        </table:table-row>
        <table:table-row table:style-name="ro1">
          <table:table-cell office:value-type="float" office:value="943707" calcext:value-type="float">
            <text:p>943707</text:p>
          </table:table-cell>
          <table:table-cell table:formula="of:=[.A61]/1000/(60*60*24)" office:value-type="time" office:time-value="PT00H15M43.707S" calcext:value-type="time">
            <text:p>00:1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64.43" calcext:value-type="float">
            <text:p>64.43</text:p>
          </table:table-cell>
          <table:table-cell office:value-type="float" office:value="79.95" calcext:value-type="float">
            <text:p>79.95</text:p>
          </table:table-cell>
        </table:table-row>
        <table:table-row table:style-name="ro1">
          <table:table-cell office:value-type="float" office:value="959707" calcext:value-type="float">
            <text:p>959707</text:p>
          </table:table-cell>
          <table:table-cell table:formula="of:=[.A62]/1000/(60*60*24)" office:value-type="time" office:time-value="PT00H15M59.707S" calcext:value-type="time">
            <text:p>00:1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65.51" calcext:value-type="float">
            <text:p>65.51</text:p>
          </table:table-cell>
          <table:table-cell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975707" calcext:value-type="float">
            <text:p>975707</text:p>
          </table:table-cell>
          <table:table-cell table:formula="of:=[.A63]/1000/(60*60*24)" office:value-type="time" office:time-value="PT00H16M15.707S" calcext:value-type="time">
            <text:p>00:1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66.59" calcext:value-type="float">
            <text:p>66.59</text:p>
          </table:table-cell>
          <table:table-cell office:value-type="float" office:value="82.61" calcext:value-type="float">
            <text:p>82.61</text:p>
          </table:table-cell>
        </table:table-row>
        <table:table-row table:style-name="ro1">
          <table:table-cell office:value-type="float" office:value="991707" calcext:value-type="float">
            <text:p>991707</text:p>
          </table:table-cell>
          <table:table-cell table:formula="of:=[.A64]/1000/(60*60*24)" office:value-type="time" office:time-value="PT00H16M31.707S" calcext:value-type="time">
            <text:p>00:1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67.67" calcext:value-type="float">
            <text:p>67.67</text:p>
          </table:table-cell>
          <table:table-cell office:value-type="float" office:value="83.94" calcext:value-type="float">
            <text:p>83.94</text:p>
          </table:table-cell>
        </table:table-row>
        <table:table-row table:style-name="ro1">
          <table:table-cell office:value-type="float" office:value="1007707" calcext:value-type="float">
            <text:p>1007707</text:p>
          </table:table-cell>
          <table:table-cell table:formula="of:=[.A65]/1000/(60*60*24)" office:value-type="time" office:time-value="PT00H16M47.707S" calcext:value-type="time">
            <text:p>00:16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68.76" calcext:value-type="float">
            <text:p>68.76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1023706" calcext:value-type="float">
            <text:p>1023706</text:p>
          </table:table-cell>
          <table:table-cell table:formula="of:=[.A66]/1000/(60*60*24)" office:value-type="time" office:time-value="PT00H17M03.706S" calcext:value-type="time">
            <text:p>00:1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69.84" calcext:value-type="float">
            <text:p>69.84</text:p>
          </table:table-cell>
          <table:table-cell office:value-type="float" office:value="86.59" calcext:value-type="float">
            <text:p>86.59</text:p>
          </table:table-cell>
        </table:table-row>
        <table:table-row table:style-name="ro1">
          <table:table-cell office:value-type="float" office:value="1039707" calcext:value-type="float">
            <text:p>1039707</text:p>
          </table:table-cell>
          <table:table-cell table:formula="of:=[.A67]/1000/(60*60*24)" office:value-type="time" office:time-value="PT00H17M19.707S" calcext:value-type="time">
            <text:p>00:1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70.92" calcext:value-type="float">
            <text:p>70.92</text:p>
          </table:table-cell>
          <table:table-cell office:value-type="float" office:value="87.92" calcext:value-type="float">
            <text:p>87.92</text:p>
          </table:table-cell>
        </table:table-row>
        <table:table-row table:style-name="ro1">
          <table:table-cell office:value-type="float" office:value="1055706" calcext:value-type="float">
            <text:p>1055706</text:p>
          </table:table-cell>
          <table:table-cell table:formula="of:=[.A68]/1000/(60*60*24)" office:value-type="time" office:time-value="PT00H17M35.706S" calcext:value-type="time">
            <text:p>00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72" calcext:value-type="float">
            <text:p>72</text:p>
          </table:table-cell>
          <table:table-cell office:value-type="float" office:value="89.24" calcext:value-type="float">
            <text:p>89.24</text:p>
          </table:table-cell>
        </table:table-row>
        <table:table-row table:style-name="ro1">
          <table:table-cell office:value-type="float" office:value="1071707" calcext:value-type="float">
            <text:p>1071707</text:p>
          </table:table-cell>
          <table:table-cell table:formula="of:=[.A69]/1000/(60*60*24)" office:value-type="time" office:time-value="PT00H17M51.707S" calcext:value-type="time">
            <text:p>00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73.08" calcext:value-type="float">
            <text:p>73.08</text:p>
          </table:table-cell>
          <table:table-cell office:value-type="float" office:value="90.57" calcext:value-type="float">
            <text:p>90.57</text:p>
          </table:table-cell>
        </table:table-row>
        <table:table-row table:style-name="ro1">
          <table:table-cell office:value-type="float" office:value="1087707" calcext:value-type="float">
            <text:p>1087707</text:p>
          </table:table-cell>
          <table:table-cell table:formula="of:=[.A70]/1000/(60*60*24)" office:value-type="time" office:time-value="PT00H18M07.707S" calcext:value-type="time">
            <text:p>00:1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74.16" calcext:value-type="float">
            <text:p>74.16</text:p>
          </table:table-cell>
          <table:table-cell office:value-type="float" office:value="91.89" calcext:value-type="float">
            <text:p>91.89</text:p>
          </table:table-cell>
        </table:table-row>
        <table:table-row table:style-name="ro1">
          <table:table-cell office:value-type="float" office:value="1103707" calcext:value-type="float">
            <text:p>1103707</text:p>
          </table:table-cell>
          <table:table-cell table:formula="of:=[.A71]/1000/(60*60*24)" office:value-type="time" office:time-value="PT00H18M23.707S" calcext:value-type="time">
            <text:p>00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75.24" calcext:value-type="float">
            <text:p>75.24</text:p>
          </table:table-cell>
          <table:table-cell office:value-type="float" office:value="93.22" calcext:value-type="float">
            <text:p>93.22</text:p>
          </table:table-cell>
        </table:table-row>
        <table:table-row table:style-name="ro1">
          <table:table-cell office:value-type="float" office:value="1119706" calcext:value-type="float">
            <text:p>1119706</text:p>
          </table:table-cell>
          <table:table-cell table:formula="of:=[.A72]/1000/(60*60*24)" office:value-type="time" office:time-value="PT00H18M39.706S" calcext:value-type="time">
            <text:p>00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76.32" calcext:value-type="float">
            <text:p>76.32</text:p>
          </table:table-cell>
          <table:table-cell office:value-type="float" office:value="94.54" calcext:value-type="float">
            <text:p>94.54</text:p>
          </table:table-cell>
        </table:table-row>
        <table:table-row table:style-name="ro1">
          <table:table-cell office:value-type="float" office:value="1135707" calcext:value-type="float">
            <text:p>1135707</text:p>
          </table:table-cell>
          <table:table-cell table:formula="of:=[.A73]/1000/(60*60*24)" office:value-type="time" office:time-value="PT00H18M55.707S" calcext:value-type="time">
            <text:p>00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77.4" calcext:value-type="float">
            <text:p>77.4</text:p>
          </table:table-cell>
          <table:table-cell office:value-type="float" office:value="95.86" calcext:value-type="float">
            <text:p>95.86</text:p>
          </table:table-cell>
        </table:table-row>
        <table:table-row table:style-name="ro1">
          <table:table-cell office:value-type="float" office:value="1151707" calcext:value-type="float">
            <text:p>1151707</text:p>
          </table:table-cell>
          <table:table-cell table:formula="of:=[.A74]/1000/(60*60*24)" office:value-type="time" office:time-value="PT00H19M11.707S" calcext:value-type="time">
            <text:p>00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78.47" calcext:value-type="float">
            <text:p>78.47</text:p>
          </table:table-cell>
          <table:table-cell office:value-type="float" office:value="97.18" calcext:value-type="float">
            <text:p>97.18</text:p>
          </table:table-cell>
        </table:table-row>
        <table:table-row table:style-name="ro1">
          <table:table-cell office:value-type="float" office:value="1167707" calcext:value-type="float">
            <text:p>1167707</text:p>
          </table:table-cell>
          <table:table-cell table:formula="of:=[.A75]/1000/(60*60*24)" office:value-type="time" office:time-value="PT00H19M27.707S" calcext:value-type="time">
            <text:p>00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79.55" calcext:value-type="float">
            <text:p>79.5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1183707" calcext:value-type="float">
            <text:p>1183707</text:p>
          </table:table-cell>
          <table:table-cell table:formula="of:=[.A76]/1000/(60*60*24)" office:value-type="time" office:time-value="PT00H19M43.707S" calcext:value-type="time">
            <text:p>00:1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2.7" calcext:value-type="float">
            <text:p>242.7</text:p>
          </table:table-cell>
          <table:table-cell office:value-type="float" office:value="298.1" calcext:value-type="float">
            <text:p>298.1</text:p>
          </table:table-cell>
          <table:table-cell office:value-type="float" office:value="80.63" calcext:value-type="float">
            <text:p>80.63</text:p>
          </table:table-cell>
          <table:table-cell office:value-type="float" office:value="99.82" calcext:value-type="float">
            <text:p>99.82</text:p>
          </table:table-cell>
        </table:table-row>
        <table:table-row table:style-name="ro1">
          <table:table-cell office:value-type="float" office:value="1199707" calcext:value-type="float">
            <text:p>1199707</text:p>
          </table:table-cell>
          <table:table-cell table:formula="of:=[.A77]/1000/(60*60*24)" office:value-type="time" office:time-value="PT00H19M59.707S" calcext:value-type="time">
            <text:p>00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81.71" calcext:value-type="float">
            <text:p>81.71</text:p>
          </table:table-cell>
          <table:table-cell office:value-type="float" office:value="101.14" calcext:value-type="float">
            <text:p>101.14</text:p>
          </table:table-cell>
        </table:table-row>
        <table:table-row table:style-name="ro1">
          <table:table-cell office:value-type="float" office:value="1215707" calcext:value-type="float">
            <text:p>1215707</text:p>
          </table:table-cell>
          <table:table-cell table:formula="of:=[.A78]/1000/(60*60*24)" office:value-type="time" office:time-value="PT00H20M15.707S" calcext:value-type="time">
            <text:p>00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82.79" calcext:value-type="float">
            <text:p>82.79</text:p>
          </table:table-cell>
          <table:table-cell office:value-type="float" office:value="102.46" calcext:value-type="float">
            <text:p>102.46</text:p>
          </table:table-cell>
        </table:table-row>
        <table:table-row table:style-name="ro1">
          <table:table-cell office:value-type="float" office:value="1231707" calcext:value-type="float">
            <text:p>1231707</text:p>
          </table:table-cell>
          <table:table-cell table:formula="of:=[.A79]/1000/(60*60*24)" office:value-type="time" office:time-value="PT00H20M31.707S" calcext:value-type="time">
            <text:p>00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83.87" calcext:value-type="float">
            <text:p>83.87</text:p>
          </table:table-cell>
          <table:table-cell office:value-type="float" office:value="103.78" calcext:value-type="float">
            <text:p>103.78</text:p>
          </table:table-cell>
        </table:table-row>
        <table:table-row table:style-name="ro1">
          <table:table-cell office:value-type="float" office:value="1247707" calcext:value-type="float">
            <text:p>1247707</text:p>
          </table:table-cell>
          <table:table-cell table:formula="of:=[.A80]/1000/(60*60*24)" office:value-type="time" office:time-value="PT00H20M47.707S" calcext:value-type="time">
            <text:p>00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84.95" calcext:value-type="float">
            <text:p>84.95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float" office:value="1263707" calcext:value-type="float">
            <text:p>1263707</text:p>
          </table:table-cell>
          <table:table-cell table:formula="of:=[.A81]/1000/(60*60*24)" office:value-type="time" office:time-value="PT00H21M03.707S" calcext:value-type="time">
            <text:p>00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86.02" calcext:value-type="float">
            <text:p>86.02</text:p>
          </table:table-cell>
          <table:table-cell office:value-type="float" office:value="106.42" calcext:value-type="float">
            <text:p>106.42</text:p>
          </table:table-cell>
        </table:table-row>
        <table:table-row table:style-name="ro1">
          <table:table-cell office:value-type="float" office:value="1279706" calcext:value-type="float">
            <text:p>1279706</text:p>
          </table:table-cell>
          <table:table-cell table:formula="of:=[.A82]/1000/(60*60*24)" office:value-type="time" office:time-value="PT00H21M19.706S" calcext:value-type="time">
            <text:p>00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87.1" calcext:value-type="float">
            <text:p>87.1</text:p>
          </table:table-cell>
          <table:table-cell office:value-type="float" office:value="107.74" calcext:value-type="float">
            <text:p>107.74</text:p>
          </table:table-cell>
        </table:table-row>
        <table:table-row table:style-name="ro1">
          <table:table-cell office:value-type="float" office:value="1295707" calcext:value-type="float">
            <text:p>1295707</text:p>
          </table:table-cell>
          <table:table-cell table:formula="of:=[.A83]/1000/(60*60*24)" office:value-type="time" office:time-value="PT00H21M35.707S" calcext:value-type="time">
            <text:p>00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88.18" calcext:value-type="float">
            <text:p>88.18</text:p>
          </table:table-cell>
          <table:table-cell office:value-type="float" office:value="109.06" calcext:value-type="float">
            <text:p>109.06</text:p>
          </table:table-cell>
        </table:table-row>
        <table:table-row table:style-name="ro1">
          <table:table-cell office:value-type="float" office:value="1311707" calcext:value-type="float">
            <text:p>1311707</text:p>
          </table:table-cell>
          <table:table-cell table:formula="of:=[.A84]/1000/(60*60*24)" office:value-type="time" office:time-value="PT00H21M51.707S" calcext:value-type="time">
            <text:p>00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89.26" calcext:value-type="float">
            <text:p>89.26</text:p>
          </table:table-cell>
          <table:table-cell office:value-type="float" office:value="110.38" calcext:value-type="float">
            <text:p>110.38</text:p>
          </table:table-cell>
        </table:table-row>
        <table:table-row table:style-name="ro1">
          <table:table-cell office:value-type="float" office:value="1327707" calcext:value-type="float">
            <text:p>1327707</text:p>
          </table:table-cell>
          <table:table-cell table:formula="of:=[.A85]/1000/(60*60*24)" office:value-type="time" office:time-value="PT00H22M07.707S" calcext:value-type="time">
            <text:p>00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0.33" calcext:value-type="float">
            <text:p>90.33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1343707" calcext:value-type="float">
            <text:p>1343707</text:p>
          </table:table-cell>
          <table:table-cell table:formula="of:=[.A86]/1000/(60*60*24)" office:value-type="time" office:time-value="PT00H22M23.707S" calcext:value-type="time">
            <text:p>00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1.41" calcext:value-type="float">
            <text:p>91.41</text:p>
          </table:table-cell>
          <table:table-cell office:value-type="float" office:value="113.02" calcext:value-type="float">
            <text:p>113.02</text:p>
          </table:table-cell>
        </table:table-row>
        <table:table-row table:style-name="ro1">
          <table:table-cell office:value-type="float" office:value="1359707" calcext:value-type="float">
            <text:p>1359707</text:p>
          </table:table-cell>
          <table:table-cell table:formula="of:=[.A87]/1000/(60*60*24)" office:value-type="time" office:time-value="PT00H22M39.707S" calcext:value-type="time">
            <text:p>00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92.49" calcext:value-type="float">
            <text:p>92.49</text:p>
          </table:table-cell>
          <table:table-cell office:value-type="float" office:value="114.33" calcext:value-type="float">
            <text:p>114.33</text:p>
          </table:table-cell>
        </table:table-row>
        <table:table-row table:style-name="ro1">
          <table:table-cell office:value-type="float" office:value="1375707" calcext:value-type="float">
            <text:p>1375707</text:p>
          </table:table-cell>
          <table:table-cell table:formula="of:=[.A88]/1000/(60*60*24)" office:value-type="time" office:time-value="PT00H22M55.707S" calcext:value-type="time">
            <text:p>00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93.57" calcext:value-type="float">
            <text:p>93.57</text:p>
          </table:table-cell>
          <table:table-cell office:value-type="float" office:value="115.65" calcext:value-type="float">
            <text:p>115.65</text:p>
          </table:table-cell>
        </table:table-row>
        <table:table-row table:style-name="ro1">
          <table:table-cell office:value-type="float" office:value="1391707" calcext:value-type="float">
            <text:p>1391707</text:p>
          </table:table-cell>
          <table:table-cell table:formula="of:=[.A89]/1000/(60*60*24)" office:value-type="time" office:time-value="PT00H23M11.707S" calcext:value-type="time">
            <text:p>00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94.64" calcext:value-type="float">
            <text:p>94.64</text:p>
          </table:table-cell>
          <table:table-cell office:value-type="float" office:value="116.97" calcext:value-type="float">
            <text:p>116.97</text:p>
          </table:table-cell>
        </table:table-row>
        <table:table-row table:style-name="ro1">
          <table:table-cell office:value-type="float" office:value="1407707" calcext:value-type="float">
            <text:p>1407707</text:p>
          </table:table-cell>
          <table:table-cell table:formula="of:=[.A90]/1000/(60*60*24)" office:value-type="time" office:time-value="PT00H23M27.707S" calcext:value-type="time">
            <text:p>00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95.72" calcext:value-type="float">
            <text:p>95.72</text:p>
          </table:table-cell>
          <table:table-cell office:value-type="float" office:value="118.29" calcext:value-type="float">
            <text:p>118.29</text:p>
          </table:table-cell>
        </table:table-row>
        <table:table-row table:style-name="ro1">
          <table:table-cell office:value-type="float" office:value="1423707" calcext:value-type="float">
            <text:p>1423707</text:p>
          </table:table-cell>
          <table:table-cell table:formula="of:=[.A91]/1000/(60*60*24)" office:value-type="time" office:time-value="PT00H23M43.707S" calcext:value-type="time">
            <text:p>00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96.8" calcext:value-type="float">
            <text:p>96.8</text:p>
          </table:table-cell>
          <table:table-cell office:value-type="float" office:value="119.6" calcext:value-type="float">
            <text:p>119.6</text:p>
          </table:table-cell>
        </table:table-row>
        <table:table-row table:style-name="ro1">
          <table:table-cell office:value-type="float" office:value="1439707" calcext:value-type="float">
            <text:p>1439707</text:p>
          </table:table-cell>
          <table:table-cell table:formula="of:=[.A92]/1000/(60*60*24)" office:value-type="time" office:time-value="PT00H23M59.707S" calcext:value-type="time">
            <text:p>00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97.87" calcext:value-type="float">
            <text:p>97.87</text:p>
          </table:table-cell>
          <table:table-cell office:value-type="float" office:value="120.92" calcext:value-type="float">
            <text:p>120.92</text:p>
          </table:table-cell>
        </table:table-row>
        <table:table-row table:style-name="ro1">
          <table:table-cell office:value-type="float" office:value="1455706" calcext:value-type="float">
            <text:p>1455706</text:p>
          </table:table-cell>
          <table:table-cell table:formula="of:=[.A93]/1000/(60*60*24)" office:value-type="time" office:time-value="PT00H24M15.706S" calcext:value-type="time">
            <text:p>00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98.95" calcext:value-type="float">
            <text:p>98.95</text:p>
          </table:table-cell>
          <table:table-cell office:value-type="float" office:value="122.23" calcext:value-type="float">
            <text:p>122.23</text:p>
          </table:table-cell>
        </table:table-row>
        <table:table-row table:style-name="ro1">
          <table:table-cell office:value-type="float" office:value="1471706" calcext:value-type="float">
            <text:p>1471706</text:p>
          </table:table-cell>
          <table:table-cell table:formula="of:=[.A94]/1000/(60*60*24)" office:value-type="time" office:time-value="PT00H24M31.706S" calcext:value-type="time">
            <text:p>00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0.03" calcext:value-type="float">
            <text:p>100.03</text:p>
          </table:table-cell>
          <table:table-cell office:value-type="float" office:value="123.55" calcext:value-type="float">
            <text:p>123.55</text:p>
          </table:table-cell>
        </table:table-row>
        <table:table-row table:style-name="ro1">
          <table:table-cell office:value-type="float" office:value="1487707" calcext:value-type="float">
            <text:p>1487707</text:p>
          </table:table-cell>
          <table:table-cell table:formula="of:=[.A95]/1000/(60*60*24)" office:value-type="time" office:time-value="PT00H24M47.707S" calcext:value-type="time">
            <text:p>00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01.1" calcext:value-type="float">
            <text:p>101.1</text:p>
          </table:table-cell>
          <table:table-cell office:value-type="float" office:value="124.86" calcext:value-type="float">
            <text:p>124.86</text:p>
          </table:table-cell>
        </table:table-row>
        <table:table-row table:style-name="ro1">
          <table:table-cell office:value-type="float" office:value="1503707" calcext:value-type="float">
            <text:p>1503707</text:p>
          </table:table-cell>
          <table:table-cell table:formula="of:=[.A96]/1000/(60*60*24)" office:value-type="time" office:time-value="PT00H25M03.707S" calcext:value-type="time">
            <text:p>00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2.18" calcext:value-type="float">
            <text:p>102.18</text:p>
          </table:table-cell>
          <table:table-cell office:value-type="float" office:value="126.18" calcext:value-type="float">
            <text:p>126.18</text:p>
          </table:table-cell>
        </table:table-row>
        <table:table-row table:style-name="ro1">
          <table:table-cell office:value-type="float" office:value="1519707" calcext:value-type="float">
            <text:p>1519707</text:p>
          </table:table-cell>
          <table:table-cell table:formula="of:=[.A97]/1000/(60*60*24)" office:value-type="time" office:time-value="PT00H25M19.707S" calcext:value-type="time">
            <text:p>00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3.25" calcext:value-type="float">
            <text:p>103.25</text:p>
          </table:table-cell>
          <table:table-cell office:value-type="float" office:value="127.49" calcext:value-type="float">
            <text:p>127.49</text:p>
          </table:table-cell>
        </table:table-row>
        <table:table-row table:style-name="ro1">
          <table:table-cell office:value-type="float" office:value="1535707" calcext:value-type="float">
            <text:p>1535707</text:p>
          </table:table-cell>
          <table:table-cell table:formula="of:=[.A98]/1000/(60*60*24)" office:value-type="time" office:time-value="PT00H25M35.707S" calcext:value-type="time">
            <text:p>00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4.33" calcext:value-type="float">
            <text:p>104.33</text:p>
          </table:table-cell>
          <table:table-cell office:value-type="float" office:value="128.8" calcext:value-type="float">
            <text:p>128.8</text:p>
          </table:table-cell>
        </table:table-row>
        <table:table-row table:style-name="ro1">
          <table:table-cell office:value-type="float" office:value="1551707" calcext:value-type="float">
            <text:p>1551707</text:p>
          </table:table-cell>
          <table:table-cell table:formula="of:=[.A99]/1000/(60*60*24)" office:value-type="time" office:time-value="PT00H25M51.707S" calcext:value-type="time">
            <text:p>00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5.41" calcext:value-type="float">
            <text:p>105.41</text:p>
          </table:table-cell>
          <table:table-cell office:value-type="float" office:value="130.12" calcext:value-type="float">
            <text:p>130.12</text:p>
          </table:table-cell>
        </table:table-row>
        <table:table-row table:style-name="ro1">
          <table:table-cell office:value-type="float" office:value="1567707" calcext:value-type="float">
            <text:p>1567707</text:p>
          </table:table-cell>
          <table:table-cell table:formula="of:=[.A100]/1000/(60*60*24)" office:value-type="time" office:time-value="PT00H26M07.707S" calcext:value-type="time">
            <text:p>00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6.48" calcext:value-type="float">
            <text:p>106.48</text:p>
          </table:table-cell>
          <table:table-cell office:value-type="float" office:value="131.43" calcext:value-type="float">
            <text:p>131.43</text:p>
          </table:table-cell>
        </table:table-row>
        <table:table-row table:style-name="ro1">
          <table:table-cell office:value-type="float" office:value="1583707" calcext:value-type="float">
            <text:p>1583707</text:p>
          </table:table-cell>
          <table:table-cell table:formula="of:=[.A101]/1000/(60*60*24)" office:value-type="time" office:time-value="PT00H26M23.707S" calcext:value-type="time">
            <text:p>00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7.56" calcext:value-type="float">
            <text:p>107.56</text:p>
          </table:table-cell>
          <table:table-cell office:value-type="float" office:value="132.74" calcext:value-type="float">
            <text:p>132.74</text:p>
          </table:table-cell>
        </table:table-row>
        <table:table-row table:style-name="ro1">
          <table:table-cell office:value-type="float" office:value="1599707" calcext:value-type="float">
            <text:p>1599707</text:p>
          </table:table-cell>
          <table:table-cell table:formula="of:=[.A102]/1000/(60*60*24)" office:value-type="time" office:time-value="PT00H26M39.707S" calcext:value-type="time">
            <text:p>00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8.63" calcext:value-type="float">
            <text:p>108.63</text:p>
          </table:table-cell>
          <table:table-cell office:value-type="float" office:value="134.06" calcext:value-type="float">
            <text:p>134.06</text:p>
          </table:table-cell>
        </table:table-row>
        <table:table-row table:style-name="ro1">
          <table:table-cell office:value-type="float" office:value="1615707" calcext:value-type="float">
            <text:p>1615707</text:p>
          </table:table-cell>
          <table:table-cell table:formula="of:=[.A103]/1000/(60*60*24)" office:value-type="time" office:time-value="PT00H26M55.707S" calcext:value-type="time">
            <text:p>00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09.71" calcext:value-type="float">
            <text:p>109.71</text:p>
          </table:table-cell>
          <table:table-cell office:value-type="float" office:value="135.37" calcext:value-type="float">
            <text:p>135.37</text:p>
          </table:table-cell>
        </table:table-row>
        <table:table-row table:style-name="ro1">
          <table:table-cell office:value-type="float" office:value="1631707" calcext:value-type="float">
            <text:p>1631707</text:p>
          </table:table-cell>
          <table:table-cell table:formula="of:=[.A104]/1000/(60*60*24)" office:value-type="time" office:time-value="PT00H27M11.707S" calcext:value-type="time">
            <text:p>00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0.78" calcext:value-type="float">
            <text:p>110.78</text:p>
          </table:table-cell>
          <table:table-cell office:value-type="float" office:value="136.68" calcext:value-type="float">
            <text:p>136.68</text:p>
          </table:table-cell>
        </table:table-row>
        <table:table-row table:style-name="ro1">
          <table:table-cell office:value-type="float" office:value="1647707" calcext:value-type="float">
            <text:p>1647707</text:p>
          </table:table-cell>
          <table:table-cell table:formula="of:=[.A105]/1000/(60*60*24)" office:value-type="time" office:time-value="PT00H27M27.707S" calcext:value-type="time">
            <text:p>00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1.86" calcext:value-type="float">
            <text:p>111.86</text:p>
          </table:table-cell>
          <table:table-cell office:value-type="float" office:value="137.99" calcext:value-type="float">
            <text:p>137.99</text:p>
          </table:table-cell>
        </table:table-row>
        <table:table-row table:style-name="ro1">
          <table:table-cell office:value-type="float" office:value="1663706" calcext:value-type="float">
            <text:p>1663706</text:p>
          </table:table-cell>
          <table:table-cell table:formula="of:=[.A106]/1000/(60*60*24)" office:value-type="time" office:time-value="PT00H27M43.706S" calcext:value-type="time">
            <text:p>00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2.93" calcext:value-type="float">
            <text:p>112.93</text:p>
          </table:table-cell>
          <table:table-cell office:value-type="float" office:value="139.3" calcext:value-type="float">
            <text:p>139.3</text:p>
          </table:table-cell>
        </table:table-row>
        <table:table-row table:style-name="ro1">
          <table:table-cell office:value-type="float" office:value="1679707" calcext:value-type="float">
            <text:p>1679707</text:p>
          </table:table-cell>
          <table:table-cell table:formula="of:=[.A107]/1000/(60*60*24)" office:value-type="time" office:time-value="PT00H27M59.707S" calcext:value-type="time">
            <text:p>00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4.01" calcext:value-type="float">
            <text:p>114.01</text:p>
          </table:table-cell>
          <table:table-cell office:value-type="float" office:value="140.62" calcext:value-type="float">
            <text:p>140.62</text:p>
          </table:table-cell>
        </table:table-row>
        <table:table-row table:style-name="ro1">
          <table:table-cell office:value-type="float" office:value="1695707" calcext:value-type="float">
            <text:p>1695707</text:p>
          </table:table-cell>
          <table:table-cell table:formula="of:=[.A108]/1000/(60*60*24)" office:value-type="time" office:time-value="PT00H28M15.707S" calcext:value-type="time">
            <text:p>00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5.08" calcext:value-type="float">
            <text:p>115.08</text:p>
          </table:table-cell>
          <table:table-cell office:value-type="float" office:value="141.93" calcext:value-type="float">
            <text:p>141.93</text:p>
          </table:table-cell>
        </table:table-row>
        <table:table-row table:style-name="ro1">
          <table:table-cell office:value-type="float" office:value="1711707" calcext:value-type="float">
            <text:p>1711707</text:p>
          </table:table-cell>
          <table:table-cell table:formula="of:=[.A109]/1000/(60*60*24)" office:value-type="time" office:time-value="PT00H28M31.707S" calcext:value-type="time">
            <text:p>00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6.16" calcext:value-type="float">
            <text:p>116.16</text:p>
          </table:table-cell>
          <table:table-cell office:value-type="float" office:value="143.24" calcext:value-type="float">
            <text:p>143.24</text:p>
          </table:table-cell>
        </table:table-row>
        <table:table-row table:style-name="ro1">
          <table:table-cell office:value-type="float" office:value="1727707" calcext:value-type="float">
            <text:p>1727707</text:p>
          </table:table-cell>
          <table:table-cell table:formula="of:=[.A110]/1000/(60*60*24)" office:value-type="time" office:time-value="PT00H28M47.707S" calcext:value-type="time">
            <text:p>00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7.23" calcext:value-type="float">
            <text:p>117.23</text:p>
          </table:table-cell>
          <table:table-cell office:value-type="float" office:value="144.55" calcext:value-type="float">
            <text:p>144.55</text:p>
          </table:table-cell>
        </table:table-row>
        <table:table-row table:style-name="ro1">
          <table:table-cell office:value-type="float" office:value="1743707" calcext:value-type="float">
            <text:p>1743707</text:p>
          </table:table-cell>
          <table:table-cell table:formula="of:=[.A111]/1000/(60*60*24)" office:value-type="time" office:time-value="PT00H29M03.707S" calcext:value-type="time">
            <text:p>00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8.31" calcext:value-type="float">
            <text:p>118.31</text:p>
          </table:table-cell>
          <table:table-cell office:value-type="float" office:value="145.86" calcext:value-type="float">
            <text:p>145.86</text:p>
          </table:table-cell>
        </table:table-row>
        <table:table-row table:style-name="ro1">
          <table:table-cell office:value-type="float" office:value="1759707" calcext:value-type="float">
            <text:p>1759707</text:p>
          </table:table-cell>
          <table:table-cell table:formula="of:=[.A112]/1000/(60*60*24)" office:value-type="time" office:time-value="PT00H29M19.707S" calcext:value-type="time">
            <text:p>00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9.38" calcext:value-type="float">
            <text:p>119.38</text:p>
          </table:table-cell>
          <table:table-cell office:value-type="float" office:value="147.17" calcext:value-type="float">
            <text:p>147.17</text:p>
          </table:table-cell>
        </table:table-row>
        <table:table-row table:style-name="ro1">
          <table:table-cell office:value-type="float" office:value="1775707" calcext:value-type="float">
            <text:p>1775707</text:p>
          </table:table-cell>
          <table:table-cell table:formula="of:=[.A113]/1000/(60*60*24)" office:value-type="time" office:time-value="PT00H29M35.707S" calcext:value-type="time">
            <text:p>00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0.46" calcext:value-type="float">
            <text:p>120.46</text:p>
          </table:table-cell>
          <table:table-cell office:value-type="float" office:value="148.48" calcext:value-type="float">
            <text:p>148.48</text:p>
          </table:table-cell>
        </table:table-row>
        <table:table-row table:style-name="ro1">
          <table:table-cell office:value-type="float" office:value="1791707" calcext:value-type="float">
            <text:p>1791707</text:p>
          </table:table-cell>
          <table:table-cell table:formula="of:=[.A114]/1000/(60*60*24)" office:value-type="time" office:time-value="PT00H29M51.707S" calcext:value-type="time">
            <text:p>00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1.53" calcext:value-type="float">
            <text:p>121.53</text:p>
          </table:table-cell>
          <table:table-cell office:value-type="float" office:value="149.8" calcext:value-type="float">
            <text:p>149.8</text:p>
          </table:table-cell>
        </table:table-row>
        <table:table-row table:style-name="ro1">
          <table:table-cell office:value-type="float" office:value="1807707" calcext:value-type="float">
            <text:p>1807707</text:p>
          </table:table-cell>
          <table:table-cell table:formula="of:=[.A115]/1000/(60*60*24)" office:value-type="time" office:time-value="PT00H30M07.707S" calcext:value-type="time">
            <text:p>00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2.61" calcext:value-type="float">
            <text:p>122.61</text:p>
          </table:table-cell>
          <table:table-cell office:value-type="float" office:value="151.11" calcext:value-type="float">
            <text:p>151.11</text:p>
          </table:table-cell>
        </table:table-row>
        <table:table-row table:style-name="ro1">
          <table:table-cell office:value-type="float" office:value="1823707" calcext:value-type="float">
            <text:p>1823707</text:p>
          </table:table-cell>
          <table:table-cell table:formula="of:=[.A116]/1000/(60*60*24)" office:value-type="time" office:time-value="PT00H30M23.707S" calcext:value-type="time">
            <text:p>00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3.68" calcext:value-type="float">
            <text:p>123.68</text:p>
          </table:table-cell>
          <table:table-cell office:value-type="float" office:value="152.42" calcext:value-type="float">
            <text:p>152.42</text:p>
          </table:table-cell>
        </table:table-row>
        <table:table-row table:style-name="ro1">
          <table:table-cell office:value-type="float" office:value="1839707" calcext:value-type="float">
            <text:p>1839707</text:p>
          </table:table-cell>
          <table:table-cell table:formula="of:=[.A117]/1000/(60*60*24)" office:value-type="time" office:time-value="PT00H30M39.707S" calcext:value-type="time">
            <text:p>00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4.76" calcext:value-type="float">
            <text:p>124.76</text:p>
          </table:table-cell>
          <table:table-cell office:value-type="float" office:value="153.73" calcext:value-type="float">
            <text:p>153.73</text:p>
          </table:table-cell>
        </table:table-row>
        <table:table-row table:style-name="ro1">
          <table:table-cell office:value-type="float" office:value="1855707" calcext:value-type="float">
            <text:p>1855707</text:p>
          </table:table-cell>
          <table:table-cell table:formula="of:=[.A118]/1000/(60*60*24)" office:value-type="time" office:time-value="PT00H30M55.707S" calcext:value-type="time">
            <text:p>00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5.83" calcext:value-type="float">
            <text:p>125.83</text:p>
          </table:table-cell>
          <table:table-cell office:value-type="float" office:value="155.04" calcext:value-type="float">
            <text:p>155.04</text:p>
          </table:table-cell>
        </table:table-row>
        <table:table-row table:style-name="ro1">
          <table:table-cell office:value-type="float" office:value="1871707" calcext:value-type="float">
            <text:p>1871707</text:p>
          </table:table-cell>
          <table:table-cell table:formula="of:=[.A119]/1000/(60*60*24)" office:value-type="time" office:time-value="PT00H31M11.707S" calcext:value-type="time">
            <text:p>00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6.9" calcext:value-type="float">
            <text:p>126.9</text:p>
          </table:table-cell>
          <table:table-cell office:value-type="float" office:value="156.35" calcext:value-type="float">
            <text:p>156.35</text:p>
          </table:table-cell>
        </table:table-row>
        <table:table-row table:style-name="ro1">
          <table:table-cell office:value-type="float" office:value="1887707" calcext:value-type="float">
            <text:p>1887707</text:p>
          </table:table-cell>
          <table:table-cell table:formula="of:=[.A120]/1000/(60*60*24)" office:value-type="time" office:time-value="PT00H31M27.707S" calcext:value-type="time">
            <text:p>00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7.98" calcext:value-type="float">
            <text:p>127.98</text:p>
          </table:table-cell>
          <table:table-cell office:value-type="float" office:value="157.66" calcext:value-type="float">
            <text:p>157.66</text:p>
          </table:table-cell>
        </table:table-row>
        <table:table-row table:style-name="ro1">
          <table:table-cell office:value-type="float" office:value="1903707" calcext:value-type="float">
            <text:p>1903707</text:p>
          </table:table-cell>
          <table:table-cell table:formula="of:=[.A121]/1000/(60*60*24)" office:value-type="time" office:time-value="PT00H31M43.707S" calcext:value-type="time">
            <text:p>00:3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29.05" calcext:value-type="float">
            <text:p>129.05</text:p>
          </table:table-cell>
          <table:table-cell office:value-type="float" office:value="158.97" calcext:value-type="float">
            <text:p>158.97</text:p>
          </table:table-cell>
        </table:table-row>
        <table:table-row table:style-name="ro1">
          <table:table-cell office:value-type="float" office:value="1919707" calcext:value-type="float">
            <text:p>1919707</text:p>
          </table:table-cell>
          <table:table-cell table:formula="of:=[.A122]/1000/(60*60*24)" office:value-type="time" office:time-value="PT00H31M59.707S" calcext:value-type="time">
            <text:p>00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30.13" calcext:value-type="float">
            <text:p>130.13</text:p>
          </table:table-cell>
          <table:table-cell office:value-type="float" office:value="160.27" calcext:value-type="float">
            <text:p>160.27</text:p>
          </table:table-cell>
        </table:table-row>
        <table:table-row table:style-name="ro1">
          <table:table-cell office:value-type="float" office:value="1935707" calcext:value-type="float">
            <text:p>1935707</text:p>
          </table:table-cell>
          <table:table-cell table:formula="of:=[.A123]/1000/(60*60*24)" office:value-type="time" office:time-value="PT00H32M15.707S" calcext:value-type="time">
            <text:p>00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31.2" calcext:value-type="float">
            <text:p>131.2</text:p>
          </table:table-cell>
          <table:table-cell office:value-type="float" office:value="161.58" calcext:value-type="float">
            <text:p>161.58</text:p>
          </table:table-cell>
        </table:table-row>
        <table:table-row table:style-name="ro1">
          <table:table-cell office:value-type="float" office:value="1951706" calcext:value-type="float">
            <text:p>1951706</text:p>
          </table:table-cell>
          <table:table-cell table:formula="of:=[.A124]/1000/(60*60*24)" office:value-type="time" office:time-value="PT00H32M31.706S" calcext:value-type="time">
            <text:p>00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32.27" calcext:value-type="float">
            <text:p>132.27</text:p>
          </table:table-cell>
          <table:table-cell office:value-type="float" office:value="162.89" calcext:value-type="float">
            <text:p>162.89</text:p>
          </table:table-cell>
        </table:table-row>
        <table:table-row table:style-name="ro1">
          <table:table-cell office:value-type="float" office:value="1967707" calcext:value-type="float">
            <text:p>1967707</text:p>
          </table:table-cell>
          <table:table-cell table:formula="of:=[.A125]/1000/(60*60*24)" office:value-type="time" office:time-value="PT00H32M47.707S" calcext:value-type="time">
            <text:p>00:3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33.35" calcext:value-type="float">
            <text:p>133.35</text:p>
          </table:table-cell>
          <table:table-cell office:value-type="float" office:value="164.2" calcext:value-type="float">
            <text:p>164.2</text:p>
          </table:table-cell>
        </table:table-row>
        <table:table-row table:style-name="ro1">
          <table:table-cell office:value-type="float" office:value="1983707" calcext:value-type="float">
            <text:p>1983707</text:p>
          </table:table-cell>
          <table:table-cell table:formula="of:=[.A126]/1000/(60*60*24)" office:value-type="time" office:time-value="PT00H33M03.707S" calcext:value-type="time">
            <text:p>00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34.42" calcext:value-type="float">
            <text:p>134.42</text:p>
          </table:table-cell>
          <table:table-cell office:value-type="float" office:value="165.51" calcext:value-type="float">
            <text:p>165.51</text:p>
          </table:table-cell>
        </table:table-row>
        <table:table-row table:style-name="ro1">
          <table:table-cell office:value-type="float" office:value="1999706" calcext:value-type="float">
            <text:p>1999706</text:p>
          </table:table-cell>
          <table:table-cell table:formula="of:=[.A127]/1000/(60*60*24)" office:value-type="time" office:time-value="PT00H33M19.706S" calcext:value-type="time">
            <text:p>00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35.5" calcext:value-type="float">
            <text:p>135.5</text:p>
          </table:table-cell>
          <table:table-cell office:value-type="float" office:value="166.82" calcext:value-type="float">
            <text:p>166.82</text:p>
          </table:table-cell>
        </table:table-row>
        <table:table-row table:style-name="ro1">
          <table:table-cell office:value-type="float" office:value="2015707" calcext:value-type="float">
            <text:p>2015707</text:p>
          </table:table-cell>
          <table:table-cell table:formula="of:=[.A128]/1000/(60*60*24)" office:value-type="time" office:time-value="PT00H33M35.707S" calcext:value-type="time">
            <text:p>00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36.57" calcext:value-type="float">
            <text:p>136.57</text:p>
          </table:table-cell>
          <table:table-cell office:value-type="float" office:value="168.13" calcext:value-type="float">
            <text:p>168.13</text:p>
          </table:table-cell>
        </table:table-row>
        <table:table-row table:style-name="ro1">
          <table:table-cell office:value-type="float" office:value="2031707" calcext:value-type="float">
            <text:p>2031707</text:p>
          </table:table-cell>
          <table:table-cell table:formula="of:=[.A129]/1000/(60*60*24)" office:value-type="time" office:time-value="PT00H33M51.707S" calcext:value-type="time">
            <text:p>00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37.64" calcext:value-type="float">
            <text:p>137.64</text:p>
          </table:table-cell>
          <table:table-cell office:value-type="float" office:value="169.44" calcext:value-type="float">
            <text:p>169.44</text:p>
          </table:table-cell>
        </table:table-row>
        <table:table-row table:style-name="ro1">
          <table:table-cell office:value-type="float" office:value="2047707" calcext:value-type="float">
            <text:p>2047707</text:p>
          </table:table-cell>
          <table:table-cell table:formula="of:=[.A130]/1000/(60*60*24)" office:value-type="time" office:time-value="PT00H34M07.707S" calcext:value-type="time">
            <text:p>00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38.72" calcext:value-type="float">
            <text:p>138.72</text:p>
          </table:table-cell>
          <table:table-cell office:value-type="float" office:value="170.74" calcext:value-type="float">
            <text:p>170.74</text:p>
          </table:table-cell>
        </table:table-row>
        <table:table-row table:style-name="ro1">
          <table:table-cell office:value-type="float" office:value="2063707" calcext:value-type="float">
            <text:p>2063707</text:p>
          </table:table-cell>
          <table:table-cell table:formula="of:=[.A131]/1000/(60*60*24)" office:value-type="time" office:time-value="PT00H34M23.707S" calcext:value-type="time">
            <text:p>00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39.79" calcext:value-type="float">
            <text:p>139.79</text:p>
          </table:table-cell>
          <table:table-cell office:value-type="float" office:value="172.05" calcext:value-type="float">
            <text:p>172.05</text:p>
          </table:table-cell>
        </table:table-row>
        <table:table-row table:style-name="ro1">
          <table:table-cell office:value-type="float" office:value="2079707" calcext:value-type="float">
            <text:p>2079707</text:p>
          </table:table-cell>
          <table:table-cell table:formula="of:=[.A132]/1000/(60*60*24)" office:value-type="time" office:time-value="PT00H34M39.707S" calcext:value-type="time">
            <text:p>00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0.86" calcext:value-type="float">
            <text:p>140.86</text:p>
          </table:table-cell>
          <table:table-cell office:value-type="float" office:value="173.36" calcext:value-type="float">
            <text:p>173.36</text:p>
          </table:table-cell>
        </table:table-row>
        <table:table-row table:style-name="ro1">
          <table:table-cell office:value-type="float" office:value="2095707" calcext:value-type="float">
            <text:p>2095707</text:p>
          </table:table-cell>
          <table:table-cell table:formula="of:=[.A133]/1000/(60*60*24)" office:value-type="time" office:time-value="PT00H34M55.707S" calcext:value-type="time">
            <text:p>00:3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1.94" calcext:value-type="float">
            <text:p>141.94</text:p>
          </table:table-cell>
          <table:table-cell office:value-type="float" office:value="174.66" calcext:value-type="float">
            <text:p>174.66</text:p>
          </table:table-cell>
        </table:table-row>
        <table:table-row table:style-name="ro1">
          <table:table-cell office:value-type="float" office:value="2111707" calcext:value-type="float">
            <text:p>2111707</text:p>
          </table:table-cell>
          <table:table-cell table:formula="of:=[.A134]/1000/(60*60*24)" office:value-type="time" office:time-value="PT00H35M11.707S" calcext:value-type="time">
            <text:p>00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3.01" calcext:value-type="float">
            <text:p>143.01</text:p>
          </table:table-cell>
          <table:table-cell office:value-type="float" office:value="175.97" calcext:value-type="float">
            <text:p>175.97</text:p>
          </table:table-cell>
        </table:table-row>
        <table:table-row table:style-name="ro1">
          <table:table-cell office:value-type="float" office:value="2127707" calcext:value-type="float">
            <text:p>2127707</text:p>
          </table:table-cell>
          <table:table-cell table:formula="of:=[.A135]/1000/(60*60*24)" office:value-type="time" office:time-value="PT00H35M27.707S" calcext:value-type="time">
            <text:p>00:3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4.08" calcext:value-type="float">
            <text:p>144.08</text:p>
          </table:table-cell>
          <table:table-cell office:value-type="float" office:value="177.28" calcext:value-type="float">
            <text:p>177.28</text:p>
          </table:table-cell>
        </table:table-row>
        <table:table-row table:style-name="ro1">
          <table:table-cell office:value-type="float" office:value="2143707" calcext:value-type="float">
            <text:p>2143707</text:p>
          </table:table-cell>
          <table:table-cell table:formula="of:=[.A136]/1000/(60*60*24)" office:value-type="time" office:time-value="PT00H35M43.707S" calcext:value-type="time">
            <text:p>00:3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45.16" calcext:value-type="float">
            <text:p>145.16</text:p>
          </table:table-cell>
          <table:table-cell office:value-type="float" office:value="178.59" calcext:value-type="float">
            <text:p>178.59</text:p>
          </table:table-cell>
        </table:table-row>
        <table:table-row table:style-name="ro1">
          <table:table-cell office:value-type="float" office:value="2159707" calcext:value-type="float">
            <text:p>2159707</text:p>
          </table:table-cell>
          <table:table-cell table:formula="of:=[.A137]/1000/(60*60*24)" office:value-type="time" office:time-value="PT00H35M59.707S" calcext:value-type="time">
            <text:p>00:3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6" calcext:value-type="float">
            <text:p>294.66</text:p>
          </table:table-cell>
          <table:table-cell office:value-type="float" office:value="146.23" calcext:value-type="float">
            <text:p>146.23</text:p>
          </table:table-cell>
          <table:table-cell office:value-type="float" office:value="179.89" calcext:value-type="float">
            <text:p>179.89</text:p>
          </table:table-cell>
        </table:table-row>
        <table:table-row table:style-name="ro1">
          <table:table-cell office:value-type="float" office:value="2175707" calcext:value-type="float">
            <text:p>2175707</text:p>
          </table:table-cell>
          <table:table-cell table:formula="of:=[.A138]/1000/(60*60*24)" office:value-type="time" office:time-value="PT00H36M15.707S" calcext:value-type="time">
            <text:p>00:3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7.3" calcext:value-type="float">
            <text:p>147.3</text:p>
          </table:table-cell>
          <table:table-cell office:value-type="float" office:value="181.2" calcext:value-type="float">
            <text:p>181.2</text:p>
          </table:table-cell>
        </table:table-row>
        <table:table-row table:style-name="ro1">
          <table:table-cell office:value-type="float" office:value="2191707" calcext:value-type="float">
            <text:p>2191707</text:p>
          </table:table-cell>
          <table:table-cell table:formula="of:=[.A139]/1000/(60*60*24)" office:value-type="time" office:time-value="PT00H36M31.707S" calcext:value-type="time">
            <text:p>00:3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8.38" calcext:value-type="float">
            <text:p>148.38</text:p>
          </table:table-cell>
          <table:table-cell office:value-type="float" office:value="182.51" calcext:value-type="float">
            <text:p>182.51</text:p>
          </table:table-cell>
        </table:table-row>
        <table:table-row table:style-name="ro1">
          <table:table-cell office:value-type="float" office:value="2207707" calcext:value-type="float">
            <text:p>2207707</text:p>
          </table:table-cell>
          <table:table-cell table:formula="of:=[.A140]/1000/(60*60*24)" office:value-type="time" office:time-value="PT00H36M47.707S" calcext:value-type="time">
            <text:p>00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49.45" calcext:value-type="float">
            <text:p>149.45</text:p>
          </table:table-cell>
          <table:table-cell office:value-type="float" office:value="183.81" calcext:value-type="float">
            <text:p>183.81</text:p>
          </table:table-cell>
        </table:table-row>
        <table:table-row table:style-name="ro1">
          <table:table-cell office:value-type="float" office:value="2223707" calcext:value-type="float">
            <text:p>2223707</text:p>
          </table:table-cell>
          <table:table-cell table:formula="of:=[.A141]/1000/(60*60*24)" office:value-type="time" office:time-value="PT00H37M03.707S" calcext:value-type="time">
            <text:p>00:3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50.52" calcext:value-type="float">
            <text:p>150.52</text:p>
          </table:table-cell>
          <table:table-cell office:value-type="float" office:value="185.12" calcext:value-type="float">
            <text:p>185.12</text:p>
          </table:table-cell>
        </table:table-row>
        <table:table-row table:style-name="ro1">
          <table:table-cell office:value-type="float" office:value="2239707" calcext:value-type="float">
            <text:p>2239707</text:p>
          </table:table-cell>
          <table:table-cell table:formula="of:=[.A142]/1000/(60*60*24)" office:value-type="time" office:time-value="PT00H37M19.707S" calcext:value-type="time">
            <text:p>00:3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51.6" calcext:value-type="float">
            <text:p>151.6</text:p>
          </table:table-cell>
          <table:table-cell office:value-type="float" office:value="186.42" calcext:value-type="float">
            <text:p>186.42</text:p>
          </table:table-cell>
        </table:table-row>
        <table:table-row table:style-name="ro1">
          <table:table-cell office:value-type="float" office:value="2255707" calcext:value-type="float">
            <text:p>2255707</text:p>
          </table:table-cell>
          <table:table-cell table:formula="of:=[.A143]/1000/(60*60*24)" office:value-type="time" office:time-value="PT00H37M35.707S" calcext:value-type="time">
            <text:p>00:3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52.67" calcext:value-type="float">
            <text:p>152.67</text:p>
          </table:table-cell>
          <table:table-cell office:value-type="float" office:value="187.73" calcext:value-type="float">
            <text:p>187.73</text:p>
          </table:table-cell>
        </table:table-row>
        <table:table-row table:style-name="ro1">
          <table:table-cell office:value-type="float" office:value="2271707" calcext:value-type="float">
            <text:p>2271707</text:p>
          </table:table-cell>
          <table:table-cell table:formula="of:=[.A144]/1000/(60*60*24)" office:value-type="time" office:time-value="PT00H37M51.707S" calcext:value-type="time">
            <text:p>00:3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53.74" calcext:value-type="float">
            <text:p>153.74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2287707" calcext:value-type="float">
            <text:p>2287707</text:p>
          </table:table-cell>
          <table:table-cell table:formula="of:=[.A145]/1000/(60*60*24)" office:value-type="time" office:time-value="PT00H38M07.707S" calcext:value-type="time">
            <text:p>00:3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90.34" calcext:value-type="float">
            <text:p>190.34</text:p>
          </table:table-cell>
        </table:table-row>
        <table:table-row table:style-name="ro1">
          <table:table-cell office:value-type="float" office:value="2303707" calcext:value-type="float">
            <text:p>2303707</text:p>
          </table:table-cell>
          <table:table-cell table:formula="of:=[.A146]/1000/(60*60*24)" office:value-type="time" office:time-value="PT00H38M23.707S" calcext:value-type="time">
            <text:p>00:3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55.89" calcext:value-type="float">
            <text:p>155.89</text:p>
          </table:table-cell>
          <table:table-cell office:value-type="float" office:value="191.65" calcext:value-type="float">
            <text:p>191.65</text:p>
          </table:table-cell>
        </table:table-row>
        <table:table-row table:style-name="ro1">
          <table:table-cell office:value-type="float" office:value="2319707" calcext:value-type="float">
            <text:p>2319707</text:p>
          </table:table-cell>
          <table:table-cell table:formula="of:=[.A147]/1000/(60*60*24)" office:value-type="time" office:time-value="PT00H38M39.707S" calcext:value-type="time">
            <text:p>00:3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6.96" calcext:value-type="float">
            <text:p>156.96</text:p>
          </table:table-cell>
          <table:table-cell office:value-type="float" office:value="192.95" calcext:value-type="float">
            <text:p>192.95</text:p>
          </table:table-cell>
        </table:table-row>
        <table:table-row table:style-name="ro1">
          <table:table-cell office:value-type="float" office:value="2335707" calcext:value-type="float">
            <text:p>2335707</text:p>
          </table:table-cell>
          <table:table-cell table:formula="of:=[.A148]/1000/(60*60*24)" office:value-type="time" office:time-value="PT00H38M55.707S" calcext:value-type="time">
            <text:p>00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158.03" calcext:value-type="float">
            <text:p>158.03</text:p>
          </table:table-cell>
          <table:table-cell office:value-type="float" office:value="194.26" calcext:value-type="float">
            <text:p>194.26</text:p>
          </table:table-cell>
        </table:table-row>
        <table:table-row table:style-name="ro1">
          <table:table-cell office:value-type="float" office:value="2351707" calcext:value-type="float">
            <text:p>2351707</text:p>
          </table:table-cell>
          <table:table-cell table:formula="of:=[.A149]/1000/(60*60*24)" office:value-type="time" office:time-value="PT00H39M11.707S" calcext:value-type="time">
            <text:p>00:3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59.11" calcext:value-type="float">
            <text:p>159.11</text:p>
          </table:table-cell>
          <table:table-cell office:value-type="float" office:value="195.56" calcext:value-type="float">
            <text:p>195.56</text:p>
          </table:table-cell>
        </table:table-row>
        <table:table-row table:style-name="ro1">
          <table:table-cell office:value-type="float" office:value="2367707" calcext:value-type="float">
            <text:p>2367707</text:p>
          </table:table-cell>
          <table:table-cell table:formula="of:=[.A150]/1000/(60*60*24)" office:value-type="time" office:time-value="PT00H39M27.707S" calcext:value-type="time">
            <text:p>00:3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0.18" calcext:value-type="float">
            <text:p>160.18</text:p>
          </table:table-cell>
          <table:table-cell office:value-type="float" office:value="196.87" calcext:value-type="float">
            <text:p>196.87</text:p>
          </table:table-cell>
        </table:table-row>
        <table:table-row table:style-name="ro1">
          <table:table-cell office:value-type="float" office:value="2383707" calcext:value-type="float">
            <text:p>2383707</text:p>
          </table:table-cell>
          <table:table-cell table:formula="of:=[.A151]/1000/(60*60*24)" office:value-type="time" office:time-value="PT00H39M43.707S" calcext:value-type="time">
            <text:p>00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61.25" calcext:value-type="float">
            <text:p>161.25</text:p>
          </table:table-cell>
          <table:table-cell office:value-type="float" office:value="198.17" calcext:value-type="float">
            <text:p>198.17</text:p>
          </table:table-cell>
        </table:table-row>
        <table:table-row table:style-name="ro1">
          <table:table-cell office:value-type="float" office:value="2399707" calcext:value-type="float">
            <text:p>2399707</text:p>
          </table:table-cell>
          <table:table-cell table:formula="of:=[.A152]/1000/(60*60*24)" office:value-type="time" office:time-value="PT00H39M59.707S" calcext:value-type="time">
            <text:p>00:4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62.32" calcext:value-type="float">
            <text:p>162.32</text:p>
          </table:table-cell>
          <table:table-cell office:value-type="float" office:value="199.48" calcext:value-type="float">
            <text:p>199.48</text:p>
          </table:table-cell>
        </table:table-row>
        <table:table-row table:style-name="ro1">
          <table:table-cell office:value-type="float" office:value="2415707" calcext:value-type="float">
            <text:p>2415707</text:p>
          </table:table-cell>
          <table:table-cell table:formula="of:=[.A153]/1000/(60*60*24)" office:value-type="time" office:time-value="PT00H40M15.707S" calcext:value-type="time">
            <text:p>00:4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3.4" calcext:value-type="float">
            <text:p>163.4</text:p>
          </table:table-cell>
          <table:table-cell office:value-type="float" office:value="200.78" calcext:value-type="float">
            <text:p>200.78</text:p>
          </table:table-cell>
        </table:table-row>
        <table:table-row table:style-name="ro1">
          <table:table-cell office:value-type="float" office:value="2431707" calcext:value-type="float">
            <text:p>2431707</text:p>
          </table:table-cell>
          <table:table-cell table:formula="of:=[.A154]/1000/(60*60*24)" office:value-type="time" office:time-value="PT00H40M31.707S" calcext:value-type="time">
            <text:p>00:4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164.47" calcext:value-type="float">
            <text:p>164.47</text:p>
          </table:table-cell>
          <table:table-cell office:value-type="float" office:value="202.09" calcext:value-type="float">
            <text:p>202.09</text:p>
          </table:table-cell>
        </table:table-row>
        <table:table-row table:style-name="ro1">
          <table:table-cell office:value-type="float" office:value="2447707" calcext:value-type="float">
            <text:p>2447707</text:p>
          </table:table-cell>
          <table:table-cell table:formula="of:=[.A155]/1000/(60*60*24)" office:value-type="time" office:time-value="PT00H40M47.707S" calcext:value-type="time">
            <text:p>00:4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5.54" calcext:value-type="float">
            <text:p>165.54</text:p>
          </table:table-cell>
          <table:table-cell office:value-type="float" office:value="203.39" calcext:value-type="float">
            <text:p>203.39</text:p>
          </table:table-cell>
        </table:table-row>
        <table:table-row table:style-name="ro1">
          <table:table-cell office:value-type="float" office:value="2463707" calcext:value-type="float">
            <text:p>2463707</text:p>
          </table:table-cell>
          <table:table-cell table:formula="of:=[.A156]/1000/(60*60*24)" office:value-type="time" office:time-value="PT00H41M03.707S" calcext:value-type="time">
            <text:p>00:4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6.61" calcext:value-type="float">
            <text:p>166.61</text:p>
          </table:table-cell>
          <table:table-cell office:value-type="float" office:value="204.7" calcext:value-type="float">
            <text:p>204.7</text:p>
          </table:table-cell>
        </table:table-row>
        <table:table-row table:style-name="ro1">
          <table:table-cell office:value-type="float" office:value="2479707" calcext:value-type="float">
            <text:p>2479707</text:p>
          </table:table-cell>
          <table:table-cell table:formula="of:=[.A157]/1000/(60*60*24)" office:value-type="time" office:time-value="PT00H41M19.707S" calcext:value-type="time">
            <text:p>00:4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7.69" calcext:value-type="float">
            <text:p>167.6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495707" calcext:value-type="float">
            <text:p>2495707</text:p>
          </table:table-cell>
          <table:table-cell table:formula="of:=[.A158]/1000/(60*60*24)" office:value-type="time" office:time-value="PT00H41M35.707S" calcext:value-type="time">
            <text:p>00:4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8.76" calcext:value-type="float">
            <text:p>168.76</text:p>
          </table:table-cell>
          <table:table-cell office:value-type="float" office:value="207.3" calcext:value-type="float">
            <text:p>207.3</text:p>
          </table:table-cell>
        </table:table-row>
        <table:table-row table:style-name="ro1">
          <table:table-cell office:value-type="float" office:value="2511707" calcext:value-type="float">
            <text:p>2511707</text:p>
          </table:table-cell>
          <table:table-cell table:formula="of:=[.A159]/1000/(60*60*24)" office:value-type="time" office:time-value="PT00H41M51.707S" calcext:value-type="time">
            <text:p>00:4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9.83" calcext:value-type="float">
            <text:p>169.83</text:p>
          </table:table-cell>
          <table:table-cell office:value-type="float" office:value="208.61" calcext:value-type="float">
            <text:p>208.61</text:p>
          </table:table-cell>
        </table:table-row>
        <table:table-row table:style-name="ro1">
          <table:table-cell office:value-type="float" office:value="2527707" calcext:value-type="float">
            <text:p>2527707</text:p>
          </table:table-cell>
          <table:table-cell table:formula="of:=[.A160]/1000/(60*60*24)" office:value-type="time" office:time-value="PT00H42M07.707S" calcext:value-type="time">
            <text:p>00:4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70.9" calcext:value-type="float">
            <text:p>170.9</text:p>
          </table:table-cell>
          <table:table-cell office:value-type="float" office:value="209.91" calcext:value-type="float">
            <text:p>209.91</text:p>
          </table:table-cell>
        </table:table-row>
        <table:table-row table:style-name="ro1">
          <table:table-cell office:value-type="float" office:value="2543707" calcext:value-type="float">
            <text:p>2543707</text:p>
          </table:table-cell>
          <table:table-cell table:formula="of:=[.A161]/1000/(60*60*24)" office:value-type="time" office:time-value="PT00H42M23.707S" calcext:value-type="time">
            <text:p>00:4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71.98" calcext:value-type="float">
            <text:p>171.98</text:p>
          </table:table-cell>
          <table:table-cell office:value-type="float" office:value="211.22" calcext:value-type="float">
            <text:p>211.22</text:p>
          </table:table-cell>
        </table:table-row>
        <table:table-row table:style-name="ro1">
          <table:table-cell office:value-type="float" office:value="2559707" calcext:value-type="float">
            <text:p>2559707</text:p>
          </table:table-cell>
          <table:table-cell table:formula="of:=[.A162]/1000/(60*60*24)" office:value-type="time" office:time-value="PT00H42M39.707S" calcext:value-type="time">
            <text:p>00:4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73.05" calcext:value-type="float">
            <text:p>173.05</text:p>
          </table:table-cell>
          <table:table-cell office:value-type="float" office:value="212.52" calcext:value-type="float">
            <text:p>212.52</text:p>
          </table:table-cell>
        </table:table-row>
        <table:table-row table:style-name="ro1">
          <table:table-cell office:value-type="float" office:value="2575706" calcext:value-type="float">
            <text:p>2575706</text:p>
          </table:table-cell>
          <table:table-cell table:formula="of:=[.A163]/1000/(60*60*24)" office:value-type="time" office:time-value="PT00H42M55.706S" calcext:value-type="time">
            <text:p>00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74.12" calcext:value-type="float">
            <text:p>174.12</text:p>
          </table:table-cell>
          <table:table-cell office:value-type="float" office:value="213.83" calcext:value-type="float">
            <text:p>213.83</text:p>
          </table:table-cell>
        </table:table-row>
        <table:table-row table:style-name="ro1">
          <table:table-cell office:value-type="float" office:value="2591707" calcext:value-type="float">
            <text:p>2591707</text:p>
          </table:table-cell>
          <table:table-cell table:formula="of:=[.A164]/1000/(60*60*24)" office:value-type="time" office:time-value="PT00H43M11.707S" calcext:value-type="time">
            <text:p>00:4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75.19" calcext:value-type="float">
            <text:p>175.19</text:p>
          </table:table-cell>
          <table:table-cell office:value-type="float" office:value="215.13" calcext:value-type="float">
            <text:p>215.13</text:p>
          </table:table-cell>
        </table:table-row>
        <table:table-row table:style-name="ro1">
          <table:table-cell office:value-type="float" office:value="2607707" calcext:value-type="float">
            <text:p>2607707</text:p>
          </table:table-cell>
          <table:table-cell table:formula="of:=[.A165]/1000/(60*60*24)" office:value-type="time" office:time-value="PT00H43M27.707S" calcext:value-type="time">
            <text:p>00:4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76.27" calcext:value-type="float">
            <text:p>176.27</text:p>
          </table:table-cell>
          <table:table-cell office:value-type="float" office:value="216.44" calcext:value-type="float">
            <text:p>216.44</text:p>
          </table:table-cell>
        </table:table-row>
        <table:table-row table:style-name="ro1">
          <table:table-cell office:value-type="float" office:value="2623707" calcext:value-type="float">
            <text:p>2623707</text:p>
          </table:table-cell>
          <table:table-cell table:formula="of:=[.A166]/1000/(60*60*24)" office:value-type="time" office:time-value="PT00H43M43.707S" calcext:value-type="time">
            <text:p>00:4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77.34" calcext:value-type="float">
            <text:p>177.34</text:p>
          </table:table-cell>
          <table:table-cell office:value-type="float" office:value="217.74" calcext:value-type="float">
            <text:p>217.74</text:p>
          </table:table-cell>
        </table:table-row>
        <table:table-row table:style-name="ro1">
          <table:table-cell office:value-type="float" office:value="2639707" calcext:value-type="float">
            <text:p>2639707</text:p>
          </table:table-cell>
          <table:table-cell table:formula="of:=[.A167]/1000/(60*60*24)" office:value-type="time" office:time-value="PT00H43M59.707S" calcext:value-type="time">
            <text:p>00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78.41" calcext:value-type="float">
            <text:p>178.41</text:p>
          </table:table-cell>
          <table:table-cell office:value-type="float" office:value="219.04" calcext:value-type="float">
            <text:p>219.04</text:p>
          </table:table-cell>
        </table:table-row>
        <table:table-row table:style-name="ro1">
          <table:table-cell office:value-type="float" office:value="2655706" calcext:value-type="float">
            <text:p>2655706</text:p>
          </table:table-cell>
          <table:table-cell table:formula="of:=[.A168]/1000/(60*60*24)" office:value-type="time" office:time-value="PT00H44M15.706S" calcext:value-type="time">
            <text:p>00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79.48" calcext:value-type="float">
            <text:p>179.48</text:p>
          </table:table-cell>
          <table:table-cell office:value-type="float" office:value="220.35" calcext:value-type="float">
            <text:p>220.35</text:p>
          </table:table-cell>
        </table:table-row>
        <table:table-row table:style-name="ro1">
          <table:table-cell office:value-type="float" office:value="2671707" calcext:value-type="float">
            <text:p>2671707</text:p>
          </table:table-cell>
          <table:table-cell table:formula="of:=[.A169]/1000/(60*60*24)" office:value-type="time" office:time-value="PT00H44M31.707S" calcext:value-type="time">
            <text:p>00:4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80.56" calcext:value-type="float">
            <text:p>180.56</text:p>
          </table:table-cell>
          <table:table-cell office:value-type="float" office:value="221.65" calcext:value-type="float">
            <text:p>221.65</text:p>
          </table:table-cell>
        </table:table-row>
        <table:table-row table:style-name="ro1">
          <table:table-cell office:value-type="float" office:value="2687707" calcext:value-type="float">
            <text:p>2687707</text:p>
          </table:table-cell>
          <table:table-cell table:formula="of:=[.A170]/1000/(60*60*24)" office:value-type="time" office:time-value="PT00H44M47.707S" calcext:value-type="time">
            <text:p>00:4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81.63" calcext:value-type="float">
            <text:p>181.63</text:p>
          </table:table-cell>
          <table:table-cell office:value-type="float" office:value="222.96" calcext:value-type="float">
            <text:p>222.96</text:p>
          </table:table-cell>
        </table:table-row>
        <table:table-row table:style-name="ro1">
          <table:table-cell office:value-type="float" office:value="2703707" calcext:value-type="float">
            <text:p>2703707</text:p>
          </table:table-cell>
          <table:table-cell table:formula="of:=[.A171]/1000/(60*60*24)" office:value-type="time" office:time-value="PT00H45M03.707S" calcext:value-type="time">
            <text:p>00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82.7" calcext:value-type="float">
            <text:p>182.7</text:p>
          </table:table-cell>
          <table:table-cell office:value-type="float" office:value="224.26" calcext:value-type="float">
            <text:p>224.26</text:p>
          </table:table-cell>
        </table:table-row>
        <table:table-row table:style-name="ro1">
          <table:table-cell office:value-type="float" office:value="2719707" calcext:value-type="float">
            <text:p>2719707</text:p>
          </table:table-cell>
          <table:table-cell table:formula="of:=[.A172]/1000/(60*60*24)" office:value-type="time" office:time-value="PT00H45M19.707S" calcext:value-type="time">
            <text:p>00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83.77" calcext:value-type="float">
            <text:p>183.77</text:p>
          </table:table-cell>
          <table:table-cell office:value-type="float" office:value="225.56" calcext:value-type="float">
            <text:p>225.56</text:p>
          </table:table-cell>
        </table:table-row>
        <table:table-row table:style-name="ro1">
          <table:table-cell office:value-type="float" office:value="2735707" calcext:value-type="float">
            <text:p>2735707</text:p>
          </table:table-cell>
          <table:table-cell table:formula="of:=[.A173]/1000/(60*60*24)" office:value-type="time" office:time-value="PT00H45M35.707S" calcext:value-type="time">
            <text:p>00:4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84.84" calcext:value-type="float">
            <text:p>184.84</text:p>
          </table:table-cell>
          <table:table-cell office:value-type="float" office:value="226.87" calcext:value-type="float">
            <text:p>226.87</text:p>
          </table:table-cell>
        </table:table-row>
        <table:table-row table:style-name="ro1">
          <table:table-cell office:value-type="float" office:value="2751707" calcext:value-type="float">
            <text:p>2751707</text:p>
          </table:table-cell>
          <table:table-cell table:formula="of:=[.A174]/1000/(60*60*24)" office:value-type="time" office:time-value="PT00H45M51.707S" calcext:value-type="time">
            <text:p>00:4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85.92" calcext:value-type="float">
            <text:p>185.92</text:p>
          </table:table-cell>
          <table:table-cell office:value-type="float" office:value="228.17" calcext:value-type="float">
            <text:p>228.17</text:p>
          </table:table-cell>
        </table:table-row>
        <table:table-row table:style-name="ro1">
          <table:table-cell office:value-type="float" office:value="2767707" calcext:value-type="float">
            <text:p>2767707</text:p>
          </table:table-cell>
          <table:table-cell table:formula="of:=[.A175]/1000/(60*60*24)" office:value-type="time" office:time-value="PT00H46M07.707S" calcext:value-type="time">
            <text:p>00:4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4.29" calcext:value-type="float">
            <text:p>294.29</text:p>
          </table:table-cell>
          <table:table-cell office:value-type="float" office:value="186.99" calcext:value-type="float">
            <text:p>186.99</text:p>
          </table:table-cell>
          <table:table-cell office:value-type="float" office:value="229.48" calcext:value-type="float">
            <text:p>229.48</text:p>
          </table:table-cell>
        </table:table-row>
        <table:table-row table:style-name="ro1">
          <table:table-cell office:value-type="float" office:value="2783707" calcext:value-type="float">
            <text:p>2783707</text:p>
          </table:table-cell>
          <table:table-cell table:formula="of:=[.A176]/1000/(60*60*24)" office:value-type="time" office:time-value="PT00H46M23.707S" calcext:value-type="time">
            <text:p>00:4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88.06" calcext:value-type="float">
            <text:p>188.06</text:p>
          </table:table-cell>
          <table:table-cell office:value-type="float" office:value="230.78" calcext:value-type="float">
            <text:p>230.78</text:p>
          </table:table-cell>
        </table:table-row>
        <table:table-row table:style-name="ro1">
          <table:table-cell office:value-type="float" office:value="2799707" calcext:value-type="float">
            <text:p>2799707</text:p>
          </table:table-cell>
          <table:table-cell table:formula="of:=[.A177]/1000/(60*60*24)" office:value-type="time" office:time-value="PT00H46M39.707S" calcext:value-type="time">
            <text:p>00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89.13" calcext:value-type="float">
            <text:p>189.13</text:p>
          </table:table-cell>
          <table:table-cell office:value-type="float" office:value="232.09" calcext:value-type="float">
            <text:p>232.09</text:p>
          </table:table-cell>
        </table:table-row>
        <table:table-row table:style-name="ro1">
          <table:table-cell office:value-type="float" office:value="2815707" calcext:value-type="float">
            <text:p>2815707</text:p>
          </table:table-cell>
          <table:table-cell table:formula="of:=[.A178]/1000/(60*60*24)" office:value-type="time" office:time-value="PT00H46M55.707S" calcext:value-type="time">
            <text:p>00:4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90.2" calcext:value-type="float">
            <text:p>190.2</text:p>
          </table:table-cell>
          <table:table-cell office:value-type="float" office:value="233.39" calcext:value-type="float">
            <text:p>233.39</text:p>
          </table:table-cell>
        </table:table-row>
        <table:table-row table:style-name="ro1">
          <table:table-cell office:value-type="float" office:value="2831707" calcext:value-type="float">
            <text:p>2831707</text:p>
          </table:table-cell>
          <table:table-cell table:formula="of:=[.A179]/1000/(60*60*24)" office:value-type="time" office:time-value="PT00H47M11.707S" calcext:value-type="time">
            <text:p>00:4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91.28" calcext:value-type="float">
            <text:p>191.28</text:p>
          </table:table-cell>
          <table:table-cell office:value-type="float" office:value="234.69" calcext:value-type="float">
            <text:p>234.69</text:p>
          </table:table-cell>
        </table:table-row>
        <table:table-row table:style-name="ro1">
          <table:table-cell office:value-type="float" office:value="2847707" calcext:value-type="float">
            <text:p>2847707</text:p>
          </table:table-cell>
          <table:table-cell table:formula="of:=[.A180]/1000/(60*60*24)" office:value-type="time" office:time-value="PT00H47M27.707S" calcext:value-type="time">
            <text:p>00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92.35" calcext:value-type="float">
            <text:p>192.3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863707" calcext:value-type="float">
            <text:p>2863707</text:p>
          </table:table-cell>
          <table:table-cell table:formula="of:=[.A181]/1000/(60*60*24)" office:value-type="time" office:time-value="PT00H47M43.707S" calcext:value-type="time">
            <text:p>00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93.42" calcext:value-type="float">
            <text:p>193.42</text:p>
          </table:table-cell>
          <table:table-cell office:value-type="float" office:value="237.3" calcext:value-type="float">
            <text:p>237.3</text:p>
          </table:table-cell>
        </table:table-row>
        <table:table-row table:style-name="ro1">
          <table:table-cell office:value-type="float" office:value="2879707" calcext:value-type="float">
            <text:p>2879707</text:p>
          </table:table-cell>
          <table:table-cell table:formula="of:=[.A182]/1000/(60*60*24)" office:value-type="time" office:time-value="PT00H47M59.707S" calcext:value-type="time">
            <text:p>00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94.49" calcext:value-type="float">
            <text:p>194.49</text:p>
          </table:table-cell>
          <table:table-cell office:value-type="float" office:value="238.6" calcext:value-type="float">
            <text:p>238.6</text:p>
          </table:table-cell>
        </table:table-row>
        <table:table-row table:style-name="ro1">
          <table:table-cell office:value-type="float" office:value="2895707" calcext:value-type="float">
            <text:p>2895707</text:p>
          </table:table-cell>
          <table:table-cell table:formula="of:=[.A183]/1000/(60*60*24)" office:value-type="time" office:time-value="PT00H48M15.707S" calcext:value-type="time">
            <text:p>00:4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95.56" calcext:value-type="float">
            <text:p>195.56</text:p>
          </table:table-cell>
          <table:table-cell office:value-type="float" office:value="239.91" calcext:value-type="float">
            <text:p>239.91</text:p>
          </table:table-cell>
        </table:table-row>
        <table:table-row table:style-name="ro1">
          <table:table-cell office:value-type="float" office:value="2911706" calcext:value-type="float">
            <text:p>2911706</text:p>
          </table:table-cell>
          <table:table-cell table:formula="of:=[.A184]/1000/(60*60*24)" office:value-type="time" office:time-value="PT00H48M31.706S" calcext:value-type="time">
            <text:p>00:4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96.64" calcext:value-type="float">
            <text:p>196.64</text:p>
          </table:table-cell>
          <table:table-cell office:value-type="float" office:value="241.21" calcext:value-type="float">
            <text:p>241.21</text:p>
          </table:table-cell>
        </table:table-row>
        <table:table-row table:style-name="ro1">
          <table:table-cell office:value-type="float" office:value="2927707" calcext:value-type="float">
            <text:p>2927707</text:p>
          </table:table-cell>
          <table:table-cell table:formula="of:=[.A185]/1000/(60*60*24)" office:value-type="time" office:time-value="PT00H48M47.707S" calcext:value-type="time">
            <text:p>00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97.71" calcext:value-type="float">
            <text:p>197.71</text:p>
          </table:table-cell>
          <table:table-cell office:value-type="float" office:value="242.52" calcext:value-type="float">
            <text:p>242.52</text:p>
          </table:table-cell>
        </table:table-row>
        <table:table-row table:style-name="ro1">
          <table:table-cell office:value-type="float" office:value="2943707" calcext:value-type="float">
            <text:p>2943707</text:p>
          </table:table-cell>
          <table:table-cell table:formula="of:=[.A186]/1000/(60*60*24)" office:value-type="time" office:time-value="PT00H49M03.707S" calcext:value-type="time">
            <text:p>00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98.78" calcext:value-type="float">
            <text:p>198.78</text:p>
          </table:table-cell>
          <table:table-cell office:value-type="float" office:value="243.82" calcext:value-type="float">
            <text:p>243.82</text:p>
          </table:table-cell>
        </table:table-row>
        <table:table-row table:style-name="ro1">
          <table:table-cell office:value-type="float" office:value="2959707" calcext:value-type="float">
            <text:p>2959707</text:p>
          </table:table-cell>
          <table:table-cell table:formula="of:=[.A187]/1000/(60*60*24)" office:value-type="time" office:time-value="PT00H49M19.707S" calcext:value-type="time">
            <text:p>00:4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99.85" calcext:value-type="float">
            <text:p>199.85</text:p>
          </table:table-cell>
          <table:table-cell office:value-type="float" office:value="245.12" calcext:value-type="float">
            <text:p>245.12</text:p>
          </table:table-cell>
        </table:table-row>
        <table:table-row table:style-name="ro1">
          <table:table-cell office:value-type="float" office:value="2975707" calcext:value-type="float">
            <text:p>2975707</text:p>
          </table:table-cell>
          <table:table-cell table:formula="of:=[.A188]/1000/(60*60*24)" office:value-type="time" office:time-value="PT00H49M35.707S" calcext:value-type="time">
            <text:p>00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200.92" calcext:value-type="float">
            <text:p>200.92</text:p>
          </table:table-cell>
          <table:table-cell office:value-type="float" office:value="246.43" calcext:value-type="float">
            <text:p>246.43</text:p>
          </table:table-cell>
        </table:table-row>
        <table:table-row table:style-name="ro1">
          <table:table-cell office:value-type="float" office:value="2991707" calcext:value-type="float">
            <text:p>2991707</text:p>
          </table:table-cell>
          <table:table-cell table:formula="of:=[.A189]/1000/(60*60*24)" office:value-type="time" office:time-value="PT00H49M51.707S" calcext:value-type="time">
            <text:p>00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02" calcext:value-type="float">
            <text:p>202</text:p>
          </table:table-cell>
          <table:table-cell office:value-type="float" office:value="247.73" calcext:value-type="float">
            <text:p>247.73</text:p>
          </table:table-cell>
        </table:table-row>
        <table:table-row table:style-name="ro1">
          <table:table-cell office:value-type="float" office:value="3007707" calcext:value-type="float">
            <text:p>3007707</text:p>
          </table:table-cell>
          <table:table-cell table:formula="of:=[.A190]/1000/(60*60*24)" office:value-type="time" office:time-value="PT00H50M07.707S" calcext:value-type="time">
            <text:p>00:5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203.07" calcext:value-type="float">
            <text:p>203.07</text:p>
          </table:table-cell>
          <table:table-cell office:value-type="float" office:value="249.03" calcext:value-type="float">
            <text:p>249.03</text:p>
          </table:table-cell>
        </table:table-row>
        <table:table-row table:style-name="ro1">
          <table:table-cell office:value-type="float" office:value="3023707" calcext:value-type="float">
            <text:p>3023707</text:p>
          </table:table-cell>
          <table:table-cell table:formula="of:=[.A191]/1000/(60*60*24)" office:value-type="time" office:time-value="PT00H50M23.707S" calcext:value-type="time">
            <text:p>00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04.14" calcext:value-type="float">
            <text:p>204.14</text:p>
          </table:table-cell>
          <table:table-cell office:value-type="float" office:value="250.34" calcext:value-type="float">
            <text:p>250.34</text:p>
          </table:table-cell>
        </table:table-row>
        <table:table-row table:style-name="ro1">
          <table:table-cell office:value-type="float" office:value="3039707" calcext:value-type="float">
            <text:p>3039707</text:p>
          </table:table-cell>
          <table:table-cell table:formula="of:=[.A192]/1000/(60*60*24)" office:value-type="time" office:time-value="PT00H50M39.707S" calcext:value-type="time">
            <text:p>00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05.21" calcext:value-type="float">
            <text:p>205.21</text:p>
          </table:table-cell>
          <table:table-cell office:value-type="float" office:value="251.64" calcext:value-type="float">
            <text:p>251.64</text:p>
          </table:table-cell>
        </table:table-row>
        <table:table-row table:style-name="ro1">
          <table:table-cell office:value-type="float" office:value="3055707" calcext:value-type="float">
            <text:p>3055707</text:p>
          </table:table-cell>
          <table:table-cell table:formula="of:=[.A193]/1000/(60*60*24)" office:value-type="time" office:time-value="PT00H50M55.707S" calcext:value-type="time">
            <text:p>00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06.28" calcext:value-type="float">
            <text:p>206.28</text:p>
          </table:table-cell>
          <table:table-cell office:value-type="float" office:value="252.95" calcext:value-type="float">
            <text:p>252.95</text:p>
          </table:table-cell>
        </table:table-row>
        <table:table-row table:style-name="ro1">
          <table:table-cell office:value-type="float" office:value="3071707" calcext:value-type="float">
            <text:p>3071707</text:p>
          </table:table-cell>
          <table:table-cell table:formula="of:=[.A194]/1000/(60*60*24)" office:value-type="time" office:time-value="PT00H51M11.707S" calcext:value-type="time">
            <text:p>00:5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207.35" calcext:value-type="float">
            <text:p>207.35</text:p>
          </table:table-cell>
          <table:table-cell office:value-type="float" office:value="254.25" calcext:value-type="float">
            <text:p>254.25</text:p>
          </table:table-cell>
        </table:table-row>
        <table:table-row table:style-name="ro1">
          <table:table-cell office:value-type="float" office:value="3087707" calcext:value-type="float">
            <text:p>3087707</text:p>
          </table:table-cell>
          <table:table-cell table:formula="of:=[.A195]/1000/(60*60*24)" office:value-type="time" office:time-value="PT00H51M27.707S" calcext:value-type="time">
            <text:p>00:5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208.43" calcext:value-type="float">
            <text:p>208.43</text:p>
          </table:table-cell>
          <table:table-cell office:value-type="float" office:value="255.55" calcext:value-type="float">
            <text:p>255.55</text:p>
          </table:table-cell>
        </table:table-row>
        <table:table-row table:style-name="ro1">
          <table:table-cell office:value-type="float" office:value="3103707" calcext:value-type="float">
            <text:p>3103707</text:p>
          </table:table-cell>
          <table:table-cell table:formula="of:=[.A196]/1000/(60*60*24)" office:value-type="time" office:time-value="PT00H51M43.707S" calcext:value-type="time">
            <text:p>00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09.5" calcext:value-type="float">
            <text:p>209.5</text:p>
          </table:table-cell>
          <table:table-cell office:value-type="float" office:value="256.86" calcext:value-type="float">
            <text:p>256.86</text:p>
          </table:table-cell>
        </table:table-row>
        <table:table-row table:style-name="ro1">
          <table:table-cell office:value-type="float" office:value="3119707" calcext:value-type="float">
            <text:p>3119707</text:p>
          </table:table-cell>
          <table:table-cell table:formula="of:=[.A197]/1000/(60*60*24)" office:value-type="time" office:time-value="PT00H51M59.707S" calcext:value-type="time">
            <text:p>00:5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210.57" calcext:value-type="float">
            <text:p>210.57</text:p>
          </table:table-cell>
          <table:table-cell office:value-type="float" office:value="258.16" calcext:value-type="float">
            <text:p>258.16</text:p>
          </table:table-cell>
        </table:table-row>
        <table:table-row table:style-name="ro1">
          <table:table-cell office:value-type="float" office:value="3135707" calcext:value-type="float">
            <text:p>3135707</text:p>
          </table:table-cell>
          <table:table-cell table:formula="of:=[.A198]/1000/(60*60*24)" office:value-type="time" office:time-value="PT00H52M15.707S" calcext:value-type="time">
            <text:p>00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11.64" calcext:value-type="float">
            <text:p>211.64</text:p>
          </table:table-cell>
          <table:table-cell office:value-type="float" office:value="259.46" calcext:value-type="float">
            <text:p>259.46</text:p>
          </table:table-cell>
        </table:table-row>
        <table:table-row table:style-name="ro1">
          <table:table-cell office:value-type="float" office:value="3151707" calcext:value-type="float">
            <text:p>3151707</text:p>
          </table:table-cell>
          <table:table-cell table:formula="of:=[.A199]/1000/(60*60*24)" office:value-type="time" office:time-value="PT00H52M31.707S" calcext:value-type="time">
            <text:p>00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12.71" calcext:value-type="float">
            <text:p>212.71</text:p>
          </table:table-cell>
          <table:table-cell office:value-type="float" office:value="260.77" calcext:value-type="float">
            <text:p>260.77</text:p>
          </table:table-cell>
        </table:table-row>
        <table:table-row table:style-name="ro1">
          <table:table-cell office:value-type="float" office:value="3167707" calcext:value-type="float">
            <text:p>3167707</text:p>
          </table:table-cell>
          <table:table-cell table:formula="of:=[.A200]/1000/(60*60*24)" office:value-type="time" office:time-value="PT00H52M47.707S" calcext:value-type="time">
            <text:p>00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13.79" calcext:value-type="float">
            <text:p>213.79</text:p>
          </table:table-cell>
          <table:table-cell office:value-type="float" office:value="262.07" calcext:value-type="float">
            <text:p>262.07</text:p>
          </table:table-cell>
        </table:table-row>
        <table:table-row table:style-name="ro1">
          <table:table-cell office:value-type="float" office:value="3183707" calcext:value-type="float">
            <text:p>3183707</text:p>
          </table:table-cell>
          <table:table-cell table:formula="of:=[.A201]/1000/(60*60*24)" office:value-type="time" office:time-value="PT00H53M03.707S" calcext:value-type="time">
            <text:p>00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14.86" calcext:value-type="float">
            <text:p>214.86</text:p>
          </table:table-cell>
          <table:table-cell office:value-type="float" office:value="263.37" calcext:value-type="float">
            <text:p>263.37</text:p>
          </table:table-cell>
        </table:table-row>
        <table:table-row table:style-name="ro1">
          <table:table-cell office:value-type="float" office:value="3199707" calcext:value-type="float">
            <text:p>3199707</text:p>
          </table:table-cell>
          <table:table-cell table:formula="of:=[.A202]/1000/(60*60*24)" office:value-type="time" office:time-value="PT00H53M19.707S" calcext:value-type="time">
            <text:p>00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15.93" calcext:value-type="float">
            <text:p>215.93</text:p>
          </table:table-cell>
          <table:table-cell office:value-type="float" office:value="264.68" calcext:value-type="float">
            <text:p>264.68</text:p>
          </table:table-cell>
        </table:table-row>
        <table:table-row table:style-name="ro1">
          <table:table-cell office:value-type="float" office:value="3215707" calcext:value-type="float">
            <text:p>3215707</text:p>
          </table:table-cell>
          <table:table-cell table:formula="of:=[.A203]/1000/(60*60*24)" office:value-type="time" office:time-value="PT00H53M35.707S" calcext:value-type="time">
            <text:p>00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17" calcext:value-type="float">
            <text:p>217</text:p>
          </table:table-cell>
          <table:table-cell office:value-type="float" office:value="265.98" calcext:value-type="float">
            <text:p>265.98</text:p>
          </table:table-cell>
        </table:table-row>
        <table:table-row table:style-name="ro1">
          <table:table-cell office:value-type="float" office:value="3231707" calcext:value-type="float">
            <text:p>3231707</text:p>
          </table:table-cell>
          <table:table-cell table:formula="of:=[.A204]/1000/(60*60*24)" office:value-type="time" office:time-value="PT00H53M51.707S" calcext:value-type="time">
            <text:p>00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18.07" calcext:value-type="float">
            <text:p>218.07</text:p>
          </table:table-cell>
          <table:table-cell office:value-type="float" office:value="267.28" calcext:value-type="float">
            <text:p>267.28</text:p>
          </table:table-cell>
        </table:table-row>
        <table:table-row table:style-name="ro1">
          <table:table-cell office:value-type="float" office:value="3247707" calcext:value-type="float">
            <text:p>3247707</text:p>
          </table:table-cell>
          <table:table-cell table:formula="of:=[.A205]/1000/(60*60*24)" office:value-type="time" office:time-value="PT00H54M07.707S" calcext:value-type="time">
            <text:p>00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219.14" calcext:value-type="float">
            <text:p>219.14</text:p>
          </table:table-cell>
          <table:table-cell office:value-type="float" office:value="268.59" calcext:value-type="float">
            <text:p>268.59</text:p>
          </table:table-cell>
        </table:table-row>
        <table:table-row table:style-name="ro1">
          <table:table-cell office:value-type="float" office:value="3263707" calcext:value-type="float">
            <text:p>3263707</text:p>
          </table:table-cell>
          <table:table-cell table:formula="of:=[.A206]/1000/(60*60*24)" office:value-type="time" office:time-value="PT00H54M23.707S" calcext:value-type="time">
            <text:p>00:5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220.22" calcext:value-type="float">
            <text:p>220.22</text:p>
          </table:table-cell>
          <table:table-cell office:value-type="float" office:value="269.89" calcext:value-type="float">
            <text:p>269.89</text:p>
          </table:table-cell>
        </table:table-row>
        <table:table-row table:style-name="ro1">
          <table:table-cell office:value-type="float" office:value="3279707" calcext:value-type="float">
            <text:p>3279707</text:p>
          </table:table-cell>
          <table:table-cell table:formula="of:=[.A207]/1000/(60*60*24)" office:value-type="time" office:time-value="PT00H54M39.707S" calcext:value-type="time">
            <text:p>00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21.29" calcext:value-type="float">
            <text:p>221.29</text:p>
          </table:table-cell>
          <table:table-cell office:value-type="float" office:value="271.19" calcext:value-type="float">
            <text:p>271.19</text:p>
          </table:table-cell>
        </table:table-row>
        <table:table-row table:style-name="ro1">
          <table:table-cell office:value-type="float" office:value="3295707" calcext:value-type="float">
            <text:p>3295707</text:p>
          </table:table-cell>
          <table:table-cell table:formula="of:=[.A208]/1000/(60*60*24)" office:value-type="time" office:time-value="PT00H54M55.707S" calcext:value-type="time">
            <text:p>00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72.5" calcext:value-type="float">
            <text:p>272.5</text:p>
          </table:table-cell>
        </table:table-row>
        <table:table-row table:style-name="ro1">
          <table:table-cell office:value-type="float" office:value="3311707" calcext:value-type="float">
            <text:p>3311707</text:p>
          </table:table-cell>
          <table:table-cell table:formula="of:=[.A209]/1000/(60*60*24)" office:value-type="time" office:time-value="PT00H55M11.707S" calcext:value-type="time">
            <text:p>00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23.43" calcext:value-type="float">
            <text:p>223.43</text:p>
          </table:table-cell>
          <table:table-cell office:value-type="float" office:value="273.8" calcext:value-type="float">
            <text:p>273.8</text:p>
          </table:table-cell>
        </table:table-row>
        <table:table-row table:style-name="ro1">
          <table:table-cell office:value-type="float" office:value="3327707" calcext:value-type="float">
            <text:p>3327707</text:p>
          </table:table-cell>
          <table:table-cell table:formula="of:=[.A210]/1000/(60*60*24)" office:value-type="time" office:time-value="PT00H55M27.707S" calcext:value-type="time">
            <text:p>00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24.5" calcext:value-type="float">
            <text:p>224.5</text:p>
          </table:table-cell>
          <table:table-cell office:value-type="float" office:value="275.1" calcext:value-type="float">
            <text:p>275.1</text:p>
          </table:table-cell>
        </table:table-row>
        <table:table-row table:style-name="ro1">
          <table:table-cell office:value-type="float" office:value="3343707" calcext:value-type="float">
            <text:p>3343707</text:p>
          </table:table-cell>
          <table:table-cell table:formula="of:=[.A211]/1000/(60*60*24)" office:value-type="time" office:time-value="PT00H55M43.707S" calcext:value-type="time">
            <text:p>00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225.57" calcext:value-type="float">
            <text:p>225.57</text:p>
          </table:table-cell>
          <table:table-cell office:value-type="float" office:value="276.41" calcext:value-type="float">
            <text:p>276.41</text:p>
          </table:table-cell>
        </table:table-row>
        <table:table-row table:style-name="ro1">
          <table:table-cell office:value-type="float" office:value="3359707" calcext:value-type="float">
            <text:p>3359707</text:p>
          </table:table-cell>
          <table:table-cell table:formula="of:=[.A212]/1000/(60*60*24)" office:value-type="time" office:time-value="PT00H55M59.707S" calcext:value-type="time">
            <text:p>00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26.64" calcext:value-type="float">
            <text:p>226.64</text:p>
          </table:table-cell>
          <table:table-cell office:value-type="float" office:value="277.71" calcext:value-type="float">
            <text:p>277.71</text:p>
          </table:table-cell>
        </table:table-row>
        <table:table-row table:style-name="ro1">
          <table:table-cell office:value-type="float" office:value="3375707" calcext:value-type="float">
            <text:p>3375707</text:p>
          </table:table-cell>
          <table:table-cell table:formula="of:=[.A213]/1000/(60*60*24)" office:value-type="time" office:time-value="PT00H56M15.707S" calcext:value-type="time">
            <text:p>00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27.72" calcext:value-type="float">
            <text:p>227.72</text:p>
          </table:table-cell>
          <table:table-cell office:value-type="float" office:value="279.01" calcext:value-type="float">
            <text:p>279.01</text:p>
          </table:table-cell>
        </table:table-row>
        <table:table-row table:style-name="ro1">
          <table:table-cell office:value-type="float" office:value="3391707" calcext:value-type="float">
            <text:p>3391707</text:p>
          </table:table-cell>
          <table:table-cell table:formula="of:=[.A214]/1000/(60*60*24)" office:value-type="time" office:time-value="PT00H56M31.707S" calcext:value-type="time">
            <text:p>00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28.79" calcext:value-type="float">
            <text:p>228.79</text:p>
          </table:table-cell>
          <table:table-cell office:value-type="float" office:value="280.32" calcext:value-type="float">
            <text:p>280.32</text:p>
          </table:table-cell>
        </table:table-row>
        <table:table-row table:style-name="ro1">
          <table:table-cell office:value-type="float" office:value="3407707" calcext:value-type="float">
            <text:p>3407707</text:p>
          </table:table-cell>
          <table:table-cell table:formula="of:=[.A215]/1000/(60*60*24)" office:value-type="time" office:time-value="PT00H56M47.707S" calcext:value-type="time">
            <text:p>00:5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29.86" calcext:value-type="float">
            <text:p>229.86</text:p>
          </table:table-cell>
          <table:table-cell office:value-type="float" office:value="281.62" calcext:value-type="float">
            <text:p>281.62</text:p>
          </table:table-cell>
        </table:table-row>
        <table:table-row table:style-name="ro1">
          <table:table-cell office:value-type="float" office:value="3423707" calcext:value-type="float">
            <text:p>3423707</text:p>
          </table:table-cell>
          <table:table-cell table:formula="of:=[.A216]/1000/(60*60*24)" office:value-type="time" office:time-value="PT00H57M03.707S" calcext:value-type="time">
            <text:p>00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30.93" calcext:value-type="float">
            <text:p>230.93</text:p>
          </table:table-cell>
          <table:table-cell office:value-type="float" office:value="282.92" calcext:value-type="float">
            <text:p>282.92</text:p>
          </table:table-cell>
        </table:table-row>
        <table:table-row table:style-name="ro1">
          <table:table-cell office:value-type="float" office:value="3439707" calcext:value-type="float">
            <text:p>3439707</text:p>
          </table:table-cell>
          <table:table-cell table:formula="of:=[.A217]/1000/(60*60*24)" office:value-type="time" office:time-value="PT00H57M19.707S" calcext:value-type="time">
            <text:p>00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32" calcext:value-type="float">
            <text:p>232</text:p>
          </table:table-cell>
          <table:table-cell office:value-type="float" office:value="284.23" calcext:value-type="float">
            <text:p>284.23</text:p>
          </table:table-cell>
        </table:table-row>
        <table:table-row table:style-name="ro1">
          <table:table-cell office:value-type="float" office:value="3455707" calcext:value-type="float">
            <text:p>3455707</text:p>
          </table:table-cell>
          <table:table-cell table:formula="of:=[.A218]/1000/(60*60*24)" office:value-type="time" office:time-value="PT00H57M35.707S" calcext:value-type="time">
            <text:p>00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33.07" calcext:value-type="float">
            <text:p>233.07</text:p>
          </table:table-cell>
          <table:table-cell office:value-type="float" office:value="285.53" calcext:value-type="float">
            <text:p>285.53</text:p>
          </table:table-cell>
        </table:table-row>
        <table:table-row table:style-name="ro1">
          <table:table-cell office:value-type="float" office:value="3471707" calcext:value-type="float">
            <text:p>3471707</text:p>
          </table:table-cell>
          <table:table-cell table:formula="of:=[.A219]/1000/(60*60*24)" office:value-type="time" office:time-value="PT00H57M51.707S" calcext:value-type="time">
            <text:p>00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34.15" calcext:value-type="float">
            <text:p>234.15</text:p>
          </table:table-cell>
          <table:table-cell office:value-type="float" office:value="286.83" calcext:value-type="float">
            <text:p>286.83</text:p>
          </table:table-cell>
        </table:table-row>
        <table:table-row table:style-name="ro1">
          <table:table-cell office:value-type="float" office:value="3487707" calcext:value-type="float">
            <text:p>3487707</text:p>
          </table:table-cell>
          <table:table-cell table:formula="of:=[.A220]/1000/(60*60*24)" office:value-type="time" office:time-value="PT00H58M07.707S" calcext:value-type="time">
            <text:p>00:5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35.22" calcext:value-type="float">
            <text:p>235.22</text:p>
          </table:table-cell>
          <table:table-cell office:value-type="float" office:value="288.14" calcext:value-type="float">
            <text:p>288.14</text:p>
          </table:table-cell>
        </table:table-row>
        <table:table-row table:style-name="ro1">
          <table:table-cell office:value-type="float" office:value="3503707" calcext:value-type="float">
            <text:p>3503707</text:p>
          </table:table-cell>
          <table:table-cell table:formula="of:=[.A221]/1000/(60*60*24)" office:value-type="time" office:time-value="PT00H58M23.707S" calcext:value-type="time">
            <text:p>00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36.29" calcext:value-type="float">
            <text:p>236.29</text:p>
          </table:table-cell>
          <table:table-cell office:value-type="float" office:value="289.44" calcext:value-type="float">
            <text:p>289.44</text:p>
          </table:table-cell>
        </table:table-row>
        <table:table-row table:style-name="ro1">
          <table:table-cell office:value-type="float" office:value="3519707" calcext:value-type="float">
            <text:p>3519707</text:p>
          </table:table-cell>
          <table:table-cell table:formula="of:=[.A222]/1000/(60*60*24)" office:value-type="time" office:time-value="PT00H58M39.707S" calcext:value-type="time">
            <text:p>00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37.36" calcext:value-type="float">
            <text:p>237.36</text:p>
          </table:table-cell>
          <table:table-cell office:value-type="float" office:value="290.74" calcext:value-type="float">
            <text:p>290.74</text:p>
          </table:table-cell>
        </table:table-row>
        <table:table-row table:style-name="ro1">
          <table:table-cell office:value-type="float" office:value="3535707" calcext:value-type="float">
            <text:p>3535707</text:p>
          </table:table-cell>
          <table:table-cell table:formula="of:=[.A223]/1000/(60*60*24)" office:value-type="time" office:time-value="PT00H58M55.707S" calcext:value-type="time">
            <text:p>00:5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38.43" calcext:value-type="float">
            <text:p>238.43</text:p>
          </table:table-cell>
          <table:table-cell office:value-type="float" office:value="292.04" calcext:value-type="float">
            <text:p>292.04</text:p>
          </table:table-cell>
        </table:table-row>
        <table:table-row table:style-name="ro1">
          <table:table-cell office:value-type="float" office:value="3551707" calcext:value-type="float">
            <text:p>3551707</text:p>
          </table:table-cell>
          <table:table-cell table:formula="of:=[.A224]/1000/(60*60*24)" office:value-type="time" office:time-value="PT00H59M11.707S" calcext:value-type="time">
            <text:p>00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39.5" calcext:value-type="float">
            <text:p>239.5</text:p>
          </table:table-cell>
          <table:table-cell office:value-type="float" office:value="293.35" calcext:value-type="float">
            <text:p>293.35</text:p>
          </table:table-cell>
        </table:table-row>
        <table:table-row table:style-name="ro1">
          <table:table-cell office:value-type="float" office:value="3567707" calcext:value-type="float">
            <text:p>3567707</text:p>
          </table:table-cell>
          <table:table-cell table:formula="of:=[.A225]/1000/(60*60*24)" office:value-type="time" office:time-value="PT00H59M27.707S" calcext:value-type="time">
            <text:p>00:5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40.57" calcext:value-type="float">
            <text:p>240.57</text:p>
          </table:table-cell>
          <table:table-cell office:value-type="float" office:value="294.65" calcext:value-type="float">
            <text:p>294.65</text:p>
          </table:table-cell>
        </table:table-row>
        <table:table-row table:style-name="ro1">
          <table:table-cell office:value-type="float" office:value="3583707" calcext:value-type="float">
            <text:p>3583707</text:p>
          </table:table-cell>
          <table:table-cell table:formula="of:=[.A226]/1000/(60*60*24)" office:value-type="time" office:time-value="PT00H59M43.707S" calcext:value-type="time">
            <text:p>00:5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41.65" calcext:value-type="float">
            <text:p>241.65</text:p>
          </table:table-cell>
          <table:table-cell office:value-type="float" office:value="295.95" calcext:value-type="float">
            <text:p>295.95</text:p>
          </table:table-cell>
        </table:table-row>
        <table:table-row table:style-name="ro1">
          <table:table-cell office:value-type="float" office:value="3599707" calcext:value-type="float">
            <text:p>3599707</text:p>
          </table:table-cell>
          <table:table-cell table:formula="of:=[.A227]/1000/(60*60*24)" office:value-type="time" office:time-value="PT00H59M59.707S" calcext:value-type="time">
            <text:p>01:0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42.72" calcext:value-type="float">
            <text:p>242.72</text:p>
          </table:table-cell>
          <table:table-cell office:value-type="float" office:value="297.26" calcext:value-type="float">
            <text:p>297.26</text:p>
          </table:table-cell>
        </table:table-row>
        <table:table-row table:style-name="ro1">
          <table:table-cell office:value-type="float" office:value="3615707" calcext:value-type="float">
            <text:p>3615707</text:p>
          </table:table-cell>
          <table:table-cell table:formula="of:=[.A228]/1000/(60*60*24)" office:value-type="time" office:time-value="PT01H00M15.707S" calcext:value-type="time">
            <text:p>01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43.79" calcext:value-type="float">
            <text:p>243.79</text:p>
          </table:table-cell>
          <table:table-cell office:value-type="float" office:value="298.56" calcext:value-type="float">
            <text:p>298.56</text:p>
          </table:table-cell>
        </table:table-row>
        <table:table-row table:style-name="ro1">
          <table:table-cell office:value-type="float" office:value="3631706" calcext:value-type="float">
            <text:p>3631706</text:p>
          </table:table-cell>
          <table:table-cell table:formula="of:=[.A229]/1000/(60*60*24)" office:value-type="time" office:time-value="PT01H00M31.706S" calcext:value-type="time">
            <text:p>01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44.86" calcext:value-type="float">
            <text:p>244.86</text:p>
          </table:table-cell>
          <table:table-cell office:value-type="float" office:value="299.86" calcext:value-type="float">
            <text:p>299.86</text:p>
          </table:table-cell>
        </table:table-row>
        <table:table-row table:style-name="ro1">
          <table:table-cell office:value-type="float" office:value="3647707" calcext:value-type="float">
            <text:p>3647707</text:p>
          </table:table-cell>
          <table:table-cell table:formula="of:=[.A230]/1000/(60*60*24)" office:value-type="time" office:time-value="PT01H00M47.707S" calcext:value-type="time">
            <text:p>01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45.93" calcext:value-type="float">
            <text:p>245.93</text:p>
          </table:table-cell>
          <table:table-cell office:value-type="float" office:value="301.17" calcext:value-type="float">
            <text:p>301.17</text:p>
          </table:table-cell>
        </table:table-row>
        <table:table-row table:style-name="ro1">
          <table:table-cell office:value-type="float" office:value="3663707" calcext:value-type="float">
            <text:p>3663707</text:p>
          </table:table-cell>
          <table:table-cell table:formula="of:=[.A231]/1000/(60*60*24)" office:value-type="time" office:time-value="PT01H01M03.707S" calcext:value-type="time">
            <text:p>01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47" calcext:value-type="float">
            <text:p>247</text:p>
          </table:table-cell>
          <table:table-cell office:value-type="float" office:value="302.47" calcext:value-type="float">
            <text:p>302.47</text:p>
          </table:table-cell>
        </table:table-row>
        <table:table-row table:style-name="ro1">
          <table:table-cell office:value-type="float" office:value="3679706" calcext:value-type="float">
            <text:p>3679706</text:p>
          </table:table-cell>
          <table:table-cell table:formula="of:=[.A232]/1000/(60*60*24)" office:value-type="time" office:time-value="PT01H01M19.706S" calcext:value-type="time">
            <text:p>01:0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48.07" calcext:value-type="float">
            <text:p>248.07</text:p>
          </table:table-cell>
          <table:table-cell office:value-type="float" office:value="303.77" calcext:value-type="float">
            <text:p>303.77</text:p>
          </table:table-cell>
        </table:table-row>
        <table:table-row table:style-name="ro1">
          <table:table-cell office:value-type="float" office:value="3695707" calcext:value-type="float">
            <text:p>3695707</text:p>
          </table:table-cell>
          <table:table-cell table:formula="of:=[.A233]/1000/(60*60*24)" office:value-type="time" office:time-value="PT01H01M35.707S" calcext:value-type="time">
            <text:p>01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49.15" calcext:value-type="float">
            <text:p>249.15</text:p>
          </table:table-cell>
          <table:table-cell office:value-type="float" office:value="305.07" calcext:value-type="float">
            <text:p>305.07</text:p>
          </table:table-cell>
        </table:table-row>
        <table:table-row table:style-name="ro1">
          <table:table-cell office:value-type="float" office:value="3711707" calcext:value-type="float">
            <text:p>3711707</text:p>
          </table:table-cell>
          <table:table-cell table:formula="of:=[.A234]/1000/(60*60*24)" office:value-type="time" office:time-value="PT01H01M51.707S" calcext:value-type="time">
            <text:p>01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50.22" calcext:value-type="float">
            <text:p>250.22</text:p>
          </table:table-cell>
          <table:table-cell office:value-type="float" office:value="306.38" calcext:value-type="float">
            <text:p>306.38</text:p>
          </table:table-cell>
        </table:table-row>
        <table:table-row table:style-name="ro1">
          <table:table-cell office:value-type="float" office:value="3727707" calcext:value-type="float">
            <text:p>3727707</text:p>
          </table:table-cell>
          <table:table-cell table:formula="of:=[.A235]/1000/(60*60*24)" office:value-type="time" office:time-value="PT01H02M07.707S" calcext:value-type="time">
            <text:p>01:0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51.29" calcext:value-type="float">
            <text:p>251.29</text:p>
          </table:table-cell>
          <table:table-cell office:value-type="float" office:value="307.68" calcext:value-type="float">
            <text:p>307.68</text:p>
          </table:table-cell>
        </table:table-row>
        <table:table-row table:style-name="ro1">
          <table:table-cell office:value-type="float" office:value="3743707" calcext:value-type="float">
            <text:p>3743707</text:p>
          </table:table-cell>
          <table:table-cell table:formula="of:=[.A236]/1000/(60*60*24)" office:value-type="time" office:time-value="PT01H02M23.707S" calcext:value-type="time">
            <text:p>01:0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52.36" calcext:value-type="float">
            <text:p>252.36</text:p>
          </table:table-cell>
          <table:table-cell office:value-type="float" office:value="308.98" calcext:value-type="float">
            <text:p>308.98</text:p>
          </table:table-cell>
        </table:table-row>
        <table:table-row table:style-name="ro1">
          <table:table-cell office:value-type="float" office:value="3759706" calcext:value-type="float">
            <text:p>3759706</text:p>
          </table:table-cell>
          <table:table-cell table:formula="of:=[.A237]/1000/(60*60*24)" office:value-type="time" office:time-value="PT01H02M39.706S" calcext:value-type="time">
            <text:p>01:0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53.43" calcext:value-type="float">
            <text:p>253.43</text:p>
          </table:table-cell>
          <table:table-cell office:value-type="float" office:value="310.29" calcext:value-type="float">
            <text:p>310.29</text:p>
          </table:table-cell>
        </table:table-row>
        <table:table-row table:style-name="ro1">
          <table:table-cell office:value-type="float" office:value="3775707" calcext:value-type="float">
            <text:p>3775707</text:p>
          </table:table-cell>
          <table:table-cell table:formula="of:=[.A238]/1000/(60*60*24)" office:value-type="time" office:time-value="PT01H02M55.707S" calcext:value-type="time">
            <text:p>01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54.5" calcext:value-type="float">
            <text:p>254.5</text:p>
          </table:table-cell>
          <table:table-cell office:value-type="float" office:value="311.59" calcext:value-type="float">
            <text:p>311.59</text:p>
          </table:table-cell>
        </table:table-row>
        <table:table-row table:style-name="ro1">
          <table:table-cell office:value-type="float" office:value="3791707" calcext:value-type="float">
            <text:p>3791707</text:p>
          </table:table-cell>
          <table:table-cell table:formula="of:=[.A239]/1000/(60*60*24)" office:value-type="time" office:time-value="PT01H03M11.707S" calcext:value-type="time">
            <text:p>01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55.57" calcext:value-type="float">
            <text:p>255.57</text:p>
          </table:table-cell>
          <table:table-cell office:value-type="float" office:value="312.89" calcext:value-type="float">
            <text:p>312.89</text:p>
          </table:table-cell>
        </table:table-row>
        <table:table-row table:style-name="ro1">
          <table:table-cell office:value-type="float" office:value="3807707" calcext:value-type="float">
            <text:p>3807707</text:p>
          </table:table-cell>
          <table:table-cell table:formula="of:=[.A240]/1000/(60*60*24)" office:value-type="time" office:time-value="PT01H03M27.707S" calcext:value-type="time">
            <text:p>01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314.19" calcext:value-type="float">
            <text:p>314.19</text:p>
          </table:table-cell>
        </table:table-row>
        <table:table-row table:style-name="ro1">
          <table:table-cell office:value-type="float" office:value="3823707" calcext:value-type="float">
            <text:p>3823707</text:p>
          </table:table-cell>
          <table:table-cell table:formula="of:=[.A241]/1000/(60*60*24)" office:value-type="time" office:time-value="PT01H03M43.707S" calcext:value-type="time">
            <text:p>01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57.72" calcext:value-type="float">
            <text:p>257.72</text:p>
          </table:table-cell>
          <table:table-cell office:value-type="float" office:value="315.5" calcext:value-type="float">
            <text:p>315.5</text:p>
          </table:table-cell>
        </table:table-row>
        <table:table-row table:style-name="ro1">
          <table:table-cell office:value-type="float" office:value="3839707" calcext:value-type="float">
            <text:p>3839707</text:p>
          </table:table-cell>
          <table:table-cell table:formula="of:=[.A242]/1000/(60*60*24)" office:value-type="time" office:time-value="PT01H03M59.707S" calcext:value-type="time">
            <text:p>01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58.79" calcext:value-type="float">
            <text:p>258.79</text:p>
          </table:table-cell>
          <table:table-cell office:value-type="float" office:value="316.8" calcext:value-type="float">
            <text:p>316.8</text:p>
          </table:table-cell>
        </table:table-row>
        <table:table-row table:style-name="ro1">
          <table:table-cell office:value-type="float" office:value="3855707" calcext:value-type="float">
            <text:p>3855707</text:p>
          </table:table-cell>
          <table:table-cell table:formula="of:=[.A243]/1000/(60*60*24)" office:value-type="time" office:time-value="PT01H04M15.707S" calcext:value-type="time">
            <text:p>01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59.86" calcext:value-type="float">
            <text:p>259.86</text:p>
          </table:table-cell>
          <table:table-cell office:value-type="float" office:value="318.1" calcext:value-type="float">
            <text:p>318.1</text:p>
          </table:table-cell>
        </table:table-row>
        <table:table-row table:style-name="ro1">
          <table:table-cell office:value-type="float" office:value="3871707" calcext:value-type="float">
            <text:p>3871707</text:p>
          </table:table-cell>
          <table:table-cell table:formula="of:=[.A244]/1000/(60*60*24)" office:value-type="time" office:time-value="PT01H04M31.707S" calcext:value-type="time">
            <text:p>01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60.93" calcext:value-type="float">
            <text:p>260.93</text:p>
          </table:table-cell>
          <table:table-cell office:value-type="float" office:value="319.4" calcext:value-type="float">
            <text:p>319.4</text:p>
          </table:table-cell>
        </table:table-row>
        <table:table-row table:style-name="ro1">
          <table:table-cell office:value-type="float" office:value="3887707" calcext:value-type="float">
            <text:p>3887707</text:p>
          </table:table-cell>
          <table:table-cell table:formula="of:=[.A245]/1000/(60*60*24)" office:value-type="time" office:time-value="PT01H04M47.707S" calcext:value-type="time">
            <text:p>01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262" calcext:value-type="float">
            <text:p>262</text:p>
          </table:table-cell>
          <table:table-cell office:value-type="float" office:value="320.71" calcext:value-type="float">
            <text:p>320.71</text:p>
          </table:table-cell>
        </table:table-row>
        <table:table-row table:style-name="ro1">
          <table:table-cell office:value-type="float" office:value="3903707" calcext:value-type="float">
            <text:p>3903707</text:p>
          </table:table-cell>
          <table:table-cell table:formula="of:=[.A246]/1000/(60*60*24)" office:value-type="time" office:time-value="PT01H05M03.707S" calcext:value-type="time">
            <text:p>01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63.07" calcext:value-type="float">
            <text:p>263.07</text:p>
          </table:table-cell>
          <table:table-cell office:value-type="float" office:value="322.01" calcext:value-type="float">
            <text:p>322.01</text:p>
          </table:table-cell>
        </table:table-row>
        <table:table-row table:style-name="ro1">
          <table:table-cell office:value-type="float" office:value="3919706" calcext:value-type="float">
            <text:p>3919706</text:p>
          </table:table-cell>
          <table:table-cell table:formula="of:=[.A247]/1000/(60*60*24)" office:value-type="time" office:time-value="PT01H05M19.706S" calcext:value-type="time">
            <text:p>01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64.14" calcext:value-type="float">
            <text:p>264.14</text:p>
          </table:table-cell>
          <table:table-cell office:value-type="float" office:value="323.31" calcext:value-type="float">
            <text:p>323.31</text:p>
          </table:table-cell>
        </table:table-row>
        <table:table-row table:style-name="ro1">
          <table:table-cell office:value-type="float" office:value="3935707" calcext:value-type="float">
            <text:p>3935707</text:p>
          </table:table-cell>
          <table:table-cell table:formula="of:=[.A248]/1000/(60*60*24)" office:value-type="time" office:time-value="PT01H05M35.707S" calcext:value-type="time">
            <text:p>01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65.22" calcext:value-type="float">
            <text:p>265.22</text:p>
          </table:table-cell>
          <table:table-cell office:value-type="float" office:value="324.62" calcext:value-type="float">
            <text:p>324.62</text:p>
          </table:table-cell>
        </table:table-row>
        <table:table-row table:style-name="ro1">
          <table:table-cell office:value-type="float" office:value="3951707" calcext:value-type="float">
            <text:p>3951707</text:p>
          </table:table-cell>
          <table:table-cell table:formula="of:=[.A249]/1000/(60*60*24)" office:value-type="time" office:time-value="PT01H05M51.707S" calcext:value-type="time">
            <text:p>01:0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66.29" calcext:value-type="float">
            <text:p>266.29</text:p>
          </table:table-cell>
          <table:table-cell office:value-type="float" office:value="325.92" calcext:value-type="float">
            <text:p>325.92</text:p>
          </table:table-cell>
        </table:table-row>
        <table:table-row table:style-name="ro1">
          <table:table-cell office:value-type="float" office:value="3967707" calcext:value-type="float">
            <text:p>3967707</text:p>
          </table:table-cell>
          <table:table-cell table:formula="of:=[.A250]/1000/(60*60*24)" office:value-type="time" office:time-value="PT01H06M07.707S" calcext:value-type="time">
            <text:p>01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67.36" calcext:value-type="float">
            <text:p>267.36</text:p>
          </table:table-cell>
          <table:table-cell office:value-type="float" office:value="327.22" calcext:value-type="float">
            <text:p>327.22</text:p>
          </table:table-cell>
        </table:table-row>
        <table:table-row table:style-name="ro1">
          <table:table-cell office:value-type="float" office:value="3983707" calcext:value-type="float">
            <text:p>3983707</text:p>
          </table:table-cell>
          <table:table-cell table:formula="of:=[.A251]/1000/(60*60*24)" office:value-type="time" office:time-value="PT01H06M23.707S" calcext:value-type="time">
            <text:p>01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68.43" calcext:value-type="float">
            <text:p>268.43</text:p>
          </table:table-cell>
          <table:table-cell office:value-type="float" office:value="328.52" calcext:value-type="float">
            <text:p>328.52</text:p>
          </table:table-cell>
        </table:table-row>
        <table:table-row table:style-name="ro1">
          <table:table-cell office:value-type="float" office:value="3999707" calcext:value-type="float">
            <text:p>3999707</text:p>
          </table:table-cell>
          <table:table-cell table:formula="of:=[.A252]/1000/(60*60*24)" office:value-type="time" office:time-value="PT01H06M39.707S" calcext:value-type="time">
            <text:p>01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69.5" calcext:value-type="float">
            <text:p>269.5</text:p>
          </table:table-cell>
          <table:table-cell office:value-type="float" office:value="329.83" calcext:value-type="float">
            <text:p>329.83</text:p>
          </table:table-cell>
        </table:table-row>
        <table:table-row table:style-name="ro1">
          <table:table-cell office:value-type="float" office:value="4015706" calcext:value-type="float">
            <text:p>4015706</text:p>
          </table:table-cell>
          <table:table-cell table:formula="of:=[.A253]/1000/(60*60*24)" office:value-type="time" office:time-value="PT01H06M55.706S" calcext:value-type="time">
            <text:p>01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70.57" calcext:value-type="float">
            <text:p>270.57</text:p>
          </table:table-cell>
          <table:table-cell office:value-type="float" office:value="331.13" calcext:value-type="float">
            <text:p>331.13</text:p>
          </table:table-cell>
        </table:table-row>
        <table:table-row table:style-name="ro1">
          <table:table-cell office:value-type="float" office:value="4031707" calcext:value-type="float">
            <text:p>4031707</text:p>
          </table:table-cell>
          <table:table-cell table:formula="of:=[.A254]/1000/(60*60*24)" office:value-type="time" office:time-value="PT01H07M11.707S" calcext:value-type="time">
            <text:p>01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71.64" calcext:value-type="float">
            <text:p>271.64</text:p>
          </table:table-cell>
          <table:table-cell office:value-type="float" office:value="332.43" calcext:value-type="float">
            <text:p>332.43</text:p>
          </table:table-cell>
        </table:table-row>
        <table:table-row table:style-name="ro1">
          <table:table-cell office:value-type="float" office:value="4047707" calcext:value-type="float">
            <text:p>4047707</text:p>
          </table:table-cell>
          <table:table-cell table:formula="of:=[.A255]/1000/(60*60*24)" office:value-type="time" office:time-value="PT01H07M27.707S" calcext:value-type="time">
            <text:p>01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72.71" calcext:value-type="float">
            <text:p>272.71</text:p>
          </table:table-cell>
          <table:table-cell office:value-type="float" office:value="333.73" calcext:value-type="float">
            <text:p>333.73</text:p>
          </table:table-cell>
        </table:table-row>
        <table:table-row table:style-name="ro1">
          <table:table-cell office:value-type="float" office:value="4063707" calcext:value-type="float">
            <text:p>4063707</text:p>
          </table:table-cell>
          <table:table-cell table:formula="of:=[.A256]/1000/(60*60*24)" office:value-type="time" office:time-value="PT01H07M43.707S" calcext:value-type="time">
            <text:p>01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73.79" calcext:value-type="float">
            <text:p>273.79</text:p>
          </table:table-cell>
          <table:table-cell office:value-type="float" office:value="335.04" calcext:value-type="float">
            <text:p>335.04</text:p>
          </table:table-cell>
        </table:table-row>
        <table:table-row table:style-name="ro1">
          <table:table-cell office:value-type="float" office:value="4079707" calcext:value-type="float">
            <text:p>4079707</text:p>
          </table:table-cell>
          <table:table-cell table:formula="of:=[.A257]/1000/(60*60*24)" office:value-type="time" office:time-value="PT01H07M59.707S" calcext:value-type="time">
            <text:p>01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74.86" calcext:value-type="float">
            <text:p>274.86</text:p>
          </table:table-cell>
          <table:table-cell office:value-type="float" office:value="336.34" calcext:value-type="float">
            <text:p>336.34</text:p>
          </table:table-cell>
        </table:table-row>
        <table:table-row table:style-name="ro1">
          <table:table-cell office:value-type="float" office:value="4095706" calcext:value-type="float">
            <text:p>4095706</text:p>
          </table:table-cell>
          <table:table-cell table:formula="of:=[.A258]/1000/(60*60*24)" office:value-type="time" office:time-value="PT01H08M15.706S" calcext:value-type="time">
            <text:p>01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75.93" calcext:value-type="float">
            <text:p>275.93</text:p>
          </table:table-cell>
          <table:table-cell office:value-type="float" office:value="337.64" calcext:value-type="float">
            <text:p>337.64</text:p>
          </table:table-cell>
        </table:table-row>
        <table:table-row table:style-name="ro1">
          <table:table-cell office:value-type="float" office:value="4111707" calcext:value-type="float">
            <text:p>4111707</text:p>
          </table:table-cell>
          <table:table-cell table:formula="of:=[.A259]/1000/(60*60*24)" office:value-type="time" office:time-value="PT01H08M31.707S" calcext:value-type="time">
            <text:p>01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77" calcext:value-type="float">
            <text:p>277</text:p>
          </table:table-cell>
          <table:table-cell office:value-type="float" office:value="338.94" calcext:value-type="float">
            <text:p>338.94</text:p>
          </table:table-cell>
        </table:table-row>
        <table:table-row table:style-name="ro1">
          <table:table-cell office:value-type="float" office:value="4127707" calcext:value-type="float">
            <text:p>4127707</text:p>
          </table:table-cell>
          <table:table-cell table:formula="of:=[.A260]/1000/(60*60*24)" office:value-type="time" office:time-value="PT01H08M47.707S" calcext:value-type="time">
            <text:p>01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78.07" calcext:value-type="float">
            <text:p>278.07</text:p>
          </table:table-cell>
          <table:table-cell office:value-type="float" office:value="340.25" calcext:value-type="float">
            <text:p>340.25</text:p>
          </table:table-cell>
        </table:table-row>
        <table:table-row table:style-name="ro1">
          <table:table-cell office:value-type="float" office:value="4143706" calcext:value-type="float">
            <text:p>4143706</text:p>
          </table:table-cell>
          <table:table-cell table:formula="of:=[.A261]/1000/(60*60*24)" office:value-type="time" office:time-value="PT01H09M03.706S" calcext:value-type="time">
            <text:p>01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79.14" calcext:value-type="float">
            <text:p>279.14</text:p>
          </table:table-cell>
          <table:table-cell office:value-type="float" office:value="341.55" calcext:value-type="float">
            <text:p>341.55</text:p>
          </table:table-cell>
        </table:table-row>
        <table:table-row table:style-name="ro1">
          <table:table-cell office:value-type="float" office:value="4159707" calcext:value-type="float">
            <text:p>4159707</text:p>
          </table:table-cell>
          <table:table-cell table:formula="of:=[.A262]/1000/(60*60*24)" office:value-type="time" office:time-value="PT01H09M19.707S" calcext:value-type="time">
            <text:p>01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80.21" calcext:value-type="float">
            <text:p>280.21</text:p>
          </table:table-cell>
          <table:table-cell office:value-type="float" office:value="342.85" calcext:value-type="float">
            <text:p>342.85</text:p>
          </table:table-cell>
        </table:table-row>
        <table:table-row table:style-name="ro1">
          <table:table-cell office:value-type="float" office:value="4175707" calcext:value-type="float">
            <text:p>4175707</text:p>
          </table:table-cell>
          <table:table-cell table:formula="of:=[.A263]/1000/(60*60*24)" office:value-type="time" office:time-value="PT01H09M35.707S" calcext:value-type="time">
            <text:p>01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81.28" calcext:value-type="float">
            <text:p>281.28</text:p>
          </table:table-cell>
          <table:table-cell office:value-type="float" office:value="344.15" calcext:value-type="float">
            <text:p>344.15</text:p>
          </table:table-cell>
        </table:table-row>
        <table:table-row table:style-name="ro1">
          <table:table-cell office:value-type="float" office:value="4191707" calcext:value-type="float">
            <text:p>4191707</text:p>
          </table:table-cell>
          <table:table-cell table:formula="of:=[.A264]/1000/(60*60*24)" office:value-type="time" office:time-value="PT01H09M51.707S" calcext:value-type="time">
            <text:p>01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82.35" calcext:value-type="float">
            <text:p>282.35</text:p>
          </table:table-cell>
          <table:table-cell office:value-type="float" office:value="345.46" calcext:value-type="float">
            <text:p>345.46</text:p>
          </table:table-cell>
        </table:table-row>
        <table:table-row table:style-name="ro1">
          <table:table-cell office:value-type="float" office:value="4207707" calcext:value-type="float">
            <text:p>4207707</text:p>
          </table:table-cell>
          <table:table-cell table:formula="of:=[.A265]/1000/(60*60*24)" office:value-type="time" office:time-value="PT01H10M07.707S" calcext:value-type="time">
            <text:p>01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83.43" calcext:value-type="float">
            <text:p>283.43</text:p>
          </table:table-cell>
          <table:table-cell office:value-type="float" office:value="346.76" calcext:value-type="float">
            <text:p>346.76</text:p>
          </table:table-cell>
        </table:table-row>
        <table:table-row table:style-name="ro1">
          <table:table-cell office:value-type="float" office:value="4223707" calcext:value-type="float">
            <text:p>4223707</text:p>
          </table:table-cell>
          <table:table-cell table:formula="of:=[.A266]/1000/(60*60*24)" office:value-type="time" office:time-value="PT01H10M23.707S" calcext:value-type="time">
            <text:p>01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84.5" calcext:value-type="float">
            <text:p>284.5</text:p>
          </table:table-cell>
          <table:table-cell office:value-type="float" office:value="348.06" calcext:value-type="float">
            <text:p>348.06</text:p>
          </table:table-cell>
        </table:table-row>
        <table:table-row table:style-name="ro1">
          <table:table-cell office:value-type="float" office:value="4239707" calcext:value-type="float">
            <text:p>4239707</text:p>
          </table:table-cell>
          <table:table-cell table:formula="of:=[.A267]/1000/(60*60*24)" office:value-type="time" office:time-value="PT01H10M39.707S" calcext:value-type="time">
            <text:p>01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85.57" calcext:value-type="float">
            <text:p>285.57</text:p>
          </table:table-cell>
          <table:table-cell office:value-type="float" office:value="349.36" calcext:value-type="float">
            <text:p>349.36</text:p>
          </table:table-cell>
        </table:table-row>
        <table:table-row table:style-name="ro1">
          <table:table-cell office:value-type="float" office:value="4255707" calcext:value-type="float">
            <text:p>4255707</text:p>
          </table:table-cell>
          <table:table-cell table:formula="of:=[.A268]/1000/(60*60*24)" office:value-type="time" office:time-value="PT01H10M55.707S" calcext:value-type="time">
            <text:p>01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86.64" calcext:value-type="float">
            <text:p>286.64</text:p>
          </table:table-cell>
          <table:table-cell office:value-type="float" office:value="350.66" calcext:value-type="float">
            <text:p>350.66</text:p>
          </table:table-cell>
        </table:table-row>
        <table:table-row table:style-name="ro1">
          <table:table-cell office:value-type="float" office:value="4271707" calcext:value-type="float">
            <text:p>4271707</text:p>
          </table:table-cell>
          <table:table-cell table:formula="of:=[.A269]/1000/(60*60*24)" office:value-type="time" office:time-value="PT01H11M11.707S" calcext:value-type="time">
            <text:p>01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87.71" calcext:value-type="float">
            <text:p>287.71</text:p>
          </table:table-cell>
          <table:table-cell office:value-type="float" office:value="351.97" calcext:value-type="float">
            <text:p>351.97</text:p>
          </table:table-cell>
        </table:table-row>
        <table:table-row table:style-name="ro1">
          <table:table-cell office:value-type="float" office:value="4287707" calcext:value-type="float">
            <text:p>4287707</text:p>
          </table:table-cell>
          <table:table-cell table:formula="of:=[.A270]/1000/(60*60*24)" office:value-type="time" office:time-value="PT01H11M27.707S" calcext:value-type="time">
            <text:p>01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88.78" calcext:value-type="float">
            <text:p>288.78</text:p>
          </table:table-cell>
          <table:table-cell office:value-type="float" office:value="353.27" calcext:value-type="float">
            <text:p>353.27</text:p>
          </table:table-cell>
        </table:table-row>
        <table:table-row table:style-name="ro1">
          <table:table-cell office:value-type="float" office:value="4303707" calcext:value-type="float">
            <text:p>4303707</text:p>
          </table:table-cell>
          <table:table-cell table:formula="of:=[.A271]/1000/(60*60*24)" office:value-type="time" office:time-value="PT01H11M43.707S" calcext:value-type="time">
            <text:p>01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89.85" calcext:value-type="float">
            <text:p>289.85</text:p>
          </table:table-cell>
          <table:table-cell office:value-type="float" office:value="354.57" calcext:value-type="float">
            <text:p>354.57</text:p>
          </table:table-cell>
        </table:table-row>
        <table:table-row table:style-name="ro1">
          <table:table-cell office:value-type="float" office:value="4319707" calcext:value-type="float">
            <text:p>4319707</text:p>
          </table:table-cell>
          <table:table-cell table:formula="of:=[.A272]/1000/(60*60*24)" office:value-type="time" office:time-value="PT01H11M59.707S" calcext:value-type="time">
            <text:p>01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90.92" calcext:value-type="float">
            <text:p>290.92</text:p>
          </table:table-cell>
          <table:table-cell office:value-type="float" office:value="355.87" calcext:value-type="float">
            <text:p>355.87</text:p>
          </table:table-cell>
        </table:table-row>
        <table:table-row table:style-name="ro1">
          <table:table-cell office:value-type="float" office:value="4335707" calcext:value-type="float">
            <text:p>4335707</text:p>
          </table:table-cell>
          <table:table-cell table:formula="of:=[.A273]/1000/(60*60*24)" office:value-type="time" office:time-value="PT01H12M15.707S" calcext:value-type="time">
            <text:p>01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91.99" calcext:value-type="float">
            <text:p>291.99</text:p>
          </table:table-cell>
          <table:table-cell office:value-type="float" office:value="357.18" calcext:value-type="float">
            <text:p>357.18</text:p>
          </table:table-cell>
        </table:table-row>
        <table:table-row table:style-name="ro1">
          <table:table-cell office:value-type="float" office:value="4351707" calcext:value-type="float">
            <text:p>4351707</text:p>
          </table:table-cell>
          <table:table-cell table:formula="of:=[.A274]/1000/(60*60*24)" office:value-type="time" office:time-value="PT01H12M31.707S" calcext:value-type="time">
            <text:p>01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93.07" calcext:value-type="float">
            <text:p>293.07</text:p>
          </table:table-cell>
          <table:table-cell office:value-type="float" office:value="358.48" calcext:value-type="float">
            <text:p>358.48</text:p>
          </table:table-cell>
        </table:table-row>
        <table:table-row table:style-name="ro1">
          <table:table-cell office:value-type="float" office:value="4367707" calcext:value-type="float">
            <text:p>4367707</text:p>
          </table:table-cell>
          <table:table-cell table:formula="of:=[.A275]/1000/(60*60*24)" office:value-type="time" office:time-value="PT01H12M47.707S" calcext:value-type="time">
            <text:p>01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94.14" calcext:value-type="float">
            <text:p>294.14</text:p>
          </table:table-cell>
          <table:table-cell office:value-type="float" office:value="359.78" calcext:value-type="float">
            <text:p>359.78</text:p>
          </table:table-cell>
        </table:table-row>
        <table:table-row table:style-name="ro1">
          <table:table-cell office:value-type="float" office:value="4383707" calcext:value-type="float">
            <text:p>4383707</text:p>
          </table:table-cell>
          <table:table-cell table:formula="of:=[.A276]/1000/(60*60*24)" office:value-type="time" office:time-value="PT01H13M03.707S" calcext:value-type="time">
            <text:p>01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95.21" calcext:value-type="float">
            <text:p>295.21</text:p>
          </table:table-cell>
          <table:table-cell office:value-type="float" office:value="361.08" calcext:value-type="float">
            <text:p>361.08</text:p>
          </table:table-cell>
        </table:table-row>
        <table:table-row table:style-name="ro1">
          <table:table-cell office:value-type="float" office:value="4399707" calcext:value-type="float">
            <text:p>4399707</text:p>
          </table:table-cell>
          <table:table-cell table:formula="of:=[.A277]/1000/(60*60*24)" office:value-type="time" office:time-value="PT01H13M19.707S" calcext:value-type="time">
            <text:p>01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96.28" calcext:value-type="float">
            <text:p>296.28</text:p>
          </table:table-cell>
          <table:table-cell office:value-type="float" office:value="362.38" calcext:value-type="float">
            <text:p>362.38</text:p>
          </table:table-cell>
        </table:table-row>
        <table:table-row table:style-name="ro1">
          <table:table-cell office:value-type="float" office:value="4415707" calcext:value-type="float">
            <text:p>4415707</text:p>
          </table:table-cell>
          <table:table-cell table:formula="of:=[.A278]/1000/(60*60*24)" office:value-type="time" office:time-value="PT01H13M35.707S" calcext:value-type="time">
            <text:p>01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97.35" calcext:value-type="float">
            <text:p>297.35</text:p>
          </table:table-cell>
          <table:table-cell office:value-type="float" office:value="363.69" calcext:value-type="float">
            <text:p>363.69</text:p>
          </table:table-cell>
        </table:table-row>
        <table:table-row table:style-name="ro1">
          <table:table-cell office:value-type="float" office:value="4431707" calcext:value-type="float">
            <text:p>4431707</text:p>
          </table:table-cell>
          <table:table-cell table:formula="of:=[.A279]/1000/(60*60*24)" office:value-type="time" office:time-value="PT01H13M51.707S" calcext:value-type="time">
            <text:p>01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98.42" calcext:value-type="float">
            <text:p>298.42</text:p>
          </table:table-cell>
          <table:table-cell office:value-type="float" office:value="364.99" calcext:value-type="float">
            <text:p>364.99</text:p>
          </table:table-cell>
        </table:table-row>
        <table:table-row table:style-name="ro1">
          <table:table-cell office:value-type="float" office:value="4447707" calcext:value-type="float">
            <text:p>4447707</text:p>
          </table:table-cell>
          <table:table-cell table:formula="of:=[.A280]/1000/(60*60*24)" office:value-type="time" office:time-value="PT01H14M07.707S" calcext:value-type="time">
            <text:p>01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99.49" calcext:value-type="float">
            <text:p>299.49</text:p>
          </table:table-cell>
          <table:table-cell office:value-type="float" office:value="366.29" calcext:value-type="float">
            <text:p>366.29</text:p>
          </table:table-cell>
        </table:table-row>
        <table:table-row table:style-name="ro1">
          <table:table-cell office:value-type="float" office:value="4463707" calcext:value-type="float">
            <text:p>4463707</text:p>
          </table:table-cell>
          <table:table-cell table:formula="of:=[.A281]/1000/(60*60*24)" office:value-type="time" office:time-value="PT01H14M23.707S" calcext:value-type="time">
            <text:p>01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00.56" calcext:value-type="float">
            <text:p>300.56</text:p>
          </table:table-cell>
          <table:table-cell office:value-type="float" office:value="367.59" calcext:value-type="float">
            <text:p>367.59</text:p>
          </table:table-cell>
        </table:table-row>
        <table:table-row table:style-name="ro1">
          <table:table-cell office:value-type="float" office:value="4479707" calcext:value-type="float">
            <text:p>4479707</text:p>
          </table:table-cell>
          <table:table-cell table:formula="of:=[.A282]/1000/(60*60*24)" office:value-type="time" office:time-value="PT01H14M39.707S" calcext:value-type="time">
            <text:p>01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01.63" calcext:value-type="float">
            <text:p>301.63</text:p>
          </table:table-cell>
          <table:table-cell office:value-type="float" office:value="368.89" calcext:value-type="float">
            <text:p>368.89</text:p>
          </table:table-cell>
        </table:table-row>
        <table:table-row table:style-name="ro1">
          <table:table-cell office:value-type="float" office:value="4495707" calcext:value-type="float">
            <text:p>4495707</text:p>
          </table:table-cell>
          <table:table-cell table:formula="of:=[.A283]/1000/(60*60*24)" office:value-type="time" office:time-value="PT01H14M55.707S" calcext:value-type="time">
            <text:p>01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02.7" calcext:value-type="float">
            <text:p>302.7</text:p>
          </table:table-cell>
          <table:table-cell office:value-type="float" office:value="370.2" calcext:value-type="float">
            <text:p>370.2</text:p>
          </table:table-cell>
        </table:table-row>
        <table:table-row table:style-name="ro1">
          <table:table-cell office:value-type="float" office:value="4511707" calcext:value-type="float">
            <text:p>4511707</text:p>
          </table:table-cell>
          <table:table-cell table:formula="of:=[.A284]/1000/(60*60*24)" office:value-type="time" office:time-value="PT01H15M11.707S" calcext:value-type="time">
            <text:p>01:15:12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303.78" calcext:value-type="float">
            <text:p>303.78</text:p>
          </table:table-cell>
          <table:table-cell office:value-type="float" office:value="371.5" calcext:value-type="float">
            <text:p>371.5</text:p>
          </table:table-cell>
        </table:table-row>
        <table:table-row table:style-name="ro1">
          <table:table-cell office:value-type="float" office:value="4527707" calcext:value-type="float">
            <text:p>4527707</text:p>
          </table:table-cell>
          <table:table-cell table:formula="of:=[.A285]/1000/(60*60*24)" office:value-type="time" office:time-value="PT01H15M27.707S" calcext:value-type="time">
            <text:p>01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04.85" calcext:value-type="float">
            <text:p>304.85</text:p>
          </table:table-cell>
          <table:table-cell office:value-type="float" office:value="372.8" calcext:value-type="float">
            <text:p>372.8</text:p>
          </table:table-cell>
        </table:table-row>
        <table:table-row table:style-name="ro1">
          <table:table-cell office:value-type="float" office:value="4543707" calcext:value-type="float">
            <text:p>4543707</text:p>
          </table:table-cell>
          <table:table-cell table:formula="of:=[.A286]/1000/(60*60*24)" office:value-type="time" office:time-value="PT01H15M43.707S" calcext:value-type="time">
            <text:p>01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05.92" calcext:value-type="float">
            <text:p>305.92</text:p>
          </table:table-cell>
          <table:table-cell office:value-type="float" office:value="374.1" calcext:value-type="float">
            <text:p>374.1</text:p>
          </table:table-cell>
        </table:table-row>
        <table:table-row table:style-name="ro1">
          <table:table-cell office:value-type="float" office:value="4559707" calcext:value-type="float">
            <text:p>4559707</text:p>
          </table:table-cell>
          <table:table-cell table:formula="of:=[.A287]/1000/(60*60*24)" office:value-type="time" office:time-value="PT01H15M59.707S" calcext:value-type="time">
            <text:p>01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306.99" calcext:value-type="float">
            <text:p>306.99</text:p>
          </table:table-cell>
          <table:table-cell office:value-type="float" office:value="375.41" calcext:value-type="float">
            <text:p>375.41</text:p>
          </table:table-cell>
        </table:table-row>
        <table:table-row table:style-name="ro1">
          <table:table-cell office:value-type="float" office:value="4575707" calcext:value-type="float">
            <text:p>4575707</text:p>
          </table:table-cell>
          <table:table-cell table:formula="of:=[.A288]/1000/(60*60*24)" office:value-type="time" office:time-value="PT01H16M15.707S" calcext:value-type="time">
            <text:p>01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08.06" calcext:value-type="float">
            <text:p>308.06</text:p>
          </table:table-cell>
          <table:table-cell office:value-type="float" office:value="376.71" calcext:value-type="float">
            <text:p>376.71</text:p>
          </table:table-cell>
        </table:table-row>
        <table:table-row table:style-name="ro1">
          <table:table-cell office:value-type="float" office:value="4591707" calcext:value-type="float">
            <text:p>4591707</text:p>
          </table:table-cell>
          <table:table-cell table:formula="of:=[.A289]/1000/(60*60*24)" office:value-type="time" office:time-value="PT01H16M31.707S" calcext:value-type="time">
            <text:p>01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09.13" calcext:value-type="float">
            <text:p>309.13</text:p>
          </table:table-cell>
          <table:table-cell office:value-type="float" office:value="378.01" calcext:value-type="float">
            <text:p>378.01</text:p>
          </table:table-cell>
        </table:table-row>
        <table:table-row table:style-name="ro1">
          <table:table-cell office:value-type="float" office:value="4607707" calcext:value-type="float">
            <text:p>4607707</text:p>
          </table:table-cell>
          <table:table-cell table:formula="of:=[.A290]/1000/(60*60*24)" office:value-type="time" office:time-value="PT01H16M47.707S" calcext:value-type="time">
            <text:p>01:16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310.2" calcext:value-type="float">
            <text:p>310.2</text:p>
          </table:table-cell>
          <table:table-cell office:value-type="float" office:value="379.31" calcext:value-type="float">
            <text:p>379.31</text:p>
          </table:table-cell>
        </table:table-row>
        <table:table-row table:style-name="ro1">
          <table:table-cell office:value-type="float" office:value="4623707" calcext:value-type="float">
            <text:p>4623707</text:p>
          </table:table-cell>
          <table:table-cell table:formula="of:=[.A291]/1000/(60*60*24)" office:value-type="time" office:time-value="PT01H17M03.707S" calcext:value-type="time">
            <text:p>01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11.27" calcext:value-type="float">
            <text:p>311.27</text:p>
          </table:table-cell>
          <table:table-cell office:value-type="float" office:value="380.61" calcext:value-type="float">
            <text:p>380.61</text:p>
          </table:table-cell>
        </table:table-row>
        <table:table-row table:style-name="ro1">
          <table:table-cell office:value-type="float" office:value="4639707" calcext:value-type="float">
            <text:p>4639707</text:p>
          </table:table-cell>
          <table:table-cell table:formula="of:=[.A292]/1000/(60*60*24)" office:value-type="time" office:time-value="PT01H17M19.707S" calcext:value-type="time">
            <text:p>01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12.34" calcext:value-type="float">
            <text:p>312.34</text:p>
          </table:table-cell>
          <table:table-cell office:value-type="float" office:value="381.91" calcext:value-type="float">
            <text:p>381.91</text:p>
          </table:table-cell>
        </table:table-row>
        <table:table-row table:style-name="ro1">
          <table:table-cell office:value-type="float" office:value="4655707" calcext:value-type="float">
            <text:p>4655707</text:p>
          </table:table-cell>
          <table:table-cell table:formula="of:=[.A293]/1000/(60*60*24)" office:value-type="time" office:time-value="PT01H17M35.707S" calcext:value-type="time">
            <text:p>01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13.41" calcext:value-type="float">
            <text:p>313.41</text:p>
          </table:table-cell>
          <table:table-cell office:value-type="float" office:value="383.22" calcext:value-type="float">
            <text:p>383.22</text:p>
          </table:table-cell>
        </table:table-row>
        <table:table-row table:style-name="ro1">
          <table:table-cell office:value-type="float" office:value="4671707" calcext:value-type="float">
            <text:p>4671707</text:p>
          </table:table-cell>
          <table:table-cell table:formula="of:=[.A294]/1000/(60*60*24)" office:value-type="time" office:time-value="PT01H17M51.707S" calcext:value-type="time">
            <text:p>01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14.48" calcext:value-type="float">
            <text:p>314.48</text:p>
          </table:table-cell>
          <table:table-cell office:value-type="float" office:value="384.52" calcext:value-type="float">
            <text:p>384.52</text:p>
          </table:table-cell>
        </table:table-row>
        <table:table-row table:style-name="ro1">
          <table:table-cell office:value-type="float" office:value="4687707" calcext:value-type="float">
            <text:p>4687707</text:p>
          </table:table-cell>
          <table:table-cell table:formula="of:=[.A295]/1000/(60*60*24)" office:value-type="time" office:time-value="PT01H18M07.707S" calcext:value-type="time">
            <text:p>01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15.55" calcext:value-type="float">
            <text:p>315.55</text:p>
          </table:table-cell>
          <table:table-cell office:value-type="float" office:value="385.82" calcext:value-type="float">
            <text:p>385.82</text:p>
          </table:table-cell>
        </table:table-row>
        <table:table-row table:style-name="ro1">
          <table:table-cell office:value-type="float" office:value="4703707" calcext:value-type="float">
            <text:p>4703707</text:p>
          </table:table-cell>
          <table:table-cell table:formula="of:=[.A296]/1000/(60*60*24)" office:value-type="time" office:time-value="PT01H18M23.707S" calcext:value-type="time">
            <text:p>01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16.63" calcext:value-type="float">
            <text:p>316.63</text:p>
          </table:table-cell>
          <table:table-cell office:value-type="float" office:value="387.12" calcext:value-type="float">
            <text:p>387.12</text:p>
          </table:table-cell>
        </table:table-row>
        <table:table-row table:style-name="ro1">
          <table:table-cell office:value-type="float" office:value="4719707" calcext:value-type="float">
            <text:p>4719707</text:p>
          </table:table-cell>
          <table:table-cell table:formula="of:=[.A297]/1000/(60*60*24)" office:value-type="time" office:time-value="PT01H18M39.707S" calcext:value-type="time">
            <text:p>01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17.7" calcext:value-type="float">
            <text:p>317.7</text:p>
          </table:table-cell>
          <table:table-cell office:value-type="float" office:value="388.42" calcext:value-type="float">
            <text:p>388.42</text:p>
          </table:table-cell>
        </table:table-row>
        <table:table-row table:style-name="ro1">
          <table:table-cell office:value-type="float" office:value="4735707" calcext:value-type="float">
            <text:p>4735707</text:p>
          </table:table-cell>
          <table:table-cell table:formula="of:=[.A298]/1000/(60*60*24)" office:value-type="time" office:time-value="PT01H18M55.707S" calcext:value-type="time">
            <text:p>01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18.77" calcext:value-type="float">
            <text:p>318.77</text:p>
          </table:table-cell>
          <table:table-cell office:value-type="float" office:value="389.73" calcext:value-type="float">
            <text:p>389.73</text:p>
          </table:table-cell>
        </table:table-row>
        <table:table-row table:style-name="ro1">
          <table:table-cell office:value-type="float" office:value="4751707" calcext:value-type="float">
            <text:p>4751707</text:p>
          </table:table-cell>
          <table:table-cell table:formula="of:=[.A299]/1000/(60*60*24)" office:value-type="time" office:time-value="PT01H19M11.707S" calcext:value-type="time">
            <text:p>01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19.84" calcext:value-type="float">
            <text:p>319.84</text:p>
          </table:table-cell>
          <table:table-cell office:value-type="float" office:value="391.03" calcext:value-type="float">
            <text:p>391.03</text:p>
          </table:table-cell>
        </table:table-row>
        <table:table-row table:style-name="ro1">
          <table:table-cell office:value-type="float" office:value="4767707" calcext:value-type="float">
            <text:p>4767707</text:p>
          </table:table-cell>
          <table:table-cell table:formula="of:=[.A300]/1000/(60*60*24)" office:value-type="time" office:time-value="PT01H19M27.707S" calcext:value-type="time">
            <text:p>01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20.91" calcext:value-type="float">
            <text:p>320.91</text:p>
          </table:table-cell>
          <table:table-cell office:value-type="float" office:value="392.33" calcext:value-type="float">
            <text:p>392.33</text:p>
          </table:table-cell>
        </table:table-row>
        <table:table-row table:style-name="ro1">
          <table:table-cell office:value-type="float" office:value="4783707" calcext:value-type="float">
            <text:p>4783707</text:p>
          </table:table-cell>
          <table:table-cell table:formula="of:=[.A301]/1000/(60*60*24)" office:value-type="time" office:time-value="PT01H19M43.707S" calcext:value-type="time">
            <text:p>01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21.98" calcext:value-type="float">
            <text:p>321.98</text:p>
          </table:table-cell>
          <table:table-cell office:value-type="float" office:value="393.63" calcext:value-type="float">
            <text:p>393.63</text:p>
          </table:table-cell>
        </table:table-row>
        <table:table-row table:style-name="ro1">
          <table:table-cell office:value-type="float" office:value="4799707" calcext:value-type="float">
            <text:p>4799707</text:p>
          </table:table-cell>
          <table:table-cell table:formula="of:=[.A302]/1000/(60*60*24)" office:value-type="time" office:time-value="PT01H19M59.707S" calcext:value-type="time">
            <text:p>01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23.05" calcext:value-type="float">
            <text:p>323.05</text:p>
          </table:table-cell>
          <table:table-cell office:value-type="float" office:value="394.93" calcext:value-type="float">
            <text:p>394.93</text:p>
          </table:table-cell>
        </table:table-row>
        <table:table-row table:style-name="ro1">
          <table:table-cell office:value-type="float" office:value="4815707" calcext:value-type="float">
            <text:p>4815707</text:p>
          </table:table-cell>
          <table:table-cell table:formula="of:=[.A303]/1000/(60*60*24)" office:value-type="time" office:time-value="PT01H20M15.707S" calcext:value-type="time">
            <text:p>01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24.12" calcext:value-type="float">
            <text:p>324.12</text:p>
          </table:table-cell>
          <table:table-cell office:value-type="float" office:value="396.23" calcext:value-type="float">
            <text:p>396.23</text:p>
          </table:table-cell>
        </table:table-row>
        <table:table-row table:style-name="ro1">
          <table:table-cell office:value-type="float" office:value="4831707" calcext:value-type="float">
            <text:p>4831707</text:p>
          </table:table-cell>
          <table:table-cell table:formula="of:=[.A304]/1000/(60*60*24)" office:value-type="time" office:time-value="PT01H20M31.707S" calcext:value-type="time">
            <text:p>01:20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325.19" calcext:value-type="float">
            <text:p>325.19</text:p>
          </table:table-cell>
          <table:table-cell office:value-type="float" office:value="397.54" calcext:value-type="float">
            <text:p>397.54</text:p>
          </table:table-cell>
        </table:table-row>
        <table:table-row table:style-name="ro1">
          <table:table-cell office:value-type="float" office:value="4847707" calcext:value-type="float">
            <text:p>4847707</text:p>
          </table:table-cell>
          <table:table-cell table:formula="of:=[.A305]/1000/(60*60*24)" office:value-type="time" office:time-value="PT01H20M47.707S" calcext:value-type="time">
            <text:p>01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26.26" calcext:value-type="float">
            <text:p>326.26</text:p>
          </table:table-cell>
          <table:table-cell office:value-type="float" office:value="398.84" calcext:value-type="float">
            <text:p>398.84</text:p>
          </table:table-cell>
        </table:table-row>
        <table:table-row table:style-name="ro1">
          <table:table-cell office:value-type="float" office:value="4863707" calcext:value-type="float">
            <text:p>4863707</text:p>
          </table:table-cell>
          <table:table-cell table:formula="of:=[.A306]/1000/(60*60*24)" office:value-type="time" office:time-value="PT01H21M03.707S" calcext:value-type="time">
            <text:p>01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27.33" calcext:value-type="float">
            <text:p>327.33</text:p>
          </table:table-cell>
          <table:table-cell office:value-type="float" office:value="400.14" calcext:value-type="float">
            <text:p>400.14</text:p>
          </table:table-cell>
        </table:table-row>
        <table:table-row table:style-name="ro1">
          <table:table-cell office:value-type="float" office:value="4879706" calcext:value-type="float">
            <text:p>4879706</text:p>
          </table:table-cell>
          <table:table-cell table:formula="of:=[.A307]/1000/(60*60*24)" office:value-type="time" office:time-value="PT01H21M19.706S" calcext:value-type="time">
            <text:p>01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28.4" calcext:value-type="float">
            <text:p>328.4</text:p>
          </table:table-cell>
          <table:table-cell office:value-type="float" office:value="401.44" calcext:value-type="float">
            <text:p>401.44</text:p>
          </table:table-cell>
        </table:table-row>
        <table:table-row table:style-name="ro1">
          <table:table-cell office:value-type="float" office:value="4895707" calcext:value-type="float">
            <text:p>4895707</text:p>
          </table:table-cell>
          <table:table-cell table:formula="of:=[.A308]/1000/(60*60*24)" office:value-type="time" office:time-value="PT01H21M35.707S" calcext:value-type="time">
            <text:p>01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29.47" calcext:value-type="float">
            <text:p>329.47</text:p>
          </table:table-cell>
          <table:table-cell office:value-type="float" office:value="402.74" calcext:value-type="float">
            <text:p>402.74</text:p>
          </table:table-cell>
        </table:table-row>
        <table:table-row table:style-name="ro1">
          <table:table-cell office:value-type="float" office:value="4911707" calcext:value-type="float">
            <text:p>4911707</text:p>
          </table:table-cell>
          <table:table-cell table:formula="of:=[.A309]/1000/(60*60*24)" office:value-type="time" office:time-value="PT01H21M51.707S" calcext:value-type="time">
            <text:p>01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30.54" calcext:value-type="float">
            <text:p>330.54</text:p>
          </table:table-cell>
          <table:table-cell office:value-type="float" office:value="404.04" calcext:value-type="float">
            <text:p>404.04</text:p>
          </table:table-cell>
        </table:table-row>
        <table:table-row table:style-name="ro1">
          <table:table-cell office:value-type="float" office:value="4927707" calcext:value-type="float">
            <text:p>4927707</text:p>
          </table:table-cell>
          <table:table-cell table:formula="of:=[.A310]/1000/(60*60*24)" office:value-type="time" office:time-value="PT01H22M07.707S" calcext:value-type="time">
            <text:p>01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31.62" calcext:value-type="float">
            <text:p>331.62</text:p>
          </table:table-cell>
          <table:table-cell office:value-type="float" office:value="405.35" calcext:value-type="float">
            <text:p>405.35</text:p>
          </table:table-cell>
        </table:table-row>
        <table:table-row table:style-name="ro1">
          <table:table-cell office:value-type="float" office:value="4943707" calcext:value-type="float">
            <text:p>4943707</text:p>
          </table:table-cell>
          <table:table-cell table:formula="of:=[.A311]/1000/(60*60*24)" office:value-type="time" office:time-value="PT01H22M23.707S" calcext:value-type="time">
            <text:p>01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332.69" calcext:value-type="float">
            <text:p>332.69</text:p>
          </table:table-cell>
          <table:table-cell office:value-type="float" office:value="406.65" calcext:value-type="float">
            <text:p>406.65</text:p>
          </table:table-cell>
        </table:table-row>
        <table:table-row table:style-name="ro1">
          <table:table-cell office:value-type="float" office:value="4959707" calcext:value-type="float">
            <text:p>4959707</text:p>
          </table:table-cell>
          <table:table-cell table:formula="of:=[.A312]/1000/(60*60*24)" office:value-type="time" office:time-value="PT01H22M39.707S" calcext:value-type="time">
            <text:p>01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33.76" calcext:value-type="float">
            <text:p>333.76</text:p>
          </table:table-cell>
          <table:table-cell office:value-type="float" office:value="407.95" calcext:value-type="float">
            <text:p>407.95</text:p>
          </table:table-cell>
        </table:table-row>
        <table:table-row table:style-name="ro1">
          <table:table-cell office:value-type="float" office:value="4975707" calcext:value-type="float">
            <text:p>4975707</text:p>
          </table:table-cell>
          <table:table-cell table:formula="of:=[.A313]/1000/(60*60*24)" office:value-type="time" office:time-value="PT01H22M55.707S" calcext:value-type="time">
            <text:p>01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34.83" calcext:value-type="float">
            <text:p>334.83</text:p>
          </table:table-cell>
          <table:table-cell office:value-type="float" office:value="409.25" calcext:value-type="float">
            <text:p>409.25</text:p>
          </table:table-cell>
        </table:table-row>
        <table:table-row table:style-name="ro1">
          <table:table-cell office:value-type="float" office:value="4991707" calcext:value-type="float">
            <text:p>4991707</text:p>
          </table:table-cell>
          <table:table-cell table:formula="of:=[.A314]/1000/(60*60*24)" office:value-type="time" office:time-value="PT01H23M11.707S" calcext:value-type="time">
            <text:p>01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35.9" calcext:value-type="float">
            <text:p>335.9</text:p>
          </table:table-cell>
          <table:table-cell office:value-type="float" office:value="410.55" calcext:value-type="float">
            <text:p>410.55</text:p>
          </table:table-cell>
        </table:table-row>
        <table:table-row table:style-name="ro1">
          <table:table-cell office:value-type="float" office:value="5007707" calcext:value-type="float">
            <text:p>5007707</text:p>
          </table:table-cell>
          <table:table-cell table:formula="of:=[.A315]/1000/(60*60*24)" office:value-type="time" office:time-value="PT01H23M27.707S" calcext:value-type="time">
            <text:p>01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336.97" calcext:value-type="float">
            <text:p>336.97</text:p>
          </table:table-cell>
          <table:table-cell office:value-type="float" office:value="411.85" calcext:value-type="float">
            <text:p>411.85</text:p>
          </table:table-cell>
        </table:table-row>
        <table:table-row table:style-name="ro1">
          <table:table-cell office:value-type="float" office:value="5023707" calcext:value-type="float">
            <text:p>5023707</text:p>
          </table:table-cell>
          <table:table-cell table:formula="of:=[.A316]/1000/(60*60*24)" office:value-type="time" office:time-value="PT01H23M43.707S" calcext:value-type="time">
            <text:p>01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338.04" calcext:value-type="float">
            <text:p>338.04</text:p>
          </table:table-cell>
          <table:table-cell office:value-type="float" office:value="413.15" calcext:value-type="float">
            <text:p>413.15</text:p>
          </table:table-cell>
        </table:table-row>
        <table:table-row table:style-name="ro1">
          <table:table-cell office:value-type="float" office:value="5039707" calcext:value-type="float">
            <text:p>5039707</text:p>
          </table:table-cell>
          <table:table-cell table:formula="of:=[.A317]/1000/(60*60*24)" office:value-type="time" office:time-value="PT01H23M59.707S" calcext:value-type="time">
            <text:p>01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39.11" calcext:value-type="float">
            <text:p>339.11</text:p>
          </table:table-cell>
          <table:table-cell office:value-type="float" office:value="414.46" calcext:value-type="float">
            <text:p>414.46</text:p>
          </table:table-cell>
        </table:table-row>
        <table:table-row table:style-name="ro1">
          <table:table-cell office:value-type="float" office:value="5055707" calcext:value-type="float">
            <text:p>5055707</text:p>
          </table:table-cell>
          <table:table-cell table:formula="of:=[.A318]/1000/(60*60*24)" office:value-type="time" office:time-value="PT01H24M15.707S" calcext:value-type="time">
            <text:p>01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40.18" calcext:value-type="float">
            <text:p>340.18</text:p>
          </table:table-cell>
          <table:table-cell office:value-type="float" office:value="415.76" calcext:value-type="float">
            <text:p>415.76</text:p>
          </table:table-cell>
        </table:table-row>
        <table:table-row table:style-name="ro1">
          <table:table-cell office:value-type="float" office:value="5071707" calcext:value-type="float">
            <text:p>5071707</text:p>
          </table:table-cell>
          <table:table-cell table:formula="of:=[.A319]/1000/(60*60*24)" office:value-type="time" office:time-value="PT01H24M31.707S" calcext:value-type="time">
            <text:p>01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341.25" calcext:value-type="float">
            <text:p>341.25</text:p>
          </table:table-cell>
          <table:table-cell office:value-type="float" office:value="417.06" calcext:value-type="float">
            <text:p>417.06</text:p>
          </table:table-cell>
        </table:table-row>
        <table:table-row table:style-name="ro1">
          <table:table-cell office:value-type="float" office:value="5087707" calcext:value-type="float">
            <text:p>5087707</text:p>
          </table:table-cell>
          <table:table-cell table:formula="of:=[.A320]/1000/(60*60*24)" office:value-type="time" office:time-value="PT01H24M47.707S" calcext:value-type="time">
            <text:p>01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42.32" calcext:value-type="float">
            <text:p>342.32</text:p>
          </table:table-cell>
          <table:table-cell office:value-type="float" office:value="418.36" calcext:value-type="float">
            <text:p>418.36</text:p>
          </table:table-cell>
        </table:table-row>
        <table:table-row table:style-name="ro1">
          <table:table-cell office:value-type="float" office:value="5103707" calcext:value-type="float">
            <text:p>5103707</text:p>
          </table:table-cell>
          <table:table-cell table:formula="of:=[.A321]/1000/(60*60*24)" office:value-type="time" office:time-value="PT01H25M03.707S" calcext:value-type="time">
            <text:p>01:25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343.39" calcext:value-type="float">
            <text:p>343.39</text:p>
          </table:table-cell>
          <table:table-cell office:value-type="float" office:value="419.66" calcext:value-type="float">
            <text:p>419.66</text:p>
          </table:table-cell>
        </table:table-row>
        <table:table-row table:style-name="ro1">
          <table:table-cell office:value-type="float" office:value="5119707" calcext:value-type="float">
            <text:p>5119707</text:p>
          </table:table-cell>
          <table:table-cell table:formula="of:=[.A322]/1000/(60*60*24)" office:value-type="time" office:time-value="PT01H25M19.707S" calcext:value-type="time">
            <text:p>01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44.46" calcext:value-type="float">
            <text:p>344.46</text:p>
          </table:table-cell>
          <table:table-cell office:value-type="float" office:value="420.96" calcext:value-type="float">
            <text:p>420.96</text:p>
          </table:table-cell>
        </table:table-row>
        <table:table-row table:style-name="ro1">
          <table:table-cell office:value-type="float" office:value="5135707" calcext:value-type="float">
            <text:p>5135707</text:p>
          </table:table-cell>
          <table:table-cell table:formula="of:=[.A323]/1000/(60*60*24)" office:value-type="time" office:time-value="PT01H25M35.707S" calcext:value-type="time">
            <text:p>01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45.53" calcext:value-type="float">
            <text:p>345.53</text:p>
          </table:table-cell>
          <table:table-cell office:value-type="float" office:value="422.26" calcext:value-type="float">
            <text:p>422.26</text:p>
          </table:table-cell>
        </table:table-row>
        <table:table-row table:style-name="ro1">
          <table:table-cell office:value-type="float" office:value="5151707" calcext:value-type="float">
            <text:p>5151707</text:p>
          </table:table-cell>
          <table:table-cell table:formula="of:=[.A324]/1000/(60*60*24)" office:value-type="time" office:time-value="PT01H25M51.707S" calcext:value-type="time">
            <text:p>01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46.6" calcext:value-type="float">
            <text:p>346.6</text:p>
          </table:table-cell>
          <table:table-cell office:value-type="float" office:value="423.56" calcext:value-type="float">
            <text:p>423.56</text:p>
          </table:table-cell>
        </table:table-row>
        <table:table-row table:style-name="ro1">
          <table:table-cell office:value-type="float" office:value="5167707" calcext:value-type="float">
            <text:p>5167707</text:p>
          </table:table-cell>
          <table:table-cell table:formula="of:=[.A325]/1000/(60*60*24)" office:value-type="time" office:time-value="PT01H26M07.707S" calcext:value-type="time">
            <text:p>01:26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47.67" calcext:value-type="float">
            <text:p>347.67</text:p>
          </table:table-cell>
          <table:table-cell office:value-type="float" office:value="424.86" calcext:value-type="float">
            <text:p>424.86</text:p>
          </table:table-cell>
        </table:table-row>
        <table:table-row table:style-name="ro1">
          <table:table-cell office:value-type="float" office:value="5183706" calcext:value-type="float">
            <text:p>5183706</text:p>
          </table:table-cell>
          <table:table-cell table:formula="of:=[.A326]/1000/(60*60*24)" office:value-type="time" office:time-value="PT01H26M23.706S" calcext:value-type="time">
            <text:p>01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48.75" calcext:value-type="float">
            <text:p>348.75</text:p>
          </table:table-cell>
          <table:table-cell office:value-type="float" office:value="426.16" calcext:value-type="float">
            <text:p>426.16</text:p>
          </table:table-cell>
        </table:table-row>
        <table:table-row table:style-name="ro1">
          <table:table-cell office:value-type="float" office:value="5199707" calcext:value-type="float">
            <text:p>5199707</text:p>
          </table:table-cell>
          <table:table-cell table:formula="of:=[.A327]/1000/(60*60*24)" office:value-type="time" office:time-value="PT01H26M39.707S" calcext:value-type="time">
            <text:p>01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349.82" calcext:value-type="float">
            <text:p>349.82</text:p>
          </table:table-cell>
          <table:table-cell office:value-type="float" office:value="427.46" calcext:value-type="float">
            <text:p>427.46</text:p>
          </table:table-cell>
        </table:table-row>
        <table:table-row table:style-name="ro1">
          <table:table-cell office:value-type="float" office:value="5215707" calcext:value-type="float">
            <text:p>5215707</text:p>
          </table:table-cell>
          <table:table-cell table:formula="of:=[.A328]/1000/(60*60*24)" office:value-type="time" office:time-value="PT01H26M55.707S" calcext:value-type="time">
            <text:p>01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50.89" calcext:value-type="float">
            <text:p>350.89</text:p>
          </table:table-cell>
          <table:table-cell office:value-type="float" office:value="428.77" calcext:value-type="float">
            <text:p>428.77</text:p>
          </table:table-cell>
        </table:table-row>
        <table:table-row table:style-name="ro1">
          <table:table-cell office:value-type="float" office:value="5231707" calcext:value-type="float">
            <text:p>5231707</text:p>
          </table:table-cell>
          <table:table-cell table:formula="of:=[.A329]/1000/(60*60*24)" office:value-type="time" office:time-value="PT01H27M11.707S" calcext:value-type="time">
            <text:p>01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51.96" calcext:value-type="float">
            <text:p>351.96</text:p>
          </table:table-cell>
          <table:table-cell office:value-type="float" office:value="430.07" calcext:value-type="float">
            <text:p>430.07</text:p>
          </table:table-cell>
        </table:table-row>
        <table:table-row table:style-name="ro1">
          <table:table-cell office:value-type="float" office:value="5247707" calcext:value-type="float">
            <text:p>5247707</text:p>
          </table:table-cell>
          <table:table-cell table:formula="of:=[.A330]/1000/(60*60*24)" office:value-type="time" office:time-value="PT01H27M27.707S" calcext:value-type="time">
            <text:p>01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53.03" calcext:value-type="float">
            <text:p>353.03</text:p>
          </table:table-cell>
          <table:table-cell office:value-type="float" office:value="431.37" calcext:value-type="float">
            <text:p>431.37</text:p>
          </table:table-cell>
        </table:table-row>
        <table:table-row table:style-name="ro1">
          <table:table-cell office:value-type="float" office:value="5263707" calcext:value-type="float">
            <text:p>5263707</text:p>
          </table:table-cell>
          <table:table-cell table:formula="of:=[.A331]/1000/(60*60*24)" office:value-type="time" office:time-value="PT01H27M43.707S" calcext:value-type="time">
            <text:p>01:27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54.1" calcext:value-type="float">
            <text:p>354.1</text:p>
          </table:table-cell>
          <table:table-cell office:value-type="float" office:value="432.67" calcext:value-type="float">
            <text:p>432.67</text:p>
          </table:table-cell>
        </table:table-row>
        <table:table-row table:style-name="ro1">
          <table:table-cell office:value-type="float" office:value="5279707" calcext:value-type="float">
            <text:p>5279707</text:p>
          </table:table-cell>
          <table:table-cell table:formula="of:=[.A332]/1000/(60*60*24)" office:value-type="time" office:time-value="PT01H27M59.707S" calcext:value-type="time">
            <text:p>01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55.17" calcext:value-type="float">
            <text:p>355.17</text:p>
          </table:table-cell>
          <table:table-cell office:value-type="float" office:value="433.97" calcext:value-type="float">
            <text:p>433.97</text:p>
          </table:table-cell>
        </table:table-row>
        <table:table-row table:style-name="ro1">
          <table:table-cell office:value-type="float" office:value="5295707" calcext:value-type="float">
            <text:p>5295707</text:p>
          </table:table-cell>
          <table:table-cell table:formula="of:=[.A333]/1000/(60*60*24)" office:value-type="time" office:time-value="PT01H28M15.707S" calcext:value-type="time">
            <text:p>01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56.24" calcext:value-type="float">
            <text:p>356.24</text:p>
          </table:table-cell>
          <table:table-cell office:value-type="float" office:value="435.27" calcext:value-type="float">
            <text:p>435.27</text:p>
          </table:table-cell>
        </table:table-row>
        <table:table-row table:style-name="ro1">
          <table:table-cell office:value-type="float" office:value="5311707" calcext:value-type="float">
            <text:p>5311707</text:p>
          </table:table-cell>
          <table:table-cell table:formula="of:=[.A334]/1000/(60*60*24)" office:value-type="time" office:time-value="PT01H28M31.707S" calcext:value-type="time">
            <text:p>01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57.31" calcext:value-type="float">
            <text:p>357.31</text:p>
          </table:table-cell>
          <table:table-cell office:value-type="float" office:value="436.57" calcext:value-type="float">
            <text:p>436.57</text:p>
          </table:table-cell>
        </table:table-row>
        <table:table-row table:style-name="ro1">
          <table:table-cell office:value-type="float" office:value="5327707" calcext:value-type="float">
            <text:p>5327707</text:p>
          </table:table-cell>
          <table:table-cell table:formula="of:=[.A335]/1000/(60*60*24)" office:value-type="time" office:time-value="PT01H28M47.707S" calcext:value-type="time">
            <text:p>01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358.38" calcext:value-type="float">
            <text:p>358.38</text:p>
          </table:table-cell>
          <table:table-cell office:value-type="float" office:value="437.87" calcext:value-type="float">
            <text:p>437.87</text:p>
          </table:table-cell>
        </table:table-row>
        <table:table-row table:style-name="ro1">
          <table:table-cell office:value-type="float" office:value="5343707" calcext:value-type="float">
            <text:p>5343707</text:p>
          </table:table-cell>
          <table:table-cell table:formula="of:=[.A336]/1000/(60*60*24)" office:value-type="time" office:time-value="PT01H29M03.707S" calcext:value-type="time">
            <text:p>01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59.45" calcext:value-type="float">
            <text:p>359.45</text:p>
          </table:table-cell>
          <table:table-cell office:value-type="float" office:value="439.17" calcext:value-type="float">
            <text:p>439.17</text:p>
          </table:table-cell>
        </table:table-row>
        <table:table-row table:style-name="ro1">
          <table:table-cell office:value-type="float" office:value="5359707" calcext:value-type="float">
            <text:p>5359707</text:p>
          </table:table-cell>
          <table:table-cell table:formula="of:=[.A337]/1000/(60*60*24)" office:value-type="time" office:time-value="PT01H29M19.707S" calcext:value-type="time">
            <text:p>01:29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60.52" calcext:value-type="float">
            <text:p>360.52</text:p>
          </table:table-cell>
          <table:table-cell office:value-type="float" office:value="440.47" calcext:value-type="float">
            <text:p>440.47</text:p>
          </table:table-cell>
        </table:table-row>
        <table:table-row table:style-name="ro1">
          <table:table-cell office:value-type="float" office:value="5375707" calcext:value-type="float">
            <text:p>5375707</text:p>
          </table:table-cell>
          <table:table-cell table:formula="of:=[.A338]/1000/(60*60*24)" office:value-type="time" office:time-value="PT01H29M35.707S" calcext:value-type="time">
            <text:p>01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61.59" calcext:value-type="float">
            <text:p>361.59</text:p>
          </table:table-cell>
          <table:table-cell office:value-type="float" office:value="441.77" calcext:value-type="float">
            <text:p>441.77</text:p>
          </table:table-cell>
        </table:table-row>
        <table:table-row table:style-name="ro1">
          <table:table-cell office:value-type="float" office:value="5391707" calcext:value-type="float">
            <text:p>5391707</text:p>
          </table:table-cell>
          <table:table-cell table:formula="of:=[.A339]/1000/(60*60*24)" office:value-type="time" office:time-value="PT01H29M51.707S" calcext:value-type="time">
            <text:p>01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62.66" calcext:value-type="float">
            <text:p>362.66</text:p>
          </table:table-cell>
          <table:table-cell office:value-type="float" office:value="443.07" calcext:value-type="float">
            <text:p>443.07</text:p>
          </table:table-cell>
        </table:table-row>
        <table:table-row table:style-name="ro1">
          <table:table-cell office:value-type="float" office:value="5407707" calcext:value-type="float">
            <text:p>5407707</text:p>
          </table:table-cell>
          <table:table-cell table:formula="of:=[.A340]/1000/(60*60*24)" office:value-type="time" office:time-value="PT01H30M07.707S" calcext:value-type="time">
            <text:p>01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363.73" calcext:value-type="float">
            <text:p>363.73</text:p>
          </table:table-cell>
          <table:table-cell office:value-type="float" office:value="444.37" calcext:value-type="float">
            <text:p>444.37</text:p>
          </table:table-cell>
        </table:table-row>
        <table:table-row table:style-name="ro1">
          <table:table-cell office:value-type="float" office:value="5423707" calcext:value-type="float">
            <text:p>5423707</text:p>
          </table:table-cell>
          <table:table-cell table:formula="of:=[.A341]/1000/(60*60*24)" office:value-type="time" office:time-value="PT01H30M23.707S" calcext:value-type="time">
            <text:p>01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64.8" calcext:value-type="float">
            <text:p>364.8</text:p>
          </table:table-cell>
          <table:table-cell office:value-type="float" office:value="445.68" calcext:value-type="float">
            <text:p>445.68</text:p>
          </table:table-cell>
        </table:table-row>
        <table:table-row table:style-name="ro1">
          <table:table-cell office:value-type="float" office:value="5439707" calcext:value-type="float">
            <text:p>5439707</text:p>
          </table:table-cell>
          <table:table-cell table:formula="of:=[.A342]/1000/(60*60*24)" office:value-type="time" office:time-value="PT01H30M39.707S" calcext:value-type="time">
            <text:p>01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65.87" calcext:value-type="float">
            <text:p>365.87</text:p>
          </table:table-cell>
          <table:table-cell office:value-type="float" office:value="446.98" calcext:value-type="float">
            <text:p>446.98</text:p>
          </table:table-cell>
        </table:table-row>
        <table:table-row table:style-name="ro1">
          <table:table-cell office:value-type="float" office:value="5455707" calcext:value-type="float">
            <text:p>5455707</text:p>
          </table:table-cell>
          <table:table-cell table:formula="of:=[.A343]/1000/(60*60*24)" office:value-type="time" office:time-value="PT01H30M55.707S" calcext:value-type="time">
            <text:p>01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66.94" calcext:value-type="float">
            <text:p>366.94</text:p>
          </table:table-cell>
          <table:table-cell office:value-type="float" office:value="448.28" calcext:value-type="float">
            <text:p>448.28</text:p>
          </table:table-cell>
        </table:table-row>
        <table:table-row table:style-name="ro1">
          <table:table-cell office:value-type="float" office:value="5471707" calcext:value-type="float">
            <text:p>5471707</text:p>
          </table:table-cell>
          <table:table-cell table:formula="of:=[.A344]/1000/(60*60*24)" office:value-type="time" office:time-value="PT01H31M11.707S" calcext:value-type="time">
            <text:p>01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68.01" calcext:value-type="float">
            <text:p>368.01</text:p>
          </table:table-cell>
          <table:table-cell office:value-type="float" office:value="449.58" calcext:value-type="float">
            <text:p>449.58</text:p>
          </table:table-cell>
        </table:table-row>
        <table:table-row table:style-name="ro1">
          <table:table-cell office:value-type="float" office:value="5487707" calcext:value-type="float">
            <text:p>5487707</text:p>
          </table:table-cell>
          <table:table-cell table:formula="of:=[.A345]/1000/(60*60*24)" office:value-type="time" office:time-value="PT01H31M27.707S" calcext:value-type="time">
            <text:p>01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69.08" calcext:value-type="float">
            <text:p>369.08</text:p>
          </table:table-cell>
          <table:table-cell office:value-type="float" office:value="450.88" calcext:value-type="float">
            <text:p>450.88</text:p>
          </table:table-cell>
        </table:table-row>
        <table:table-row table:style-name="ro1">
          <table:table-cell office:value-type="float" office:value="5503707" calcext:value-type="float">
            <text:p>5503707</text:p>
          </table:table-cell>
          <table:table-cell table:formula="of:=[.A346]/1000/(60*60*24)" office:value-type="time" office:time-value="PT01H31M43.707S" calcext:value-type="time">
            <text:p>01:31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70.15" calcext:value-type="float">
            <text:p>370.15</text:p>
          </table:table-cell>
          <table:table-cell office:value-type="float" office:value="452.18" calcext:value-type="float">
            <text:p>452.18</text:p>
          </table:table-cell>
        </table:table-row>
        <table:table-row table:style-name="ro1">
          <table:table-cell office:value-type="float" office:value="5519707" calcext:value-type="float">
            <text:p>5519707</text:p>
          </table:table-cell>
          <table:table-cell table:formula="of:=[.A347]/1000/(60*60*24)" office:value-type="time" office:time-value="PT01H31M59.707S" calcext:value-type="time">
            <text:p>01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71.22" calcext:value-type="float">
            <text:p>371.22</text:p>
          </table:table-cell>
          <table:table-cell office:value-type="float" office:value="453.48" calcext:value-type="float">
            <text:p>453.48</text:p>
          </table:table-cell>
        </table:table-row>
        <table:table-row table:style-name="ro1">
          <table:table-cell office:value-type="float" office:value="5535707" calcext:value-type="float">
            <text:p>5535707</text:p>
          </table:table-cell>
          <table:table-cell table:formula="of:=[.A348]/1000/(60*60*24)" office:value-type="time" office:time-value="PT01H32M15.707S" calcext:value-type="time">
            <text:p>01:32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72.29" calcext:value-type="float">
            <text:p>372.29</text:p>
          </table:table-cell>
          <table:table-cell office:value-type="float" office:value="454.78" calcext:value-type="float">
            <text:p>454.78</text:p>
          </table:table-cell>
        </table:table-row>
        <table:table-row table:style-name="ro1">
          <table:table-cell office:value-type="float" office:value="5551707" calcext:value-type="float">
            <text:p>5551707</text:p>
          </table:table-cell>
          <table:table-cell table:formula="of:=[.A349]/1000/(60*60*24)" office:value-type="time" office:time-value="PT01H32M31.707S" calcext:value-type="time">
            <text:p>01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373.36" calcext:value-type="float">
            <text:p>373.36</text:p>
          </table:table-cell>
          <table:table-cell office:value-type="float" office:value="456.08" calcext:value-type="float">
            <text:p>456.08</text:p>
          </table:table-cell>
        </table:table-row>
        <table:table-row table:style-name="ro1">
          <table:table-cell office:value-type="float" office:value="5567706" calcext:value-type="float">
            <text:p>5567706</text:p>
          </table:table-cell>
          <table:table-cell table:formula="of:=[.A350]/1000/(60*60*24)" office:value-type="time" office:time-value="PT01H32M47.706S" calcext:value-type="time">
            <text:p>01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74.43" calcext:value-type="float">
            <text:p>374.43</text:p>
          </table:table-cell>
          <table:table-cell office:value-type="float" office:value="457.38" calcext:value-type="float">
            <text:p>457.38</text:p>
          </table:table-cell>
        </table:table-row>
        <table:table-row table:style-name="ro1">
          <table:table-cell office:value-type="float" office:value="5583707" calcext:value-type="float">
            <text:p>5583707</text:p>
          </table:table-cell>
          <table:table-cell table:formula="of:=[.A351]/1000/(60*60*24)" office:value-type="time" office:time-value="PT01H33M03.707S" calcext:value-type="time">
            <text:p>01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75.5" calcext:value-type="float">
            <text:p>375.5</text:p>
          </table:table-cell>
          <table:table-cell office:value-type="float" office:value="458.68" calcext:value-type="float">
            <text:p>458.68</text:p>
          </table:table-cell>
        </table:table-row>
        <table:table-row table:style-name="ro1">
          <table:table-cell office:value-type="float" office:value="5599707" calcext:value-type="float">
            <text:p>5599707</text:p>
          </table:table-cell>
          <table:table-cell table:formula="of:=[.A352]/1000/(60*60*24)" office:value-type="time" office:time-value="PT01H33M19.707S" calcext:value-type="time">
            <text:p>01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76.57" calcext:value-type="float">
            <text:p>376.57</text:p>
          </table:table-cell>
          <table:table-cell office:value-type="float" office:value="459.98" calcext:value-type="float">
            <text:p>459.98</text:p>
          </table:table-cell>
        </table:table-row>
        <table:table-row table:style-name="ro1">
          <table:table-cell office:value-type="float" office:value="5615707" calcext:value-type="float">
            <text:p>5615707</text:p>
          </table:table-cell>
          <table:table-cell table:formula="of:=[.A353]/1000/(60*60*24)" office:value-type="time" office:time-value="PT01H33M35.707S" calcext:value-type="time">
            <text:p>01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377.64" calcext:value-type="float">
            <text:p>377.64</text:p>
          </table:table-cell>
          <table:table-cell office:value-type="float" office:value="461.28" calcext:value-type="float">
            <text:p>461.28</text:p>
          </table:table-cell>
        </table:table-row>
        <table:table-row table:style-name="ro1">
          <table:table-cell office:value-type="float" office:value="5631707" calcext:value-type="float">
            <text:p>5631707</text:p>
          </table:table-cell>
          <table:table-cell table:formula="of:=[.A354]/1000/(60*60*24)" office:value-type="time" office:time-value="PT01H33M51.707S" calcext:value-type="time">
            <text:p>01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78.72" calcext:value-type="float">
            <text:p>378.72</text:p>
          </table:table-cell>
          <table:table-cell office:value-type="float" office:value="462.58" calcext:value-type="float">
            <text:p>462.58</text:p>
          </table:table-cell>
        </table:table-row>
        <table:table-row table:style-name="ro1">
          <table:table-cell office:value-type="float" office:value="5647707" calcext:value-type="float">
            <text:p>5647707</text:p>
          </table:table-cell>
          <table:table-cell table:formula="of:=[.A355]/1000/(60*60*24)" office:value-type="time" office:time-value="PT01H34M07.707S" calcext:value-type="time">
            <text:p>01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379.79" calcext:value-type="float">
            <text:p>379.79</text:p>
          </table:table-cell>
          <table:table-cell office:value-type="float" office:value="463.88" calcext:value-type="float">
            <text:p>463.88</text:p>
          </table:table-cell>
        </table:table-row>
        <table:table-row table:style-name="ro1">
          <table:table-cell office:value-type="float" office:value="5663707" calcext:value-type="float">
            <text:p>5663707</text:p>
          </table:table-cell>
          <table:table-cell table:formula="of:=[.A356]/1000/(60*60*24)" office:value-type="time" office:time-value="PT01H34M23.707S" calcext:value-type="time">
            <text:p>01:34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80.86" calcext:value-type="float">
            <text:p>380.86</text:p>
          </table:table-cell>
          <table:table-cell office:value-type="float" office:value="465.18" calcext:value-type="float">
            <text:p>465.18</text:p>
          </table:table-cell>
        </table:table-row>
        <table:table-row table:style-name="ro1">
          <table:table-cell office:value-type="float" office:value="5679707" calcext:value-type="float">
            <text:p>5679707</text:p>
          </table:table-cell>
          <table:table-cell table:formula="of:=[.A357]/1000/(60*60*24)" office:value-type="time" office:time-value="PT01H34M39.707S" calcext:value-type="time">
            <text:p>01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81.93" calcext:value-type="float">
            <text:p>381.93</text:p>
          </table:table-cell>
          <table:table-cell office:value-type="float" office:value="466.48" calcext:value-type="float">
            <text:p>466.48</text:p>
          </table:table-cell>
        </table:table-row>
        <table:table-row table:style-name="ro1">
          <table:table-cell office:value-type="float" office:value="5695707" calcext:value-type="float">
            <text:p>5695707</text:p>
          </table:table-cell>
          <table:table-cell table:formula="of:=[.A358]/1000/(60*60*24)" office:value-type="time" office:time-value="PT01H34M55.707S" calcext:value-type="time">
            <text:p>01:34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83" calcext:value-type="float">
            <text:p>383</text:p>
          </table:table-cell>
          <table:table-cell office:value-type="float" office:value="467.78" calcext:value-type="float">
            <text:p>467.78</text:p>
          </table:table-cell>
        </table:table-row>
        <table:table-row table:style-name="ro1">
          <table:table-cell office:value-type="float" office:value="5711707" calcext:value-type="float">
            <text:p>5711707</text:p>
          </table:table-cell>
          <table:table-cell table:formula="of:=[.A359]/1000/(60*60*24)" office:value-type="time" office:time-value="PT01H35M11.707S" calcext:value-type="time">
            <text:p>01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84.07" calcext:value-type="float">
            <text:p>384.07</text:p>
          </table:table-cell>
          <table:table-cell office:value-type="float" office:value="469.08" calcext:value-type="float">
            <text:p>469.08</text:p>
          </table:table-cell>
        </table:table-row>
        <table:table-row table:style-name="ro1">
          <table:table-cell office:value-type="float" office:value="5727707" calcext:value-type="float">
            <text:p>5727707</text:p>
          </table:table-cell>
          <table:table-cell table:formula="of:=[.A360]/1000/(60*60*24)" office:value-type="time" office:time-value="PT01H35M27.707S" calcext:value-type="time">
            <text:p>01:35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85.14" calcext:value-type="float">
            <text:p>385.14</text:p>
          </table:table-cell>
          <table:table-cell office:value-type="float" office:value="470.38" calcext:value-type="float">
            <text:p>470.38</text:p>
          </table:table-cell>
        </table:table-row>
        <table:table-row table:style-name="ro1">
          <table:table-cell office:value-type="float" office:value="5743707" calcext:value-type="float">
            <text:p>5743707</text:p>
          </table:table-cell>
          <table:table-cell table:formula="of:=[.A361]/1000/(60*60*24)" office:value-type="time" office:time-value="PT01H35M43.707S" calcext:value-type="time">
            <text:p>01:35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386.21" calcext:value-type="float">
            <text:p>386.21</text:p>
          </table:table-cell>
          <table:table-cell office:value-type="float" office:value="471.68" calcext:value-type="float">
            <text:p>471.68</text:p>
          </table:table-cell>
        </table:table-row>
        <table:table-row table:style-name="ro1">
          <table:table-cell office:value-type="float" office:value="5759707" calcext:value-type="float">
            <text:p>5759707</text:p>
          </table:table-cell>
          <table:table-cell table:formula="of:=[.A362]/1000/(60*60*24)" office:value-type="time" office:time-value="PT01H35M59.707S" calcext:value-type="time">
            <text:p>01:3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87.28" calcext:value-type="float">
            <text:p>387.28</text:p>
          </table:table-cell>
          <table:table-cell office:value-type="float" office:value="472.98" calcext:value-type="float">
            <text:p>472.98</text:p>
          </table:table-cell>
        </table:table-row>
        <table:table-row table:style-name="ro1">
          <table:table-cell office:value-type="float" office:value="5775707" calcext:value-type="float">
            <text:p>5775707</text:p>
          </table:table-cell>
          <table:table-cell table:formula="of:=[.A363]/1000/(60*60*24)" office:value-type="time" office:time-value="PT01H36M15.707S" calcext:value-type="time">
            <text:p>01:36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88.35" calcext:value-type="float">
            <text:p>388.35</text:p>
          </table:table-cell>
          <table:table-cell office:value-type="float" office:value="474.28" calcext:value-type="float">
            <text:p>474.28</text:p>
          </table:table-cell>
        </table:table-row>
        <table:table-row table:style-name="ro1">
          <table:table-cell office:value-type="float" office:value="5791707" calcext:value-type="float">
            <text:p>5791707</text:p>
          </table:table-cell>
          <table:table-cell table:formula="of:=[.A364]/1000/(60*60*24)" office:value-type="time" office:time-value="PT01H36M31.707S" calcext:value-type="time">
            <text:p>01:36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89.42" calcext:value-type="float">
            <text:p>389.42</text:p>
          </table:table-cell>
          <table:table-cell office:value-type="float" office:value="475.58" calcext:value-type="float">
            <text:p>475.58</text:p>
          </table:table-cell>
        </table:table-row>
        <table:table-row table:style-name="ro1">
          <table:table-cell office:value-type="float" office:value="5807707" calcext:value-type="float">
            <text:p>5807707</text:p>
          </table:table-cell>
          <table:table-cell table:formula="of:=[.A365]/1000/(60*60*24)" office:value-type="time" office:time-value="PT01H36M47.707S" calcext:value-type="time">
            <text:p>01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90.49" calcext:value-type="float">
            <text:p>390.49</text:p>
          </table:table-cell>
          <table:table-cell office:value-type="float" office:value="476.88" calcext:value-type="float">
            <text:p>476.88</text:p>
          </table:table-cell>
        </table:table-row>
        <table:table-row table:style-name="ro1">
          <table:table-cell office:value-type="float" office:value="5823707" calcext:value-type="float">
            <text:p>5823707</text:p>
          </table:table-cell>
          <table:table-cell table:formula="of:=[.A366]/1000/(60*60*24)" office:value-type="time" office:time-value="PT01H37M03.707S" calcext:value-type="time">
            <text:p>01:3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391.56" calcext:value-type="float">
            <text:p>391.56</text:p>
          </table:table-cell>
          <table:table-cell office:value-type="float" office:value="478.18" calcext:value-type="float">
            <text:p>478.18</text:p>
          </table:table-cell>
        </table:table-row>
        <table:table-row table:style-name="ro1">
          <table:table-cell office:value-type="float" office:value="5839706" calcext:value-type="float">
            <text:p>5839706</text:p>
          </table:table-cell>
          <table:table-cell table:formula="of:=[.A367]/1000/(60*60*24)" office:value-type="time" office:time-value="PT01H37M19.706S" calcext:value-type="time">
            <text:p>01:37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392.63" calcext:value-type="float">
            <text:p>392.63</text:p>
          </table:table-cell>
          <table:table-cell office:value-type="float" office:value="479.48" calcext:value-type="float">
            <text:p>479.48</text:p>
          </table:table-cell>
        </table:table-row>
        <table:table-row table:style-name="ro1">
          <table:table-cell office:value-type="float" office:value="5855707" calcext:value-type="float">
            <text:p>5855707</text:p>
          </table:table-cell>
          <table:table-cell table:formula="of:=[.A368]/1000/(60*60*24)" office:value-type="time" office:time-value="PT01H37M35.707S" calcext:value-type="time">
            <text:p>01:3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93.7" calcext:value-type="float">
            <text:p>393.7</text:p>
          </table:table-cell>
          <table:table-cell office:value-type="float" office:value="480.77" calcext:value-type="float">
            <text:p>480.77</text:p>
          </table:table-cell>
        </table:table-row>
        <table:table-row table:style-name="ro1">
          <table:table-cell office:value-type="float" office:value="5871707" calcext:value-type="float">
            <text:p>5871707</text:p>
          </table:table-cell>
          <table:table-cell table:formula="of:=[.A369]/1000/(60*60*24)" office:value-type="time" office:time-value="PT01H37M51.707S" calcext:value-type="time">
            <text:p>01:37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94.77" calcext:value-type="float">
            <text:p>394.77</text:p>
          </table:table-cell>
          <table:table-cell office:value-type="float" office:value="482.07" calcext:value-type="float">
            <text:p>482.07</text:p>
          </table:table-cell>
        </table:table-row>
        <table:table-row table:style-name="ro1">
          <table:table-cell office:value-type="float" office:value="5887707" calcext:value-type="float">
            <text:p>5887707</text:p>
          </table:table-cell>
          <table:table-cell table:formula="of:=[.A370]/1000/(60*60*24)" office:value-type="time" office:time-value="PT01H38M07.707S" calcext:value-type="time">
            <text:p>01:3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95.84" calcext:value-type="float">
            <text:p>395.84</text:p>
          </table:table-cell>
          <table:table-cell office:value-type="float" office:value="483.37" calcext:value-type="float">
            <text:p>483.37</text:p>
          </table:table-cell>
        </table:table-row>
        <table:table-row table:style-name="ro1">
          <table:table-cell office:value-type="float" office:value="5903707" calcext:value-type="float">
            <text:p>5903707</text:p>
          </table:table-cell>
          <table:table-cell table:formula="of:=[.A371]/1000/(60*60*24)" office:value-type="time" office:time-value="PT01H38M23.707S" calcext:value-type="time">
            <text:p>01:38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96.91" calcext:value-type="float">
            <text:p>396.91</text:p>
          </table:table-cell>
          <table:table-cell office:value-type="float" office:value="484.67" calcext:value-type="float">
            <text:p>484.67</text:p>
          </table:table-cell>
        </table:table-row>
        <table:table-row table:style-name="ro1">
          <table:table-cell office:value-type="float" office:value="5919707" calcext:value-type="float">
            <text:p>5919707</text:p>
          </table:table-cell>
          <table:table-cell table:formula="of:=[.A372]/1000/(60*60*24)" office:value-type="time" office:time-value="PT01H38M39.707S" calcext:value-type="time">
            <text:p>01:3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97.98" calcext:value-type="float">
            <text:p>397.98</text:p>
          </table:table-cell>
          <table:table-cell office:value-type="float" office:value="485.97" calcext:value-type="float">
            <text:p>485.97</text:p>
          </table:table-cell>
        </table:table-row>
        <table:table-row table:style-name="ro1">
          <table:table-cell office:value-type="float" office:value="5935706" calcext:value-type="float">
            <text:p>5935706</text:p>
          </table:table-cell>
          <table:table-cell table:formula="of:=[.A373]/1000/(60*60*24)" office:value-type="time" office:time-value="PT01H38M55.706S" calcext:value-type="time">
            <text:p>01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399.05" calcext:value-type="float">
            <text:p>399.05</text:p>
          </table:table-cell>
          <table:table-cell office:value-type="float" office:value="487.27" calcext:value-type="float">
            <text:p>487.27</text:p>
          </table:table-cell>
        </table:table-row>
        <table:table-row table:style-name="ro1">
          <table:table-cell office:value-type="float" office:value="5951707" calcext:value-type="float">
            <text:p>5951707</text:p>
          </table:table-cell>
          <table:table-cell table:formula="of:=[.A374]/1000/(60*60*24)" office:value-type="time" office:time-value="PT01H39M11.707S" calcext:value-type="time">
            <text:p>01:3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00.12" calcext:value-type="float">
            <text:p>400.12</text:p>
          </table:table-cell>
          <table:table-cell office:value-type="float" office:value="488.57" calcext:value-type="float">
            <text:p>488.57</text:p>
          </table:table-cell>
        </table:table-row>
        <table:table-row table:style-name="ro1">
          <table:table-cell office:value-type="float" office:value="5967706" calcext:value-type="float">
            <text:p>5967706</text:p>
          </table:table-cell>
          <table:table-cell table:formula="of:=[.A375]/1000/(60*60*24)" office:value-type="time" office:time-value="PT01H39M27.706S" calcext:value-type="time">
            <text:p>01:3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01.19" calcext:value-type="float">
            <text:p>401.19</text:p>
          </table:table-cell>
          <table:table-cell office:value-type="float" office:value="489.86" calcext:value-type="float">
            <text:p>489.86</text:p>
          </table:table-cell>
        </table:table-row>
        <table:table-row table:style-name="ro1">
          <table:table-cell office:value-type="float" office:value="5983707" calcext:value-type="float">
            <text:p>5983707</text:p>
          </table:table-cell>
          <table:table-cell table:formula="of:=[.A376]/1000/(60*60*24)" office:value-type="time" office:time-value="PT01H39M43.707S" calcext:value-type="time">
            <text:p>01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02.26" calcext:value-type="float">
            <text:p>402.26</text:p>
          </table:table-cell>
          <table:table-cell office:value-type="float" office:value="491.16" calcext:value-type="float">
            <text:p>491.16</text:p>
          </table:table-cell>
        </table:table-row>
        <table:table-row table:style-name="ro1">
          <table:table-cell office:value-type="float" office:value="5999707" calcext:value-type="float">
            <text:p>5999707</text:p>
          </table:table-cell>
          <table:table-cell table:formula="of:=[.A377]/1000/(60*60*24)" office:value-type="time" office:time-value="PT01H39M59.707S" calcext:value-type="time">
            <text:p>01:40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03.33" calcext:value-type="float">
            <text:p>403.33</text:p>
          </table:table-cell>
          <table:table-cell office:value-type="float" office:value="492.46" calcext:value-type="float">
            <text:p>492.46</text:p>
          </table:table-cell>
        </table:table-row>
        <table:table-row table:style-name="ro1">
          <table:table-cell office:value-type="float" office:value="6015707" calcext:value-type="float">
            <text:p>6015707</text:p>
          </table:table-cell>
          <table:table-cell table:formula="of:=[.A378]/1000/(60*60*24)" office:value-type="time" office:time-value="PT01H40M15.707S" calcext:value-type="time">
            <text:p>01:4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04.4" calcext:value-type="float">
            <text:p>404.4</text:p>
          </table:table-cell>
          <table:table-cell office:value-type="float" office:value="493.76" calcext:value-type="float">
            <text:p>493.76</text:p>
          </table:table-cell>
        </table:table-row>
        <table:table-row table:style-name="ro1">
          <table:table-cell office:value-type="float" office:value="6031707" calcext:value-type="float">
            <text:p>6031707</text:p>
          </table:table-cell>
          <table:table-cell table:formula="of:=[.A379]/1000/(60*60*24)" office:value-type="time" office:time-value="PT01H40M31.707S" calcext:value-type="time">
            <text:p>01:40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05.47" calcext:value-type="float">
            <text:p>405.47</text:p>
          </table:table-cell>
          <table:table-cell office:value-type="float" office:value="495.06" calcext:value-type="float">
            <text:p>495.06</text:p>
          </table:table-cell>
        </table:table-row>
        <table:table-row table:style-name="ro1">
          <table:table-cell office:value-type="float" office:value="6047707" calcext:value-type="float">
            <text:p>6047707</text:p>
          </table:table-cell>
          <table:table-cell table:formula="of:=[.A380]/1000/(60*60*24)" office:value-type="time" office:time-value="PT01H40M47.707S" calcext:value-type="time">
            <text:p>01:40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06.54" calcext:value-type="float">
            <text:p>406.54</text:p>
          </table:table-cell>
          <table:table-cell office:value-type="float" office:value="496.36" calcext:value-type="float">
            <text:p>496.36</text:p>
          </table:table-cell>
        </table:table-row>
        <table:table-row table:style-name="ro1">
          <table:table-cell office:value-type="float" office:value="6063707" calcext:value-type="float">
            <text:p>6063707</text:p>
          </table:table-cell>
          <table:table-cell table:formula="of:=[.A381]/1000/(60*60*24)" office:value-type="time" office:time-value="PT01H41M03.707S" calcext:value-type="time">
            <text:p>01:4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07.61" calcext:value-type="float">
            <text:p>407.61</text:p>
          </table:table-cell>
          <table:table-cell office:value-type="float" office:value="497.66" calcext:value-type="float">
            <text:p>497.66</text:p>
          </table:table-cell>
        </table:table-row>
        <table:table-row table:style-name="ro1">
          <table:table-cell office:value-type="float" office:value="6079707" calcext:value-type="float">
            <text:p>6079707</text:p>
          </table:table-cell>
          <table:table-cell table:formula="of:=[.A382]/1000/(60*60*24)" office:value-type="time" office:time-value="PT01H41M19.707S" calcext:value-type="time">
            <text:p>01:41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08.68" calcext:value-type="float">
            <text:p>408.68</text:p>
          </table:table-cell>
          <table:table-cell office:value-type="float" office:value="498.95" calcext:value-type="float">
            <text:p>498.95</text:p>
          </table:table-cell>
        </table:table-row>
        <table:table-row table:style-name="ro1">
          <table:table-cell office:value-type="float" office:value="6095707" calcext:value-type="float">
            <text:p>6095707</text:p>
          </table:table-cell>
          <table:table-cell table:formula="of:=[.A383]/1000/(60*60*24)" office:value-type="time" office:time-value="PT01H41M35.707S" calcext:value-type="time">
            <text:p>01:41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09.75" calcext:value-type="float">
            <text:p>409.75</text:p>
          </table:table-cell>
          <table:table-cell office:value-type="float" office:value="500.25" calcext:value-type="float">
            <text:p>500.25</text:p>
          </table:table-cell>
        </table:table-row>
        <table:table-row table:style-name="ro1">
          <table:table-cell office:value-type="float" office:value="6111707" calcext:value-type="float">
            <text:p>6111707</text:p>
          </table:table-cell>
          <table:table-cell table:formula="of:=[.A384]/1000/(60*60*24)" office:value-type="time" office:time-value="PT01H41M51.707S" calcext:value-type="time">
            <text:p>01:41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10.82" calcext:value-type="float">
            <text:p>410.82</text:p>
          </table:table-cell>
          <table:table-cell office:value-type="float" office:value="501.55" calcext:value-type="float">
            <text:p>501.55</text:p>
          </table:table-cell>
        </table:table-row>
        <table:table-row table:style-name="ro1">
          <table:table-cell office:value-type="float" office:value="6127707" calcext:value-type="float">
            <text:p>6127707</text:p>
          </table:table-cell>
          <table:table-cell table:formula="of:=[.A385]/1000/(60*60*24)" office:value-type="time" office:time-value="PT01H42M07.707S" calcext:value-type="time">
            <text:p>01:42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11.89" calcext:value-type="float">
            <text:p>411.89</text:p>
          </table:table-cell>
          <table:table-cell office:value-type="float" office:value="502.85" calcext:value-type="float">
            <text:p>502.85</text:p>
          </table:table-cell>
        </table:table-row>
        <table:table-row table:style-name="ro1">
          <table:table-cell office:value-type="float" office:value="6143707" calcext:value-type="float">
            <text:p>6143707</text:p>
          </table:table-cell>
          <table:table-cell table:formula="of:=[.A386]/1000/(60*60*24)" office:value-type="time" office:time-value="PT01H42M23.707S" calcext:value-type="time">
            <text:p>01:42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12.95" calcext:value-type="float">
            <text:p>412.95</text:p>
          </table:table-cell>
          <table:table-cell office:value-type="float" office:value="504.15" calcext:value-type="float">
            <text:p>504.15</text:p>
          </table:table-cell>
        </table:table-row>
        <table:table-row table:style-name="ro1">
          <table:table-cell office:value-type="float" office:value="6159706" calcext:value-type="float">
            <text:p>6159706</text:p>
          </table:table-cell>
          <table:table-cell table:formula="of:=[.A387]/1000/(60*60*24)" office:value-type="time" office:time-value="PT01H42M39.706S" calcext:value-type="time">
            <text:p>01:42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14.02" calcext:value-type="float">
            <text:p>414.02</text:p>
          </table:table-cell>
          <table:table-cell office:value-type="float" office:value="505.44" calcext:value-type="float">
            <text:p>505.44</text:p>
          </table:table-cell>
        </table:table-row>
        <table:table-row table:style-name="ro1">
          <table:table-cell office:value-type="float" office:value="6175707" calcext:value-type="float">
            <text:p>6175707</text:p>
          </table:table-cell>
          <table:table-cell table:formula="of:=[.A388]/1000/(60*60*24)" office:value-type="time" office:time-value="PT01H42M55.707S" calcext:value-type="time">
            <text:p>01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15.09" calcext:value-type="float">
            <text:p>415.09</text:p>
          </table:table-cell>
          <table:table-cell office:value-type="float" office:value="506.74" calcext:value-type="float">
            <text:p>506.74</text:p>
          </table:table-cell>
        </table:table-row>
        <table:table-row table:style-name="ro1">
          <table:table-cell office:value-type="float" office:value="6191707" calcext:value-type="float">
            <text:p>6191707</text:p>
          </table:table-cell>
          <table:table-cell table:formula="of:=[.A389]/1000/(60*60*24)" office:value-type="time" office:time-value="PT01H43M11.707S" calcext:value-type="time">
            <text:p>01:43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16.16" calcext:value-type="float">
            <text:p>416.16</text:p>
          </table:table-cell>
          <table:table-cell office:value-type="float" office:value="508.04" calcext:value-type="float">
            <text:p>508.04</text:p>
          </table:table-cell>
        </table:table-row>
        <table:table-row table:style-name="ro1">
          <table:table-cell office:value-type="float" office:value="6207707" calcext:value-type="float">
            <text:p>6207707</text:p>
          </table:table-cell>
          <table:table-cell table:formula="of:=[.A390]/1000/(60*60*24)" office:value-type="time" office:time-value="PT01H43M27.707S" calcext:value-type="time">
            <text:p>01:43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17.23" calcext:value-type="float">
            <text:p>417.23</text:p>
          </table:table-cell>
          <table:table-cell office:value-type="float" office:value="509.34" calcext:value-type="float">
            <text:p>509.34</text:p>
          </table:table-cell>
        </table:table-row>
        <table:table-row table:style-name="ro1">
          <table:table-cell office:value-type="float" office:value="6223706" calcext:value-type="float">
            <text:p>6223706</text:p>
          </table:table-cell>
          <table:table-cell table:formula="of:=[.A391]/1000/(60*60*24)" office:value-type="time" office:time-value="PT01H43M43.706S" calcext:value-type="time">
            <text:p>01:43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18.3" calcext:value-type="float">
            <text:p>418.3</text:p>
          </table:table-cell>
          <table:table-cell office:value-type="float" office:value="510.64" calcext:value-type="float">
            <text:p>510.64</text:p>
          </table:table-cell>
        </table:table-row>
        <table:table-row table:style-name="ro1">
          <table:table-cell office:value-type="float" office:value="6239707" calcext:value-type="float">
            <text:p>6239707</text:p>
          </table:table-cell>
          <table:table-cell table:formula="of:=[.A392]/1000/(60*60*24)" office:value-type="time" office:time-value="PT01H43M59.707S" calcext:value-type="time">
            <text:p>01:44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19.37" calcext:value-type="float">
            <text:p>419.37</text:p>
          </table:table-cell>
          <table:table-cell office:value-type="float" office:value="511.93" calcext:value-type="float">
            <text:p>511.93</text:p>
          </table:table-cell>
        </table:table-row>
        <table:table-row table:style-name="ro1">
          <table:table-cell office:value-type="float" office:value="6255707" calcext:value-type="float">
            <text:p>6255707</text:p>
          </table:table-cell>
          <table:table-cell table:formula="of:=[.A393]/1000/(60*60*24)" office:value-type="time" office:time-value="PT01H44M15.707S" calcext:value-type="time">
            <text:p>01:44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420.44" calcext:value-type="float">
            <text:p>420.44</text:p>
          </table:table-cell>
          <table:table-cell office:value-type="float" office:value="513.23" calcext:value-type="float">
            <text:p>513.23</text:p>
          </table:table-cell>
        </table:table-row>
        <table:table-row table:style-name="ro1">
          <table:table-cell office:value-type="float" office:value="6271707" calcext:value-type="float">
            <text:p>6271707</text:p>
          </table:table-cell>
          <table:table-cell table:formula="of:=[.A394]/1000/(60*60*24)" office:value-type="time" office:time-value="PT01H44M31.707S" calcext:value-type="time">
            <text:p>01:44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21.51" calcext:value-type="float">
            <text:p>421.51</text:p>
          </table:table-cell>
          <table:table-cell office:value-type="float" office:value="514.53" calcext:value-type="float">
            <text:p>514.53</text:p>
          </table:table-cell>
        </table:table-row>
        <table:table-row table:style-name="ro1">
          <table:table-cell office:value-type="float" office:value="6287707" calcext:value-type="float">
            <text:p>6287707</text:p>
          </table:table-cell>
          <table:table-cell table:formula="of:=[.A395]/1000/(60*60*24)" office:value-type="time" office:time-value="PT01H44M47.707S" calcext:value-type="time">
            <text:p>01:4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22.58" calcext:value-type="float">
            <text:p>422.58</text:p>
          </table:table-cell>
          <table:table-cell office:value-type="float" office:value="515.83" calcext:value-type="float">
            <text:p>515.83</text:p>
          </table:table-cell>
        </table:table-row>
        <table:table-row table:style-name="ro1">
          <table:table-cell office:value-type="float" office:value="6303706" calcext:value-type="float">
            <text:p>6303706</text:p>
          </table:table-cell>
          <table:table-cell table:formula="of:=[.A396]/1000/(60*60*24)" office:value-type="time" office:time-value="PT01H45M03.706S" calcext:value-type="time">
            <text:p>01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23.65" calcext:value-type="float">
            <text:p>423.65</text:p>
          </table:table-cell>
          <table:table-cell office:value-type="float" office:value="517.13" calcext:value-type="float">
            <text:p>517.13</text:p>
          </table:table-cell>
        </table:table-row>
        <table:table-row table:style-name="ro1">
          <table:table-cell office:value-type="float" office:value="6319707" calcext:value-type="float">
            <text:p>6319707</text:p>
          </table:table-cell>
          <table:table-cell table:formula="of:=[.A397]/1000/(60*60*24)" office:value-type="time" office:time-value="PT01H45M19.707S" calcext:value-type="time">
            <text:p>01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24.72" calcext:value-type="float">
            <text:p>424.72</text:p>
          </table:table-cell>
          <table:table-cell office:value-type="float" office:value="518.42" calcext:value-type="float">
            <text:p>518.42</text:p>
          </table:table-cell>
        </table:table-row>
        <table:table-row table:style-name="ro1">
          <table:table-cell office:value-type="float" office:value="6335707" calcext:value-type="float">
            <text:p>6335707</text:p>
          </table:table-cell>
          <table:table-cell table:formula="of:=[.A398]/1000/(60*60*24)" office:value-type="time" office:time-value="PT01H45M35.707S" calcext:value-type="time">
            <text:p>01:45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25.79" calcext:value-type="float">
            <text:p>425.79</text:p>
          </table:table-cell>
          <table:table-cell office:value-type="float" office:value="519.72" calcext:value-type="float">
            <text:p>519.72</text:p>
          </table:table-cell>
        </table:table-row>
        <table:table-row table:style-name="ro1">
          <table:table-cell office:value-type="float" office:value="6351707" calcext:value-type="float">
            <text:p>6351707</text:p>
          </table:table-cell>
          <table:table-cell table:formula="of:=[.A399]/1000/(60*60*24)" office:value-type="time" office:time-value="PT01H45M51.707S" calcext:value-type="time">
            <text:p>01:45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426.86" calcext:value-type="float">
            <text:p>426.86</text:p>
          </table:table-cell>
          <table:table-cell office:value-type="float" office:value="521.02" calcext:value-type="float">
            <text:p>521.02</text:p>
          </table:table-cell>
        </table:table-row>
        <table:table-row table:style-name="ro1">
          <table:table-cell office:value-type="float" office:value="6367707" calcext:value-type="float">
            <text:p>6367707</text:p>
          </table:table-cell>
          <table:table-cell table:formula="of:=[.A400]/1000/(60*60*24)" office:value-type="time" office:time-value="PT01H46M07.707S" calcext:value-type="time">
            <text:p>01:4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9" calcext:value-type="float">
            <text:p>292.59</text:p>
          </table:table-cell>
          <table:table-cell office:value-type="float" office:value="427.93" calcext:value-type="float">
            <text:p>427.93</text:p>
          </table:table-cell>
          <table:table-cell office:value-type="float" office:value="522.32" calcext:value-type="float">
            <text:p>522.32</text:p>
          </table:table-cell>
        </table:table-row>
        <table:table-row table:style-name="ro1">
          <table:table-cell office:value-type="float" office:value="6383707" calcext:value-type="float">
            <text:p>6383707</text:p>
          </table:table-cell>
          <table:table-cell table:formula="of:=[.A401]/1000/(60*60*24)" office:value-type="time" office:time-value="PT01H46M23.707S" calcext:value-type="time">
            <text:p>01:46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429" calcext:value-type="float">
            <text:p>429</text:p>
          </table:table-cell>
          <table:table-cell office:value-type="float" office:value="523.62" calcext:value-type="float">
            <text:p>523.62</text:p>
          </table:table-cell>
        </table:table-row>
        <table:table-row table:style-name="ro1">
          <table:table-cell office:value-type="float" office:value="6399706" calcext:value-type="float">
            <text:p>6399706</text:p>
          </table:table-cell>
          <table:table-cell table:formula="of:=[.A402]/1000/(60*60*24)" office:value-type="time" office:time-value="PT01H46M39.706S" calcext:value-type="time">
            <text:p>01:46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30.07" calcext:value-type="float">
            <text:p>430.07</text:p>
          </table:table-cell>
          <table:table-cell office:value-type="float" office:value="524.91" calcext:value-type="float">
            <text:p>524.91</text:p>
          </table:table-cell>
        </table:table-row>
        <table:table-row table:style-name="ro1">
          <table:table-cell office:value-type="float" office:value="6415707" calcext:value-type="float">
            <text:p>6415707</text:p>
          </table:table-cell>
          <table:table-cell table:formula="of:=[.A403]/1000/(60*60*24)" office:value-type="time" office:time-value="PT01H46M55.707S" calcext:value-type="time">
            <text:p>01:4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431.14" calcext:value-type="float">
            <text:p>431.14</text:p>
          </table:table-cell>
          <table:table-cell office:value-type="float" office:value="526.21" calcext:value-type="float">
            <text:p>526.21</text:p>
          </table:table-cell>
        </table:table-row>
        <table:table-row table:style-name="ro1">
          <table:table-cell office:value-type="float" office:value="6431707" calcext:value-type="float">
            <text:p>6431707</text:p>
          </table:table-cell>
          <table:table-cell table:formula="of:=[.A404]/1000/(60*60*24)" office:value-type="time" office:time-value="PT01H47M11.707S" calcext:value-type="time">
            <text:p>01:47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32.21" calcext:value-type="float">
            <text:p>432.21</text:p>
          </table:table-cell>
          <table:table-cell office:value-type="float" office:value="527.51" calcext:value-type="float">
            <text:p>527.51</text:p>
          </table:table-cell>
        </table:table-row>
        <table:table-row table:style-name="ro1">
          <table:table-cell office:value-type="float" office:value="6447707" calcext:value-type="float">
            <text:p>6447707</text:p>
          </table:table-cell>
          <table:table-cell table:formula="of:=[.A405]/1000/(60*60*24)" office:value-type="time" office:time-value="PT01H47M27.707S" calcext:value-type="time">
            <text:p>01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33.28" calcext:value-type="float">
            <text:p>433.28</text:p>
          </table:table-cell>
          <table:table-cell office:value-type="float" office:value="528.81" calcext:value-type="float">
            <text:p>528.81</text:p>
          </table:table-cell>
        </table:table-row>
        <table:table-row table:style-name="ro1">
          <table:table-cell office:value-type="float" office:value="6463707" calcext:value-type="float">
            <text:p>6463707</text:p>
          </table:table-cell>
          <table:table-cell table:formula="of:=[.A406]/1000/(60*60*24)" office:value-type="time" office:time-value="PT01H47M43.707S" calcext:value-type="time">
            <text:p>01:47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34.35" calcext:value-type="float">
            <text:p>434.35</text:p>
          </table:table-cell>
          <table:table-cell office:value-type="float" office:value="530.11" calcext:value-type="float">
            <text:p>530.11</text:p>
          </table:table-cell>
        </table:table-row>
        <table:table-row table:style-name="ro1">
          <table:table-cell office:value-type="float" office:value="6479706" calcext:value-type="float">
            <text:p>6479706</text:p>
          </table:table-cell>
          <table:table-cell table:formula="of:=[.A407]/1000/(60*60*24)" office:value-type="time" office:time-value="PT01H47M59.706S" calcext:value-type="time">
            <text:p>01:48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35.42" calcext:value-type="float">
            <text:p>435.42</text:p>
          </table:table-cell>
          <table:table-cell office:value-type="float" office:value="531.41" calcext:value-type="float">
            <text:p>531.41</text:p>
          </table:table-cell>
        </table:table-row>
        <table:table-row table:style-name="ro1">
          <table:table-cell office:value-type="float" office:value="6495707" calcext:value-type="float">
            <text:p>6495707</text:p>
          </table:table-cell>
          <table:table-cell table:formula="of:=[.A408]/1000/(60*60*24)" office:value-type="time" office:time-value="PT01H48M15.707S" calcext:value-type="time">
            <text:p>01:48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36.49" calcext:value-type="float">
            <text:p>436.49</text:p>
          </table:table-cell>
          <table:table-cell office:value-type="float" office:value="532.71" calcext:value-type="float">
            <text:p>532.71</text:p>
          </table:table-cell>
        </table:table-row>
        <table:table-row table:style-name="ro1">
          <table:table-cell office:value-type="float" office:value="6511707" calcext:value-type="float">
            <text:p>6511707</text:p>
          </table:table-cell>
          <table:table-cell table:formula="of:=[.A409]/1000/(60*60*24)" office:value-type="time" office:time-value="PT01H48M31.707S" calcext:value-type="time">
            <text:p>01:48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437.56" calcext:value-type="float">
            <text:p>437.56</text:p>
          </table:table-cell>
          <table:table-cell office:value-type="float" office:value="534.01" calcext:value-type="float">
            <text:p>534.01</text:p>
          </table:table-cell>
        </table:table-row>
        <table:table-row table:style-name="ro1">
          <table:table-cell office:value-type="float" office:value="6527707" calcext:value-type="float">
            <text:p>6527707</text:p>
          </table:table-cell>
          <table:table-cell table:formula="of:=[.A410]/1000/(60*60*24)" office:value-type="time" office:time-value="PT01H48M47.707S" calcext:value-type="time">
            <text:p>01:48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438.63" calcext:value-type="float">
            <text:p>438.63</text:p>
          </table:table-cell>
          <table:table-cell office:value-type="float" office:value="535.3" calcext:value-type="float">
            <text:p>535.3</text:p>
          </table:table-cell>
        </table:table-row>
        <table:table-row table:style-name="ro1">
          <table:table-cell office:value-type="float" office:value="6543707" calcext:value-type="float">
            <text:p>6543707</text:p>
          </table:table-cell>
          <table:table-cell table:formula="of:=[.A411]/1000/(60*60*24)" office:value-type="time" office:time-value="PT01H49M03.707S" calcext:value-type="time">
            <text:p>01:49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39.7" calcext:value-type="float">
            <text:p>439.7</text:p>
          </table:table-cell>
          <table:table-cell office:value-type="float" office:value="536.6" calcext:value-type="float">
            <text:p>536.6</text:p>
          </table:table-cell>
        </table:table-row>
        <table:table-row table:style-name="ro1">
          <table:table-cell office:value-type="float" office:value="6559706" calcext:value-type="float">
            <text:p>6559706</text:p>
          </table:table-cell>
          <table:table-cell table:formula="of:=[.A412]/1000/(60*60*24)" office:value-type="time" office:time-value="PT01H49M19.706S" calcext:value-type="time">
            <text:p>01:49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440.77" calcext:value-type="float">
            <text:p>440.77</text:p>
          </table:table-cell>
          <table:table-cell office:value-type="float" office:value="537.9" calcext:value-type="float">
            <text:p>537.9</text:p>
          </table:table-cell>
        </table:table-row>
        <table:table-row table:style-name="ro1">
          <table:table-cell office:value-type="float" office:value="6575707" calcext:value-type="float">
            <text:p>6575707</text:p>
          </table:table-cell>
          <table:table-cell table:formula="of:=[.A413]/1000/(60*60*24)" office:value-type="time" office:time-value="PT01H49M35.707S" calcext:value-type="time">
            <text:p>01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441.83" calcext:value-type="float">
            <text:p>441.83</text:p>
          </table:table-cell>
          <table:table-cell office:value-type="float" office:value="539.2" calcext:value-type="float">
            <text:p>539.2</text:p>
          </table:table-cell>
        </table:table-row>
        <table:table-row table:style-name="ro1">
          <table:table-cell office:value-type="float" office:value="6591707" calcext:value-type="float">
            <text:p>6591707</text:p>
          </table:table-cell>
          <table:table-cell table:formula="of:=[.A414]/1000/(60*60*24)" office:value-type="time" office:time-value="PT01H49M51.707S" calcext:value-type="time">
            <text:p>01:49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42.9" calcext:value-type="float">
            <text:p>442.9</text:p>
          </table:table-cell>
          <table:table-cell office:value-type="float" office:value="540.5" calcext:value-type="float">
            <text:p>540.5</text:p>
          </table:table-cell>
        </table:table-row>
        <table:table-row table:style-name="ro1">
          <table:table-cell office:value-type="float" office:value="6607707" calcext:value-type="float">
            <text:p>6607707</text:p>
          </table:table-cell>
          <table:table-cell table:formula="of:=[.A415]/1000/(60*60*24)" office:value-type="time" office:time-value="PT01H50M07.707S" calcext:value-type="time">
            <text:p>01:50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43.97" calcext:value-type="float">
            <text:p>443.97</text:p>
          </table:table-cell>
          <table:table-cell office:value-type="float" office:value="541.79" calcext:value-type="float">
            <text:p>541.79</text:p>
          </table:table-cell>
        </table:table-row>
        <table:table-row table:style-name="ro1">
          <table:table-cell office:value-type="float" office:value="6623707" calcext:value-type="float">
            <text:p>6623707</text:p>
          </table:table-cell>
          <table:table-cell table:formula="of:=[.A416]/1000/(60*60*24)" office:value-type="time" office:time-value="PT01H50M23.707S" calcext:value-type="time">
            <text:p>01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445.04" calcext:value-type="float">
            <text:p>445.04</text:p>
          </table:table-cell>
          <table:table-cell office:value-type="float" office:value="543.09" calcext:value-type="float">
            <text:p>543.09</text:p>
          </table:table-cell>
        </table:table-row>
        <table:table-row table:style-name="ro1">
          <table:table-cell office:value-type="float" office:value="6639707" calcext:value-type="float">
            <text:p>6639707</text:p>
          </table:table-cell>
          <table:table-cell table:formula="of:=[.A417]/1000/(60*60*24)" office:value-type="time" office:time-value="PT01H50M39.707S" calcext:value-type="time">
            <text:p>01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446.11" calcext:value-type="float">
            <text:p>446.11</text:p>
          </table:table-cell>
          <table:table-cell office:value-type="float" office:value="544.39" calcext:value-type="float">
            <text:p>544.39</text:p>
          </table:table-cell>
        </table:table-row>
        <table:table-row table:style-name="ro1">
          <table:table-cell office:value-type="float" office:value="6655707" calcext:value-type="float">
            <text:p>6655707</text:p>
          </table:table-cell>
          <table:table-cell table:formula="of:=[.A418]/1000/(60*60*24)" office:value-type="time" office:time-value="PT01H50M55.707S" calcext:value-type="time">
            <text:p>01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447.18" calcext:value-type="float">
            <text:p>447.18</text:p>
          </table:table-cell>
          <table:table-cell office:value-type="float" office:value="545.69" calcext:value-type="float">
            <text:p>545.69</text:p>
          </table:table-cell>
        </table:table-row>
        <table:table-row table:style-name="ro1">
          <table:table-cell office:value-type="float" office:value="6671707" calcext:value-type="float">
            <text:p>6671707</text:p>
          </table:table-cell>
          <table:table-cell table:formula="of:=[.A419]/1000/(60*60*24)" office:value-type="time" office:time-value="PT01H51M11.707S" calcext:value-type="time">
            <text:p>01:51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48.25" calcext:value-type="float">
            <text:p>448.25</text:p>
          </table:table-cell>
          <table:table-cell office:value-type="float" office:value="546.99" calcext:value-type="float">
            <text:p>546.99</text:p>
          </table:table-cell>
        </table:table-row>
        <table:table-row table:style-name="ro1">
          <table:table-cell office:value-type="float" office:value="6687707" calcext:value-type="float">
            <text:p>6687707</text:p>
          </table:table-cell>
          <table:table-cell table:formula="of:=[.A420]/1000/(60*60*24)" office:value-type="time" office:time-value="PT01H51M27.707S" calcext:value-type="time">
            <text:p>01:51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49.32" calcext:value-type="float">
            <text:p>449.32</text:p>
          </table:table-cell>
          <table:table-cell office:value-type="float" office:value="548.29" calcext:value-type="float">
            <text:p>548.29</text:p>
          </table:table-cell>
        </table:table-row>
        <table:table-row table:style-name="ro1">
          <table:table-cell office:value-type="float" office:value="6703707" calcext:value-type="float">
            <text:p>6703707</text:p>
          </table:table-cell>
          <table:table-cell table:formula="of:=[.A421]/1000/(60*60*24)" office:value-type="time" office:time-value="PT01H51M43.707S" calcext:value-type="time">
            <text:p>01:51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50.39" calcext:value-type="float">
            <text:p>450.39</text:p>
          </table:table-cell>
          <table:table-cell office:value-type="float" office:value="549.58" calcext:value-type="float">
            <text:p>549.58</text:p>
          </table:table-cell>
        </table:table-row>
        <table:table-row table:style-name="ro1">
          <table:table-cell office:value-type="float" office:value="6719706" calcext:value-type="float">
            <text:p>6719706</text:p>
          </table:table-cell>
          <table:table-cell table:formula="of:=[.A422]/1000/(60*60*24)" office:value-type="time" office:time-value="PT01H51M59.706S" calcext:value-type="time">
            <text:p>01:52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51.46" calcext:value-type="float">
            <text:p>451.46</text:p>
          </table:table-cell>
          <table:table-cell office:value-type="float" office:value="550.88" calcext:value-type="float">
            <text:p>550.88</text:p>
          </table:table-cell>
        </table:table-row>
        <table:table-row table:style-name="ro1">
          <table:table-cell office:value-type="float" office:value="6735707" calcext:value-type="float">
            <text:p>6735707</text:p>
          </table:table-cell>
          <table:table-cell table:formula="of:=[.A423]/1000/(60*60*24)" office:value-type="time" office:time-value="PT01H52M15.707S" calcext:value-type="time">
            <text:p>01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52.53" calcext:value-type="float">
            <text:p>452.53</text:p>
          </table:table-cell>
          <table:table-cell office:value-type="float" office:value="552.18" calcext:value-type="float">
            <text:p>552.18</text:p>
          </table:table-cell>
        </table:table-row>
        <table:table-row table:style-name="ro1">
          <table:table-cell office:value-type="float" office:value="6751707" calcext:value-type="float">
            <text:p>6751707</text:p>
          </table:table-cell>
          <table:table-cell table:formula="of:=[.A424]/1000/(60*60*24)" office:value-type="time" office:time-value="PT01H52M31.707S" calcext:value-type="time">
            <text:p>01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453.6" calcext:value-type="float">
            <text:p>453.6</text:p>
          </table:table-cell>
          <table:table-cell office:value-type="float" office:value="553.48" calcext:value-type="float">
            <text:p>553.48</text:p>
          </table:table-cell>
        </table:table-row>
        <table:table-row table:style-name="ro1">
          <table:table-cell office:value-type="float" office:value="6767707" calcext:value-type="float">
            <text:p>6767707</text:p>
          </table:table-cell>
          <table:table-cell table:formula="of:=[.A425]/1000/(60*60*24)" office:value-type="time" office:time-value="PT01H52M47.707S" calcext:value-type="time">
            <text:p>01:52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54.67" calcext:value-type="float">
            <text:p>454.67</text:p>
          </table:table-cell>
          <table:table-cell office:value-type="float" office:value="554.77" calcext:value-type="float">
            <text:p>554.77</text:p>
          </table:table-cell>
        </table:table-row>
        <table:table-row table:style-name="ro1">
          <table:table-cell office:value-type="float" office:value="6783707" calcext:value-type="float">
            <text:p>6783707</text:p>
          </table:table-cell>
          <table:table-cell table:formula="of:=[.A426]/1000/(60*60*24)" office:value-type="time" office:time-value="PT01H53M03.707S" calcext:value-type="time">
            <text:p>01:53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55.74" calcext:value-type="float">
            <text:p>455.74</text:p>
          </table:table-cell>
          <table:table-cell office:value-type="float" office:value="556.07" calcext:value-type="float">
            <text:p>556.07</text:p>
          </table:table-cell>
        </table:table-row>
        <table:table-row table:style-name="ro1">
          <table:table-cell office:value-type="float" office:value="6799707" calcext:value-type="float">
            <text:p>6799707</text:p>
          </table:table-cell>
          <table:table-cell table:formula="of:=[.A427]/1000/(60*60*24)" office:value-type="time" office:time-value="PT01H53M19.707S" calcext:value-type="time">
            <text:p>01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456.81" calcext:value-type="float">
            <text:p>456.81</text:p>
          </table:table-cell>
          <table:table-cell office:value-type="float" office:value="557.37" calcext:value-type="float">
            <text:p>557.37</text:p>
          </table:table-cell>
        </table:table-row>
        <table:table-row table:style-name="ro1">
          <table:table-cell office:value-type="float" office:value="6815707" calcext:value-type="float">
            <text:p>6815707</text:p>
          </table:table-cell>
          <table:table-cell table:formula="of:=[.A428]/1000/(60*60*24)" office:value-type="time" office:time-value="PT01H53M35.707S" calcext:value-type="time">
            <text:p>01:53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57.87" calcext:value-type="float">
            <text:p>457.87</text:p>
          </table:table-cell>
          <table:table-cell office:value-type="float" office:value="558.67" calcext:value-type="float">
            <text:p>558.67</text:p>
          </table:table-cell>
        </table:table-row>
        <table:table-row table:style-name="ro1">
          <table:table-cell office:value-type="float" office:value="6831707" calcext:value-type="float">
            <text:p>6831707</text:p>
          </table:table-cell>
          <table:table-cell table:formula="of:=[.A429]/1000/(60*60*24)" office:value-type="time" office:time-value="PT01H53M51.707S" calcext:value-type="time">
            <text:p>01:53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58.94" calcext:value-type="float">
            <text:p>458.94</text:p>
          </table:table-cell>
          <table:table-cell office:value-type="float" office:value="559.96" calcext:value-type="float">
            <text:p>559.96</text:p>
          </table:table-cell>
        </table:table-row>
        <table:table-row table:style-name="ro1">
          <table:table-cell office:value-type="float" office:value="6847707" calcext:value-type="float">
            <text:p>6847707</text:p>
          </table:table-cell>
          <table:table-cell table:formula="of:=[.A430]/1000/(60*60*24)" office:value-type="time" office:time-value="PT01H54M07.707S" calcext:value-type="time">
            <text:p>01:54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60.01" calcext:value-type="float">
            <text:p>460.01</text:p>
          </table:table-cell>
          <table:table-cell office:value-type="float" office:value="561.26" calcext:value-type="float">
            <text:p>561.26</text:p>
          </table:table-cell>
        </table:table-row>
        <table:table-row table:style-name="ro1">
          <table:table-cell office:value-type="float" office:value="6863707" calcext:value-type="float">
            <text:p>6863707</text:p>
          </table:table-cell>
          <table:table-cell table:formula="of:=[.A431]/1000/(60*60*24)" office:value-type="time" office:time-value="PT01H54M23.707S" calcext:value-type="time">
            <text:p>01:54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61.08" calcext:value-type="float">
            <text:p>461.08</text:p>
          </table:table-cell>
          <table:table-cell office:value-type="float" office:value="562.56" calcext:value-type="float">
            <text:p>562.56</text:p>
          </table:table-cell>
        </table:table-row>
        <table:table-row table:style-name="ro1">
          <table:table-cell office:value-type="float" office:value="6879707" calcext:value-type="float">
            <text:p>6879707</text:p>
          </table:table-cell>
          <table:table-cell table:formula="of:=[.A432]/1000/(60*60*24)" office:value-type="time" office:time-value="PT01H54M39.707S" calcext:value-type="time">
            <text:p>01:54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62.15" calcext:value-type="float">
            <text:p>462.15</text:p>
          </table:table-cell>
          <table:table-cell office:value-type="float" office:value="563.86" calcext:value-type="float">
            <text:p>563.86</text:p>
          </table:table-cell>
        </table:table-row>
        <table:table-row table:style-name="ro1">
          <table:table-cell office:value-type="float" office:value="6895707" calcext:value-type="float">
            <text:p>6895707</text:p>
          </table:table-cell>
          <table:table-cell table:formula="of:=[.A433]/1000/(60*60*24)" office:value-type="time" office:time-value="PT01H54M55.707S" calcext:value-type="time">
            <text:p>01:54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63.22" calcext:value-type="float">
            <text:p>463.22</text:p>
          </table:table-cell>
          <table:table-cell office:value-type="float" office:value="565.15" calcext:value-type="float">
            <text:p>565.15</text:p>
          </table:table-cell>
        </table:table-row>
        <table:table-row table:style-name="ro1">
          <table:table-cell office:value-type="float" office:value="6911706" calcext:value-type="float">
            <text:p>6911706</text:p>
          </table:table-cell>
          <table:table-cell table:formula="of:=[.A434]/1000/(60*60*24)" office:value-type="time" office:time-value="PT01H55M11.706S" calcext:value-type="time">
            <text:p>01:55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64.29" calcext:value-type="float">
            <text:p>464.29</text:p>
          </table:table-cell>
          <table:table-cell office:value-type="float" office:value="566.45" calcext:value-type="float">
            <text:p>566.45</text:p>
          </table:table-cell>
        </table:table-row>
        <table:table-row table:style-name="ro1">
          <table:table-cell office:value-type="float" office:value="6927707" calcext:value-type="float">
            <text:p>6927707</text:p>
          </table:table-cell>
          <table:table-cell table:formula="of:=[.A435]/1000/(60*60*24)" office:value-type="time" office:time-value="PT01H55M27.707S" calcext:value-type="time">
            <text:p>01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465.36" calcext:value-type="float">
            <text:p>465.36</text:p>
          </table:table-cell>
          <table:table-cell office:value-type="float" office:value="567.75" calcext:value-type="float">
            <text:p>567.75</text:p>
          </table:table-cell>
        </table:table-row>
        <table:table-row table:style-name="ro1">
          <table:table-cell office:value-type="float" office:value="6943707" calcext:value-type="float">
            <text:p>6943707</text:p>
          </table:table-cell>
          <table:table-cell table:formula="of:=[.A436]/1000/(60*60*24)" office:value-type="time" office:time-value="PT01H55M43.707S" calcext:value-type="time">
            <text:p>01:55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66.43" calcext:value-type="float">
            <text:p>466.43</text:p>
          </table:table-cell>
          <table:table-cell office:value-type="float" office:value="569.04" calcext:value-type="float">
            <text:p>569.04</text:p>
          </table:table-cell>
        </table:table-row>
        <table:table-row table:style-name="ro1">
          <table:table-cell office:value-type="float" office:value="6959707" calcext:value-type="float">
            <text:p>6959707</text:p>
          </table:table-cell>
          <table:table-cell table:formula="of:=[.A437]/1000/(60*60*24)" office:value-type="time" office:time-value="PT01H55M59.707S" calcext:value-type="time">
            <text:p>01:56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67.5" calcext:value-type="float">
            <text:p>467.5</text:p>
          </table:table-cell>
          <table:table-cell office:value-type="float" office:value="570.34" calcext:value-type="float">
            <text:p>570.34</text:p>
          </table:table-cell>
        </table:table-row>
        <table:table-row table:style-name="ro1">
          <table:table-cell office:value-type="float" office:value="6975707" calcext:value-type="float">
            <text:p>6975707</text:p>
          </table:table-cell>
          <table:table-cell table:formula="of:=[.A438]/1000/(60*60*24)" office:value-type="time" office:time-value="PT01H56M15.707S" calcext:value-type="time">
            <text:p>01:56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68.57" calcext:value-type="float">
            <text:p>468.57</text:p>
          </table:table-cell>
          <table:table-cell office:value-type="float" office:value="571.64" calcext:value-type="float">
            <text:p>571.64</text:p>
          </table:table-cell>
        </table:table-row>
        <table:table-row table:style-name="ro1">
          <table:table-cell office:value-type="float" office:value="6991707" calcext:value-type="float">
            <text:p>6991707</text:p>
          </table:table-cell>
          <table:table-cell table:formula="of:=[.A439]/1000/(60*60*24)" office:value-type="time" office:time-value="PT01H56M31.707S" calcext:value-type="time">
            <text:p>01:56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69.63" calcext:value-type="float">
            <text:p>469.63</text:p>
          </table:table-cell>
          <table:table-cell office:value-type="float" office:value="572.93" calcext:value-type="float">
            <text:p>572.93</text:p>
          </table:table-cell>
        </table:table-row>
        <table:table-row table:style-name="ro1">
          <table:table-cell office:value-type="float" office:value="7007707" calcext:value-type="float">
            <text:p>7007707</text:p>
          </table:table-cell>
          <table:table-cell table:formula="of:=[.A440]/1000/(60*60*24)" office:value-type="time" office:time-value="PT01H56M47.707S" calcext:value-type="time">
            <text:p>01:56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70.7" calcext:value-type="float">
            <text:p>470.7</text:p>
          </table:table-cell>
          <table:table-cell office:value-type="float" office:value="574.23" calcext:value-type="float">
            <text:p>574.23</text:p>
          </table:table-cell>
        </table:table-row>
        <table:table-row table:style-name="ro1">
          <table:table-cell office:value-type="float" office:value="7023707" calcext:value-type="float">
            <text:p>7023707</text:p>
          </table:table-cell>
          <table:table-cell table:formula="of:=[.A441]/1000/(60*60*24)" office:value-type="time" office:time-value="PT01H57M03.707S" calcext:value-type="time">
            <text:p>01:57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71.77" calcext:value-type="float">
            <text:p>471.77</text:p>
          </table:table-cell>
          <table:table-cell office:value-type="float" office:value="575.53" calcext:value-type="float">
            <text:p>575.53</text:p>
          </table:table-cell>
        </table:table-row>
        <table:table-row table:style-name="ro1">
          <table:table-cell office:value-type="float" office:value="7039707" calcext:value-type="float">
            <text:p>7039707</text:p>
          </table:table-cell>
          <table:table-cell table:formula="of:=[.A442]/1000/(60*60*24)" office:value-type="time" office:time-value="PT01H57M19.707S" calcext:value-type="time">
            <text:p>01:57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72.84" calcext:value-type="float">
            <text:p>472.84</text:p>
          </table:table-cell>
          <table:table-cell office:value-type="float" office:value="576.83" calcext:value-type="float">
            <text:p>576.83</text:p>
          </table:table-cell>
        </table:table-row>
        <table:table-row table:style-name="ro1">
          <table:table-cell office:value-type="float" office:value="7055707" calcext:value-type="float">
            <text:p>7055707</text:p>
          </table:table-cell>
          <table:table-cell table:formula="of:=[.A443]/1000/(60*60*24)" office:value-type="time" office:time-value="PT01H57M35.707S" calcext:value-type="time">
            <text:p>01:57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73.91" calcext:value-type="float">
            <text:p>473.91</text:p>
          </table:table-cell>
          <table:table-cell office:value-type="float" office:value="578.12" calcext:value-type="float">
            <text:p>578.12</text:p>
          </table:table-cell>
        </table:table-row>
        <table:table-row table:style-name="ro1">
          <table:table-cell office:value-type="float" office:value="7071707" calcext:value-type="float">
            <text:p>7071707</text:p>
          </table:table-cell>
          <table:table-cell table:formula="of:=[.A444]/1000/(60*60*24)" office:value-type="time" office:time-value="PT01H57M51.707S" calcext:value-type="time">
            <text:p>01:57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74.98" calcext:value-type="float">
            <text:p>474.98</text:p>
          </table:table-cell>
          <table:table-cell office:value-type="float" office:value="579.42" calcext:value-type="float">
            <text:p>579.42</text:p>
          </table:table-cell>
        </table:table-row>
        <table:table-row table:style-name="ro1">
          <table:table-cell office:value-type="float" office:value="7087707" calcext:value-type="float">
            <text:p>7087707</text:p>
          </table:table-cell>
          <table:table-cell table:formula="of:=[.A445]/1000/(60*60*24)" office:value-type="time" office:time-value="PT01H58M07.707S" calcext:value-type="time">
            <text:p>01:58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76.05" calcext:value-type="float">
            <text:p>476.05</text:p>
          </table:table-cell>
          <table:table-cell office:value-type="float" office:value="580.71" calcext:value-type="float">
            <text:p>580.71</text:p>
          </table:table-cell>
        </table:table-row>
        <table:table-row table:style-name="ro1">
          <table:table-cell office:value-type="float" office:value="7103706" calcext:value-type="float">
            <text:p>7103706</text:p>
          </table:table-cell>
          <table:table-cell table:formula="of:=[.A446]/1000/(60*60*24)" office:value-type="time" office:time-value="PT01H58M23.706S" calcext:value-type="time">
            <text:p>01:58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77.12" calcext:value-type="float">
            <text:p>477.12</text:p>
          </table:table-cell>
          <table:table-cell office:value-type="float" office:value="582.01" calcext:value-type="float">
            <text:p>582.01</text:p>
          </table:table-cell>
        </table:table-row>
        <table:table-row table:style-name="ro1">
          <table:table-cell office:value-type="float" office:value="7119707" calcext:value-type="float">
            <text:p>7119707</text:p>
          </table:table-cell>
          <table:table-cell table:formula="of:=[.A447]/1000/(60*60*24)" office:value-type="time" office:time-value="PT01H58M39.707S" calcext:value-type="time">
            <text:p>01:58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78.19" calcext:value-type="float">
            <text:p>478.19</text:p>
          </table:table-cell>
          <table:table-cell office:value-type="float" office:value="583.31" calcext:value-type="float">
            <text:p>583.31</text:p>
          </table:table-cell>
        </table:table-row>
        <table:table-row table:style-name="ro1">
          <table:table-cell office:value-type="float" office:value="7135707" calcext:value-type="float">
            <text:p>7135707</text:p>
          </table:table-cell>
          <table:table-cell table:formula="of:=[.A448]/1000/(60*60*24)" office:value-type="time" office:time-value="PT01H58M55.707S" calcext:value-type="time">
            <text:p>01:58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79.26" calcext:value-type="float">
            <text:p>479.26</text:p>
          </table:table-cell>
          <table:table-cell office:value-type="float" office:value="584.6" calcext:value-type="float">
            <text:p>584.6</text:p>
          </table:table-cell>
        </table:table-row>
        <table:table-row table:style-name="ro1">
          <table:table-cell office:value-type="float" office:value="7151707" calcext:value-type="float">
            <text:p>7151707</text:p>
          </table:table-cell>
          <table:table-cell table:formula="of:=[.A449]/1000/(60*60*24)" office:value-type="time" office:time-value="PT01H59M11.707S" calcext:value-type="time">
            <text:p>01:59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80.32" calcext:value-type="float">
            <text:p>480.32</text:p>
          </table:table-cell>
          <table:table-cell office:value-type="float" office:value="585.9" calcext:value-type="float">
            <text:p>585.9</text:p>
          </table:table-cell>
        </table:table-row>
        <table:table-row table:style-name="ro1">
          <table:table-cell office:value-type="float" office:value="7167707" calcext:value-type="float">
            <text:p>7167707</text:p>
          </table:table-cell>
          <table:table-cell table:formula="of:=[.A450]/1000/(60*60*24)" office:value-type="time" office:time-value="PT01H59M27.707S" calcext:value-type="time">
            <text:p>01:59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81.39" calcext:value-type="float">
            <text:p>481.39</text:p>
          </table:table-cell>
          <table:table-cell office:value-type="float" office:value="587.2" calcext:value-type="float">
            <text:p>587.2</text:p>
          </table:table-cell>
        </table:table-row>
        <table:table-row table:style-name="ro1">
          <table:table-cell office:value-type="float" office:value="7183707" calcext:value-type="float">
            <text:p>7183707</text:p>
          </table:table-cell>
          <table:table-cell table:formula="of:=[.A451]/1000/(60*60*24)" office:value-type="time" office:time-value="PT01H59M43.707S" calcext:value-type="time">
            <text:p>01:59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82.46" calcext:value-type="float">
            <text:p>482.46</text:p>
          </table:table-cell>
          <table:table-cell office:value-type="float" office:value="588.49" calcext:value-type="float">
            <text:p>588.49</text:p>
          </table:table-cell>
        </table:table-row>
        <table:table-row table:style-name="ro1">
          <table:table-cell office:value-type="float" office:value="7199707" calcext:value-type="float">
            <text:p>7199707</text:p>
          </table:table-cell>
          <table:table-cell table:formula="of:=[.A452]/1000/(60*60*24)" office:value-type="time" office:time-value="PT01H59M59.707S" calcext:value-type="time">
            <text:p>02:00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83.53" calcext:value-type="float">
            <text:p>483.53</text:p>
          </table:table-cell>
          <table:table-cell office:value-type="float" office:value="589.79" calcext:value-type="float">
            <text:p>589.79</text:p>
          </table:table-cell>
        </table:table-row>
        <table:table-row table:style-name="ro1">
          <table:table-cell office:value-type="float" office:value="7215707" calcext:value-type="float">
            <text:p>7215707</text:p>
          </table:table-cell>
          <table:table-cell table:formula="of:=[.A453]/1000/(60*60*24)" office:value-type="time" office:time-value="PT02H00M15.707S" calcext:value-type="time">
            <text:p>02:00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84.6" calcext:value-type="float">
            <text:p>484.6</text:p>
          </table:table-cell>
          <table:table-cell office:value-type="float" office:value="591.08" calcext:value-type="float">
            <text:p>591.08</text:p>
          </table:table-cell>
        </table:table-row>
        <table:table-row table:style-name="ro1">
          <table:table-cell office:value-type="float" office:value="7231707" calcext:value-type="float">
            <text:p>7231707</text:p>
          </table:table-cell>
          <table:table-cell table:formula="of:=[.A454]/1000/(60*60*24)" office:value-type="time" office:time-value="PT02H00M31.707S" calcext:value-type="time">
            <text:p>02:00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85.67" calcext:value-type="float">
            <text:p>485.67</text:p>
          </table:table-cell>
          <table:table-cell office:value-type="float" office:value="592.38" calcext:value-type="float">
            <text:p>592.38</text:p>
          </table:table-cell>
        </table:table-row>
        <table:table-row table:style-name="ro1">
          <table:table-cell office:value-type="float" office:value="7247707" calcext:value-type="float">
            <text:p>7247707</text:p>
          </table:table-cell>
          <table:table-cell table:formula="of:=[.A455]/1000/(60*60*24)" office:value-type="time" office:time-value="PT02H00M47.707S" calcext:value-type="time">
            <text:p>02:00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86.74" calcext:value-type="float">
            <text:p>486.74</text:p>
          </table:table-cell>
          <table:table-cell office:value-type="float" office:value="593.68" calcext:value-type="float">
            <text:p>593.68</text:p>
          </table:table-cell>
        </table:table-row>
        <table:table-row table:style-name="ro1">
          <table:table-cell office:value-type="float" office:value="7263706" calcext:value-type="float">
            <text:p>7263706</text:p>
          </table:table-cell>
          <table:table-cell table:formula="of:=[.A456]/1000/(60*60*24)" office:value-type="time" office:time-value="PT02H01M03.706S" calcext:value-type="time">
            <text:p>02:01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87.81" calcext:value-type="float">
            <text:p>487.81</text:p>
          </table:table-cell>
          <table:table-cell office:value-type="float" office:value="594.97" calcext:value-type="float">
            <text:p>594.97</text:p>
          </table:table-cell>
        </table:table-row>
        <table:table-row table:style-name="ro1">
          <table:table-cell office:value-type="float" office:value="7279707" calcext:value-type="float">
            <text:p>7279707</text:p>
          </table:table-cell>
          <table:table-cell table:formula="of:=[.A457]/1000/(60*60*24)" office:value-type="time" office:time-value="PT02H01M19.707S" calcext:value-type="time">
            <text:p>02:01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88.88" calcext:value-type="float">
            <text:p>488.88</text:p>
          </table:table-cell>
          <table:table-cell office:value-type="float" office:value="596.27" calcext:value-type="float">
            <text:p>596.27</text:p>
          </table:table-cell>
        </table:table-row>
        <table:table-row table:style-name="ro1">
          <table:table-cell office:value-type="float" office:value="7295707" calcext:value-type="float">
            <text:p>7295707</text:p>
          </table:table-cell>
          <table:table-cell table:formula="of:=[.A458]/1000/(60*60*24)" office:value-type="time" office:time-value="PT02H01M35.707S" calcext:value-type="time">
            <text:p>02:01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89.94" calcext:value-type="float">
            <text:p>489.94</text:p>
          </table:table-cell>
          <table:table-cell office:value-type="float" office:value="597.56" calcext:value-type="float">
            <text:p>597.56</text:p>
          </table:table-cell>
        </table:table-row>
        <table:table-row table:style-name="ro1">
          <table:table-cell office:value-type="float" office:value="7311707" calcext:value-type="float">
            <text:p>7311707</text:p>
          </table:table-cell>
          <table:table-cell table:formula="of:=[.A459]/1000/(60*60*24)" office:value-type="time" office:time-value="PT02H01M51.707S" calcext:value-type="time">
            <text:p>02:01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91.01" calcext:value-type="float">
            <text:p>491.01</text:p>
          </table:table-cell>
          <table:table-cell office:value-type="float" office:value="598.86" calcext:value-type="float">
            <text:p>598.86</text:p>
          </table:table-cell>
        </table:table-row>
        <table:table-row table:style-name="ro1">
          <table:table-cell office:value-type="float" office:value="7327707" calcext:value-type="float">
            <text:p>7327707</text:p>
          </table:table-cell>
          <table:table-cell table:formula="of:=[.A460]/1000/(60*60*24)" office:value-type="time" office:time-value="PT02H02M07.707S" calcext:value-type="time">
            <text:p>02:02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92.08" calcext:value-type="float">
            <text:p>492.08</text:p>
          </table:table-cell>
          <table:table-cell office:value-type="float" office:value="600.15" calcext:value-type="float">
            <text:p>600.15</text:p>
          </table:table-cell>
        </table:table-row>
        <table:table-row table:style-name="ro1">
          <table:table-cell office:value-type="float" office:value="7343707" calcext:value-type="float">
            <text:p>7343707</text:p>
          </table:table-cell>
          <table:table-cell table:formula="of:=[.A461]/1000/(60*60*24)" office:value-type="time" office:time-value="PT02H02M23.707S" calcext:value-type="time">
            <text:p>02:02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93.15" calcext:value-type="float">
            <text:p>493.15</text:p>
          </table:table-cell>
          <table:table-cell office:value-type="float" office:value="601.45" calcext:value-type="float">
            <text:p>601.45</text:p>
          </table:table-cell>
        </table:table-row>
        <table:table-row table:style-name="ro1">
          <table:table-cell office:value-type="float" office:value="7359707" calcext:value-type="float">
            <text:p>7359707</text:p>
          </table:table-cell>
          <table:table-cell table:formula="of:=[.A462]/1000/(60*60*24)" office:value-type="time" office:time-value="PT02H02M39.707S" calcext:value-type="time">
            <text:p>02:02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494.22" calcext:value-type="float">
            <text:p>494.22</text:p>
          </table:table-cell>
          <table:table-cell office:value-type="float" office:value="602.75" calcext:value-type="float">
            <text:p>602.75</text:p>
          </table:table-cell>
        </table:table-row>
        <table:table-row table:style-name="ro1">
          <table:table-cell office:value-type="float" office:value="7375707" calcext:value-type="float">
            <text:p>7375707</text:p>
          </table:table-cell>
          <table:table-cell table:formula="of:=[.A463]/1000/(60*60*24)" office:value-type="time" office:time-value="PT02H02M55.707S" calcext:value-type="time">
            <text:p>02:02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95.29" calcext:value-type="float">
            <text:p>495.29</text:p>
          </table:table-cell>
          <table:table-cell office:value-type="float" office:value="604.04" calcext:value-type="float">
            <text:p>604.04</text:p>
          </table:table-cell>
        </table:table-row>
        <table:table-row table:style-name="ro1">
          <table:table-cell office:value-type="float" office:value="7391706" calcext:value-type="float">
            <text:p>7391706</text:p>
          </table:table-cell>
          <table:table-cell table:formula="of:=[.A464]/1000/(60*60*24)" office:value-type="time" office:time-value="PT02H03M11.706S" calcext:value-type="time">
            <text:p>02:03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496.36" calcext:value-type="float">
            <text:p>496.36</text:p>
          </table:table-cell>
          <table:table-cell office:value-type="float" office:value="605.34" calcext:value-type="float">
            <text:p>605.34</text:p>
          </table:table-cell>
        </table:table-row>
        <table:table-row table:style-name="ro1">
          <table:table-cell office:value-type="float" office:value="7407707" calcext:value-type="float">
            <text:p>7407707</text:p>
          </table:table-cell>
          <table:table-cell table:formula="of:=[.A465]/1000/(60*60*24)" office:value-type="time" office:time-value="PT02H03M27.707S" calcext:value-type="time">
            <text:p>02:03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97.43" calcext:value-type="float">
            <text:p>497.43</text:p>
          </table:table-cell>
          <table:table-cell office:value-type="float" office:value="606.63" calcext:value-type="float">
            <text:p>606.63</text:p>
          </table:table-cell>
        </table:table-row>
        <table:table-row table:style-name="ro1">
          <table:table-cell office:value-type="float" office:value="7423707" calcext:value-type="float">
            <text:p>7423707</text:p>
          </table:table-cell>
          <table:table-cell table:formula="of:=[.A466]/1000/(60*60*24)" office:value-type="time" office:time-value="PT02H03M43.707S" calcext:value-type="time">
            <text:p>02:03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98.49" calcext:value-type="float">
            <text:p>498.49</text:p>
          </table:table-cell>
          <table:table-cell office:value-type="float" office:value="607.93" calcext:value-type="float">
            <text:p>607.93</text:p>
          </table:table-cell>
        </table:table-row>
        <table:table-row table:style-name="ro1">
          <table:table-cell office:value-type="float" office:value="7439707" calcext:value-type="float">
            <text:p>7439707</text:p>
          </table:table-cell>
          <table:table-cell table:formula="of:=[.A467]/1000/(60*60*24)" office:value-type="time" office:time-value="PT02H03M59.707S" calcext:value-type="time">
            <text:p>02:04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99.56" calcext:value-type="float">
            <text:p>499.56</text:p>
          </table:table-cell>
          <table:table-cell office:value-type="float" office:value="609.22" calcext:value-type="float">
            <text:p>609.22</text:p>
          </table:table-cell>
        </table:table-row>
        <table:table-row table:style-name="ro1">
          <table:table-cell office:value-type="float" office:value="7455707" calcext:value-type="float">
            <text:p>7455707</text:p>
          </table:table-cell>
          <table:table-cell table:formula="of:=[.A468]/1000/(60*60*24)" office:value-type="time" office:time-value="PT02H04M15.707S" calcext:value-type="time">
            <text:p>02:04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00.63" calcext:value-type="float">
            <text:p>500.63</text:p>
          </table:table-cell>
          <table:table-cell office:value-type="float" office:value="610.52" calcext:value-type="float">
            <text:p>610.52</text:p>
          </table:table-cell>
        </table:table-row>
        <table:table-row table:style-name="ro1">
          <table:table-cell office:value-type="float" office:value="7471706" calcext:value-type="float">
            <text:p>7471706</text:p>
          </table:table-cell>
          <table:table-cell table:formula="of:=[.A469]/1000/(60*60*24)" office:value-type="time" office:time-value="PT02H04M31.706S" calcext:value-type="time">
            <text:p>02:04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01.7" calcext:value-type="float">
            <text:p>501.7</text:p>
          </table:table-cell>
          <table:table-cell office:value-type="float" office:value="611.81" calcext:value-type="float">
            <text:p>611.81</text:p>
          </table:table-cell>
        </table:table-row>
        <table:table-row table:style-name="ro1">
          <table:table-cell office:value-type="float" office:value="7487707" calcext:value-type="float">
            <text:p>7487707</text:p>
          </table:table-cell>
          <table:table-cell table:formula="of:=[.A470]/1000/(60*60*24)" office:value-type="time" office:time-value="PT02H04M47.707S" calcext:value-type="time">
            <text:p>02:0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02.77" calcext:value-type="float">
            <text:p>502.77</text:p>
          </table:table-cell>
          <table:table-cell office:value-type="float" office:value="613.11" calcext:value-type="float">
            <text:p>613.11</text:p>
          </table:table-cell>
        </table:table-row>
        <table:table-row table:style-name="ro1">
          <table:table-cell office:value-type="float" office:value="7503707" calcext:value-type="float">
            <text:p>7503707</text:p>
          </table:table-cell>
          <table:table-cell table:formula="of:=[.A471]/1000/(60*60*24)" office:value-type="time" office:time-value="PT02H05M03.707S" calcext:value-type="time">
            <text:p>02:05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03.84" calcext:value-type="float">
            <text:p>503.84</text:p>
          </table:table-cell>
          <table:table-cell office:value-type="float" office:value="614.4" calcext:value-type="float">
            <text:p>614.4</text:p>
          </table:table-cell>
        </table:table-row>
        <table:table-row table:style-name="ro1">
          <table:table-cell office:value-type="float" office:value="7519707" calcext:value-type="float">
            <text:p>7519707</text:p>
          </table:table-cell>
          <table:table-cell table:formula="of:=[.A472]/1000/(60*60*24)" office:value-type="time" office:time-value="PT02H05M19.707S" calcext:value-type="time">
            <text:p>02:05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504.91" calcext:value-type="float">
            <text:p>504.91</text:p>
          </table:table-cell>
          <table:table-cell office:value-type="float" office:value="615.7" calcext:value-type="float">
            <text:p>615.7</text:p>
          </table:table-cell>
        </table:table-row>
        <table:table-row table:style-name="ro1">
          <table:table-cell office:value-type="float" office:value="7535707" calcext:value-type="float">
            <text:p>7535707</text:p>
          </table:table-cell>
          <table:table-cell table:formula="of:=[.A473]/1000/(60*60*24)" office:value-type="time" office:time-value="PT02H05M35.707S" calcext:value-type="time">
            <text:p>02:05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05.97" calcext:value-type="float">
            <text:p>505.97</text:p>
          </table:table-cell>
          <table:table-cell office:value-type="float" office:value="616.99" calcext:value-type="float">
            <text:p>616.99</text:p>
          </table:table-cell>
        </table:table-row>
        <table:table-row table:style-name="ro1">
          <table:table-cell office:value-type="float" office:value="7551707" calcext:value-type="float">
            <text:p>7551707</text:p>
          </table:table-cell>
          <table:table-cell table:formula="of:=[.A474]/1000/(60*60*24)" office:value-type="time" office:time-value="PT02H05M51.707S" calcext:value-type="time">
            <text:p>02:05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07.04" calcext:value-type="float">
            <text:p>507.04</text:p>
          </table:table-cell>
          <table:table-cell office:value-type="float" office:value="618.29" calcext:value-type="float">
            <text:p>618.29</text:p>
          </table:table-cell>
        </table:table-row>
        <table:table-row table:style-name="ro1">
          <table:table-cell office:value-type="float" office:value="7567707" calcext:value-type="float">
            <text:p>7567707</text:p>
          </table:table-cell>
          <table:table-cell table:formula="of:=[.A475]/1000/(60*60*24)" office:value-type="time" office:time-value="PT02H06M07.707S" calcext:value-type="time">
            <text:p>02:06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08.11" calcext:value-type="float">
            <text:p>508.11</text:p>
          </table:table-cell>
          <table:table-cell office:value-type="float" office:value="619.58" calcext:value-type="float">
            <text:p>619.58</text:p>
          </table:table-cell>
        </table:table-row>
        <table:table-row table:style-name="ro1">
          <table:table-cell office:value-type="float" office:value="7583707" calcext:value-type="float">
            <text:p>7583707</text:p>
          </table:table-cell>
          <table:table-cell table:formula="of:=[.A476]/1000/(60*60*24)" office:value-type="time" office:time-value="PT02H06M23.707S" calcext:value-type="time">
            <text:p>02:06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09.18" calcext:value-type="float">
            <text:p>509.18</text:p>
          </table:table-cell>
          <table:table-cell office:value-type="float" office:value="620.88" calcext:value-type="float">
            <text:p>620.88</text:p>
          </table:table-cell>
        </table:table-row>
        <table:table-row table:style-name="ro1">
          <table:table-cell office:value-type="float" office:value="7599707" calcext:value-type="float">
            <text:p>7599707</text:p>
          </table:table-cell>
          <table:table-cell table:formula="of:=[.A477]/1000/(60*60*24)" office:value-type="time" office:time-value="PT02H06M39.707S" calcext:value-type="time">
            <text:p>02:06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0.25" calcext:value-type="float">
            <text:p>510.25</text:p>
          </table:table-cell>
          <table:table-cell office:value-type="float" office:value="622.17" calcext:value-type="float">
            <text:p>622.17</text:p>
          </table:table-cell>
        </table:table-row>
        <table:table-row table:style-name="ro1">
          <table:table-cell office:value-type="float" office:value="7615707" calcext:value-type="float">
            <text:p>7615707</text:p>
          </table:table-cell>
          <table:table-cell table:formula="of:=[.A478]/1000/(60*60*24)" office:value-type="time" office:time-value="PT02H06M55.707S" calcext:value-type="time">
            <text:p>02:06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1.32" calcext:value-type="float">
            <text:p>511.32</text:p>
          </table:table-cell>
          <table:table-cell office:value-type="float" office:value="623.47" calcext:value-type="float">
            <text:p>623.47</text:p>
          </table:table-cell>
        </table:table-row>
        <table:table-row table:style-name="ro1">
          <table:table-cell office:value-type="float" office:value="7631706" calcext:value-type="float">
            <text:p>7631706</text:p>
          </table:table-cell>
          <table:table-cell table:formula="of:=[.A479]/1000/(60*60*24)" office:value-type="time" office:time-value="PT02H07M11.706S" calcext:value-type="time">
            <text:p>02:07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2.39" calcext:value-type="float">
            <text:p>512.39</text:p>
          </table:table-cell>
          <table:table-cell office:value-type="float" office:value="624.76" calcext:value-type="float">
            <text:p>624.76</text:p>
          </table:table-cell>
        </table:table-row>
        <table:table-row table:style-name="ro1">
          <table:table-cell office:value-type="float" office:value="7647707" calcext:value-type="float">
            <text:p>7647707</text:p>
          </table:table-cell>
          <table:table-cell table:formula="of:=[.A480]/1000/(60*60*24)" office:value-type="time" office:time-value="PT02H07M27.707S" calcext:value-type="time">
            <text:p>02:07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13.45" calcext:value-type="float">
            <text:p>513.45</text:p>
          </table:table-cell>
          <table:table-cell office:value-type="float" office:value="626.06" calcext:value-type="float">
            <text:p>626.06</text:p>
          </table:table-cell>
        </table:table-row>
        <table:table-row table:style-name="ro1">
          <table:table-cell office:value-type="float" office:value="7663707" calcext:value-type="float">
            <text:p>7663707</text:p>
          </table:table-cell>
          <table:table-cell table:formula="of:=[.A481]/1000/(60*60*24)" office:value-type="time" office:time-value="PT02H07M43.707S" calcext:value-type="time">
            <text:p>02:07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4.52" calcext:value-type="float">
            <text:p>514.52</text:p>
          </table:table-cell>
          <table:table-cell office:value-type="float" office:value="627.35" calcext:value-type="float">
            <text:p>627.35</text:p>
          </table:table-cell>
        </table:table-row>
        <table:table-row table:style-name="ro1">
          <table:table-cell office:value-type="float" office:value="7679707" calcext:value-type="float">
            <text:p>7679707</text:p>
          </table:table-cell>
          <table:table-cell table:formula="of:=[.A482]/1000/(60*60*24)" office:value-type="time" office:time-value="PT02H07M59.707S" calcext:value-type="time">
            <text:p>02:08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5.59" calcext:value-type="float">
            <text:p>515.59</text:p>
          </table:table-cell>
          <table:table-cell office:value-type="float" office:value="628.65" calcext:value-type="float">
            <text:p>628.65</text:p>
          </table:table-cell>
        </table:table-row>
        <table:table-row table:style-name="ro1">
          <table:table-cell office:value-type="float" office:value="7695707" calcext:value-type="float">
            <text:p>7695707</text:p>
          </table:table-cell>
          <table:table-cell table:formula="of:=[.A483]/1000/(60*60*24)" office:value-type="time" office:time-value="PT02H08M15.707S" calcext:value-type="time">
            <text:p>02:08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6.66" calcext:value-type="float">
            <text:p>516.66</text:p>
          </table:table-cell>
          <table:table-cell office:value-type="float" office:value="629.94" calcext:value-type="float">
            <text:p>629.94</text:p>
          </table:table-cell>
        </table:table-row>
        <table:table-row table:style-name="ro1">
          <table:table-cell office:value-type="float" office:value="7711707" calcext:value-type="float">
            <text:p>7711707</text:p>
          </table:table-cell>
          <table:table-cell table:formula="of:=[.A484]/1000/(60*60*24)" office:value-type="time" office:time-value="PT02H08M31.707S" calcext:value-type="time">
            <text:p>02:08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7.73" calcext:value-type="float">
            <text:p>517.73</text:p>
          </table:table-cell>
          <table:table-cell office:value-type="float" office:value="631.24" calcext:value-type="float">
            <text:p>631.24</text:p>
          </table:table-cell>
        </table:table-row>
        <table:table-row table:style-name="ro1">
          <table:table-cell office:value-type="float" office:value="7727707" calcext:value-type="float">
            <text:p>7727707</text:p>
          </table:table-cell>
          <table:table-cell table:formula="of:=[.A485]/1000/(60*60*24)" office:value-type="time" office:time-value="PT02H08M47.707S" calcext:value-type="time">
            <text:p>02:08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8.8" calcext:value-type="float">
            <text:p>518.8</text:p>
          </table:table-cell>
          <table:table-cell office:value-type="float" office:value="632.53" calcext:value-type="float">
            <text:p>632.53</text:p>
          </table:table-cell>
        </table:table-row>
        <table:table-row table:style-name="ro1">
          <table:table-cell office:value-type="float" office:value="7743707" calcext:value-type="float">
            <text:p>7743707</text:p>
          </table:table-cell>
          <table:table-cell table:formula="of:=[.A486]/1000/(60*60*24)" office:value-type="time" office:time-value="PT02H09M03.707S" calcext:value-type="time">
            <text:p>02:09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9.86" calcext:value-type="float">
            <text:p>519.86</text:p>
          </table:table-cell>
          <table:table-cell office:value-type="float" office:value="633.83" calcext:value-type="float">
            <text:p>633.83</text:p>
          </table:table-cell>
        </table:table-row>
        <table:table-row table:style-name="ro1">
          <table:table-cell office:value-type="float" office:value="7759707" calcext:value-type="float">
            <text:p>7759707</text:p>
          </table:table-cell>
          <table:table-cell table:formula="of:=[.A487]/1000/(60*60*24)" office:value-type="time" office:time-value="PT02H09M19.707S" calcext:value-type="time">
            <text:p>02:09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520.93" calcext:value-type="float">
            <text:p>520.93</text:p>
          </table:table-cell>
          <table:table-cell office:value-type="float" office:value="635.12" calcext:value-type="float">
            <text:p>635.12</text:p>
          </table:table-cell>
        </table:table-row>
        <table:table-row table:style-name="ro1">
          <table:table-cell office:value-type="float" office:value="7775707" calcext:value-type="float">
            <text:p>7775707</text:p>
          </table:table-cell>
          <table:table-cell table:formula="of:=[.A488]/1000/(60*60*24)" office:value-type="time" office:time-value="PT02H09M35.707S" calcext:value-type="time">
            <text:p>02:09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22" calcext:value-type="float">
            <text:p>522</text:p>
          </table:table-cell>
          <table:table-cell office:value-type="float" office:value="636.42" calcext:value-type="float">
            <text:p>636.42</text:p>
          </table:table-cell>
        </table:table-row>
        <table:table-row table:style-name="ro1">
          <table:table-cell office:value-type="float" office:value="7791707" calcext:value-type="float">
            <text:p>7791707</text:p>
          </table:table-cell>
          <table:table-cell table:formula="of:=[.A489]/1000/(60*60*24)" office:value-type="time" office:time-value="PT02H09M51.707S" calcext:value-type="time">
            <text:p>02:09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23.07" calcext:value-type="float">
            <text:p>523.07</text:p>
          </table:table-cell>
          <table:table-cell office:value-type="float" office:value="637.71" calcext:value-type="float">
            <text:p>637.71</text:p>
          </table:table-cell>
        </table:table-row>
        <table:table-row table:style-name="ro1">
          <table:table-cell office:value-type="float" office:value="7807707" calcext:value-type="float">
            <text:p>7807707</text:p>
          </table:table-cell>
          <table:table-cell table:formula="of:=[.A490]/1000/(60*60*24)" office:value-type="time" office:time-value="PT02H10M07.707S" calcext:value-type="time">
            <text:p>02:10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24.14" calcext:value-type="float">
            <text:p>524.14</text:p>
          </table:table-cell>
          <table:table-cell office:value-type="float" office:value="639.01" calcext:value-type="float">
            <text:p>639.01</text:p>
          </table:table-cell>
        </table:table-row>
        <table:table-row table:style-name="ro1">
          <table:table-cell office:value-type="float" office:value="7823707" calcext:value-type="float">
            <text:p>7823707</text:p>
          </table:table-cell>
          <table:table-cell table:formula="of:=[.A491]/1000/(60*60*24)" office:value-type="time" office:time-value="PT02H10M23.707S" calcext:value-type="time">
            <text:p>02:10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25.21" calcext:value-type="float">
            <text:p>525.21</text:p>
          </table:table-cell>
          <table:table-cell office:value-type="float" office:value="640.3" calcext:value-type="float">
            <text:p>640.3</text:p>
          </table:table-cell>
        </table:table-row>
        <table:table-row table:style-name="ro1">
          <table:table-cell office:value-type="float" office:value="7839707" calcext:value-type="float">
            <text:p>7839707</text:p>
          </table:table-cell>
          <table:table-cell table:formula="of:=[.A492]/1000/(60*60*24)" office:value-type="time" office:time-value="PT02H10M39.707S" calcext:value-type="time">
            <text:p>02:10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26.28" calcext:value-type="float">
            <text:p>526.28</text:p>
          </table:table-cell>
          <table:table-cell office:value-type="float" office:value="641.6" calcext:value-type="float">
            <text:p>641.6</text:p>
          </table:table-cell>
        </table:table-row>
        <table:table-row table:style-name="ro1">
          <table:table-cell office:value-type="float" office:value="7855707" calcext:value-type="float">
            <text:p>7855707</text:p>
          </table:table-cell>
          <table:table-cell table:formula="of:=[.A493]/1000/(60*60*24)" office:value-type="time" office:time-value="PT02H10M55.707S" calcext:value-type="time">
            <text:p>02:10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27.34" calcext:value-type="float">
            <text:p>527.34</text:p>
          </table:table-cell>
          <table:table-cell office:value-type="float" office:value="642.89" calcext:value-type="float">
            <text:p>642.89</text:p>
          </table:table-cell>
        </table:table-row>
        <table:table-row table:style-name="ro1">
          <table:table-cell office:value-type="float" office:value="7871707" calcext:value-type="float">
            <text:p>7871707</text:p>
          </table:table-cell>
          <table:table-cell table:formula="of:=[.A494]/1000/(60*60*24)" office:value-type="time" office:time-value="PT02H11M11.707S" calcext:value-type="time">
            <text:p>02:11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28.41" calcext:value-type="float">
            <text:p>528.41</text:p>
          </table:table-cell>
          <table:table-cell office:value-type="float" office:value="644.19" calcext:value-type="float">
            <text:p>644.19</text:p>
          </table:table-cell>
        </table:table-row>
        <table:table-row table:style-name="ro1">
          <table:table-cell office:value-type="float" office:value="7887707" calcext:value-type="float">
            <text:p>7887707</text:p>
          </table:table-cell>
          <table:table-cell table:formula="of:=[.A495]/1000/(60*60*24)" office:value-type="time" office:time-value="PT02H11M27.707S" calcext:value-type="time">
            <text:p>02:11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29.48" calcext:value-type="float">
            <text:p>529.48</text:p>
          </table:table-cell>
          <table:table-cell office:value-type="float" office:value="645.48" calcext:value-type="float">
            <text:p>645.48</text:p>
          </table:table-cell>
        </table:table-row>
        <table:table-row table:style-name="ro1">
          <table:table-cell office:value-type="float" office:value="7903707" calcext:value-type="float">
            <text:p>7903707</text:p>
          </table:table-cell>
          <table:table-cell table:formula="of:=[.A496]/1000/(60*60*24)" office:value-type="time" office:time-value="PT02H11M43.707S" calcext:value-type="time">
            <text:p>02:11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30.55" calcext:value-type="float">
            <text:p>530.55</text:p>
          </table:table-cell>
          <table:table-cell office:value-type="float" office:value="646.78" calcext:value-type="float">
            <text:p>646.78</text:p>
          </table:table-cell>
        </table:table-row>
        <table:table-row table:style-name="ro1">
          <table:table-cell office:value-type="float" office:value="7919707" calcext:value-type="float">
            <text:p>7919707</text:p>
          </table:table-cell>
          <table:table-cell table:formula="of:=[.A497]/1000/(60*60*24)" office:value-type="time" office:time-value="PT02H11M59.707S" calcext:value-type="time">
            <text:p>02:12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31.62" calcext:value-type="float">
            <text:p>531.62</text:p>
          </table:table-cell>
          <table:table-cell office:value-type="float" office:value="648.07" calcext:value-type="float">
            <text:p>648.07</text:p>
          </table:table-cell>
        </table:table-row>
        <table:table-row table:style-name="ro1">
          <table:table-cell office:value-type="float" office:value="7935707" calcext:value-type="float">
            <text:p>7935707</text:p>
          </table:table-cell>
          <table:table-cell table:formula="of:=[.A498]/1000/(60*60*24)" office:value-type="time" office:time-value="PT02H12M15.707S" calcext:value-type="time">
            <text:p>02:12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32.69" calcext:value-type="float">
            <text:p>532.69</text:p>
          </table:table-cell>
          <table:table-cell office:value-type="float" office:value="649.36" calcext:value-type="float">
            <text:p>649.36</text:p>
          </table:table-cell>
        </table:table-row>
        <table:table-row table:style-name="ro1">
          <table:table-cell office:value-type="float" office:value="7951707" calcext:value-type="float">
            <text:p>7951707</text:p>
          </table:table-cell>
          <table:table-cell table:formula="of:=[.A499]/1000/(60*60*24)" office:value-type="time" office:time-value="PT02H12M31.707S" calcext:value-type="time">
            <text:p>02:12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33.75" calcext:value-type="float">
            <text:p>533.75</text:p>
          </table:table-cell>
          <table:table-cell office:value-type="float" office:value="650.66" calcext:value-type="float">
            <text:p>650.66</text:p>
          </table:table-cell>
        </table:table-row>
        <table:table-row table:style-name="ro1">
          <table:table-cell office:value-type="float" office:value="7967707" calcext:value-type="float">
            <text:p>7967707</text:p>
          </table:table-cell>
          <table:table-cell table:formula="of:=[.A500]/1000/(60*60*24)" office:value-type="time" office:time-value="PT02H12M47.707S" calcext:value-type="time">
            <text:p>02:12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34.82" calcext:value-type="float">
            <text:p>534.82</text:p>
          </table:table-cell>
          <table:table-cell office:value-type="float" office:value="651.95" calcext:value-type="float">
            <text:p>651.95</text:p>
          </table:table-cell>
        </table:table-row>
        <table:table-row table:style-name="ro1">
          <table:table-cell office:value-type="float" office:value="7983707" calcext:value-type="float">
            <text:p>7983707</text:p>
          </table:table-cell>
          <table:table-cell table:formula="of:=[.A501]/1000/(60*60*24)" office:value-type="time" office:time-value="PT02H13M03.707S" calcext:value-type="time">
            <text:p>02:13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35.89" calcext:value-type="float">
            <text:p>535.89</text:p>
          </table:table-cell>
          <table:table-cell office:value-type="float" office:value="653.25" calcext:value-type="float">
            <text:p>653.25</text:p>
          </table:table-cell>
        </table:table-row>
        <table:table-row table:style-name="ro1">
          <table:table-cell office:value-type="float" office:value="7999707" calcext:value-type="float">
            <text:p>7999707</text:p>
          </table:table-cell>
          <table:table-cell table:formula="of:=[.A502]/1000/(60*60*24)" office:value-type="time" office:time-value="PT02H13M19.707S" calcext:value-type="time">
            <text:p>02:13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36.96" calcext:value-type="float">
            <text:p>536.96</text:p>
          </table:table-cell>
          <table:table-cell office:value-type="float" office:value="654.54" calcext:value-type="float">
            <text:p>654.54</text:p>
          </table:table-cell>
        </table:table-row>
        <table:table-row table:style-name="ro1">
          <table:table-cell office:value-type="float" office:value="8015707" calcext:value-type="float">
            <text:p>8015707</text:p>
          </table:table-cell>
          <table:table-cell table:formula="of:=[.A503]/1000/(60*60*24)" office:value-type="time" office:time-value="PT02H13M35.707S" calcext:value-type="time">
            <text:p>02:13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38.03" calcext:value-type="float">
            <text:p>538.03</text:p>
          </table:table-cell>
          <table:table-cell office:value-type="float" office:value="655.84" calcext:value-type="float">
            <text:p>655.84</text:p>
          </table:table-cell>
        </table:table-row>
        <table:table-row table:style-name="ro1">
          <table:table-cell office:value-type="float" office:value="8031707" calcext:value-type="float">
            <text:p>8031707</text:p>
          </table:table-cell>
          <table:table-cell table:formula="of:=[.A504]/1000/(60*60*24)" office:value-type="time" office:time-value="PT02H13M51.707S" calcext:value-type="time">
            <text:p>02:13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39.1" calcext:value-type="float">
            <text:p>539.1</text:p>
          </table:table-cell>
          <table:table-cell office:value-type="float" office:value="657.13" calcext:value-type="float">
            <text:p>657.13</text:p>
          </table:table-cell>
        </table:table-row>
        <table:table-row table:style-name="ro1">
          <table:table-cell office:value-type="float" office:value="8047707" calcext:value-type="float">
            <text:p>8047707</text:p>
          </table:table-cell>
          <table:table-cell table:formula="of:=[.A505]/1000/(60*60*24)" office:value-type="time" office:time-value="PT02H14M07.707S" calcext:value-type="time">
            <text:p>02:14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40.16" calcext:value-type="float">
            <text:p>540.16</text:p>
          </table:table-cell>
          <table:table-cell office:value-type="float" office:value="658.42" calcext:value-type="float">
            <text:p>658.42</text:p>
          </table:table-cell>
        </table:table-row>
        <table:table-row table:style-name="ro1">
          <table:table-cell office:value-type="float" office:value="8063707" calcext:value-type="float">
            <text:p>8063707</text:p>
          </table:table-cell>
          <table:table-cell table:formula="of:=[.A506]/1000/(60*60*24)" office:value-type="time" office:time-value="PT02H14M23.707S" calcext:value-type="time">
            <text:p>02:14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41.23" calcext:value-type="float">
            <text:p>541.23</text:p>
          </table:table-cell>
          <table:table-cell office:value-type="float" office:value="659.72" calcext:value-type="float">
            <text:p>659.72</text:p>
          </table:table-cell>
        </table:table-row>
        <table:table-row table:style-name="ro1">
          <table:table-cell office:value-type="float" office:value="8079706" calcext:value-type="float">
            <text:p>8079706</text:p>
          </table:table-cell>
          <table:table-cell table:formula="of:=[.A507]/1000/(60*60*24)" office:value-type="time" office:time-value="PT02H14M39.706S" calcext:value-type="time">
            <text:p>02:14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42.3" calcext:value-type="float">
            <text:p>542.3</text:p>
          </table:table-cell>
          <table:table-cell office:value-type="float" office:value="661.01" calcext:value-type="float">
            <text:p>661.01</text:p>
          </table:table-cell>
        </table:table-row>
        <table:table-row table:style-name="ro1">
          <table:table-cell office:value-type="float" office:value="8095707" calcext:value-type="float">
            <text:p>8095707</text:p>
          </table:table-cell>
          <table:table-cell table:formula="of:=[.A508]/1000/(60*60*24)" office:value-type="time" office:time-value="PT02H14M55.707S" calcext:value-type="time">
            <text:p>02:14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43.37" calcext:value-type="float">
            <text:p>543.37</text:p>
          </table:table-cell>
          <table:table-cell office:value-type="float" office:value="662.31" calcext:value-type="float">
            <text:p>662.31</text:p>
          </table:table-cell>
        </table:table-row>
        <table:table-row table:style-name="ro1">
          <table:table-cell office:value-type="float" office:value="8111707" calcext:value-type="float">
            <text:p>8111707</text:p>
          </table:table-cell>
          <table:table-cell table:formula="of:=[.A509]/1000/(60*60*24)" office:value-type="time" office:time-value="PT02H15M11.707S" calcext:value-type="time">
            <text:p>02:15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44.44" calcext:value-type="float">
            <text:p>544.44</text:p>
          </table:table-cell>
          <table:table-cell office:value-type="float" office:value="663.6" calcext:value-type="float">
            <text:p>663.6</text:p>
          </table:table-cell>
        </table:table-row>
        <table:table-row table:style-name="ro1">
          <table:table-cell office:value-type="float" office:value="8127706" calcext:value-type="float">
            <text:p>8127706</text:p>
          </table:table-cell>
          <table:table-cell table:formula="of:=[.A510]/1000/(60*60*24)" office:value-type="time" office:time-value="PT02H15M27.706S" calcext:value-type="time">
            <text:p>02:15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45.51" calcext:value-type="float">
            <text:p>545.51</text:p>
          </table:table-cell>
          <table:table-cell office:value-type="float" office:value="664.9" calcext:value-type="float">
            <text:p>664.9</text:p>
          </table:table-cell>
        </table:table-row>
        <table:table-row table:style-name="ro1">
          <table:table-cell office:value-type="float" office:value="8143707" calcext:value-type="float">
            <text:p>8143707</text:p>
          </table:table-cell>
          <table:table-cell table:formula="of:=[.A511]/1000/(60*60*24)" office:value-type="time" office:time-value="PT02H15M43.707S" calcext:value-type="time">
            <text:p>02:15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46.57" calcext:value-type="float">
            <text:p>546.57</text:p>
          </table:table-cell>
          <table:table-cell office:value-type="float" office:value="666.19" calcext:value-type="float">
            <text:p>666.19</text:p>
          </table:table-cell>
        </table:table-row>
        <table:table-row table:style-name="ro1">
          <table:table-cell office:value-type="float" office:value="8159707" calcext:value-type="float">
            <text:p>8159707</text:p>
          </table:table-cell>
          <table:table-cell table:formula="of:=[.A512]/1000/(60*60*24)" office:value-type="time" office:time-value="PT02H15M59.707S" calcext:value-type="time">
            <text:p>02:16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47.64" calcext:value-type="float">
            <text:p>547.64</text:p>
          </table:table-cell>
          <table:table-cell office:value-type="float" office:value="667.48" calcext:value-type="float">
            <text:p>667.48</text:p>
          </table:table-cell>
        </table:table-row>
        <table:table-row table:style-name="ro1">
          <table:table-cell office:value-type="float" office:value="8175707" calcext:value-type="float">
            <text:p>8175707</text:p>
          </table:table-cell>
          <table:table-cell table:formula="of:=[.A513]/1000/(60*60*24)" office:value-type="time" office:time-value="PT02H16M15.707S" calcext:value-type="time">
            <text:p>02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48.71" calcext:value-type="float">
            <text:p>548.71</text:p>
          </table:table-cell>
          <table:table-cell office:value-type="float" office:value="668.78" calcext:value-type="float">
            <text:p>668.78</text:p>
          </table:table-cell>
        </table:table-row>
        <table:table-row table:style-name="ro1">
          <table:table-cell office:value-type="float" office:value="8191707" calcext:value-type="float">
            <text:p>8191707</text:p>
          </table:table-cell>
          <table:table-cell table:formula="of:=[.A514]/1000/(60*60*24)" office:value-type="time" office:time-value="PT02H16M31.707S" calcext:value-type="time">
            <text:p>02:16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49.78" calcext:value-type="float">
            <text:p>549.78</text:p>
          </table:table-cell>
          <table:table-cell office:value-type="float" office:value="670.07" calcext:value-type="float">
            <text:p>670.07</text:p>
          </table:table-cell>
        </table:table-row>
        <table:table-row table:style-name="ro1">
          <table:table-cell office:value-type="float" office:value="8207707" calcext:value-type="float">
            <text:p>8207707</text:p>
          </table:table-cell>
          <table:table-cell table:formula="of:=[.A515]/1000/(60*60*24)" office:value-type="time" office:time-value="PT02H16M47.707S" calcext:value-type="time">
            <text:p>02:16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50.85" calcext:value-type="float">
            <text:p>550.85</text:p>
          </table:table-cell>
          <table:table-cell office:value-type="float" office:value="671.37" calcext:value-type="float">
            <text:p>671.37</text:p>
          </table:table-cell>
        </table:table-row>
        <table:table-row table:style-name="ro1">
          <table:table-cell office:value-type="float" office:value="8223706" calcext:value-type="float">
            <text:p>8223706</text:p>
          </table:table-cell>
          <table:table-cell table:formula="of:=[.A516]/1000/(60*60*24)" office:value-type="time" office:time-value="PT02H17M03.706S" calcext:value-type="time">
            <text:p>02:17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51.92" calcext:value-type="float">
            <text:p>551.92</text:p>
          </table:table-cell>
          <table:table-cell office:value-type="float" office:value="672.66" calcext:value-type="float">
            <text:p>672.66</text:p>
          </table:table-cell>
        </table:table-row>
        <table:table-row table:style-name="ro1">
          <table:table-cell office:value-type="float" office:value="8239707" calcext:value-type="float">
            <text:p>8239707</text:p>
          </table:table-cell>
          <table:table-cell table:formula="of:=[.A517]/1000/(60*60*24)" office:value-type="time" office:time-value="PT02H17M19.707S" calcext:value-type="time">
            <text:p>02:17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52.98" calcext:value-type="float">
            <text:p>552.98</text:p>
          </table:table-cell>
          <table:table-cell office:value-type="float" office:value="673.96" calcext:value-type="float">
            <text:p>673.96</text:p>
          </table:table-cell>
        </table:table-row>
        <table:table-row table:style-name="ro1">
          <table:table-cell office:value-type="float" office:value="8255707" calcext:value-type="float">
            <text:p>8255707</text:p>
          </table:table-cell>
          <table:table-cell table:formula="of:=[.A518]/1000/(60*60*24)" office:value-type="time" office:time-value="PT02H17M35.707S" calcext:value-type="time">
            <text:p>02:17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54.05" calcext:value-type="float">
            <text:p>554.05</text:p>
          </table:table-cell>
          <table:table-cell office:value-type="float" office:value="675.25" calcext:value-type="float">
            <text:p>675.25</text:p>
          </table:table-cell>
        </table:table-row>
        <table:table-row table:style-name="ro1">
          <table:table-cell office:value-type="float" office:value="8271707" calcext:value-type="float">
            <text:p>8271707</text:p>
          </table:table-cell>
          <table:table-cell table:formula="of:=[.A519]/1000/(60*60*24)" office:value-type="time" office:time-value="PT02H17M51.707S" calcext:value-type="time">
            <text:p>02:17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55.12" calcext:value-type="float">
            <text:p>555.12</text:p>
          </table:table-cell>
          <table:table-cell office:value-type="float" office:value="676.54" calcext:value-type="float">
            <text:p>676.54</text:p>
          </table:table-cell>
        </table:table-row>
        <table:table-row table:style-name="ro1">
          <table:table-cell office:value-type="float" office:value="8287707" calcext:value-type="float">
            <text:p>8287707</text:p>
          </table:table-cell>
          <table:table-cell table:formula="of:=[.A520]/1000/(60*60*24)" office:value-type="time" office:time-value="PT02H18M07.707S" calcext:value-type="time">
            <text:p>02:18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556.19" calcext:value-type="float">
            <text:p>556.19</text:p>
          </table:table-cell>
          <table:table-cell office:value-type="float" office:value="677.84" calcext:value-type="float">
            <text:p>677.84</text:p>
          </table:table-cell>
        </table:table-row>
        <table:table-row table:style-name="ro1">
          <table:table-cell office:value-type="float" office:value="8303707" calcext:value-type="float">
            <text:p>8303707</text:p>
          </table:table-cell>
          <table:table-cell table:formula="of:=[.A521]/1000/(60*60*24)" office:value-type="time" office:time-value="PT02H18M23.707S" calcext:value-type="time">
            <text:p>02:18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57.26" calcext:value-type="float">
            <text:p>557.26</text:p>
          </table:table-cell>
          <table:table-cell office:value-type="float" office:value="679.13" calcext:value-type="float">
            <text:p>679.13</text:p>
          </table:table-cell>
        </table:table-row>
        <table:table-row table:style-name="ro1">
          <table:table-cell office:value-type="float" office:value="8319707" calcext:value-type="float">
            <text:p>8319707</text:p>
          </table:table-cell>
          <table:table-cell table:formula="of:=[.A522]/1000/(60*60*24)" office:value-type="time" office:time-value="PT02H18M39.707S" calcext:value-type="time">
            <text:p>02:18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58.32" calcext:value-type="float">
            <text:p>558.32</text:p>
          </table:table-cell>
          <table:table-cell office:value-type="float" office:value="680.43" calcext:value-type="float">
            <text:p>680.43</text:p>
          </table:table-cell>
        </table:table-row>
        <table:table-row table:style-name="ro1">
          <table:table-cell office:value-type="float" office:value="8335706" calcext:value-type="float">
            <text:p>8335706</text:p>
          </table:table-cell>
          <table:table-cell table:formula="of:=[.A523]/1000/(60*60*24)" office:value-type="time" office:time-value="PT02H18M55.706S" calcext:value-type="time">
            <text:p>02:18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559.39" calcext:value-type="float">
            <text:p>559.39</text:p>
          </table:table-cell>
          <table:table-cell office:value-type="float" office:value="681.72" calcext:value-type="float">
            <text:p>681.72</text:p>
          </table:table-cell>
        </table:table-row>
        <table:table-row table:style-name="ro1">
          <table:table-cell office:value-type="float" office:value="8351707" calcext:value-type="float">
            <text:p>8351707</text:p>
          </table:table-cell>
          <table:table-cell table:formula="of:=[.A524]/1000/(60*60*24)" office:value-type="time" office:time-value="PT02H19M11.707S" calcext:value-type="time">
            <text:p>02:19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60.46" calcext:value-type="float">
            <text:p>560.46</text:p>
          </table:table-cell>
          <table:table-cell office:value-type="float" office:value="683.01" calcext:value-type="float">
            <text:p>683.01</text:p>
          </table:table-cell>
        </table:table-row>
        <table:table-row table:style-name="ro1">
          <table:table-cell office:value-type="float" office:value="8367706" calcext:value-type="float">
            <text:p>8367706</text:p>
          </table:table-cell>
          <table:table-cell table:formula="of:=[.A525]/1000/(60*60*24)" office:value-type="time" office:time-value="PT02H19M27.706S" calcext:value-type="time">
            <text:p>02:19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561.53" calcext:value-type="float">
            <text:p>561.53</text:p>
          </table:table-cell>
          <table:table-cell office:value-type="float" office:value="684.31" calcext:value-type="float">
            <text:p>684.31</text:p>
          </table:table-cell>
        </table:table-row>
        <table:table-row table:style-name="ro1">
          <table:table-cell office:value-type="float" office:value="8383707" calcext:value-type="float">
            <text:p>8383707</text:p>
          </table:table-cell>
          <table:table-cell table:formula="of:=[.A526]/1000/(60*60*24)" office:value-type="time" office:time-value="PT02H19M43.707S" calcext:value-type="time">
            <text:p>02:19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62.6" calcext:value-type="float">
            <text:p>562.6</text:p>
          </table:table-cell>
          <table:table-cell office:value-type="float" office:value="685.6" calcext:value-type="float">
            <text:p>685.6</text:p>
          </table:table-cell>
        </table:table-row>
        <table:table-row table:style-name="ro1">
          <table:table-cell office:value-type="float" office:value="8399707" calcext:value-type="float">
            <text:p>8399707</text:p>
          </table:table-cell>
          <table:table-cell table:formula="of:=[.A527]/1000/(60*60*24)" office:value-type="time" office:time-value="PT02H19M59.707S" calcext:value-type="time">
            <text:p>02:20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63.66" calcext:value-type="float">
            <text:p>563.66</text:p>
          </table:table-cell>
          <table:table-cell office:value-type="float" office:value="686.9" calcext:value-type="float">
            <text:p>686.9</text:p>
          </table:table-cell>
        </table:table-row>
        <table:table-row table:style-name="ro1">
          <table:table-cell office:value-type="float" office:value="8415707" calcext:value-type="float">
            <text:p>8415707</text:p>
          </table:table-cell>
          <table:table-cell table:formula="of:=[.A528]/1000/(60*60*24)" office:value-type="time" office:time-value="PT02H20M15.707S" calcext:value-type="time">
            <text:p>02:20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64.73" calcext:value-type="float">
            <text:p>564.73</text:p>
          </table:table-cell>
          <table:table-cell office:value-type="float" office:value="688.19" calcext:value-type="float">
            <text:p>688.19</text:p>
          </table:table-cell>
        </table:table-row>
        <table:table-row table:style-name="ro1">
          <table:table-cell office:value-type="float" office:value="8431707" calcext:value-type="float">
            <text:p>8431707</text:p>
          </table:table-cell>
          <table:table-cell table:formula="of:=[.A529]/1000/(60*60*24)" office:value-type="time" office:time-value="PT02H20M31.707S" calcext:value-type="time">
            <text:p>02:20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65.8" calcext:value-type="float">
            <text:p>565.8</text:p>
          </table:table-cell>
          <table:table-cell office:value-type="float" office:value="689.48" calcext:value-type="float">
            <text:p>689.48</text:p>
          </table:table-cell>
        </table:table-row>
        <table:table-row table:style-name="ro1">
          <table:table-cell office:value-type="float" office:value="8447707" calcext:value-type="float">
            <text:p>8447707</text:p>
          </table:table-cell>
          <table:table-cell table:formula="of:=[.A530]/1000/(60*60*24)" office:value-type="time" office:time-value="PT02H20M47.707S" calcext:value-type="time">
            <text:p>02:20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66.87" calcext:value-type="float">
            <text:p>566.87</text:p>
          </table:table-cell>
          <table:table-cell office:value-type="float" office:value="690.78" calcext:value-type="float">
            <text:p>690.78</text:p>
          </table:table-cell>
        </table:table-row>
        <table:table-row table:style-name="ro1">
          <table:table-cell office:value-type="float" office:value="8463707" calcext:value-type="float">
            <text:p>8463707</text:p>
          </table:table-cell>
          <table:table-cell table:formula="of:=[.A531]/1000/(60*60*24)" office:value-type="time" office:time-value="PT02H21M03.707S" calcext:value-type="time">
            <text:p>02:21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67.93" calcext:value-type="float">
            <text:p>567.93</text:p>
          </table:table-cell>
          <table:table-cell office:value-type="float" office:value="692.07" calcext:value-type="float">
            <text:p>692.07</text:p>
          </table:table-cell>
        </table:table-row>
        <table:table-row table:style-name="ro1">
          <table:table-cell office:value-type="float" office:value="8479707" calcext:value-type="float">
            <text:p>8479707</text:p>
          </table:table-cell>
          <table:table-cell table:formula="of:=[.A532]/1000/(60*60*24)" office:value-type="time" office:time-value="PT02H21M19.707S" calcext:value-type="time">
            <text:p>02:21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69" calcext:value-type="float">
            <text:p>569</text:p>
          </table:table-cell>
          <table:table-cell office:value-type="float" office:value="693.37" calcext:value-type="float">
            <text:p>693.37</text:p>
          </table:table-cell>
        </table:table-row>
        <table:table-row table:style-name="ro1">
          <table:table-cell office:value-type="float" office:value="8495707" calcext:value-type="float">
            <text:p>8495707</text:p>
          </table:table-cell>
          <table:table-cell table:formula="of:=[.A533]/1000/(60*60*24)" office:value-type="time" office:time-value="PT02H21M35.707S" calcext:value-type="time">
            <text:p>02:21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70.07" calcext:value-type="float">
            <text:p>570.07</text:p>
          </table:table-cell>
          <table:table-cell office:value-type="float" office:value="694.66" calcext:value-type="float">
            <text:p>694.66</text:p>
          </table:table-cell>
        </table:table-row>
        <table:table-row table:style-name="ro1">
          <table:table-cell office:value-type="float" office:value="8511707" calcext:value-type="float">
            <text:p>8511707</text:p>
          </table:table-cell>
          <table:table-cell table:formula="of:=[.A534]/1000/(60*60*24)" office:value-type="time" office:time-value="PT02H21M51.707S" calcext:value-type="time">
            <text:p>02:21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571.14" calcext:value-type="float">
            <text:p>571.14</text:p>
          </table:table-cell>
          <table:table-cell office:value-type="float" office:value="695.95" calcext:value-type="float">
            <text:p>695.95</text:p>
          </table:table-cell>
        </table:table-row>
        <table:table-row table:style-name="ro1">
          <table:table-cell office:value-type="float" office:value="8527707" calcext:value-type="float">
            <text:p>8527707</text:p>
          </table:table-cell>
          <table:table-cell table:formula="of:=[.A535]/1000/(60*60*24)" office:value-type="time" office:time-value="PT02H22M07.707S" calcext:value-type="time">
            <text:p>02:22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72.2" calcext:value-type="float">
            <text:p>572.2</text:p>
          </table:table-cell>
          <table:table-cell office:value-type="float" office:value="697.25" calcext:value-type="float">
            <text:p>697.25</text:p>
          </table:table-cell>
        </table:table-row>
        <table:table-row table:style-name="ro1">
          <table:table-cell office:value-type="float" office:value="8543707" calcext:value-type="float">
            <text:p>8543707</text:p>
          </table:table-cell>
          <table:table-cell table:formula="of:=[.A536]/1000/(60*60*24)" office:value-type="time" office:time-value="PT02H22M23.707S" calcext:value-type="time">
            <text:p>02:22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73.27" calcext:value-type="float">
            <text:p>573.27</text:p>
          </table:table-cell>
          <table:table-cell office:value-type="float" office:value="698.54" calcext:value-type="float">
            <text:p>698.54</text:p>
          </table:table-cell>
        </table:table-row>
        <table:table-row table:style-name="ro1">
          <table:table-cell office:value-type="float" office:value="8559707" calcext:value-type="float">
            <text:p>8559707</text:p>
          </table:table-cell>
          <table:table-cell table:formula="of:=[.A537]/1000/(60*60*24)" office:value-type="time" office:time-value="PT02H22M39.707S" calcext:value-type="time">
            <text:p>02:22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74.34" calcext:value-type="float">
            <text:p>574.34</text:p>
          </table:table-cell>
          <table:table-cell office:value-type="float" office:value="699.84" calcext:value-type="float">
            <text:p>699.84</text:p>
          </table:table-cell>
        </table:table-row>
        <table:table-row table:style-name="ro1">
          <table:table-cell office:value-type="float" office:value="8575707" calcext:value-type="float">
            <text:p>8575707</text:p>
          </table:table-cell>
          <table:table-cell table:formula="of:=[.A538]/1000/(60*60*24)" office:value-type="time" office:time-value="PT02H22M55.707S" calcext:value-type="time">
            <text:p>02:22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75.41" calcext:value-type="float">
            <text:p>575.41</text:p>
          </table:table-cell>
          <table:table-cell office:value-type="float" office:value="701.13" calcext:value-type="float">
            <text:p>701.13</text:p>
          </table:table-cell>
        </table:table-row>
        <table:table-row table:style-name="ro1">
          <table:table-cell office:value-type="float" office:value="8591706" calcext:value-type="float">
            <text:p>8591706</text:p>
          </table:table-cell>
          <table:table-cell table:formula="of:=[.A539]/1000/(60*60*24)" office:value-type="time" office:time-value="PT02H23M11.706S" calcext:value-type="time">
            <text:p>02:23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76.47" calcext:value-type="float">
            <text:p>576.47</text:p>
          </table:table-cell>
          <table:table-cell office:value-type="float" office:value="702.42" calcext:value-type="float">
            <text:p>702.42</text:p>
          </table:table-cell>
        </table:table-row>
        <table:table-row table:style-name="ro1">
          <table:table-cell office:value-type="float" office:value="8607707" calcext:value-type="float">
            <text:p>8607707</text:p>
          </table:table-cell>
          <table:table-cell table:formula="of:=[.A540]/1000/(60*60*24)" office:value-type="time" office:time-value="PT02H23M27.707S" calcext:value-type="time">
            <text:p>02:23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77.54" calcext:value-type="float">
            <text:p>577.54</text:p>
          </table:table-cell>
          <table:table-cell office:value-type="float" office:value="703.72" calcext:value-type="float">
            <text:p>703.72</text:p>
          </table:table-cell>
        </table:table-row>
        <table:table-row table:style-name="ro1">
          <table:table-cell office:value-type="float" office:value="8623707" calcext:value-type="float">
            <text:p>8623707</text:p>
          </table:table-cell>
          <table:table-cell table:formula="of:=[.A541]/1000/(60*60*24)" office:value-type="time" office:time-value="PT02H23M43.707S" calcext:value-type="time">
            <text:p>02:23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78.61" calcext:value-type="float">
            <text:p>578.61</text:p>
          </table:table-cell>
          <table:table-cell office:value-type="float" office:value="705.01" calcext:value-type="float">
            <text:p>705.01</text:p>
          </table:table-cell>
        </table:table-row>
        <table:table-row table:style-name="ro1">
          <table:table-cell office:value-type="float" office:value="8639707" calcext:value-type="float">
            <text:p>8639707</text:p>
          </table:table-cell>
          <table:table-cell table:formula="of:=[.A542]/1000/(60*60*24)" office:value-type="time" office:time-value="PT02H23M59.707S" calcext:value-type="time">
            <text:p>02:24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79.68" calcext:value-type="float">
            <text:p>579.68</text:p>
          </table:table-cell>
          <table:table-cell office:value-type="float" office:value="706.3" calcext:value-type="float">
            <text:p>706.3</text:p>
          </table:table-cell>
        </table:table-row>
        <table:table-row table:style-name="ro1">
          <table:table-cell office:value-type="float" office:value="8655707" calcext:value-type="float">
            <text:p>8655707</text:p>
          </table:table-cell>
          <table:table-cell table:formula="of:=[.A543]/1000/(60*60*24)" office:value-type="time" office:time-value="PT02H24M15.707S" calcext:value-type="time">
            <text:p>02:24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80.74" calcext:value-type="float">
            <text:p>580.74</text:p>
          </table:table-cell>
          <table:table-cell office:value-type="float" office:value="707.59" calcext:value-type="float">
            <text:p>707.59</text:p>
          </table:table-cell>
        </table:table-row>
        <table:table-row table:style-name="ro1">
          <table:table-cell office:value-type="float" office:value="8671707" calcext:value-type="float">
            <text:p>8671707</text:p>
          </table:table-cell>
          <table:table-cell table:formula="of:=[.A544]/1000/(60*60*24)" office:value-type="time" office:time-value="PT02H24M31.707S" calcext:value-type="time">
            <text:p>02:24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581.81" calcext:value-type="float">
            <text:p>581.81</text:p>
          </table:table-cell>
          <table:table-cell office:value-type="float" office:value="708.89" calcext:value-type="float">
            <text:p>708.89</text:p>
          </table:table-cell>
        </table:table-row>
        <table:table-row table:style-name="ro1">
          <table:table-cell office:value-type="float" office:value="8687707" calcext:value-type="float">
            <text:p>8687707</text:p>
          </table:table-cell>
          <table:table-cell table:formula="of:=[.A545]/1000/(60*60*24)" office:value-type="time" office:time-value="PT02H24M47.707S" calcext:value-type="time">
            <text:p>02:2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582.88" calcext:value-type="float">
            <text:p>582.88</text:p>
          </table:table-cell>
          <table:table-cell office:value-type="float" office:value="710.18" calcext:value-type="float">
            <text:p>710.18</text:p>
          </table:table-cell>
        </table:table-row>
        <table:table-row table:style-name="ro1">
          <table:table-cell office:value-type="float" office:value="8703707" calcext:value-type="float">
            <text:p>8703707</text:p>
          </table:table-cell>
          <table:table-cell table:formula="of:=[.A546]/1000/(60*60*24)" office:value-type="time" office:time-value="PT02H25M03.707S" calcext:value-type="time">
            <text:p>02:25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83.95" calcext:value-type="float">
            <text:p>583.95</text:p>
          </table:table-cell>
          <table:table-cell office:value-type="float" office:value="711.47" calcext:value-type="float">
            <text:p>711.47</text:p>
          </table:table-cell>
        </table:table-row>
        <table:table-row table:style-name="ro1">
          <table:table-cell office:value-type="float" office:value="8719707" calcext:value-type="float">
            <text:p>8719707</text:p>
          </table:table-cell>
          <table:table-cell table:formula="of:=[.A547]/1000/(60*60*24)" office:value-type="time" office:time-value="PT02H25M19.707S" calcext:value-type="time">
            <text:p>02:25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585.01" calcext:value-type="float">
            <text:p>585.01</text:p>
          </table:table-cell>
          <table:table-cell office:value-type="float" office:value="712.77" calcext:value-type="float">
            <text:p>712.77</text:p>
          </table:table-cell>
        </table:table-row>
        <table:table-row table:style-name="ro1">
          <table:table-cell office:value-type="float" office:value="8735707" calcext:value-type="float">
            <text:p>8735707</text:p>
          </table:table-cell>
          <table:table-cell table:formula="of:=[.A548]/1000/(60*60*24)" office:value-type="time" office:time-value="PT02H25M35.707S" calcext:value-type="time">
            <text:p>02:25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586.08" calcext:value-type="float">
            <text:p>586.08</text:p>
          </table:table-cell>
          <table:table-cell office:value-type="float" office:value="714.06" calcext:value-type="float">
            <text:p>714.06</text:p>
          </table:table-cell>
        </table:table-row>
        <table:table-row table:style-name="ro1">
          <table:table-cell office:value-type="float" office:value="8751707" calcext:value-type="float">
            <text:p>8751707</text:p>
          </table:table-cell>
          <table:table-cell table:formula="of:=[.A549]/1000/(60*60*24)" office:value-type="time" office:time-value="PT02H25M51.707S" calcext:value-type="time">
            <text:p>02:25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587.15" calcext:value-type="float">
            <text:p>587.15</text:p>
          </table:table-cell>
          <table:table-cell office:value-type="float" office:value="715.35" calcext:value-type="float">
            <text:p>715.35</text:p>
          </table:table-cell>
        </table:table-row>
        <table:table-row table:style-name="ro1">
          <table:table-cell office:value-type="float" office:value="8767707" calcext:value-type="float">
            <text:p>8767707</text:p>
          </table:table-cell>
          <table:table-cell table:formula="of:=[.A550]/1000/(60*60*24)" office:value-type="time" office:time-value="PT02H26M07.707S" calcext:value-type="time">
            <text:p>02:26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88.21" calcext:value-type="float">
            <text:p>588.21</text:p>
          </table:table-cell>
          <table:table-cell office:value-type="float" office:value="716.65" calcext:value-type="float">
            <text:p>716.65</text:p>
          </table:table-cell>
        </table:table-row>
        <table:table-row table:style-name="ro1">
          <table:table-cell office:value-type="float" office:value="8783707" calcext:value-type="float">
            <text:p>8783707</text:p>
          </table:table-cell>
          <table:table-cell table:formula="of:=[.A551]/1000/(60*60*24)" office:value-type="time" office:time-value="PT02H26M23.707S" calcext:value-type="time">
            <text:p>02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89.28" calcext:value-type="float">
            <text:p>589.28</text:p>
          </table:table-cell>
          <table:table-cell office:value-type="float" office:value="717.94" calcext:value-type="float">
            <text:p>717.94</text:p>
          </table:table-cell>
        </table:table-row>
        <table:table-row table:style-name="ro1">
          <table:table-cell office:value-type="float" office:value="8799707" calcext:value-type="float">
            <text:p>8799707</text:p>
          </table:table-cell>
          <table:table-cell table:formula="of:=[.A552]/1000/(60*60*24)" office:value-type="time" office:time-value="PT02H26M39.707S" calcext:value-type="time">
            <text:p>02:26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590.35" calcext:value-type="float">
            <text:p>590.35</text:p>
          </table:table-cell>
          <table:table-cell office:value-type="float" office:value="719.23" calcext:value-type="float">
            <text:p>719.23</text:p>
          </table:table-cell>
        </table:table-row>
        <table:table-row table:style-name="ro1">
          <table:table-cell office:value-type="float" office:value="8815706" calcext:value-type="float">
            <text:p>8815706</text:p>
          </table:table-cell>
          <table:table-cell table:formula="of:=[.A553]/1000/(60*60*24)" office:value-type="time" office:time-value="PT02H26M55.706S" calcext:value-type="time">
            <text:p>02:26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591.42" calcext:value-type="float">
            <text:p>591.42</text:p>
          </table:table-cell>
          <table:table-cell office:value-type="float" office:value="720.52" calcext:value-type="float">
            <text:p>720.52</text:p>
          </table:table-cell>
        </table:table-row>
        <table:table-row table:style-name="ro1">
          <table:table-cell office:value-type="float" office:value="8831707" calcext:value-type="float">
            <text:p>8831707</text:p>
          </table:table-cell>
          <table:table-cell table:formula="of:=[.A554]/1000/(60*60*24)" office:value-type="time" office:time-value="PT02H27M11.707S" calcext:value-type="time">
            <text:p>02:27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592.48" calcext:value-type="float">
            <text:p>592.48</text:p>
          </table:table-cell>
          <table:table-cell office:value-type="float" office:value="721.82" calcext:value-type="float">
            <text:p>721.82</text:p>
          </table:table-cell>
        </table:table-row>
        <table:table-row table:style-name="ro1">
          <table:table-cell office:value-type="float" office:value="8847707" calcext:value-type="float">
            <text:p>8847707</text:p>
          </table:table-cell>
          <table:table-cell table:formula="of:=[.A555]/1000/(60*60*24)" office:value-type="time" office:time-value="PT02H27M27.707S" calcext:value-type="time">
            <text:p>02:27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593.55" calcext:value-type="float">
            <text:p>593.55</text:p>
          </table:table-cell>
          <table:table-cell office:value-type="float" office:value="723.11" calcext:value-type="float">
            <text:p>723.11</text:p>
          </table:table-cell>
        </table:table-row>
        <table:table-row table:style-name="ro1">
          <table:table-cell office:value-type="float" office:value="8863707" calcext:value-type="float">
            <text:p>8863707</text:p>
          </table:table-cell>
          <table:table-cell table:formula="of:=[.A556]/1000/(60*60*24)" office:value-type="time" office:time-value="PT02H27M43.707S" calcext:value-type="time">
            <text:p>02:27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94.62" calcext:value-type="float">
            <text:p>594.62</text:p>
          </table:table-cell>
          <table:table-cell office:value-type="float" office:value="724.4" calcext:value-type="float">
            <text:p>724.4</text:p>
          </table:table-cell>
        </table:table-row>
        <table:table-row table:style-name="ro1">
          <table:table-cell office:value-type="float" office:value="8879707" calcext:value-type="float">
            <text:p>8879707</text:p>
          </table:table-cell>
          <table:table-cell table:formula="of:=[.A557]/1000/(60*60*24)" office:value-type="time" office:time-value="PT02H27M59.707S" calcext:value-type="time">
            <text:p>02:28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95.69" calcext:value-type="float">
            <text:p>595.69</text:p>
          </table:table-cell>
          <table:table-cell office:value-type="float" office:value="725.69" calcext:value-type="float">
            <text:p>725.69</text:p>
          </table:table-cell>
        </table:table-row>
        <table:table-row table:style-name="ro1">
          <table:table-cell office:value-type="float" office:value="8895707" calcext:value-type="float">
            <text:p>8895707</text:p>
          </table:table-cell>
          <table:table-cell table:formula="of:=[.A558]/1000/(60*60*24)" office:value-type="time" office:time-value="PT02H28M15.707S" calcext:value-type="time">
            <text:p>02:28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96.75" calcext:value-type="float">
            <text:p>596.75</text:p>
          </table:table-cell>
          <table:table-cell office:value-type="float" office:value="726.99" calcext:value-type="float">
            <text:p>726.99</text:p>
          </table:table-cell>
        </table:table-row>
        <table:table-row table:style-name="ro1">
          <table:table-cell office:value-type="float" office:value="8911707" calcext:value-type="float">
            <text:p>8911707</text:p>
          </table:table-cell>
          <table:table-cell table:formula="of:=[.A559]/1000/(60*60*24)" office:value-type="time" office:time-value="PT02H28M31.707S" calcext:value-type="time">
            <text:p>02:28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97.82" calcext:value-type="float">
            <text:p>597.82</text:p>
          </table:table-cell>
          <table:table-cell office:value-type="float" office:value="728.28" calcext:value-type="float">
            <text:p>728.28</text:p>
          </table:table-cell>
        </table:table-row>
        <table:table-row table:style-name="ro1">
          <table:table-cell office:value-type="float" office:value="8927707" calcext:value-type="float">
            <text:p>8927707</text:p>
          </table:table-cell>
          <table:table-cell table:formula="of:=[.A560]/1000/(60*60*24)" office:value-type="time" office:time-value="PT02H28M47.707S" calcext:value-type="time">
            <text:p>02:28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98.89" calcext:value-type="float">
            <text:p>598.89</text:p>
          </table:table-cell>
          <table:table-cell office:value-type="float" office:value="729.57" calcext:value-type="float">
            <text:p>729.57</text:p>
          </table:table-cell>
        </table:table-row>
        <table:table-row table:style-name="ro1">
          <table:table-cell office:value-type="float" office:value="8943707" calcext:value-type="float">
            <text:p>8943707</text:p>
          </table:table-cell>
          <table:table-cell table:formula="of:=[.A561]/1000/(60*60*24)" office:value-type="time" office:time-value="PT02H29M03.707S" calcext:value-type="time">
            <text:p>02:29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99.96" calcext:value-type="float">
            <text:p>599.96</text:p>
          </table:table-cell>
          <table:table-cell office:value-type="float" office:value="730.86" calcext:value-type="float">
            <text:p>730.86</text:p>
          </table:table-cell>
        </table:table-row>
        <table:table-row table:style-name="ro1">
          <table:table-cell office:value-type="float" office:value="8959707" calcext:value-type="float">
            <text:p>8959707</text:p>
          </table:table-cell>
          <table:table-cell table:formula="of:=[.A562]/1000/(60*60*24)" office:value-type="time" office:time-value="PT02H29M19.707S" calcext:value-type="time">
            <text:p>02:29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01.02" calcext:value-type="float">
            <text:p>601.02</text:p>
          </table:table-cell>
          <table:table-cell office:value-type="float" office:value="732.16" calcext:value-type="float">
            <text:p>732.16</text:p>
          </table:table-cell>
        </table:table-row>
        <table:table-row table:style-name="ro1">
          <table:table-cell office:value-type="float" office:value="8975707" calcext:value-type="float">
            <text:p>8975707</text:p>
          </table:table-cell>
          <table:table-cell table:formula="of:=[.A563]/1000/(60*60*24)" office:value-type="time" office:time-value="PT02H29M35.707S" calcext:value-type="time">
            <text:p>02:29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02.09" calcext:value-type="float">
            <text:p>602.09</text:p>
          </table:table-cell>
          <table:table-cell office:value-type="float" office:value="733.45" calcext:value-type="float">
            <text:p>733.45</text:p>
          </table:table-cell>
        </table:table-row>
        <table:table-row table:style-name="ro1">
          <table:table-cell office:value-type="float" office:value="8991707" calcext:value-type="float">
            <text:p>8991707</text:p>
          </table:table-cell>
          <table:table-cell table:formula="of:=[.A564]/1000/(60*60*24)" office:value-type="time" office:time-value="PT02H29M51.707S" calcext:value-type="time">
            <text:p>02:29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03.16" calcext:value-type="float">
            <text:p>603.16</text:p>
          </table:table-cell>
          <table:table-cell office:value-type="float" office:value="734.74" calcext:value-type="float">
            <text:p>734.74</text:p>
          </table:table-cell>
        </table:table-row>
        <table:table-row table:style-name="ro1">
          <table:table-cell office:value-type="float" office:value="9007707" calcext:value-type="float">
            <text:p>9007707</text:p>
          </table:table-cell>
          <table:table-cell table:formula="of:=[.A565]/1000/(60*60*24)" office:value-type="time" office:time-value="PT02H30M07.707S" calcext:value-type="time">
            <text:p>02:30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04.23" calcext:value-type="float">
            <text:p>604.23</text:p>
          </table:table-cell>
          <table:table-cell office:value-type="float" office:value="736.03" calcext:value-type="float">
            <text:p>736.03</text:p>
          </table:table-cell>
        </table:table-row>
        <table:table-row table:style-name="ro1">
          <table:table-cell office:value-type="float" office:value="9023707" calcext:value-type="float">
            <text:p>9023707</text:p>
          </table:table-cell>
          <table:table-cell table:formula="of:=[.A566]/1000/(60*60*24)" office:value-type="time" office:time-value="PT02H30M23.707S" calcext:value-type="time">
            <text:p>02:30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05.29" calcext:value-type="float">
            <text:p>605.29</text:p>
          </table:table-cell>
          <table:table-cell office:value-type="float" office:value="737.32" calcext:value-type="float">
            <text:p>737.32</text:p>
          </table:table-cell>
        </table:table-row>
        <table:table-row table:style-name="ro1">
          <table:table-cell office:value-type="float" office:value="9039707" calcext:value-type="float">
            <text:p>9039707</text:p>
          </table:table-cell>
          <table:table-cell table:formula="of:=[.A567]/1000/(60*60*24)" office:value-type="time" office:time-value="PT02H30M39.707S" calcext:value-type="time">
            <text:p>02:30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06.36" calcext:value-type="float">
            <text:p>606.36</text:p>
          </table:table-cell>
          <table:table-cell office:value-type="float" office:value="738.61" calcext:value-type="float">
            <text:p>738.61</text:p>
          </table:table-cell>
        </table:table-row>
        <table:table-row table:style-name="ro1">
          <table:table-cell office:value-type="float" office:value="9055707" calcext:value-type="float">
            <text:p>9055707</text:p>
          </table:table-cell>
          <table:table-cell table:formula="of:=[.A568]/1000/(60*60*24)" office:value-type="time" office:time-value="PT02H30M55.707S" calcext:value-type="time">
            <text:p>02:30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07.43" calcext:value-type="float">
            <text:p>607.43</text:p>
          </table:table-cell>
          <table:table-cell office:value-type="float" office:value="739.9" calcext:value-type="float">
            <text:p>739.9</text:p>
          </table:table-cell>
        </table:table-row>
        <table:table-row table:style-name="ro1">
          <table:table-cell office:value-type="float" office:value="9071707" calcext:value-type="float">
            <text:p>9071707</text:p>
          </table:table-cell>
          <table:table-cell table:formula="of:=[.A569]/1000/(60*60*24)" office:value-type="time" office:time-value="PT02H31M11.707S" calcext:value-type="time">
            <text:p>02:31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08.49" calcext:value-type="float">
            <text:p>608.49</text:p>
          </table:table-cell>
          <table:table-cell office:value-type="float" office:value="741.2" calcext:value-type="float">
            <text:p>741.2</text:p>
          </table:table-cell>
        </table:table-row>
        <table:table-row table:style-name="ro1">
          <table:table-cell office:value-type="float" office:value="9087707" calcext:value-type="float">
            <text:p>9087707</text:p>
          </table:table-cell>
          <table:table-cell table:formula="of:=[.A570]/1000/(60*60*24)" office:value-type="time" office:time-value="PT02H31M27.707S" calcext:value-type="time">
            <text:p>02:31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09.56" calcext:value-type="float">
            <text:p>609.56</text:p>
          </table:table-cell>
          <table:table-cell office:value-type="float" office:value="742.49" calcext:value-type="float">
            <text:p>742.49</text:p>
          </table:table-cell>
        </table:table-row>
        <table:table-row table:style-name="ro1">
          <table:table-cell office:value-type="float" office:value="9103707" calcext:value-type="float">
            <text:p>9103707</text:p>
          </table:table-cell>
          <table:table-cell table:formula="of:=[.A571]/1000/(60*60*24)" office:value-type="time" office:time-value="PT02H31M43.707S" calcext:value-type="time">
            <text:p>02:31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10.63" calcext:value-type="float">
            <text:p>610.63</text:p>
          </table:table-cell>
          <table:table-cell office:value-type="float" office:value="743.78" calcext:value-type="float">
            <text:p>743.78</text:p>
          </table:table-cell>
        </table:table-row>
        <table:table-row table:style-name="ro1">
          <table:table-cell office:value-type="float" office:value="9119707" calcext:value-type="float">
            <text:p>9119707</text:p>
          </table:table-cell>
          <table:table-cell table:formula="of:=[.A572]/1000/(60*60*24)" office:value-type="time" office:time-value="PT02H31M59.707S" calcext:value-type="time">
            <text:p>02:32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11.7" calcext:value-type="float">
            <text:p>611.7</text:p>
          </table:table-cell>
          <table:table-cell office:value-type="float" office:value="745.07" calcext:value-type="float">
            <text:p>745.07</text:p>
          </table:table-cell>
        </table:table-row>
        <table:table-row table:style-name="ro1">
          <table:table-cell office:value-type="float" office:value="9135707" calcext:value-type="float">
            <text:p>9135707</text:p>
          </table:table-cell>
          <table:table-cell table:formula="of:=[.A573]/1000/(60*60*24)" office:value-type="time" office:time-value="PT02H32M15.707S" calcext:value-type="time">
            <text:p>02:32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12.76" calcext:value-type="float">
            <text:p>612.76</text:p>
          </table:table-cell>
          <table:table-cell office:value-type="float" office:value="746.36" calcext:value-type="float">
            <text:p>746.36</text:p>
          </table:table-cell>
        </table:table-row>
        <table:table-row table:style-name="ro1">
          <table:table-cell office:value-type="float" office:value="9151707" calcext:value-type="float">
            <text:p>9151707</text:p>
          </table:table-cell>
          <table:table-cell table:formula="of:=[.A574]/1000/(60*60*24)" office:value-type="time" office:time-value="PT02H32M31.707S" calcext:value-type="time">
            <text:p>02:32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13.83" calcext:value-type="float">
            <text:p>613.83</text:p>
          </table:table-cell>
          <table:table-cell office:value-type="float" office:value="747.65" calcext:value-type="float">
            <text:p>747.65</text:p>
          </table:table-cell>
        </table:table-row>
        <table:table-row table:style-name="ro1">
          <table:table-cell office:value-type="float" office:value="9167707" calcext:value-type="float">
            <text:p>9167707</text:p>
          </table:table-cell>
          <table:table-cell table:formula="of:=[.A575]/1000/(60*60*24)" office:value-type="time" office:time-value="PT02H32M47.707S" calcext:value-type="time">
            <text:p>02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14.9" calcext:value-type="float">
            <text:p>614.9</text:p>
          </table:table-cell>
          <table:table-cell office:value-type="float" office:value="748.94" calcext:value-type="float">
            <text:p>748.94</text:p>
          </table:table-cell>
        </table:table-row>
        <table:table-row table:style-name="ro1">
          <table:table-cell office:value-type="float" office:value="9183707" calcext:value-type="float">
            <text:p>9183707</text:p>
          </table:table-cell>
          <table:table-cell table:formula="of:=[.A576]/1000/(60*60*24)" office:value-type="time" office:time-value="PT02H33M03.707S" calcext:value-type="time">
            <text:p>02:33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15.96" calcext:value-type="float">
            <text:p>615.96</text:p>
          </table:table-cell>
          <table:table-cell office:value-type="float" office:value="750.23" calcext:value-type="float">
            <text:p>750.23</text:p>
          </table:table-cell>
        </table:table-row>
        <table:table-row table:style-name="ro1">
          <table:table-cell office:value-type="float" office:value="9199707" calcext:value-type="float">
            <text:p>9199707</text:p>
          </table:table-cell>
          <table:table-cell table:formula="of:=[.A577]/1000/(60*60*24)" office:value-type="time" office:time-value="PT02H33M19.707S" calcext:value-type="time">
            <text:p>02:33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17.03" calcext:value-type="float">
            <text:p>617.03</text:p>
          </table:table-cell>
          <table:table-cell office:value-type="float" office:value="751.52" calcext:value-type="float">
            <text:p>751.52</text:p>
          </table:table-cell>
        </table:table-row>
        <table:table-row table:style-name="ro1">
          <table:table-cell office:value-type="float" office:value="9215707" calcext:value-type="float">
            <text:p>9215707</text:p>
          </table:table-cell>
          <table:table-cell table:formula="of:=[.A578]/1000/(60*60*24)" office:value-type="time" office:time-value="PT02H33M35.707S" calcext:value-type="time">
            <text:p>02:33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18.1" calcext:value-type="float">
            <text:p>618.1</text:p>
          </table:table-cell>
          <table:table-cell office:value-type="float" office:value="752.81" calcext:value-type="float">
            <text:p>752.81</text:p>
          </table:table-cell>
        </table:table-row>
        <table:table-row table:style-name="ro1">
          <table:table-cell office:value-type="float" office:value="9231707" calcext:value-type="float">
            <text:p>9231707</text:p>
          </table:table-cell>
          <table:table-cell table:formula="of:=[.A579]/1000/(60*60*24)" office:value-type="time" office:time-value="PT02H33M51.707S" calcext:value-type="time">
            <text:p>02:33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19.16" calcext:value-type="float">
            <text:p>619.16</text:p>
          </table:table-cell>
          <table:table-cell office:value-type="float" office:value="754.1" calcext:value-type="float">
            <text:p>754.1</text:p>
          </table:table-cell>
        </table:table-row>
        <table:table-row table:style-name="ro1">
          <table:table-cell office:value-type="float" office:value="9247707" calcext:value-type="float">
            <text:p>9247707</text:p>
          </table:table-cell>
          <table:table-cell table:formula="of:=[.A580]/1000/(60*60*24)" office:value-type="time" office:time-value="PT02H34M07.707S" calcext:value-type="time">
            <text:p>02:34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20.23" calcext:value-type="float">
            <text:p>620.23</text:p>
          </table:table-cell>
          <table:table-cell office:value-type="float" office:value="755.4" calcext:value-type="float">
            <text:p>755.4</text:p>
          </table:table-cell>
        </table:table-row>
        <table:table-row table:style-name="ro1">
          <table:table-cell office:value-type="float" office:value="9263707" calcext:value-type="float">
            <text:p>9263707</text:p>
          </table:table-cell>
          <table:table-cell table:formula="of:=[.A581]/1000/(60*60*24)" office:value-type="time" office:time-value="PT02H34M23.707S" calcext:value-type="time">
            <text:p>02:34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21.3" calcext:value-type="float">
            <text:p>621.3</text:p>
          </table:table-cell>
          <table:table-cell office:value-type="float" office:value="756.69" calcext:value-type="float">
            <text:p>756.69</text:p>
          </table:table-cell>
        </table:table-row>
        <table:table-row table:style-name="ro1">
          <table:table-cell office:value-type="float" office:value="9279707" calcext:value-type="float">
            <text:p>9279707</text:p>
          </table:table-cell>
          <table:table-cell table:formula="of:=[.A582]/1000/(60*60*24)" office:value-type="time" office:time-value="PT02H34M39.707S" calcext:value-type="time">
            <text:p>02:34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22.36" calcext:value-type="float">
            <text:p>622.36</text:p>
          </table:table-cell>
          <table:table-cell office:value-type="float" office:value="757.98" calcext:value-type="float">
            <text:p>757.98</text:p>
          </table:table-cell>
        </table:table-row>
        <table:table-row table:style-name="ro1">
          <table:table-cell office:value-type="float" office:value="9295707" calcext:value-type="float">
            <text:p>9295707</text:p>
          </table:table-cell>
          <table:table-cell table:formula="of:=[.A583]/1000/(60*60*24)" office:value-type="time" office:time-value="PT02H34M55.707S" calcext:value-type="time">
            <text:p>02:34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23.43" calcext:value-type="float">
            <text:p>623.43</text:p>
          </table:table-cell>
          <table:table-cell office:value-type="float" office:value="759.27" calcext:value-type="float">
            <text:p>759.27</text:p>
          </table:table-cell>
        </table:table-row>
        <table:table-row table:style-name="ro1">
          <table:table-cell office:value-type="float" office:value="9311707" calcext:value-type="float">
            <text:p>9311707</text:p>
          </table:table-cell>
          <table:table-cell table:formula="of:=[.A584]/1000/(60*60*24)" office:value-type="time" office:time-value="PT02H35M11.707S" calcext:value-type="time">
            <text:p>02:35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24.5" calcext:value-type="float">
            <text:p>624.5</text:p>
          </table:table-cell>
          <table:table-cell office:value-type="float" office:value="760.56" calcext:value-type="float">
            <text:p>760.56</text:p>
          </table:table-cell>
        </table:table-row>
        <table:table-row table:style-name="ro1">
          <table:table-cell office:value-type="float" office:value="9327707" calcext:value-type="float">
            <text:p>9327707</text:p>
          </table:table-cell>
          <table:table-cell table:formula="of:=[.A585]/1000/(60*60*24)" office:value-type="time" office:time-value="PT02H35M27.707S" calcext:value-type="time">
            <text:p>02:35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25.56" calcext:value-type="float">
            <text:p>625.56</text:p>
          </table:table-cell>
          <table:table-cell office:value-type="float" office:value="761.85" calcext:value-type="float">
            <text:p>761.85</text:p>
          </table:table-cell>
        </table:table-row>
        <table:table-row table:style-name="ro1">
          <table:table-cell office:value-type="float" office:value="9343707" calcext:value-type="float">
            <text:p>9343707</text:p>
          </table:table-cell>
          <table:table-cell table:formula="of:=[.A586]/1000/(60*60*24)" office:value-type="time" office:time-value="PT02H35M43.707S" calcext:value-type="time">
            <text:p>02:35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26.63" calcext:value-type="float">
            <text:p>626.63</text:p>
          </table:table-cell>
          <table:table-cell office:value-type="float" office:value="763.14" calcext:value-type="float">
            <text:p>763.14</text:p>
          </table:table-cell>
        </table:table-row>
        <table:table-row table:style-name="ro1">
          <table:table-cell office:value-type="float" office:value="9359707" calcext:value-type="float">
            <text:p>9359707</text:p>
          </table:table-cell>
          <table:table-cell table:formula="of:=[.A587]/1000/(60*60*24)" office:value-type="time" office:time-value="PT02H35M59.707S" calcext:value-type="time">
            <text:p>02:36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27.7" calcext:value-type="float">
            <text:p>627.7</text:p>
          </table:table-cell>
          <table:table-cell office:value-type="float" office:value="764.43" calcext:value-type="float">
            <text:p>764.43</text:p>
          </table:table-cell>
        </table:table-row>
        <table:table-row table:style-name="ro1">
          <table:table-cell office:value-type="float" office:value="9375707" calcext:value-type="float">
            <text:p>9375707</text:p>
          </table:table-cell>
          <table:table-cell table:formula="of:=[.A588]/1000/(60*60*24)" office:value-type="time" office:time-value="PT02H36M15.707S" calcext:value-type="time">
            <text:p>02:36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28.76" calcext:value-type="float">
            <text:p>628.76</text:p>
          </table:table-cell>
          <table:table-cell office:value-type="float" office:value="765.72" calcext:value-type="float">
            <text:p>765.72</text:p>
          </table:table-cell>
        </table:table-row>
        <table:table-row table:style-name="ro1">
          <table:table-cell office:value-type="float" office:value="9391707" calcext:value-type="float">
            <text:p>9391707</text:p>
          </table:table-cell>
          <table:table-cell table:formula="of:=[.A589]/1000/(60*60*24)" office:value-type="time" office:time-value="PT02H36M31.707S" calcext:value-type="time">
            <text:p>02:36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29.83" calcext:value-type="float">
            <text:p>629.83</text:p>
          </table:table-cell>
          <table:table-cell office:value-type="float" office:value="767.01" calcext:value-type="float">
            <text:p>767.01</text:p>
          </table:table-cell>
        </table:table-row>
        <table:table-row table:style-name="ro1">
          <table:table-cell office:value-type="float" office:value="9407707" calcext:value-type="float">
            <text:p>9407707</text:p>
          </table:table-cell>
          <table:table-cell table:formula="of:=[.A590]/1000/(60*60*24)" office:value-type="time" office:time-value="PT02H36M47.707S" calcext:value-type="time">
            <text:p>02:36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30.9" calcext:value-type="float">
            <text:p>630.9</text:p>
          </table:table-cell>
          <table:table-cell office:value-type="float" office:value="768.3" calcext:value-type="float">
            <text:p>768.3</text:p>
          </table:table-cell>
        </table:table-row>
        <table:table-row table:style-name="ro1">
          <table:table-cell office:value-type="float" office:value="9423707" calcext:value-type="float">
            <text:p>9423707</text:p>
          </table:table-cell>
          <table:table-cell table:formula="of:=[.A591]/1000/(60*60*24)" office:value-type="time" office:time-value="PT02H37M03.707S" calcext:value-type="time">
            <text:p>02:37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31.96" calcext:value-type="float">
            <text:p>631.96</text:p>
          </table:table-cell>
          <table:table-cell office:value-type="float" office:value="769.59" calcext:value-type="float">
            <text:p>769.59</text:p>
          </table:table-cell>
        </table:table-row>
        <table:table-row table:style-name="ro1">
          <table:table-cell office:value-type="float" office:value="9439706" calcext:value-type="float">
            <text:p>9439706</text:p>
          </table:table-cell>
          <table:table-cell table:formula="of:=[.A592]/1000/(60*60*24)" office:value-type="time" office:time-value="PT02H37M19.706S" calcext:value-type="time">
            <text:p>02:37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33.03" calcext:value-type="float">
            <text:p>633.03</text:p>
          </table:table-cell>
          <table:table-cell office:value-type="float" office:value="770.88" calcext:value-type="float">
            <text:p>770.88</text:p>
          </table:table-cell>
        </table:table-row>
        <table:table-row table:style-name="ro1">
          <table:table-cell office:value-type="float" office:value="9455707" calcext:value-type="float">
            <text:p>9455707</text:p>
          </table:table-cell>
          <table:table-cell table:formula="of:=[.A593]/1000/(60*60*24)" office:value-type="time" office:time-value="PT02H37M35.707S" calcext:value-type="time">
            <text:p>02:37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34.1" calcext:value-type="float">
            <text:p>634.1</text:p>
          </table:table-cell>
          <table:table-cell office:value-type="float" office:value="772.17" calcext:value-type="float">
            <text:p>772.17</text:p>
          </table:table-cell>
        </table:table-row>
        <table:table-row table:style-name="ro1">
          <table:table-cell office:value-type="float" office:value="9471707" calcext:value-type="float">
            <text:p>9471707</text:p>
          </table:table-cell>
          <table:table-cell table:formula="of:=[.A594]/1000/(60*60*24)" office:value-type="time" office:time-value="PT02H37M51.707S" calcext:value-type="time">
            <text:p>02:37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35.16" calcext:value-type="float">
            <text:p>635.16</text:p>
          </table:table-cell>
          <table:table-cell office:value-type="float" office:value="773.46" calcext:value-type="float">
            <text:p>773.46</text:p>
          </table:table-cell>
        </table:table-row>
        <table:table-row table:style-name="ro1">
          <table:table-cell office:value-type="float" office:value="9487707" calcext:value-type="float">
            <text:p>9487707</text:p>
          </table:table-cell>
          <table:table-cell table:formula="of:=[.A595]/1000/(60*60*24)" office:value-type="time" office:time-value="PT02H38M07.707S" calcext:value-type="time">
            <text:p>02:38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36.23" calcext:value-type="float">
            <text:p>636.23</text:p>
          </table:table-cell>
          <table:table-cell office:value-type="float" office:value="774.75" calcext:value-type="float">
            <text:p>774.75</text:p>
          </table:table-cell>
        </table:table-row>
        <table:table-row table:style-name="ro1">
          <table:table-cell office:value-type="float" office:value="9503707" calcext:value-type="float">
            <text:p>9503707</text:p>
          </table:table-cell>
          <table:table-cell table:formula="of:=[.A596]/1000/(60*60*24)" office:value-type="time" office:time-value="PT02H38M23.707S" calcext:value-type="time">
            <text:p>02:38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37.29" calcext:value-type="float">
            <text:p>637.29</text:p>
          </table:table-cell>
          <table:table-cell office:value-type="float" office:value="776.03" calcext:value-type="float">
            <text:p>776.03</text:p>
          </table:table-cell>
        </table:table-row>
        <table:table-row table:style-name="ro1">
          <table:table-cell office:value-type="float" office:value="9519706" calcext:value-type="float">
            <text:p>9519706</text:p>
          </table:table-cell>
          <table:table-cell table:formula="of:=[.A597]/1000/(60*60*24)" office:value-type="time" office:time-value="PT02H38M39.706S" calcext:value-type="time">
            <text:p>02:38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38.36" calcext:value-type="float">
            <text:p>638.36</text:p>
          </table:table-cell>
          <table:table-cell office:value-type="float" office:value="777.32" calcext:value-type="float">
            <text:p>777.32</text:p>
          </table:table-cell>
        </table:table-row>
        <table:table-row table:style-name="ro1">
          <table:table-cell office:value-type="float" office:value="9535707" calcext:value-type="float">
            <text:p>9535707</text:p>
          </table:table-cell>
          <table:table-cell table:formula="of:=[.A598]/1000/(60*60*24)" office:value-type="time" office:time-value="PT02H38M55.707S" calcext:value-type="time">
            <text:p>02:38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39.43" calcext:value-type="float">
            <text:p>639.43</text:p>
          </table:table-cell>
          <table:table-cell office:value-type="float" office:value="778.61" calcext:value-type="float">
            <text:p>778.61</text:p>
          </table:table-cell>
        </table:table-row>
        <table:table-row table:style-name="ro1">
          <table:table-cell office:value-type="float" office:value="9551707" calcext:value-type="float">
            <text:p>9551707</text:p>
          </table:table-cell>
          <table:table-cell table:formula="of:=[.A599]/1000/(60*60*24)" office:value-type="time" office:time-value="PT02H39M11.707S" calcext:value-type="time">
            <text:p>02:39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40.49" calcext:value-type="float">
            <text:p>640.49</text:p>
          </table:table-cell>
          <table:table-cell office:value-type="float" office:value="779.9" calcext:value-type="float">
            <text:p>779.9</text:p>
          </table:table-cell>
        </table:table-row>
        <table:table-row table:style-name="ro1">
          <table:table-cell office:value-type="float" office:value="9567706" calcext:value-type="float">
            <text:p>9567706</text:p>
          </table:table-cell>
          <table:table-cell table:formula="of:=[.A600]/1000/(60*60*24)" office:value-type="time" office:time-value="PT02H39M27.706S" calcext:value-type="time">
            <text:p>02:39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41.56" calcext:value-type="float">
            <text:p>641.56</text:p>
          </table:table-cell>
          <table:table-cell office:value-type="float" office:value="781.19" calcext:value-type="float">
            <text:p>781.19</text:p>
          </table:table-cell>
        </table:table-row>
        <table:table-row table:style-name="ro1">
          <table:table-cell office:value-type="float" office:value="9583707" calcext:value-type="float">
            <text:p>9583707</text:p>
          </table:table-cell>
          <table:table-cell table:formula="of:=[.A601]/1000/(60*60*24)" office:value-type="time" office:time-value="PT02H39M43.707S" calcext:value-type="time">
            <text:p>02:39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42.63" calcext:value-type="float">
            <text:p>642.63</text:p>
          </table:table-cell>
          <table:table-cell office:value-type="float" office:value="782.48" calcext:value-type="float">
            <text:p>782.48</text:p>
          </table:table-cell>
        </table:table-row>
        <table:table-row table:style-name="ro1">
          <table:table-cell office:value-type="float" office:value="9599707" calcext:value-type="float">
            <text:p>9599707</text:p>
          </table:table-cell>
          <table:table-cell table:formula="of:=[.A602]/1000/(60*60*24)" office:value-type="time" office:time-value="PT02H39M59.707S" calcext:value-type="time">
            <text:p>02:40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43.69" calcext:value-type="float">
            <text:p>643.69</text:p>
          </table:table-cell>
          <table:table-cell office:value-type="float" office:value="783.77" calcext:value-type="float">
            <text:p>783.77</text:p>
          </table:table-cell>
        </table:table-row>
        <table:table-row table:style-name="ro1">
          <table:table-cell office:value-type="float" office:value="9615707" calcext:value-type="float">
            <text:p>9615707</text:p>
          </table:table-cell>
          <table:table-cell table:formula="of:=[.A603]/1000/(60*60*24)" office:value-type="time" office:time-value="PT02H40M15.707S" calcext:value-type="time">
            <text:p>02:40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44.76" calcext:value-type="float">
            <text:p>644.76</text:p>
          </table:table-cell>
          <table:table-cell office:value-type="float" office:value="785.06" calcext:value-type="float">
            <text:p>785.06</text:p>
          </table:table-cell>
        </table:table-row>
        <table:table-row table:style-name="ro1">
          <table:table-cell office:value-type="float" office:value="9631707" calcext:value-type="float">
            <text:p>9631707</text:p>
          </table:table-cell>
          <table:table-cell table:formula="of:=[.A604]/1000/(60*60*24)" office:value-type="time" office:time-value="PT02H40M31.707S" calcext:value-type="time">
            <text:p>02:40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45.83" calcext:value-type="float">
            <text:p>645.83</text:p>
          </table:table-cell>
          <table:table-cell office:value-type="float" office:value="786.35" calcext:value-type="float">
            <text:p>786.35</text:p>
          </table:table-cell>
        </table:table-row>
        <table:table-row table:style-name="ro1">
          <table:table-cell office:value-type="float" office:value="9647707" calcext:value-type="float">
            <text:p>9647707</text:p>
          </table:table-cell>
          <table:table-cell table:formula="of:=[.A605]/1000/(60*60*24)" office:value-type="time" office:time-value="PT02H40M47.707S" calcext:value-type="time">
            <text:p>02:40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46.89" calcext:value-type="float">
            <text:p>646.89</text:p>
          </table:table-cell>
          <table:table-cell office:value-type="float" office:value="787.64" calcext:value-type="float">
            <text:p>787.64</text:p>
          </table:table-cell>
        </table:table-row>
        <table:table-row table:style-name="ro1">
          <table:table-cell office:value-type="float" office:value="9663707" calcext:value-type="float">
            <text:p>9663707</text:p>
          </table:table-cell>
          <table:table-cell table:formula="of:=[.A606]/1000/(60*60*24)" office:value-type="time" office:time-value="PT02H41M03.707S" calcext:value-type="time">
            <text:p>02:41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47.96" calcext:value-type="float">
            <text:p>647.96</text:p>
          </table:table-cell>
          <table:table-cell office:value-type="float" office:value="788.93" calcext:value-type="float">
            <text:p>788.93</text:p>
          </table:table-cell>
        </table:table-row>
        <table:table-row table:style-name="ro1">
          <table:table-cell office:value-type="float" office:value="9679707" calcext:value-type="float">
            <text:p>9679707</text:p>
          </table:table-cell>
          <table:table-cell table:formula="of:=[.A607]/1000/(60*60*24)" office:value-type="time" office:time-value="PT02H41M19.707S" calcext:value-type="time">
            <text:p>02:41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49.02" calcext:value-type="float">
            <text:p>649.02</text:p>
          </table:table-cell>
          <table:table-cell office:value-type="float" office:value="790.21" calcext:value-type="float">
            <text:p>790.21</text:p>
          </table:table-cell>
        </table:table-row>
        <table:table-row table:style-name="ro1">
          <table:table-cell office:value-type="float" office:value="9695707" calcext:value-type="float">
            <text:p>9695707</text:p>
          </table:table-cell>
          <table:table-cell table:formula="of:=[.A608]/1000/(60*60*24)" office:value-type="time" office:time-value="PT02H41M35.707S" calcext:value-type="time">
            <text:p>02:41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50.09" calcext:value-type="float">
            <text:p>650.09</text:p>
          </table:table-cell>
          <table:table-cell office:value-type="float" office:value="791.5" calcext:value-type="float">
            <text:p>791.5</text:p>
          </table:table-cell>
        </table:table-row>
        <table:table-row table:style-name="ro1">
          <table:table-cell office:value-type="float" office:value="9711707" calcext:value-type="float">
            <text:p>9711707</text:p>
          </table:table-cell>
          <table:table-cell table:formula="of:=[.A609]/1000/(60*60*24)" office:value-type="time" office:time-value="PT02H41M51.707S" calcext:value-type="time">
            <text:p>02:41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51.16" calcext:value-type="float">
            <text:p>651.16</text:p>
          </table:table-cell>
          <table:table-cell office:value-type="float" office:value="792.79" calcext:value-type="float">
            <text:p>792.79</text:p>
          </table:table-cell>
        </table:table-row>
        <table:table-row table:style-name="ro1">
          <table:table-cell office:value-type="float" office:value="9727707" calcext:value-type="float">
            <text:p>9727707</text:p>
          </table:table-cell>
          <table:table-cell table:formula="of:=[.A610]/1000/(60*60*24)" office:value-type="time" office:time-value="PT02H42M07.707S" calcext:value-type="time">
            <text:p>02:42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52.22" calcext:value-type="float">
            <text:p>652.22</text:p>
          </table:table-cell>
          <table:table-cell office:value-type="float" office:value="794.08" calcext:value-type="float">
            <text:p>794.08</text:p>
          </table:table-cell>
        </table:table-row>
        <table:table-row table:style-name="ro1">
          <table:table-cell office:value-type="float" office:value="9743707" calcext:value-type="float">
            <text:p>9743707</text:p>
          </table:table-cell>
          <table:table-cell table:formula="of:=[.A611]/1000/(60*60*24)" office:value-type="time" office:time-value="PT02H42M23.707S" calcext:value-type="time">
            <text:p>02:42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53.29" calcext:value-type="float">
            <text:p>653.29</text:p>
          </table:table-cell>
          <table:table-cell office:value-type="float" office:value="795.37" calcext:value-type="float">
            <text:p>795.37</text:p>
          </table:table-cell>
        </table:table-row>
        <table:table-row table:style-name="ro1">
          <table:table-cell office:value-type="float" office:value="9759707" calcext:value-type="float">
            <text:p>9759707</text:p>
          </table:table-cell>
          <table:table-cell table:formula="of:=[.A612]/1000/(60*60*24)" office:value-type="time" office:time-value="PT02H42M39.707S" calcext:value-type="time">
            <text:p>02:42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54.36" calcext:value-type="float">
            <text:p>654.36</text:p>
          </table:table-cell>
          <table:table-cell office:value-type="float" office:value="796.66" calcext:value-type="float">
            <text:p>796.66</text:p>
          </table:table-cell>
        </table:table-row>
        <table:table-row table:style-name="ro1">
          <table:table-cell office:value-type="float" office:value="9775707" calcext:value-type="float">
            <text:p>9775707</text:p>
          </table:table-cell>
          <table:table-cell table:formula="of:=[.A613]/1000/(60*60*24)" office:value-type="time" office:time-value="PT02H42M55.707S" calcext:value-type="time">
            <text:p>02:42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55.42" calcext:value-type="float">
            <text:p>655.42</text:p>
          </table:table-cell>
          <table:table-cell office:value-type="float" office:value="797.95" calcext:value-type="float">
            <text:p>797.95</text:p>
          </table:table-cell>
        </table:table-row>
        <table:table-row table:style-name="ro1">
          <table:table-cell office:value-type="float" office:value="9791706" calcext:value-type="float">
            <text:p>9791706</text:p>
          </table:table-cell>
          <table:table-cell table:formula="of:=[.A614]/1000/(60*60*24)" office:value-type="time" office:time-value="PT02H43M11.706S" calcext:value-type="time">
            <text:p>02:43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56.49" calcext:value-type="float">
            <text:p>656.49</text:p>
          </table:table-cell>
          <table:table-cell office:value-type="float" office:value="799.23" calcext:value-type="float">
            <text:p>799.23</text:p>
          </table:table-cell>
        </table:table-row>
        <table:table-row table:style-name="ro1">
          <table:table-cell office:value-type="float" office:value="9807707" calcext:value-type="float">
            <text:p>9807707</text:p>
          </table:table-cell>
          <table:table-cell table:formula="of:=[.A615]/1000/(60*60*24)" office:value-type="time" office:time-value="PT02H43M27.707S" calcext:value-type="time">
            <text:p>02:43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57.56" calcext:value-type="float">
            <text:p>657.56</text:p>
          </table:table-cell>
          <table:table-cell office:value-type="float" office:value="800.52" calcext:value-type="float">
            <text:p>800.52</text:p>
          </table:table-cell>
        </table:table-row>
        <table:table-row table:style-name="ro1">
          <table:table-cell office:value-type="float" office:value="9823707" calcext:value-type="float">
            <text:p>9823707</text:p>
          </table:table-cell>
          <table:table-cell table:formula="of:=[.A616]/1000/(60*60*24)" office:value-type="time" office:time-value="PT02H43M43.707S" calcext:value-type="time">
            <text:p>02:43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658.62" calcext:value-type="float">
            <text:p>658.62</text:p>
          </table:table-cell>
          <table:table-cell office:value-type="float" office:value="801.81" calcext:value-type="float">
            <text:p>801.81</text:p>
          </table:table-cell>
        </table:table-row>
        <table:table-row table:style-name="ro1">
          <table:table-cell office:value-type="float" office:value="9839706" calcext:value-type="float">
            <text:p>9839706</text:p>
          </table:table-cell>
          <table:table-cell table:formula="of:=[.A617]/1000/(60*60*24)" office:value-type="time" office:time-value="PT02H43M59.706S" calcext:value-type="time">
            <text:p>02:44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659.69" calcext:value-type="float">
            <text:p>659.69</text:p>
          </table:table-cell>
          <table:table-cell office:value-type="float" office:value="803.1" calcext:value-type="float">
            <text:p>803.1</text:p>
          </table:table-cell>
        </table:table-row>
        <table:table-row table:style-name="ro1">
          <table:table-cell office:value-type="float" office:value="9855707" calcext:value-type="float">
            <text:p>9855707</text:p>
          </table:table-cell>
          <table:table-cell table:formula="of:=[.A618]/1000/(60*60*24)" office:value-type="time" office:time-value="PT02H44M15.707S" calcext:value-type="time">
            <text:p>02:44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660.75" calcext:value-type="float">
            <text:p>660.75</text:p>
          </table:table-cell>
          <table:table-cell office:value-type="float" office:value="804.39" calcext:value-type="float">
            <text:p>804.39</text:p>
          </table:table-cell>
        </table:table-row>
        <table:table-row table:style-name="ro1">
          <table:table-cell office:value-type="float" office:value="9871707" calcext:value-type="float">
            <text:p>9871707</text:p>
          </table:table-cell>
          <table:table-cell table:formula="of:=[.A619]/1000/(60*60*24)" office:value-type="time" office:time-value="PT02H44M31.707S" calcext:value-type="time">
            <text:p>02:44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61.82" calcext:value-type="float">
            <text:p>661.82</text:p>
          </table:table-cell>
          <table:table-cell office:value-type="float" office:value="805.68" calcext:value-type="float">
            <text:p>805.68</text:p>
          </table:table-cell>
        </table:table-row>
        <table:table-row table:style-name="ro1">
          <table:table-cell office:value-type="float" office:value="9887707" calcext:value-type="float">
            <text:p>9887707</text:p>
          </table:table-cell>
          <table:table-cell table:formula="of:=[.A620]/1000/(60*60*24)" office:value-type="time" office:time-value="PT02H44M47.707S" calcext:value-type="time">
            <text:p>02:44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5" calcext:value-type="float">
            <text:p>290.75</text:p>
          </table:table-cell>
          <table:table-cell office:value-type="float" office:value="662.89" calcext:value-type="float">
            <text:p>662.89</text:p>
          </table:table-cell>
          <table:table-cell office:value-type="float" office:value="806.96" calcext:value-type="float">
            <text:p>806.96</text:p>
          </table:table-cell>
        </table:table-row>
        <table:table-row table:style-name="ro1">
          <table:table-cell office:value-type="float" office:value="9903707" calcext:value-type="float">
            <text:p>9903707</text:p>
          </table:table-cell>
          <table:table-cell table:formula="of:=[.A621]/1000/(60*60*24)" office:value-type="time" office:time-value="PT02H45M03.707S" calcext:value-type="time">
            <text:p>02:45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63.95" calcext:value-type="float">
            <text:p>663.95</text:p>
          </table:table-cell>
          <table:table-cell office:value-type="float" office:value="808.25" calcext:value-type="float">
            <text:p>808.25</text:p>
          </table:table-cell>
        </table:table-row>
        <table:table-row table:style-name="ro1">
          <table:table-cell office:value-type="float" office:value="9919707" calcext:value-type="float">
            <text:p>9919707</text:p>
          </table:table-cell>
          <table:table-cell table:formula="of:=[.A622]/1000/(60*60*24)" office:value-type="time" office:time-value="PT02H45M19.707S" calcext:value-type="time">
            <text:p>02:45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665.02" calcext:value-type="float">
            <text:p>665.02</text:p>
          </table:table-cell>
          <table:table-cell office:value-type="float" office:value="809.54" calcext:value-type="float">
            <text:p>809.54</text:p>
          </table:table-cell>
        </table:table-row>
        <table:table-row table:style-name="ro1">
          <table:table-cell office:value-type="float" office:value="9935707" calcext:value-type="float">
            <text:p>9935707</text:p>
          </table:table-cell>
          <table:table-cell table:formula="of:=[.A623]/1000/(60*60*24)" office:value-type="time" office:time-value="PT02H45M35.707S" calcext:value-type="time">
            <text:p>02:45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66.08" calcext:value-type="float">
            <text:p>666.08</text:p>
          </table:table-cell>
          <table:table-cell office:value-type="float" office:value="810.83" calcext:value-type="float">
            <text:p>810.83</text:p>
          </table:table-cell>
        </table:table-row>
        <table:table-row table:style-name="ro1">
          <table:table-cell office:value-type="float" office:value="9951707" calcext:value-type="float">
            <text:p>9951707</text:p>
          </table:table-cell>
          <table:table-cell table:formula="of:=[.A624]/1000/(60*60*24)" office:value-type="time" office:time-value="PT02H45M51.707S" calcext:value-type="time">
            <text:p>02:45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667.15" calcext:value-type="float">
            <text:p>667.15</text:p>
          </table:table-cell>
          <table:table-cell office:value-type="float" office:value="812.12" calcext:value-type="float">
            <text:p>812.12</text:p>
          </table:table-cell>
        </table:table-row>
        <table:table-row table:style-name="ro1">
          <table:table-cell office:value-type="float" office:value="9967707" calcext:value-type="float">
            <text:p>9967707</text:p>
          </table:table-cell>
          <table:table-cell table:formula="of:=[.A625]/1000/(60*60*24)" office:value-type="time" office:time-value="PT02H46M07.707S" calcext:value-type="time">
            <text:p>02:46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668.21" calcext:value-type="float">
            <text:p>668.21</text:p>
          </table:table-cell>
          <table:table-cell office:value-type="float" office:value="813.4" calcext:value-type="float">
            <text:p>813.4</text:p>
          </table:table-cell>
        </table:table-row>
        <table:table-row table:style-name="ro1">
          <table:table-cell office:value-type="float" office:value="9983707" calcext:value-type="float">
            <text:p>9983707</text:p>
          </table:table-cell>
          <table:table-cell table:formula="of:=[.A626]/1000/(60*60*24)" office:value-type="time" office:time-value="PT02H46M23.707S" calcext:value-type="time">
            <text:p>02:46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669.28" calcext:value-type="float">
            <text:p>669.28</text:p>
          </table:table-cell>
          <table:table-cell office:value-type="float" office:value="814.69" calcext:value-type="float">
            <text:p>814.69</text:p>
          </table:table-cell>
        </table:table-row>
        <table:table-row table:style-name="ro1">
          <table:table-cell office:value-type="float" office:value="9999707" calcext:value-type="float">
            <text:p>9999707</text:p>
          </table:table-cell>
          <table:table-cell table:formula="of:=[.A627]/1000/(60*60*24)" office:value-type="time" office:time-value="PT02H46M39.707S" calcext:value-type="time">
            <text:p>02:46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670.35" calcext:value-type="float">
            <text:p>670.35</text:p>
          </table:table-cell>
          <table:table-cell office:value-type="float" office:value="815.98" calcext:value-type="float">
            <text:p>815.98</text:p>
          </table:table-cell>
        </table:table-row>
        <table:table-row table:style-name="ro1">
          <table:table-cell office:value-type="float" office:value="10015707" calcext:value-type="float">
            <text:p>10015707</text:p>
          </table:table-cell>
          <table:table-cell table:formula="of:=[.A628]/1000/(60*60*24)" office:value-type="time" office:time-value="PT02H46M55.707S" calcext:value-type="time">
            <text:p>02:46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71.41" calcext:value-type="float">
            <text:p>671.41</text:p>
          </table:table-cell>
          <table:table-cell office:value-type="float" office:value="817.27" calcext:value-type="float">
            <text:p>817.27</text:p>
          </table:table-cell>
        </table:table-row>
        <table:table-row table:style-name="ro1">
          <table:table-cell office:value-type="float" office:value="10031707" calcext:value-type="float">
            <text:p>10031707</text:p>
          </table:table-cell>
          <table:table-cell table:formula="of:=[.A629]/1000/(60*60*24)" office:value-type="time" office:time-value="PT02H47M11.707S" calcext:value-type="time">
            <text:p>02:47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72.48" calcext:value-type="float">
            <text:p>672.48</text:p>
          </table:table-cell>
          <table:table-cell office:value-type="float" office:value="818.55" calcext:value-type="float">
            <text:p>818.55</text:p>
          </table:table-cell>
        </table:table-row>
        <table:table-row table:style-name="ro1">
          <table:table-cell office:value-type="float" office:value="10047707" calcext:value-type="float">
            <text:p>10047707</text:p>
          </table:table-cell>
          <table:table-cell table:formula="of:=[.A630]/1000/(60*60*24)" office:value-type="time" office:time-value="PT02H47M27.707S" calcext:value-type="time">
            <text:p>02:47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73.54" calcext:value-type="float">
            <text:p>673.54</text:p>
          </table:table-cell>
          <table:table-cell office:value-type="float" office:value="819.84" calcext:value-type="float">
            <text:p>819.84</text:p>
          </table:table-cell>
        </table:table-row>
        <table:table-row table:style-name="ro1">
          <table:table-cell office:value-type="float" office:value="10063707" calcext:value-type="float">
            <text:p>10063707</text:p>
          </table:table-cell>
          <table:table-cell table:formula="of:=[.A631]/1000/(60*60*24)" office:value-type="time" office:time-value="PT02H47M43.707S" calcext:value-type="time">
            <text:p>02:47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674.61" calcext:value-type="float">
            <text:p>674.61</text:p>
          </table:table-cell>
          <table:table-cell office:value-type="float" office:value="821.13" calcext:value-type="float">
            <text:p>821.13</text:p>
          </table:table-cell>
        </table:table-row>
        <table:table-row table:style-name="ro1">
          <table:table-cell office:value-type="float" office:value="10079707" calcext:value-type="float">
            <text:p>10079707</text:p>
          </table:table-cell>
          <table:table-cell table:formula="of:=[.A632]/1000/(60*60*24)" office:value-type="time" office:time-value="PT02H47M59.707S" calcext:value-type="time">
            <text:p>02:48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75.67" calcext:value-type="float">
            <text:p>675.67</text:p>
          </table:table-cell>
          <table:table-cell office:value-type="float" office:value="822.42" calcext:value-type="float">
            <text:p>822.42</text:p>
          </table:table-cell>
        </table:table-row>
        <table:table-row table:style-name="ro1">
          <table:table-cell office:value-type="float" office:value="10095707" calcext:value-type="float">
            <text:p>10095707</text:p>
          </table:table-cell>
          <table:table-cell table:formula="of:=[.A633]/1000/(60*60*24)" office:value-type="time" office:time-value="PT02H48M15.707S" calcext:value-type="time">
            <text:p>02:48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76.74" calcext:value-type="float">
            <text:p>676.74</text:p>
          </table:table-cell>
          <table:table-cell office:value-type="float" office:value="823.7" calcext:value-type="float">
            <text:p>823.7</text:p>
          </table:table-cell>
        </table:table-row>
        <table:table-row table:style-name="ro1">
          <table:table-cell office:value-type="float" office:value="10111707" calcext:value-type="float">
            <text:p>10111707</text:p>
          </table:table-cell>
          <table:table-cell table:formula="of:=[.A634]/1000/(60*60*24)" office:value-type="time" office:time-value="PT02H48M31.707S" calcext:value-type="time">
            <text:p>02:48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77.8" calcext:value-type="float">
            <text:p>677.8</text:p>
          </table:table-cell>
          <table:table-cell office:value-type="float" office:value="824.99" calcext:value-type="float">
            <text:p>824.99</text:p>
          </table:table-cell>
        </table:table-row>
        <table:table-row table:style-name="ro1">
          <table:table-cell office:value-type="float" office:value="10127707" calcext:value-type="float">
            <text:p>10127707</text:p>
          </table:table-cell>
          <table:table-cell table:formula="of:=[.A635]/1000/(60*60*24)" office:value-type="time" office:time-value="PT02H48M47.707S" calcext:value-type="time">
            <text:p>02:48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78.87" calcext:value-type="float">
            <text:p>678.87</text:p>
          </table:table-cell>
          <table:table-cell office:value-type="float" office:value="826.28" calcext:value-type="float">
            <text:p>826.28</text:p>
          </table:table-cell>
        </table:table-row>
        <table:table-row table:style-name="ro1">
          <table:table-cell office:value-type="float" office:value="10143707" calcext:value-type="float">
            <text:p>10143707</text:p>
          </table:table-cell>
          <table:table-cell table:formula="of:=[.A636]/1000/(60*60*24)" office:value-type="time" office:time-value="PT02H49M03.707S" calcext:value-type="time">
            <text:p>02:49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79.94" calcext:value-type="float">
            <text:p>679.94</text:p>
          </table:table-cell>
          <table:table-cell office:value-type="float" office:value="827.57" calcext:value-type="float">
            <text:p>827.57</text:p>
          </table:table-cell>
        </table:table-row>
        <table:table-row table:style-name="ro1">
          <table:table-cell office:value-type="float" office:value="10159707" calcext:value-type="float">
            <text:p>10159707</text:p>
          </table:table-cell>
          <table:table-cell table:formula="of:=[.A637]/1000/(60*60*24)" office:value-type="time" office:time-value="PT02H49M19.707S" calcext:value-type="time">
            <text:p>02:49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81" calcext:value-type="float">
            <text:p>681</text:p>
          </table:table-cell>
          <table:table-cell office:value-type="float" office:value="828.85" calcext:value-type="float">
            <text:p>828.85</text:p>
          </table:table-cell>
        </table:table-row>
        <table:table-row table:style-name="ro1">
          <table:table-cell office:value-type="float" office:value="10175707" calcext:value-type="float">
            <text:p>10175707</text:p>
          </table:table-cell>
          <table:table-cell table:formula="of:=[.A638]/1000/(60*60*24)" office:value-type="time" office:time-value="PT02H49M35.707S" calcext:value-type="time">
            <text:p>02:49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82.07" calcext:value-type="float">
            <text:p>682.07</text:p>
          </table:table-cell>
          <table:table-cell office:value-type="float" office:value="830.14" calcext:value-type="float">
            <text:p>830.14</text:p>
          </table:table-cell>
        </table:table-row>
        <table:table-row table:style-name="ro1">
          <table:table-cell office:value-type="float" office:value="10191707" calcext:value-type="float">
            <text:p>10191707</text:p>
          </table:table-cell>
          <table:table-cell table:formula="of:=[.A639]/1000/(60*60*24)" office:value-type="time" office:time-value="PT02H49M51.707S" calcext:value-type="time">
            <text:p>02:49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83.13" calcext:value-type="float">
            <text:p>683.13</text:p>
          </table:table-cell>
          <table:table-cell office:value-type="float" office:value="831.43" calcext:value-type="float">
            <text:p>831.43</text:p>
          </table:table-cell>
        </table:table-row>
        <table:table-row table:style-name="ro1">
          <table:table-cell office:value-type="float" office:value="10207707" calcext:value-type="float">
            <text:p>10207707</text:p>
          </table:table-cell>
          <table:table-cell table:formula="of:=[.A640]/1000/(60*60*24)" office:value-type="time" office:time-value="PT02H50M07.707S" calcext:value-type="time">
            <text:p>02:50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84.2" calcext:value-type="float">
            <text:p>684.2</text:p>
          </table:table-cell>
          <table:table-cell office:value-type="float" office:value="832.72" calcext:value-type="float">
            <text:p>832.72</text:p>
          </table:table-cell>
        </table:table-row>
        <table:table-row table:style-name="ro1">
          <table:table-cell office:value-type="float" office:value="10223707" calcext:value-type="float">
            <text:p>10223707</text:p>
          </table:table-cell>
          <table:table-cell table:formula="of:=[.A641]/1000/(60*60*24)" office:value-type="time" office:time-value="PT02H50M23.707S" calcext:value-type="time">
            <text:p>02:50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85.26" calcext:value-type="float">
            <text:p>685.26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0239707" calcext:value-type="float">
            <text:p>10239707</text:p>
          </table:table-cell>
          <table:table-cell table:formula="of:=[.A642]/1000/(60*60*24)" office:value-type="time" office:time-value="PT02H50M39.707S" calcext:value-type="time">
            <text:p>02:50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86.33" calcext:value-type="float">
            <text:p>686.33</text:p>
          </table:table-cell>
          <table:table-cell office:value-type="float" office:value="835.29" calcext:value-type="float">
            <text:p>835.29</text:p>
          </table:table-cell>
        </table:table-row>
        <table:table-row table:style-name="ro1">
          <table:table-cell office:value-type="float" office:value="10255707" calcext:value-type="float">
            <text:p>10255707</text:p>
          </table:table-cell>
          <table:table-cell table:formula="of:=[.A643]/1000/(60*60*24)" office:value-type="time" office:time-value="PT02H50M55.707S" calcext:value-type="time">
            <text:p>02:50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87.39" calcext:value-type="float">
            <text:p>687.39</text:p>
          </table:table-cell>
          <table:table-cell office:value-type="float" office:value="836.58" calcext:value-type="float">
            <text:p>836.58</text:p>
          </table:table-cell>
        </table:table-row>
        <table:table-row table:style-name="ro1">
          <table:table-cell office:value-type="float" office:value="10271707" calcext:value-type="float">
            <text:p>10271707</text:p>
          </table:table-cell>
          <table:table-cell table:formula="of:=[.A644]/1000/(60*60*24)" office:value-type="time" office:time-value="PT02H51M11.707S" calcext:value-type="time">
            <text:p>02:51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88.46" calcext:value-type="float">
            <text:p>688.46</text:p>
          </table:table-cell>
          <table:table-cell office:value-type="float" office:value="837.87" calcext:value-type="float">
            <text:p>837.87</text:p>
          </table:table-cell>
        </table:table-row>
        <table:table-row table:style-name="ro1">
          <table:table-cell office:value-type="float" office:value="10287707" calcext:value-type="float">
            <text:p>10287707</text:p>
          </table:table-cell>
          <table:table-cell table:formula="of:=[.A645]/1000/(60*60*24)" office:value-type="time" office:time-value="PT02H51M27.707S" calcext:value-type="time">
            <text:p>02:51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89.52" calcext:value-type="float">
            <text:p>689.52</text:p>
          </table:table-cell>
          <table:table-cell office:value-type="float" office:value="839.15" calcext:value-type="float">
            <text:p>839.15</text:p>
          </table:table-cell>
        </table:table-row>
        <table:table-row table:style-name="ro1">
          <table:table-cell office:value-type="float" office:value="10303707" calcext:value-type="float">
            <text:p>10303707</text:p>
          </table:table-cell>
          <table:table-cell table:formula="of:=[.A646]/1000/(60*60*24)" office:value-type="time" office:time-value="PT02H51M43.707S" calcext:value-type="time">
            <text:p>02:51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90.59" calcext:value-type="float">
            <text:p>690.59</text:p>
          </table:table-cell>
          <table:table-cell office:value-type="float" office:value="840.44" calcext:value-type="float">
            <text:p>840.44</text:p>
          </table:table-cell>
        </table:table-row>
        <table:table-row table:style-name="ro1">
          <table:table-cell office:value-type="float" office:value="10319707" calcext:value-type="float">
            <text:p>10319707</text:p>
          </table:table-cell>
          <table:table-cell table:formula="of:=[.A647]/1000/(60*60*24)" office:value-type="time" office:time-value="PT02H51M59.707S" calcext:value-type="time">
            <text:p>02:52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91.65" calcext:value-type="float">
            <text:p>691.65</text:p>
          </table:table-cell>
          <table:table-cell office:value-type="float" office:value="841.73" calcext:value-type="float">
            <text:p>841.73</text:p>
          </table:table-cell>
        </table:table-row>
        <table:table-row table:style-name="ro1">
          <table:table-cell office:value-type="float" office:value="10335707" calcext:value-type="float">
            <text:p>10335707</text:p>
          </table:table-cell>
          <table:table-cell table:formula="of:=[.A648]/1000/(60*60*24)" office:value-type="time" office:time-value="PT02H52M15.707S" calcext:value-type="time">
            <text:p>02:52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92.72" calcext:value-type="float">
            <text:p>692.72</text:p>
          </table:table-cell>
          <table:table-cell office:value-type="float" office:value="843.02" calcext:value-type="float">
            <text:p>843.02</text:p>
          </table:table-cell>
        </table:table-row>
        <table:table-row table:style-name="ro1">
          <table:table-cell office:value-type="float" office:value="10351707" calcext:value-type="float">
            <text:p>10351707</text:p>
          </table:table-cell>
          <table:table-cell table:formula="of:=[.A649]/1000/(60*60*24)" office:value-type="time" office:time-value="PT02H52M31.707S" calcext:value-type="time">
            <text:p>02:52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93.79" calcext:value-type="float">
            <text:p>693.79</text:p>
          </table:table-cell>
          <table:table-cell office:value-type="float" office:value="844.3" calcext:value-type="float">
            <text:p>844.3</text:p>
          </table:table-cell>
        </table:table-row>
        <table:table-row table:style-name="ro1">
          <table:table-cell office:value-type="float" office:value="10367707" calcext:value-type="float">
            <text:p>10367707</text:p>
          </table:table-cell>
          <table:table-cell table:formula="of:=[.A650]/1000/(60*60*24)" office:value-type="time" office:time-value="PT02H52M47.707S" calcext:value-type="time">
            <text:p>02:52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94.85" calcext:value-type="float">
            <text:p>694.85</text:p>
          </table:table-cell>
          <table:table-cell office:value-type="float" office:value="845.59" calcext:value-type="float">
            <text:p>845.59</text:p>
          </table:table-cell>
        </table:table-row>
        <table:table-row table:style-name="ro1">
          <table:table-cell office:value-type="float" office:value="10383707" calcext:value-type="float">
            <text:p>10383707</text:p>
          </table:table-cell>
          <table:table-cell table:formula="of:=[.A651]/1000/(60*60*24)" office:value-type="time" office:time-value="PT02H53M03.707S" calcext:value-type="time">
            <text:p>02:53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95.92" calcext:value-type="float">
            <text:p>695.92</text:p>
          </table:table-cell>
          <table:table-cell office:value-type="float" office:value="846.88" calcext:value-type="float">
            <text:p>846.88</text:p>
          </table:table-cell>
        </table:table-row>
        <table:table-row table:style-name="ro1">
          <table:table-cell office:value-type="float" office:value="10399707" calcext:value-type="float">
            <text:p>10399707</text:p>
          </table:table-cell>
          <table:table-cell table:formula="of:=[.A652]/1000/(60*60*24)" office:value-type="time" office:time-value="PT02H53M19.707S" calcext:value-type="time">
            <text:p>02:53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96.98" calcext:value-type="float">
            <text:p>696.98</text:p>
          </table:table-cell>
          <table:table-cell office:value-type="float" office:value="848.16" calcext:value-type="float">
            <text:p>848.16</text:p>
          </table:table-cell>
        </table:table-row>
        <table:table-row table:style-name="ro1">
          <table:table-cell office:value-type="float" office:value="10415707" calcext:value-type="float">
            <text:p>10415707</text:p>
          </table:table-cell>
          <table:table-cell table:formula="of:=[.A653]/1000/(60*60*24)" office:value-type="time" office:time-value="PT02H53M35.707S" calcext:value-type="time">
            <text:p>02:53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98.05" calcext:value-type="float">
            <text:p>698.05</text:p>
          </table:table-cell>
          <table:table-cell office:value-type="float" office:value="849.45" calcext:value-type="float">
            <text:p>849.45</text:p>
          </table:table-cell>
        </table:table-row>
        <table:table-row table:style-name="ro1">
          <table:table-cell office:value-type="float" office:value="10431707" calcext:value-type="float">
            <text:p>10431707</text:p>
          </table:table-cell>
          <table:table-cell table:formula="of:=[.A654]/1000/(60*60*24)" office:value-type="time" office:time-value="PT02H53M51.707S" calcext:value-type="time">
            <text:p>02:53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99.11" calcext:value-type="float">
            <text:p>699.11</text:p>
          </table:table-cell>
          <table:table-cell office:value-type="float" office:value="850.74" calcext:value-type="float">
            <text:p>850.74</text:p>
          </table:table-cell>
        </table:table-row>
        <table:table-row table:style-name="ro1">
          <table:table-cell office:value-type="float" office:value="10447707" calcext:value-type="float">
            <text:p>10447707</text:p>
          </table:table-cell>
          <table:table-cell table:formula="of:=[.A655]/1000/(60*60*24)" office:value-type="time" office:time-value="PT02H54M07.707S" calcext:value-type="time">
            <text:p>02:54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00.18" calcext:value-type="float">
            <text:p>700.18</text:p>
          </table:table-cell>
          <table:table-cell office:value-type="float" office:value="852.02" calcext:value-type="float">
            <text:p>852.02</text:p>
          </table:table-cell>
        </table:table-row>
        <table:table-row table:style-name="ro1">
          <table:table-cell office:value-type="float" office:value="10463707" calcext:value-type="float">
            <text:p>10463707</text:p>
          </table:table-cell>
          <table:table-cell table:formula="of:=[.A656]/1000/(60*60*24)" office:value-type="time" office:time-value="PT02H54M23.707S" calcext:value-type="time">
            <text:p>02:54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01.24" calcext:value-type="float">
            <text:p>701.24</text:p>
          </table:table-cell>
          <table:table-cell office:value-type="float" office:value="853.31" calcext:value-type="float">
            <text:p>853.31</text:p>
          </table:table-cell>
        </table:table-row>
        <table:table-row table:style-name="ro1">
          <table:table-cell office:value-type="float" office:value="10479707" calcext:value-type="float">
            <text:p>10479707</text:p>
          </table:table-cell>
          <table:table-cell table:formula="of:=[.A657]/1000/(60*60*24)" office:value-type="time" office:time-value="PT02H54M39.707S" calcext:value-type="time">
            <text:p>02:54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02.31" calcext:value-type="float">
            <text:p>702.31</text:p>
          </table:table-cell>
          <table:table-cell office:value-type="float" office:value="854.6" calcext:value-type="float">
            <text:p>854.6</text:p>
          </table:table-cell>
        </table:table-row>
        <table:table-row table:style-name="ro1">
          <table:table-cell office:value-type="float" office:value="10495706" calcext:value-type="float">
            <text:p>10495706</text:p>
          </table:table-cell>
          <table:table-cell table:formula="of:=[.A658]/1000/(60*60*24)" office:value-type="time" office:time-value="PT02H54M55.706S" calcext:value-type="time">
            <text:p>02:54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703.37" calcext:value-type="float">
            <text:p>703.37</text:p>
          </table:table-cell>
          <table:table-cell office:value-type="float" office:value="855.89" calcext:value-type="float">
            <text:p>855.89</text:p>
          </table:table-cell>
        </table:table-row>
        <table:table-row table:style-name="ro1">
          <table:table-cell office:value-type="float" office:value="10511707" calcext:value-type="float">
            <text:p>10511707</text:p>
          </table:table-cell>
          <table:table-cell table:formula="of:=[.A659]/1000/(60*60*24)" office:value-type="time" office:time-value="PT02H55M11.707S" calcext:value-type="time">
            <text:p>02:55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04.44" calcext:value-type="float">
            <text:p>704.44</text:p>
          </table:table-cell>
          <table:table-cell office:value-type="float" office:value="857.17" calcext:value-type="float">
            <text:p>857.17</text:p>
          </table:table-cell>
        </table:table-row>
        <table:table-row table:style-name="ro1">
          <table:table-cell office:value-type="float" office:value="10527707" calcext:value-type="float">
            <text:p>10527707</text:p>
          </table:table-cell>
          <table:table-cell table:formula="of:=[.A660]/1000/(60*60*24)" office:value-type="time" office:time-value="PT02H55M27.707S" calcext:value-type="time">
            <text:p>02:55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05.5" calcext:value-type="float">
            <text:p>705.5</text:p>
          </table:table-cell>
          <table:table-cell office:value-type="float" office:value="858.46" calcext:value-type="float">
            <text:p>858.46</text:p>
          </table:table-cell>
        </table:table-row>
        <table:table-row table:style-name="ro1">
          <table:table-cell office:value-type="float" office:value="10543707" calcext:value-type="float">
            <text:p>10543707</text:p>
          </table:table-cell>
          <table:table-cell table:formula="of:=[.A661]/1000/(60*60*24)" office:value-type="time" office:time-value="PT02H55M43.707S" calcext:value-type="time">
            <text:p>02:55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06.57" calcext:value-type="float">
            <text:p>706.57</text:p>
          </table:table-cell>
          <table:table-cell office:value-type="float" office:value="859.75" calcext:value-type="float">
            <text:p>859.75</text:p>
          </table:table-cell>
        </table:table-row>
        <table:table-row table:style-name="ro1">
          <table:table-cell office:value-type="float" office:value="10559707" calcext:value-type="float">
            <text:p>10559707</text:p>
          </table:table-cell>
          <table:table-cell table:formula="of:=[.A662]/1000/(60*60*24)" office:value-type="time" office:time-value="PT02H55M59.707S" calcext:value-type="time">
            <text:p>02:56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07.63" calcext:value-type="float">
            <text:p>707.63</text:p>
          </table:table-cell>
          <table:table-cell office:value-type="float" office:value="861.03" calcext:value-type="float">
            <text:p>861.03</text:p>
          </table:table-cell>
        </table:table-row>
        <table:table-row table:style-name="ro1">
          <table:table-cell office:value-type="float" office:value="10575707" calcext:value-type="float">
            <text:p>10575707</text:p>
          </table:table-cell>
          <table:table-cell table:formula="of:=[.A663]/1000/(60*60*24)" office:value-type="time" office:time-value="PT02H56M15.707S" calcext:value-type="time">
            <text:p>02:56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08.7" calcext:value-type="float">
            <text:p>708.7</text:p>
          </table:table-cell>
          <table:table-cell office:value-type="float" office:value="862.32" calcext:value-type="float">
            <text:p>862.32</text:p>
          </table:table-cell>
        </table:table-row>
        <table:table-row table:style-name="ro1">
          <table:table-cell office:value-type="float" office:value="10591707" calcext:value-type="float">
            <text:p>10591707</text:p>
          </table:table-cell>
          <table:table-cell table:formula="of:=[.A664]/1000/(60*60*24)" office:value-type="time" office:time-value="PT02H56M31.707S" calcext:value-type="time">
            <text:p>02:56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09.76" calcext:value-type="float">
            <text:p>709.76</text:p>
          </table:table-cell>
          <table:table-cell office:value-type="float" office:value="863.61" calcext:value-type="float">
            <text:p>863.61</text:p>
          </table:table-cell>
        </table:table-row>
        <table:table-row table:style-name="ro1">
          <table:table-cell office:value-type="float" office:value="10607707" calcext:value-type="float">
            <text:p>10607707</text:p>
          </table:table-cell>
          <table:table-cell table:formula="of:=[.A665]/1000/(60*60*24)" office:value-type="time" office:time-value="PT02H56M47.707S" calcext:value-type="time">
            <text:p>02:56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10.83" calcext:value-type="float">
            <text:p>710.83</text:p>
          </table:table-cell>
          <table:table-cell office:value-type="float" office:value="864.89" calcext:value-type="float">
            <text:p>864.89</text:p>
          </table:table-cell>
        </table:table-row>
        <table:table-row table:style-name="ro1">
          <table:table-cell office:value-type="float" office:value="10623707" calcext:value-type="float">
            <text:p>10623707</text:p>
          </table:table-cell>
          <table:table-cell table:formula="of:=[.A666]/1000/(60*60*24)" office:value-type="time" office:time-value="PT02H57M03.707S" calcext:value-type="time">
            <text:p>02:57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11.89" calcext:value-type="float">
            <text:p>711.89</text:p>
          </table:table-cell>
          <table:table-cell office:value-type="float" office:value="866.18" calcext:value-type="float">
            <text:p>866.18</text:p>
          </table:table-cell>
        </table:table-row>
        <table:table-row table:style-name="ro1">
          <table:table-cell office:value-type="float" office:value="10639707" calcext:value-type="float">
            <text:p>10639707</text:p>
          </table:table-cell>
          <table:table-cell table:formula="of:=[.A667]/1000/(60*60*24)" office:value-type="time" office:time-value="PT02H57M19.707S" calcext:value-type="time">
            <text:p>02:57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12.96" calcext:value-type="float">
            <text:p>712.96</text:p>
          </table:table-cell>
          <table:table-cell office:value-type="float" office:value="867.47" calcext:value-type="float">
            <text:p>867.47</text:p>
          </table:table-cell>
        </table:table-row>
        <table:table-row table:style-name="ro1">
          <table:table-cell office:value-type="float" office:value="10655707" calcext:value-type="float">
            <text:p>10655707</text:p>
          </table:table-cell>
          <table:table-cell table:formula="of:=[.A668]/1000/(60*60*24)" office:value-type="time" office:time-value="PT02H57M35.707S" calcext:value-type="time">
            <text:p>02:57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14.02" calcext:value-type="float">
            <text:p>714.02</text:p>
          </table:table-cell>
          <table:table-cell office:value-type="float" office:value="868.75" calcext:value-type="float">
            <text:p>868.75</text:p>
          </table:table-cell>
        </table:table-row>
        <table:table-row table:style-name="ro1">
          <table:table-cell office:value-type="float" office:value="10671707" calcext:value-type="float">
            <text:p>10671707</text:p>
          </table:table-cell>
          <table:table-cell table:formula="of:=[.A669]/1000/(60*60*24)" office:value-type="time" office:time-value="PT02H57M51.707S" calcext:value-type="time">
            <text:p>02:57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15.09" calcext:value-type="float">
            <text:p>715.09</text:p>
          </table:table-cell>
          <table:table-cell office:value-type="float" office:value="870.04" calcext:value-type="float">
            <text:p>870.04</text:p>
          </table:table-cell>
        </table:table-row>
        <table:table-row table:style-name="ro1">
          <table:table-cell office:value-type="float" office:value="10687707" calcext:value-type="float">
            <text:p>10687707</text:p>
          </table:table-cell>
          <table:table-cell table:formula="of:=[.A670]/1000/(60*60*24)" office:value-type="time" office:time-value="PT02H58M07.707S" calcext:value-type="time">
            <text:p>02:58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16.15" calcext:value-type="float">
            <text:p>716.15</text:p>
          </table:table-cell>
          <table:table-cell office:value-type="float" office:value="871.33" calcext:value-type="float">
            <text:p>871.33</text:p>
          </table:table-cell>
        </table:table-row>
        <table:table-row table:style-name="ro1">
          <table:table-cell office:value-type="float" office:value="10703707" calcext:value-type="float">
            <text:p>10703707</text:p>
          </table:table-cell>
          <table:table-cell table:formula="of:=[.A671]/1000/(60*60*24)" office:value-type="time" office:time-value="PT02H58M23.707S" calcext:value-type="time">
            <text:p>02:58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17.22" calcext:value-type="float">
            <text:p>717.22</text:p>
          </table:table-cell>
          <table:table-cell office:value-type="float" office:value="872.61" calcext:value-type="float">
            <text:p>872.61</text:p>
          </table:table-cell>
        </table:table-row>
        <table:table-row table:style-name="ro1">
          <table:table-cell office:value-type="float" office:value="10719707" calcext:value-type="float">
            <text:p>10719707</text:p>
          </table:table-cell>
          <table:table-cell table:formula="of:=[.A672]/1000/(60*60*24)" office:value-type="time" office:time-value="PT02H58M39.707S" calcext:value-type="time">
            <text:p>02:58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18.28" calcext:value-type="float">
            <text:p>718.28</text:p>
          </table:table-cell>
          <table:table-cell office:value-type="float" office:value="873.9" calcext:value-type="float">
            <text:p>873.9</text:p>
          </table:table-cell>
        </table:table-row>
        <table:table-row table:style-name="ro1">
          <table:table-cell office:value-type="float" office:value="10735707" calcext:value-type="float">
            <text:p>10735707</text:p>
          </table:table-cell>
          <table:table-cell table:formula="of:=[.A673]/1000/(60*60*24)" office:value-type="time" office:time-value="PT02H58M55.707S" calcext:value-type="time">
            <text:p>02:58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19.35" calcext:value-type="float">
            <text:p>719.35</text:p>
          </table:table-cell>
          <table:table-cell office:value-type="float" office:value="875.19" calcext:value-type="float">
            <text:p>875.19</text:p>
          </table:table-cell>
        </table:table-row>
        <table:table-row table:style-name="ro1">
          <table:table-cell office:value-type="float" office:value="10751707" calcext:value-type="float">
            <text:p>10751707</text:p>
          </table:table-cell>
          <table:table-cell table:formula="of:=[.A674]/1000/(60*60*24)" office:value-type="time" office:time-value="PT02H59M11.707S" calcext:value-type="time">
            <text:p>02:59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20.41" calcext:value-type="float">
            <text:p>720.41</text:p>
          </table:table-cell>
          <table:table-cell office:value-type="float" office:value="876.47" calcext:value-type="float">
            <text:p>876.47</text:p>
          </table:table-cell>
        </table:table-row>
        <table:table-row table:style-name="ro1">
          <table:table-cell office:value-type="float" office:value="10767707" calcext:value-type="float">
            <text:p>10767707</text:p>
          </table:table-cell>
          <table:table-cell table:formula="of:=[.A675]/1000/(60*60*24)" office:value-type="time" office:time-value="PT02H59M27.707S" calcext:value-type="time">
            <text:p>02:59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21.48" calcext:value-type="float">
            <text:p>721.48</text:p>
          </table:table-cell>
          <table:table-cell office:value-type="float" office:value="877.76" calcext:value-type="float">
            <text:p>877.76</text:p>
          </table:table-cell>
        </table:table-row>
        <table:table-row table:style-name="ro1">
          <table:table-cell office:value-type="float" office:value="10783707" calcext:value-type="float">
            <text:p>10783707</text:p>
          </table:table-cell>
          <table:table-cell table:formula="of:=[.A676]/1000/(60*60*24)" office:value-type="time" office:time-value="PT02H59M43.707S" calcext:value-type="time">
            <text:p>02:59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722.54" calcext:value-type="float">
            <text:p>722.54</text:p>
          </table:table-cell>
          <table:table-cell office:value-type="float" office:value="879.04" calcext:value-type="float">
            <text:p>879.04</text:p>
          </table:table-cell>
        </table:table-row>
        <table:table-row table:style-name="ro1">
          <table:table-cell office:value-type="float" office:value="10799707" calcext:value-type="float">
            <text:p>10799707</text:p>
          </table:table-cell>
          <table:table-cell table:formula="of:=[.A677]/1000/(60*60*24)" office:value-type="time" office:time-value="PT02H59M59.707S" calcext:value-type="time">
            <text:p>03:00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723.61" calcext:value-type="float">
            <text:p>723.61</text:p>
          </table:table-cell>
          <table:table-cell office:value-type="float" office:value="880.33" calcext:value-type="float">
            <text:p>880.33</text:p>
          </table:table-cell>
        </table:table-row>
        <table:table-row table:style-name="ro1">
          <table:table-cell office:value-type="float" office:value="10815707" calcext:value-type="float">
            <text:p>10815707</text:p>
          </table:table-cell>
          <table:table-cell table:formula="of:=[.A678]/1000/(60*60*24)" office:value-type="time" office:time-value="PT03H00M15.707S" calcext:value-type="time">
            <text:p>03:00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724.67" calcext:value-type="float">
            <text:p>724.67</text:p>
          </table:table-cell>
          <table:table-cell office:value-type="float" office:value="881.62" calcext:value-type="float">
            <text:p>881.62</text:p>
          </table:table-cell>
        </table:table-row>
        <table:table-row table:style-name="ro1">
          <table:table-cell office:value-type="float" office:value="10831707" calcext:value-type="float">
            <text:p>10831707</text:p>
          </table:table-cell>
          <table:table-cell table:formula="of:=[.A679]/1000/(60*60*24)" office:value-type="time" office:time-value="PT03H00M31.707S" calcext:value-type="time">
            <text:p>03:00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25.73" calcext:value-type="float">
            <text:p>725.73</text:p>
          </table:table-cell>
          <table:table-cell office:value-type="float" office:value="882.9" calcext:value-type="float">
            <text:p>882.9</text:p>
          </table:table-cell>
        </table:table-row>
        <table:table-row table:style-name="ro1">
          <table:table-cell office:value-type="float" office:value="10847707" calcext:value-type="float">
            <text:p>10847707</text:p>
          </table:table-cell>
          <table:table-cell table:formula="of:=[.A680]/1000/(60*60*24)" office:value-type="time" office:time-value="PT03H00M47.707S" calcext:value-type="time">
            <text:p>03:00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726.8" calcext:value-type="float">
            <text:p>726.8</text:p>
          </table:table-cell>
          <table:table-cell office:value-type="float" office:value="884.19" calcext:value-type="float">
            <text:p>884.19</text:p>
          </table:table-cell>
        </table:table-row>
        <table:table-row table:style-name="ro1">
          <table:table-cell office:value-type="float" office:value="10863707" calcext:value-type="float">
            <text:p>10863707</text:p>
          </table:table-cell>
          <table:table-cell table:formula="of:=[.A681]/1000/(60*60*24)" office:value-type="time" office:time-value="PT03H01M03.707S" calcext:value-type="time">
            <text:p>03:01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727.86" calcext:value-type="float">
            <text:p>727.86</text:p>
          </table:table-cell>
          <table:table-cell office:value-type="float" office:value="885.47" calcext:value-type="float">
            <text:p>885.47</text:p>
          </table:table-cell>
        </table:table-row>
        <table:table-row table:style-name="ro1">
          <table:table-cell office:value-type="float" office:value="10879707" calcext:value-type="float">
            <text:p>10879707</text:p>
          </table:table-cell>
          <table:table-cell table:formula="of:=[.A682]/1000/(60*60*24)" office:value-type="time" office:time-value="PT03H01M19.707S" calcext:value-type="time">
            <text:p>03:01:20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728.93" calcext:value-type="float">
            <text:p>728.93</text:p>
          </table:table-cell>
          <table:table-cell office:value-type="float" office:value="886.76" calcext:value-type="float">
            <text:p>886.76</text:p>
          </table:table-cell>
        </table:table-row>
        <table:table-row table:style-name="ro1">
          <table:table-cell office:value-type="float" office:value="10895707" calcext:value-type="float">
            <text:p>10895707</text:p>
          </table:table-cell>
          <table:table-cell table:formula="of:=[.A683]/1000/(60*60*24)" office:value-type="time" office:time-value="PT03H01M35.707S" calcext:value-type="time">
            <text:p>03:01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729.99" calcext:value-type="float">
            <text:p>729.99</text:p>
          </table:table-cell>
          <table:table-cell office:value-type="float" office:value="888.04" calcext:value-type="float">
            <text:p>888.04</text:p>
          </table:table-cell>
        </table:table-row>
        <table:table-row table:style-name="ro1">
          <table:table-cell office:value-type="float" office:value="10911707" calcext:value-type="float">
            <text:p>10911707</text:p>
          </table:table-cell>
          <table:table-cell table:formula="of:=[.A684]/1000/(60*60*24)" office:value-type="time" office:time-value="PT03H01M51.707S" calcext:value-type="time">
            <text:p>03:01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731.06" calcext:value-type="float">
            <text:p>731.06</text:p>
          </table:table-cell>
          <table:table-cell office:value-type="float" office:value="889.33" calcext:value-type="float">
            <text:p>889.33</text:p>
          </table:table-cell>
        </table:table-row>
        <table:table-row table:style-name="ro1">
          <table:table-cell office:value-type="float" office:value="10927707" calcext:value-type="float">
            <text:p>10927707</text:p>
          </table:table-cell>
          <table:table-cell table:formula="of:=[.A685]/1000/(60*60*24)" office:value-type="time" office:time-value="PT03H02M07.707S" calcext:value-type="time">
            <text:p>03:02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32.12" calcext:value-type="float">
            <text:p>732.12</text:p>
          </table:table-cell>
          <table:table-cell office:value-type="float" office:value="890.62" calcext:value-type="float">
            <text:p>890.62</text:p>
          </table:table-cell>
        </table:table-row>
        <table:table-row table:style-name="ro1">
          <table:table-cell office:value-type="float" office:value="10943707" calcext:value-type="float">
            <text:p>10943707</text:p>
          </table:table-cell>
          <table:table-cell table:formula="of:=[.A686]/1000/(60*60*24)" office:value-type="time" office:time-value="PT03H02M23.707S" calcext:value-type="time">
            <text:p>03:02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33.19" calcext:value-type="float">
            <text:p>733.19</text:p>
          </table:table-cell>
          <table:table-cell office:value-type="float" office:value="891.9" calcext:value-type="float">
            <text:p>891.9</text:p>
          </table:table-cell>
        </table:table-row>
        <table:table-row table:style-name="ro1">
          <table:table-cell office:value-type="float" office:value="10959707" calcext:value-type="float">
            <text:p>10959707</text:p>
          </table:table-cell>
          <table:table-cell table:formula="of:=[.A687]/1000/(60*60*24)" office:value-type="time" office:time-value="PT03H02M39.707S" calcext:value-type="time">
            <text:p>03:02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734.25" calcext:value-type="float">
            <text:p>734.25</text:p>
          </table:table-cell>
          <table:table-cell office:value-type="float" office:value="893.19" calcext:value-type="float">
            <text:p>893.19</text:p>
          </table:table-cell>
        </table:table-row>
        <table:table-row table:style-name="ro1">
          <table:table-cell office:value-type="float" office:value="10975707" calcext:value-type="float">
            <text:p>10975707</text:p>
          </table:table-cell>
          <table:table-cell table:formula="of:=[.A688]/1000/(60*60*24)" office:value-type="time" office:time-value="PT03H02M55.707S" calcext:value-type="time">
            <text:p>03:02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35.32" calcext:value-type="float">
            <text:p>735.32</text:p>
          </table:table-cell>
          <table:table-cell office:value-type="float" office:value="894.47" calcext:value-type="float">
            <text:p>894.47</text:p>
          </table:table-cell>
        </table:table-row>
        <table:table-row table:style-name="ro1">
          <table:table-cell office:value-type="float" office:value="10991707" calcext:value-type="float">
            <text:p>10991707</text:p>
          </table:table-cell>
          <table:table-cell table:formula="of:=[.A689]/1000/(60*60*24)" office:value-type="time" office:time-value="PT03H03M11.707S" calcext:value-type="time">
            <text:p>03:03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36.38" calcext:value-type="float">
            <text:p>736.38</text:p>
          </table:table-cell>
          <table:table-cell office:value-type="float" office:value="895.76" calcext:value-type="float">
            <text:p>895.76</text:p>
          </table:table-cell>
        </table:table-row>
        <table:table-row table:style-name="ro1">
          <table:table-cell office:value-type="float" office:value="11007707" calcext:value-type="float">
            <text:p>11007707</text:p>
          </table:table-cell>
          <table:table-cell table:formula="of:=[.A690]/1000/(60*60*24)" office:value-type="time" office:time-value="PT03H03M27.707S" calcext:value-type="time">
            <text:p>03:03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37.44" calcext:value-type="float">
            <text:p>737.44</text:p>
          </table:table-cell>
          <table:table-cell office:value-type="float" office:value="897.04" calcext:value-type="float">
            <text:p>897.04</text:p>
          </table:table-cell>
        </table:table-row>
        <table:table-row table:style-name="ro1">
          <table:table-cell office:value-type="float" office:value="11023707" calcext:value-type="float">
            <text:p>11023707</text:p>
          </table:table-cell>
          <table:table-cell table:formula="of:=[.A691]/1000/(60*60*24)" office:value-type="time" office:time-value="PT03H03M43.707S" calcext:value-type="time">
            <text:p>03:03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38.51" calcext:value-type="float">
            <text:p>738.51</text:p>
          </table:table-cell>
          <table:table-cell office:value-type="float" office:value="898.33" calcext:value-type="float">
            <text:p>898.33</text:p>
          </table:table-cell>
        </table:table-row>
        <table:table-row table:style-name="ro1">
          <table:table-cell office:value-type="float" office:value="11039707" calcext:value-type="float">
            <text:p>11039707</text:p>
          </table:table-cell>
          <table:table-cell table:formula="of:=[.A692]/1000/(60*60*24)" office:value-type="time" office:time-value="PT03H03M59.707S" calcext:value-type="time">
            <text:p>03:04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39.57" calcext:value-type="float">
            <text:p>739.57</text:p>
          </table:table-cell>
          <table:table-cell office:value-type="float" office:value="899.62" calcext:value-type="float">
            <text:p>899.62</text:p>
          </table:table-cell>
        </table:table-row>
        <table:table-row table:style-name="ro1">
          <table:table-cell office:value-type="float" office:value="11055707" calcext:value-type="float">
            <text:p>11055707</text:p>
          </table:table-cell>
          <table:table-cell table:formula="of:=[.A693]/1000/(60*60*24)" office:value-type="time" office:time-value="PT03H04M15.707S" calcext:value-type="time">
            <text:p>03:04:16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740.64" calcext:value-type="float">
            <text:p>740.64</text:p>
          </table:table-cell>
          <table:table-cell office:value-type="float" office:value="900.9" calcext:value-type="float">
            <text:p>900.9</text:p>
          </table:table-cell>
        </table:table-row>
        <table:table-row table:style-name="ro1">
          <table:table-cell office:value-type="float" office:value="11071707" calcext:value-type="float">
            <text:p>11071707</text:p>
          </table:table-cell>
          <table:table-cell table:formula="of:=[.A694]/1000/(60*60*24)" office:value-type="time" office:time-value="PT03H04M31.707S" calcext:value-type="time">
            <text:p>03:04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41.7" calcext:value-type="float">
            <text:p>741.7</text:p>
          </table:table-cell>
          <table:table-cell office:value-type="float" office:value="902.19" calcext:value-type="float">
            <text:p>902.19</text:p>
          </table:table-cell>
        </table:table-row>
        <table:table-row table:style-name="ro1">
          <table:table-cell office:value-type="float" office:value="11087707" calcext:value-type="float">
            <text:p>11087707</text:p>
          </table:table-cell>
          <table:table-cell table:formula="of:=[.A695]/1000/(60*60*24)" office:value-type="time" office:time-value="PT03H04M47.707S" calcext:value-type="time">
            <text:p>03:04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42.77" calcext:value-type="float">
            <text:p>742.77</text:p>
          </table:table-cell>
          <table:table-cell office:value-type="float" office:value="903.47" calcext:value-type="float">
            <text:p>903.47</text:p>
          </table:table-cell>
        </table:table-row>
        <table:table-row table:style-name="ro1">
          <table:table-cell office:value-type="float" office:value="11103707" calcext:value-type="float">
            <text:p>11103707</text:p>
          </table:table-cell>
          <table:table-cell table:formula="of:=[.A696]/1000/(60*60*24)" office:value-type="time" office:time-value="PT03H05M03.707S" calcext:value-type="time">
            <text:p>03:05:04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743.83" calcext:value-type="float">
            <text:p>743.83</text:p>
          </table:table-cell>
          <table:table-cell office:value-type="float" office:value="904.75" calcext:value-type="float">
            <text:p>904.75</text:p>
          </table:table-cell>
        </table:table-row>
        <table:table-row table:style-name="ro1">
          <table:table-cell office:value-type="float" office:value="11119707" calcext:value-type="float">
            <text:p>11119707</text:p>
          </table:table-cell>
          <table:table-cell table:formula="of:=[.A697]/1000/(60*60*24)" office:value-type="time" office:time-value="PT03H05M19.707S" calcext:value-type="time">
            <text:p>03:05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44.9" calcext:value-type="float">
            <text:p>744.9</text:p>
          </table:table-cell>
          <table:table-cell office:value-type="float" office:value="906.04" calcext:value-type="float">
            <text:p>906.04</text:p>
          </table:table-cell>
        </table:table-row>
        <table:table-row table:style-name="ro1">
          <table:table-cell office:value-type="float" office:value="11135707" calcext:value-type="float">
            <text:p>11135707</text:p>
          </table:table-cell>
          <table:table-cell table:formula="of:=[.A698]/1000/(60*60*24)" office:value-type="time" office:time-value="PT03H05M35.707S" calcext:value-type="time">
            <text:p>03:05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45.96" calcext:value-type="float">
            <text:p>745.96</text:p>
          </table:table-cell>
          <table:table-cell office:value-type="float" office:value="907.32" calcext:value-type="float">
            <text:p>907.32</text:p>
          </table:table-cell>
        </table:table-row>
        <table:table-row table:style-name="ro1">
          <table:table-cell office:value-type="float" office:value="11151707" calcext:value-type="float">
            <text:p>11151707</text:p>
          </table:table-cell>
          <table:table-cell table:formula="of:=[.A699]/1000/(60*60*24)" office:value-type="time" office:time-value="PT03H05M51.707S" calcext:value-type="time">
            <text:p>03:05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47.02" calcext:value-type="float">
            <text:p>747.02</text:p>
          </table:table-cell>
          <table:table-cell office:value-type="float" office:value="908.61" calcext:value-type="float">
            <text:p>908.61</text:p>
          </table:table-cell>
        </table:table-row>
        <table:table-row table:style-name="ro1">
          <table:table-cell office:value-type="float" office:value="11167707" calcext:value-type="float">
            <text:p>11167707</text:p>
          </table:table-cell>
          <table:table-cell table:formula="of:=[.A700]/1000/(60*60*24)" office:value-type="time" office:time-value="PT03H06M07.707S" calcext:value-type="time">
            <text:p>03:06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48.09" calcext:value-type="float">
            <text:p>748.09</text:p>
          </table:table-cell>
          <table:table-cell office:value-type="float" office:value="909.89" calcext:value-type="float">
            <text:p>909.89</text:p>
          </table:table-cell>
        </table:table-row>
        <table:table-row table:style-name="ro1">
          <table:table-cell office:value-type="float" office:value="11183707" calcext:value-type="float">
            <text:p>11183707</text:p>
          </table:table-cell>
          <table:table-cell table:formula="of:=[.A701]/1000/(60*60*24)" office:value-type="time" office:time-value="PT03H06M23.707S" calcext:value-type="time">
            <text:p>03:06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49.15" calcext:value-type="float">
            <text:p>749.15</text:p>
          </table:table-cell>
          <table:table-cell office:value-type="float" office:value="911.18" calcext:value-type="float">
            <text:p>911.18</text:p>
          </table:table-cell>
        </table:table-row>
        <table:table-row table:style-name="ro1">
          <table:table-cell office:value-type="float" office:value="11199706" calcext:value-type="float">
            <text:p>11199706</text:p>
          </table:table-cell>
          <table:table-cell table:formula="of:=[.A702]/1000/(60*60*24)" office:value-type="time" office:time-value="PT03H06M39.706S" calcext:value-type="time">
            <text:p>03:06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50.22" calcext:value-type="float">
            <text:p>750.22</text:p>
          </table:table-cell>
          <table:table-cell office:value-type="float" office:value="912.47" calcext:value-type="float">
            <text:p>912.47</text:p>
          </table:table-cell>
        </table:table-row>
        <table:table-row table:style-name="ro1">
          <table:table-cell office:value-type="float" office:value="11215707" calcext:value-type="float">
            <text:p>11215707</text:p>
          </table:table-cell>
          <table:table-cell table:formula="of:=[.A703]/1000/(60*60*24)" office:value-type="time" office:time-value="PT03H06M55.707S" calcext:value-type="time">
            <text:p>03:06:56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751.28" calcext:value-type="float">
            <text:p>751.28</text:p>
          </table:table-cell>
          <table:table-cell office:value-type="float" office:value="913.75" calcext:value-type="float">
            <text:p>913.75</text:p>
          </table:table-cell>
        </table:table-row>
        <table:table-row table:style-name="ro1">
          <table:table-cell office:value-type="float" office:value="11231707" calcext:value-type="float">
            <text:p>11231707</text:p>
          </table:table-cell>
          <table:table-cell table:formula="of:=[.A704]/1000/(60*60*24)" office:value-type="time" office:time-value="PT03H07M11.707S" calcext:value-type="time">
            <text:p>03:07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52.35" calcext:value-type="float">
            <text:p>752.35</text:p>
          </table:table-cell>
          <table:table-cell office:value-type="float" office:value="915.03" calcext:value-type="float">
            <text:p>915.03</text:p>
          </table:table-cell>
        </table:table-row>
        <table:table-row table:style-name="ro1">
          <table:table-cell office:value-type="float" office:value="11247707" calcext:value-type="float">
            <text:p>11247707</text:p>
          </table:table-cell>
          <table:table-cell table:formula="of:=[.A705]/1000/(60*60*24)" office:value-type="time" office:time-value="PT03H07M27.707S" calcext:value-type="time">
            <text:p>03:07:28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753.41" calcext:value-type="float">
            <text:p>753.41</text:p>
          </table:table-cell>
          <table:table-cell office:value-type="float" office:value="916.32" calcext:value-type="float">
            <text:p>916.32</text:p>
          </table:table-cell>
        </table:table-row>
        <table:table-row table:style-name="ro1">
          <table:table-cell office:value-type="float" office:value="11263707" calcext:value-type="float">
            <text:p>11263707</text:p>
          </table:table-cell>
          <table:table-cell table:formula="of:=[.A706]/1000/(60*60*24)" office:value-type="time" office:time-value="PT03H07M43.707S" calcext:value-type="time">
            <text:p>03:07:44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754.47" calcext:value-type="float">
            <text:p>754.47</text:p>
          </table:table-cell>
          <table:table-cell office:value-type="float" office:value="917.6" calcext:value-type="float">
            <text:p>917.6</text:p>
          </table:table-cell>
        </table:table-row>
        <table:table-row table:style-name="ro1">
          <table:table-cell office:value-type="float" office:value="11279707" calcext:value-type="float">
            <text:p>11279707</text:p>
          </table:table-cell>
          <table:table-cell table:formula="of:=[.A707]/1000/(60*60*24)" office:value-type="time" office:time-value="PT03H07M59.707S" calcext:value-type="time">
            <text:p>03:08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55.54" calcext:value-type="float">
            <text:p>755.54</text:p>
          </table:table-cell>
          <table:table-cell office:value-type="float" office:value="918.89" calcext:value-type="float">
            <text:p>918.89</text:p>
          </table:table-cell>
        </table:table-row>
        <table:table-row table:style-name="ro1">
          <table:table-cell office:value-type="float" office:value="11295707" calcext:value-type="float">
            <text:p>11295707</text:p>
          </table:table-cell>
          <table:table-cell table:formula="of:=[.A708]/1000/(60*60*24)" office:value-type="time" office:time-value="PT03H08M15.707S" calcext:value-type="time">
            <text:p>03:08:16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756.6" calcext:value-type="float">
            <text:p>756.6</text:p>
          </table:table-cell>
          <table:table-cell office:value-type="float" office:value="920.17" calcext:value-type="float">
            <text:p>920.17</text:p>
          </table:table-cell>
        </table:table-row>
        <table:table-row table:style-name="ro1">
          <table:table-cell office:value-type="float" office:value="11311707" calcext:value-type="float">
            <text:p>11311707</text:p>
          </table:table-cell>
          <table:table-cell table:formula="of:=[.A709]/1000/(60*60*24)" office:value-type="time" office:time-value="PT03H08M31.707S" calcext:value-type="time">
            <text:p>03:08:32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757.67" calcext:value-type="float">
            <text:p>757.67</text:p>
          </table:table-cell>
          <table:table-cell office:value-type="float" office:value="921.46" calcext:value-type="float">
            <text:p>921.46</text:p>
          </table:table-cell>
        </table:table-row>
        <table:table-row table:style-name="ro1">
          <table:table-cell office:value-type="float" office:value="11327707" calcext:value-type="float">
            <text:p>11327707</text:p>
          </table:table-cell>
          <table:table-cell table:formula="of:=[.A710]/1000/(60*60*24)" office:value-type="time" office:time-value="PT03H08M47.707S" calcext:value-type="time">
            <text:p>03:08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58.73" calcext:value-type="float">
            <text:p>758.73</text:p>
          </table:table-cell>
          <table:table-cell office:value-type="float" office:value="922.74" calcext:value-type="float">
            <text:p>922.74</text:p>
          </table:table-cell>
        </table:table-row>
        <table:table-row table:style-name="ro1">
          <table:table-cell office:value-type="float" office:value="11343707" calcext:value-type="float">
            <text:p>11343707</text:p>
          </table:table-cell>
          <table:table-cell table:formula="of:=[.A711]/1000/(60*60*24)" office:value-type="time" office:time-value="PT03H09M03.707S" calcext:value-type="time">
            <text:p>03:09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59.8" calcext:value-type="float">
            <text:p>759.8</text:p>
          </table:table-cell>
          <table:table-cell office:value-type="float" office:value="924.02" calcext:value-type="float">
            <text:p>924.02</text:p>
          </table:table-cell>
        </table:table-row>
        <table:table-row table:style-name="ro1">
          <table:table-cell office:value-type="float" office:value="11359707" calcext:value-type="float">
            <text:p>11359707</text:p>
          </table:table-cell>
          <table:table-cell table:formula="of:=[.A712]/1000/(60*60*24)" office:value-type="time" office:time-value="PT03H09M19.707S" calcext:value-type="time">
            <text:p>03:09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60.86" calcext:value-type="float">
            <text:p>760.86</text:p>
          </table:table-cell>
          <table:table-cell office:value-type="float" office:value="925.31" calcext:value-type="float">
            <text:p>925.31</text:p>
          </table:table-cell>
        </table:table-row>
        <table:table-row table:style-name="ro1">
          <table:table-cell office:value-type="float" office:value="11375707" calcext:value-type="float">
            <text:p>11375707</text:p>
          </table:table-cell>
          <table:table-cell table:formula="of:=[.A713]/1000/(60*60*24)" office:value-type="time" office:time-value="PT03H09M35.707S" calcext:value-type="time">
            <text:p>03:09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61.92" calcext:value-type="float">
            <text:p>761.92</text:p>
          </table:table-cell>
          <table:table-cell office:value-type="float" office:value="926.59" calcext:value-type="float">
            <text:p>926.59</text:p>
          </table:table-cell>
        </table:table-row>
        <table:table-row table:style-name="ro1">
          <table:table-cell office:value-type="float" office:value="11391707" calcext:value-type="float">
            <text:p>11391707</text:p>
          </table:table-cell>
          <table:table-cell table:formula="of:=[.A714]/1000/(60*60*24)" office:value-type="time" office:time-value="PT03H09M51.707S" calcext:value-type="time">
            <text:p>03:09:52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762.99" calcext:value-type="float">
            <text:p>762.99</text:p>
          </table:table-cell>
          <table:table-cell office:value-type="float" office:value="927.88" calcext:value-type="float">
            <text:p>927.88</text:p>
          </table:table-cell>
        </table:table-row>
        <table:table-row table:style-name="ro1">
          <table:table-cell office:value-type="float" office:value="11407707" calcext:value-type="float">
            <text:p>11407707</text:p>
          </table:table-cell>
          <table:table-cell table:formula="of:=[.A715]/1000/(60*60*24)" office:value-type="time" office:time-value="PT03H10M07.707S" calcext:value-type="time">
            <text:p>03:10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64.05" calcext:value-type="float">
            <text:p>764.05</text:p>
          </table:table-cell>
          <table:table-cell office:value-type="float" office:value="929.16" calcext:value-type="float">
            <text:p>929.16</text:p>
          </table:table-cell>
        </table:table-row>
        <table:table-row table:style-name="ro1">
          <table:table-cell office:value-type="float" office:value="11423707" calcext:value-type="float">
            <text:p>11423707</text:p>
          </table:table-cell>
          <table:table-cell table:formula="of:=[.A716]/1000/(60*60*24)" office:value-type="time" office:time-value="PT03H10M23.707S" calcext:value-type="time">
            <text:p>03:10:24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765.12" calcext:value-type="float">
            <text:p>765.12</text:p>
          </table:table-cell>
          <table:table-cell office:value-type="float" office:value="930.44" calcext:value-type="float">
            <text:p>930.44</text:p>
          </table:table-cell>
        </table:table-row>
        <table:table-row table:style-name="ro1">
          <table:table-cell office:value-type="float" office:value="11439707" calcext:value-type="float">
            <text:p>11439707</text:p>
          </table:table-cell>
          <table:table-cell table:formula="of:=[.A717]/1000/(60*60*24)" office:value-type="time" office:time-value="PT03H10M39.707S" calcext:value-type="time">
            <text:p>03:10:4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66.18" calcext:value-type="float">
            <text:p>766.18</text:p>
          </table:table-cell>
          <table:table-cell office:value-type="float" office:value="931.73" calcext:value-type="float">
            <text:p>931.73</text:p>
          </table:table-cell>
        </table:table-row>
        <table:table-row table:style-name="ro1">
          <table:table-cell office:value-type="float" office:value="11455707" calcext:value-type="float">
            <text:p>11455707</text:p>
          </table:table-cell>
          <table:table-cell table:formula="of:=[.A718]/1000/(60*60*24)" office:value-type="time" office:time-value="PT03H10M55.707S" calcext:value-type="time">
            <text:p>03:10:56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767.25" calcext:value-type="float">
            <text:p>767.25</text:p>
          </table:table-cell>
          <table:table-cell office:value-type="float" office:value="933.01" calcext:value-type="float">
            <text:p>933.01</text:p>
          </table:table-cell>
        </table:table-row>
        <table:table-row table:style-name="ro1">
          <table:table-cell office:value-type="float" office:value="11471707" calcext:value-type="float">
            <text:p>11471707</text:p>
          </table:table-cell>
          <table:table-cell table:formula="of:=[.A719]/1000/(60*60*24)" office:value-type="time" office:time-value="PT03H11M11.707S" calcext:value-type="time">
            <text:p>03:11:1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68.31" calcext:value-type="float">
            <text:p>768.31</text:p>
          </table:table-cell>
          <table:table-cell office:value-type="float" office:value="934.29" calcext:value-type="float">
            <text:p>934.29</text:p>
          </table:table-cell>
        </table:table-row>
        <table:table-row table:style-name="ro1">
          <table:table-cell office:value-type="float" office:value="11487707" calcext:value-type="float">
            <text:p>11487707</text:p>
          </table:table-cell>
          <table:table-cell table:formula="of:=[.A720]/1000/(60*60*24)" office:value-type="time" office:time-value="PT03H11M27.707S" calcext:value-type="time">
            <text:p>03:11:28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769.37" calcext:value-type="float">
            <text:p>769.37</text:p>
          </table:table-cell>
          <table:table-cell office:value-type="float" office:value="935.58" calcext:value-type="float">
            <text:p>935.58</text:p>
          </table:table-cell>
        </table:table-row>
        <table:table-row table:style-name="ro1">
          <table:table-cell office:value-type="float" office:value="11503707" calcext:value-type="float">
            <text:p>11503707</text:p>
          </table:table-cell>
          <table:table-cell table:formula="of:=[.A721]/1000/(60*60*24)" office:value-type="time" office:time-value="PT03H11M43.707S" calcext:value-type="time">
            <text:p>03:11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70.44" calcext:value-type="float">
            <text:p>770.44</text:p>
          </table:table-cell>
          <table:table-cell office:value-type="float" office:value="936.86" calcext:value-type="float">
            <text:p>936.86</text:p>
          </table:table-cell>
        </table:table-row>
        <table:table-row table:style-name="ro1">
          <table:table-cell office:value-type="float" office:value="11519706" calcext:value-type="float">
            <text:p>11519706</text:p>
          </table:table-cell>
          <table:table-cell table:formula="of:=[.A722]/1000/(60*60*24)" office:value-type="time" office:time-value="PT03H11M59.706S" calcext:value-type="time">
            <text:p>03:12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71.5" calcext:value-type="float">
            <text:p>771.5</text:p>
          </table:table-cell>
          <table:table-cell office:value-type="float" office:value="938.14" calcext:value-type="float">
            <text:p>938.14</text:p>
          </table:table-cell>
        </table:table-row>
        <table:table-row table:style-name="ro1">
          <table:table-cell office:value-type="float" office:value="11535707" calcext:value-type="float">
            <text:p>11535707</text:p>
          </table:table-cell>
          <table:table-cell table:formula="of:=[.A723]/1000/(60*60*24)" office:value-type="time" office:time-value="PT03H12M15.707S" calcext:value-type="time">
            <text:p>03:12:16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72.57" calcext:value-type="float">
            <text:p>772.57</text:p>
          </table:table-cell>
          <table:table-cell office:value-type="float" office:value="939.43" calcext:value-type="float">
            <text:p>939.43</text:p>
          </table:table-cell>
        </table:table-row>
        <table:table-row table:style-name="ro1">
          <table:table-cell office:value-type="float" office:value="11551707" calcext:value-type="float">
            <text:p>11551707</text:p>
          </table:table-cell>
          <table:table-cell table:formula="of:=[.A724]/1000/(60*60*24)" office:value-type="time" office:time-value="PT03H12M31.707S" calcext:value-type="time">
            <text:p>03:12:32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773.63" calcext:value-type="float">
            <text:p>773.63</text:p>
          </table:table-cell>
          <table:table-cell office:value-type="float" office:value="940.71" calcext:value-type="float">
            <text:p>940.71</text:p>
          </table:table-cell>
        </table:table-row>
        <table:table-row table:style-name="ro1">
          <table:table-cell office:value-type="float" office:value="11567707" calcext:value-type="float">
            <text:p>11567707</text:p>
          </table:table-cell>
          <table:table-cell table:formula="of:=[.A725]/1000/(60*60*24)" office:value-type="time" office:time-value="PT03H12M47.707S" calcext:value-type="time">
            <text:p>03:12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74.69" calcext:value-type="float">
            <text:p>774.69</text:p>
          </table:table-cell>
          <table:table-cell office:value-type="float" office:value="941.99" calcext:value-type="float">
            <text:p>941.99</text:p>
          </table:table-cell>
        </table:table-row>
        <table:table-row table:style-name="ro1">
          <table:table-cell office:value-type="float" office:value="11583707" calcext:value-type="float">
            <text:p>11583707</text:p>
          </table:table-cell>
          <table:table-cell table:formula="of:=[.A726]/1000/(60*60*24)" office:value-type="time" office:time-value="PT03H13M03.707S" calcext:value-type="time">
            <text:p>03:13:0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75.76" calcext:value-type="float">
            <text:p>775.76</text:p>
          </table:table-cell>
          <table:table-cell office:value-type="float" office:value="943.28" calcext:value-type="float">
            <text:p>943.28</text:p>
          </table:table-cell>
        </table:table-row>
        <table:table-row table:style-name="ro1">
          <table:table-cell office:value-type="float" office:value="11599707" calcext:value-type="float">
            <text:p>11599707</text:p>
          </table:table-cell>
          <table:table-cell table:formula="of:=[.A727]/1000/(60*60*24)" office:value-type="time" office:time-value="PT03H13M19.707S" calcext:value-type="time">
            <text:p>03:13:2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76.82" calcext:value-type="float">
            <text:p>776.82</text:p>
          </table:table-cell>
          <table:table-cell office:value-type="float" office:value="944.56" calcext:value-type="float">
            <text:p>944.56</text:p>
          </table:table-cell>
        </table:table-row>
        <table:table-row table:style-name="ro1">
          <table:table-cell office:value-type="float" office:value="11615706" calcext:value-type="float">
            <text:p>11615706</text:p>
          </table:table-cell>
          <table:table-cell table:formula="of:=[.A728]/1000/(60*60*24)" office:value-type="time" office:time-value="PT03H13M35.706S" calcext:value-type="time">
            <text:p>03:13:36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77.88" calcext:value-type="float">
            <text:p>777.88</text:p>
          </table:table-cell>
          <table:table-cell office:value-type="float" office:value="945.84" calcext:value-type="float">
            <text:p>945.84</text:p>
          </table:table-cell>
        </table:table-row>
        <table:table-row table:style-name="ro1">
          <table:table-cell office:value-type="float" office:value="11631707" calcext:value-type="float">
            <text:p>11631707</text:p>
          </table:table-cell>
          <table:table-cell table:formula="of:=[.A729]/1000/(60*60*24)" office:value-type="time" office:time-value="PT03H13M51.707S" calcext:value-type="time">
            <text:p>03:13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78.95" calcext:value-type="float">
            <text:p>778.95</text:p>
          </table:table-cell>
          <table:table-cell office:value-type="float" office:value="947.12" calcext:value-type="float">
            <text:p>947.12</text:p>
          </table:table-cell>
        </table:table-row>
        <table:table-row table:style-name="ro1">
          <table:table-cell office:value-type="float" office:value="11647707" calcext:value-type="float">
            <text:p>11647707</text:p>
          </table:table-cell>
          <table:table-cell table:formula="of:=[.A730]/1000/(60*60*24)" office:value-type="time" office:time-value="PT03H14M07.707S" calcext:value-type="time">
            <text:p>03:14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80.01" calcext:value-type="float">
            <text:p>780.01</text:p>
          </table:table-cell>
          <table:table-cell office:value-type="float" office:value="948.41" calcext:value-type="float">
            <text:p>948.41</text:p>
          </table:table-cell>
        </table:table-row>
        <table:table-row table:style-name="ro1">
          <table:table-cell office:value-type="float" office:value="11663707" calcext:value-type="float">
            <text:p>11663707</text:p>
          </table:table-cell>
          <table:table-cell table:formula="of:=[.A731]/1000/(60*60*24)" office:value-type="time" office:time-value="PT03H14M23.707S" calcext:value-type="time">
            <text:p>03:14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81.07" calcext:value-type="float">
            <text:p>781.07</text:p>
          </table:table-cell>
          <table:table-cell office:value-type="float" office:value="949.69" calcext:value-type="float">
            <text:p>949.69</text:p>
          </table:table-cell>
        </table:table-row>
        <table:table-row table:style-name="ro1">
          <table:table-cell office:value-type="float" office:value="11679707" calcext:value-type="float">
            <text:p>11679707</text:p>
          </table:table-cell>
          <table:table-cell table:formula="of:=[.A732]/1000/(60*60*24)" office:value-type="time" office:time-value="PT03H14M39.707S" calcext:value-type="time">
            <text:p>03:14:4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82.14" calcext:value-type="float">
            <text:p>782.14</text:p>
          </table:table-cell>
          <table:table-cell office:value-type="float" office:value="950.97" calcext:value-type="float">
            <text:p>950.97</text:p>
          </table:table-cell>
        </table:table-row>
        <table:table-row table:style-name="ro1">
          <table:table-cell office:value-type="float" office:value="11695707" calcext:value-type="float">
            <text:p>11695707</text:p>
          </table:table-cell>
          <table:table-cell table:formula="of:=[.A733]/1000/(60*60*24)" office:value-type="time" office:time-value="PT03H14M55.707S" calcext:value-type="time">
            <text:p>03:14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83.2" calcext:value-type="float">
            <text:p>783.2</text:p>
          </table:table-cell>
          <table:table-cell office:value-type="float" office:value="952.25" calcext:value-type="float">
            <text:p>952.25</text:p>
          </table:table-cell>
        </table:table-row>
        <table:table-row table:style-name="ro1">
          <table:table-cell office:value-type="float" office:value="11711706" calcext:value-type="float">
            <text:p>11711706</text:p>
          </table:table-cell>
          <table:table-cell table:formula="of:=[.A734]/1000/(60*60*24)" office:value-type="time" office:time-value="PT03H15M11.706S" calcext:value-type="time">
            <text:p>03:15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84.27" calcext:value-type="float">
            <text:p>784.27</text:p>
          </table:table-cell>
          <table:table-cell office:value-type="float" office:value="953.54" calcext:value-type="float">
            <text:p>953.54</text:p>
          </table:table-cell>
        </table:table-row>
        <table:table-row table:style-name="ro1">
          <table:table-cell office:value-type="float" office:value="11727707" calcext:value-type="float">
            <text:p>11727707</text:p>
          </table:table-cell>
          <table:table-cell table:formula="of:=[.A735]/1000/(60*60*24)" office:value-type="time" office:time-value="PT03H15M27.707S" calcext:value-type="time">
            <text:p>03:15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85.33" calcext:value-type="float">
            <text:p>785.33</text:p>
          </table:table-cell>
          <table:table-cell office:value-type="float" office:value="954.82" calcext:value-type="float">
            <text:p>954.82</text:p>
          </table:table-cell>
        </table:table-row>
        <table:table-row table:style-name="ro1">
          <table:table-cell office:value-type="float" office:value="11743707" calcext:value-type="float">
            <text:p>11743707</text:p>
          </table:table-cell>
          <table:table-cell table:formula="of:=[.A736]/1000/(60*60*24)" office:value-type="time" office:time-value="PT03H15M43.707S" calcext:value-type="time">
            <text:p>03:15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86.39" calcext:value-type="float">
            <text:p>786.39</text:p>
          </table:table-cell>
          <table:table-cell office:value-type="float" office:value="956.1" calcext:value-type="float">
            <text:p>956.1</text:p>
          </table:table-cell>
        </table:table-row>
        <table:table-row table:style-name="ro1">
          <table:table-cell office:value-type="float" office:value="11759707" calcext:value-type="float">
            <text:p>11759707</text:p>
          </table:table-cell>
          <table:table-cell table:formula="of:=[.A737]/1000/(60*60*24)" office:value-type="time" office:time-value="PT03H15M59.707S" calcext:value-type="time">
            <text:p>03:16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87.46" calcext:value-type="float">
            <text:p>787.46</text:p>
          </table:table-cell>
          <table:table-cell office:value-type="float" office:value="957.39" calcext:value-type="float">
            <text:p>957.39</text:p>
          </table:table-cell>
        </table:table-row>
        <table:table-row table:style-name="ro1">
          <table:table-cell office:value-type="float" office:value="11775707" calcext:value-type="float">
            <text:p>11775707</text:p>
          </table:table-cell>
          <table:table-cell table:formula="of:=[.A738]/1000/(60*60*24)" office:value-type="time" office:time-value="PT03H16M15.707S" calcext:value-type="time">
            <text:p>03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88.52" calcext:value-type="float">
            <text:p>788.52</text:p>
          </table:table-cell>
          <table:table-cell office:value-type="float" office:value="958.67" calcext:value-type="float">
            <text:p>958.67</text:p>
          </table:table-cell>
        </table:table-row>
        <table:table-row table:style-name="ro1">
          <table:table-cell office:value-type="float" office:value="11791707" calcext:value-type="float">
            <text:p>11791707</text:p>
          </table:table-cell>
          <table:table-cell table:formula="of:=[.A739]/1000/(60*60*24)" office:value-type="time" office:time-value="PT03H16M31.707S" calcext:value-type="time">
            <text:p>03:16:3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89.58" calcext:value-type="float">
            <text:p>789.58</text:p>
          </table:table-cell>
          <table:table-cell office:value-type="float" office:value="959.95" calcext:value-type="float">
            <text:p>959.95</text:p>
          </table:table-cell>
        </table:table-row>
        <table:table-row table:style-name="ro1">
          <table:table-cell office:value-type="float" office:value="11807707" calcext:value-type="float">
            <text:p>11807707</text:p>
          </table:table-cell>
          <table:table-cell table:formula="of:=[.A740]/1000/(60*60*24)" office:value-type="time" office:time-value="PT03H16M47.707S" calcext:value-type="time">
            <text:p>03:16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790.65" calcext:value-type="float">
            <text:p>790.65</text:p>
          </table:table-cell>
          <table:table-cell office:value-type="float" office:value="961.24" calcext:value-type="float">
            <text:p>961.24</text:p>
          </table:table-cell>
        </table:table-row>
        <table:table-row table:style-name="ro1">
          <table:table-cell office:value-type="float" office:value="11823707" calcext:value-type="float">
            <text:p>11823707</text:p>
          </table:table-cell>
          <table:table-cell table:formula="of:=[.A741]/1000/(60*60*24)" office:value-type="time" office:time-value="PT03H17M03.707S" calcext:value-type="time">
            <text:p>03:17:0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91.71" calcext:value-type="float">
            <text:p>791.71</text:p>
          </table:table-cell>
          <table:table-cell office:value-type="float" office:value="962.52" calcext:value-type="float">
            <text:p>962.52</text:p>
          </table:table-cell>
        </table:table-row>
        <table:table-row table:style-name="ro1">
          <table:table-cell office:value-type="float" office:value="11839707" calcext:value-type="float">
            <text:p>11839707</text:p>
          </table:table-cell>
          <table:table-cell table:formula="of:=[.A742]/1000/(60*60*24)" office:value-type="time" office:time-value="PT03H17M19.707S" calcext:value-type="time">
            <text:p>03:17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92.77" calcext:value-type="float">
            <text:p>792.77</text:p>
          </table:table-cell>
          <table:table-cell office:value-type="float" office:value="963.8" calcext:value-type="float">
            <text:p>963.8</text:p>
          </table:table-cell>
        </table:table-row>
        <table:table-row table:style-name="ro1">
          <table:table-cell office:value-type="float" office:value="11855707" calcext:value-type="float">
            <text:p>11855707</text:p>
          </table:table-cell>
          <table:table-cell table:formula="of:=[.A743]/1000/(60*60*24)" office:value-type="time" office:time-value="PT03H17M35.707S" calcext:value-type="time">
            <text:p>03:17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93.84" calcext:value-type="float">
            <text:p>793.84</text:p>
          </table:table-cell>
          <table:table-cell office:value-type="float" office:value="965.09" calcext:value-type="float">
            <text:p>965.09</text:p>
          </table:table-cell>
        </table:table-row>
        <table:table-row table:style-name="ro1">
          <table:table-cell office:value-type="float" office:value="11871707" calcext:value-type="float">
            <text:p>11871707</text:p>
          </table:table-cell>
          <table:table-cell table:formula="of:=[.A744]/1000/(60*60*24)" office:value-type="time" office:time-value="PT03H17M51.707S" calcext:value-type="time">
            <text:p>03:17:5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94.9" calcext:value-type="float">
            <text:p>794.9</text:p>
          </table:table-cell>
          <table:table-cell office:value-type="float" office:value="966.37" calcext:value-type="float">
            <text:p>966.37</text:p>
          </table:table-cell>
        </table:table-row>
        <table:table-row table:style-name="ro1">
          <table:table-cell office:value-type="float" office:value="11887707" calcext:value-type="float">
            <text:p>11887707</text:p>
          </table:table-cell>
          <table:table-cell table:formula="of:=[.A745]/1000/(60*60*24)" office:value-type="time" office:time-value="PT03H18M07.707S" calcext:value-type="time">
            <text:p>03:18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95.96" calcext:value-type="float">
            <text:p>795.96</text:p>
          </table:table-cell>
          <table:table-cell office:value-type="float" office:value="967.65" calcext:value-type="float">
            <text:p>967.65</text:p>
          </table:table-cell>
        </table:table-row>
        <table:table-row table:style-name="ro1">
          <table:table-cell office:value-type="float" office:value="11903706" calcext:value-type="float">
            <text:p>11903706</text:p>
          </table:table-cell>
          <table:table-cell table:formula="of:=[.A746]/1000/(60*60*24)" office:value-type="time" office:time-value="PT03H18M23.706S" calcext:value-type="time">
            <text:p>03:18:2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97.03" calcext:value-type="float">
            <text:p>797.03</text:p>
          </table:table-cell>
          <table:table-cell office:value-type="float" office:value="968.93" calcext:value-type="float">
            <text:p>968.93</text:p>
          </table:table-cell>
        </table:table-row>
        <table:table-row table:style-name="ro1">
          <table:table-cell office:value-type="float" office:value="11919707" calcext:value-type="float">
            <text:p>11919707</text:p>
          </table:table-cell>
          <table:table-cell table:formula="of:=[.A747]/1000/(60*60*24)" office:value-type="time" office:time-value="PT03H18M39.707S" calcext:value-type="time">
            <text:p>03:18:4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98.09" calcext:value-type="float">
            <text:p>798.09</text:p>
          </table:table-cell>
          <table:table-cell office:value-type="float" office:value="970.21" calcext:value-type="float">
            <text:p>970.21</text:p>
          </table:table-cell>
        </table:table-row>
        <table:table-row table:style-name="ro1">
          <table:table-cell office:value-type="float" office:value="11935707" calcext:value-type="float">
            <text:p>11935707</text:p>
          </table:table-cell>
          <table:table-cell table:formula="of:=[.A748]/1000/(60*60*24)" office:value-type="time" office:time-value="PT03H18M55.707S" calcext:value-type="time">
            <text:p>03:18:5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99.15" calcext:value-type="float">
            <text:p>799.15</text:p>
          </table:table-cell>
          <table:table-cell office:value-type="float" office:value="971.5" calcext:value-type="float">
            <text:p>971.5</text:p>
          </table:table-cell>
        </table:table-row>
        <table:table-row table:style-name="ro1">
          <table:table-cell office:value-type="float" office:value="11951707" calcext:value-type="float">
            <text:p>11951707</text:p>
          </table:table-cell>
          <table:table-cell table:formula="of:=[.A749]/1000/(60*60*24)" office:value-type="time" office:time-value="PT03H19M11.707S" calcext:value-type="time">
            <text:p>03:19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00.22" calcext:value-type="float">
            <text:p>800.22</text:p>
          </table:table-cell>
          <table:table-cell office:value-type="float" office:value="972.78" calcext:value-type="float">
            <text:p>972.78</text:p>
          </table:table-cell>
        </table:table-row>
        <table:table-row table:style-name="ro1">
          <table:table-cell office:value-type="float" office:value="11967707" calcext:value-type="float">
            <text:p>11967707</text:p>
          </table:table-cell>
          <table:table-cell table:formula="of:=[.A750]/1000/(60*60*24)" office:value-type="time" office:time-value="PT03H19M27.707S" calcext:value-type="time">
            <text:p>03:19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01.28" calcext:value-type="float">
            <text:p>801.28</text:p>
          </table:table-cell>
          <table:table-cell office:value-type="float" office:value="974.06" calcext:value-type="float">
            <text:p>974.06</text:p>
          </table:table-cell>
        </table:table-row>
        <table:table-row table:style-name="ro1">
          <table:table-cell office:value-type="float" office:value="11983707" calcext:value-type="float">
            <text:p>11983707</text:p>
          </table:table-cell>
          <table:table-cell table:formula="of:=[.A751]/1000/(60*60*24)" office:value-type="time" office:time-value="PT03H19M43.707S" calcext:value-type="time">
            <text:p>03:19:4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02.34" calcext:value-type="float">
            <text:p>802.34</text:p>
          </table:table-cell>
          <table:table-cell office:value-type="float" office:value="975.34" calcext:value-type="float">
            <text:p>975.34</text:p>
          </table:table-cell>
        </table:table-row>
        <table:table-row table:style-name="ro1">
          <table:table-cell office:value-type="float" office:value="11999707" calcext:value-type="float">
            <text:p>11999707</text:p>
          </table:table-cell>
          <table:table-cell table:formula="of:=[.A752]/1000/(60*60*24)" office:value-type="time" office:time-value="PT03H19M59.707S" calcext:value-type="time">
            <text:p>03:20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03.41" calcext:value-type="float">
            <text:p>803.41</text:p>
          </table:table-cell>
          <table:table-cell office:value-type="float" office:value="976.63" calcext:value-type="float">
            <text:p>976.63</text:p>
          </table:table-cell>
        </table:table-row>
        <table:table-row table:style-name="ro1">
          <table:table-cell office:value-type="float" office:value="12015707" calcext:value-type="float">
            <text:p>12015707</text:p>
          </table:table-cell>
          <table:table-cell table:formula="of:=[.A753]/1000/(60*60*24)" office:value-type="time" office:time-value="PT03H20M15.707S" calcext:value-type="time">
            <text:p>03:20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04.47" calcext:value-type="float">
            <text:p>804.47</text:p>
          </table:table-cell>
          <table:table-cell office:value-type="float" office:value="977.91" calcext:value-type="float">
            <text:p>977.91</text:p>
          </table:table-cell>
        </table:table-row>
        <table:table-row table:style-name="ro1">
          <table:table-cell office:value-type="float" office:value="12031707" calcext:value-type="float">
            <text:p>12031707</text:p>
          </table:table-cell>
          <table:table-cell table:formula="of:=[.A754]/1000/(60*60*24)" office:value-type="time" office:time-value="PT03H20M31.707S" calcext:value-type="time">
            <text:p>03:20:3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05.53" calcext:value-type="float">
            <text:p>805.53</text:p>
          </table:table-cell>
          <table:table-cell office:value-type="float" office:value="979.19" calcext:value-type="float">
            <text:p>979.19</text:p>
          </table:table-cell>
        </table:table-row>
        <table:table-row table:style-name="ro1">
          <table:table-cell office:value-type="float" office:value="12047706" calcext:value-type="float">
            <text:p>12047706</text:p>
          </table:table-cell>
          <table:table-cell table:formula="of:=[.A755]/1000/(60*60*24)" office:value-type="time" office:time-value="PT03H20M47.706S" calcext:value-type="time">
            <text:p>03:20:4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06.6" calcext:value-type="float">
            <text:p>806.6</text:p>
          </table:table-cell>
          <table:table-cell office:value-type="float" office:value="980.47" calcext:value-type="float">
            <text:p>980.47</text:p>
          </table:table-cell>
        </table:table-row>
        <table:table-row table:style-name="ro1">
          <table:table-cell office:value-type="float" office:value="12063707" calcext:value-type="float">
            <text:p>12063707</text:p>
          </table:table-cell>
          <table:table-cell table:formula="of:=[.A756]/1000/(60*60*24)" office:value-type="time" office:time-value="PT03H21M03.707S" calcext:value-type="time">
            <text:p>03:21:0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07.66" calcext:value-type="float">
            <text:p>807.66</text:p>
          </table:table-cell>
          <table:table-cell office:value-type="float" office:value="981.75" calcext:value-type="float">
            <text:p>981.75</text:p>
          </table:table-cell>
        </table:table-row>
        <table:table-row table:style-name="ro1">
          <table:table-cell office:value-type="float" office:value="12079707" calcext:value-type="float">
            <text:p>12079707</text:p>
          </table:table-cell>
          <table:table-cell table:formula="of:=[.A757]/1000/(60*60*24)" office:value-type="time" office:time-value="PT03H21M19.707S" calcext:value-type="time">
            <text:p>03:21:2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08.72" calcext:value-type="float">
            <text:p>808.72</text:p>
          </table:table-cell>
          <table:table-cell office:value-type="float" office:value="983.03" calcext:value-type="float">
            <text:p>983.03</text:p>
          </table:table-cell>
        </table:table-row>
        <table:table-row table:style-name="ro1">
          <table:table-cell office:value-type="float" office:value="12095707" calcext:value-type="float">
            <text:p>12095707</text:p>
          </table:table-cell>
          <table:table-cell table:formula="of:=[.A758]/1000/(60*60*24)" office:value-type="time" office:time-value="PT03H21M35.707S" calcext:value-type="time">
            <text:p>03:21:3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809.79" calcext:value-type="float">
            <text:p>809.79</text:p>
          </table:table-cell>
          <table:table-cell office:value-type="float" office:value="984.31" calcext:value-type="float">
            <text:p>984.31</text:p>
          </table:table-cell>
        </table:table-row>
        <table:table-row table:style-name="ro1">
          <table:table-cell office:value-type="float" office:value="12111706" calcext:value-type="float">
            <text:p>12111706</text:p>
          </table:table-cell>
          <table:table-cell table:formula="of:=[.A759]/1000/(60*60*24)" office:value-type="time" office:time-value="PT03H21M51.706S" calcext:value-type="time">
            <text:p>03:21:5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810.85" calcext:value-type="float">
            <text:p>810.85</text:p>
          </table:table-cell>
          <table:table-cell office:value-type="float" office:value="985.59" calcext:value-type="float">
            <text:p>985.59</text:p>
          </table:table-cell>
        </table:table-row>
        <table:table-row table:style-name="ro1">
          <table:table-cell office:value-type="float" office:value="12127707" calcext:value-type="float">
            <text:p>12127707</text:p>
          </table:table-cell>
          <table:table-cell table:formula="of:=[.A760]/1000/(60*60*24)" office:value-type="time" office:time-value="PT03H22M07.707S" calcext:value-type="time">
            <text:p>03:22:0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811.91" calcext:value-type="float">
            <text:p>811.91</text:p>
          </table:table-cell>
          <table:table-cell office:value-type="float" office:value="986.87" calcext:value-type="float">
            <text:p>986.87</text:p>
          </table:table-cell>
        </table:table-row>
        <table:table-row table:style-name="ro1">
          <table:table-cell office:value-type="float" office:value="12143707" calcext:value-type="float">
            <text:p>12143707</text:p>
          </table:table-cell>
          <table:table-cell table:formula="of:=[.A761]/1000/(60*60*24)" office:value-type="time" office:time-value="PT03H22M23.707S" calcext:value-type="time">
            <text:p>03:22:2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812.98" calcext:value-type="float">
            <text:p>812.98</text:p>
          </table:table-cell>
          <table:table-cell office:value-type="float" office:value="988.16" calcext:value-type="float">
            <text:p>988.16</text:p>
          </table:table-cell>
        </table:table-row>
        <table:table-row table:style-name="ro1">
          <table:table-cell office:value-type="float" office:value="12159707" calcext:value-type="float">
            <text:p>12159707</text:p>
          </table:table-cell>
          <table:table-cell table:formula="of:=[.A762]/1000/(60*60*24)" office:value-type="time" office:time-value="PT03H22M39.707S" calcext:value-type="time">
            <text:p>03:22:4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814.04" calcext:value-type="float">
            <text:p>814.04</text:p>
          </table:table-cell>
          <table:table-cell office:value-type="float" office:value="989.44" calcext:value-type="float">
            <text:p>989.44</text:p>
          </table:table-cell>
        </table:table-row>
        <table:table-row table:style-name="ro1">
          <table:table-cell office:value-type="float" office:value="12175707" calcext:value-type="float">
            <text:p>12175707</text:p>
          </table:table-cell>
          <table:table-cell table:formula="of:=[.A763]/1000/(60*60*24)" office:value-type="time" office:time-value="PT03H22M55.707S" calcext:value-type="time">
            <text:p>03:22:5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15.1" calcext:value-type="float">
            <text:p>815.1</text:p>
          </table:table-cell>
          <table:table-cell office:value-type="float" office:value="990.72" calcext:value-type="float">
            <text:p>990.72</text:p>
          </table:table-cell>
        </table:table-row>
        <table:table-row table:style-name="ro1">
          <table:table-cell office:value-type="float" office:value="12191707" calcext:value-type="float">
            <text:p>12191707</text:p>
          </table:table-cell>
          <table:table-cell table:formula="of:=[.A764]/1000/(60*60*24)" office:value-type="time" office:time-value="PT03H23M11.707S" calcext:value-type="time">
            <text:p>03:23:1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16.16" calcext:value-type="float">
            <text:p>816.1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2207706" calcext:value-type="float">
            <text:p>12207706</text:p>
          </table:table-cell>
          <table:table-cell table:formula="of:=[.A765]/1000/(60*60*24)" office:value-type="time" office:time-value="PT03H23M27.706S" calcext:value-type="time">
            <text:p>03:23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817.23" calcext:value-type="float">
            <text:p>817.23</text:p>
          </table:table-cell>
          <table:table-cell office:value-type="float" office:value="993.28" calcext:value-type="float">
            <text:p>993.28</text:p>
          </table:table-cell>
        </table:table-row>
        <table:table-row table:style-name="ro1">
          <table:table-cell office:value-type="float" office:value="12223707" calcext:value-type="float">
            <text:p>12223707</text:p>
          </table:table-cell>
          <table:table-cell table:formula="of:=[.A766]/1000/(60*60*24)" office:value-type="time" office:time-value="PT03H23M43.707S" calcext:value-type="time">
            <text:p>03:23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818.29" calcext:value-type="float">
            <text:p>818.29</text:p>
          </table:table-cell>
          <table:table-cell office:value-type="float" office:value="994.56" calcext:value-type="float">
            <text:p>994.56</text:p>
          </table:table-cell>
        </table:table-row>
        <table:table-row table:style-name="ro1">
          <table:table-cell office:value-type="float" office:value="12239707" calcext:value-type="float">
            <text:p>12239707</text:p>
          </table:table-cell>
          <table:table-cell table:formula="of:=[.A767]/1000/(60*60*24)" office:value-type="time" office:time-value="PT03H23M59.707S" calcext:value-type="time">
            <text:p>03:24:0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819.35" calcext:value-type="float">
            <text:p>819.35</text:p>
          </table:table-cell>
          <table:table-cell office:value-type="float" office:value="995.84" calcext:value-type="float">
            <text:p>995.84</text:p>
          </table:table-cell>
        </table:table-row>
        <table:table-row table:style-name="ro1">
          <table:table-cell office:value-type="float" office:value="12255707" calcext:value-type="float">
            <text:p>12255707</text:p>
          </table:table-cell>
          <table:table-cell table:formula="of:=[.A768]/1000/(60*60*24)" office:value-type="time" office:time-value="PT03H24M15.707S" calcext:value-type="time">
            <text:p>03:24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820.41" calcext:value-type="float">
            <text:p>820.41</text:p>
          </table:table-cell>
          <table:table-cell office:value-type="float" office:value="997.12" calcext:value-type="float">
            <text:p>997.12</text:p>
          </table:table-cell>
        </table:table-row>
        <table:table-row table:style-name="ro1">
          <table:table-cell office:value-type="float" office:value="12271707" calcext:value-type="float">
            <text:p>12271707</text:p>
          </table:table-cell>
          <table:table-cell table:formula="of:=[.A769]/1000/(60*60*24)" office:value-type="time" office:time-value="PT03H24M31.707S" calcext:value-type="time">
            <text:p>03:24:3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21.48" calcext:value-type="float">
            <text:p>821.48</text:p>
          </table:table-cell>
          <table:table-cell office:value-type="float" office:value="998.4" calcext:value-type="float">
            <text:p>998.4</text:p>
          </table:table-cell>
        </table:table-row>
        <table:table-row table:style-name="ro1">
          <table:table-cell office:value-type="float" office:value="12287707" calcext:value-type="float">
            <text:p>12287707</text:p>
          </table:table-cell>
          <table:table-cell table:formula="of:=[.A770]/1000/(60*60*24)" office:value-type="time" office:time-value="PT03H24M47.707S" calcext:value-type="time">
            <text:p>03:24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822.54" calcext:value-type="float">
            <text:p>822.54</text:p>
          </table:table-cell>
          <table:table-cell office:value-type="float" office:value="999.68" calcext:value-type="float">
            <text:p>999.68</text:p>
          </table:table-cell>
        </table:table-row>
        <table:table-row table:style-name="ro1">
          <table:table-cell office:value-type="float" office:value="12303707" calcext:value-type="float">
            <text:p>12303707</text:p>
          </table:table-cell>
          <table:table-cell table:formula="of:=[.A771]/1000/(60*60*24)" office:value-type="time" office:time-value="PT03H25M03.707S" calcext:value-type="time">
            <text:p>03:25:0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23.6" calcext:value-type="float">
            <text:p>823.6</text:p>
          </table:table-cell>
          <table:table-cell office:value-type="float" office:value="1000.96" calcext:value-type="float">
            <text:p>1000.96</text:p>
          </table:table-cell>
        </table:table-row>
        <table:table-row table:style-name="ro1">
          <table:table-cell office:value-type="float" office:value="12319707" calcext:value-type="float">
            <text:p>12319707</text:p>
          </table:table-cell>
          <table:table-cell table:formula="of:=[.A772]/1000/(60*60*24)" office:value-type="time" office:time-value="PT03H25M19.707S" calcext:value-type="time">
            <text:p>03:25:2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24.66" calcext:value-type="float">
            <text:p>824.66</text:p>
          </table:table-cell>
          <table:table-cell office:value-type="float" office:value="1002.24" calcext:value-type="float">
            <text:p>1002.24</text:p>
          </table:table-cell>
        </table:table-row>
        <table:table-row table:style-name="ro1">
          <table:table-cell office:value-type="float" office:value="12335706" calcext:value-type="float">
            <text:p>12335706</text:p>
          </table:table-cell>
          <table:table-cell table:formula="of:=[.A773]/1000/(60*60*24)" office:value-type="time" office:time-value="PT03H25M35.706S" calcext:value-type="time">
            <text:p>03:25:3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25.73" calcext:value-type="float">
            <text:p>825.73</text:p>
          </table:table-cell>
          <table:table-cell office:value-type="float" office:value="1003.52" calcext:value-type="float">
            <text:p>1003.52</text:p>
          </table:table-cell>
        </table:table-row>
        <table:table-row table:style-name="ro1">
          <table:table-cell office:value-type="float" office:value="12351707" calcext:value-type="float">
            <text:p>12351707</text:p>
          </table:table-cell>
          <table:table-cell table:formula="of:=[.A774]/1000/(60*60*24)" office:value-type="time" office:time-value="PT03H25M51.707S" calcext:value-type="time">
            <text:p>03:25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826.79" calcext:value-type="float">
            <text:p>826.79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12367707" calcext:value-type="float">
            <text:p>12367707</text:p>
          </table:table-cell>
          <table:table-cell table:formula="of:=[.A775]/1000/(60*60*24)" office:value-type="time" office:time-value="PT03H26M07.707S" calcext:value-type="time">
            <text:p>03:26:0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27.85" calcext:value-type="float">
            <text:p>827.85</text:p>
          </table:table-cell>
          <table:table-cell office:value-type="float" office:value="1006.08" calcext:value-type="float">
            <text:p>1006.08</text:p>
          </table:table-cell>
        </table:table-row>
        <table:table-row table:style-name="ro1">
          <table:table-cell office:value-type="float" office:value="12383707" calcext:value-type="float">
            <text:p>12383707</text:p>
          </table:table-cell>
          <table:table-cell table:formula="of:=[.A776]/1000/(60*60*24)" office:value-type="time" office:time-value="PT03H26M23.707S" calcext:value-type="time">
            <text:p>03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828.91" calcext:value-type="float">
            <text:p>828.91</text:p>
          </table:table-cell>
          <table:table-cell office:value-type="float" office:value="1007.36" calcext:value-type="float">
            <text:p>1007.36</text:p>
          </table:table-cell>
        </table:table-row>
        <table:table-row table:style-name="ro1">
          <table:table-cell office:value-type="float" office:value="12399706" calcext:value-type="float">
            <text:p>12399706</text:p>
          </table:table-cell>
          <table:table-cell table:formula="of:=[.A777]/1000/(60*60*24)" office:value-type="time" office:time-value="PT03H26M39.706S" calcext:value-type="time">
            <text:p>03:26:4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29.98" calcext:value-type="float">
            <text:p>829.98</text:p>
          </table:table-cell>
          <table:table-cell office:value-type="float" office:value="1008.64" calcext:value-type="float">
            <text:p>1008.64</text:p>
          </table:table-cell>
        </table:table-row>
        <table:table-row table:style-name="ro1">
          <table:table-cell office:value-type="float" office:value="12415707" calcext:value-type="float">
            <text:p>12415707</text:p>
          </table:table-cell>
          <table:table-cell table:formula="of:=[.A778]/1000/(60*60*24)" office:value-type="time" office:time-value="PT03H26M55.707S" calcext:value-type="time">
            <text:p>03:26:5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31.04" calcext:value-type="float">
            <text:p>831.04</text:p>
          </table:table-cell>
          <table:table-cell office:value-type="float" office:value="1009.92" calcext:value-type="float">
            <text:p>1009.92</text:p>
          </table:table-cell>
        </table:table-row>
        <table:table-row table:style-name="ro1">
          <table:table-cell office:value-type="float" office:value="12431707" calcext:value-type="float">
            <text:p>12431707</text:p>
          </table:table-cell>
          <table:table-cell table:formula="of:=[.A779]/1000/(60*60*24)" office:value-type="time" office:time-value="PT03H27M11.707S" calcext:value-type="time">
            <text:p>03:27:1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32.1" calcext:value-type="float">
            <text:p>832.1</text:p>
          </table:table-cell>
          <table:table-cell office:value-type="float" office:value="1011.2" calcext:value-type="float">
            <text:p>1011.2</text:p>
          </table:table-cell>
        </table:table-row>
        <table:table-row table:style-name="ro1">
          <table:table-cell office:value-type="float" office:value="12447707" calcext:value-type="float">
            <text:p>12447707</text:p>
          </table:table-cell>
          <table:table-cell table:formula="of:=[.A780]/1000/(60*60*24)" office:value-type="time" office:time-value="PT03H27M27.707S" calcext:value-type="time">
            <text:p>03:27:2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33.16" calcext:value-type="float">
            <text:p>833.16</text:p>
          </table:table-cell>
          <table:table-cell office:value-type="float" office:value="1012.48" calcext:value-type="float">
            <text:p>1012.48</text:p>
          </table:table-cell>
        </table:table-row>
        <table:table-row table:style-name="ro1">
          <table:table-cell office:value-type="float" office:value="12463707" calcext:value-type="float">
            <text:p>12463707</text:p>
          </table:table-cell>
          <table:table-cell table:formula="of:=[.A781]/1000/(60*60*24)" office:value-type="time" office:time-value="PT03H27M43.707S" calcext:value-type="time">
            <text:p>03:27:4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34.23" calcext:value-type="float">
            <text:p>834.23</text:p>
          </table:table-cell>
          <table:table-cell office:value-type="float" office:value="1013.76" calcext:value-type="float">
            <text:p>1013.76</text:p>
          </table:table-cell>
        </table:table-row>
        <table:table-row table:style-name="ro1">
          <table:table-cell office:value-type="float" office:value="12479707" calcext:value-type="float">
            <text:p>12479707</text:p>
          </table:table-cell>
          <table:table-cell table:formula="of:=[.A782]/1000/(60*60*24)" office:value-type="time" office:time-value="PT03H27M59.707S" calcext:value-type="time">
            <text:p>03:28:0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35.29" calcext:value-type="float">
            <text:p>835.29</text:p>
          </table:table-cell>
          <table:table-cell office:value-type="float" office:value="1015.04" calcext:value-type="float">
            <text:p>1015.04</text:p>
          </table:table-cell>
        </table:table-row>
        <table:table-row table:style-name="ro1">
          <table:table-cell office:value-type="float" office:value="12495707" calcext:value-type="float">
            <text:p>12495707</text:p>
          </table:table-cell>
          <table:table-cell table:formula="of:=[.A783]/1000/(60*60*24)" office:value-type="time" office:time-value="PT03H28M15.707S" calcext:value-type="time">
            <text:p>03:28:1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36.35" calcext:value-type="float">
            <text:p>836.35</text:p>
          </table:table-cell>
          <table:table-cell office:value-type="float" office:value="1016.32" calcext:value-type="float">
            <text:p>1016.32</text:p>
          </table:table-cell>
        </table:table-row>
        <table:table-row table:style-name="ro1">
          <table:table-cell office:value-type="float" office:value="12511707" calcext:value-type="float">
            <text:p>12511707</text:p>
          </table:table-cell>
          <table:table-cell table:formula="of:=[.A784]/1000/(60*60*24)" office:value-type="time" office:time-value="PT03H28M31.707S" calcext:value-type="time">
            <text:p>03:28:3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37.41" calcext:value-type="float">
            <text:p>837.41</text:p>
          </table:table-cell>
          <table:table-cell office:value-type="float" office:value="1017.6" calcext:value-type="float">
            <text:p>1017.6</text:p>
          </table:table-cell>
        </table:table-row>
        <table:table-row table:style-name="ro1">
          <table:table-cell office:value-type="float" office:value="12527707" calcext:value-type="float">
            <text:p>12527707</text:p>
          </table:table-cell>
          <table:table-cell table:formula="of:=[.A785]/1000/(60*60*24)" office:value-type="time" office:time-value="PT03H28M47.707S" calcext:value-type="time">
            <text:p>03:28:4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38.48" calcext:value-type="float">
            <text:p>838.48</text:p>
          </table:table-cell>
          <table:table-cell office:value-type="float" office:value="1018.88" calcext:value-type="float">
            <text:p>1018.88</text:p>
          </table:table-cell>
        </table:table-row>
        <table:table-row table:style-name="ro1">
          <table:table-cell office:value-type="float" office:value="12543707" calcext:value-type="float">
            <text:p>12543707</text:p>
          </table:table-cell>
          <table:table-cell table:formula="of:=[.A786]/1000/(60*60*24)" office:value-type="time" office:time-value="PT03H29M03.707S" calcext:value-type="time">
            <text:p>03:29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839.54" calcext:value-type="float">
            <text:p>839.54</text:p>
          </table:table-cell>
          <table:table-cell office:value-type="float" office:value="1020.16" calcext:value-type="float">
            <text:p>1020.16</text:p>
          </table:table-cell>
        </table:table-row>
        <table:table-row table:style-name="ro1">
          <table:table-cell office:value-type="float" office:value="12559707" calcext:value-type="float">
            <text:p>12559707</text:p>
          </table:table-cell>
          <table:table-cell table:formula="of:=[.A787]/1000/(60*60*24)" office:value-type="time" office:time-value="PT03H29M19.707S" calcext:value-type="time">
            <text:p>03:29:2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40.6" calcext:value-type="float">
            <text:p>840.6</text:p>
          </table:table-cell>
          <table:table-cell office:value-type="float" office:value="1021.44" calcext:value-type="float">
            <text:p>1021.44</text:p>
          </table:table-cell>
        </table:table-row>
        <table:table-row table:style-name="ro1">
          <table:table-cell office:value-type="float" office:value="12575707" calcext:value-type="float">
            <text:p>12575707</text:p>
          </table:table-cell>
          <table:table-cell table:formula="of:=[.A788]/1000/(60*60*24)" office:value-type="time" office:time-value="PT03H29M35.707S" calcext:value-type="time">
            <text:p>03:29:3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41.66" calcext:value-type="float">
            <text:p>841.66</text:p>
          </table:table-cell>
          <table:table-cell office:value-type="float" office:value="1022.71" calcext:value-type="float">
            <text:p>1022.71</text:p>
          </table:table-cell>
        </table:table-row>
        <table:table-row table:style-name="ro1">
          <table:table-cell office:value-type="float" office:value="12591707" calcext:value-type="float">
            <text:p>12591707</text:p>
          </table:table-cell>
          <table:table-cell table:formula="of:=[.A789]/1000/(60*60*24)" office:value-type="time" office:time-value="PT03H29M51.707S" calcext:value-type="time">
            <text:p>03:29:5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42.73" calcext:value-type="float">
            <text:p>842.73</text:p>
          </table:table-cell>
          <table:table-cell office:value-type="float" office:value="1023.99" calcext:value-type="float">
            <text:p>1023.99</text:p>
          </table:table-cell>
        </table:table-row>
        <table:table-row table:style-name="ro1">
          <table:table-cell office:value-type="float" office:value="12607707" calcext:value-type="float">
            <text:p>12607707</text:p>
          </table:table-cell>
          <table:table-cell table:formula="of:=[.A790]/1000/(60*60*24)" office:value-type="time" office:time-value="PT03H30M07.707S" calcext:value-type="time">
            <text:p>03:30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843.79" calcext:value-type="float">
            <text:p>843.79</text:p>
          </table:table-cell>
          <table:table-cell office:value-type="float" office:value="1025.27" calcext:value-type="float">
            <text:p>1025.27</text:p>
          </table:table-cell>
        </table:table-row>
        <table:table-row table:style-name="ro1">
          <table:table-cell office:value-type="float" office:value="12623707" calcext:value-type="float">
            <text:p>12623707</text:p>
          </table:table-cell>
          <table:table-cell table:formula="of:=[.A791]/1000/(60*60*24)" office:value-type="time" office:time-value="PT03H30M23.707S" calcext:value-type="time">
            <text:p>03:30:2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44.85" calcext:value-type="float">
            <text:p>844.85</text:p>
          </table:table-cell>
          <table:table-cell office:value-type="float" office:value="1026.55" calcext:value-type="float">
            <text:p>1026.55</text:p>
          </table:table-cell>
        </table:table-row>
        <table:table-row table:style-name="ro1">
          <table:table-cell office:value-type="float" office:value="12639707" calcext:value-type="float">
            <text:p>12639707</text:p>
          </table:table-cell>
          <table:table-cell table:formula="of:=[.A792]/1000/(60*60*24)" office:value-type="time" office:time-value="PT03H30M39.707S" calcext:value-type="time">
            <text:p>03:30:4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45.91" calcext:value-type="float">
            <text:p>845.91</text:p>
          </table:table-cell>
          <table:table-cell office:value-type="float" office:value="1027.83" calcext:value-type="float">
            <text:p>1027.83</text:p>
          </table:table-cell>
        </table:table-row>
        <table:table-row table:style-name="ro1">
          <table:table-cell office:value-type="float" office:value="12655707" calcext:value-type="float">
            <text:p>12655707</text:p>
          </table:table-cell>
          <table:table-cell table:formula="of:=[.A793]/1000/(60*60*24)" office:value-type="time" office:time-value="PT03H30M55.707S" calcext:value-type="time">
            <text:p>03:30:5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46.98" calcext:value-type="float">
            <text:p>846.98</text:p>
          </table:table-cell>
          <table:table-cell office:value-type="float" office:value="1029.11" calcext:value-type="float">
            <text:p>1029.11</text:p>
          </table:table-cell>
        </table:table-row>
        <table:table-row table:style-name="ro1">
          <table:table-cell office:value-type="float" office:value="12671707" calcext:value-type="float">
            <text:p>12671707</text:p>
          </table:table-cell>
          <table:table-cell table:formula="of:=[.A794]/1000/(60*60*24)" office:value-type="time" office:time-value="PT03H31M11.707S" calcext:value-type="time">
            <text:p>03:31:1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48.04" calcext:value-type="float">
            <text:p>848.04</text:p>
          </table:table-cell>
          <table:table-cell office:value-type="float" office:value="1030.39" calcext:value-type="float">
            <text:p>1030.39</text:p>
          </table:table-cell>
        </table:table-row>
        <table:table-row table:style-name="ro1">
          <table:table-cell office:value-type="float" office:value="12687707" calcext:value-type="float">
            <text:p>12687707</text:p>
          </table:table-cell>
          <table:table-cell table:formula="of:=[.A795]/1000/(60*60*24)" office:value-type="time" office:time-value="PT03H31M27.707S" calcext:value-type="time">
            <text:p>03:31:2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49.1" calcext:value-type="float">
            <text:p>849.1</text:p>
          </table:table-cell>
          <table:table-cell office:value-type="float" office:value="1031.67" calcext:value-type="float">
            <text:p>1031.67</text:p>
          </table:table-cell>
        </table:table-row>
        <table:table-row table:style-name="ro1">
          <table:table-cell office:value-type="float" office:value="12703707" calcext:value-type="float">
            <text:p>12703707</text:p>
          </table:table-cell>
          <table:table-cell table:formula="of:=[.A796]/1000/(60*60*24)" office:value-type="time" office:time-value="PT03H31M43.707S" calcext:value-type="time">
            <text:p>03:31:4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50.16" calcext:value-type="float">
            <text:p>850.16</text:p>
          </table:table-cell>
          <table:table-cell office:value-type="float" office:value="1032.95" calcext:value-type="float">
            <text:p>1032.95</text:p>
          </table:table-cell>
        </table:table-row>
        <table:table-row table:style-name="ro1">
          <table:table-cell office:value-type="float" office:value="12719707" calcext:value-type="float">
            <text:p>12719707</text:p>
          </table:table-cell>
          <table:table-cell table:formula="of:=[.A797]/1000/(60*60*24)" office:value-type="time" office:time-value="PT03H31M59.707S" calcext:value-type="time">
            <text:p>03:32:0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51.22" calcext:value-type="float">
            <text:p>851.22</text:p>
          </table:table-cell>
          <table:table-cell office:value-type="float" office:value="1034.22" calcext:value-type="float">
            <text:p>1034.22</text:p>
          </table:table-cell>
        </table:table-row>
        <table:table-row table:style-name="ro1">
          <table:table-cell office:value-type="float" office:value="12735707" calcext:value-type="float">
            <text:p>12735707</text:p>
          </table:table-cell>
          <table:table-cell table:formula="of:=[.A798]/1000/(60*60*24)" office:value-type="time" office:time-value="PT03H32M15.707S" calcext:value-type="time">
            <text:p>03:32:1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52.29" calcext:value-type="float">
            <text:p>852.29</text:p>
          </table:table-cell>
          <table:table-cell office:value-type="float" office:value="1035.5" calcext:value-type="float">
            <text:p>1035.5</text:p>
          </table:table-cell>
        </table:table-row>
        <table:table-row table:style-name="ro1">
          <table:table-cell office:value-type="float" office:value="12751707" calcext:value-type="float">
            <text:p>12751707</text:p>
          </table:table-cell>
          <table:table-cell table:formula="of:=[.A799]/1000/(60*60*24)" office:value-type="time" office:time-value="PT03H32M31.707S" calcext:value-type="time">
            <text:p>03:32:3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53.35" calcext:value-type="float">
            <text:p>853.35</text:p>
          </table:table-cell>
          <table:table-cell office:value-type="float" office:value="1036.78" calcext:value-type="float">
            <text:p>1036.78</text:p>
          </table:table-cell>
        </table:table-row>
        <table:table-row table:style-name="ro1">
          <table:table-cell office:value-type="float" office:value="12767707" calcext:value-type="float">
            <text:p>12767707</text:p>
          </table:table-cell>
          <table:table-cell table:formula="of:=[.A800]/1000/(60*60*24)" office:value-type="time" office:time-value="PT03H32M47.707S" calcext:value-type="time">
            <text:p>03:32:4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54.41" calcext:value-type="float">
            <text:p>854.41</text:p>
          </table:table-cell>
          <table:table-cell office:value-type="float" office:value="1038.06" calcext:value-type="float">
            <text:p>1038.06</text:p>
          </table:table-cell>
        </table:table-row>
        <table:table-row table:style-name="ro1">
          <table:table-cell office:value-type="float" office:value="12783707" calcext:value-type="float">
            <text:p>12783707</text:p>
          </table:table-cell>
          <table:table-cell table:formula="of:=[.A801]/1000/(60*60*24)" office:value-type="time" office:time-value="PT03H33M03.707S" calcext:value-type="time">
            <text:p>03:33:0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55.47" calcext:value-type="float">
            <text:p>855.47</text:p>
          </table:table-cell>
          <table:table-cell office:value-type="float" office:value="1039.34" calcext:value-type="float">
            <text:p>1039.34</text:p>
          </table:table-cell>
        </table:table-row>
        <table:table-row table:style-name="ro1">
          <table:table-cell office:value-type="float" office:value="12799707" calcext:value-type="float">
            <text:p>12799707</text:p>
          </table:table-cell>
          <table:table-cell table:formula="of:=[.A802]/1000/(60*60*24)" office:value-type="time" office:time-value="PT03H33M19.707S" calcext:value-type="time">
            <text:p>03:33:2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56.53" calcext:value-type="float">
            <text:p>856.53</text:p>
          </table:table-cell>
          <table:table-cell office:value-type="float" office:value="1040.62" calcext:value-type="float">
            <text:p>1040.62</text:p>
          </table:table-cell>
        </table:table-row>
        <table:table-row table:style-name="ro1">
          <table:table-cell office:value-type="float" office:value="12815707" calcext:value-type="float">
            <text:p>12815707</text:p>
          </table:table-cell>
          <table:table-cell table:formula="of:=[.A803]/1000/(60*60*24)" office:value-type="time" office:time-value="PT03H33M35.707S" calcext:value-type="time">
            <text:p>03:33:3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57.6" calcext:value-type="float">
            <text:p>857.6</text:p>
          </table:table-cell>
          <table:table-cell office:value-type="float" office:value="1041.89" calcext:value-type="float">
            <text:p>1041.89</text:p>
          </table:table-cell>
        </table:table-row>
        <table:table-row table:style-name="ro1">
          <table:table-cell office:value-type="float" office:value="12831707" calcext:value-type="float">
            <text:p>12831707</text:p>
          </table:table-cell>
          <table:table-cell table:formula="of:=[.A804]/1000/(60*60*24)" office:value-type="time" office:time-value="PT03H33M51.707S" calcext:value-type="time">
            <text:p>03:33:5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58.66" calcext:value-type="float">
            <text:p>858.66</text:p>
          </table:table-cell>
          <table:table-cell office:value-type="float" office:value="1043.17" calcext:value-type="float">
            <text:p>1043.17</text:p>
          </table:table-cell>
        </table:table-row>
        <table:table-row table:style-name="ro1">
          <table:table-cell office:value-type="float" office:value="12847707" calcext:value-type="float">
            <text:p>12847707</text:p>
          </table:table-cell>
          <table:table-cell table:formula="of:=[.A805]/1000/(60*60*24)" office:value-type="time" office:time-value="PT03H34M07.707S" calcext:value-type="time">
            <text:p>03:34:0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59.72" calcext:value-type="float">
            <text:p>859.72</text:p>
          </table:table-cell>
          <table:table-cell office:value-type="float" office:value="1044.45" calcext:value-type="float">
            <text:p>1044.45</text:p>
          </table:table-cell>
        </table:table-row>
        <table:table-row table:style-name="ro1">
          <table:table-cell office:value-type="float" office:value="12863707" calcext:value-type="float">
            <text:p>12863707</text:p>
          </table:table-cell>
          <table:table-cell table:formula="of:=[.A806]/1000/(60*60*24)" office:value-type="time" office:time-value="PT03H34M23.707S" calcext:value-type="time">
            <text:p>03:34:2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60.78" calcext:value-type="float">
            <text:p>860.78</text:p>
          </table:table-cell>
          <table:table-cell office:value-type="float" office:value="1045.73" calcext:value-type="float">
            <text:p>1045.73</text:p>
          </table:table-cell>
        </table:table-row>
        <table:table-row table:style-name="ro1">
          <table:table-cell office:value-type="float" office:value="12879707" calcext:value-type="float">
            <text:p>12879707</text:p>
          </table:table-cell>
          <table:table-cell table:formula="of:=[.A807]/1000/(60*60*24)" office:value-type="time" office:time-value="PT03H34M39.707S" calcext:value-type="time">
            <text:p>03:34:4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61.84" calcext:value-type="float">
            <text:p>861.84</text:p>
          </table:table-cell>
          <table:table-cell office:value-type="float" office:value="1047.01" calcext:value-type="float">
            <text:p>1047.01</text:p>
          </table:table-cell>
        </table:table-row>
        <table:table-row table:style-name="ro1">
          <table:table-cell office:value-type="float" office:value="12895707" calcext:value-type="float">
            <text:p>12895707</text:p>
          </table:table-cell>
          <table:table-cell table:formula="of:=[.A808]/1000/(60*60*24)" office:value-type="time" office:time-value="PT03H34M55.707S" calcext:value-type="time">
            <text:p>03:34:5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62.9" calcext:value-type="float">
            <text:p>862.9</text:p>
          </table:table-cell>
          <table:table-cell office:value-type="float" office:value="1048.28" calcext:value-type="float">
            <text:p>1048.28</text:p>
          </table:table-cell>
        </table:table-row>
        <table:table-row table:style-name="ro1">
          <table:table-cell office:value-type="float" office:value="12911706" calcext:value-type="float">
            <text:p>12911706</text:p>
          </table:table-cell>
          <table:table-cell table:formula="of:=[.A809]/1000/(60*60*24)" office:value-type="time" office:time-value="PT03H35M11.706S" calcext:value-type="time">
            <text:p>03:35:1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63.97" calcext:value-type="float">
            <text:p>863.97</text:p>
          </table:table-cell>
          <table:table-cell office:value-type="float" office:value="1049.56" calcext:value-type="float">
            <text:p>1049.56</text:p>
          </table:table-cell>
        </table:table-row>
        <table:table-row table:style-name="ro1">
          <table:table-cell office:value-type="float" office:value="12927707" calcext:value-type="float">
            <text:p>12927707</text:p>
          </table:table-cell>
          <table:table-cell table:formula="of:=[.A810]/1000/(60*60*24)" office:value-type="time" office:time-value="PT03H35M27.707S" calcext:value-type="time">
            <text:p>03:35:2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65.03" calcext:value-type="float">
            <text:p>865.03</text:p>
          </table:table-cell>
          <table:table-cell office:value-type="float" office:value="1050.84" calcext:value-type="float">
            <text:p>1050.84</text:p>
          </table:table-cell>
        </table:table-row>
        <table:table-row table:style-name="ro1">
          <table:table-cell office:value-type="float" office:value="12943707" calcext:value-type="float">
            <text:p>12943707</text:p>
          </table:table-cell>
          <table:table-cell table:formula="of:=[.A811]/1000/(60*60*24)" office:value-type="time" office:time-value="PT03H35M43.707S" calcext:value-type="time">
            <text:p>03:35:4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66.09" calcext:value-type="float">
            <text:p>866.09</text:p>
          </table:table-cell>
          <table:table-cell office:value-type="float" office:value="1052.12" calcext:value-type="float">
            <text:p>1052.12</text:p>
          </table:table-cell>
        </table:table-row>
        <table:table-row table:style-name="ro1">
          <table:table-cell office:value-type="float" office:value="12959707" calcext:value-type="float">
            <text:p>12959707</text:p>
          </table:table-cell>
          <table:table-cell table:formula="of:=[.A812]/1000/(60*60*24)" office:value-type="time" office:time-value="PT03H35M59.707S" calcext:value-type="time">
            <text:p>03:36:0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67.15" calcext:value-type="float">
            <text:p>867.15</text:p>
          </table:table-cell>
          <table:table-cell office:value-type="float" office:value="1053.4" calcext:value-type="float">
            <text:p>1053.4</text:p>
          </table:table-cell>
        </table:table-row>
        <table:table-row table:style-name="ro1">
          <table:table-cell office:value-type="float" office:value="12975707" calcext:value-type="float">
            <text:p>12975707</text:p>
          </table:table-cell>
          <table:table-cell table:formula="of:=[.A813]/1000/(60*60*24)" office:value-type="time" office:time-value="PT03H36M15.707S" calcext:value-type="time">
            <text:p>03:36:1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68.21" calcext:value-type="float">
            <text:p>868.21</text:p>
          </table:table-cell>
          <table:table-cell office:value-type="float" office:value="1054.67" calcext:value-type="float">
            <text:p>1054.67</text:p>
          </table:table-cell>
        </table:table-row>
        <table:table-row table:style-name="ro1">
          <table:table-cell office:value-type="float" office:value="12991707" calcext:value-type="float">
            <text:p>12991707</text:p>
          </table:table-cell>
          <table:table-cell table:formula="of:=[.A814]/1000/(60*60*24)" office:value-type="time" office:time-value="PT03H36M31.707S" calcext:value-type="time">
            <text:p>03:36:3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69.27" calcext:value-type="float">
            <text:p>869.27</text:p>
          </table:table-cell>
          <table:table-cell office:value-type="float" office:value="1055.95" calcext:value-type="float">
            <text:p>1055.95</text:p>
          </table:table-cell>
        </table:table-row>
        <table:table-row table:style-name="ro1">
          <table:table-cell office:value-type="float" office:value="13007707" calcext:value-type="float">
            <text:p>13007707</text:p>
          </table:table-cell>
          <table:table-cell table:formula="of:=[.A815]/1000/(60*60*24)" office:value-type="time" office:time-value="PT03H36M47.707S" calcext:value-type="time">
            <text:p>03:36:4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70.33" calcext:value-type="float">
            <text:p>870.33</text:p>
          </table:table-cell>
          <table:table-cell office:value-type="float" office:value="1057.23" calcext:value-type="float">
            <text:p>1057.23</text:p>
          </table:table-cell>
        </table:table-row>
        <table:table-row table:style-name="ro1">
          <table:table-cell office:value-type="float" office:value="13023707" calcext:value-type="float">
            <text:p>13023707</text:p>
          </table:table-cell>
          <table:table-cell table:formula="of:=[.A816]/1000/(60*60*24)" office:value-type="time" office:time-value="PT03H37M03.707S" calcext:value-type="time">
            <text:p>03:37:0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71.4" calcext:value-type="float">
            <text:p>871.4</text:p>
          </table:table-cell>
          <table:table-cell office:value-type="float" office:value="1058.51" calcext:value-type="float">
            <text:p>1058.51</text:p>
          </table:table-cell>
        </table:table-row>
        <table:table-row table:style-name="ro1">
          <table:table-cell office:value-type="float" office:value="13039706" calcext:value-type="float">
            <text:p>13039706</text:p>
          </table:table-cell>
          <table:table-cell table:formula="of:=[.A817]/1000/(60*60*24)" office:value-type="time" office:time-value="PT03H37M19.706S" calcext:value-type="time">
            <text:p>03:37:2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72.46" calcext:value-type="float">
            <text:p>872.46</text:p>
          </table:table-cell>
          <table:table-cell office:value-type="float" office:value="1059.79" calcext:value-type="float">
            <text:p>1059.79</text:p>
          </table:table-cell>
        </table:table-row>
        <table:table-row table:style-name="ro1">
          <table:table-cell office:value-type="float" office:value="13055707" calcext:value-type="float">
            <text:p>13055707</text:p>
          </table:table-cell>
          <table:table-cell table:formula="of:=[.A818]/1000/(60*60*24)" office:value-type="time" office:time-value="PT03H37M35.707S" calcext:value-type="time">
            <text:p>03:37:3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73.52" calcext:value-type="float">
            <text:p>873.52</text:p>
          </table:table-cell>
          <table:table-cell office:value-type="float" office:value="1061.06" calcext:value-type="float">
            <text:p>1061.06</text:p>
          </table:table-cell>
        </table:table-row>
        <table:table-row table:style-name="ro1">
          <table:table-cell office:value-type="float" office:value="13071707" calcext:value-type="float">
            <text:p>13071707</text:p>
          </table:table-cell>
          <table:table-cell table:formula="of:=[.A819]/1000/(60*60*24)" office:value-type="time" office:time-value="PT03H37M51.707S" calcext:value-type="time">
            <text:p>03:37:5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74.58" calcext:value-type="float">
            <text:p>874.58</text:p>
          </table:table-cell>
          <table:table-cell office:value-type="float" office:value="1062.34" calcext:value-type="float">
            <text:p>1062.34</text:p>
          </table:table-cell>
        </table:table-row>
        <table:table-row table:style-name="ro1">
          <table:table-cell office:value-type="float" office:value="13087707" calcext:value-type="float">
            <text:p>13087707</text:p>
          </table:table-cell>
          <table:table-cell table:formula="of:=[.A820]/1000/(60*60*24)" office:value-type="time" office:time-value="PT03H38M07.707S" calcext:value-type="time">
            <text:p>03:38:0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75.64" calcext:value-type="float">
            <text:p>875.64</text:p>
          </table:table-cell>
          <table:table-cell office:value-type="float" office:value="1063.62" calcext:value-type="float">
            <text:p>1063.62</text:p>
          </table:table-cell>
        </table:table-row>
        <table:table-row table:style-name="ro1">
          <table:table-cell office:value-type="float" office:value="13103707" calcext:value-type="float">
            <text:p>13103707</text:p>
          </table:table-cell>
          <table:table-cell table:formula="of:=[.A821]/1000/(60*60*24)" office:value-type="time" office:time-value="PT03H38M23.707S" calcext:value-type="time">
            <text:p>03:38:2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76.7" calcext:value-type="float">
            <text:p>876.7</text:p>
          </table:table-cell>
          <table:table-cell office:value-type="float" office:value="1064.9" calcext:value-type="float">
            <text:p>1064.9</text:p>
          </table:table-cell>
        </table:table-row>
        <table:table-row table:style-name="ro1">
          <table:table-cell office:value-type="float" office:value="13119707" calcext:value-type="float">
            <text:p>13119707</text:p>
          </table:table-cell>
          <table:table-cell table:formula="of:=[.A822]/1000/(60*60*24)" office:value-type="time" office:time-value="PT03H38M39.707S" calcext:value-type="time">
            <text:p>03:38:4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77.77" calcext:value-type="float">
            <text:p>877.77</text:p>
          </table:table-cell>
          <table:table-cell office:value-type="float" office:value="1066.17" calcext:value-type="float">
            <text:p>1066.17</text:p>
          </table:table-cell>
        </table:table-row>
        <table:table-row table:style-name="ro1">
          <table:table-cell office:value-type="float" office:value="13135707" calcext:value-type="float">
            <text:p>13135707</text:p>
          </table:table-cell>
          <table:table-cell table:formula="of:=[.A823]/1000/(60*60*24)" office:value-type="time" office:time-value="PT03H38M55.707S" calcext:value-type="time">
            <text:p>03:38:5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78.83" calcext:value-type="float">
            <text:p>878.83</text:p>
          </table:table-cell>
          <table:table-cell office:value-type="float" office:value="1067.45" calcext:value-type="float">
            <text:p>1067.45</text:p>
          </table:table-cell>
        </table:table-row>
        <table:table-row table:style-name="ro1">
          <table:table-cell office:value-type="float" office:value="13151707" calcext:value-type="float">
            <text:p>13151707</text:p>
          </table:table-cell>
          <table:table-cell table:formula="of:=[.A824]/1000/(60*60*24)" office:value-type="time" office:time-value="PT03H39M11.707S" calcext:value-type="time">
            <text:p>03:39:1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79.89" calcext:value-type="float">
            <text:p>879.89</text:p>
          </table:table-cell>
          <table:table-cell office:value-type="float" office:value="1068.73" calcext:value-type="float">
            <text:p>1068.73</text:p>
          </table:table-cell>
        </table:table-row>
        <table:table-row table:style-name="ro1">
          <table:table-cell office:value-type="float" office:value="13167707" calcext:value-type="float">
            <text:p>13167707</text:p>
          </table:table-cell>
          <table:table-cell table:formula="of:=[.A825]/1000/(60*60*24)" office:value-type="time" office:time-value="PT03H39M27.707S" calcext:value-type="time">
            <text:p>03:39:2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80.95" calcext:value-type="float">
            <text:p>880.95</text:p>
          </table:table-cell>
          <table:table-cell office:value-type="float" office:value="1070.01" calcext:value-type="float">
            <text:p>1070.01</text:p>
          </table:table-cell>
        </table:table-row>
        <table:table-row table:style-name="ro1">
          <table:table-cell office:value-type="float" office:value="13183707" calcext:value-type="float">
            <text:p>13183707</text:p>
          </table:table-cell>
          <table:table-cell table:formula="of:=[.A826]/1000/(60*60*24)" office:value-type="time" office:time-value="PT03H39M43.707S" calcext:value-type="time">
            <text:p>03:39:4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82.01" calcext:value-type="float">
            <text:p>882.01</text:p>
          </table:table-cell>
          <table:table-cell office:value-type="float" office:value="1071.29" calcext:value-type="float">
            <text:p>1071.29</text:p>
          </table:table-cell>
        </table:table-row>
        <table:table-row table:style-name="ro1">
          <table:table-cell office:value-type="float" office:value="13199707" calcext:value-type="float">
            <text:p>13199707</text:p>
          </table:table-cell>
          <table:table-cell table:formula="of:=[.A827]/1000/(60*60*24)" office:value-type="time" office:time-value="PT03H39M59.707S" calcext:value-type="time">
            <text:p>03:40:0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83.07" calcext:value-type="float">
            <text:p>883.07</text:p>
          </table:table-cell>
          <table:table-cell office:value-type="float" office:value="1072.56" calcext:value-type="float">
            <text:p>1072.56</text:p>
          </table:table-cell>
        </table:table-row>
        <table:table-row table:style-name="ro1">
          <table:table-cell office:value-type="float" office:value="13215707" calcext:value-type="float">
            <text:p>13215707</text:p>
          </table:table-cell>
          <table:table-cell table:formula="of:=[.A828]/1000/(60*60*24)" office:value-type="time" office:time-value="PT03H40M15.707S" calcext:value-type="time">
            <text:p>03:40:1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884.13" calcext:value-type="float">
            <text:p>884.13</text:p>
          </table:table-cell>
          <table:table-cell office:value-type="float" office:value="1073.84" calcext:value-type="float">
            <text:p>1073.84</text:p>
          </table:table-cell>
        </table:table-row>
        <table:table-row table:style-name="ro1">
          <table:table-cell office:value-type="float" office:value="13231706" calcext:value-type="float">
            <text:p>13231706</text:p>
          </table:table-cell>
          <table:table-cell table:formula="of:=[.A829]/1000/(60*60*24)" office:value-type="time" office:time-value="PT03H40M31.706S" calcext:value-type="time">
            <text:p>03:40:3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85.2" calcext:value-type="float">
            <text:p>885.2</text:p>
          </table:table-cell>
          <table:table-cell office:value-type="float" office:value="1075.12" calcext:value-type="float">
            <text:p>1075.12</text:p>
          </table:table-cell>
        </table:table-row>
        <table:table-row table:style-name="ro1">
          <table:table-cell office:value-type="float" office:value="13247707" calcext:value-type="float">
            <text:p>13247707</text:p>
          </table:table-cell>
          <table:table-cell table:formula="of:=[.A830]/1000/(60*60*24)" office:value-type="time" office:time-value="PT03H40M47.707S" calcext:value-type="time">
            <text:p>03:40:4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886.26" calcext:value-type="float">
            <text:p>886.26</text:p>
          </table:table-cell>
          <table:table-cell office:value-type="float" office:value="1076.4" calcext:value-type="float">
            <text:p>1076.4</text:p>
          </table:table-cell>
        </table:table-row>
        <table:table-row table:style-name="ro1">
          <table:table-cell office:value-type="float" office:value="13263707" calcext:value-type="float">
            <text:p>13263707</text:p>
          </table:table-cell>
          <table:table-cell table:formula="of:=[.A831]/1000/(60*60*24)" office:value-type="time" office:time-value="PT03H41M03.707S" calcext:value-type="time">
            <text:p>03:41:0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87.32" calcext:value-type="float">
            <text:p>887.32</text:p>
          </table:table-cell>
          <table:table-cell office:value-type="float" office:value="1077.67" calcext:value-type="float">
            <text:p>1077.67</text:p>
          </table:table-cell>
        </table:table-row>
        <table:table-row table:style-name="ro1">
          <table:table-cell office:value-type="float" office:value="13279707" calcext:value-type="float">
            <text:p>13279707</text:p>
          </table:table-cell>
          <table:table-cell table:formula="of:=[.A832]/1000/(60*60*24)" office:value-type="time" office:time-value="PT03H41M19.707S" calcext:value-type="time">
            <text:p>03:41:2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88.38" calcext:value-type="float">
            <text:p>888.38</text:p>
          </table:table-cell>
          <table:table-cell office:value-type="float" office:value="1078.95" calcext:value-type="float">
            <text:p>1078.95</text:p>
          </table:table-cell>
        </table:table-row>
        <table:table-row table:style-name="ro1">
          <table:table-cell office:value-type="float" office:value="13295707" calcext:value-type="float">
            <text:p>13295707</text:p>
          </table:table-cell>
          <table:table-cell table:formula="of:=[.A833]/1000/(60*60*24)" office:value-type="time" office:time-value="PT03H41M35.707S" calcext:value-type="time">
            <text:p>03:41:3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89.44" calcext:value-type="float">
            <text:p>889.44</text:p>
          </table:table-cell>
          <table:table-cell office:value-type="float" office:value="1080.23" calcext:value-type="float">
            <text:p>1080.23</text:p>
          </table:table-cell>
        </table:table-row>
        <table:table-row table:style-name="ro1">
          <table:table-cell office:value-type="float" office:value="13311707" calcext:value-type="float">
            <text:p>13311707</text:p>
          </table:table-cell>
          <table:table-cell table:formula="of:=[.A834]/1000/(60*60*24)" office:value-type="time" office:time-value="PT03H41M51.707S" calcext:value-type="time">
            <text:p>03:41:5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90.5" calcext:value-type="float">
            <text:p>890.5</text:p>
          </table:table-cell>
          <table:table-cell office:value-type="float" office:value="1081.51" calcext:value-type="float">
            <text:p>1081.51</text:p>
          </table:table-cell>
        </table:table-row>
        <table:table-row table:style-name="ro1">
          <table:table-cell office:value-type="float" office:value="13327707" calcext:value-type="float">
            <text:p>13327707</text:p>
          </table:table-cell>
          <table:table-cell table:formula="of:=[.A835]/1000/(60*60*24)" office:value-type="time" office:time-value="PT03H42M07.707S" calcext:value-type="time">
            <text:p>03:42:0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91.56" calcext:value-type="float">
            <text:p>891.56</text:p>
          </table:table-cell>
          <table:table-cell office:value-type="float" office:value="1082.78" calcext:value-type="float">
            <text:p>1082.78</text:p>
          </table:table-cell>
        </table:table-row>
        <table:table-row table:style-name="ro1">
          <table:table-cell office:value-type="float" office:value="13343706" calcext:value-type="float">
            <text:p>13343706</text:p>
          </table:table-cell>
          <table:table-cell table:formula="of:=[.A836]/1000/(60*60*24)" office:value-type="time" office:time-value="PT03H42M23.706S" calcext:value-type="time">
            <text:p>03:42:2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892.62" calcext:value-type="float">
            <text:p>892.62</text:p>
          </table:table-cell>
          <table:table-cell office:value-type="float" office:value="1084.06" calcext:value-type="float">
            <text:p>1084.06</text:p>
          </table:table-cell>
        </table:table-row>
        <table:table-row table:style-name="ro1">
          <table:table-cell office:value-type="float" office:value="13359707" calcext:value-type="float">
            <text:p>13359707</text:p>
          </table:table-cell>
          <table:table-cell table:formula="of:=[.A837]/1000/(60*60*24)" office:value-type="time" office:time-value="PT03H42M39.707S" calcext:value-type="time">
            <text:p>03:42:4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93.68" calcext:value-type="float">
            <text:p>893.68</text:p>
          </table:table-cell>
          <table:table-cell office:value-type="float" office:value="1085.34" calcext:value-type="float">
            <text:p>1085.34</text:p>
          </table:table-cell>
        </table:table-row>
        <table:table-row table:style-name="ro1">
          <table:table-cell office:value-type="float" office:value="13375707" calcext:value-type="float">
            <text:p>13375707</text:p>
          </table:table-cell>
          <table:table-cell table:formula="of:=[.A838]/1000/(60*60*24)" office:value-type="time" office:time-value="PT03H42M55.707S" calcext:value-type="time">
            <text:p>03:42:5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94.74" calcext:value-type="float">
            <text:p>894.74</text:p>
          </table:table-cell>
          <table:table-cell office:value-type="float" office:value="1086.62" calcext:value-type="float">
            <text:p>1086.62</text:p>
          </table:table-cell>
        </table:table-row>
        <table:table-row table:style-name="ro1">
          <table:table-cell office:value-type="float" office:value="13391707" calcext:value-type="float">
            <text:p>13391707</text:p>
          </table:table-cell>
          <table:table-cell table:formula="of:=[.A839]/1000/(60*60*24)" office:value-type="time" office:time-value="PT03H43M11.707S" calcext:value-type="time">
            <text:p>03:43:1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895.81" calcext:value-type="float">
            <text:p>895.81</text:p>
          </table:table-cell>
          <table:table-cell office:value-type="float" office:value="1087.89" calcext:value-type="float">
            <text:p>1087.89</text:p>
          </table:table-cell>
        </table:table-row>
        <table:table-row table:style-name="ro1">
          <table:table-cell office:value-type="float" office:value="13407707" calcext:value-type="float">
            <text:p>13407707</text:p>
          </table:table-cell>
          <table:table-cell table:formula="of:=[.A840]/1000/(60*60*24)" office:value-type="time" office:time-value="PT03H43M27.707S" calcext:value-type="time">
            <text:p>03:43:2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896.87" calcext:value-type="float">
            <text:p>896.87</text:p>
          </table:table-cell>
          <table:table-cell office:value-type="float" office:value="1089.17" calcext:value-type="float">
            <text:p>1089.17</text:p>
          </table:table-cell>
        </table:table-row>
        <table:table-row table:style-name="ro1">
          <table:table-cell office:value-type="float" office:value="13423706" calcext:value-type="float">
            <text:p>13423706</text:p>
          </table:table-cell>
          <table:table-cell table:formula="of:=[.A841]/1000/(60*60*24)" office:value-type="time" office:time-value="PT03H43M43.706S" calcext:value-type="time">
            <text:p>03:43:4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97.93" calcext:value-type="float">
            <text:p>897.93</text:p>
          </table:table-cell>
          <table:table-cell office:value-type="float" office:value="1090.45" calcext:value-type="float">
            <text:p>1090.45</text:p>
          </table:table-cell>
        </table:table-row>
        <table:table-row table:style-name="ro1">
          <table:table-cell office:value-type="float" office:value="13439707" calcext:value-type="float">
            <text:p>13439707</text:p>
          </table:table-cell>
          <table:table-cell table:formula="of:=[.A842]/1000/(60*60*24)" office:value-type="time" office:time-value="PT03H43M59.707S" calcext:value-type="time">
            <text:p>03:44:0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98.99" calcext:value-type="float">
            <text:p>898.99</text:p>
          </table:table-cell>
          <table:table-cell office:value-type="float" office:value="1091.72" calcext:value-type="float">
            <text:p>1091.72</text:p>
          </table:table-cell>
        </table:table-row>
        <table:table-row table:style-name="ro1">
          <table:table-cell office:value-type="float" office:value="13455707" calcext:value-type="float">
            <text:p>13455707</text:p>
          </table:table-cell>
          <table:table-cell table:formula="of:=[.A843]/1000/(60*60*24)" office:value-type="time" office:time-value="PT03H44M15.707S" calcext:value-type="time">
            <text:p>03:44:1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00.05" calcext:value-type="float">
            <text:p>900.0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3471707" calcext:value-type="float">
            <text:p>13471707</text:p>
          </table:table-cell>
          <table:table-cell table:formula="of:=[.A844]/1000/(60*60*24)" office:value-type="time" office:time-value="PT03H44M31.707S" calcext:value-type="time">
            <text:p>03:44:3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01.11" calcext:value-type="float">
            <text:p>901.11</text:p>
          </table:table-cell>
          <table:table-cell office:value-type="float" office:value="1094.28" calcext:value-type="float">
            <text:p>1094.28</text:p>
          </table:table-cell>
        </table:table-row>
        <table:table-row table:style-name="ro1">
          <table:table-cell office:value-type="float" office:value="13487707" calcext:value-type="float">
            <text:p>13487707</text:p>
          </table:table-cell>
          <table:table-cell table:formula="of:=[.A845]/1000/(60*60*24)" office:value-type="time" office:time-value="PT03H44M47.707S" calcext:value-type="time">
            <text:p>03:44:4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902.17" calcext:value-type="float">
            <text:p>902.17</text:p>
          </table:table-cell>
          <table:table-cell office:value-type="float" office:value="1095.56" calcext:value-type="float">
            <text:p>1095.56</text:p>
          </table:table-cell>
        </table:table-row>
        <table:table-row table:style-name="ro1">
          <table:table-cell office:value-type="float" office:value="13503707" calcext:value-type="float">
            <text:p>13503707</text:p>
          </table:table-cell>
          <table:table-cell table:formula="of:=[.A846]/1000/(60*60*24)" office:value-type="time" office:time-value="PT03H45M03.707S" calcext:value-type="time">
            <text:p>03:45:0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03.23" calcext:value-type="float">
            <text:p>903.23</text:p>
          </table:table-cell>
          <table:table-cell office:value-type="float" office:value="1096.83" calcext:value-type="float">
            <text:p>1096.83</text:p>
          </table:table-cell>
        </table:table-row>
        <table:table-row table:style-name="ro1">
          <table:table-cell office:value-type="float" office:value="13519707" calcext:value-type="float">
            <text:p>13519707</text:p>
          </table:table-cell>
          <table:table-cell table:formula="of:=[.A847]/1000/(60*60*24)" office:value-type="time" office:time-value="PT03H45M19.707S" calcext:value-type="time">
            <text:p>03:4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04.29" calcext:value-type="float">
            <text:p>904.29</text:p>
          </table:table-cell>
          <table:table-cell office:value-type="float" office:value="1098.11" calcext:value-type="float">
            <text:p>1098.11</text:p>
          </table:table-cell>
        </table:table-row>
        <table:table-row table:style-name="ro1">
          <table:table-cell office:value-type="float" office:value="13535707" calcext:value-type="float">
            <text:p>13535707</text:p>
          </table:table-cell>
          <table:table-cell table:formula="of:=[.A848]/1000/(60*60*24)" office:value-type="time" office:time-value="PT03H45M35.707S" calcext:value-type="time">
            <text:p>03:45:3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05.35" calcext:value-type="float">
            <text:p>905.35</text:p>
          </table:table-cell>
          <table:table-cell office:value-type="float" office:value="1099.39" calcext:value-type="float">
            <text:p>1099.39</text:p>
          </table:table-cell>
        </table:table-row>
        <table:table-row table:style-name="ro1">
          <table:table-cell office:value-type="float" office:value="13551707" calcext:value-type="float">
            <text:p>13551707</text:p>
          </table:table-cell>
          <table:table-cell table:formula="of:=[.A849]/1000/(60*60*24)" office:value-type="time" office:time-value="PT03H45M51.707S" calcext:value-type="time">
            <text:p>03:45:5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06.41" calcext:value-type="float">
            <text:p>906.41</text:p>
          </table:table-cell>
          <table:table-cell office:value-type="float" office:value="1100.66" calcext:value-type="float">
            <text:p>1100.66</text:p>
          </table:table-cell>
        </table:table-row>
        <table:table-row table:style-name="ro1">
          <table:table-cell office:value-type="float" office:value="13567707" calcext:value-type="float">
            <text:p>13567707</text:p>
          </table:table-cell>
          <table:table-cell table:formula="of:=[.A850]/1000/(60*60*24)" office:value-type="time" office:time-value="PT03H46M07.707S" calcext:value-type="time">
            <text:p>03:46:0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07.47" calcext:value-type="float">
            <text:p>907.47</text:p>
          </table:table-cell>
          <table:table-cell office:value-type="float" office:value="1101.94" calcext:value-type="float">
            <text:p>1101.94</text:p>
          </table:table-cell>
        </table:table-row>
        <table:table-row table:style-name="ro1">
          <table:table-cell office:value-type="float" office:value="13583707" calcext:value-type="float">
            <text:p>13583707</text:p>
          </table:table-cell>
          <table:table-cell table:formula="of:=[.A851]/1000/(60*60*24)" office:value-type="time" office:time-value="PT03H46M23.707S" calcext:value-type="time">
            <text:p>03:46:2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908.53" calcext:value-type="float">
            <text:p>908.53</text:p>
          </table:table-cell>
          <table:table-cell office:value-type="float" office:value="1103.22" calcext:value-type="float">
            <text:p>1103.22</text:p>
          </table:table-cell>
        </table:table-row>
        <table:table-row table:style-name="ro1">
          <table:table-cell office:value-type="float" office:value="13599707" calcext:value-type="float">
            <text:p>13599707</text:p>
          </table:table-cell>
          <table:table-cell table:formula="of:=[.A852]/1000/(60*60*24)" office:value-type="time" office:time-value="PT03H46M39.707S" calcext:value-type="time">
            <text:p>03:46:4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909.59" calcext:value-type="float">
            <text:p>909.59</text:p>
          </table:table-cell>
          <table:table-cell office:value-type="float" office:value="1104.49" calcext:value-type="float">
            <text:p>1104.49</text:p>
          </table:table-cell>
        </table:table-row>
        <table:table-row table:style-name="ro1">
          <table:table-cell office:value-type="float" office:value="13615707" calcext:value-type="float">
            <text:p>13615707</text:p>
          </table:table-cell>
          <table:table-cell table:formula="of:=[.A853]/1000/(60*60*24)" office:value-type="time" office:time-value="PT03H46M55.707S" calcext:value-type="time">
            <text:p>03:46:5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10.65" calcext:value-type="float">
            <text:p>910.65</text:p>
          </table:table-cell>
          <table:table-cell office:value-type="float" office:value="1105.77" calcext:value-type="float">
            <text:p>1105.77</text:p>
          </table:table-cell>
        </table:table-row>
        <table:table-row table:style-name="ro1">
          <table:table-cell office:value-type="float" office:value="13631707" calcext:value-type="float">
            <text:p>13631707</text:p>
          </table:table-cell>
          <table:table-cell table:formula="of:=[.A854]/1000/(60*60*24)" office:value-type="time" office:time-value="PT03H47M11.707S" calcext:value-type="time">
            <text:p>03:47:1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11.71" calcext:value-type="float">
            <text:p>911.71</text:p>
          </table:table-cell>
          <table:table-cell office:value-type="float" office:value="1107.05" calcext:value-type="float">
            <text:p>1107.05</text:p>
          </table:table-cell>
        </table:table-row>
        <table:table-row table:style-name="ro1">
          <table:table-cell office:value-type="float" office:value="13647707" calcext:value-type="float">
            <text:p>13647707</text:p>
          </table:table-cell>
          <table:table-cell table:formula="of:=[.A855]/1000/(60*60*24)" office:value-type="time" office:time-value="PT03H47M27.707S" calcext:value-type="time">
            <text:p>03:47:2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12.77" calcext:value-type="float">
            <text:p>912.77</text:p>
          </table:table-cell>
          <table:table-cell office:value-type="float" office:value="1108.32" calcext:value-type="float">
            <text:p>1108.32</text:p>
          </table:table-cell>
        </table:table-row>
        <table:table-row table:style-name="ro1">
          <table:table-cell office:value-type="float" office:value="13663707" calcext:value-type="float">
            <text:p>13663707</text:p>
          </table:table-cell>
          <table:table-cell table:formula="of:=[.A856]/1000/(60*60*24)" office:value-type="time" office:time-value="PT03H47M43.707S" calcext:value-type="time">
            <text:p>03:47:4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13.83" calcext:value-type="float">
            <text:p>913.83</text:p>
          </table:table-cell>
          <table:table-cell office:value-type="float" office:value="1109.6" calcext:value-type="float">
            <text:p>1109.6</text:p>
          </table:table-cell>
        </table:table-row>
        <table:table-row table:style-name="ro1">
          <table:table-cell office:value-type="float" office:value="13679707" calcext:value-type="float">
            <text:p>13679707</text:p>
          </table:table-cell>
          <table:table-cell table:formula="of:=[.A857]/1000/(60*60*24)" office:value-type="time" office:time-value="PT03H47M59.707S" calcext:value-type="time">
            <text:p>03:4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14.9" calcext:value-type="float">
            <text:p>914.9</text:p>
          </table:table-cell>
          <table:table-cell office:value-type="float" office:value="1110.88" calcext:value-type="float">
            <text:p>1110.88</text:p>
          </table:table-cell>
        </table:table-row>
        <table:table-row table:style-name="ro1">
          <table:table-cell office:value-type="float" office:value="13695707" calcext:value-type="float">
            <text:p>13695707</text:p>
          </table:table-cell>
          <table:table-cell table:formula="of:=[.A858]/1000/(60*60*24)" office:value-type="time" office:time-value="PT03H48M15.707S" calcext:value-type="time">
            <text:p>03:48:1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915.96" calcext:value-type="float">
            <text:p>915.96</text:p>
          </table:table-cell>
          <table:table-cell office:value-type="float" office:value="1112.15" calcext:value-type="float">
            <text:p>1112.15</text:p>
          </table:table-cell>
        </table:table-row>
        <table:table-row table:style-name="ro1">
          <table:table-cell office:value-type="float" office:value="13711707" calcext:value-type="float">
            <text:p>13711707</text:p>
          </table:table-cell>
          <table:table-cell table:formula="of:=[.A859]/1000/(60*60*24)" office:value-type="time" office:time-value="PT03H48M31.707S" calcext:value-type="time">
            <text:p>03:48:3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17.02" calcext:value-type="float">
            <text:p>917.02</text:p>
          </table:table-cell>
          <table:table-cell office:value-type="float" office:value="1113.43" calcext:value-type="float">
            <text:p>1113.43</text:p>
          </table:table-cell>
        </table:table-row>
        <table:table-row table:style-name="ro1">
          <table:table-cell office:value-type="float" office:value="13727707" calcext:value-type="float">
            <text:p>13727707</text:p>
          </table:table-cell>
          <table:table-cell table:formula="of:=[.A860]/1000/(60*60*24)" office:value-type="time" office:time-value="PT03H48M47.707S" calcext:value-type="time">
            <text:p>03:48:4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18.08" calcext:value-type="float">
            <text:p>918.08</text:p>
          </table:table-cell>
          <table:table-cell office:value-type="float" office:value="1114.71" calcext:value-type="float">
            <text:p>1114.71</text:p>
          </table:table-cell>
        </table:table-row>
        <table:table-row table:style-name="ro1">
          <table:table-cell office:value-type="float" office:value="13743706" calcext:value-type="float">
            <text:p>13743706</text:p>
          </table:table-cell>
          <table:table-cell table:formula="of:=[.A861]/1000/(60*60*24)" office:value-type="time" office:time-value="PT03H49M03.706S" calcext:value-type="time">
            <text:p>03:49:0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19.14" calcext:value-type="float">
            <text:p>919.14</text:p>
          </table:table-cell>
          <table:table-cell office:value-type="float" office:value="1115.98" calcext:value-type="float">
            <text:p>1115.98</text:p>
          </table:table-cell>
        </table:table-row>
        <table:table-row table:style-name="ro1">
          <table:table-cell office:value-type="float" office:value="13759707" calcext:value-type="float">
            <text:p>13759707</text:p>
          </table:table-cell>
          <table:table-cell table:formula="of:=[.A862]/1000/(60*60*24)" office:value-type="time" office:time-value="PT03H49M19.707S" calcext:value-type="time">
            <text:p>03:49:2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20.2" calcext:value-type="float">
            <text:p>920.2</text:p>
          </table:table-cell>
          <table:table-cell office:value-type="float" office:value="1117.26" calcext:value-type="float">
            <text:p>1117.26</text:p>
          </table:table-cell>
        </table:table-row>
        <table:table-row table:style-name="ro1">
          <table:table-cell office:value-type="float" office:value="13775707" calcext:value-type="float">
            <text:p>13775707</text:p>
          </table:table-cell>
          <table:table-cell table:formula="of:=[.A863]/1000/(60*60*24)" office:value-type="time" office:time-value="PT03H49M35.707S" calcext:value-type="time">
            <text:p>03:49:3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21.26" calcext:value-type="float">
            <text:p>921.26</text:p>
          </table:table-cell>
          <table:table-cell office:value-type="float" office:value="1118.54" calcext:value-type="float">
            <text:p>1118.54</text:p>
          </table:table-cell>
        </table:table-row>
        <table:table-row table:style-name="ro1">
          <table:table-cell office:value-type="float" office:value="13791707" calcext:value-type="float">
            <text:p>13791707</text:p>
          </table:table-cell>
          <table:table-cell table:formula="of:=[.A864]/1000/(60*60*24)" office:value-type="time" office:time-value="PT03H49M51.707S" calcext:value-type="time">
            <text:p>03:49:5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922.32" calcext:value-type="float">
            <text:p>922.32</text:p>
          </table:table-cell>
          <table:table-cell office:value-type="float" office:value="1119.81" calcext:value-type="float">
            <text:p>1119.81</text:p>
          </table:table-cell>
        </table:table-row>
        <table:table-row table:style-name="ro1">
          <table:table-cell office:value-type="float" office:value="13807707" calcext:value-type="float">
            <text:p>13807707</text:p>
          </table:table-cell>
          <table:table-cell table:formula="of:=[.A865]/1000/(60*60*24)" office:value-type="time" office:time-value="PT03H50M07.707S" calcext:value-type="time">
            <text:p>03:50:0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923.38" calcext:value-type="float">
            <text:p>923.38</text:p>
          </table:table-cell>
          <table:table-cell office:value-type="float" office:value="1121.09" calcext:value-type="float">
            <text:p>1121.09</text:p>
          </table:table-cell>
        </table:table-row>
        <table:table-row table:style-name="ro1">
          <table:table-cell office:value-type="float" office:value="13823707" calcext:value-type="float">
            <text:p>13823707</text:p>
          </table:table-cell>
          <table:table-cell table:formula="of:=[.A866]/1000/(60*60*24)" office:value-type="time" office:time-value="PT03H50M23.707S" calcext:value-type="time">
            <text:p>03:50:2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924.44" calcext:value-type="float">
            <text:p>924.44</text:p>
          </table:table-cell>
          <table:table-cell office:value-type="float" office:value="1122.36" calcext:value-type="float">
            <text:p>1122.36</text:p>
          </table:table-cell>
        </table:table-row>
        <table:table-row table:style-name="ro1">
          <table:table-cell office:value-type="float" office:value="13839707" calcext:value-type="float">
            <text:p>13839707</text:p>
          </table:table-cell>
          <table:table-cell table:formula="of:=[.A867]/1000/(60*60*24)" office:value-type="time" office:time-value="PT03H50M39.707S" calcext:value-type="time">
            <text:p>03:50:4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25.5" calcext:value-type="float">
            <text:p>925.5</text:p>
          </table:table-cell>
          <table:table-cell office:value-type="float" office:value="1123.64" calcext:value-type="float">
            <text:p>1123.64</text:p>
          </table:table-cell>
        </table:table-row>
        <table:table-row table:style-name="ro1">
          <table:table-cell office:value-type="float" office:value="13855707" calcext:value-type="float">
            <text:p>13855707</text:p>
          </table:table-cell>
          <table:table-cell table:formula="of:=[.A868]/1000/(60*60*24)" office:value-type="time" office:time-value="PT03H50M55.707S" calcext:value-type="time">
            <text:p>03:50:5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26.56" calcext:value-type="float">
            <text:p>926.56</text:p>
          </table:table-cell>
          <table:table-cell office:value-type="float" office:value="1124.91" calcext:value-type="float">
            <text:p>1124.91</text:p>
          </table:table-cell>
        </table:table-row>
        <table:table-row table:style-name="ro1">
          <table:table-cell office:value-type="float" office:value="13871707" calcext:value-type="float">
            <text:p>13871707</text:p>
          </table:table-cell>
          <table:table-cell table:formula="of:=[.A869]/1000/(60*60*24)" office:value-type="time" office:time-value="PT03H51M11.707S" calcext:value-type="time">
            <text:p>03:51:1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27.62" calcext:value-type="float">
            <text:p>927.62</text:p>
          </table:table-cell>
          <table:table-cell office:value-type="float" office:value="1126.19" calcext:value-type="float">
            <text:p>1126.19</text:p>
          </table:table-cell>
        </table:table-row>
        <table:table-row table:style-name="ro1">
          <table:table-cell office:value-type="float" office:value="13887707" calcext:value-type="float">
            <text:p>13887707</text:p>
          </table:table-cell>
          <table:table-cell table:formula="of:=[.A870]/1000/(60*60*24)" office:value-type="time" office:time-value="PT03H51M27.707S" calcext:value-type="time">
            <text:p>03:51:2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28.68" calcext:value-type="float">
            <text:p>928.68</text:p>
          </table:table-cell>
          <table:table-cell office:value-type="float" office:value="1127.46" calcext:value-type="float">
            <text:p>1127.46</text:p>
          </table:table-cell>
        </table:table-row>
        <table:table-row table:style-name="ro1">
          <table:table-cell office:value-type="float" office:value="13903707" calcext:value-type="float">
            <text:p>13903707</text:p>
          </table:table-cell>
          <table:table-cell table:formula="of:=[.A871]/1000/(60*60*24)" office:value-type="time" office:time-value="PT03H51M43.707S" calcext:value-type="time">
            <text:p>03:51:4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29.74" calcext:value-type="float">
            <text:p>929.74</text:p>
          </table:table-cell>
          <table:table-cell office:value-type="float" office:value="1128.74" calcext:value-type="float">
            <text:p>1128.74</text:p>
          </table:table-cell>
        </table:table-row>
        <table:table-row table:style-name="ro1">
          <table:table-cell office:value-type="float" office:value="13919707" calcext:value-type="float">
            <text:p>13919707</text:p>
          </table:table-cell>
          <table:table-cell table:formula="of:=[.A872]/1000/(60*60*24)" office:value-type="time" office:time-value="PT03H51M59.707S" calcext:value-type="time">
            <text:p>03:52:0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30.8" calcext:value-type="float">
            <text:p>930.8</text:p>
          </table:table-cell>
          <table:table-cell office:value-type="float" office:value="1130.01" calcext:value-type="float">
            <text:p>1130.01</text:p>
          </table:table-cell>
        </table:table-row>
        <table:table-row table:style-name="ro1">
          <table:table-cell office:value-type="float" office:value="13935707" calcext:value-type="float">
            <text:p>13935707</text:p>
          </table:table-cell>
          <table:table-cell table:formula="of:=[.A873]/1000/(60*60*24)" office:value-type="time" office:time-value="PT03H52M15.707S" calcext:value-type="time">
            <text:p>03:52:1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31.86" calcext:value-type="float">
            <text:p>931.86</text:p>
          </table:table-cell>
          <table:table-cell office:value-type="float" office:value="1131.29" calcext:value-type="float">
            <text:p>1131.29</text:p>
          </table:table-cell>
        </table:table-row>
        <table:table-row table:style-name="ro1">
          <table:table-cell office:value-type="float" office:value="13951707" calcext:value-type="float">
            <text:p>13951707</text:p>
          </table:table-cell>
          <table:table-cell table:formula="of:=[.A874]/1000/(60*60*24)" office:value-type="time" office:time-value="PT03H52M31.707S" calcext:value-type="time">
            <text:p>03:52:3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32.92" calcext:value-type="float">
            <text:p>932.92</text:p>
          </table:table-cell>
          <table:table-cell office:value-type="float" office:value="1132.56" calcext:value-type="float">
            <text:p>1132.56</text:p>
          </table:table-cell>
        </table:table-row>
        <table:table-row table:style-name="ro1">
          <table:table-cell office:value-type="float" office:value="13967707" calcext:value-type="float">
            <text:p>13967707</text:p>
          </table:table-cell>
          <table:table-cell table:formula="of:=[.A875]/1000/(60*60*24)" office:value-type="time" office:time-value="PT03H52M47.707S" calcext:value-type="time">
            <text:p>03:52:4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33.98" calcext:value-type="float">
            <text:p>933.98</text:p>
          </table:table-cell>
          <table:table-cell office:value-type="float" office:value="1133.83" calcext:value-type="float">
            <text:p>1133.83</text:p>
          </table:table-cell>
        </table:table-row>
        <table:table-row table:style-name="ro1">
          <table:table-cell office:value-type="float" office:value="13983707" calcext:value-type="float">
            <text:p>13983707</text:p>
          </table:table-cell>
          <table:table-cell table:formula="of:=[.A876]/1000/(60*60*24)" office:value-type="time" office:time-value="PT03H53M03.707S" calcext:value-type="time">
            <text:p>03:53:0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35.04" calcext:value-type="float">
            <text:p>935.04</text:p>
          </table:table-cell>
          <table:table-cell office:value-type="float" office:value="1135.11" calcext:value-type="float">
            <text:p>1135.11</text:p>
          </table:table-cell>
        </table:table-row>
        <table:table-row table:style-name="ro1">
          <table:table-cell office:value-type="float" office:value="13999707" calcext:value-type="float">
            <text:p>13999707</text:p>
          </table:table-cell>
          <table:table-cell table:formula="of:=[.A877]/1000/(60*60*24)" office:value-type="time" office:time-value="PT03H53M19.707S" calcext:value-type="time">
            <text:p>03:53:2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36.1" calcext:value-type="float">
            <text:p>936.1</text:p>
          </table:table-cell>
          <table:table-cell office:value-type="float" office:value="1136.38" calcext:value-type="float">
            <text:p>1136.38</text:p>
          </table:table-cell>
        </table:table-row>
        <table:table-row table:style-name="ro1">
          <table:table-cell office:value-type="float" office:value="14015706" calcext:value-type="float">
            <text:p>14015706</text:p>
          </table:table-cell>
          <table:table-cell table:formula="of:=[.A878]/1000/(60*60*24)" office:value-type="time" office:time-value="PT03H53M35.706S" calcext:value-type="time">
            <text:p>03:53:3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37.16" calcext:value-type="float">
            <text:p>937.16</text:p>
          </table:table-cell>
          <table:table-cell office:value-type="float" office:value="1137.65" calcext:value-type="float">
            <text:p>1137.65</text:p>
          </table:table-cell>
        </table:table-row>
        <table:table-row table:style-name="ro1">
          <table:table-cell office:value-type="float" office:value="14031707" calcext:value-type="float">
            <text:p>14031707</text:p>
          </table:table-cell>
          <table:table-cell table:formula="of:=[.A879]/1000/(60*60*24)" office:value-type="time" office:time-value="PT03H53M51.707S" calcext:value-type="time">
            <text:p>03:53:5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38.22" calcext:value-type="float">
            <text:p>938.22</text:p>
          </table:table-cell>
          <table:table-cell office:value-type="float" office:value="1138.93" calcext:value-type="float">
            <text:p>1138.93</text:p>
          </table:table-cell>
        </table:table-row>
        <table:table-row table:style-name="ro1">
          <table:table-cell office:value-type="float" office:value="14047707" calcext:value-type="float">
            <text:p>14047707</text:p>
          </table:table-cell>
          <table:table-cell table:formula="of:=[.A880]/1000/(60*60*24)" office:value-type="time" office:time-value="PT03H54M07.707S" calcext:value-type="time">
            <text:p>03:54:0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39.28" calcext:value-type="float">
            <text:p>939.28</text:p>
          </table:table-cell>
          <table:table-cell office:value-type="float" office:value="1140.2" calcext:value-type="float">
            <text:p>1140.2</text:p>
          </table:table-cell>
        </table:table-row>
        <table:table-row table:style-name="ro1">
          <table:table-cell office:value-type="float" office:value="14063707" calcext:value-type="float">
            <text:p>14063707</text:p>
          </table:table-cell>
          <table:table-cell table:formula="of:=[.A881]/1000/(60*60*24)" office:value-type="time" office:time-value="PT03H54M23.707S" calcext:value-type="time">
            <text:p>03:54:2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40.34" calcext:value-type="float">
            <text:p>940.34</text:p>
          </table:table-cell>
          <table:table-cell office:value-type="float" office:value="1141.48" calcext:value-type="float">
            <text:p>1141.48</text:p>
          </table:table-cell>
        </table:table-row>
        <table:table-row table:style-name="ro1">
          <table:table-cell office:value-type="float" office:value="14079707" calcext:value-type="float">
            <text:p>14079707</text:p>
          </table:table-cell>
          <table:table-cell table:formula="of:=[.A882]/1000/(60*60*24)" office:value-type="time" office:time-value="PT03H54M39.707S" calcext:value-type="time">
            <text:p>03:54:4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41.4" calcext:value-type="float">
            <text:p>941.4</text:p>
          </table:table-cell>
          <table:table-cell office:value-type="float" office:value="1142.75" calcext:value-type="float">
            <text:p>1142.75</text:p>
          </table:table-cell>
        </table:table-row>
        <table:table-row table:style-name="ro1">
          <table:table-cell office:value-type="float" office:value="14095707" calcext:value-type="float">
            <text:p>14095707</text:p>
          </table:table-cell>
          <table:table-cell table:formula="of:=[.A883]/1000/(60*60*24)" office:value-type="time" office:time-value="PT03H54M55.707S" calcext:value-type="time">
            <text:p>03:54:5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42.46" calcext:value-type="float">
            <text:p>942.46</text:p>
          </table:table-cell>
          <table:table-cell office:value-type="float" office:value="1144.02" calcext:value-type="float">
            <text:p>1144.02</text:p>
          </table:table-cell>
        </table:table-row>
        <table:table-row table:style-name="ro1">
          <table:table-cell office:value-type="float" office:value="14111707" calcext:value-type="float">
            <text:p>14111707</text:p>
          </table:table-cell>
          <table:table-cell table:formula="of:=[.A884]/1000/(60*60*24)" office:value-type="time" office:time-value="PT03H55M11.707S" calcext:value-type="time">
            <text:p>03:55:1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943.52" calcext:value-type="float">
            <text:p>943.52</text:p>
          </table:table-cell>
          <table:table-cell office:value-type="float" office:value="1145.3" calcext:value-type="float">
            <text:p>1145.3</text:p>
          </table:table-cell>
        </table:table-row>
        <table:table-row table:style-name="ro1">
          <table:table-cell office:value-type="float" office:value="14127707" calcext:value-type="float">
            <text:p>14127707</text:p>
          </table:table-cell>
          <table:table-cell table:formula="of:=[.A885]/1000/(60*60*24)" office:value-type="time" office:time-value="PT03H55M27.707S" calcext:value-type="time">
            <text:p>03:55:2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44.58" calcext:value-type="float">
            <text:p>944.58</text:p>
          </table:table-cell>
          <table:table-cell office:value-type="float" office:value="1146.57" calcext:value-type="float">
            <text:p>1146.57</text:p>
          </table:table-cell>
        </table:table-row>
        <table:table-row table:style-name="ro1">
          <table:table-cell office:value-type="float" office:value="14143707" calcext:value-type="float">
            <text:p>14143707</text:p>
          </table:table-cell>
          <table:table-cell table:formula="of:=[.A886]/1000/(60*60*24)" office:value-type="time" office:time-value="PT03H55M43.707S" calcext:value-type="time">
            <text:p>03:55:4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945.64" calcext:value-type="float">
            <text:p>945.64</text:p>
          </table:table-cell>
          <table:table-cell office:value-type="float" office:value="1147.84" calcext:value-type="float">
            <text:p>1147.84</text:p>
          </table:table-cell>
        </table:table-row>
        <table:table-row table:style-name="ro1">
          <table:table-cell office:value-type="float" office:value="14159707" calcext:value-type="float">
            <text:p>14159707</text:p>
          </table:table-cell>
          <table:table-cell table:formula="of:=[.A887]/1000/(60*60*24)" office:value-type="time" office:time-value="PT03H55M59.707S" calcext:value-type="time">
            <text:p>03:56:0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46.7" calcext:value-type="float">
            <text:p>946.7</text:p>
          </table:table-cell>
          <table:table-cell office:value-type="float" office:value="1149.12" calcext:value-type="float">
            <text:p>1149.12</text:p>
          </table:table-cell>
        </table:table-row>
        <table:table-row table:style-name="ro1">
          <table:table-cell office:value-type="float" office:value="14175707" calcext:value-type="float">
            <text:p>14175707</text:p>
          </table:table-cell>
          <table:table-cell table:formula="of:=[.A888]/1000/(60*60*24)" office:value-type="time" office:time-value="PT03H56M15.707S" calcext:value-type="time">
            <text:p>03:56:1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947.76" calcext:value-type="float">
            <text:p>947.76</text:p>
          </table:table-cell>
          <table:table-cell office:value-type="float" office:value="1150.39" calcext:value-type="float">
            <text:p>1150.39</text:p>
          </table:table-cell>
        </table:table-row>
        <table:table-row table:style-name="ro1">
          <table:table-cell office:value-type="float" office:value="14191706" calcext:value-type="float">
            <text:p>14191706</text:p>
          </table:table-cell>
          <table:table-cell table:formula="of:=[.A889]/1000/(60*60*24)" office:value-type="time" office:time-value="PT03H56M31.706S" calcext:value-type="time">
            <text:p>03:56:3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48.82" calcext:value-type="float">
            <text:p>948.82</text:p>
          </table:table-cell>
          <table:table-cell office:value-type="float" office:value="1151.66" calcext:value-type="float">
            <text:p>1151.66</text:p>
          </table:table-cell>
        </table:table-row>
        <table:table-row table:style-name="ro1">
          <table:table-cell office:value-type="float" office:value="14207707" calcext:value-type="float">
            <text:p>14207707</text:p>
          </table:table-cell>
          <table:table-cell table:formula="of:=[.A890]/1000/(60*60*24)" office:value-type="time" office:time-value="PT03H56M47.707S" calcext:value-type="time">
            <text:p>03:56:4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949.87" calcext:value-type="float">
            <text:p>949.87</text:p>
          </table:table-cell>
          <table:table-cell office:value-type="float" office:value="1152.93" calcext:value-type="float">
            <text:p>1152.93</text:p>
          </table:table-cell>
        </table:table-row>
        <table:table-row table:style-name="ro1">
          <table:table-cell office:value-type="float" office:value="14223707" calcext:value-type="float">
            <text:p>14223707</text:p>
          </table:table-cell>
          <table:table-cell table:formula="of:=[.A891]/1000/(60*60*24)" office:value-type="time" office:time-value="PT03H57M03.707S" calcext:value-type="time">
            <text:p>03:57:0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50.93" calcext:value-type="float">
            <text:p>950.93</text:p>
          </table:table-cell>
          <table:table-cell office:value-type="float" office:value="1154.21" calcext:value-type="float">
            <text:p>1154.21</text:p>
          </table:table-cell>
        </table:table-row>
        <table:table-row table:style-name="ro1">
          <table:table-cell office:value-type="float" office:value="14239707" calcext:value-type="float">
            <text:p>14239707</text:p>
          </table:table-cell>
          <table:table-cell table:formula="of:=[.A892]/1000/(60*60*24)" office:value-type="time" office:time-value="PT03H57M19.707S" calcext:value-type="time">
            <text:p>03:57:2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51.99" calcext:value-type="float">
            <text:p>951.99</text:p>
          </table:table-cell>
          <table:table-cell office:value-type="float" office:value="1155.48" calcext:value-type="float">
            <text:p>1155.48</text:p>
          </table:table-cell>
        </table:table-row>
        <table:table-row table:style-name="ro1">
          <table:table-cell office:value-type="float" office:value="14255707" calcext:value-type="float">
            <text:p>14255707</text:p>
          </table:table-cell>
          <table:table-cell table:formula="of:=[.A893]/1000/(60*60*24)" office:value-type="time" office:time-value="PT03H57M35.707S" calcext:value-type="time">
            <text:p>03:57:3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953.05" calcext:value-type="float">
            <text:p>953.05</text:p>
          </table:table-cell>
          <table:table-cell office:value-type="float" office:value="1156.75" calcext:value-type="float">
            <text:p>1156.75</text:p>
          </table:table-cell>
        </table:table-row>
        <table:table-row table:style-name="ro1">
          <table:table-cell office:value-type="float" office:value="14271707" calcext:value-type="float">
            <text:p>14271707</text:p>
          </table:table-cell>
          <table:table-cell table:formula="of:=[.A894]/1000/(60*60*24)" office:value-type="time" office:time-value="PT03H57M51.707S" calcext:value-type="time">
            <text:p>03:57:5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54.11" calcext:value-type="float">
            <text:p>954.11</text:p>
          </table:table-cell>
          <table:table-cell office:value-type="float" office:value="1158.02" calcext:value-type="float">
            <text:p>1158.02</text:p>
          </table:table-cell>
        </table:table-row>
        <table:table-row table:style-name="ro1">
          <table:table-cell office:value-type="float" office:value="14287707" calcext:value-type="float">
            <text:p>14287707</text:p>
          </table:table-cell>
          <table:table-cell table:formula="of:=[.A895]/1000/(60*60*24)" office:value-type="time" office:time-value="PT03H58M07.707S" calcext:value-type="time">
            <text:p>03:58:0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55.17" calcext:value-type="float">
            <text:p>955.17</text:p>
          </table:table-cell>
          <table:table-cell office:value-type="float" office:value="1159.3" calcext:value-type="float">
            <text:p>1159.3</text:p>
          </table:table-cell>
        </table:table-row>
        <table:table-row table:style-name="ro1">
          <table:table-cell office:value-type="float" office:value="14303707" calcext:value-type="float">
            <text:p>14303707</text:p>
          </table:table-cell>
          <table:table-cell table:formula="of:=[.A896]/1000/(60*60*24)" office:value-type="time" office:time-value="PT03H58M23.707S" calcext:value-type="time">
            <text:p>03:58:2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56.23" calcext:value-type="float">
            <text:p>956.23</text:p>
          </table:table-cell>
          <table:table-cell office:value-type="float" office:value="1160.57" calcext:value-type="float">
            <text:p>1160.57</text:p>
          </table:table-cell>
        </table:table-row>
        <table:table-row table:style-name="ro1">
          <table:table-cell office:value-type="float" office:value="14319707" calcext:value-type="float">
            <text:p>14319707</text:p>
          </table:table-cell>
          <table:table-cell table:formula="of:=[.A897]/1000/(60*60*24)" office:value-type="time" office:time-value="PT03H58M39.707S" calcext:value-type="time">
            <text:p>03:58:4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57.29" calcext:value-type="float">
            <text:p>957.29</text:p>
          </table:table-cell>
          <table:table-cell office:value-type="float" office:value="1161.84" calcext:value-type="float">
            <text:p>1161.84</text:p>
          </table:table-cell>
        </table:table-row>
        <table:table-row table:style-name="ro1">
          <table:table-cell office:value-type="float" office:value="14335707" calcext:value-type="float">
            <text:p>14335707</text:p>
          </table:table-cell>
          <table:table-cell table:formula="of:=[.A898]/1000/(60*60*24)" office:value-type="time" office:time-value="PT03H58M55.707S" calcext:value-type="time">
            <text:p>03:58:5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58.35" calcext:value-type="float">
            <text:p>958.35</text:p>
          </table:table-cell>
          <table:table-cell office:value-type="float" office:value="1163.11" calcext:value-type="float">
            <text:p>1163.11</text:p>
          </table:table-cell>
        </table:table-row>
        <table:table-row table:style-name="ro1">
          <table:table-cell office:value-type="float" office:value="14351707" calcext:value-type="float">
            <text:p>14351707</text:p>
          </table:table-cell>
          <table:table-cell table:formula="of:=[.A899]/1000/(60*60*24)" office:value-type="time" office:time-value="PT03H59M11.707S" calcext:value-type="time">
            <text:p>03:59:1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959.41" calcext:value-type="float">
            <text:p>959.41</text:p>
          </table:table-cell>
          <table:table-cell office:value-type="float" office:value="1164.38" calcext:value-type="float">
            <text:p>1164.38</text:p>
          </table:table-cell>
        </table:table-row>
        <table:table-row table:style-name="ro1">
          <table:table-cell office:value-type="float" office:value="14367707" calcext:value-type="float">
            <text:p>14367707</text:p>
          </table:table-cell>
          <table:table-cell table:formula="of:=[.A900]/1000/(60*60*24)" office:value-type="time" office:time-value="PT03H59M27.707S" calcext:value-type="time">
            <text:p>03:59:2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60.47" calcext:value-type="float">
            <text:p>960.47</text:p>
          </table:table-cell>
          <table:table-cell office:value-type="float" office:value="1165.65" calcext:value-type="float">
            <text:p>1165.65</text:p>
          </table:table-cell>
        </table:table-row>
        <table:table-row table:style-name="ro1">
          <table:table-cell office:value-type="float" office:value="14383707" calcext:value-type="float">
            <text:p>14383707</text:p>
          </table:table-cell>
          <table:table-cell table:formula="of:=[.A901]/1000/(60*60*24)" office:value-type="time" office:time-value="PT03H59M43.707S" calcext:value-type="time">
            <text:p>03:59:4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61.53" calcext:value-type="float">
            <text:p>961.53</text:p>
          </table:table-cell>
          <table:table-cell office:value-type="float" office:value="1166.93" calcext:value-type="float">
            <text:p>1166.93</text:p>
          </table:table-cell>
        </table:table-row>
        <table:table-row table:style-name="ro1">
          <table:table-cell office:value-type="float" office:value="14399707" calcext:value-type="float">
            <text:p>14399707</text:p>
          </table:table-cell>
          <table:table-cell table:formula="of:=[.A902]/1000/(60*60*24)" office:value-type="time" office:time-value="PT03H59M59.707S" calcext:value-type="time">
            <text:p>04:00:0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62.59" calcext:value-type="float">
            <text:p>962.59</text:p>
          </table:table-cell>
          <table:table-cell office:value-type="float" office:value="1168.2" calcext:value-type="float">
            <text:p>1168.2</text:p>
          </table:table-cell>
        </table:table-row>
        <table:table-row table:style-name="ro1">
          <table:table-cell office:value-type="float" office:value="14415707" calcext:value-type="float">
            <text:p>14415707</text:p>
          </table:table-cell>
          <table:table-cell table:formula="of:=[.A903]/1000/(60*60*24)" office:value-type="time" office:time-value="PT04H00M15.707S" calcext:value-type="time">
            <text:p>04:00:1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963.65" calcext:value-type="float">
            <text:p>963.65</text:p>
          </table:table-cell>
          <table:table-cell office:value-type="float" office:value="1169.47" calcext:value-type="float">
            <text:p>1169.47</text:p>
          </table:table-cell>
        </table:table-row>
        <table:table-row table:style-name="ro1">
          <table:table-cell office:value-type="float" office:value="14431707" calcext:value-type="float">
            <text:p>14431707</text:p>
          </table:table-cell>
          <table:table-cell table:formula="of:=[.A904]/1000/(60*60*24)" office:value-type="time" office:time-value="PT04H00M31.707S" calcext:value-type="time">
            <text:p>04:00:3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64.71" calcext:value-type="float">
            <text:p>964.71</text:p>
          </table:table-cell>
          <table:table-cell office:value-type="float" office:value="1170.74" calcext:value-type="float">
            <text:p>1170.74</text:p>
          </table:table-cell>
        </table:table-row>
        <table:table-row table:style-name="ro1">
          <table:table-cell office:value-type="float" office:value="14447707" calcext:value-type="float">
            <text:p>14447707</text:p>
          </table:table-cell>
          <table:table-cell table:formula="of:=[.A905]/1000/(60*60*24)" office:value-type="time" office:time-value="PT04H00M47.707S" calcext:value-type="time">
            <text:p>04:00:4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965.77" calcext:value-type="float">
            <text:p>965.77</text:p>
          </table:table-cell>
          <table:table-cell office:value-type="float" office:value="1172.02" calcext:value-type="float">
            <text:p>1172.02</text:p>
          </table:table-cell>
        </table:table-row>
        <table:table-row table:style-name="ro1">
          <table:table-cell office:value-type="float" office:value="14463707" calcext:value-type="float">
            <text:p>14463707</text:p>
          </table:table-cell>
          <table:table-cell table:formula="of:=[.A906]/1000/(60*60*24)" office:value-type="time" office:time-value="PT04H01M03.707S" calcext:value-type="time">
            <text:p>04:01:0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66.83" calcext:value-type="float">
            <text:p>966.83</text:p>
          </table:table-cell>
          <table:table-cell office:value-type="float" office:value="1173.29" calcext:value-type="float">
            <text:p>1173.29</text:p>
          </table:table-cell>
        </table:table-row>
        <table:table-row table:style-name="ro1">
          <table:table-cell office:value-type="float" office:value="14479707" calcext:value-type="float">
            <text:p>14479707</text:p>
          </table:table-cell>
          <table:table-cell table:formula="of:=[.A907]/1000/(60*60*24)" office:value-type="time" office:time-value="PT04H01M19.707S" calcext:value-type="time">
            <text:p>04:01:2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67.89" calcext:value-type="float">
            <text:p>967.89</text:p>
          </table:table-cell>
          <table:table-cell office:value-type="float" office:value="1174.56" calcext:value-type="float">
            <text:p>1174.56</text:p>
          </table:table-cell>
        </table:table-row>
        <table:table-row table:style-name="ro1">
          <table:table-cell office:value-type="float" office:value="14495707" calcext:value-type="float">
            <text:p>14495707</text:p>
          </table:table-cell>
          <table:table-cell table:formula="of:=[.A908]/1000/(60*60*24)" office:value-type="time" office:time-value="PT04H01M35.707S" calcext:value-type="time">
            <text:p>04:01:3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68.94" calcext:value-type="float">
            <text:p>968.94</text:p>
          </table:table-cell>
          <table:table-cell office:value-type="float" office:value="1175.83" calcext:value-type="float">
            <text:p>1175.83</text:p>
          </table:table-cell>
        </table:table-row>
        <table:table-row table:style-name="ro1">
          <table:table-cell office:value-type="float" office:value="14511706" calcext:value-type="float">
            <text:p>14511706</text:p>
          </table:table-cell>
          <table:table-cell table:formula="of:=[.A909]/1000/(60*60*24)" office:value-type="time" office:time-value="PT04H01M51.706S" calcext:value-type="time">
            <text:p>04:01:5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70" calcext:value-type="float">
            <text:p>970</text:p>
          </table:table-cell>
          <table:table-cell office:value-type="float" office:value="1177.11" calcext:value-type="float">
            <text:p>1177.11</text:p>
          </table:table-cell>
        </table:table-row>
        <table:table-row table:style-name="ro1">
          <table:table-cell office:value-type="float" office:value="14527707" calcext:value-type="float">
            <text:p>14527707</text:p>
          </table:table-cell>
          <table:table-cell table:formula="of:=[.A910]/1000/(60*60*24)" office:value-type="time" office:time-value="PT04H02M07.707S" calcext:value-type="time">
            <text:p>04:02:0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71.06" calcext:value-type="float">
            <text:p>971.06</text:p>
          </table:table-cell>
          <table:table-cell office:value-type="float" office:value="1178.38" calcext:value-type="float">
            <text:p>1178.38</text:p>
          </table:table-cell>
        </table:table-row>
        <table:table-row table:style-name="ro1">
          <table:table-cell office:value-type="float" office:value="14543707" calcext:value-type="float">
            <text:p>14543707</text:p>
          </table:table-cell>
          <table:table-cell table:formula="of:=[.A911]/1000/(60*60*24)" office:value-type="time" office:time-value="PT04H02M23.707S" calcext:value-type="time">
            <text:p>04:02:2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72.12" calcext:value-type="float">
            <text:p>972.12</text:p>
          </table:table-cell>
          <table:table-cell office:value-type="float" office:value="1179.65" calcext:value-type="float">
            <text:p>1179.65</text:p>
          </table:table-cell>
        </table:table-row>
        <table:table-row table:style-name="ro1">
          <table:table-cell office:value-type="float" office:value="14559707" calcext:value-type="float">
            <text:p>14559707</text:p>
          </table:table-cell>
          <table:table-cell table:formula="of:=[.A912]/1000/(60*60*24)" office:value-type="time" office:time-value="PT04H02M39.707S" calcext:value-type="time">
            <text:p>04:02:4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73.18" calcext:value-type="float">
            <text:p>973.18</text:p>
          </table:table-cell>
          <table:table-cell office:value-type="float" office:value="1180.92" calcext:value-type="float">
            <text:p>1180.92</text:p>
          </table:table-cell>
        </table:table-row>
        <table:table-row table:style-name="ro1">
          <table:table-cell office:value-type="float" office:value="14575707" calcext:value-type="float">
            <text:p>14575707</text:p>
          </table:table-cell>
          <table:table-cell table:formula="of:=[.A913]/1000/(60*60*24)" office:value-type="time" office:time-value="PT04H02M55.707S" calcext:value-type="time">
            <text:p>04:02:5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74.24" calcext:value-type="float">
            <text:p>974.24</text:p>
          </table:table-cell>
          <table:table-cell office:value-type="float" office:value="1182.19" calcext:value-type="float">
            <text:p>1182.19</text:p>
          </table:table-cell>
        </table:table-row>
        <table:table-row table:style-name="ro1">
          <table:table-cell office:value-type="float" office:value="14591707" calcext:value-type="float">
            <text:p>14591707</text:p>
          </table:table-cell>
          <table:table-cell table:formula="of:=[.A914]/1000/(60*60*24)" office:value-type="time" office:time-value="PT04H03M11.707S" calcext:value-type="time">
            <text:p>04:03:1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75.3" calcext:value-type="float">
            <text:p>975.3</text:p>
          </table:table-cell>
          <table:table-cell office:value-type="float" office:value="1183.46" calcext:value-type="float">
            <text:p>1183.46</text:p>
          </table:table-cell>
        </table:table-row>
        <table:table-row table:style-name="ro1">
          <table:table-cell office:value-type="float" office:value="14607707" calcext:value-type="float">
            <text:p>14607707</text:p>
          </table:table-cell>
          <table:table-cell table:formula="of:=[.A915]/1000/(60*60*24)" office:value-type="time" office:time-value="PT04H03M27.707S" calcext:value-type="time">
            <text:p>04:03:2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76.36" calcext:value-type="float">
            <text:p>976.36</text:p>
          </table:table-cell>
          <table:table-cell office:value-type="float" office:value="1184.73" calcext:value-type="float">
            <text:p>1184.73</text:p>
          </table:table-cell>
        </table:table-row>
        <table:table-row table:style-name="ro1">
          <table:table-cell office:value-type="float" office:value="14623707" calcext:value-type="float">
            <text:p>14623707</text:p>
          </table:table-cell>
          <table:table-cell table:formula="of:=[.A916]/1000/(60*60*24)" office:value-type="time" office:time-value="PT04H03M43.707S" calcext:value-type="time">
            <text:p>04:03:4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77.42" calcext:value-type="float">
            <text:p>977.42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4639707" calcext:value-type="float">
            <text:p>14639707</text:p>
          </table:table-cell>
          <table:table-cell table:formula="of:=[.A917]/1000/(60*60*24)" office:value-type="time" office:time-value="PT04H03M59.707S" calcext:value-type="time">
            <text:p>04:04:0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78.47" calcext:value-type="float">
            <text:p>978.47</text:p>
          </table:table-cell>
          <table:table-cell office:value-type="float" office:value="1187.27" calcext:value-type="float">
            <text:p>1187.27</text:p>
          </table:table-cell>
        </table:table-row>
        <table:table-row table:style-name="ro1">
          <table:table-cell office:value-type="float" office:value="14655707" calcext:value-type="float">
            <text:p>14655707</text:p>
          </table:table-cell>
          <table:table-cell table:formula="of:=[.A918]/1000/(60*60*24)" office:value-type="time" office:time-value="PT04H04M15.707S" calcext:value-type="time">
            <text:p>04:04:1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979.53" calcext:value-type="float">
            <text:p>979.53</text:p>
          </table:table-cell>
          <table:table-cell office:value-type="float" office:value="1188.54" calcext:value-type="float">
            <text:p>1188.54</text:p>
          </table:table-cell>
        </table:table-row>
        <table:table-row table:style-name="ro1">
          <table:table-cell office:value-type="float" office:value="14671707" calcext:value-type="float">
            <text:p>14671707</text:p>
          </table:table-cell>
          <table:table-cell table:formula="of:=[.A919]/1000/(60*60*24)" office:value-type="time" office:time-value="PT04H04M31.707S" calcext:value-type="time">
            <text:p>04:04:3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980.59" calcext:value-type="float">
            <text:p>980.59</text:p>
          </table:table-cell>
          <table:table-cell office:value-type="float" office:value="1189.81" calcext:value-type="float">
            <text:p>1189.81</text:p>
          </table:table-cell>
        </table:table-row>
        <table:table-row table:style-name="ro1">
          <table:table-cell office:value-type="float" office:value="14687707" calcext:value-type="float">
            <text:p>14687707</text:p>
          </table:table-cell>
          <table:table-cell table:formula="of:=[.A920]/1000/(60*60*24)" office:value-type="time" office:time-value="PT04H04M47.707S" calcext:value-type="time">
            <text:p>04:04:4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81.65" calcext:value-type="float">
            <text:p>981.65</text:p>
          </table:table-cell>
          <table:table-cell office:value-type="float" office:value="1191.08" calcext:value-type="float">
            <text:p>1191.08</text:p>
          </table:table-cell>
        </table:table-row>
        <table:table-row table:style-name="ro1">
          <table:table-cell office:value-type="float" office:value="14703707" calcext:value-type="float">
            <text:p>14703707</text:p>
          </table:table-cell>
          <table:table-cell table:formula="of:=[.A921]/1000/(60*60*24)" office:value-type="time" office:time-value="PT04H05M03.707S" calcext:value-type="time">
            <text:p>04:05:0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982.71" calcext:value-type="float">
            <text:p>982.71</text:p>
          </table:table-cell>
          <table:table-cell office:value-type="float" office:value="1192.35" calcext:value-type="float">
            <text:p>1192.35</text:p>
          </table:table-cell>
        </table:table-row>
        <table:table-row table:style-name="ro1">
          <table:table-cell office:value-type="float" office:value="14719707" calcext:value-type="float">
            <text:p>14719707</text:p>
          </table:table-cell>
          <table:table-cell table:formula="of:=[.A922]/1000/(60*60*24)" office:value-type="time" office:time-value="PT04H05M19.707S" calcext:value-type="time">
            <text:p>04:0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83.77" calcext:value-type="float">
            <text:p>983.77</text:p>
          </table:table-cell>
          <table:table-cell office:value-type="float" office:value="1193.62" calcext:value-type="float">
            <text:p>1193.62</text:p>
          </table:table-cell>
        </table:table-row>
        <table:table-row table:style-name="ro1">
          <table:table-cell office:value-type="float" office:value="14735707" calcext:value-type="float">
            <text:p>14735707</text:p>
          </table:table-cell>
          <table:table-cell table:formula="of:=[.A923]/1000/(60*60*24)" office:value-type="time" office:time-value="PT04H05M35.707S" calcext:value-type="time">
            <text:p>04:05:3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84.83" calcext:value-type="float">
            <text:p>984.83</text:p>
          </table:table-cell>
          <table:table-cell office:value-type="float" office:value="1194.89" calcext:value-type="float">
            <text:p>1194.89</text:p>
          </table:table-cell>
        </table:table-row>
        <table:table-row table:style-name="ro1">
          <table:table-cell office:value-type="float" office:value="14751707" calcext:value-type="float">
            <text:p>14751707</text:p>
          </table:table-cell>
          <table:table-cell table:formula="of:=[.A924]/1000/(60*60*24)" office:value-type="time" office:time-value="PT04H05M51.707S" calcext:value-type="time">
            <text:p>04:05:5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985.88" calcext:value-type="float">
            <text:p>985.88</text:p>
          </table:table-cell>
          <table:table-cell office:value-type="float" office:value="1196.16" calcext:value-type="float">
            <text:p>1196.16</text:p>
          </table:table-cell>
        </table:table-row>
        <table:table-row table:style-name="ro1">
          <table:table-cell office:value-type="float" office:value="14767707" calcext:value-type="float">
            <text:p>14767707</text:p>
          </table:table-cell>
          <table:table-cell table:formula="of:=[.A925]/1000/(60*60*24)" office:value-type="time" office:time-value="PT04H06M07.707S" calcext:value-type="time">
            <text:p>04:06:0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86.94" calcext:value-type="float">
            <text:p>986.94</text:p>
          </table:table-cell>
          <table:table-cell office:value-type="float" office:value="1197.43" calcext:value-type="float">
            <text:p>1197.43</text:p>
          </table:table-cell>
        </table:table-row>
        <table:table-row table:style-name="ro1">
          <table:table-cell office:value-type="float" office:value="14783706" calcext:value-type="float">
            <text:p>14783706</text:p>
          </table:table-cell>
          <table:table-cell table:formula="of:=[.A926]/1000/(60*60*24)" office:value-type="time" office:time-value="PT04H06M23.706S" calcext:value-type="time">
            <text:p>04:06:2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88" calcext:value-type="float">
            <text:p>988</text:p>
          </table:table-cell>
          <table:table-cell office:value-type="float" office:value="1198.7" calcext:value-type="float">
            <text:p>1198.7</text:p>
          </table:table-cell>
        </table:table-row>
        <table:table-row table:style-name="ro1">
          <table:table-cell office:value-type="float" office:value="14799707" calcext:value-type="float">
            <text:p>14799707</text:p>
          </table:table-cell>
          <table:table-cell table:formula="of:=[.A927]/1000/(60*60*24)" office:value-type="time" office:time-value="PT04H06M39.707S" calcext:value-type="time">
            <text:p>04:06:4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989.06" calcext:value-type="float">
            <text:p>989.06</text:p>
          </table:table-cell>
          <table:table-cell office:value-type="float" office:value="1199.97" calcext:value-type="float">
            <text:p>1199.97</text:p>
          </table:table-cell>
        </table:table-row>
        <table:table-row table:style-name="ro1">
          <table:table-cell office:value-type="float" office:value="14815706" calcext:value-type="float">
            <text:p>14815706</text:p>
          </table:table-cell>
          <table:table-cell table:formula="of:=[.A928]/1000/(60*60*24)" office:value-type="time" office:time-value="PT04H06M55.706S" calcext:value-type="time">
            <text:p>04:06:5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0.12" calcext:value-type="float">
            <text:p>990.12</text:p>
          </table:table-cell>
          <table:table-cell office:value-type="float" office:value="1201.24" calcext:value-type="float">
            <text:p>1201.24</text:p>
          </table:table-cell>
        </table:table-row>
        <table:table-row table:style-name="ro1">
          <table:table-cell office:value-type="float" office:value="14831707" calcext:value-type="float">
            <text:p>14831707</text:p>
          </table:table-cell>
          <table:table-cell table:formula="of:=[.A929]/1000/(60*60*24)" office:value-type="time" office:time-value="PT04H07M11.707S" calcext:value-type="time">
            <text:p>04:07:1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1.18" calcext:value-type="float">
            <text:p>991.18</text:p>
          </table:table-cell>
          <table:table-cell office:value-type="float" office:value="1202.51" calcext:value-type="float">
            <text:p>1202.51</text:p>
          </table:table-cell>
        </table:table-row>
        <table:table-row table:style-name="ro1">
          <table:table-cell office:value-type="float" office:value="14847707" calcext:value-type="float">
            <text:p>14847707</text:p>
          </table:table-cell>
          <table:table-cell table:formula="of:=[.A930]/1000/(60*60*24)" office:value-type="time" office:time-value="PT04H07M27.707S" calcext:value-type="time">
            <text:p>04:07:2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2.24" calcext:value-type="float">
            <text:p>992.24</text:p>
          </table:table-cell>
          <table:table-cell office:value-type="float" office:value="1203.78" calcext:value-type="float">
            <text:p>1203.78</text:p>
          </table:table-cell>
        </table:table-row>
        <table:table-row table:style-name="ro1">
          <table:table-cell office:value-type="float" office:value="14863707" calcext:value-type="float">
            <text:p>14863707</text:p>
          </table:table-cell>
          <table:table-cell table:formula="of:=[.A931]/1000/(60*60*24)" office:value-type="time" office:time-value="PT04H07M43.707S" calcext:value-type="time">
            <text:p>04:07:4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993.29" calcext:value-type="float">
            <text:p>993.29</text:p>
          </table:table-cell>
          <table:table-cell office:value-type="float" office:value="1205.05" calcext:value-type="float">
            <text:p>1205.05</text:p>
          </table:table-cell>
        </table:table-row>
        <table:table-row table:style-name="ro1">
          <table:table-cell office:value-type="float" office:value="14879706" calcext:value-type="float">
            <text:p>14879706</text:p>
          </table:table-cell>
          <table:table-cell table:formula="of:=[.A932]/1000/(60*60*24)" office:value-type="time" office:time-value="PT04H07M59.706S" calcext:value-type="time">
            <text:p>04:0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994.35" calcext:value-type="float">
            <text:p>994.35</text:p>
          </table:table-cell>
          <table:table-cell office:value-type="float" office:value="1206.32" calcext:value-type="float">
            <text:p>1206.32</text:p>
          </table:table-cell>
        </table:table-row>
        <table:table-row table:style-name="ro1">
          <table:table-cell office:value-type="float" office:value="14895706" calcext:value-type="float">
            <text:p>14895706</text:p>
          </table:table-cell>
          <table:table-cell table:formula="of:=[.A933]/1000/(60*60*24)" office:value-type="time" office:time-value="PT04H08M15.706S" calcext:value-type="time">
            <text:p>04:08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95.41" calcext:value-type="float">
            <text:p>995.41</text:p>
          </table:table-cell>
          <table:table-cell office:value-type="float" office:value="1207.59" calcext:value-type="float">
            <text:p>1207.59</text:p>
          </table:table-cell>
        </table:table-row>
        <table:table-row table:style-name="ro1">
          <table:table-cell office:value-type="float" office:value="14911707" calcext:value-type="float">
            <text:p>14911707</text:p>
          </table:table-cell>
          <table:table-cell table:formula="of:=[.A934]/1000/(60*60*24)" office:value-type="time" office:time-value="PT04H08M31.707S" calcext:value-type="time">
            <text:p>04:08:3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6.47" calcext:value-type="float">
            <text:p>996.47</text:p>
          </table:table-cell>
          <table:table-cell office:value-type="float" office:value="1208.86" calcext:value-type="float">
            <text:p>1208.86</text:p>
          </table:table-cell>
        </table:table-row>
        <table:table-row table:style-name="ro1">
          <table:table-cell office:value-type="float" office:value="14927707" calcext:value-type="float">
            <text:p>14927707</text:p>
          </table:table-cell>
          <table:table-cell table:formula="of:=[.A935]/1000/(60*60*24)" office:value-type="time" office:time-value="PT04H08M47.707S" calcext:value-type="time">
            <text:p>04:08:4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7.53" calcext:value-type="float">
            <text:p>997.53</text:p>
          </table:table-cell>
          <table:table-cell office:value-type="float" office:value="1210.13" calcext:value-type="float">
            <text:p>1210.13</text:p>
          </table:table-cell>
        </table:table-row>
        <table:table-row table:style-name="ro1">
          <table:table-cell office:value-type="float" office:value="14943707" calcext:value-type="float">
            <text:p>14943707</text:p>
          </table:table-cell>
          <table:table-cell table:formula="of:=[.A936]/1000/(60*60*24)" office:value-type="time" office:time-value="PT04H09M03.707S" calcext:value-type="time">
            <text:p>04:09:0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8.59" calcext:value-type="float">
            <text:p>998.59</text:p>
          </table:table-cell>
          <table:table-cell office:value-type="float" office:value="1211.4" calcext:value-type="float">
            <text:p>1211.4</text:p>
          </table:table-cell>
        </table:table-row>
        <table:table-row table:style-name="ro1">
          <table:table-cell office:value-type="float" office:value="14959707" calcext:value-type="float">
            <text:p>14959707</text:p>
          </table:table-cell>
          <table:table-cell table:formula="of:=[.A937]/1000/(60*60*24)" office:value-type="time" office:time-value="PT04H09M19.707S" calcext:value-type="time">
            <text:p>04:09:2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9.65" calcext:value-type="float">
            <text:p>999.65</text:p>
          </table:table-cell>
          <table:table-cell office:value-type="float" office:value="1212.67" calcext:value-type="float">
            <text:p>1212.67</text:p>
          </table:table-cell>
        </table:table-row>
        <table:table-row table:style-name="ro1">
          <table:table-cell office:value-type="float" office:value="14975707" calcext:value-type="float">
            <text:p>14975707</text:p>
          </table:table-cell>
          <table:table-cell table:formula="of:=[.A938]/1000/(60*60*24)" office:value-type="time" office:time-value="PT04H09M35.707S" calcext:value-type="time">
            <text:p>04:09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00.7" calcext:value-type="float">
            <text:p>1000.7</text:p>
          </table:table-cell>
          <table:table-cell office:value-type="float" office:value="1213.94" calcext:value-type="float">
            <text:p>1213.94</text:p>
          </table:table-cell>
        </table:table-row>
        <table:table-row table:style-name="ro1">
          <table:table-cell office:value-type="float" office:value="14991707" calcext:value-type="float">
            <text:p>14991707</text:p>
          </table:table-cell>
          <table:table-cell table:formula="of:=[.A939]/1000/(60*60*24)" office:value-type="time" office:time-value="PT04H09M51.707S" calcext:value-type="time">
            <text:p>04:09:5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01.76" calcext:value-type="float">
            <text:p>1001.76</text:p>
          </table:table-cell>
          <table:table-cell office:value-type="float" office:value="1215.21" calcext:value-type="float">
            <text:p>1215.21</text:p>
          </table:table-cell>
        </table:table-row>
        <table:table-row table:style-name="ro1">
          <table:table-cell office:value-type="float" office:value="15007707" calcext:value-type="float">
            <text:p>15007707</text:p>
          </table:table-cell>
          <table:table-cell table:formula="of:=[.A940]/1000/(60*60*24)" office:value-type="time" office:time-value="PT04H10M07.707S" calcext:value-type="time">
            <text:p>04:10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02.82" calcext:value-type="float">
            <text:p>1002.82</text:p>
          </table:table-cell>
          <table:table-cell office:value-type="float" office:value="1216.48" calcext:value-type="float">
            <text:p>1216.48</text:p>
          </table:table-cell>
        </table:table-row>
        <table:table-row table:style-name="ro1">
          <table:table-cell office:value-type="float" office:value="15023707" calcext:value-type="float">
            <text:p>15023707</text:p>
          </table:table-cell>
          <table:table-cell table:formula="of:=[.A941]/1000/(60*60*24)" office:value-type="time" office:time-value="PT04H10M23.707S" calcext:value-type="time">
            <text:p>04:10:2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03.88" calcext:value-type="float">
            <text:p>1003.88</text:p>
          </table:table-cell>
          <table:table-cell office:value-type="float" office:value="1217.75" calcext:value-type="float">
            <text:p>1217.75</text:p>
          </table:table-cell>
        </table:table-row>
        <table:table-row table:style-name="ro1">
          <table:table-cell office:value-type="float" office:value="15039707" calcext:value-type="float">
            <text:p>15039707</text:p>
          </table:table-cell>
          <table:table-cell table:formula="of:=[.A942]/1000/(60*60*24)" office:value-type="time" office:time-value="PT04H10M39.707S" calcext:value-type="time">
            <text:p>04:10:4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04.94" calcext:value-type="float">
            <text:p>1004.94</text:p>
          </table:table-cell>
          <table:table-cell office:value-type="float" office:value="1219.02" calcext:value-type="float">
            <text:p>1219.02</text:p>
          </table:table-cell>
        </table:table-row>
        <table:table-row table:style-name="ro1">
          <table:table-cell office:value-type="float" office:value="15055707" calcext:value-type="float">
            <text:p>15055707</text:p>
          </table:table-cell>
          <table:table-cell table:formula="of:=[.A943]/1000/(60*60*24)" office:value-type="time" office:time-value="PT04H10M55.707S" calcext:value-type="time">
            <text:p>04:10:5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05.99" calcext:value-type="float">
            <text:p>1005.99</text:p>
          </table:table-cell>
          <table:table-cell office:value-type="float" office:value="1220.29" calcext:value-type="float">
            <text:p>1220.29</text:p>
          </table:table-cell>
        </table:table-row>
        <table:table-row table:style-name="ro1">
          <table:table-cell office:value-type="float" office:value="15071707" calcext:value-type="float">
            <text:p>15071707</text:p>
          </table:table-cell>
          <table:table-cell table:formula="of:=[.A944]/1000/(60*60*24)" office:value-type="time" office:time-value="PT04H11M11.707S" calcext:value-type="time">
            <text:p>04:11:1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1221.56" calcext:value-type="float">
            <text:p>1221.56</text:p>
          </table:table-cell>
        </table:table-row>
        <table:table-row table:style-name="ro1">
          <table:table-cell office:value-type="float" office:value="15087707" calcext:value-type="float">
            <text:p>15087707</text:p>
          </table:table-cell>
          <table:table-cell table:formula="of:=[.A945]/1000/(60*60*24)" office:value-type="time" office:time-value="PT04H11M27.707S" calcext:value-type="time">
            <text:p>04:11:2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08.11" calcext:value-type="float">
            <text:p>1008.11</text:p>
          </table:table-cell>
          <table:table-cell office:value-type="float" office:value="1222.82" calcext:value-type="float">
            <text:p>1222.82</text:p>
          </table:table-cell>
        </table:table-row>
        <table:table-row table:style-name="ro1">
          <table:table-cell office:value-type="float" office:value="15103707" calcext:value-type="float">
            <text:p>15103707</text:p>
          </table:table-cell>
          <table:table-cell table:formula="of:=[.A946]/1000/(60*60*24)" office:value-type="time" office:time-value="PT04H11M43.707S" calcext:value-type="time">
            <text:p>04:11:4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09.17" calcext:value-type="float">
            <text:p>1009.17</text:p>
          </table:table-cell>
          <table:table-cell office:value-type="float" office:value="1224.09" calcext:value-type="float">
            <text:p>1224.09</text:p>
          </table:table-cell>
        </table:table-row>
        <table:table-row table:style-name="ro1">
          <table:table-cell office:value-type="float" office:value="15119707" calcext:value-type="float">
            <text:p>15119707</text:p>
          </table:table-cell>
          <table:table-cell table:formula="of:=[.A947]/1000/(60*60*24)" office:value-type="time" office:time-value="PT04H11M59.707S" calcext:value-type="time">
            <text:p>04:12:0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10.22" calcext:value-type="float">
            <text:p>1010.22</text:p>
          </table:table-cell>
          <table:table-cell office:value-type="float" office:value="1225.36" calcext:value-type="float">
            <text:p>1225.36</text:p>
          </table:table-cell>
        </table:table-row>
        <table:table-row table:style-name="ro1">
          <table:table-cell office:value-type="float" office:value="15135707" calcext:value-type="float">
            <text:p>15135707</text:p>
          </table:table-cell>
          <table:table-cell table:formula="of:=[.A948]/1000/(60*60*24)" office:value-type="time" office:time-value="PT04H12M15.707S" calcext:value-type="time">
            <text:p>04:12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11.28" calcext:value-type="float">
            <text:p>1011.28</text:p>
          </table:table-cell>
          <table:table-cell office:value-type="float" office:value="1226.63" calcext:value-type="float">
            <text:p>1226.63</text:p>
          </table:table-cell>
        </table:table-row>
        <table:table-row table:style-name="ro1">
          <table:table-cell office:value-type="float" office:value="15151707" calcext:value-type="float">
            <text:p>15151707</text:p>
          </table:table-cell>
          <table:table-cell table:formula="of:=[.A949]/1000/(60*60*24)" office:value-type="time" office:time-value="PT04H12M31.707S" calcext:value-type="time">
            <text:p>04:12:3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12.34" calcext:value-type="float">
            <text:p>1012.34</text:p>
          </table:table-cell>
          <table:table-cell office:value-type="float" office:value="1227.9" calcext:value-type="float">
            <text:p>1227.9</text:p>
          </table:table-cell>
        </table:table-row>
        <table:table-row table:style-name="ro1">
          <table:table-cell office:value-type="float" office:value="15167707" calcext:value-type="float">
            <text:p>15167707</text:p>
          </table:table-cell>
          <table:table-cell table:formula="of:=[.A950]/1000/(60*60*24)" office:value-type="time" office:time-value="PT04H12M47.707S" calcext:value-type="time">
            <text:p>04:12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13.4" calcext:value-type="float">
            <text:p>1013.4</text:p>
          </table:table-cell>
          <table:table-cell office:value-type="float" office:value="1229.17" calcext:value-type="float">
            <text:p>1229.17</text:p>
          </table:table-cell>
        </table:table-row>
        <table:table-row table:style-name="ro1">
          <table:table-cell office:value-type="float" office:value="15183706" calcext:value-type="float">
            <text:p>15183706</text:p>
          </table:table-cell>
          <table:table-cell table:formula="of:=[.A951]/1000/(60*60*24)" office:value-type="time" office:time-value="PT04H13M03.706S" calcext:value-type="time">
            <text:p>04:13:0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1230.44" calcext:value-type="float">
            <text:p>1230.44</text:p>
          </table:table-cell>
        </table:table-row>
        <table:table-row table:style-name="ro1">
          <table:table-cell office:value-type="float" office:value="15199707" calcext:value-type="float">
            <text:p>15199707</text:p>
          </table:table-cell>
          <table:table-cell table:formula="of:=[.A952]/1000/(60*60*24)" office:value-type="time" office:time-value="PT04H13M19.707S" calcext:value-type="time">
            <text:p>04:13:2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15.51" calcext:value-type="float">
            <text:p>1015.51</text:p>
          </table:table-cell>
          <table:table-cell office:value-type="float" office:value="1231.71" calcext:value-type="float">
            <text:p>1231.71</text:p>
          </table:table-cell>
        </table:table-row>
        <table:table-row table:style-name="ro1">
          <table:table-cell office:value-type="float" office:value="15215707" calcext:value-type="float">
            <text:p>15215707</text:p>
          </table:table-cell>
          <table:table-cell table:formula="of:=[.A953]/1000/(60*60*24)" office:value-type="time" office:time-value="PT04H13M35.707S" calcext:value-type="time">
            <text:p>04:13:3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16.57" calcext:value-type="float">
            <text:p>1016.57</text:p>
          </table:table-cell>
          <table:table-cell office:value-type="float" office:value="1232.98" calcext:value-type="float">
            <text:p>1232.98</text:p>
          </table:table-cell>
        </table:table-row>
        <table:table-row table:style-name="ro1">
          <table:table-cell office:value-type="float" office:value="15231707" calcext:value-type="float">
            <text:p>15231707</text:p>
          </table:table-cell>
          <table:table-cell table:formula="of:=[.A954]/1000/(60*60*24)" office:value-type="time" office:time-value="PT04H13M51.707S" calcext:value-type="time">
            <text:p>04:13:5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17.63" calcext:value-type="float">
            <text:p>1017.63</text:p>
          </table:table-cell>
          <table:table-cell office:value-type="float" office:value="1234.25" calcext:value-type="float">
            <text:p>1234.25</text:p>
          </table:table-cell>
        </table:table-row>
        <table:table-row table:style-name="ro1">
          <table:table-cell office:value-type="float" office:value="15247707" calcext:value-type="float">
            <text:p>15247707</text:p>
          </table:table-cell>
          <table:table-cell table:formula="of:=[.A955]/1000/(60*60*24)" office:value-type="time" office:time-value="PT04H14M07.707S" calcext:value-type="time">
            <text:p>04:14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18.68" calcext:value-type="float">
            <text:p>1018.68</text:p>
          </table:table-cell>
          <table:table-cell office:value-type="float" office:value="1235.51" calcext:value-type="float">
            <text:p>1235.51</text:p>
          </table:table-cell>
        </table:table-row>
        <table:table-row table:style-name="ro1">
          <table:table-cell office:value-type="float" office:value="15263707" calcext:value-type="float">
            <text:p>15263707</text:p>
          </table:table-cell>
          <table:table-cell table:formula="of:=[.A956]/1000/(60*60*24)" office:value-type="time" office:time-value="PT04H14M23.707S" calcext:value-type="time">
            <text:p>04:14:2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19.74" calcext:value-type="float">
            <text:p>1019.74</text:p>
          </table:table-cell>
          <table:table-cell office:value-type="float" office:value="1236.78" calcext:value-type="float">
            <text:p>1236.78</text:p>
          </table:table-cell>
        </table:table-row>
        <table:table-row table:style-name="ro1">
          <table:table-cell office:value-type="float" office:value="15279707" calcext:value-type="float">
            <text:p>15279707</text:p>
          </table:table-cell>
          <table:table-cell table:formula="of:=[.A957]/1000/(60*60*24)" office:value-type="time" office:time-value="PT04H14M39.707S" calcext:value-type="time">
            <text:p>04:14:4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0.8" calcext:value-type="float">
            <text:p>1020.8</text:p>
          </table:table-cell>
          <table:table-cell office:value-type="float" office:value="1238.05" calcext:value-type="float">
            <text:p>1238.05</text:p>
          </table:table-cell>
        </table:table-row>
        <table:table-row table:style-name="ro1">
          <table:table-cell office:value-type="float" office:value="15295707" calcext:value-type="float">
            <text:p>15295707</text:p>
          </table:table-cell>
          <table:table-cell table:formula="of:=[.A958]/1000/(60*60*24)" office:value-type="time" office:time-value="PT04H14M55.707S" calcext:value-type="time">
            <text:p>04:14:5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1.86" calcext:value-type="float">
            <text:p>1021.86</text:p>
          </table:table-cell>
          <table:table-cell office:value-type="float" office:value="1239.32" calcext:value-type="float">
            <text:p>1239.32</text:p>
          </table:table-cell>
        </table:table-row>
        <table:table-row table:style-name="ro1">
          <table:table-cell office:value-type="float" office:value="15311706" calcext:value-type="float">
            <text:p>15311706</text:p>
          </table:table-cell>
          <table:table-cell table:formula="of:=[.A959]/1000/(60*60*24)" office:value-type="time" office:time-value="PT04H15M11.706S" calcext:value-type="time">
            <text:p>04:15:1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2.91" calcext:value-type="float">
            <text:p>1022.91</text:p>
          </table:table-cell>
          <table:table-cell office:value-type="float" office:value="1240.59" calcext:value-type="float">
            <text:p>1240.59</text:p>
          </table:table-cell>
        </table:table-row>
        <table:table-row table:style-name="ro1">
          <table:table-cell office:value-type="float" office:value="15327707" calcext:value-type="float">
            <text:p>15327707</text:p>
          </table:table-cell>
          <table:table-cell table:formula="of:=[.A960]/1000/(60*60*24)" office:value-type="time" office:time-value="PT04H15M27.707S" calcext:value-type="time">
            <text:p>04:15:2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3.97" calcext:value-type="float">
            <text:p>1023.97</text:p>
          </table:table-cell>
          <table:table-cell office:value-type="float" office:value="1241.86" calcext:value-type="float">
            <text:p>1241.86</text:p>
          </table:table-cell>
        </table:table-row>
        <table:table-row table:style-name="ro1">
          <table:table-cell office:value-type="float" office:value="15343707" calcext:value-type="float">
            <text:p>15343707</text:p>
          </table:table-cell>
          <table:table-cell table:formula="of:=[.A961]/1000/(60*60*24)" office:value-type="time" office:time-value="PT04H15M43.707S" calcext:value-type="time">
            <text:p>04:15:4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5.03" calcext:value-type="float">
            <text:p>1025.03</text:p>
          </table:table-cell>
          <table:table-cell office:value-type="float" office:value="1243.13" calcext:value-type="float">
            <text:p>1243.13</text:p>
          </table:table-cell>
        </table:table-row>
        <table:table-row table:style-name="ro1">
          <table:table-cell office:value-type="float" office:value="15359707" calcext:value-type="float">
            <text:p>15359707</text:p>
          </table:table-cell>
          <table:table-cell table:formula="of:=[.A962]/1000/(60*60*24)" office:value-type="time" office:time-value="PT04H15M59.707S" calcext:value-type="time">
            <text:p>04:16:0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1026.09" calcext:value-type="float">
            <text:p>1026.09</text:p>
          </table:table-cell>
          <table:table-cell office:value-type="float" office:value="1244.39" calcext:value-type="float">
            <text:p>1244.39</text:p>
          </table:table-cell>
        </table:table-row>
        <table:table-row table:style-name="ro1">
          <table:table-cell office:value-type="float" office:value="15375707" calcext:value-type="float">
            <text:p>15375707</text:p>
          </table:table-cell>
          <table:table-cell table:formula="of:=[.A963]/1000/(60*60*24)" office:value-type="time" office:time-value="PT04H16M15.707S" calcext:value-type="time">
            <text:p>04:16:1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7.14" calcext:value-type="float">
            <text:p>1027.14</text:p>
          </table:table-cell>
          <table:table-cell office:value-type="float" office:value="1245.66" calcext:value-type="float">
            <text:p>1245.66</text:p>
          </table:table-cell>
        </table:table-row>
        <table:table-row table:style-name="ro1">
          <table:table-cell office:value-type="float" office:value="15391707" calcext:value-type="float">
            <text:p>15391707</text:p>
          </table:table-cell>
          <table:table-cell table:formula="of:=[.A964]/1000/(60*60*24)" office:value-type="time" office:time-value="PT04H16M31.707S" calcext:value-type="time">
            <text:p>04:16:3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28.2" calcext:value-type="float">
            <text:p>1028.2</text:p>
          </table:table-cell>
          <table:table-cell office:value-type="float" office:value="1246.93" calcext:value-type="float">
            <text:p>1246.93</text:p>
          </table:table-cell>
        </table:table-row>
        <table:table-row table:style-name="ro1">
          <table:table-cell office:value-type="float" office:value="15407707" calcext:value-type="float">
            <text:p>15407707</text:p>
          </table:table-cell>
          <table:table-cell table:formula="of:=[.A965]/1000/(60*60*24)" office:value-type="time" office:time-value="PT04H16M47.707S" calcext:value-type="time">
            <text:p>04:16:4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29.26" calcext:value-type="float">
            <text:p>1029.26</text:p>
          </table:table-cell>
          <table:table-cell office:value-type="float" office:value="1248.2" calcext:value-type="float">
            <text:p>1248.2</text:p>
          </table:table-cell>
        </table:table-row>
        <table:table-row table:style-name="ro1">
          <table:table-cell office:value-type="float" office:value="15423706" calcext:value-type="float">
            <text:p>15423706</text:p>
          </table:table-cell>
          <table:table-cell table:formula="of:=[.A966]/1000/(60*60*24)" office:value-type="time" office:time-value="PT04H17M03.706S" calcext:value-type="time">
            <text:p>04:17:0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30.31" calcext:value-type="float">
            <text:p>1030.31</text:p>
          </table:table-cell>
          <table:table-cell office:value-type="float" office:value="1249.46" calcext:value-type="float">
            <text:p>1249.46</text:p>
          </table:table-cell>
        </table:table-row>
        <table:table-row table:style-name="ro1">
          <table:table-cell office:value-type="float" office:value="15439707" calcext:value-type="float">
            <text:p>15439707</text:p>
          </table:table-cell>
          <table:table-cell table:formula="of:=[.A967]/1000/(60*60*24)" office:value-type="time" office:time-value="PT04H17M19.707S" calcext:value-type="time">
            <text:p>04:17:2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31.37" calcext:value-type="float">
            <text:p>1031.37</text:p>
          </table:table-cell>
          <table:table-cell office:value-type="float" office:value="1250.73" calcext:value-type="float">
            <text:p>1250.73</text:p>
          </table:table-cell>
        </table:table-row>
        <table:table-row table:style-name="ro1">
          <table:table-cell office:value-type="float" office:value="15455707" calcext:value-type="float">
            <text:p>15455707</text:p>
          </table:table-cell>
          <table:table-cell table:formula="of:=[.A968]/1000/(60*60*24)" office:value-type="time" office:time-value="PT04H17M35.707S" calcext:value-type="time">
            <text:p>04:17:3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032.43" calcext:value-type="float">
            <text:p>1032.43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5471707" calcext:value-type="float">
            <text:p>15471707</text:p>
          </table:table-cell>
          <table:table-cell table:formula="of:=[.A969]/1000/(60*60*24)" office:value-type="time" office:time-value="PT04H17M51.707S" calcext:value-type="time">
            <text:p>04:17:5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33.49" calcext:value-type="float">
            <text:p>1033.49</text:p>
          </table:table-cell>
          <table:table-cell office:value-type="float" office:value="1253.26" calcext:value-type="float">
            <text:p>1253.26</text:p>
          </table:table-cell>
        </table:table-row>
        <table:table-row table:style-name="ro1">
          <table:table-cell office:value-type="float" office:value="15487707" calcext:value-type="float">
            <text:p>15487707</text:p>
          </table:table-cell>
          <table:table-cell table:formula="of:=[.A970]/1000/(60*60*24)" office:value-type="time" office:time-value="PT04H18M07.707S" calcext:value-type="time">
            <text:p>04:18:0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034.54" calcext:value-type="float">
            <text:p>1034.54</text:p>
          </table:table-cell>
          <table:table-cell office:value-type="float" office:value="1254.53" calcext:value-type="float">
            <text:p>1254.53</text:p>
          </table:table-cell>
        </table:table-row>
        <table:table-row table:style-name="ro1">
          <table:table-cell office:value-type="float" office:value="15503707" calcext:value-type="float">
            <text:p>15503707</text:p>
          </table:table-cell>
          <table:table-cell table:formula="of:=[.A971]/1000/(60*60*24)" office:value-type="time" office:time-value="PT04H18M23.707S" calcext:value-type="time">
            <text:p>04:18:2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35.6" calcext:value-type="float">
            <text:p>1035.6</text:p>
          </table:table-cell>
          <table:table-cell office:value-type="float" office:value="1255.8" calcext:value-type="float">
            <text:p>1255.8</text:p>
          </table:table-cell>
        </table:table-row>
        <table:table-row table:style-name="ro1">
          <table:table-cell office:value-type="float" office:value="15519707" calcext:value-type="float">
            <text:p>15519707</text:p>
          </table:table-cell>
          <table:table-cell table:formula="of:=[.A972]/1000/(60*60*24)" office:value-type="time" office:time-value="PT04H18M39.707S" calcext:value-type="time">
            <text:p>04:18:4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36.66" calcext:value-type="float">
            <text:p>1036.66</text:p>
          </table:table-cell>
          <table:table-cell office:value-type="float" office:value="1257.06" calcext:value-type="float">
            <text:p>1257.06</text:p>
          </table:table-cell>
        </table:table-row>
        <table:table-row table:style-name="ro1">
          <table:table-cell office:value-type="float" office:value="15535707" calcext:value-type="float">
            <text:p>15535707</text:p>
          </table:table-cell>
          <table:table-cell table:formula="of:=[.A973]/1000/(60*60*24)" office:value-type="time" office:time-value="PT04H18M55.707S" calcext:value-type="time">
            <text:p>04:18:5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37.71" calcext:value-type="float">
            <text:p>1037.71</text:p>
          </table:table-cell>
          <table:table-cell office:value-type="float" office:value="1258.33" calcext:value-type="float">
            <text:p>1258.33</text:p>
          </table:table-cell>
        </table:table-row>
        <table:table-row table:style-name="ro1">
          <table:table-cell office:value-type="float" office:value="15551707" calcext:value-type="float">
            <text:p>15551707</text:p>
          </table:table-cell>
          <table:table-cell table:formula="of:=[.A974]/1000/(60*60*24)" office:value-type="time" office:time-value="PT04H19M11.707S" calcext:value-type="time">
            <text:p>04:19:1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38.77" calcext:value-type="float">
            <text:p>1038.77</text:p>
          </table:table-cell>
          <table:table-cell office:value-type="float" office:value="1259.6" calcext:value-type="float">
            <text:p>1259.6</text:p>
          </table:table-cell>
        </table:table-row>
        <table:table-row table:style-name="ro1">
          <table:table-cell office:value-type="float" office:value="15567707" calcext:value-type="float">
            <text:p>15567707</text:p>
          </table:table-cell>
          <table:table-cell table:formula="of:=[.A975]/1000/(60*60*24)" office:value-type="time" office:time-value="PT04H19M27.707S" calcext:value-type="time">
            <text:p>04:19:2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039.83" calcext:value-type="float">
            <text:p>1039.83</text:p>
          </table:table-cell>
          <table:table-cell office:value-type="float" office:value="1260.86" calcext:value-type="float">
            <text:p>1260.86</text:p>
          </table:table-cell>
        </table:table-row>
        <table:table-row table:style-name="ro1">
          <table:table-cell office:value-type="float" office:value="15583707" calcext:value-type="float">
            <text:p>15583707</text:p>
          </table:table-cell>
          <table:table-cell table:formula="of:=[.A976]/1000/(60*60*24)" office:value-type="time" office:time-value="PT04H19M43.707S" calcext:value-type="time">
            <text:p>04:19:4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40.88" calcext:value-type="float">
            <text:p>1040.88</text:p>
          </table:table-cell>
          <table:table-cell office:value-type="float" office:value="1262.13" calcext:value-type="float">
            <text:p>1262.13</text:p>
          </table:table-cell>
        </table:table-row>
        <table:table-row table:style-name="ro1">
          <table:table-cell office:value-type="float" office:value="15599707" calcext:value-type="float">
            <text:p>15599707</text:p>
          </table:table-cell>
          <table:table-cell table:formula="of:=[.A977]/1000/(60*60*24)" office:value-type="time" office:time-value="PT04H19M59.707S" calcext:value-type="time">
            <text:p>04:20:0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41.94" calcext:value-type="float">
            <text:p>1041.94</text:p>
          </table:table-cell>
          <table:table-cell office:value-type="float" office:value="1263.4" calcext:value-type="float">
            <text:p>1263.4</text:p>
          </table:table-cell>
        </table:table-row>
        <table:table-row table:style-name="ro1">
          <table:table-cell office:value-type="float" office:value="15615707" calcext:value-type="float">
            <text:p>15615707</text:p>
          </table:table-cell>
          <table:table-cell table:formula="of:=[.A978]/1000/(60*60*24)" office:value-type="time" office:time-value="PT04H20M15.707S" calcext:value-type="time">
            <text:p>04:20:1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1043" calcext:value-type="float">
            <text:p>1043</text:p>
          </table:table-cell>
          <table:table-cell office:value-type="float" office:value="1264.67" calcext:value-type="float">
            <text:p>1264.67</text:p>
          </table:table-cell>
        </table:table-row>
        <table:table-row table:style-name="ro1">
          <table:table-cell office:value-type="float" office:value="15631707" calcext:value-type="float">
            <text:p>15631707</text:p>
          </table:table-cell>
          <table:table-cell table:formula="of:=[.A979]/1000/(60*60*24)" office:value-type="time" office:time-value="PT04H20M31.707S" calcext:value-type="time">
            <text:p>04:20:3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44.05" calcext:value-type="float">
            <text:p>1044.05</text:p>
          </table:table-cell>
          <table:table-cell office:value-type="float" office:value="1265.93" calcext:value-type="float">
            <text:p>1265.93</text:p>
          </table:table-cell>
        </table:table-row>
        <table:table-row table:style-name="ro1">
          <table:table-cell office:value-type="float" office:value="15647707" calcext:value-type="float">
            <text:p>15647707</text:p>
          </table:table-cell>
          <table:table-cell table:formula="of:=[.A980]/1000/(60*60*24)" office:value-type="time" office:time-value="PT04H20M47.707S" calcext:value-type="time">
            <text:p>04:20:4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45.11" calcext:value-type="float">
            <text:p>1045.11</text:p>
          </table:table-cell>
          <table:table-cell office:value-type="float" office:value="1267.2" calcext:value-type="float">
            <text:p>1267.2</text:p>
          </table:table-cell>
        </table:table-row>
        <table:table-row table:style-name="ro1">
          <table:table-cell office:value-type="float" office:value="15663707" calcext:value-type="float">
            <text:p>15663707</text:p>
          </table:table-cell>
          <table:table-cell table:formula="of:=[.A981]/1000/(60*60*24)" office:value-type="time" office:time-value="PT04H21M03.707S" calcext:value-type="time">
            <text:p>04:21:0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46.16" calcext:value-type="float">
            <text:p>1046.16</text:p>
          </table:table-cell>
          <table:table-cell office:value-type="float" office:value="1268.47" calcext:value-type="float">
            <text:p>1268.47</text:p>
          </table:table-cell>
        </table:table-row>
        <table:table-row table:style-name="ro1">
          <table:table-cell office:value-type="float" office:value="15679707" calcext:value-type="float">
            <text:p>15679707</text:p>
          </table:table-cell>
          <table:table-cell table:formula="of:=[.A982]/1000/(60*60*24)" office:value-type="time" office:time-value="PT04H21M19.707S" calcext:value-type="time">
            <text:p>04:21:2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47.22" calcext:value-type="float">
            <text:p>1047.22</text:p>
          </table:table-cell>
          <table:table-cell office:value-type="float" office:value="1269.73" calcext:value-type="float">
            <text:p>1269.73</text:p>
          </table:table-cell>
        </table:table-row>
        <table:table-row table:style-name="ro1">
          <table:table-cell office:value-type="float" office:value="15695707" calcext:value-type="float">
            <text:p>15695707</text:p>
          </table:table-cell>
          <table:table-cell table:formula="of:=[.A983]/1000/(60*60*24)" office:value-type="time" office:time-value="PT04H21M35.707S" calcext:value-type="time">
            <text:p>04:21:3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48.28" calcext:value-type="float">
            <text:p>1048.28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5711707" calcext:value-type="float">
            <text:p>15711707</text:p>
          </table:table-cell>
          <table:table-cell table:formula="of:=[.A984]/1000/(60*60*24)" office:value-type="time" office:time-value="PT04H21M51.707S" calcext:value-type="time">
            <text:p>04:21:5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49.33" calcext:value-type="float">
            <text:p>1049.33</text:p>
          </table:table-cell>
          <table:table-cell office:value-type="float" office:value="1272.27" calcext:value-type="float">
            <text:p>1272.27</text:p>
          </table:table-cell>
        </table:table-row>
        <table:table-row table:style-name="ro1">
          <table:table-cell office:value-type="float" office:value="15727707" calcext:value-type="float">
            <text:p>15727707</text:p>
          </table:table-cell>
          <table:table-cell table:formula="of:=[.A985]/1000/(60*60*24)" office:value-type="time" office:time-value="PT04H22M07.707S" calcext:value-type="time">
            <text:p>04:22:0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50.39" calcext:value-type="float">
            <text:p>1050.39</text:p>
          </table:table-cell>
          <table:table-cell office:value-type="float" office:value="1273.53" calcext:value-type="float">
            <text:p>1273.53</text:p>
          </table:table-cell>
        </table:table-row>
        <table:table-row table:style-name="ro1">
          <table:table-cell office:value-type="float" office:value="15743707" calcext:value-type="float">
            <text:p>15743707</text:p>
          </table:table-cell>
          <table:table-cell table:formula="of:=[.A986]/1000/(60*60*24)" office:value-type="time" office:time-value="PT04H22M23.707S" calcext:value-type="time">
            <text:p>04:22:2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051.45" calcext:value-type="float">
            <text:p>1051.45</text:p>
          </table:table-cell>
          <table:table-cell office:value-type="float" office:value="1274.8" calcext:value-type="float">
            <text:p>1274.8</text:p>
          </table:table-cell>
        </table:table-row>
        <table:table-row table:style-name="ro1">
          <table:table-cell office:value-type="float" office:value="15759707" calcext:value-type="float">
            <text:p>15759707</text:p>
          </table:table-cell>
          <table:table-cell table:formula="of:=[.A987]/1000/(60*60*24)" office:value-type="time" office:time-value="PT04H22M39.707S" calcext:value-type="time">
            <text:p>04:22:4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52.5" calcext:value-type="float">
            <text:p>1052.5</text:p>
          </table:table-cell>
          <table:table-cell office:value-type="float" office:value="1276.06" calcext:value-type="float">
            <text:p>1276.06</text:p>
          </table:table-cell>
        </table:table-row>
        <table:table-row table:style-name="ro1">
          <table:table-cell office:value-type="float" office:value="15775707" calcext:value-type="float">
            <text:p>15775707</text:p>
          </table:table-cell>
          <table:table-cell table:formula="of:=[.A988]/1000/(60*60*24)" office:value-type="time" office:time-value="PT04H22M55.707S" calcext:value-type="time">
            <text:p>04:22:5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053.56" calcext:value-type="float">
            <text:p>1053.56</text:p>
          </table:table-cell>
          <table:table-cell office:value-type="float" office:value="1277.33" calcext:value-type="float">
            <text:p>1277.33</text:p>
          </table:table-cell>
        </table:table-row>
        <table:table-row table:style-name="ro1">
          <table:table-cell office:value-type="float" office:value="15791706" calcext:value-type="float">
            <text:p>15791706</text:p>
          </table:table-cell>
          <table:table-cell table:formula="of:=[.A989]/1000/(60*60*24)" office:value-type="time" office:time-value="PT04H23M11.706S" calcext:value-type="time">
            <text:p>04:23:1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54.61" calcext:value-type="float">
            <text:p>1054.61</text:p>
          </table:table-cell>
          <table:table-cell office:value-type="float" office:value="1278.59" calcext:value-type="float">
            <text:p>1278.59</text:p>
          </table:table-cell>
        </table:table-row>
        <table:table-row table:style-name="ro1">
          <table:table-cell office:value-type="float" office:value="15807707" calcext:value-type="float">
            <text:p>15807707</text:p>
          </table:table-cell>
          <table:table-cell table:formula="of:=[.A990]/1000/(60*60*24)" office:value-type="time" office:time-value="PT04H23M27.707S" calcext:value-type="time">
            <text:p>04:23:2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055.67" calcext:value-type="float">
            <text:p>1055.67</text:p>
          </table:table-cell>
          <table:table-cell office:value-type="float" office:value="1279.86" calcext:value-type="float">
            <text:p>1279.86</text:p>
          </table:table-cell>
        </table:table-row>
        <table:table-row table:style-name="ro1">
          <table:table-cell office:value-type="float" office:value="15823707" calcext:value-type="float">
            <text:p>15823707</text:p>
          </table:table-cell>
          <table:table-cell table:formula="of:=[.A991]/1000/(60*60*24)" office:value-type="time" office:time-value="PT04H23M43.707S" calcext:value-type="time">
            <text:p>04:23:4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056.73" calcext:value-type="float">
            <text:p>1056.73</text:p>
          </table:table-cell>
          <table:table-cell office:value-type="float" office:value="1281.13" calcext:value-type="float">
            <text:p>1281.13</text:p>
          </table:table-cell>
        </table:table-row>
        <table:table-row table:style-name="ro1">
          <table:table-cell office:value-type="float" office:value="15839706" calcext:value-type="float">
            <text:p>15839706</text:p>
          </table:table-cell>
          <table:table-cell table:formula="of:=[.A992]/1000/(60*60*24)" office:value-type="time" office:time-value="PT04H23M59.706S" calcext:value-type="time">
            <text:p>04:24:0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57.78" calcext:value-type="float">
            <text:p>1057.78</text:p>
          </table:table-cell>
          <table:table-cell office:value-type="float" office:value="1282.39" calcext:value-type="float">
            <text:p>1282.39</text:p>
          </table:table-cell>
        </table:table-row>
        <table:table-row table:style-name="ro1">
          <table:table-cell office:value-type="float" office:value="15855707" calcext:value-type="float">
            <text:p>15855707</text:p>
          </table:table-cell>
          <table:table-cell table:formula="of:=[.A993]/1000/(60*60*24)" office:value-type="time" office:time-value="PT04H24M15.707S" calcext:value-type="time">
            <text:p>04:24:1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58.84" calcext:value-type="float">
            <text:p>1058.84</text:p>
          </table:table-cell>
          <table:table-cell office:value-type="float" office:value="1283.66" calcext:value-type="float">
            <text:p>1283.66</text:p>
          </table:table-cell>
        </table:table-row>
        <table:table-row table:style-name="ro1">
          <table:table-cell office:value-type="float" office:value="15871707" calcext:value-type="float">
            <text:p>15871707</text:p>
          </table:table-cell>
          <table:table-cell table:formula="of:=[.A994]/1000/(60*60*24)" office:value-type="time" office:time-value="PT04H24M31.707S" calcext:value-type="time">
            <text:p>04:24:3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59.9" calcext:value-type="float">
            <text:p>1059.9</text:p>
          </table:table-cell>
          <table:table-cell office:value-type="float" office:value="1284.92" calcext:value-type="float">
            <text:p>1284.92</text:p>
          </table:table-cell>
        </table:table-row>
        <table:table-row table:style-name="ro1">
          <table:table-cell office:value-type="float" office:value="15887707" calcext:value-type="float">
            <text:p>15887707</text:p>
          </table:table-cell>
          <table:table-cell table:formula="of:=[.A995]/1000/(60*60*24)" office:value-type="time" office:time-value="PT04H24M47.707S" calcext:value-type="time">
            <text:p>04:24:4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60.95" calcext:value-type="float">
            <text:p>1060.95</text:p>
          </table:table-cell>
          <table:table-cell office:value-type="float" office:value="1286.19" calcext:value-type="float">
            <text:p>1286.19</text:p>
          </table:table-cell>
        </table:table-row>
        <table:table-row table:style-name="ro1">
          <table:table-cell office:value-type="float" office:value="15903707" calcext:value-type="float">
            <text:p>15903707</text:p>
          </table:table-cell>
          <table:table-cell table:formula="of:=[.A996]/1000/(60*60*24)" office:value-type="time" office:time-value="PT04H25M03.707S" calcext:value-type="time">
            <text:p>04:25:0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62.01" calcext:value-type="float">
            <text:p>1062.01</text:p>
          </table:table-cell>
          <table:table-cell office:value-type="float" office:value="1287.45" calcext:value-type="float">
            <text:p>1287.45</text:p>
          </table:table-cell>
        </table:table-row>
        <table:table-row table:style-name="ro1">
          <table:table-cell office:value-type="float" office:value="15919707" calcext:value-type="float">
            <text:p>15919707</text:p>
          </table:table-cell>
          <table:table-cell table:formula="of:=[.A997]/1000/(60*60*24)" office:value-type="time" office:time-value="PT04H25M19.707S" calcext:value-type="time">
            <text:p>04:25:2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63.06" calcext:value-type="float">
            <text:p>1063.06</text:p>
          </table:table-cell>
          <table:table-cell office:value-type="float" office:value="1288.72" calcext:value-type="float">
            <text:p>1288.72</text:p>
          </table:table-cell>
        </table:table-row>
        <table:table-row table:style-name="ro1">
          <table:table-cell office:value-type="float" office:value="15935707" calcext:value-type="float">
            <text:p>15935707</text:p>
          </table:table-cell>
          <table:table-cell table:formula="of:=[.A998]/1000/(60*60*24)" office:value-type="time" office:time-value="PT04H25M35.707S" calcext:value-type="time">
            <text:p>04:25:3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64.12" calcext:value-type="float">
            <text:p>1064.12</text:p>
          </table:table-cell>
          <table:table-cell office:value-type="float" office:value="1289.98" calcext:value-type="float">
            <text:p>1289.98</text:p>
          </table:table-cell>
        </table:table-row>
        <table:table-row table:style-name="ro1">
          <table:table-cell office:value-type="float" office:value="15951707" calcext:value-type="float">
            <text:p>15951707</text:p>
          </table:table-cell>
          <table:table-cell table:formula="of:=[.A999]/1000/(60*60*24)" office:value-type="time" office:time-value="PT04H25M51.707S" calcext:value-type="time">
            <text:p>04:25:5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65.18" calcext:value-type="float">
            <text:p>1065.18</text:p>
          </table:table-cell>
          <table:table-cell office:value-type="float" office:value="1291.24" calcext:value-type="float">
            <text:p>1291.24</text:p>
          </table:table-cell>
        </table:table-row>
        <table:table-row table:style-name="ro1">
          <table:table-cell office:value-type="float" office:value="15967707" calcext:value-type="float">
            <text:p>15967707</text:p>
          </table:table-cell>
          <table:table-cell table:formula="of:=[.A1000]/1000/(60*60*24)" office:value-type="time" office:time-value="PT04H26M07.707S" calcext:value-type="time">
            <text:p>04:26:0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66.23" calcext:value-type="float">
            <text:p>1066.23</text:p>
          </table:table-cell>
          <table:table-cell office:value-type="float" office:value="1292.51" calcext:value-type="float">
            <text:p>1292.51</text:p>
          </table:table-cell>
        </table:table-row>
        <table:table-row table:style-name="ro1">
          <table:table-cell office:value-type="float" office:value="15983707" calcext:value-type="float">
            <text:p>15983707</text:p>
          </table:table-cell>
          <table:table-cell table:formula="of:=[.A1001]/1000/(60*60*24)" office:value-type="time" office:time-value="PT04H26M23.707S" calcext:value-type="time">
            <text:p>04:26:2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67.29" calcext:value-type="float">
            <text:p>1067.29</text:p>
          </table:table-cell>
          <table:table-cell office:value-type="float" office:value="1293.77" calcext:value-type="float">
            <text:p>1293.77</text:p>
          </table:table-cell>
        </table:table-row>
        <table:table-row table:style-name="ro1">
          <table:table-cell office:value-type="float" office:value="15999707" calcext:value-type="float">
            <text:p>15999707</text:p>
          </table:table-cell>
          <table:table-cell table:formula="of:=[.A1002]/1000/(60*60*24)" office:value-type="time" office:time-value="PT04H26M39.707S" calcext:value-type="time">
            <text:p>04:26:4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68.34" calcext:value-type="float">
            <text:p>1068.34</text:p>
          </table:table-cell>
          <table:table-cell office:value-type="float" office:value="1295.04" calcext:value-type="float">
            <text:p>1295.04</text:p>
          </table:table-cell>
        </table:table-row>
        <table:table-row table:style-name="ro1">
          <table:table-cell office:value-type="float" office:value="16015707" calcext:value-type="float">
            <text:p>16015707</text:p>
          </table:table-cell>
          <table:table-cell table:formula="of:=[.A1003]/1000/(60*60*24)" office:value-type="time" office:time-value="PT04H26M55.707S" calcext:value-type="time">
            <text:p>04:26:5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69.4" calcext:value-type="float">
            <text:p>1069.4</text:p>
          </table:table-cell>
          <table:table-cell office:value-type="float" office:value="1296.3" calcext:value-type="float">
            <text:p>1296.3</text:p>
          </table:table-cell>
        </table:table-row>
        <table:table-row table:style-name="ro1">
          <table:table-cell office:value-type="float" office:value="16031707" calcext:value-type="float">
            <text:p>16031707</text:p>
          </table:table-cell>
          <table:table-cell table:formula="of:=[.A1004]/1000/(60*60*24)" office:value-type="time" office:time-value="PT04H27M11.707S" calcext:value-type="time">
            <text:p>04:27:1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70.45" calcext:value-type="float">
            <text:p>1070.45</text:p>
          </table:table-cell>
          <table:table-cell office:value-type="float" office:value="1297.56" calcext:value-type="float">
            <text:p>1297.56</text:p>
          </table:table-cell>
        </table:table-row>
        <table:table-row table:style-name="ro1">
          <table:table-cell office:value-type="float" office:value="16047707" calcext:value-type="float">
            <text:p>16047707</text:p>
          </table:table-cell>
          <table:table-cell table:formula="of:=[.A1005]/1000/(60*60*24)" office:value-type="time" office:time-value="PT04H27M27.707S" calcext:value-type="time">
            <text:p>04:27:2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71.51" calcext:value-type="float">
            <text:p>1071.51</text:p>
          </table:table-cell>
          <table:table-cell office:value-type="float" office:value="1298.83" calcext:value-type="float">
            <text:p>1298.83</text:p>
          </table:table-cell>
        </table:table-row>
        <table:table-row table:style-name="ro1">
          <table:table-cell office:value-type="float" office:value="16063707" calcext:value-type="float">
            <text:p>16063707</text:p>
          </table:table-cell>
          <table:table-cell table:formula="of:=[.A1006]/1000/(60*60*24)" office:value-type="time" office:time-value="PT04H27M43.707S" calcext:value-type="time">
            <text:p>04:27:4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72.56" calcext:value-type="float">
            <text:p>1072.56</text:p>
          </table:table-cell>
          <table:table-cell office:value-type="float" office:value="1300.09" calcext:value-type="float">
            <text:p>1300.09</text:p>
          </table:table-cell>
        </table:table-row>
        <table:table-row table:style-name="ro1">
          <table:table-cell office:value-type="float" office:value="16079707" calcext:value-type="float">
            <text:p>16079707</text:p>
          </table:table-cell>
          <table:table-cell table:formula="of:=[.A1007]/1000/(60*60*24)" office:value-type="time" office:time-value="PT04H27M59.707S" calcext:value-type="time">
            <text:p>04:28:0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73.62" calcext:value-type="float">
            <text:p>1073.62</text:p>
          </table:table-cell>
          <table:table-cell office:value-type="float" office:value="1301.35" calcext:value-type="float">
            <text:p>1301.35</text:p>
          </table:table-cell>
        </table:table-row>
        <table:table-row table:style-name="ro1">
          <table:table-cell office:value-type="float" office:value="16095707" calcext:value-type="float">
            <text:p>16095707</text:p>
          </table:table-cell>
          <table:table-cell table:formula="of:=[.A1008]/1000/(60*60*24)" office:value-type="time" office:time-value="PT04H28M15.707S" calcext:value-type="time">
            <text:p>04:28:1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74.67" calcext:value-type="float">
            <text:p>1074.67</text:p>
          </table:table-cell>
          <table:table-cell office:value-type="float" office:value="1302.62" calcext:value-type="float">
            <text:p>1302.62</text:p>
          </table:table-cell>
        </table:table-row>
        <table:table-row table:style-name="ro1">
          <table:table-cell office:value-type="float" office:value="16111707" calcext:value-type="float">
            <text:p>16111707</text:p>
          </table:table-cell>
          <table:table-cell table:formula="of:=[.A1009]/1000/(60*60*24)" office:value-type="time" office:time-value="PT04H28M31.707S" calcext:value-type="time">
            <text:p>04:28:3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75.73" calcext:value-type="float">
            <text:p>1075.73</text:p>
          </table:table-cell>
          <table:table-cell office:value-type="float" office:value="1303.88" calcext:value-type="float">
            <text:p>1303.88</text:p>
          </table:table-cell>
        </table:table-row>
        <table:table-row table:style-name="ro1">
          <table:table-cell office:value-type="float" office:value="16127707" calcext:value-type="float">
            <text:p>16127707</text:p>
          </table:table-cell>
          <table:table-cell table:formula="of:=[.A1010]/1000/(60*60*24)" office:value-type="time" office:time-value="PT04H28M47.707S" calcext:value-type="time">
            <text:p>04:28:4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76.78" calcext:value-type="float">
            <text:p>1076.78</text:p>
          </table:table-cell>
          <table:table-cell office:value-type="float" office:value="1305.14" calcext:value-type="float">
            <text:p>1305.14</text:p>
          </table:table-cell>
        </table:table-row>
        <table:table-row table:style-name="ro1">
          <table:table-cell office:value-type="float" office:value="16143707" calcext:value-type="float">
            <text:p>16143707</text:p>
          </table:table-cell>
          <table:table-cell table:formula="of:=[.A1011]/1000/(60*60*24)" office:value-type="time" office:time-value="PT04H29M03.707S" calcext:value-type="time">
            <text:p>04:29:0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77.84" calcext:value-type="float">
            <text:p>1077.84</text:p>
          </table:table-cell>
          <table:table-cell office:value-type="float" office:value="1306.4" calcext:value-type="float">
            <text:p>1306.4</text:p>
          </table:table-cell>
        </table:table-row>
        <table:table-row table:style-name="ro1">
          <table:table-cell office:value-type="float" office:value="16159706" calcext:value-type="float">
            <text:p>16159706</text:p>
          </table:table-cell>
          <table:table-cell table:formula="of:=[.A1012]/1000/(60*60*24)" office:value-type="time" office:time-value="PT04H29M19.706S" calcext:value-type="time">
            <text:p>04:29:2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78.9" calcext:value-type="float">
            <text:p>1078.9</text:p>
          </table:table-cell>
          <table:table-cell office:value-type="float" office:value="1307.67" calcext:value-type="float">
            <text:p>1307.67</text:p>
          </table:table-cell>
        </table:table-row>
        <table:table-row table:style-name="ro1">
          <table:table-cell office:value-type="float" office:value="16175707" calcext:value-type="float">
            <text:p>16175707</text:p>
          </table:table-cell>
          <table:table-cell table:formula="of:=[.A1013]/1000/(60*60*24)" office:value-type="time" office:time-value="PT04H29M35.707S" calcext:value-type="time">
            <text:p>04:29:3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79.95" calcext:value-type="float">
            <text:p>1079.95</text:p>
          </table:table-cell>
          <table:table-cell office:value-type="float" office:value="1308.93" calcext:value-type="float">
            <text:p>1308.93</text:p>
          </table:table-cell>
        </table:table-row>
        <table:table-row table:style-name="ro1">
          <table:table-cell office:value-type="float" office:value="16191707" calcext:value-type="float">
            <text:p>16191707</text:p>
          </table:table-cell>
          <table:table-cell table:formula="of:=[.A1014]/1000/(60*60*24)" office:value-type="time" office:time-value="PT04H29M51.707S" calcext:value-type="time">
            <text:p>04:29:5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081.01" calcext:value-type="float">
            <text:p>1081.01</text:p>
          </table:table-cell>
          <table:table-cell office:value-type="float" office:value="1310.19" calcext:value-type="float">
            <text:p>1310.19</text:p>
          </table:table-cell>
        </table:table-row>
        <table:table-row table:style-name="ro1">
          <table:table-cell office:value-type="float" office:value="16207707" calcext:value-type="float">
            <text:p>16207707</text:p>
          </table:table-cell>
          <table:table-cell table:formula="of:=[.A1015]/1000/(60*60*24)" office:value-type="time" office:time-value="PT04H30M07.707S" calcext:value-type="time">
            <text:p>04:30:0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82.06" calcext:value-type="float">
            <text:p>1082.06</text:p>
          </table:table-cell>
          <table:table-cell office:value-type="float" office:value="1311.46" calcext:value-type="float">
            <text:p>1311.46</text:p>
          </table:table-cell>
        </table:table-row>
        <table:table-row table:style-name="ro1">
          <table:table-cell office:value-type="float" office:value="16223707" calcext:value-type="float">
            <text:p>16223707</text:p>
          </table:table-cell>
          <table:table-cell table:formula="of:=[.A1016]/1000/(60*60*24)" office:value-type="time" office:time-value="PT04H30M23.707S" calcext:value-type="time">
            <text:p>04:30:2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83.12" calcext:value-type="float">
            <text:p>1083.12</text:p>
          </table:table-cell>
          <table:table-cell office:value-type="float" office:value="1312.72" calcext:value-type="float">
            <text:p>1312.72</text:p>
          </table:table-cell>
        </table:table-row>
        <table:table-row table:style-name="ro1">
          <table:table-cell office:value-type="float" office:value="16239707" calcext:value-type="float">
            <text:p>16239707</text:p>
          </table:table-cell>
          <table:table-cell table:formula="of:=[.A1017]/1000/(60*60*24)" office:value-type="time" office:time-value="PT04H30M39.707S" calcext:value-type="time">
            <text:p>04:30:4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84.17" calcext:value-type="float">
            <text:p>1084.17</text:p>
          </table:table-cell>
          <table:table-cell office:value-type="float" office:value="1313.98" calcext:value-type="float">
            <text:p>1313.98</text:p>
          </table:table-cell>
        </table:table-row>
        <table:table-row table:style-name="ro1">
          <table:table-cell office:value-type="float" office:value="16255707" calcext:value-type="float">
            <text:p>16255707</text:p>
          </table:table-cell>
          <table:table-cell table:formula="of:=[.A1018]/1000/(60*60*24)" office:value-type="time" office:time-value="PT04H30M55.707S" calcext:value-type="time">
            <text:p>04:30:5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85.23" calcext:value-type="float">
            <text:p>1085.23</text:p>
          </table:table-cell>
          <table:table-cell office:value-type="float" office:value="1315.24" calcext:value-type="float">
            <text:p>1315.24</text:p>
          </table:table-cell>
        </table:table-row>
        <table:table-row table:style-name="ro1">
          <table:table-cell office:value-type="float" office:value="16271706" calcext:value-type="float">
            <text:p>16271706</text:p>
          </table:table-cell>
          <table:table-cell table:formula="of:=[.A1019]/1000/(60*60*24)" office:value-type="time" office:time-value="PT04H31M11.706S" calcext:value-type="time">
            <text:p>04:31:1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86.28" calcext:value-type="float">
            <text:p>1086.28</text:p>
          </table:table-cell>
          <table:table-cell office:value-type="float" office:value="1316.5" calcext:value-type="float">
            <text:p>1316.5</text:p>
          </table:table-cell>
        </table:table-row>
        <table:table-row table:style-name="ro1">
          <table:table-cell office:value-type="float" office:value="16287707" calcext:value-type="float">
            <text:p>16287707</text:p>
          </table:table-cell>
          <table:table-cell table:formula="of:=[.A1020]/1000/(60*60*24)" office:value-type="time" office:time-value="PT04H31M27.707S" calcext:value-type="time">
            <text:p>04:31:2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87.34" calcext:value-type="float">
            <text:p>1087.34</text:p>
          </table:table-cell>
          <table:table-cell office:value-type="float" office:value="1317.77" calcext:value-type="float">
            <text:p>1317.77</text:p>
          </table:table-cell>
        </table:table-row>
        <table:table-row table:style-name="ro1">
          <table:table-cell office:value-type="float" office:value="16303707" calcext:value-type="float">
            <text:p>16303707</text:p>
          </table:table-cell>
          <table:table-cell table:formula="of:=[.A1021]/1000/(60*60*24)" office:value-type="time" office:time-value="PT04H31M43.707S" calcext:value-type="time">
            <text:p>04:31:4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88.39" calcext:value-type="float">
            <text:p>1088.39</text:p>
          </table:table-cell>
          <table:table-cell office:value-type="float" office:value="1319.03" calcext:value-type="float">
            <text:p>1319.03</text:p>
          </table:table-cell>
        </table:table-row>
        <table:table-row table:style-name="ro1">
          <table:table-cell office:value-type="float" office:value="16319707" calcext:value-type="float">
            <text:p>16319707</text:p>
          </table:table-cell>
          <table:table-cell table:formula="of:=[.A1022]/1000/(60*60*24)" office:value-type="time" office:time-value="PT04H31M59.707S" calcext:value-type="time">
            <text:p>04:32:0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89.45" calcext:value-type="float">
            <text:p>1089.45</text:p>
          </table:table-cell>
          <table:table-cell office:value-type="float" office:value="1320.29" calcext:value-type="float">
            <text:p>1320.29</text:p>
          </table:table-cell>
        </table:table-row>
        <table:table-row table:style-name="ro1">
          <table:table-cell office:value-type="float" office:value="16335707" calcext:value-type="float">
            <text:p>16335707</text:p>
          </table:table-cell>
          <table:table-cell table:formula="of:=[.A1023]/1000/(60*60*24)" office:value-type="time" office:time-value="PT04H32M15.707S" calcext:value-type="time">
            <text:p>04:32:1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90.5" calcext:value-type="float">
            <text:p>1090.5</text:p>
          </table:table-cell>
          <table:table-cell office:value-type="float" office:value="1321.55" calcext:value-type="float">
            <text:p>1321.55</text:p>
          </table:table-cell>
        </table:table-row>
        <table:table-row table:style-name="ro1">
          <table:table-cell office:value-type="float" office:value="16351707" calcext:value-type="float">
            <text:p>16351707</text:p>
          </table:table-cell>
          <table:table-cell table:formula="of:=[.A1024]/1000/(60*60*24)" office:value-type="time" office:time-value="PT04H32M31.707S" calcext:value-type="time">
            <text:p>04:32:3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322.81" calcext:value-type="float">
            <text:p>1322.81</text:p>
          </table:table-cell>
        </table:table-row>
        <table:table-row table:style-name="ro1">
          <table:table-cell office:value-type="float" office:value="16367707" calcext:value-type="float">
            <text:p>16367707</text:p>
          </table:table-cell>
          <table:table-cell table:formula="of:=[.A1025]/1000/(60*60*24)" office:value-type="time" office:time-value="PT04H32M47.707S" calcext:value-type="time">
            <text:p>04:32:4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092.61" calcext:value-type="float">
            <text:p>1092.61</text:p>
          </table:table-cell>
          <table:table-cell office:value-type="float" office:value="1324.07" calcext:value-type="float">
            <text:p>1324.07</text:p>
          </table:table-cell>
        </table:table-row>
        <table:table-row table:style-name="ro1">
          <table:table-cell office:value-type="float" office:value="16383707" calcext:value-type="float">
            <text:p>16383707</text:p>
          </table:table-cell>
          <table:table-cell table:formula="of:=[.A1026]/1000/(60*60*24)" office:value-type="time" office:time-value="PT04H33M03.707S" calcext:value-type="time">
            <text:p>04:33:0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093.67" calcext:value-type="float">
            <text:p>1093.67</text:p>
          </table:table-cell>
          <table:table-cell office:value-type="float" office:value="1325.34" calcext:value-type="float">
            <text:p>1325.34</text:p>
          </table:table-cell>
        </table:table-row>
        <table:table-row table:style-name="ro1">
          <table:table-cell office:value-type="float" office:value="16399707" calcext:value-type="float">
            <text:p>16399707</text:p>
          </table:table-cell>
          <table:table-cell table:formula="of:=[.A1027]/1000/(60*60*24)" office:value-type="time" office:time-value="PT04H33M19.707S" calcext:value-type="time">
            <text:p>04:33:2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94.72" calcext:value-type="float">
            <text:p>1094.72</text:p>
          </table:table-cell>
          <table:table-cell office:value-type="float" office:value="1326.6" calcext:value-type="float">
            <text:p>1326.6</text:p>
          </table:table-cell>
        </table:table-row>
        <table:table-row table:style-name="ro1">
          <table:table-cell office:value-type="float" office:value="16415707" calcext:value-type="float">
            <text:p>16415707</text:p>
          </table:table-cell>
          <table:table-cell table:formula="of:=[.A1028]/1000/(60*60*24)" office:value-type="time" office:time-value="PT04H33M35.707S" calcext:value-type="time">
            <text:p>04:33:3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095.78" calcext:value-type="float">
            <text:p>1095.78</text:p>
          </table:table-cell>
          <table:table-cell office:value-type="float" office:value="1327.86" calcext:value-type="float">
            <text:p>1327.86</text:p>
          </table:table-cell>
        </table:table-row>
        <table:table-row table:style-name="ro1">
          <table:table-cell office:value-type="float" office:value="16431707" calcext:value-type="float">
            <text:p>16431707</text:p>
          </table:table-cell>
          <table:table-cell table:formula="of:=[.A1029]/1000/(60*60*24)" office:value-type="time" office:time-value="PT04H33M51.707S" calcext:value-type="time">
            <text:p>04:33:5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096.83" calcext:value-type="float">
            <text:p>1096.83</text:p>
          </table:table-cell>
          <table:table-cell office:value-type="float" office:value="1329.12" calcext:value-type="float">
            <text:p>1329.12</text:p>
          </table:table-cell>
        </table:table-row>
        <table:table-row table:style-name="ro1">
          <table:table-cell office:value-type="float" office:value="16447707" calcext:value-type="float">
            <text:p>16447707</text:p>
          </table:table-cell>
          <table:table-cell table:formula="of:=[.A1030]/1000/(60*60*24)" office:value-type="time" office:time-value="PT04H34M07.707S" calcext:value-type="time">
            <text:p>04:34:0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97.88" calcext:value-type="float">
            <text:p>1097.88</text:p>
          </table:table-cell>
          <table:table-cell office:value-type="float" office:value="1330.38" calcext:value-type="float">
            <text:p>1330.38</text:p>
          </table:table-cell>
        </table:table-row>
        <table:table-row table:style-name="ro1">
          <table:table-cell office:value-type="float" office:value="16463707" calcext:value-type="float">
            <text:p>16463707</text:p>
          </table:table-cell>
          <table:table-cell table:formula="of:=[.A1031]/1000/(60*60*24)" office:value-type="time" office:time-value="PT04H34M23.707S" calcext:value-type="time">
            <text:p>04:34:2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098.94" calcext:value-type="float">
            <text:p>1098.94</text:p>
          </table:table-cell>
          <table:table-cell office:value-type="float" office:value="1331.64" calcext:value-type="float">
            <text:p>1331.64</text:p>
          </table:table-cell>
        </table:table-row>
        <table:table-row table:style-name="ro1">
          <table:table-cell office:value-type="float" office:value="16479706" calcext:value-type="float">
            <text:p>16479706</text:p>
          </table:table-cell>
          <table:table-cell table:formula="of:=[.A1032]/1000/(60*60*24)" office:value-type="time" office:time-value="PT04H34M39.706S" calcext:value-type="time">
            <text:p>04:34:4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099.99" calcext:value-type="float">
            <text:p>1099.99</text:p>
          </table:table-cell>
          <table:table-cell office:value-type="float" office:value="1332.9" calcext:value-type="float">
            <text:p>1332.9</text:p>
          </table:table-cell>
        </table:table-row>
        <table:table-row table:style-name="ro1">
          <table:table-cell office:value-type="float" office:value="16495707" calcext:value-type="float">
            <text:p>16495707</text:p>
          </table:table-cell>
          <table:table-cell table:formula="of:=[.A1033]/1000/(60*60*24)" office:value-type="time" office:time-value="PT04H34M55.707S" calcext:value-type="time">
            <text:p>04:34:5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101.05" calcext:value-type="float">
            <text:p>1101.05</text:p>
          </table:table-cell>
          <table:table-cell office:value-type="float" office:value="1334.17" calcext:value-type="float">
            <text:p>1334.17</text:p>
          </table:table-cell>
        </table:table-row>
        <table:table-row table:style-name="ro1">
          <table:table-cell office:value-type="float" office:value="16511707" calcext:value-type="float">
            <text:p>16511707</text:p>
          </table:table-cell>
          <table:table-cell table:formula="of:=[.A1034]/1000/(60*60*24)" office:value-type="time" office:time-value="PT04H35M11.707S" calcext:value-type="time">
            <text:p>04:35:1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02.1" calcext:value-type="float">
            <text:p>1102.1</text:p>
          </table:table-cell>
          <table:table-cell office:value-type="float" office:value="1335.43" calcext:value-type="float">
            <text:p>1335.43</text:p>
          </table:table-cell>
        </table:table-row>
        <table:table-row table:style-name="ro1">
          <table:table-cell office:value-type="float" office:value="16527707" calcext:value-type="float">
            <text:p>16527707</text:p>
          </table:table-cell>
          <table:table-cell table:formula="of:=[.A1035]/1000/(60*60*24)" office:value-type="time" office:time-value="PT04H35M27.707S" calcext:value-type="time">
            <text:p>04:35:2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103.16" calcext:value-type="float">
            <text:p>1103.16</text:p>
          </table:table-cell>
          <table:table-cell office:value-type="float" office:value="1336.69" calcext:value-type="float">
            <text:p>1336.69</text:p>
          </table:table-cell>
        </table:table-row>
        <table:table-row table:style-name="ro1">
          <table:table-cell office:value-type="float" office:value="16543707" calcext:value-type="float">
            <text:p>16543707</text:p>
          </table:table-cell>
          <table:table-cell table:formula="of:=[.A1036]/1000/(60*60*24)" office:value-type="time" office:time-value="PT04H35M43.707S" calcext:value-type="time">
            <text:p>04:35:4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04.21" calcext:value-type="float">
            <text:p>1104.21</text:p>
          </table:table-cell>
          <table:table-cell office:value-type="float" office:value="1337.95" calcext:value-type="float">
            <text:p>1337.95</text:p>
          </table:table-cell>
        </table:table-row>
        <table:table-row table:style-name="ro1">
          <table:table-cell office:value-type="float" office:value="16559707" calcext:value-type="float">
            <text:p>16559707</text:p>
          </table:table-cell>
          <table:table-cell table:formula="of:=[.A1037]/1000/(60*60*24)" office:value-type="time" office:time-value="PT04H35M59.707S" calcext:value-type="time">
            <text:p>04:36:0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105.27" calcext:value-type="float">
            <text:p>1105.27</text:p>
          </table:table-cell>
          <table:table-cell office:value-type="float" office:value="1339.21" calcext:value-type="float">
            <text:p>1339.21</text:p>
          </table:table-cell>
        </table:table-row>
        <table:table-row table:style-name="ro1">
          <table:table-cell office:value-type="float" office:value="16575707" calcext:value-type="float">
            <text:p>16575707</text:p>
          </table:table-cell>
          <table:table-cell table:formula="of:=[.A1038]/1000/(60*60*24)" office:value-type="time" office:time-value="PT04H36M15.707S" calcext:value-type="time">
            <text:p>04:36:1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106.32" calcext:value-type="float">
            <text:p>1106.32</text:p>
          </table:table-cell>
          <table:table-cell office:value-type="float" office:value="1340.47" calcext:value-type="float">
            <text:p>1340.47</text:p>
          </table:table-cell>
        </table:table-row>
        <table:table-row table:style-name="ro1">
          <table:table-cell office:value-type="float" office:value="16591707" calcext:value-type="float">
            <text:p>16591707</text:p>
          </table:table-cell>
          <table:table-cell table:formula="of:=[.A1039]/1000/(60*60*24)" office:value-type="time" office:time-value="PT04H36M31.707S" calcext:value-type="time">
            <text:p>04:36:3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07.38" calcext:value-type="float">
            <text:p>1107.38</text:p>
          </table:table-cell>
          <table:table-cell office:value-type="float" office:value="1341.73" calcext:value-type="float">
            <text:p>1341.73</text:p>
          </table:table-cell>
        </table:table-row>
        <table:table-row table:style-name="ro1">
          <table:table-cell office:value-type="float" office:value="16607707" calcext:value-type="float">
            <text:p>16607707</text:p>
          </table:table-cell>
          <table:table-cell table:formula="of:=[.A1040]/1000/(60*60*24)" office:value-type="time" office:time-value="PT04H36M47.707S" calcext:value-type="time">
            <text:p>04:36:4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08.43" calcext:value-type="float">
            <text:p>1108.43</text:p>
          </table:table-cell>
          <table:table-cell office:value-type="float" office:value="1342.99" calcext:value-type="float">
            <text:p>1342.99</text:p>
          </table:table-cell>
        </table:table-row>
        <table:table-row table:style-name="ro1">
          <table:table-cell office:value-type="float" office:value="16623707" calcext:value-type="float">
            <text:p>16623707</text:p>
          </table:table-cell>
          <table:table-cell table:formula="of:=[.A1041]/1000/(60*60*24)" office:value-type="time" office:time-value="PT04H37M03.707S" calcext:value-type="time">
            <text:p>04:37:0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09.48" calcext:value-type="float">
            <text:p>1109.48</text:p>
          </table:table-cell>
          <table:table-cell office:value-type="float" office:value="1344.25" calcext:value-type="float">
            <text:p>1344.25</text:p>
          </table:table-cell>
        </table:table-row>
        <table:table-row table:style-name="ro1">
          <table:table-cell office:value-type="float" office:value="16639707" calcext:value-type="float">
            <text:p>16639707</text:p>
          </table:table-cell>
          <table:table-cell table:formula="of:=[.A1042]/1000/(60*60*24)" office:value-type="time" office:time-value="PT04H37M19.707S" calcext:value-type="time">
            <text:p>04:37:2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10.54" calcext:value-type="float">
            <text:p>1110.54</text:p>
          </table:table-cell>
          <table:table-cell office:value-type="float" office:value="1345.51" calcext:value-type="float">
            <text:p>1345.51</text:p>
          </table:table-cell>
        </table:table-row>
        <table:table-row table:style-name="ro1">
          <table:table-cell office:value-type="float" office:value="16655707" calcext:value-type="float">
            <text:p>16655707</text:p>
          </table:table-cell>
          <table:table-cell table:formula="of:=[.A1043]/1000/(60*60*24)" office:value-type="time" office:time-value="PT04H37M35.707S" calcext:value-type="time">
            <text:p>04:37:3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11.59" calcext:value-type="float">
            <text:p>1111.59</text:p>
          </table:table-cell>
          <table:table-cell office:value-type="float" office:value="1346.77" calcext:value-type="float">
            <text:p>1346.77</text:p>
          </table:table-cell>
        </table:table-row>
        <table:table-row table:style-name="ro1">
          <table:table-cell office:value-type="float" office:value="16671707" calcext:value-type="float">
            <text:p>16671707</text:p>
          </table:table-cell>
          <table:table-cell table:formula="of:=[.A1044]/1000/(60*60*24)" office:value-type="time" office:time-value="PT04H37M51.707S" calcext:value-type="time">
            <text:p>04:37:5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12.65" calcext:value-type="float">
            <text:p>1112.65</text:p>
          </table:table-cell>
          <table:table-cell office:value-type="float" office:value="1348.03" calcext:value-type="float">
            <text:p>1348.03</text:p>
          </table:table-cell>
        </table:table-row>
        <table:table-row table:style-name="ro1">
          <table:table-cell office:value-type="float" office:value="16687707" calcext:value-type="float">
            <text:p>16687707</text:p>
          </table:table-cell>
          <table:table-cell table:formula="of:=[.A1045]/1000/(60*60*24)" office:value-type="time" office:time-value="PT04H38M07.707S" calcext:value-type="time">
            <text:p>04:38:0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113.7" calcext:value-type="float">
            <text:p>1113.7</text:p>
          </table:table-cell>
          <table:table-cell office:value-type="float" office:value="1349.29" calcext:value-type="float">
            <text:p>1349.29</text:p>
          </table:table-cell>
        </table:table-row>
        <table:table-row table:style-name="ro1">
          <table:table-cell office:value-type="float" office:value="16703706" calcext:value-type="float">
            <text:p>16703706</text:p>
          </table:table-cell>
          <table:table-cell table:formula="of:=[.A1046]/1000/(60*60*24)" office:value-type="time" office:time-value="PT04H38M23.706S" calcext:value-type="time">
            <text:p>04:38:2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14.76" calcext:value-type="float">
            <text:p>1114.76</text:p>
          </table:table-cell>
          <table:table-cell office:value-type="float" office:value="1350.55" calcext:value-type="float">
            <text:p>1350.55</text:p>
          </table:table-cell>
        </table:table-row>
        <table:table-row table:style-name="ro1">
          <table:table-cell office:value-type="float" office:value="16719707" calcext:value-type="float">
            <text:p>16719707</text:p>
          </table:table-cell>
          <table:table-cell table:formula="of:=[.A1047]/1000/(60*60*24)" office:value-type="time" office:time-value="PT04H38M39.707S" calcext:value-type="time">
            <text:p>04:38:4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15.81" calcext:value-type="float">
            <text:p>1115.81</text:p>
          </table:table-cell>
          <table:table-cell office:value-type="float" office:value="1351.81" calcext:value-type="float">
            <text:p>1351.81</text:p>
          </table:table-cell>
        </table:table-row>
        <table:table-row table:style-name="ro1">
          <table:table-cell office:value-type="float" office:value="16735707" calcext:value-type="float">
            <text:p>16735707</text:p>
          </table:table-cell>
          <table:table-cell table:formula="of:=[.A1048]/1000/(60*60*24)" office:value-type="time" office:time-value="PT04H38M55.707S" calcext:value-type="time">
            <text:p>04:38:5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116.87" calcext:value-type="float">
            <text:p>1116.87</text:p>
          </table:table-cell>
          <table:table-cell office:value-type="float" office:value="1353.07" calcext:value-type="float">
            <text:p>1353.07</text:p>
          </table:table-cell>
        </table:table-row>
        <table:table-row table:style-name="ro1">
          <table:table-cell office:value-type="float" office:value="16751707" calcext:value-type="float">
            <text:p>16751707</text:p>
          </table:table-cell>
          <table:table-cell table:formula="of:=[.A1049]/1000/(60*60*24)" office:value-type="time" office:time-value="PT04H39M11.707S" calcext:value-type="time">
            <text:p>04:39:1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17.92" calcext:value-type="float">
            <text:p>1117.92</text:p>
          </table:table-cell>
          <table:table-cell office:value-type="float" office:value="1354.33" calcext:value-type="float">
            <text:p>1354.33</text:p>
          </table:table-cell>
        </table:table-row>
        <table:table-row table:style-name="ro1">
          <table:table-cell office:value-type="float" office:value="16767707" calcext:value-type="float">
            <text:p>16767707</text:p>
          </table:table-cell>
          <table:table-cell table:formula="of:=[.A1050]/1000/(60*60*24)" office:value-type="time" office:time-value="PT04H39M27.707S" calcext:value-type="time">
            <text:p>04:39:2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18.97" calcext:value-type="float">
            <text:p>1118.97</text:p>
          </table:table-cell>
          <table:table-cell office:value-type="float" office:value="1355.59" calcext:value-type="float">
            <text:p>1355.59</text:p>
          </table:table-cell>
        </table:table-row>
        <table:table-row table:style-name="ro1">
          <table:table-cell office:value-type="float" office:value="16783707" calcext:value-type="float">
            <text:p>16783707</text:p>
          </table:table-cell>
          <table:table-cell table:formula="of:=[.A1051]/1000/(60*60*24)" office:value-type="time" office:time-value="PT04H39M43.707S" calcext:value-type="time">
            <text:p>04:39:44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120.03" calcext:value-type="float">
            <text:p>1120.03</text:p>
          </table:table-cell>
          <table:table-cell office:value-type="float" office:value="1356.85" calcext:value-type="float">
            <text:p>1356.85</text:p>
          </table:table-cell>
        </table:table-row>
        <table:table-row table:style-name="ro1">
          <table:table-cell office:value-type="float" office:value="16799707" calcext:value-type="float">
            <text:p>16799707</text:p>
          </table:table-cell>
          <table:table-cell table:formula="of:=[.A1052]/1000/(60*60*24)" office:value-type="time" office:time-value="PT04H39M59.707S" calcext:value-type="time">
            <text:p>04:40:0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21.08" calcext:value-type="float">
            <text:p>1121.08</text:p>
          </table:table-cell>
          <table:table-cell office:value-type="float" office:value="1358.11" calcext:value-type="float">
            <text:p>1358.11</text:p>
          </table:table-cell>
        </table:table-row>
        <table:table-row table:style-name="ro1">
          <table:table-cell office:value-type="float" office:value="16815707" calcext:value-type="float">
            <text:p>16815707</text:p>
          </table:table-cell>
          <table:table-cell table:formula="of:=[.A1053]/1000/(60*60*24)" office:value-type="time" office:time-value="PT04H40M15.707S" calcext:value-type="time">
            <text:p>04:40:1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22.14" calcext:value-type="float">
            <text:p>1122.14</text:p>
          </table:table-cell>
          <table:table-cell office:value-type="float" office:value="1359.37" calcext:value-type="float">
            <text:p>1359.37</text:p>
          </table:table-cell>
        </table:table-row>
        <table:table-row table:style-name="ro1">
          <table:table-cell office:value-type="float" office:value="16831706" calcext:value-type="float">
            <text:p>16831706</text:p>
          </table:table-cell>
          <table:table-cell table:formula="of:=[.A1054]/1000/(60*60*24)" office:value-type="time" office:time-value="PT04H40M31.706S" calcext:value-type="time">
            <text:p>04:40:3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23.19" calcext:value-type="float">
            <text:p>1123.19</text:p>
          </table:table-cell>
          <table:table-cell office:value-type="float" office:value="1360.63" calcext:value-type="float">
            <text:p>1360.63</text:p>
          </table:table-cell>
        </table:table-row>
        <table:table-row table:style-name="ro1">
          <table:table-cell office:value-type="float" office:value="16847707" calcext:value-type="float">
            <text:p>16847707</text:p>
          </table:table-cell>
          <table:table-cell table:formula="of:=[.A1055]/1000/(60*60*24)" office:value-type="time" office:time-value="PT04H40M47.707S" calcext:value-type="time">
            <text:p>04:40:4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24.25" calcext:value-type="float">
            <text:p>1124.25</text:p>
          </table:table-cell>
          <table:table-cell office:value-type="float" office:value="1361.89" calcext:value-type="float">
            <text:p>1361.89</text:p>
          </table:table-cell>
        </table:table-row>
        <table:table-row table:style-name="ro1">
          <table:table-cell office:value-type="float" office:value="16863707" calcext:value-type="float">
            <text:p>16863707</text:p>
          </table:table-cell>
          <table:table-cell table:formula="of:=[.A1056]/1000/(60*60*24)" office:value-type="time" office:time-value="PT04H41M03.707S" calcext:value-type="time">
            <text:p>04:41:04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25.3" calcext:value-type="float">
            <text:p>1125.3</text:p>
          </table:table-cell>
          <table:table-cell office:value-type="float" office:value="1363.15" calcext:value-type="float">
            <text:p>1363.15</text:p>
          </table:table-cell>
        </table:table-row>
        <table:table-row table:style-name="ro1">
          <table:table-cell office:value-type="float" office:value="16879707" calcext:value-type="float">
            <text:p>16879707</text:p>
          </table:table-cell>
          <table:table-cell table:formula="of:=[.A1057]/1000/(60*60*24)" office:value-type="time" office:time-value="PT04H41M19.707S" calcext:value-type="time">
            <text:p>04:41:2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26.35" calcext:value-type="float">
            <text:p>1126.35</text:p>
          </table:table-cell>
          <table:table-cell office:value-type="float" office:value="1364.41" calcext:value-type="float">
            <text:p>1364.41</text:p>
          </table:table-cell>
        </table:table-row>
        <table:table-row table:style-name="ro1">
          <table:table-cell office:value-type="float" office:value="16895707" calcext:value-type="float">
            <text:p>16895707</text:p>
          </table:table-cell>
          <table:table-cell table:formula="of:=[.A1058]/1000/(60*60*24)" office:value-type="time" office:time-value="PT04H41M35.707S" calcext:value-type="time">
            <text:p>04:41:3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27.41" calcext:value-type="float">
            <text:p>1127.41</text:p>
          </table:table-cell>
          <table:table-cell office:value-type="float" office:value="1365.67" calcext:value-type="float">
            <text:p>1365.67</text:p>
          </table:table-cell>
        </table:table-row>
        <table:table-row table:style-name="ro1">
          <table:table-cell office:value-type="float" office:value="16911707" calcext:value-type="float">
            <text:p>16911707</text:p>
          </table:table-cell>
          <table:table-cell table:formula="of:=[.A1059]/1000/(60*60*24)" office:value-type="time" office:time-value="PT04H41M51.707S" calcext:value-type="time">
            <text:p>04:41:5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28.46" calcext:value-type="float">
            <text:p>1128.46</text:p>
          </table:table-cell>
          <table:table-cell office:value-type="float" office:value="1366.93" calcext:value-type="float">
            <text:p>1366.93</text:p>
          </table:table-cell>
        </table:table-row>
        <table:table-row table:style-name="ro1">
          <table:table-cell office:value-type="float" office:value="16927707" calcext:value-type="float">
            <text:p>16927707</text:p>
          </table:table-cell>
          <table:table-cell table:formula="of:=[.A1060]/1000/(60*60*24)" office:value-type="time" office:time-value="PT04H42M07.707S" calcext:value-type="time">
            <text:p>04:42:0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29.52" calcext:value-type="float">
            <text:p>1129.52</text:p>
          </table:table-cell>
          <table:table-cell office:value-type="float" office:value="1368.19" calcext:value-type="float">
            <text:p>1368.19</text:p>
          </table:table-cell>
        </table:table-row>
        <table:table-row table:style-name="ro1">
          <table:table-cell office:value-type="float" office:value="16943707" calcext:value-type="float">
            <text:p>16943707</text:p>
          </table:table-cell>
          <table:table-cell table:formula="of:=[.A1061]/1000/(60*60*24)" office:value-type="time" office:time-value="PT04H42M23.707S" calcext:value-type="time">
            <text:p>04:42:2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30.57" calcext:value-type="float">
            <text:p>1130.57</text:p>
          </table:table-cell>
          <table:table-cell office:value-type="float" office:value="1369.45" calcext:value-type="float">
            <text:p>1369.45</text:p>
          </table:table-cell>
        </table:table-row>
        <table:table-row table:style-name="ro1">
          <table:table-cell office:value-type="float" office:value="16959707" calcext:value-type="float">
            <text:p>16959707</text:p>
          </table:table-cell>
          <table:table-cell table:formula="of:=[.A1062]/1000/(60*60*24)" office:value-type="time" office:time-value="PT04H42M39.707S" calcext:value-type="time">
            <text:p>04:42:4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31.62" calcext:value-type="float">
            <text:p>1131.62</text:p>
          </table:table-cell>
          <table:table-cell office:value-type="float" office:value="1370.71" calcext:value-type="float">
            <text:p>1370.71</text:p>
          </table:table-cell>
        </table:table-row>
        <table:table-row table:style-name="ro1">
          <table:table-cell office:value-type="float" office:value="16975706" calcext:value-type="float">
            <text:p>16975706</text:p>
          </table:table-cell>
          <table:table-cell table:formula="of:=[.A1063]/1000/(60*60*24)" office:value-type="time" office:time-value="PT04H42M55.706S" calcext:value-type="time">
            <text:p>04:42:5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32.68" calcext:value-type="float">
            <text:p>1132.68</text:p>
          </table:table-cell>
          <table:table-cell office:value-type="float" office:value="1371.97" calcext:value-type="float">
            <text:p>1371.97</text:p>
          </table:table-cell>
        </table:table-row>
        <table:table-row table:style-name="ro1">
          <table:table-cell office:value-type="float" office:value="16991707" calcext:value-type="float">
            <text:p>16991707</text:p>
          </table:table-cell>
          <table:table-cell table:formula="of:=[.A1064]/1000/(60*60*24)" office:value-type="time" office:time-value="PT04H43M11.707S" calcext:value-type="time">
            <text:p>04:43:1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33.73" calcext:value-type="float">
            <text:p>1133.73</text:p>
          </table:table-cell>
          <table:table-cell office:value-type="float" office:value="1373.23" calcext:value-type="float">
            <text:p>1373.23</text:p>
          </table:table-cell>
        </table:table-row>
        <table:table-row table:style-name="ro1">
          <table:table-cell office:value-type="float" office:value="17007707" calcext:value-type="float">
            <text:p>17007707</text:p>
          </table:table-cell>
          <table:table-cell table:formula="of:=[.A1065]/1000/(60*60*24)" office:value-type="time" office:time-value="PT04H43M27.707S" calcext:value-type="time">
            <text:p>04:4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134.78" calcext:value-type="float">
            <text:p>1134.78</text:p>
          </table:table-cell>
          <table:table-cell office:value-type="float" office:value="1374.48" calcext:value-type="float">
            <text:p>1374.48</text:p>
          </table:table-cell>
        </table:table-row>
        <table:table-row table:style-name="ro1">
          <table:table-cell office:value-type="float" office:value="17023707" calcext:value-type="float">
            <text:p>17023707</text:p>
          </table:table-cell>
          <table:table-cell table:formula="of:=[.A1066]/1000/(60*60*24)" office:value-type="time" office:time-value="PT04H43M43.707S" calcext:value-type="time">
            <text:p>04:43:4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135.84" calcext:value-type="float">
            <text:p>1135.84</text:p>
          </table:table-cell>
          <table:table-cell office:value-type="float" office:value="1375.74" calcext:value-type="float">
            <text:p>1375.74</text:p>
          </table:table-cell>
        </table:table-row>
        <table:table-row table:style-name="ro1">
          <table:table-cell office:value-type="float" office:value="17039707" calcext:value-type="float">
            <text:p>17039707</text:p>
          </table:table-cell>
          <table:table-cell table:formula="of:=[.A1067]/1000/(60*60*24)" office:value-type="time" office:time-value="PT04H43M59.707S" calcext:value-type="time">
            <text:p>04:44:0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36.89" calcext:value-type="float">
            <text:p>1136.89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7055707" calcext:value-type="float">
            <text:p>17055707</text:p>
          </table:table-cell>
          <table:table-cell table:formula="of:=[.A1068]/1000/(60*60*24)" office:value-type="time" office:time-value="PT04H44M15.707S" calcext:value-type="time">
            <text:p>04:44:1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37.94" calcext:value-type="float">
            <text:p>1137.94</text:p>
          </table:table-cell>
          <table:table-cell office:value-type="float" office:value="1378.26" calcext:value-type="float">
            <text:p>1378.26</text:p>
          </table:table-cell>
        </table:table-row>
        <table:table-row table:style-name="ro1">
          <table:table-cell office:value-type="float" office:value="17071707" calcext:value-type="float">
            <text:p>17071707</text:p>
          </table:table-cell>
          <table:table-cell table:formula="of:=[.A1069]/1000/(60*60*24)" office:value-type="time" office:time-value="PT04H44M31.707S" calcext:value-type="time">
            <text:p>04:44:3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39" calcext:value-type="float">
            <text:p>1139</text:p>
          </table:table-cell>
          <table:table-cell office:value-type="float" office:value="1379.52" calcext:value-type="float">
            <text:p>1379.52</text:p>
          </table:table-cell>
        </table:table-row>
        <table:table-row table:style-name="ro1">
          <table:table-cell office:value-type="float" office:value="17087707" calcext:value-type="float">
            <text:p>17087707</text:p>
          </table:table-cell>
          <table:table-cell table:formula="of:=[.A1070]/1000/(60*60*24)" office:value-type="time" office:time-value="PT04H44M47.707S" calcext:value-type="time">
            <text:p>04:44:4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40.05" calcext:value-type="float">
            <text:p>1140.05</text:p>
          </table:table-cell>
          <table:table-cell office:value-type="float" office:value="1380.78" calcext:value-type="float">
            <text:p>1380.78</text:p>
          </table:table-cell>
        </table:table-row>
        <table:table-row table:style-name="ro1">
          <table:table-cell office:value-type="float" office:value="17103706" calcext:value-type="float">
            <text:p>17103706</text:p>
          </table:table-cell>
          <table:table-cell table:formula="of:=[.A1071]/1000/(60*60*24)" office:value-type="time" office:time-value="PT04H45M03.706S" calcext:value-type="time">
            <text:p>04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141.1" calcext:value-type="float">
            <text:p>1141.1</text:p>
          </table:table-cell>
          <table:table-cell office:value-type="float" office:value="1382.04" calcext:value-type="float">
            <text:p>1382.04</text:p>
          </table:table-cell>
        </table:table-row>
        <table:table-row table:style-name="ro1">
          <table:table-cell office:value-type="float" office:value="17119707" calcext:value-type="float">
            <text:p>17119707</text:p>
          </table:table-cell>
          <table:table-cell table:formula="of:=[.A1072]/1000/(60*60*24)" office:value-type="time" office:time-value="PT04H45M19.707S" calcext:value-type="time">
            <text:p>04:45:2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383.3" calcext:value-type="float">
            <text:p>1383.3</text:p>
          </table:table-cell>
        </table:table-row>
        <table:table-row table:style-name="ro1">
          <table:table-cell office:value-type="float" office:value="17135707" calcext:value-type="float">
            <text:p>17135707</text:p>
          </table:table-cell>
          <table:table-cell table:formula="of:=[.A1073]/1000/(60*60*24)" office:value-type="time" office:time-value="PT04H45M35.707S" calcext:value-type="time">
            <text:p>04:45:3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43.21" calcext:value-type="float">
            <text:p>1143.21</text:p>
          </table:table-cell>
          <table:table-cell office:value-type="float" office:value="1384.55" calcext:value-type="float">
            <text:p>1384.55</text:p>
          </table:table-cell>
        </table:table-row>
        <table:table-row table:style-name="ro1">
          <table:table-cell office:value-type="float" office:value="17151707" calcext:value-type="float">
            <text:p>17151707</text:p>
          </table:table-cell>
          <table:table-cell table:formula="of:=[.A1074]/1000/(60*60*24)" office:value-type="time" office:time-value="PT04H45M51.707S" calcext:value-type="time">
            <text:p>04:45:5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144.26" calcext:value-type="float">
            <text:p>1144.26</text:p>
          </table:table-cell>
          <table:table-cell office:value-type="float" office:value="1385.81" calcext:value-type="float">
            <text:p>1385.81</text:p>
          </table:table-cell>
        </table:table-row>
        <table:table-row table:style-name="ro1">
          <table:table-cell office:value-type="float" office:value="17167707" calcext:value-type="float">
            <text:p>17167707</text:p>
          </table:table-cell>
          <table:table-cell table:formula="of:=[.A1075]/1000/(60*60*24)" office:value-type="time" office:time-value="PT04H46M07.707S" calcext:value-type="time">
            <text:p>04:46:0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145.31" calcext:value-type="float">
            <text:p>1145.31</text:p>
          </table:table-cell>
          <table:table-cell office:value-type="float" office:value="1387.07" calcext:value-type="float">
            <text:p>1387.07</text:p>
          </table:table-cell>
        </table:table-row>
        <table:table-row table:style-name="ro1">
          <table:table-cell office:value-type="float" office:value="17183707" calcext:value-type="float">
            <text:p>17183707</text:p>
          </table:table-cell>
          <table:table-cell table:formula="of:=[.A1076]/1000/(60*60*24)" office:value-type="time" office:time-value="PT04H46M23.707S" calcext:value-type="time">
            <text:p>04:46:2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146.37" calcext:value-type="float">
            <text:p>1146.37</text:p>
          </table:table-cell>
          <table:table-cell office:value-type="float" office:value="1388.33" calcext:value-type="float">
            <text:p>1388.33</text:p>
          </table:table-cell>
        </table:table-row>
        <table:table-row table:style-name="ro1">
          <table:table-cell office:value-type="float" office:value="17199706" calcext:value-type="float">
            <text:p>17199706</text:p>
          </table:table-cell>
          <table:table-cell table:formula="of:=[.A1077]/1000/(60*60*24)" office:value-type="time" office:time-value="PT04H46M39.706S" calcext:value-type="time">
            <text:p>04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147.42" calcext:value-type="float">
            <text:p>1147.42</text:p>
          </table:table-cell>
          <table:table-cell office:value-type="float" office:value="1389.59" calcext:value-type="float">
            <text:p>1389.59</text:p>
          </table:table-cell>
        </table:table-row>
        <table:table-row table:style-name="ro1">
          <table:table-cell office:value-type="float" office:value="17215707" calcext:value-type="float">
            <text:p>17215707</text:p>
          </table:table-cell>
          <table:table-cell table:formula="of:=[.A1078]/1000/(60*60*24)" office:value-type="time" office:time-value="PT04H46M55.707S" calcext:value-type="time">
            <text:p>04:46:56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148.47" calcext:value-type="float">
            <text:p>1148.47</text:p>
          </table:table-cell>
          <table:table-cell office:value-type="float" office:value="1390.85" calcext:value-type="float">
            <text:p>1390.85</text:p>
          </table:table-cell>
        </table:table-row>
        <table:table-row table:style-name="ro1">
          <table:table-cell office:value-type="float" office:value="17231707" calcext:value-type="float">
            <text:p>17231707</text:p>
          </table:table-cell>
          <table:table-cell table:formula="of:=[.A1079]/1000/(60*60*24)" office:value-type="time" office:time-value="PT04H47M11.707S" calcext:value-type="time">
            <text:p>04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149.53" calcext:value-type="float">
            <text:p>1149.53</text:p>
          </table:table-cell>
          <table:table-cell office:value-type="float" office:value="1392.1" calcext:value-type="float">
            <text:p>1392.1</text:p>
          </table:table-cell>
        </table:table-row>
        <table:table-row table:style-name="ro1">
          <table:table-cell office:value-type="float" office:value="17247707" calcext:value-type="float">
            <text:p>17247707</text:p>
          </table:table-cell>
          <table:table-cell table:formula="of:=[.A1080]/1000/(60*60*24)" office:value-type="time" office:time-value="PT04H47M27.707S" calcext:value-type="time">
            <text:p>04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150.58" calcext:value-type="float">
            <text:p>1150.58</text:p>
          </table:table-cell>
          <table:table-cell office:value-type="float" office:value="1393.36" calcext:value-type="float">
            <text:p>1393.36</text:p>
          </table:table-cell>
        </table:table-row>
        <table:table-row table:style-name="ro1">
          <table:table-cell office:value-type="float" office:value="17263707" calcext:value-type="float">
            <text:p>17263707</text:p>
          </table:table-cell>
          <table:table-cell table:formula="of:=[.A1081]/1000/(60*60*24)" office:value-type="time" office:time-value="PT04H47M43.707S" calcext:value-type="time">
            <text:p>04:47:4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151.63" calcext:value-type="float">
            <text:p>1151.63</text:p>
          </table:table-cell>
          <table:table-cell office:value-type="float" office:value="1394.62" calcext:value-type="float">
            <text:p>1394.62</text:p>
          </table:table-cell>
        </table:table-row>
        <table:table-row table:style-name="ro1">
          <table:table-cell office:value-type="float" office:value="17279707" calcext:value-type="float">
            <text:p>17279707</text:p>
          </table:table-cell>
          <table:table-cell table:formula="of:=[.A1082]/1000/(60*60*24)" office:value-type="time" office:time-value="PT04H47M59.707S" calcext:value-type="time">
            <text:p>04:4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152.69" calcext:value-type="float">
            <text:p>1152.69</text:p>
          </table:table-cell>
          <table:table-cell office:value-type="float" office:value="1395.87" calcext:value-type="float">
            <text:p>1395.87</text:p>
          </table:table-cell>
        </table:table-row>
        <table:table-row table:style-name="ro1">
          <table:table-cell office:value-type="float" office:value="17295707" calcext:value-type="float">
            <text:p>17295707</text:p>
          </table:table-cell>
          <table:table-cell table:formula="of:=[.A1083]/1000/(60*60*24)" office:value-type="time" office:time-value="PT04H48M15.707S" calcext:value-type="time">
            <text:p>04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153.74" calcext:value-type="float">
            <text:p>1153.74</text:p>
          </table:table-cell>
          <table:table-cell office:value-type="float" office:value="1397.13" calcext:value-type="float">
            <text:p>1397.13</text:p>
          </table:table-cell>
        </table:table-row>
        <table:table-row table:style-name="ro1">
          <table:table-cell office:value-type="float" office:value="17311707" calcext:value-type="float">
            <text:p>17311707</text:p>
          </table:table-cell>
          <table:table-cell table:formula="of:=[.A1084]/1000/(60*60*24)" office:value-type="time" office:time-value="PT04H48M31.707S" calcext:value-type="time">
            <text:p>04:48:32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154.79" calcext:value-type="float">
            <text:p>1154.79</text:p>
          </table:table-cell>
          <table:table-cell office:value-type="float" office:value="1398.39" calcext:value-type="float">
            <text:p>1398.39</text:p>
          </table:table-cell>
        </table:table-row>
        <table:table-row table:style-name="ro1">
          <table:table-cell office:value-type="float" office:value="17327707" calcext:value-type="float">
            <text:p>17327707</text:p>
          </table:table-cell>
          <table:table-cell table:formula="of:=[.A1085]/1000/(60*60*24)" office:value-type="time" office:time-value="PT04H48M47.707S" calcext:value-type="time">
            <text:p>04:48:4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155.85" calcext:value-type="float">
            <text:p>1155.85</text:p>
          </table:table-cell>
          <table:table-cell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17343707" calcext:value-type="float">
            <text:p>17343707</text:p>
          </table:table-cell>
          <table:table-cell table:formula="of:=[.A1086]/1000/(60*60*24)" office:value-type="time" office:time-value="PT04H49M03.707S" calcext:value-type="time">
            <text:p>04:49:0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156.9" calcext:value-type="float">
            <text:p>1156.9</text:p>
          </table:table-cell>
          <table:table-cell office:value-type="float" office:value="1400.9" calcext:value-type="float">
            <text:p>1400.9</text:p>
          </table:table-cell>
        </table:table-row>
        <table:table-row table:style-name="ro1">
          <table:table-cell office:value-type="float" office:value="17359707" calcext:value-type="float">
            <text:p>17359707</text:p>
          </table:table-cell>
          <table:table-cell table:formula="of:=[.A1087]/1000/(60*60*24)" office:value-type="time" office:time-value="PT04H49M19.707S" calcext:value-type="time">
            <text:p>04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157.95" calcext:value-type="float">
            <text:p>1157.95</text:p>
          </table:table-cell>
          <table:table-cell office:value-type="float" office:value="1402.16" calcext:value-type="float">
            <text:p>1402.16</text:p>
          </table:table-cell>
        </table:table-row>
        <table:table-row table:style-name="ro1">
          <table:table-cell office:value-type="float" office:value="17375707" calcext:value-type="float">
            <text:p>17375707</text:p>
          </table:table-cell>
          <table:table-cell table:formula="of:=[.A1088]/1000/(60*60*24)" office:value-type="time" office:time-value="PT04H49M35.707S" calcext:value-type="time">
            <text:p>04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159" calcext:value-type="float">
            <text:p>1159</text:p>
          </table:table-cell>
          <table:table-cell office:value-type="float" office:value="1403.42" calcext:value-type="float">
            <text:p>1403.42</text:p>
          </table:table-cell>
        </table:table-row>
        <table:table-row table:style-name="ro1">
          <table:table-cell office:value-type="float" office:value="17391707" calcext:value-type="float">
            <text:p>17391707</text:p>
          </table:table-cell>
          <table:table-cell table:formula="of:=[.A1089]/1000/(60*60*24)" office:value-type="time" office:time-value="PT04H49M51.707S" calcext:value-type="time">
            <text:p>04:49:52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160.06" calcext:value-type="float">
            <text:p>1160.06</text:p>
          </table:table-cell>
          <table:table-cell office:value-type="float" office:value="1404.67" calcext:value-type="float">
            <text:p>1404.67</text:p>
          </table:table-cell>
        </table:table-row>
        <table:table-row table:style-name="ro1">
          <table:table-cell office:value-type="float" office:value="17407707" calcext:value-type="float">
            <text:p>17407707</text:p>
          </table:table-cell>
          <table:table-cell table:formula="of:=[.A1090]/1000/(60*60*24)" office:value-type="time" office:time-value="PT04H50M07.707S" calcext:value-type="time">
            <text:p>04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161.11" calcext:value-type="float">
            <text:p>1161.11</text:p>
          </table:table-cell>
          <table:table-cell office:value-type="float" office:value="1405.93" calcext:value-type="float">
            <text:p>1405.93</text:p>
          </table:table-cell>
        </table:table-row>
        <table:table-row table:style-name="ro1">
          <table:table-cell office:value-type="float" office:value="17423707" calcext:value-type="float">
            <text:p>17423707</text:p>
          </table:table-cell>
          <table:table-cell table:formula="of:=[.A1091]/1000/(60*60*24)" office:value-type="time" office:time-value="PT04H50M23.707S" calcext:value-type="time">
            <text:p>04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162.16" calcext:value-type="float">
            <text:p>1162.16</text:p>
          </table:table-cell>
          <table:table-cell office:value-type="float" office:value="1407.18" calcext:value-type="float">
            <text:p>1407.18</text:p>
          </table:table-cell>
        </table:table-row>
        <table:table-row table:style-name="ro1">
          <table:table-cell office:value-type="float" office:value="17439707" calcext:value-type="float">
            <text:p>17439707</text:p>
          </table:table-cell>
          <table:table-cell table:formula="of:=[.A1092]/1000/(60*60*24)" office:value-type="time" office:time-value="PT04H50M39.707S" calcext:value-type="time">
            <text:p>04:5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163.21" calcext:value-type="float">
            <text:p>1163.21</text:p>
          </table:table-cell>
          <table:table-cell office:value-type="float" office:value="1408.44" calcext:value-type="float">
            <text:p>1408.44</text:p>
          </table:table-cell>
        </table:table-row>
        <table:table-row table:style-name="ro1">
          <table:table-cell office:value-type="float" office:value="17455707" calcext:value-type="float">
            <text:p>17455707</text:p>
          </table:table-cell>
          <table:table-cell table:formula="of:=[.A1093]/1000/(60*60*24)" office:value-type="time" office:time-value="PT04H50M55.707S" calcext:value-type="time">
            <text:p>04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164.27" calcext:value-type="float">
            <text:p>1164.27</text:p>
          </table:table-cell>
          <table:table-cell office:value-type="float" office:value="1409.69" calcext:value-type="float">
            <text:p>1409.69</text:p>
          </table:table-cell>
        </table:table-row>
        <table:table-row table:style-name="ro1">
          <table:table-cell office:value-type="float" office:value="17471707" calcext:value-type="float">
            <text:p>17471707</text:p>
          </table:table-cell>
          <table:table-cell table:formula="of:=[.A1094]/1000/(60*60*24)" office:value-type="time" office:time-value="PT04H51M11.707S" calcext:value-type="time">
            <text:p>04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165.32" calcext:value-type="float">
            <text:p>1165.32</text:p>
          </table:table-cell>
          <table:table-cell office:value-type="float" office:value="1410.95" calcext:value-type="float">
            <text:p>1410.95</text:p>
          </table:table-cell>
        </table:table-row>
        <table:table-row table:style-name="ro1">
          <table:table-cell office:value-type="float" office:value="17487706" calcext:value-type="float">
            <text:p>17487706</text:p>
          </table:table-cell>
          <table:table-cell table:formula="of:=[.A1095]/1000/(60*60*24)" office:value-type="time" office:time-value="PT04H51M27.706S" calcext:value-type="time">
            <text:p>04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166.37" calcext:value-type="float">
            <text:p>1166.37</text:p>
          </table:table-cell>
          <table:table-cell office:value-type="float" office:value="1412.2" calcext:value-type="float">
            <text:p>1412.2</text:p>
          </table:table-cell>
        </table:table-row>
        <table:table-row table:style-name="ro1">
          <table:table-cell office:value-type="float" office:value="17503706" calcext:value-type="float">
            <text:p>17503706</text:p>
          </table:table-cell>
          <table:table-cell table:formula="of:=[.A1096]/1000/(60*60*24)" office:value-type="time" office:time-value="PT04H51M43.706S" calcext:value-type="time">
            <text:p>04:51:44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167.42" calcext:value-type="float">
            <text:p>1167.42</text:p>
          </table:table-cell>
          <table:table-cell office:value-type="float" office:value="1413.46" calcext:value-type="float">
            <text:p>1413.46</text:p>
          </table:table-cell>
        </table:table-row>
        <table:table-row table:style-name="ro1">
          <table:table-cell office:value-type="float" office:value="17519707" calcext:value-type="float">
            <text:p>17519707</text:p>
          </table:table-cell>
          <table:table-cell table:formula="of:=[.A1097]/1000/(60*60*24)" office:value-type="time" office:time-value="PT04H51M59.707S" calcext:value-type="time">
            <text:p>04:52:00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168.47" calcext:value-type="float">
            <text:p>1168.47</text:p>
          </table:table-cell>
          <table:table-cell office:value-type="float" office:value="1414.72" calcext:value-type="float">
            <text:p>1414.72</text:p>
          </table:table-cell>
        </table:table-row>
        <table:table-row table:style-name="ro1">
          <table:table-cell office:value-type="float" office:value="17535707" calcext:value-type="float">
            <text:p>17535707</text:p>
          </table:table-cell>
          <table:table-cell table:formula="of:=[.A1098]/1000/(60*60*24)" office:value-type="time" office:time-value="PT04H52M15.707S" calcext:value-type="time">
            <text:p>04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169.53" calcext:value-type="float">
            <text:p>1169.53</text:p>
          </table:table-cell>
          <table:table-cell office:value-type="float" office:value="1415.97" calcext:value-type="float">
            <text:p>1415.97</text:p>
          </table:table-cell>
        </table:table-row>
        <table:table-row table:style-name="ro1">
          <table:table-cell office:value-type="float" office:value="17551707" calcext:value-type="float">
            <text:p>17551707</text:p>
          </table:table-cell>
          <table:table-cell table:formula="of:=[.A1099]/1000/(60*60*24)" office:value-type="time" office:time-value="PT04H52M31.707S" calcext:value-type="time">
            <text:p>04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170.58" calcext:value-type="float">
            <text:p>1170.58</text:p>
          </table:table-cell>
          <table:table-cell office:value-type="float" office:value="1417.23" calcext:value-type="float">
            <text:p>1417.23</text:p>
          </table:table-cell>
        </table:table-row>
        <table:table-row table:style-name="ro1">
          <table:table-cell office:value-type="float" office:value="17567707" calcext:value-type="float">
            <text:p>17567707</text:p>
          </table:table-cell>
          <table:table-cell table:formula="of:=[.A1100]/1000/(60*60*24)" office:value-type="time" office:time-value="PT04H52M47.707S" calcext:value-type="time">
            <text:p>04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171.63" calcext:value-type="float">
            <text:p>1171.63</text:p>
          </table:table-cell>
          <table:table-cell office:value-type="float" office:value="1418.48" calcext:value-type="float">
            <text:p>1418.48</text:p>
          </table:table-cell>
        </table:table-row>
        <table:table-row table:style-name="ro1">
          <table:table-cell office:value-type="float" office:value="17583707" calcext:value-type="float">
            <text:p>17583707</text:p>
          </table:table-cell>
          <table:table-cell table:formula="of:=[.A1101]/1000/(60*60*24)" office:value-type="time" office:time-value="PT04H53M03.707S" calcext:value-type="time">
            <text:p>04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172.68" calcext:value-type="float">
            <text:p>1172.68</text:p>
          </table:table-cell>
          <table:table-cell office:value-type="float" office:value="1419.74" calcext:value-type="float">
            <text:p>1419.74</text:p>
          </table:table-cell>
        </table:table-row>
        <table:table-row table:style-name="ro1">
          <table:table-cell office:value-type="float" office:value="17599707" calcext:value-type="float">
            <text:p>17599707</text:p>
          </table:table-cell>
          <table:table-cell table:formula="of:=[.A1102]/1000/(60*60*24)" office:value-type="time" office:time-value="PT04H53M19.707S" calcext:value-type="time">
            <text:p>04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173.74" calcext:value-type="float">
            <text:p>1173.74</text:p>
          </table:table-cell>
          <table:table-cell office:value-type="float" office:value="1420.99" calcext:value-type="float">
            <text:p>1420.99</text:p>
          </table:table-cell>
        </table:table-row>
        <table:table-row table:style-name="ro1">
          <table:table-cell office:value-type="float" office:value="17615707" calcext:value-type="float">
            <text:p>17615707</text:p>
          </table:table-cell>
          <table:table-cell table:formula="of:=[.A1103]/1000/(60*60*24)" office:value-type="time" office:time-value="PT04H53M35.707S" calcext:value-type="time">
            <text:p>04:53:36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174.79" calcext:value-type="float">
            <text:p>1174.79</text:p>
          </table:table-cell>
          <table:table-cell office:value-type="float" office:value="1422.25" calcext:value-type="float">
            <text:p>1422.25</text:p>
          </table:table-cell>
        </table:table-row>
        <table:table-row table:style-name="ro1">
          <table:table-cell office:value-type="float" office:value="17631707" calcext:value-type="float">
            <text:p>17631707</text:p>
          </table:table-cell>
          <table:table-cell table:formula="of:=[.A1104]/1000/(60*60*24)" office:value-type="time" office:time-value="PT04H53M51.707S" calcext:value-type="time">
            <text:p>04:5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175.84" calcext:value-type="float">
            <text:p>1175.84</text:p>
          </table:table-cell>
          <table:table-cell office:value-type="float" office:value="1423.5" calcext:value-type="float">
            <text:p>1423.5</text:p>
          </table:table-cell>
        </table:table-row>
        <table:table-row table:style-name="ro1">
          <table:table-cell office:value-type="float" office:value="17647706" calcext:value-type="float">
            <text:p>17647706</text:p>
          </table:table-cell>
          <table:table-cell table:formula="of:=[.A1105]/1000/(60*60*24)" office:value-type="time" office:time-value="PT04H54M07.706S" calcext:value-type="time">
            <text:p>04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176.89" calcext:value-type="float">
            <text:p>1176.89</text:p>
          </table:table-cell>
          <table:table-cell office:value-type="float" office:value="1424.76" calcext:value-type="float">
            <text:p>1424.76</text:p>
          </table:table-cell>
        </table:table-row>
        <table:table-row table:style-name="ro1">
          <table:table-cell office:value-type="float" office:value="17663707" calcext:value-type="float">
            <text:p>17663707</text:p>
          </table:table-cell>
          <table:table-cell table:formula="of:=[.A1106]/1000/(60*60*24)" office:value-type="time" office:time-value="PT04H54M23.707S" calcext:value-type="time">
            <text:p>04:5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177.95" calcext:value-type="float">
            <text:p>1177.95</text:p>
          </table:table-cell>
          <table:table-cell office:value-type="float" office:value="1426.01" calcext:value-type="float">
            <text:p>1426.01</text:p>
          </table:table-cell>
        </table:table-row>
        <table:table-row table:style-name="ro1">
          <table:table-cell office:value-type="float" office:value="17679707" calcext:value-type="float">
            <text:p>17679707</text:p>
          </table:table-cell>
          <table:table-cell table:formula="of:=[.A1107]/1000/(60*60*24)" office:value-type="time" office:time-value="PT04H54M39.707S" calcext:value-type="time">
            <text:p>04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179" calcext:value-type="float">
            <text:p>1179</text:p>
          </table:table-cell>
          <table:table-cell office:value-type="float" office:value="1427.26" calcext:value-type="float">
            <text:p>1427.26</text:p>
          </table:table-cell>
        </table:table-row>
        <table:table-row table:style-name="ro1">
          <table:table-cell office:value-type="float" office:value="17695706" calcext:value-type="float">
            <text:p>17695706</text:p>
          </table:table-cell>
          <table:table-cell table:formula="of:=[.A1108]/1000/(60*60*24)" office:value-type="time" office:time-value="PT04H54M55.706S" calcext:value-type="time">
            <text:p>04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180.05" calcext:value-type="float">
            <text:p>1180.05</text:p>
          </table:table-cell>
          <table:table-cell office:value-type="float" office:value="1428.52" calcext:value-type="float">
            <text:p>1428.52</text:p>
          </table:table-cell>
        </table:table-row>
        <table:table-row table:style-name="ro1">
          <table:table-cell office:value-type="float" office:value="17711707" calcext:value-type="float">
            <text:p>17711707</text:p>
          </table:table-cell>
          <table:table-cell table:formula="of:=[.A1109]/1000/(60*60*24)" office:value-type="time" office:time-value="PT04H55M11.707S" calcext:value-type="time">
            <text:p>04:5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181.1" calcext:value-type="float">
            <text:p>1181.1</text:p>
          </table:table-cell>
          <table:table-cell office:value-type="float" office:value="1429.77" calcext:value-type="float">
            <text:p>1429.77</text:p>
          </table:table-cell>
        </table:table-row>
        <table:table-row table:style-name="ro1">
          <table:table-cell office:value-type="float" office:value="17727707" calcext:value-type="float">
            <text:p>17727707</text:p>
          </table:table-cell>
          <table:table-cell table:formula="of:=[.A1110]/1000/(60*60*24)" office:value-type="time" office:time-value="PT04H55M27.707S" calcext:value-type="time">
            <text:p>04:5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182.16" calcext:value-type="float">
            <text:p>1182.16</text:p>
          </table:table-cell>
          <table:table-cell office:value-type="float" office:value="1431.03" calcext:value-type="float">
            <text:p>1431.03</text:p>
          </table:table-cell>
        </table:table-row>
        <table:table-row table:style-name="ro1">
          <table:table-cell office:value-type="float" office:value="17743707" calcext:value-type="float">
            <text:p>17743707</text:p>
          </table:table-cell>
          <table:table-cell table:formula="of:=[.A1111]/1000/(60*60*24)" office:value-type="time" office:time-value="PT04H55M43.707S" calcext:value-type="time">
            <text:p>04:5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183.21" calcext:value-type="float">
            <text:p>1183.21</text:p>
          </table:table-cell>
          <table:table-cell office:value-type="float" office:value="1432.28" calcext:value-type="float">
            <text:p>1432.28</text:p>
          </table:table-cell>
        </table:table-row>
        <table:table-row table:style-name="ro1">
          <table:table-cell office:value-type="float" office:value="17759707" calcext:value-type="float">
            <text:p>17759707</text:p>
          </table:table-cell>
          <table:table-cell table:formula="of:=[.A1112]/1000/(60*60*24)" office:value-type="time" office:time-value="PT04H55M59.707S" calcext:value-type="time">
            <text:p>04:5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184.26" calcext:value-type="float">
            <text:p>1184.26</text:p>
          </table:table-cell>
          <table:table-cell office:value-type="float" office:value="1433.54" calcext:value-type="float">
            <text:p>1433.54</text:p>
          </table:table-cell>
        </table:table-row>
        <table:table-row table:style-name="ro1">
          <table:table-cell office:value-type="float" office:value="17775707" calcext:value-type="float">
            <text:p>17775707</text:p>
          </table:table-cell>
          <table:table-cell table:formula="of:=[.A1113]/1000/(60*60*24)" office:value-type="time" office:time-value="PT04H56M15.707S" calcext:value-type="time">
            <text:p>04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185.31" calcext:value-type="float">
            <text:p>1185.31</text:p>
          </table:table-cell>
          <table:table-cell office:value-type="float" office:value="1434.79" calcext:value-type="float">
            <text:p>1434.79</text:p>
          </table:table-cell>
        </table:table-row>
        <table:table-row table:style-name="ro1">
          <table:table-cell office:value-type="float" office:value="17791707" calcext:value-type="float">
            <text:p>17791707</text:p>
          </table:table-cell>
          <table:table-cell table:formula="of:=[.A1114]/1000/(60*60*24)" office:value-type="time" office:time-value="PT04H56M31.707S" calcext:value-type="time">
            <text:p>04:5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186.36" calcext:value-type="float">
            <text:p>1186.36</text:p>
          </table:table-cell>
          <table:table-cell office:value-type="float" office:value="1436.04" calcext:value-type="float">
            <text:p>1436.04</text:p>
          </table:table-cell>
        </table:table-row>
        <table:table-row table:style-name="ro1">
          <table:table-cell office:value-type="float" office:value="17807707" calcext:value-type="float">
            <text:p>17807707</text:p>
          </table:table-cell>
          <table:table-cell table:formula="of:=[.A1115]/1000/(60*60*24)" office:value-type="time" office:time-value="PT04H56M47.707S" calcext:value-type="time">
            <text:p>04:5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187.42" calcext:value-type="float">
            <text:p>1187.42</text:p>
          </table:table-cell>
          <table:table-cell office:value-type="float" office:value="1437.3" calcext:value-type="float">
            <text:p>1437.3</text:p>
          </table:table-cell>
        </table:table-row>
        <table:table-row table:style-name="ro1">
          <table:table-cell office:value-type="float" office:value="17823707" calcext:value-type="float">
            <text:p>17823707</text:p>
          </table:table-cell>
          <table:table-cell table:formula="of:=[.A1116]/1000/(60*60*24)" office:value-type="time" office:time-value="PT04H57M03.707S" calcext:value-type="time">
            <text:p>04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188.47" calcext:value-type="float">
            <text:p>1188.47</text:p>
          </table:table-cell>
          <table:table-cell office:value-type="float" office:value="1438.55" calcext:value-type="float">
            <text:p>1438.55</text:p>
          </table:table-cell>
        </table:table-row>
        <table:table-row table:style-name="ro1">
          <table:table-cell office:value-type="float" office:value="17839707" calcext:value-type="float">
            <text:p>17839707</text:p>
          </table:table-cell>
          <table:table-cell table:formula="of:=[.A1117]/1000/(60*60*24)" office:value-type="time" office:time-value="PT04H57M19.707S" calcext:value-type="time">
            <text:p>04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189.52" calcext:value-type="float">
            <text:p>1189.52</text:p>
          </table:table-cell>
          <table:table-cell office:value-type="float" office:value="1439.8" calcext:value-type="float">
            <text:p>1439.8</text:p>
          </table:table-cell>
        </table:table-row>
        <table:table-row table:style-name="ro1">
          <table:table-cell office:value-type="float" office:value="17855707" calcext:value-type="float">
            <text:p>17855707</text:p>
          </table:table-cell>
          <table:table-cell table:formula="of:=[.A1118]/1000/(60*60*24)" office:value-type="time" office:time-value="PT04H57M35.707S" calcext:value-type="time">
            <text:p>04:5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190.57" calcext:value-type="float">
            <text:p>1190.57</text:p>
          </table:table-cell>
          <table:table-cell office:value-type="float" office:value="1441.06" calcext:value-type="float">
            <text:p>1441.06</text:p>
          </table:table-cell>
        </table:table-row>
        <table:table-row table:style-name="ro1">
          <table:table-cell office:value-type="float" office:value="17871706" calcext:value-type="float">
            <text:p>17871706</text:p>
          </table:table-cell>
          <table:table-cell table:formula="of:=[.A1119]/1000/(60*60*24)" office:value-type="time" office:time-value="PT04H57M51.706S" calcext:value-type="time">
            <text:p>04:5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191.62" calcext:value-type="float">
            <text:p>1191.62</text:p>
          </table:table-cell>
          <table:table-cell office:value-type="float" office:value="1442.31" calcext:value-type="float">
            <text:p>1442.31</text:p>
          </table:table-cell>
        </table:table-row>
        <table:table-row table:style-name="ro1">
          <table:table-cell office:value-type="float" office:value="17887707" calcext:value-type="float">
            <text:p>17887707</text:p>
          </table:table-cell>
          <table:table-cell table:formula="of:=[.A1120]/1000/(60*60*24)" office:value-type="time" office:time-value="PT04H58M07.707S" calcext:value-type="time">
            <text:p>04:5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192.67" calcext:value-type="float">
            <text:p>1192.67</text:p>
          </table:table-cell>
          <table:table-cell office:value-type="float" office:value="1443.57" calcext:value-type="float">
            <text:p>1443.57</text:p>
          </table:table-cell>
        </table:table-row>
        <table:table-row table:style-name="ro1">
          <table:table-cell office:value-type="float" office:value="17903707" calcext:value-type="float">
            <text:p>17903707</text:p>
          </table:table-cell>
          <table:table-cell table:formula="of:=[.A1121]/1000/(60*60*24)" office:value-type="time" office:time-value="PT04H58M23.707S" calcext:value-type="time">
            <text:p>04:5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193.73" calcext:value-type="float">
            <text:p>1193.73</text:p>
          </table:table-cell>
          <table:table-cell office:value-type="float" office:value="1444.82" calcext:value-type="float">
            <text:p>1444.82</text:p>
          </table:table-cell>
        </table:table-row>
        <table:table-row table:style-name="ro1">
          <table:table-cell office:value-type="float" office:value="17919707" calcext:value-type="float">
            <text:p>17919707</text:p>
          </table:table-cell>
          <table:table-cell table:formula="of:=[.A1122]/1000/(60*60*24)" office:value-type="time" office:time-value="PT04H58M39.707S" calcext:value-type="time">
            <text:p>04:5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194.78" calcext:value-type="float">
            <text:p>1194.78</text:p>
          </table:table-cell>
          <table:table-cell office:value-type="float" office:value="1446.07" calcext:value-type="float">
            <text:p>1446.07</text:p>
          </table:table-cell>
        </table:table-row>
        <table:table-row table:style-name="ro1">
          <table:table-cell office:value-type="float" office:value="17935707" calcext:value-type="float">
            <text:p>17935707</text:p>
          </table:table-cell>
          <table:table-cell table:formula="of:=[.A1123]/1000/(60*60*24)" office:value-type="time" office:time-value="PT04H58M55.707S" calcext:value-type="time">
            <text:p>04:5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195.83" calcext:value-type="float">
            <text:p>1195.83</text:p>
          </table:table-cell>
          <table:table-cell office:value-type="float" office:value="1447.33" calcext:value-type="float">
            <text:p>1447.33</text:p>
          </table:table-cell>
        </table:table-row>
        <table:table-row table:style-name="ro1">
          <table:table-cell office:value-type="float" office:value="17951707" calcext:value-type="float">
            <text:p>17951707</text:p>
          </table:table-cell>
          <table:table-cell table:formula="of:=[.A1124]/1000/(60*60*24)" office:value-type="time" office:time-value="PT04H59M11.707S" calcext:value-type="time">
            <text:p>04:5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196.88" calcext:value-type="float">
            <text:p>1196.88</text:p>
          </table:table-cell>
          <table:table-cell office:value-type="float" office:value="1448.58" calcext:value-type="float">
            <text:p>1448.58</text:p>
          </table:table-cell>
        </table:table-row>
        <table:table-row table:style-name="ro1">
          <table:table-cell office:value-type="float" office:value="17967707" calcext:value-type="float">
            <text:p>17967707</text:p>
          </table:table-cell>
          <table:table-cell table:formula="of:=[.A1125]/1000/(60*60*24)" office:value-type="time" office:time-value="PT04H59M27.707S" calcext:value-type="time">
            <text:p>04:59:28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197.93" calcext:value-type="float">
            <text:p>1197.93</text:p>
          </table:table-cell>
          <table:table-cell office:value-type="float" office:value="1449.84" calcext:value-type="float">
            <text:p>1449.84</text:p>
          </table:table-cell>
        </table:table-row>
        <table:table-row table:style-name="ro1">
          <table:table-cell office:value-type="float" office:value="17983707" calcext:value-type="float">
            <text:p>17983707</text:p>
          </table:table-cell>
          <table:table-cell table:formula="of:=[.A1126]/1000/(60*60*24)" office:value-type="time" office:time-value="PT04H59M43.707S" calcext:value-type="time">
            <text:p>04:5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198.98" calcext:value-type="float">
            <text:p>1198.98</text:p>
          </table:table-cell>
          <table:table-cell office:value-type="float" office:value="1451.09" calcext:value-type="float">
            <text:p>1451.09</text:p>
          </table:table-cell>
        </table:table-row>
        <table:table-row table:style-name="ro1">
          <table:table-cell office:value-type="float" office:value="17999707" calcext:value-type="float">
            <text:p>17999707</text:p>
          </table:table-cell>
          <table:table-cell table:formula="of:=[.A1127]/1000/(60*60*24)" office:value-type="time" office:time-value="PT04H59M59.707S" calcext:value-type="time">
            <text:p>05:0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00.03" calcext:value-type="float">
            <text:p>1200.03</text:p>
          </table:table-cell>
          <table:table-cell office:value-type="float" office:value="1452.35" calcext:value-type="float">
            <text:p>1452.35</text:p>
          </table:table-cell>
        </table:table-row>
        <table:table-row table:style-name="ro1">
          <table:table-cell office:value-type="float" office:value="18015707" calcext:value-type="float">
            <text:p>18015707</text:p>
          </table:table-cell>
          <table:table-cell table:formula="of:=[.A1128]/1000/(60*60*24)" office:value-type="time" office:time-value="PT05H00M15.707S" calcext:value-type="time">
            <text:p>05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01.08" calcext:value-type="float">
            <text:p>1201.08</text:p>
          </table:table-cell>
          <table:table-cell office:value-type="float" office:value="1453.6" calcext:value-type="float">
            <text:p>1453.6</text:p>
          </table:table-cell>
        </table:table-row>
        <table:table-row table:style-name="ro1">
          <table:table-cell office:value-type="float" office:value="18031707" calcext:value-type="float">
            <text:p>18031707</text:p>
          </table:table-cell>
          <table:table-cell table:formula="of:=[.A1129]/1000/(60*60*24)" office:value-type="time" office:time-value="PT05H00M31.707S" calcext:value-type="time">
            <text:p>05:0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02.14" calcext:value-type="float">
            <text:p>1202.14</text:p>
          </table:table-cell>
          <table:table-cell office:value-type="float" office:value="1454.85" calcext:value-type="float">
            <text:p>1454.85</text:p>
          </table:table-cell>
        </table:table-row>
        <table:table-row table:style-name="ro1">
          <table:table-cell office:value-type="float" office:value="18047707" calcext:value-type="float">
            <text:p>18047707</text:p>
          </table:table-cell>
          <table:table-cell table:formula="of:=[.A1130]/1000/(60*60*24)" office:value-type="time" office:time-value="PT05H00M47.707S" calcext:value-type="time">
            <text:p>05:0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203.19" calcext:value-type="float">
            <text:p>1203.19</text:p>
          </table:table-cell>
          <table:table-cell office:value-type="float" office:value="1456.11" calcext:value-type="float">
            <text:p>1456.11</text:p>
          </table:table-cell>
        </table:table-row>
        <table:table-row table:style-name="ro1">
          <table:table-cell office:value-type="float" office:value="18063707" calcext:value-type="float">
            <text:p>18063707</text:p>
          </table:table-cell>
          <table:table-cell table:formula="of:=[.A1131]/1000/(60*60*24)" office:value-type="time" office:time-value="PT05H01M03.707S" calcext:value-type="time">
            <text:p>05:0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04.24" calcext:value-type="float">
            <text:p>1204.24</text:p>
          </table:table-cell>
          <table:table-cell office:value-type="float" office:value="1457.36" calcext:value-type="float">
            <text:p>1457.36</text:p>
          </table:table-cell>
        </table:table-row>
        <table:table-row table:style-name="ro1">
          <table:table-cell office:value-type="float" office:value="18079707" calcext:value-type="float">
            <text:p>18079707</text:p>
          </table:table-cell>
          <table:table-cell table:formula="of:=[.A1132]/1000/(60*60*24)" office:value-type="time" office:time-value="PT05H01M19.707S" calcext:value-type="time">
            <text:p>05:0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05.29" calcext:value-type="float">
            <text:p>1205.29</text:p>
          </table:table-cell>
          <table:table-cell office:value-type="float" office:value="1458.61" calcext:value-type="float">
            <text:p>1458.61</text:p>
          </table:table-cell>
        </table:table-row>
        <table:table-row table:style-name="ro1">
          <table:table-cell office:value-type="float" office:value="18095707" calcext:value-type="float">
            <text:p>18095707</text:p>
          </table:table-cell>
          <table:table-cell table:formula="of:=[.A1133]/1000/(60*60*24)" office:value-type="time" office:time-value="PT05H01M35.707S" calcext:value-type="time">
            <text:p>05:0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206.34" calcext:value-type="float">
            <text:p>1206.34</text:p>
          </table:table-cell>
          <table:table-cell office:value-type="float" office:value="1459.86" calcext:value-type="float">
            <text:p>1459.86</text:p>
          </table:table-cell>
        </table:table-row>
        <table:table-row table:style-name="ro1">
          <table:table-cell office:value-type="float" office:value="18111707" calcext:value-type="float">
            <text:p>18111707</text:p>
          </table:table-cell>
          <table:table-cell table:formula="of:=[.A1134]/1000/(60*60*24)" office:value-type="time" office:time-value="PT05H01M51.707S" calcext:value-type="time">
            <text:p>05:0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07.39" calcext:value-type="float">
            <text:p>1207.39</text:p>
          </table:table-cell>
          <table:table-cell office:value-type="float" office:value="1461.12" calcext:value-type="float">
            <text:p>1461.12</text:p>
          </table:table-cell>
        </table:table-row>
        <table:table-row table:style-name="ro1">
          <table:table-cell office:value-type="float" office:value="18127707" calcext:value-type="float">
            <text:p>18127707</text:p>
          </table:table-cell>
          <table:table-cell table:formula="of:=[.A1135]/1000/(60*60*24)" office:value-type="time" office:time-value="PT05H02M07.707S" calcext:value-type="time">
            <text:p>05:0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208.44" calcext:value-type="float">
            <text:p>1208.44</text:p>
          </table:table-cell>
          <table:table-cell office:value-type="float" office:value="1462.37" calcext:value-type="float">
            <text:p>1462.37</text:p>
          </table:table-cell>
        </table:table-row>
        <table:table-row table:style-name="ro1">
          <table:table-cell office:value-type="float" office:value="18143707" calcext:value-type="float">
            <text:p>18143707</text:p>
          </table:table-cell>
          <table:table-cell table:formula="of:=[.A1136]/1000/(60*60*24)" office:value-type="time" office:time-value="PT05H02M23.707S" calcext:value-type="time">
            <text:p>05:0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09.49" calcext:value-type="float">
            <text:p>1209.49</text:p>
          </table:table-cell>
          <table:table-cell office:value-type="float" office:value="1463.62" calcext:value-type="float">
            <text:p>1463.62</text:p>
          </table:table-cell>
        </table:table-row>
        <table:table-row table:style-name="ro1">
          <table:table-cell office:value-type="float" office:value="18159707" calcext:value-type="float">
            <text:p>18159707</text:p>
          </table:table-cell>
          <table:table-cell table:formula="of:=[.A1137]/1000/(60*60*24)" office:value-type="time" office:time-value="PT05H02M39.707S" calcext:value-type="time">
            <text:p>05:0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210.55" calcext:value-type="float">
            <text:p>1210.55</text:p>
          </table:table-cell>
          <table:table-cell office:value-type="float" office:value="1464.88" calcext:value-type="float">
            <text:p>1464.88</text:p>
          </table:table-cell>
        </table:table-row>
        <table:table-row table:style-name="ro1">
          <table:table-cell office:value-type="float" office:value="18175707" calcext:value-type="float">
            <text:p>18175707</text:p>
          </table:table-cell>
          <table:table-cell table:formula="of:=[.A1138]/1000/(60*60*24)" office:value-type="time" office:time-value="PT05H02M55.707S" calcext:value-type="time">
            <text:p>05:0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11.6" calcext:value-type="float">
            <text:p>1211.6</text:p>
          </table:table-cell>
          <table:table-cell office:value-type="float" office:value="1466.13" calcext:value-type="float">
            <text:p>1466.13</text:p>
          </table:table-cell>
        </table:table-row>
        <table:table-row table:style-name="ro1">
          <table:table-cell office:value-type="float" office:value="18191707" calcext:value-type="float">
            <text:p>18191707</text:p>
          </table:table-cell>
          <table:table-cell table:formula="of:=[.A1139]/1000/(60*60*24)" office:value-type="time" office:time-value="PT05H03M11.707S" calcext:value-type="time">
            <text:p>05:0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12.65" calcext:value-type="float">
            <text:p>1212.65</text:p>
          </table:table-cell>
          <table:table-cell office:value-type="float" office:value="1467.38" calcext:value-type="float">
            <text:p>1467.38</text:p>
          </table:table-cell>
        </table:table-row>
        <table:table-row table:style-name="ro1">
          <table:table-cell office:value-type="float" office:value="18207707" calcext:value-type="float">
            <text:p>18207707</text:p>
          </table:table-cell>
          <table:table-cell table:formula="of:=[.A1140]/1000/(60*60*24)" office:value-type="time" office:time-value="PT05H03M27.707S" calcext:value-type="time">
            <text:p>05:0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13.7" calcext:value-type="float">
            <text:p>1213.7</text:p>
          </table:table-cell>
          <table:table-cell office:value-type="float" office:value="1468.64" calcext:value-type="float">
            <text:p>1468.64</text:p>
          </table:table-cell>
        </table:table-row>
        <table:table-row table:style-name="ro1">
          <table:table-cell office:value-type="float" office:value="18223707" calcext:value-type="float">
            <text:p>18223707</text:p>
          </table:table-cell>
          <table:table-cell table:formula="of:=[.A1141]/1000/(60*60*24)" office:value-type="time" office:time-value="PT05H03M43.707S" calcext:value-type="time">
            <text:p>05:0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14.75" calcext:value-type="float">
            <text:p>1214.75</text:p>
          </table:table-cell>
          <table:table-cell office:value-type="float" office:value="1469.89" calcext:value-type="float">
            <text:p>1469.89</text:p>
          </table:table-cell>
        </table:table-row>
        <table:table-row table:style-name="ro1">
          <table:table-cell office:value-type="float" office:value="18239707" calcext:value-type="float">
            <text:p>18239707</text:p>
          </table:table-cell>
          <table:table-cell table:formula="of:=[.A1142]/1000/(60*60*24)" office:value-type="time" office:time-value="PT05H03M59.707S" calcext:value-type="time">
            <text:p>05:0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15.8" calcext:value-type="float">
            <text:p>1215.8</text:p>
          </table:table-cell>
          <table:table-cell office:value-type="float" office:value="1471.14" calcext:value-type="float">
            <text:p>1471.14</text:p>
          </table:table-cell>
        </table:table-row>
        <table:table-row table:style-name="ro1">
          <table:table-cell office:value-type="float" office:value="18255707" calcext:value-type="float">
            <text:p>18255707</text:p>
          </table:table-cell>
          <table:table-cell table:formula="of:=[.A1143]/1000/(60*60*24)" office:value-type="time" office:time-value="PT05H04M15.707S" calcext:value-type="time">
            <text:p>05:0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16.85" calcext:value-type="float">
            <text:p>1216.85</text:p>
          </table:table-cell>
          <table:table-cell office:value-type="float" office:value="1472.39" calcext:value-type="float">
            <text:p>1472.39</text:p>
          </table:table-cell>
        </table:table-row>
        <table:table-row table:style-name="ro1">
          <table:table-cell office:value-type="float" office:value="18271707" calcext:value-type="float">
            <text:p>18271707</text:p>
          </table:table-cell>
          <table:table-cell table:formula="of:=[.A1144]/1000/(60*60*24)" office:value-type="time" office:time-value="PT05H04M31.707S" calcext:value-type="time">
            <text:p>05:0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17.9" calcext:value-type="float">
            <text:p>1217.9</text:p>
          </table:table-cell>
          <table:table-cell office:value-type="float" office:value="1473.65" calcext:value-type="float">
            <text:p>1473.65</text:p>
          </table:table-cell>
        </table:table-row>
        <table:table-row table:style-name="ro1">
          <table:table-cell office:value-type="float" office:value="18287707" calcext:value-type="float">
            <text:p>18287707</text:p>
          </table:table-cell>
          <table:table-cell table:formula="of:=[.A1145]/1000/(60*60*24)" office:value-type="time" office:time-value="PT05H04M47.707S" calcext:value-type="time">
            <text:p>05:0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18.95" calcext:value-type="float">
            <text:p>1218.95</text:p>
          </table:table-cell>
          <table:table-cell office:value-type="float" office:value="1474.9" calcext:value-type="float">
            <text:p>1474.9</text:p>
          </table:table-cell>
        </table:table-row>
        <table:table-row table:style-name="ro1">
          <table:table-cell office:value-type="float" office:value="18303707" calcext:value-type="float">
            <text:p>18303707</text:p>
          </table:table-cell>
          <table:table-cell table:formula="of:=[.A1146]/1000/(60*60*24)" office:value-type="time" office:time-value="PT05H05M03.707S" calcext:value-type="time">
            <text:p>05:0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20.01" calcext:value-type="float">
            <text:p>1220.01</text:p>
          </table:table-cell>
          <table:table-cell office:value-type="float" office:value="1476.15" calcext:value-type="float">
            <text:p>1476.15</text:p>
          </table:table-cell>
        </table:table-row>
        <table:table-row table:style-name="ro1">
          <table:table-cell office:value-type="float" office:value="18319707" calcext:value-type="float">
            <text:p>18319707</text:p>
          </table:table-cell>
          <table:table-cell table:formula="of:=[.A1147]/1000/(60*60*24)" office:value-type="time" office:time-value="PT05H05M19.707S" calcext:value-type="time">
            <text:p>05:0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21.06" calcext:value-type="float">
            <text:p>1221.06</text:p>
          </table:table-cell>
          <table:table-cell office:value-type="float" office:value="1477.4" calcext:value-type="float">
            <text:p>1477.4</text:p>
          </table:table-cell>
        </table:table-row>
        <table:table-row table:style-name="ro1">
          <table:table-cell office:value-type="float" office:value="18335707" calcext:value-type="float">
            <text:p>18335707</text:p>
          </table:table-cell>
          <table:table-cell table:formula="of:=[.A1148]/1000/(60*60*24)" office:value-type="time" office:time-value="PT05H05M35.707S" calcext:value-type="time">
            <text:p>05:0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222.11" calcext:value-type="float">
            <text:p>1222.11</text:p>
          </table:table-cell>
          <table:table-cell office:value-type="float" office:value="1478.66" calcext:value-type="float">
            <text:p>1478.66</text:p>
          </table:table-cell>
        </table:table-row>
        <table:table-row table:style-name="ro1">
          <table:table-cell office:value-type="float" office:value="18351707" calcext:value-type="float">
            <text:p>18351707</text:p>
          </table:table-cell>
          <table:table-cell table:formula="of:=[.A1149]/1000/(60*60*24)" office:value-type="time" office:time-value="PT05H05M51.707S" calcext:value-type="time">
            <text:p>05:0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23.16" calcext:value-type="float">
            <text:p>1223.16</text:p>
          </table:table-cell>
          <table:table-cell office:value-type="float" office:value="1479.91" calcext:value-type="float">
            <text:p>1479.91</text:p>
          </table:table-cell>
        </table:table-row>
        <table:table-row table:style-name="ro1">
          <table:table-cell office:value-type="float" office:value="18367707" calcext:value-type="float">
            <text:p>18367707</text:p>
          </table:table-cell>
          <table:table-cell table:formula="of:=[.A1150]/1000/(60*60*24)" office:value-type="time" office:time-value="PT05H06M07.707S" calcext:value-type="time">
            <text:p>05:0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24.21" calcext:value-type="float">
            <text:p>1224.21</text:p>
          </table:table-cell>
          <table:table-cell office:value-type="float" office:value="1481.16" calcext:value-type="float">
            <text:p>1481.16</text:p>
          </table:table-cell>
        </table:table-row>
        <table:table-row table:style-name="ro1">
          <table:table-cell office:value-type="float" office:value="18383707" calcext:value-type="float">
            <text:p>18383707</text:p>
          </table:table-cell>
          <table:table-cell table:formula="of:=[.A1151]/1000/(60*60*24)" office:value-type="time" office:time-value="PT05H06M23.707S" calcext:value-type="time">
            <text:p>05:0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225.26" calcext:value-type="float">
            <text:p>1225.26</text:p>
          </table:table-cell>
          <table:table-cell office:value-type="float" office:value="1482.41" calcext:value-type="float">
            <text:p>1482.41</text:p>
          </table:table-cell>
        </table:table-row>
        <table:table-row table:style-name="ro1">
          <table:table-cell office:value-type="float" office:value="18399707" calcext:value-type="float">
            <text:p>18399707</text:p>
          </table:table-cell>
          <table:table-cell table:formula="of:=[.A1152]/1000/(60*60*24)" office:value-type="time" office:time-value="PT05H06M39.707S" calcext:value-type="time">
            <text:p>05:0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26.31" calcext:value-type="float">
            <text:p>1226.31</text:p>
          </table:table-cell>
          <table:table-cell office:value-type="float" office:value="1483.66" calcext:value-type="float">
            <text:p>1483.66</text:p>
          </table:table-cell>
        </table:table-row>
        <table:table-row table:style-name="ro1">
          <table:table-cell office:value-type="float" office:value="18415707" calcext:value-type="float">
            <text:p>18415707</text:p>
          </table:table-cell>
          <table:table-cell table:formula="of:=[.A1153]/1000/(60*60*24)" office:value-type="time" office:time-value="PT05H06M55.707S" calcext:value-type="time">
            <text:p>05:0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27.36" calcext:value-type="float">
            <text:p>1227.36</text:p>
          </table:table-cell>
          <table:table-cell office:value-type="float" office:value="1484.92" calcext:value-type="float">
            <text:p>1484.92</text:p>
          </table:table-cell>
        </table:table-row>
        <table:table-row table:style-name="ro1">
          <table:table-cell office:value-type="float" office:value="18431707" calcext:value-type="float">
            <text:p>18431707</text:p>
          </table:table-cell>
          <table:table-cell table:formula="of:=[.A1154]/1000/(60*60*24)" office:value-type="time" office:time-value="PT05H07M11.707S" calcext:value-type="time">
            <text:p>05:0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228.41" calcext:value-type="float">
            <text:p>1228.41</text:p>
          </table:table-cell>
          <table:table-cell office:value-type="float" office:value="1486.17" calcext:value-type="float">
            <text:p>1486.17</text:p>
          </table:table-cell>
        </table:table-row>
        <table:table-row table:style-name="ro1">
          <table:table-cell office:value-type="float" office:value="18447707" calcext:value-type="float">
            <text:p>18447707</text:p>
          </table:table-cell>
          <table:table-cell table:formula="of:=[.A1155]/1000/(60*60*24)" office:value-type="time" office:time-value="PT05H07M27.707S" calcext:value-type="time">
            <text:p>05:0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229.46" calcext:value-type="float">
            <text:p>1229.46</text:p>
          </table:table-cell>
          <table:table-cell office:value-type="float" office:value="1487.42" calcext:value-type="float">
            <text:p>1487.42</text:p>
          </table:table-cell>
        </table:table-row>
        <table:table-row table:style-name="ro1">
          <table:table-cell office:value-type="float" office:value="18463707" calcext:value-type="float">
            <text:p>18463707</text:p>
          </table:table-cell>
          <table:table-cell table:formula="of:=[.A1156]/1000/(60*60*24)" office:value-type="time" office:time-value="PT05H07M43.707S" calcext:value-type="time">
            <text:p>05:0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230.52" calcext:value-type="float">
            <text:p>1230.52</text:p>
          </table:table-cell>
          <table:table-cell office:value-type="float" office:value="1488.67" calcext:value-type="float">
            <text:p>1488.67</text:p>
          </table:table-cell>
        </table:table-row>
        <table:table-row table:style-name="ro1">
          <table:table-cell office:value-type="float" office:value="18479707" calcext:value-type="float">
            <text:p>18479707</text:p>
          </table:table-cell>
          <table:table-cell table:formula="of:=[.A1157]/1000/(60*60*24)" office:value-type="time" office:time-value="PT05H07M59.707S" calcext:value-type="time">
            <text:p>05:0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31.57" calcext:value-type="float">
            <text:p>1231.57</text:p>
          </table:table-cell>
          <table:table-cell office:value-type="float" office:value="1489.93" calcext:value-type="float">
            <text:p>1489.93</text:p>
          </table:table-cell>
        </table:table-row>
        <table:table-row table:style-name="ro1">
          <table:table-cell office:value-type="float" office:value="18495707" calcext:value-type="float">
            <text:p>18495707</text:p>
          </table:table-cell>
          <table:table-cell table:formula="of:=[.A1158]/1000/(60*60*24)" office:value-type="time" office:time-value="PT05H08M15.707S" calcext:value-type="time">
            <text:p>05:0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232.62" calcext:value-type="float">
            <text:p>1232.62</text:p>
          </table:table-cell>
          <table:table-cell office:value-type="float" office:value="1491.18" calcext:value-type="float">
            <text:p>1491.18</text:p>
          </table:table-cell>
        </table:table-row>
        <table:table-row table:style-name="ro1">
          <table:table-cell office:value-type="float" office:value="18511707" calcext:value-type="float">
            <text:p>18511707</text:p>
          </table:table-cell>
          <table:table-cell table:formula="of:=[.A1159]/1000/(60*60*24)" office:value-type="time" office:time-value="PT05H08M31.707S" calcext:value-type="time">
            <text:p>05:0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233.67" calcext:value-type="float">
            <text:p>1233.67</text:p>
          </table:table-cell>
          <table:table-cell office:value-type="float" office:value="1492.43" calcext:value-type="float">
            <text:p>1492.43</text:p>
          </table:table-cell>
        </table:table-row>
        <table:table-row table:style-name="ro1">
          <table:table-cell office:value-type="float" office:value="18527707" calcext:value-type="float">
            <text:p>18527707</text:p>
          </table:table-cell>
          <table:table-cell table:formula="of:=[.A1160]/1000/(60*60*24)" office:value-type="time" office:time-value="PT05H08M47.707S" calcext:value-type="time">
            <text:p>05:0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234.72" calcext:value-type="float">
            <text:p>1234.72</text:p>
          </table:table-cell>
          <table:table-cell office:value-type="float" office:value="1493.68" calcext:value-type="float">
            <text:p>1493.68</text:p>
          </table:table-cell>
        </table:table-row>
        <table:table-row table:style-name="ro1">
          <table:table-cell office:value-type="float" office:value="18543707" calcext:value-type="float">
            <text:p>18543707</text:p>
          </table:table-cell>
          <table:table-cell table:formula="of:=[.A1161]/1000/(60*60*24)" office:value-type="time" office:time-value="PT05H09M03.707S" calcext:value-type="time">
            <text:p>05:0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235.77" calcext:value-type="float">
            <text:p>1235.77</text:p>
          </table:table-cell>
          <table:table-cell office:value-type="float" office:value="1494.93" calcext:value-type="float">
            <text:p>1494.93</text:p>
          </table:table-cell>
        </table:table-row>
        <table:table-row table:style-name="ro1">
          <table:table-cell office:value-type="float" office:value="18559707" calcext:value-type="float">
            <text:p>18559707</text:p>
          </table:table-cell>
          <table:table-cell table:formula="of:=[.A1162]/1000/(60*60*24)" office:value-type="time" office:time-value="PT05H09M19.707S" calcext:value-type="time">
            <text:p>05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236.82" calcext:value-type="float">
            <text:p>1236.82</text:p>
          </table:table-cell>
          <table:table-cell office:value-type="float" office:value="1496.19" calcext:value-type="float">
            <text:p>1496.19</text:p>
          </table:table-cell>
        </table:table-row>
        <table:table-row table:style-name="ro1">
          <table:table-cell office:value-type="float" office:value="18575707" calcext:value-type="float">
            <text:p>18575707</text:p>
          </table:table-cell>
          <table:table-cell table:formula="of:=[.A1163]/1000/(60*60*24)" office:value-type="time" office:time-value="PT05H09M35.707S" calcext:value-type="time">
            <text:p>05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37.87" calcext:value-type="float">
            <text:p>1237.87</text:p>
          </table:table-cell>
          <table:table-cell office:value-type="float" office:value="1497.44" calcext:value-type="float">
            <text:p>1497.44</text:p>
          </table:table-cell>
        </table:table-row>
        <table:table-row table:style-name="ro1">
          <table:table-cell office:value-type="float" office:value="18591707" calcext:value-type="float">
            <text:p>18591707</text:p>
          </table:table-cell>
          <table:table-cell table:formula="of:=[.A1164]/1000/(60*60*24)" office:value-type="time" office:time-value="PT05H09M51.707S" calcext:value-type="time">
            <text:p>05:0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38.92" calcext:value-type="float">
            <text:p>1238.92</text:p>
          </table:table-cell>
          <table:table-cell office:value-type="float" office:value="1498.69" calcext:value-type="float">
            <text:p>1498.69</text:p>
          </table:table-cell>
        </table:table-row>
        <table:table-row table:style-name="ro1">
          <table:table-cell office:value-type="float" office:value="18607707" calcext:value-type="float">
            <text:p>18607707</text:p>
          </table:table-cell>
          <table:table-cell table:formula="of:=[.A1165]/1000/(60*60*24)" office:value-type="time" office:time-value="PT05H10M07.707S" calcext:value-type="time">
            <text:p>05:1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239.97" calcext:value-type="float">
            <text:p>1239.97</text:p>
          </table:table-cell>
          <table:table-cell office:value-type="float" office:value="1499.94" calcext:value-type="float">
            <text:p>1499.94</text:p>
          </table:table-cell>
        </table:table-row>
        <table:table-row table:style-name="ro1">
          <table:table-cell office:value-type="float" office:value="18623707" calcext:value-type="float">
            <text:p>18623707</text:p>
          </table:table-cell>
          <table:table-cell table:formula="of:=[.A1166]/1000/(60*60*24)" office:value-type="time" office:time-value="PT05H10M23.707S" calcext:value-type="time">
            <text:p>05:1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41.02" calcext:value-type="float">
            <text:p>1241.02</text:p>
          </table:table-cell>
          <table:table-cell office:value-type="float" office:value="1501.19" calcext:value-type="float">
            <text:p>1501.19</text:p>
          </table:table-cell>
        </table:table-row>
        <table:table-row table:style-name="ro1">
          <table:table-cell office:value-type="float" office:value="18639707" calcext:value-type="float">
            <text:p>18639707</text:p>
          </table:table-cell>
          <table:table-cell table:formula="of:=[.A1167]/1000/(60*60*24)" office:value-type="time" office:time-value="PT05H10M39.707S" calcext:value-type="time">
            <text:p>05:1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42.07" calcext:value-type="float">
            <text:p>1242.07</text:p>
          </table:table-cell>
          <table:table-cell office:value-type="float" office:value="1502.45" calcext:value-type="float">
            <text:p>1502.45</text:p>
          </table:table-cell>
        </table:table-row>
        <table:table-row table:style-name="ro1">
          <table:table-cell office:value-type="float" office:value="18655707" calcext:value-type="float">
            <text:p>18655707</text:p>
          </table:table-cell>
          <table:table-cell table:formula="of:=[.A1168]/1000/(60*60*24)" office:value-type="time" office:time-value="PT05H10M55.707S" calcext:value-type="time">
            <text:p>05:1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43.12" calcext:value-type="float">
            <text:p>1243.12</text:p>
          </table:table-cell>
          <table:table-cell office:value-type="float" office:value="1503.7" calcext:value-type="float">
            <text:p>1503.7</text:p>
          </table:table-cell>
        </table:table-row>
        <table:table-row table:style-name="ro1">
          <table:table-cell office:value-type="float" office:value="18671707" calcext:value-type="float">
            <text:p>18671707</text:p>
          </table:table-cell>
          <table:table-cell table:formula="of:=[.A1169]/1000/(60*60*24)" office:value-type="time" office:time-value="PT05H11M11.707S" calcext:value-type="time">
            <text:p>05:1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244.17" calcext:value-type="float">
            <text:p>1244.17</text:p>
          </table:table-cell>
          <table:table-cell office:value-type="float" office:value="1504.95" calcext:value-type="float">
            <text:p>1504.95</text:p>
          </table:table-cell>
        </table:table-row>
        <table:table-row table:style-name="ro1">
          <table:table-cell office:value-type="float" office:value="18687707" calcext:value-type="float">
            <text:p>18687707</text:p>
          </table:table-cell>
          <table:table-cell table:formula="of:=[.A1170]/1000/(60*60*24)" office:value-type="time" office:time-value="PT05H11M27.707S" calcext:value-type="time">
            <text:p>05:1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245.22" calcext:value-type="float">
            <text:p>1245.22</text:p>
          </table:table-cell>
          <table:table-cell office:value-type="float" office:value="1506.2" calcext:value-type="float">
            <text:p>1506.2</text:p>
          </table:table-cell>
        </table:table-row>
        <table:table-row table:style-name="ro1">
          <table:table-cell office:value-type="float" office:value="18703707" calcext:value-type="float">
            <text:p>18703707</text:p>
          </table:table-cell>
          <table:table-cell table:formula="of:=[.A1171]/1000/(60*60*24)" office:value-type="time" office:time-value="PT05H11M43.707S" calcext:value-type="time">
            <text:p>05:1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46.27" calcext:value-type="float">
            <text:p>1246.27</text:p>
          </table:table-cell>
          <table:table-cell office:value-type="float" office:value="1507.45" calcext:value-type="float">
            <text:p>1507.45</text:p>
          </table:table-cell>
        </table:table-row>
        <table:table-row table:style-name="ro1">
          <table:table-cell office:value-type="float" office:value="18719707" calcext:value-type="float">
            <text:p>18719707</text:p>
          </table:table-cell>
          <table:table-cell table:formula="of:=[.A1172]/1000/(60*60*24)" office:value-type="time" office:time-value="PT05H11M59.707S" calcext:value-type="time">
            <text:p>05:1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247.32" calcext:value-type="float">
            <text:p>1247.32</text:p>
          </table:table-cell>
          <table:table-cell office:value-type="float" office:value="1508.7" calcext:value-type="float">
            <text:p>1508.7</text:p>
          </table:table-cell>
        </table:table-row>
        <table:table-row table:style-name="ro1">
          <table:table-cell office:value-type="float" office:value="18735707" calcext:value-type="float">
            <text:p>18735707</text:p>
          </table:table-cell>
          <table:table-cell table:formula="of:=[.A1173]/1000/(60*60*24)" office:value-type="time" office:time-value="PT05H12M15.707S" calcext:value-type="time">
            <text:p>05:1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48.37" calcext:value-type="float">
            <text:p>1248.37</text:p>
          </table:table-cell>
          <table:table-cell office:value-type="float" office:value="1509.96" calcext:value-type="float">
            <text:p>1509.96</text:p>
          </table:table-cell>
        </table:table-row>
        <table:table-row table:style-name="ro1">
          <table:table-cell office:value-type="float" office:value="18751707" calcext:value-type="float">
            <text:p>18751707</text:p>
          </table:table-cell>
          <table:table-cell table:formula="of:=[.A1174]/1000/(60*60*24)" office:value-type="time" office:time-value="PT05H12M31.707S" calcext:value-type="time">
            <text:p>05:1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49.42" calcext:value-type="float">
            <text:p>1249.42</text:p>
          </table:table-cell>
          <table:table-cell office:value-type="float" office:value="1511.21" calcext:value-type="float">
            <text:p>1511.21</text:p>
          </table:table-cell>
        </table:table-row>
        <table:table-row table:style-name="ro1">
          <table:table-cell office:value-type="float" office:value="18767707" calcext:value-type="float">
            <text:p>18767707</text:p>
          </table:table-cell>
          <table:table-cell table:formula="of:=[.A1175]/1000/(60*60*24)" office:value-type="time" office:time-value="PT05H12M47.707S" calcext:value-type="time">
            <text:p>05:1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50.48" calcext:value-type="float">
            <text:p>1250.48</text:p>
          </table:table-cell>
          <table:table-cell office:value-type="float" office:value="1512.46" calcext:value-type="float">
            <text:p>1512.46</text:p>
          </table:table-cell>
        </table:table-row>
        <table:table-row table:style-name="ro1">
          <table:table-cell office:value-type="float" office:value="18783707" calcext:value-type="float">
            <text:p>18783707</text:p>
          </table:table-cell>
          <table:table-cell table:formula="of:=[.A1176]/1000/(60*60*24)" office:value-type="time" office:time-value="PT05H13M03.707S" calcext:value-type="time">
            <text:p>05:1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51.53" calcext:value-type="float">
            <text:p>1251.53</text:p>
          </table:table-cell>
          <table:table-cell office:value-type="float" office:value="1513.71" calcext:value-type="float">
            <text:p>1513.71</text:p>
          </table:table-cell>
        </table:table-row>
        <table:table-row table:style-name="ro1">
          <table:table-cell office:value-type="float" office:value="18799706" calcext:value-type="float">
            <text:p>18799706</text:p>
          </table:table-cell>
          <table:table-cell table:formula="of:=[.A1177]/1000/(60*60*24)" office:value-type="time" office:time-value="PT05H13M19.706S" calcext:value-type="time">
            <text:p>05:1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52.58" calcext:value-type="float">
            <text:p>1252.58</text:p>
          </table:table-cell>
          <table:table-cell office:value-type="float" office:value="1514.96" calcext:value-type="float">
            <text:p>1514.96</text:p>
          </table:table-cell>
        </table:table-row>
        <table:table-row table:style-name="ro1">
          <table:table-cell office:value-type="float" office:value="18815707" calcext:value-type="float">
            <text:p>18815707</text:p>
          </table:table-cell>
          <table:table-cell table:formula="of:=[.A1178]/1000/(60*60*24)" office:value-type="time" office:time-value="PT05H13M35.707S" calcext:value-type="time">
            <text:p>05:1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53.63" calcext:value-type="float">
            <text:p>1253.63</text:p>
          </table:table-cell>
          <table:table-cell office:value-type="float" office:value="1516.22" calcext:value-type="float">
            <text:p>1516.22</text:p>
          </table:table-cell>
        </table:table-row>
        <table:table-row table:style-name="ro1">
          <table:table-cell office:value-type="float" office:value="18831706" calcext:value-type="float">
            <text:p>18831706</text:p>
          </table:table-cell>
          <table:table-cell table:formula="of:=[.A1179]/1000/(60*60*24)" office:value-type="time" office:time-value="PT05H13M51.706S" calcext:value-type="time">
            <text:p>05:1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54.68" calcext:value-type="float">
            <text:p>1254.68</text:p>
          </table:table-cell>
          <table:table-cell office:value-type="float" office:value="1517.47" calcext:value-type="float">
            <text:p>1517.47</text:p>
          </table:table-cell>
        </table:table-row>
        <table:table-row table:style-name="ro1">
          <table:table-cell office:value-type="float" office:value="18847706" calcext:value-type="float">
            <text:p>18847706</text:p>
          </table:table-cell>
          <table:table-cell table:formula="of:=[.A1180]/1000/(60*60*24)" office:value-type="time" office:time-value="PT05H14M07.706S" calcext:value-type="time">
            <text:p>05:1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55.73" calcext:value-type="float">
            <text:p>1255.73</text:p>
          </table:table-cell>
          <table:table-cell office:value-type="float" office:value="1518.72" calcext:value-type="float">
            <text:p>1518.72</text:p>
          </table:table-cell>
        </table:table-row>
        <table:table-row table:style-name="ro1">
          <table:table-cell office:value-type="float" office:value="18863707" calcext:value-type="float">
            <text:p>18863707</text:p>
          </table:table-cell>
          <table:table-cell table:formula="of:=[.A1181]/1000/(60*60*24)" office:value-type="time" office:time-value="PT05H14M23.707S" calcext:value-type="time">
            <text:p>05:1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56.78" calcext:value-type="float">
            <text:p>1256.78</text:p>
          </table:table-cell>
          <table:table-cell office:value-type="float" office:value="1519.97" calcext:value-type="float">
            <text:p>1519.97</text:p>
          </table:table-cell>
        </table:table-row>
        <table:table-row table:style-name="ro1">
          <table:table-cell office:value-type="float" office:value="18879707" calcext:value-type="float">
            <text:p>18879707</text:p>
          </table:table-cell>
          <table:table-cell table:formula="of:=[.A1182]/1000/(60*60*24)" office:value-type="time" office:time-value="PT05H14M39.707S" calcext:value-type="time">
            <text:p>05:1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57.83" calcext:value-type="float">
            <text:p>1257.83</text:p>
          </table:table-cell>
          <table:table-cell office:value-type="float" office:value="1521.22" calcext:value-type="float">
            <text:p>1521.22</text:p>
          </table:table-cell>
        </table:table-row>
        <table:table-row table:style-name="ro1">
          <table:table-cell office:value-type="float" office:value="18895707" calcext:value-type="float">
            <text:p>18895707</text:p>
          </table:table-cell>
          <table:table-cell table:formula="of:=[.A1183]/1000/(60*60*24)" office:value-type="time" office:time-value="PT05H14M55.707S" calcext:value-type="time">
            <text:p>05:1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58.88" calcext:value-type="float">
            <text:p>1258.88</text:p>
          </table:table-cell>
          <table:table-cell office:value-type="float" office:value="1522.47" calcext:value-type="float">
            <text:p>1522.47</text:p>
          </table:table-cell>
        </table:table-row>
        <table:table-row table:style-name="ro1">
          <table:table-cell office:value-type="float" office:value="18911707" calcext:value-type="float">
            <text:p>18911707</text:p>
          </table:table-cell>
          <table:table-cell table:formula="of:=[.A1184]/1000/(60*60*24)" office:value-type="time" office:time-value="PT05H15M11.707S" calcext:value-type="time">
            <text:p>05:1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59.93" calcext:value-type="float">
            <text:p>1259.93</text:p>
          </table:table-cell>
          <table:table-cell office:value-type="float" office:value="1523.73" calcext:value-type="float">
            <text:p>1523.73</text:p>
          </table:table-cell>
        </table:table-row>
        <table:table-row table:style-name="ro1">
          <table:table-cell office:value-type="float" office:value="18927707" calcext:value-type="float">
            <text:p>18927707</text:p>
          </table:table-cell>
          <table:table-cell table:formula="of:=[.A1185]/1000/(60*60*24)" office:value-type="time" office:time-value="PT05H15M27.707S" calcext:value-type="time">
            <text:p>05:1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60.98" calcext:value-type="float">
            <text:p>1260.98</text:p>
          </table:table-cell>
          <table:table-cell office:value-type="float" office:value="1524.98" calcext:value-type="float">
            <text:p>1524.98</text:p>
          </table:table-cell>
        </table:table-row>
        <table:table-row table:style-name="ro1">
          <table:table-cell office:value-type="float" office:value="18943707" calcext:value-type="float">
            <text:p>18943707</text:p>
          </table:table-cell>
          <table:table-cell table:formula="of:=[.A1186]/1000/(60*60*24)" office:value-type="time" office:time-value="PT05H15M43.707S" calcext:value-type="time">
            <text:p>05:1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62.03" calcext:value-type="float">
            <text:p>1262.03</text:p>
          </table:table-cell>
          <table:table-cell office:value-type="float" office:value="1526.23" calcext:value-type="float">
            <text:p>1526.23</text:p>
          </table:table-cell>
        </table:table-row>
        <table:table-row table:style-name="ro1">
          <table:table-cell office:value-type="float" office:value="18959707" calcext:value-type="float">
            <text:p>18959707</text:p>
          </table:table-cell>
          <table:table-cell table:formula="of:=[.A1187]/1000/(60*60*24)" office:value-type="time" office:time-value="PT05H15M59.707S" calcext:value-type="time">
            <text:p>05:1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63.08" calcext:value-type="float">
            <text:p>1263.08</text:p>
          </table:table-cell>
          <table:table-cell office:value-type="float" office:value="1527.48" calcext:value-type="float">
            <text:p>1527.48</text:p>
          </table:table-cell>
        </table:table-row>
        <table:table-row table:style-name="ro1">
          <table:table-cell office:value-type="float" office:value="18975707" calcext:value-type="float">
            <text:p>18975707</text:p>
          </table:table-cell>
          <table:table-cell table:formula="of:=[.A1188]/1000/(60*60*24)" office:value-type="time" office:time-value="PT05H16M15.707S" calcext:value-type="time">
            <text:p>05:1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64.13" calcext:value-type="float">
            <text:p>1264.13</text:p>
          </table:table-cell>
          <table:table-cell office:value-type="float" office:value="1528.73" calcext:value-type="float">
            <text:p>1528.73</text:p>
          </table:table-cell>
        </table:table-row>
        <table:table-row table:style-name="ro1">
          <table:table-cell office:value-type="float" office:value="18991707" calcext:value-type="float">
            <text:p>18991707</text:p>
          </table:table-cell>
          <table:table-cell table:formula="of:=[.A1189]/1000/(60*60*24)" office:value-type="time" office:time-value="PT05H16M31.707S" calcext:value-type="time">
            <text:p>05:1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65.18" calcext:value-type="float">
            <text:p>1265.18</text:p>
          </table:table-cell>
          <table:table-cell office:value-type="float" office:value="1529.98" calcext:value-type="float">
            <text:p>1529.98</text:p>
          </table:table-cell>
        </table:table-row>
        <table:table-row table:style-name="ro1">
          <table:table-cell office:value-type="float" office:value="19007707" calcext:value-type="float">
            <text:p>19007707</text:p>
          </table:table-cell>
          <table:table-cell table:formula="of:=[.A1190]/1000/(60*60*24)" office:value-type="time" office:time-value="PT05H16M47.707S" calcext:value-type="time">
            <text:p>05:1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66.23" calcext:value-type="float">
            <text:p>1266.23</text:p>
          </table:table-cell>
          <table:table-cell office:value-type="float" office:value="1531.23" calcext:value-type="float">
            <text:p>1531.23</text:p>
          </table:table-cell>
        </table:table-row>
        <table:table-row table:style-name="ro1">
          <table:table-cell office:value-type="float" office:value="19023707" calcext:value-type="float">
            <text:p>19023707</text:p>
          </table:table-cell>
          <table:table-cell table:formula="of:=[.A1191]/1000/(60*60*24)" office:value-type="time" office:time-value="PT05H17M03.707S" calcext:value-type="time">
            <text:p>05:1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67.28" calcext:value-type="float">
            <text:p>1267.28</text:p>
          </table:table-cell>
          <table:table-cell office:value-type="float" office:value="1532.49" calcext:value-type="float">
            <text:p>1532.49</text:p>
          </table:table-cell>
        </table:table-row>
        <table:table-row table:style-name="ro1">
          <table:table-cell office:value-type="float" office:value="19039707" calcext:value-type="float">
            <text:p>19039707</text:p>
          </table:table-cell>
          <table:table-cell table:formula="of:=[.A1192]/1000/(60*60*24)" office:value-type="time" office:time-value="PT05H17M19.707S" calcext:value-type="time">
            <text:p>05:1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68.33" calcext:value-type="float">
            <text:p>1268.33</text:p>
          </table:table-cell>
          <table:table-cell office:value-type="float" office:value="1533.74" calcext:value-type="float">
            <text:p>1533.74</text:p>
          </table:table-cell>
        </table:table-row>
        <table:table-row table:style-name="ro1">
          <table:table-cell office:value-type="float" office:value="19055707" calcext:value-type="float">
            <text:p>19055707</text:p>
          </table:table-cell>
          <table:table-cell table:formula="of:=[.A1193]/1000/(60*60*24)" office:value-type="time" office:time-value="PT05H17M35.707S" calcext:value-type="time">
            <text:p>05:1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69.38" calcext:value-type="float">
            <text:p>1269.38</text:p>
          </table:table-cell>
          <table:table-cell office:value-type="float" office:value="1534.99" calcext:value-type="float">
            <text:p>1534.99</text:p>
          </table:table-cell>
        </table:table-row>
        <table:table-row table:style-name="ro1">
          <table:table-cell office:value-type="float" office:value="19071707" calcext:value-type="float">
            <text:p>19071707</text:p>
          </table:table-cell>
          <table:table-cell table:formula="of:=[.A1194]/1000/(60*60*24)" office:value-type="time" office:time-value="PT05H17M51.707S" calcext:value-type="time">
            <text:p>05:1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70.43" calcext:value-type="float">
            <text:p>1270.43</text:p>
          </table:table-cell>
          <table:table-cell office:value-type="float" office:value="1536.24" calcext:value-type="float">
            <text:p>1536.24</text:p>
          </table:table-cell>
        </table:table-row>
        <table:table-row table:style-name="ro1">
          <table:table-cell office:value-type="float" office:value="19087707" calcext:value-type="float">
            <text:p>19087707</text:p>
          </table:table-cell>
          <table:table-cell table:formula="of:=[.A1195]/1000/(60*60*24)" office:value-type="time" office:time-value="PT05H18M07.707S" calcext:value-type="time">
            <text:p>05:1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71.48" calcext:value-type="float">
            <text:p>1271.48</text:p>
          </table:table-cell>
          <table:table-cell office:value-type="float" office:value="1537.49" calcext:value-type="float">
            <text:p>1537.49</text:p>
          </table:table-cell>
        </table:table-row>
        <table:table-row table:style-name="ro1">
          <table:table-cell office:value-type="float" office:value="19103707" calcext:value-type="float">
            <text:p>19103707</text:p>
          </table:table-cell>
          <table:table-cell table:formula="of:=[.A1196]/1000/(60*60*24)" office:value-type="time" office:time-value="PT05H18M23.707S" calcext:value-type="time">
            <text:p>05:1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72.53" calcext:value-type="float">
            <text:p>1272.53</text:p>
          </table:table-cell>
          <table:table-cell office:value-type="float" office:value="1538.74" calcext:value-type="float">
            <text:p>1538.74</text:p>
          </table:table-cell>
        </table:table-row>
        <table:table-row table:style-name="ro1">
          <table:table-cell office:value-type="float" office:value="19119707" calcext:value-type="float">
            <text:p>19119707</text:p>
          </table:table-cell>
          <table:table-cell table:formula="of:=[.A1197]/1000/(60*60*24)" office:value-type="time" office:time-value="PT05H18M39.707S" calcext:value-type="time">
            <text:p>05:1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73.58" calcext:value-type="float">
            <text:p>1273.58</text:p>
          </table:table-cell>
          <table:table-cell office:value-type="float" office:value="1539.99" calcext:value-type="float">
            <text:p>1539.99</text:p>
          </table:table-cell>
        </table:table-row>
        <table:table-row table:style-name="ro1">
          <table:table-cell office:value-type="float" office:value="19135707" calcext:value-type="float">
            <text:p>19135707</text:p>
          </table:table-cell>
          <table:table-cell table:formula="of:=[.A1198]/1000/(60*60*24)" office:value-type="time" office:time-value="PT05H18M55.707S" calcext:value-type="time">
            <text:p>05:1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74.63" calcext:value-type="float">
            <text:p>1274.63</text:p>
          </table:table-cell>
          <table:table-cell office:value-type="float" office:value="1541.25" calcext:value-type="float">
            <text:p>1541.25</text:p>
          </table:table-cell>
        </table:table-row>
        <table:table-row table:style-name="ro1">
          <table:table-cell office:value-type="float" office:value="19151706" calcext:value-type="float">
            <text:p>19151706</text:p>
          </table:table-cell>
          <table:table-cell table:formula="of:=[.A1199]/1000/(60*60*24)" office:value-type="time" office:time-value="PT05H19M11.706S" calcext:value-type="time">
            <text:p>05:1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75.68" calcext:value-type="float">
            <text:p>1275.68</text:p>
          </table:table-cell>
          <table:table-cell office:value-type="float" office:value="1542.5" calcext:value-type="float">
            <text:p>1542.5</text:p>
          </table:table-cell>
        </table:table-row>
        <table:table-row table:style-name="ro1">
          <table:table-cell office:value-type="float" office:value="19167707" calcext:value-type="float">
            <text:p>19167707</text:p>
          </table:table-cell>
          <table:table-cell table:formula="of:=[.A1200]/1000/(60*60*24)" office:value-type="time" office:time-value="PT05H19M27.707S" calcext:value-type="time">
            <text:p>05:1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76.73" calcext:value-type="float">
            <text:p>1276.73</text:p>
          </table:table-cell>
          <table:table-cell office:value-type="float" office:value="1543.75" calcext:value-type="float">
            <text:p>1543.75</text:p>
          </table:table-cell>
        </table:table-row>
        <table:table-row table:style-name="ro1">
          <table:table-cell office:value-type="float" office:value="19183707" calcext:value-type="float">
            <text:p>19183707</text:p>
          </table:table-cell>
          <table:table-cell table:formula="of:=[.A1201]/1000/(60*60*24)" office:value-type="time" office:time-value="PT05H19M43.707S" calcext:value-type="time">
            <text:p>05:1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77.78" calcext:value-type="float">
            <text:p>1277.78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19199707" calcext:value-type="float">
            <text:p>19199707</text:p>
          </table:table-cell>
          <table:table-cell table:formula="of:=[.A1202]/1000/(60*60*24)" office:value-type="time" office:time-value="PT05H19M59.707S" calcext:value-type="time">
            <text:p>05:2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278.83" calcext:value-type="float">
            <text:p>1278.83</text:p>
          </table:table-cell>
          <table:table-cell office:value-type="float" office:value="1546.25" calcext:value-type="float">
            <text:p>1546.25</text:p>
          </table:table-cell>
        </table:table-row>
        <table:table-row table:style-name="ro1">
          <table:table-cell office:value-type="float" office:value="19215706" calcext:value-type="float">
            <text:p>19215706</text:p>
          </table:table-cell>
          <table:table-cell table:formula="of:=[.A1203]/1000/(60*60*24)" office:value-type="time" office:time-value="PT05H20M15.706S" calcext:value-type="time">
            <text:p>05:2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279.89" calcext:value-type="float">
            <text:p>1279.89</text:p>
          </table:table-cell>
          <table:table-cell office:value-type="float" office:value="1547.5" calcext:value-type="float">
            <text:p>1547.5</text:p>
          </table:table-cell>
        </table:table-row>
        <table:table-row table:style-name="ro1">
          <table:table-cell office:value-type="float" office:value="19231707" calcext:value-type="float">
            <text:p>19231707</text:p>
          </table:table-cell>
          <table:table-cell table:formula="of:=[.A1204]/1000/(60*60*24)" office:value-type="time" office:time-value="PT05H20M31.707S" calcext:value-type="time">
            <text:p>05:2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80.94" calcext:value-type="float">
            <text:p>1280.94</text:p>
          </table:table-cell>
          <table:table-cell office:value-type="float" office:value="1548.75" calcext:value-type="float">
            <text:p>1548.75</text:p>
          </table:table-cell>
        </table:table-row>
        <table:table-row table:style-name="ro1">
          <table:table-cell office:value-type="float" office:value="19247707" calcext:value-type="float">
            <text:p>19247707</text:p>
          </table:table-cell>
          <table:table-cell table:formula="of:=[.A1205]/1000/(60*60*24)" office:value-type="time" office:time-value="PT05H20M47.707S" calcext:value-type="time">
            <text:p>05:2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81.99" calcext:value-type="float">
            <text:p>1281.99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9263707" calcext:value-type="float">
            <text:p>19263707</text:p>
          </table:table-cell>
          <table:table-cell table:formula="of:=[.A1206]/1000/(60*60*24)" office:value-type="time" office:time-value="PT05H21M03.707S" calcext:value-type="time">
            <text:p>05:2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83.04" calcext:value-type="float">
            <text:p>1283.04</text:p>
          </table:table-cell>
          <table:table-cell office:value-type="float" office:value="1551.25" calcext:value-type="float">
            <text:p>1551.25</text:p>
          </table:table-cell>
        </table:table-row>
        <table:table-row table:style-name="ro1">
          <table:table-cell office:value-type="float" office:value="19279707" calcext:value-type="float">
            <text:p>19279707</text:p>
          </table:table-cell>
          <table:table-cell table:formula="of:=[.A1207]/1000/(60*60*24)" office:value-type="time" office:time-value="PT05H21M19.707S" calcext:value-type="time">
            <text:p>05:2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84.09" calcext:value-type="float">
            <text:p>1284.09</text:p>
          </table:table-cell>
          <table:table-cell office:value-type="float" office:value="1552.51" calcext:value-type="float">
            <text:p>1552.51</text:p>
          </table:table-cell>
        </table:table-row>
        <table:table-row table:style-name="ro1">
          <table:table-cell office:value-type="float" office:value="19295707" calcext:value-type="float">
            <text:p>19295707</text:p>
          </table:table-cell>
          <table:table-cell table:formula="of:=[.A1208]/1000/(60*60*24)" office:value-type="time" office:time-value="PT05H21M35.707S" calcext:value-type="time">
            <text:p>05:2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285.14" calcext:value-type="float">
            <text:p>1285.14</text:p>
          </table:table-cell>
          <table:table-cell office:value-type="float" office:value="1553.76" calcext:value-type="float">
            <text:p>1553.76</text:p>
          </table:table-cell>
        </table:table-row>
        <table:table-row table:style-name="ro1">
          <table:table-cell office:value-type="float" office:value="19311707" calcext:value-type="float">
            <text:p>19311707</text:p>
          </table:table-cell>
          <table:table-cell table:formula="of:=[.A1209]/1000/(60*60*24)" office:value-type="time" office:time-value="PT05H21M51.707S" calcext:value-type="time">
            <text:p>05:2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86.19" calcext:value-type="float">
            <text:p>1286.19</text:p>
          </table:table-cell>
          <table:table-cell office:value-type="float" office:value="1555.01" calcext:value-type="float">
            <text:p>1555.01</text:p>
          </table:table-cell>
        </table:table-row>
        <table:table-row table:style-name="ro1">
          <table:table-cell office:value-type="float" office:value="19327707" calcext:value-type="float">
            <text:p>19327707</text:p>
          </table:table-cell>
          <table:table-cell table:formula="of:=[.A1210]/1000/(60*60*24)" office:value-type="time" office:time-value="PT05H22M07.707S" calcext:value-type="time">
            <text:p>05:2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87.24" calcext:value-type="float">
            <text:p>1287.24</text:p>
          </table:table-cell>
          <table:table-cell office:value-type="float" office:value="1556.26" calcext:value-type="float">
            <text:p>1556.26</text:p>
          </table:table-cell>
        </table:table-row>
        <table:table-row table:style-name="ro1">
          <table:table-cell office:value-type="float" office:value="19343707" calcext:value-type="float">
            <text:p>19343707</text:p>
          </table:table-cell>
          <table:table-cell table:formula="of:=[.A1211]/1000/(60*60*24)" office:value-type="time" office:time-value="PT05H22M23.707S" calcext:value-type="time">
            <text:p>05:2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288.29" calcext:value-type="float">
            <text:p>1288.29</text:p>
          </table:table-cell>
          <table:table-cell office:value-type="float" office:value="1557.51" calcext:value-type="float">
            <text:p>1557.51</text:p>
          </table:table-cell>
        </table:table-row>
        <table:table-row table:style-name="ro1">
          <table:table-cell office:value-type="float" office:value="19359707" calcext:value-type="float">
            <text:p>19359707</text:p>
          </table:table-cell>
          <table:table-cell table:formula="of:=[.A1212]/1000/(60*60*24)" office:value-type="time" office:time-value="PT05H22M39.707S" calcext:value-type="time">
            <text:p>05:2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89.34" calcext:value-type="float">
            <text:p>1289.34</text:p>
          </table:table-cell>
          <table:table-cell office:value-type="float" office:value="1558.76" calcext:value-type="float">
            <text:p>1558.76</text:p>
          </table:table-cell>
        </table:table-row>
        <table:table-row table:style-name="ro1">
          <table:table-cell office:value-type="float" office:value="19375707" calcext:value-type="float">
            <text:p>19375707</text:p>
          </table:table-cell>
          <table:table-cell table:formula="of:=[.A1213]/1000/(60*60*24)" office:value-type="time" office:time-value="PT05H22M55.707S" calcext:value-type="time">
            <text:p>05:2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90.39" calcext:value-type="float">
            <text:p>1290.39</text:p>
          </table:table-cell>
          <table:table-cell office:value-type="float" office:value="1560.01" calcext:value-type="float">
            <text:p>1560.01</text:p>
          </table:table-cell>
        </table:table-row>
        <table:table-row table:style-name="ro1">
          <table:table-cell office:value-type="float" office:value="19391707" calcext:value-type="float">
            <text:p>19391707</text:p>
          </table:table-cell>
          <table:table-cell table:formula="of:=[.A1214]/1000/(60*60*24)" office:value-type="time" office:time-value="PT05H23M11.707S" calcext:value-type="time">
            <text:p>05:2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91.44" calcext:value-type="float">
            <text:p>1291.44</text:p>
          </table:table-cell>
          <table:table-cell office:value-type="float" office:value="1561.26" calcext:value-type="float">
            <text:p>1561.26</text:p>
          </table:table-cell>
        </table:table-row>
        <table:table-row table:style-name="ro1">
          <table:table-cell office:value-type="float" office:value="19407707" calcext:value-type="float">
            <text:p>19407707</text:p>
          </table:table-cell>
          <table:table-cell table:formula="of:=[.A1215]/1000/(60*60*24)" office:value-type="time" office:time-value="PT05H23M27.707S" calcext:value-type="time">
            <text:p>05:2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292.49" calcext:value-type="float">
            <text:p>1292.49</text:p>
          </table:table-cell>
          <table:table-cell office:value-type="float" office:value="1562.51" calcext:value-type="float">
            <text:p>1562.51</text:p>
          </table:table-cell>
        </table:table-row>
        <table:table-row table:style-name="ro1">
          <table:table-cell office:value-type="float" office:value="19423707" calcext:value-type="float">
            <text:p>19423707</text:p>
          </table:table-cell>
          <table:table-cell table:formula="of:=[.A1216]/1000/(60*60*24)" office:value-type="time" office:time-value="PT05H23M43.707S" calcext:value-type="time">
            <text:p>05:2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93.54" calcext:value-type="float">
            <text:p>1293.54</text:p>
          </table:table-cell>
          <table:table-cell office:value-type="float" office:value="1563.76" calcext:value-type="float">
            <text:p>1563.76</text:p>
          </table:table-cell>
        </table:table-row>
        <table:table-row table:style-name="ro1">
          <table:table-cell office:value-type="float" office:value="19439707" calcext:value-type="float">
            <text:p>19439707</text:p>
          </table:table-cell>
          <table:table-cell table:formula="of:=[.A1217]/1000/(60*60*24)" office:value-type="time" office:time-value="PT05H23M59.707S" calcext:value-type="time">
            <text:p>05:2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294.59" calcext:value-type="float">
            <text:p>1294.59</text:p>
          </table:table-cell>
          <table:table-cell office:value-type="float" office:value="1565.01" calcext:value-type="float">
            <text:p>1565.01</text:p>
          </table:table-cell>
        </table:table-row>
        <table:table-row table:style-name="ro1">
          <table:table-cell office:value-type="float" office:value="19455707" calcext:value-type="float">
            <text:p>19455707</text:p>
          </table:table-cell>
          <table:table-cell table:formula="of:=[.A1218]/1000/(60*60*24)" office:value-type="time" office:time-value="PT05H24M15.707S" calcext:value-type="time">
            <text:p>05:2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95.64" calcext:value-type="float">
            <text:p>1295.64</text:p>
          </table:table-cell>
          <table:table-cell office:value-type="float" office:value="1566.27" calcext:value-type="float">
            <text:p>1566.27</text:p>
          </table:table-cell>
        </table:table-row>
        <table:table-row table:style-name="ro1">
          <table:table-cell office:value-type="float" office:value="19471707" calcext:value-type="float">
            <text:p>19471707</text:p>
          </table:table-cell>
          <table:table-cell table:formula="of:=[.A1219]/1000/(60*60*24)" office:value-type="time" office:time-value="PT05H24M31.707S" calcext:value-type="time">
            <text:p>05:2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296.69" calcext:value-type="float">
            <text:p>1296.69</text:p>
          </table:table-cell>
          <table:table-cell office:value-type="float" office:value="1567.52" calcext:value-type="float">
            <text:p>1567.52</text:p>
          </table:table-cell>
        </table:table-row>
        <table:table-row table:style-name="ro1">
          <table:table-cell office:value-type="float" office:value="19487707" calcext:value-type="float">
            <text:p>19487707</text:p>
          </table:table-cell>
          <table:table-cell table:formula="of:=[.A1220]/1000/(60*60*24)" office:value-type="time" office:time-value="PT05H24M47.707S" calcext:value-type="time">
            <text:p>05:2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97.74" calcext:value-type="float">
            <text:p>1297.74</text:p>
          </table:table-cell>
          <table:table-cell office:value-type="float" office:value="1568.77" calcext:value-type="float">
            <text:p>1568.77</text:p>
          </table:table-cell>
        </table:table-row>
        <table:table-row table:style-name="ro1">
          <table:table-cell office:value-type="float" office:value="19503707" calcext:value-type="float">
            <text:p>19503707</text:p>
          </table:table-cell>
          <table:table-cell table:formula="of:=[.A1221]/1000/(60*60*24)" office:value-type="time" office:time-value="PT05H25M03.707S" calcext:value-type="time">
            <text:p>05:2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298.79" calcext:value-type="float">
            <text:p>1298.79</text:p>
          </table:table-cell>
          <table:table-cell office:value-type="float" office:value="1570.02" calcext:value-type="float">
            <text:p>1570.02</text:p>
          </table:table-cell>
        </table:table-row>
        <table:table-row table:style-name="ro1">
          <table:table-cell office:value-type="float" office:value="19519706" calcext:value-type="float">
            <text:p>19519706</text:p>
          </table:table-cell>
          <table:table-cell table:formula="of:=[.A1222]/1000/(60*60*24)" office:value-type="time" office:time-value="PT05H25M19.706S" calcext:value-type="time">
            <text:p>05:2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99.84" calcext:value-type="float">
            <text:p>1299.84</text:p>
          </table:table-cell>
          <table:table-cell office:value-type="float" office:value="1571.27" calcext:value-type="float">
            <text:p>1571.27</text:p>
          </table:table-cell>
        </table:table-row>
        <table:table-row table:style-name="ro1">
          <table:table-cell office:value-type="float" office:value="19535707" calcext:value-type="float">
            <text:p>19535707</text:p>
          </table:table-cell>
          <table:table-cell table:formula="of:=[.A1223]/1000/(60*60*24)" office:value-type="time" office:time-value="PT05H25M35.707S" calcext:value-type="time">
            <text:p>05:2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300.89" calcext:value-type="float">
            <text:p>1300.89</text:p>
          </table:table-cell>
          <table:table-cell office:value-type="float" office:value="1572.52" calcext:value-type="float">
            <text:p>1572.52</text:p>
          </table:table-cell>
        </table:table-row>
        <table:table-row table:style-name="ro1">
          <table:table-cell office:value-type="float" office:value="19551707" calcext:value-type="float">
            <text:p>19551707</text:p>
          </table:table-cell>
          <table:table-cell table:formula="of:=[.A1224]/1000/(60*60*24)" office:value-type="time" office:time-value="PT05H25M51.707S" calcext:value-type="time">
            <text:p>05:2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01.94" calcext:value-type="float">
            <text:p>1301.94</text:p>
          </table:table-cell>
          <table:table-cell office:value-type="float" office:value="1573.77" calcext:value-type="float">
            <text:p>1573.77</text:p>
          </table:table-cell>
        </table:table-row>
        <table:table-row table:style-name="ro1">
          <table:table-cell office:value-type="float" office:value="19567707" calcext:value-type="float">
            <text:p>19567707</text:p>
          </table:table-cell>
          <table:table-cell table:formula="of:=[.A1225]/1000/(60*60*24)" office:value-type="time" office:time-value="PT05H26M07.707S" calcext:value-type="time">
            <text:p>05:2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02.99" calcext:value-type="float">
            <text:p>1302.99</text:p>
          </table:table-cell>
          <table:table-cell office:value-type="float" office:value="1575.02" calcext:value-type="float">
            <text:p>1575.02</text:p>
          </table:table-cell>
        </table:table-row>
        <table:table-row table:style-name="ro1">
          <table:table-cell office:value-type="float" office:value="19583707" calcext:value-type="float">
            <text:p>19583707</text:p>
          </table:table-cell>
          <table:table-cell table:formula="of:=[.A1226]/1000/(60*60*24)" office:value-type="time" office:time-value="PT05H26M23.707S" calcext:value-type="time">
            <text:p>05:2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04.04" calcext:value-type="float">
            <text:p>1304.04</text:p>
          </table:table-cell>
          <table:table-cell office:value-type="float" office:value="1576.27" calcext:value-type="float">
            <text:p>1576.27</text:p>
          </table:table-cell>
        </table:table-row>
        <table:table-row table:style-name="ro1">
          <table:table-cell office:value-type="float" office:value="19599707" calcext:value-type="float">
            <text:p>19599707</text:p>
          </table:table-cell>
          <table:table-cell table:formula="of:=[.A1227]/1000/(60*60*24)" office:value-type="time" office:time-value="PT05H26M39.707S" calcext:value-type="time">
            <text:p>05:2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05.09" calcext:value-type="float">
            <text:p>1305.09</text:p>
          </table:table-cell>
          <table:table-cell office:value-type="float" office:value="1577.52" calcext:value-type="float">
            <text:p>1577.52</text:p>
          </table:table-cell>
        </table:table-row>
        <table:table-row table:style-name="ro1">
          <table:table-cell office:value-type="float" office:value="19615707" calcext:value-type="float">
            <text:p>19615707</text:p>
          </table:table-cell>
          <table:table-cell table:formula="of:=[.A1228]/1000/(60*60*24)" office:value-type="time" office:time-value="PT05H26M55.707S" calcext:value-type="time">
            <text:p>05:2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06.14" calcext:value-type="float">
            <text:p>1306.14</text:p>
          </table:table-cell>
          <table:table-cell office:value-type="float" office:value="1578.77" calcext:value-type="float">
            <text:p>1578.77</text:p>
          </table:table-cell>
        </table:table-row>
        <table:table-row table:style-name="ro1">
          <table:table-cell office:value-type="float" office:value="19631707" calcext:value-type="float">
            <text:p>19631707</text:p>
          </table:table-cell>
          <table:table-cell table:formula="of:=[.A1229]/1000/(60*60*24)" office:value-type="time" office:time-value="PT05H27M11.707S" calcext:value-type="time">
            <text:p>05:2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07.19" calcext:value-type="float">
            <text:p>1307.19</text:p>
          </table:table-cell>
          <table:table-cell office:value-type="float" office:value="1580.02" calcext:value-type="float">
            <text:p>1580.02</text:p>
          </table:table-cell>
        </table:table-row>
        <table:table-row table:style-name="ro1">
          <table:table-cell office:value-type="float" office:value="19647707" calcext:value-type="float">
            <text:p>19647707</text:p>
          </table:table-cell>
          <table:table-cell table:formula="of:=[.A1230]/1000/(60*60*24)" office:value-type="time" office:time-value="PT05H27M27.707S" calcext:value-type="time">
            <text:p>05:2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08.24" calcext:value-type="float">
            <text:p>1308.24</text:p>
          </table:table-cell>
          <table:table-cell office:value-type="float" office:value="1581.27" calcext:value-type="float">
            <text:p>1581.27</text:p>
          </table:table-cell>
        </table:table-row>
        <table:table-row table:style-name="ro1">
          <table:table-cell office:value-type="float" office:value="19663707" calcext:value-type="float">
            <text:p>19663707</text:p>
          </table:table-cell>
          <table:table-cell table:formula="of:=[.A1231]/1000/(60*60*24)" office:value-type="time" office:time-value="PT05H27M43.707S" calcext:value-type="time">
            <text:p>05:2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09.29" calcext:value-type="float">
            <text:p>1309.29</text:p>
          </table:table-cell>
          <table:table-cell office:value-type="float" office:value="1582.52" calcext:value-type="float">
            <text:p>1582.52</text:p>
          </table:table-cell>
        </table:table-row>
        <table:table-row table:style-name="ro1">
          <table:table-cell office:value-type="float" office:value="19679707" calcext:value-type="float">
            <text:p>19679707</text:p>
          </table:table-cell>
          <table:table-cell table:formula="of:=[.A1232]/1000/(60*60*24)" office:value-type="time" office:time-value="PT05H27M59.707S" calcext:value-type="time">
            <text:p>05:2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10.34" calcext:value-type="float">
            <text:p>1310.34</text:p>
          </table:table-cell>
          <table:table-cell office:value-type="float" office:value="1583.78" calcext:value-type="float">
            <text:p>1583.78</text:p>
          </table:table-cell>
        </table:table-row>
        <table:table-row table:style-name="ro1">
          <table:table-cell office:value-type="float" office:value="19695707" calcext:value-type="float">
            <text:p>19695707</text:p>
          </table:table-cell>
          <table:table-cell table:formula="of:=[.A1233]/1000/(60*60*24)" office:value-type="time" office:time-value="PT05H28M15.707S" calcext:value-type="time">
            <text:p>05:2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11.39" calcext:value-type="float">
            <text:p>1311.39</text:p>
          </table:table-cell>
          <table:table-cell office:value-type="float" office:value="1585.02" calcext:value-type="float">
            <text:p>1585.02</text:p>
          </table:table-cell>
        </table:table-row>
        <table:table-row table:style-name="ro1">
          <table:table-cell office:value-type="float" office:value="19711707" calcext:value-type="float">
            <text:p>19711707</text:p>
          </table:table-cell>
          <table:table-cell table:formula="of:=[.A1234]/1000/(60*60*24)" office:value-type="time" office:time-value="PT05H28M31.707S" calcext:value-type="time">
            <text:p>05:2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12.43" calcext:value-type="float">
            <text:p>1312.43</text:p>
          </table:table-cell>
          <table:table-cell office:value-type="float" office:value="1586.27" calcext:value-type="float">
            <text:p>1586.27</text:p>
          </table:table-cell>
        </table:table-row>
        <table:table-row table:style-name="ro1">
          <table:table-cell office:value-type="float" office:value="19727707" calcext:value-type="float">
            <text:p>19727707</text:p>
          </table:table-cell>
          <table:table-cell table:formula="of:=[.A1235]/1000/(60*60*24)" office:value-type="time" office:time-value="PT05H28M47.707S" calcext:value-type="time">
            <text:p>05:2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13.48" calcext:value-type="float">
            <text:p>1313.48</text:p>
          </table:table-cell>
          <table:table-cell office:value-type="float" office:value="1587.52" calcext:value-type="float">
            <text:p>1587.52</text:p>
          </table:table-cell>
        </table:table-row>
        <table:table-row table:style-name="ro1">
          <table:table-cell office:value-type="float" office:value="19743707" calcext:value-type="float">
            <text:p>19743707</text:p>
          </table:table-cell>
          <table:table-cell table:formula="of:=[.A1236]/1000/(60*60*24)" office:value-type="time" office:time-value="PT05H29M03.707S" calcext:value-type="time">
            <text:p>05:2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314.53" calcext:value-type="float">
            <text:p>1314.53</text:p>
          </table:table-cell>
          <table:table-cell office:value-type="float" office:value="1588.77" calcext:value-type="float">
            <text:p>1588.77</text:p>
          </table:table-cell>
        </table:table-row>
        <table:table-row table:style-name="ro1">
          <table:table-cell office:value-type="float" office:value="19759707" calcext:value-type="float">
            <text:p>19759707</text:p>
          </table:table-cell>
          <table:table-cell table:formula="of:=[.A1237]/1000/(60*60*24)" office:value-type="time" office:time-value="PT05H29M19.707S" calcext:value-type="time">
            <text:p>05:2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15.58" calcext:value-type="float">
            <text:p>1315.58</text:p>
          </table:table-cell>
          <table:table-cell office:value-type="float" office:value="1590.02" calcext:value-type="float">
            <text:p>1590.02</text:p>
          </table:table-cell>
        </table:table-row>
        <table:table-row table:style-name="ro1">
          <table:table-cell office:value-type="float" office:value="19775707" calcext:value-type="float">
            <text:p>19775707</text:p>
          </table:table-cell>
          <table:table-cell table:formula="of:=[.A1238]/1000/(60*60*24)" office:value-type="time" office:time-value="PT05H29M35.707S" calcext:value-type="time">
            <text:p>05:2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16.63" calcext:value-type="float">
            <text:p>1316.63</text:p>
          </table:table-cell>
          <table:table-cell office:value-type="float" office:value="1591.27" calcext:value-type="float">
            <text:p>1591.27</text:p>
          </table:table-cell>
        </table:table-row>
        <table:table-row table:style-name="ro1">
          <table:table-cell office:value-type="float" office:value="19791706" calcext:value-type="float">
            <text:p>19791706</text:p>
          </table:table-cell>
          <table:table-cell table:formula="of:=[.A1239]/1000/(60*60*24)" office:value-type="time" office:time-value="PT05H29M51.706S" calcext:value-type="time">
            <text:p>05:2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317.68" calcext:value-type="float">
            <text:p>1317.68</text:p>
          </table:table-cell>
          <table:table-cell office:value-type="float" office:value="1592.52" calcext:value-type="float">
            <text:p>1592.52</text:p>
          </table:table-cell>
        </table:table-row>
        <table:table-row table:style-name="ro1">
          <table:table-cell office:value-type="float" office:value="19807707" calcext:value-type="float">
            <text:p>19807707</text:p>
          </table:table-cell>
          <table:table-cell table:formula="of:=[.A1240]/1000/(60*60*24)" office:value-type="time" office:time-value="PT05H30M07.707S" calcext:value-type="time">
            <text:p>05:3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18.73" calcext:value-type="float">
            <text:p>1318.73</text:p>
          </table:table-cell>
          <table:table-cell office:value-type="float" office:value="1593.77" calcext:value-type="float">
            <text:p>1593.77</text:p>
          </table:table-cell>
        </table:table-row>
        <table:table-row table:style-name="ro1">
          <table:table-cell office:value-type="float" office:value="19823707" calcext:value-type="float">
            <text:p>19823707</text:p>
          </table:table-cell>
          <table:table-cell table:formula="of:=[.A1241]/1000/(60*60*24)" office:value-type="time" office:time-value="PT05H30M23.707S" calcext:value-type="time">
            <text:p>05:3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19.78" calcext:value-type="float">
            <text:p>1319.78</text:p>
          </table:table-cell>
          <table:table-cell office:value-type="float" office:value="1595.02" calcext:value-type="float">
            <text:p>1595.02</text:p>
          </table:table-cell>
        </table:table-row>
        <table:table-row table:style-name="ro1">
          <table:table-cell office:value-type="float" office:value="19839706" calcext:value-type="float">
            <text:p>19839706</text:p>
          </table:table-cell>
          <table:table-cell table:formula="of:=[.A1242]/1000/(60*60*24)" office:value-type="time" office:time-value="PT05H30M39.706S" calcext:value-type="time">
            <text:p>05:3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20.83" calcext:value-type="float">
            <text:p>1320.83</text:p>
          </table:table-cell>
          <table:table-cell office:value-type="float" office:value="1596.27" calcext:value-type="float">
            <text:p>1596.27</text:p>
          </table:table-cell>
        </table:table-row>
        <table:table-row table:style-name="ro1">
          <table:table-cell office:value-type="float" office:value="19855707" calcext:value-type="float">
            <text:p>19855707</text:p>
          </table:table-cell>
          <table:table-cell table:formula="of:=[.A1243]/1000/(60*60*24)" office:value-type="time" office:time-value="PT05H30M55.707S" calcext:value-type="time">
            <text:p>05:3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321.88" calcext:value-type="float">
            <text:p>1321.88</text:p>
          </table:table-cell>
          <table:table-cell office:value-type="float" office:value="1597.52" calcext:value-type="float">
            <text:p>1597.52</text:p>
          </table:table-cell>
        </table:table-row>
        <table:table-row table:style-name="ro1">
          <table:table-cell office:value-type="float" office:value="19871707" calcext:value-type="float">
            <text:p>19871707</text:p>
          </table:table-cell>
          <table:table-cell table:formula="of:=[.A1244]/1000/(60*60*24)" office:value-type="time" office:time-value="PT05H31M11.707S" calcext:value-type="time">
            <text:p>05:3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22.93" calcext:value-type="float">
            <text:p>1322.93</text:p>
          </table:table-cell>
          <table:table-cell office:value-type="float" office:value="1598.77" calcext:value-type="float">
            <text:p>1598.77</text:p>
          </table:table-cell>
        </table:table-row>
        <table:table-row table:style-name="ro1">
          <table:table-cell office:value-type="float" office:value="19887707" calcext:value-type="float">
            <text:p>19887707</text:p>
          </table:table-cell>
          <table:table-cell table:formula="of:=[.A1245]/1000/(60*60*24)" office:value-type="time" office:time-value="PT05H31M27.707S" calcext:value-type="time">
            <text:p>05:3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23.98" calcext:value-type="float">
            <text:p>1323.98</text:p>
          </table:table-cell>
          <table:table-cell office:value-type="float" office:value="1600.02" calcext:value-type="float">
            <text:p>1600.02</text:p>
          </table:table-cell>
        </table:table-row>
        <table:table-row table:style-name="ro1">
          <table:table-cell office:value-type="float" office:value="19903707" calcext:value-type="float">
            <text:p>19903707</text:p>
          </table:table-cell>
          <table:table-cell table:formula="of:=[.A1246]/1000/(60*60*24)" office:value-type="time" office:time-value="PT05H31M43.707S" calcext:value-type="time">
            <text:p>05:3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25.03" calcext:value-type="float">
            <text:p>1325.03</text:p>
          </table:table-cell>
          <table:table-cell office:value-type="float" office:value="1601.27" calcext:value-type="float">
            <text:p>1601.27</text:p>
          </table:table-cell>
        </table:table-row>
        <table:table-row table:style-name="ro1">
          <table:table-cell office:value-type="float" office:value="19919707" calcext:value-type="float">
            <text:p>19919707</text:p>
          </table:table-cell>
          <table:table-cell table:formula="of:=[.A1247]/1000/(60*60*24)" office:value-type="time" office:time-value="PT05H31M59.707S" calcext:value-type="time">
            <text:p>05:3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26.08" calcext:value-type="float">
            <text:p>1326.08</text:p>
          </table:table-cell>
          <table:table-cell office:value-type="float" office:value="1602.52" calcext:value-type="float">
            <text:p>1602.52</text:p>
          </table:table-cell>
        </table:table-row>
        <table:table-row table:style-name="ro1">
          <table:table-cell office:value-type="float" office:value="19935707" calcext:value-type="float">
            <text:p>19935707</text:p>
          </table:table-cell>
          <table:table-cell table:formula="of:=[.A1248]/1000/(60*60*24)" office:value-type="time" office:time-value="PT05H32M15.707S" calcext:value-type="time">
            <text:p>05:3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327.13" calcext:value-type="float">
            <text:p>1327.13</text:p>
          </table:table-cell>
          <table:table-cell office:value-type="float" office:value="1603.77" calcext:value-type="float">
            <text:p>1603.77</text:p>
          </table:table-cell>
        </table:table-row>
        <table:table-row table:style-name="ro1">
          <table:table-cell office:value-type="float" office:value="19951707" calcext:value-type="float">
            <text:p>19951707</text:p>
          </table:table-cell>
          <table:table-cell table:formula="of:=[.A1249]/1000/(60*60*24)" office:value-type="time" office:time-value="PT05H32M31.707S" calcext:value-type="time">
            <text:p>05:3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28.17" calcext:value-type="float">
            <text:p>1328.17</text:p>
          </table:table-cell>
          <table:table-cell office:value-type="float" office:value="1605.02" calcext:value-type="float">
            <text:p>1605.02</text:p>
          </table:table-cell>
        </table:table-row>
        <table:table-row table:style-name="ro1">
          <table:table-cell office:value-type="float" office:value="19967707" calcext:value-type="float">
            <text:p>19967707</text:p>
          </table:table-cell>
          <table:table-cell table:formula="of:=[.A1250]/1000/(60*60*24)" office:value-type="time" office:time-value="PT05H32M47.707S" calcext:value-type="time">
            <text:p>05:3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329.22" calcext:value-type="float">
            <text:p>1329.22</text:p>
          </table:table-cell>
          <table:table-cell office:value-type="float" office:value="1606.27" calcext:value-type="float">
            <text:p>1606.27</text:p>
          </table:table-cell>
        </table:table-row>
        <table:table-row table:style-name="ro1">
          <table:table-cell office:value-type="float" office:value="19983707" calcext:value-type="float">
            <text:p>19983707</text:p>
          </table:table-cell>
          <table:table-cell table:formula="of:=[.A1251]/1000/(60*60*24)" office:value-type="time" office:time-value="PT05H33M03.707S" calcext:value-type="time">
            <text:p>05:3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30.27" calcext:value-type="float">
            <text:p>1330.27</text:p>
          </table:table-cell>
          <table:table-cell office:value-type="float" office:value="1607.52" calcext:value-type="float">
            <text:p>1607.52</text:p>
          </table:table-cell>
        </table:table-row>
        <table:table-row table:style-name="ro1">
          <table:table-cell office:value-type="float" office:value="19999707" calcext:value-type="float">
            <text:p>19999707</text:p>
          </table:table-cell>
          <table:table-cell table:formula="of:=[.A1252]/1000/(60*60*24)" office:value-type="time" office:time-value="PT05H33M19.707S" calcext:value-type="time">
            <text:p>05:3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31.32" calcext:value-type="float">
            <text:p>1331.32</text:p>
          </table:table-cell>
          <table:table-cell office:value-type="float" office:value="1608.77" calcext:value-type="float">
            <text:p>1608.77</text:p>
          </table:table-cell>
        </table:table-row>
        <table:table-row table:style-name="ro1">
          <table:table-cell office:value-type="float" office:value="20015707" calcext:value-type="float">
            <text:p>20015707</text:p>
          </table:table-cell>
          <table:table-cell table:formula="of:=[.A1253]/1000/(60*60*24)" office:value-type="time" office:time-value="PT05H33M35.707S" calcext:value-type="time">
            <text:p>05:3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32.37" calcext:value-type="float">
            <text:p>1332.37</text:p>
          </table:table-cell>
          <table:table-cell office:value-type="float" office:value="1610.02" calcext:value-type="float">
            <text:p>1610.02</text:p>
          </table:table-cell>
        </table:table-row>
        <table:table-row table:style-name="ro1">
          <table:table-cell office:value-type="float" office:value="20031707" calcext:value-type="float">
            <text:p>20031707</text:p>
          </table:table-cell>
          <table:table-cell table:formula="of:=[.A1254]/1000/(60*60*24)" office:value-type="time" office:time-value="PT05H33M51.707S" calcext:value-type="time">
            <text:p>05:3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33.42" calcext:value-type="float">
            <text:p>1333.42</text:p>
          </table:table-cell>
          <table:table-cell office:value-type="float" office:value="1611.27" calcext:value-type="float">
            <text:p>1611.27</text:p>
          </table:table-cell>
        </table:table-row>
        <table:table-row table:style-name="ro1">
          <table:table-cell office:value-type="float" office:value="20047707" calcext:value-type="float">
            <text:p>20047707</text:p>
          </table:table-cell>
          <table:table-cell table:formula="of:=[.A1255]/1000/(60*60*24)" office:value-type="time" office:time-value="PT05H34M07.707S" calcext:value-type="time">
            <text:p>05:3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34.47" calcext:value-type="float">
            <text:p>1334.47</text:p>
          </table:table-cell>
          <table:table-cell office:value-type="float" office:value="1612.52" calcext:value-type="float">
            <text:p>1612.52</text:p>
          </table:table-cell>
        </table:table-row>
        <table:table-row table:style-name="ro1">
          <table:table-cell office:value-type="float" office:value="20063706" calcext:value-type="float">
            <text:p>20063706</text:p>
          </table:table-cell>
          <table:table-cell table:formula="of:=[.A1256]/1000/(60*60*24)" office:value-type="time" office:time-value="PT05H34M23.706S" calcext:value-type="time">
            <text:p>05:3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35.52" calcext:value-type="float">
            <text:p>1335.52</text:p>
          </table:table-cell>
          <table:table-cell office:value-type="float" office:value="1613.76" calcext:value-type="float">
            <text:p>1613.76</text:p>
          </table:table-cell>
        </table:table-row>
        <table:table-row table:style-name="ro1">
          <table:table-cell office:value-type="float" office:value="20079707" calcext:value-type="float">
            <text:p>20079707</text:p>
          </table:table-cell>
          <table:table-cell table:formula="of:=[.A1257]/1000/(60*60*24)" office:value-type="time" office:time-value="PT05H34M39.707S" calcext:value-type="time">
            <text:p>05:3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36.57" calcext:value-type="float">
            <text:p>1336.57</text:p>
          </table:table-cell>
          <table:table-cell office:value-type="float" office:value="1615.01" calcext:value-type="float">
            <text:p>1615.01</text:p>
          </table:table-cell>
        </table:table-row>
        <table:table-row table:style-name="ro1">
          <table:table-cell office:value-type="float" office:value="20095707" calcext:value-type="float">
            <text:p>20095707</text:p>
          </table:table-cell>
          <table:table-cell table:formula="of:=[.A1258]/1000/(60*60*24)" office:value-type="time" office:time-value="PT05H34M55.707S" calcext:value-type="time">
            <text:p>05:3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37.62" calcext:value-type="float">
            <text:p>1337.62</text:p>
          </table:table-cell>
          <table:table-cell office:value-type="float" office:value="1616.26" calcext:value-type="float">
            <text:p>1616.26</text:p>
          </table:table-cell>
        </table:table-row>
        <table:table-row table:style-name="ro1">
          <table:table-cell office:value-type="float" office:value="20111707" calcext:value-type="float">
            <text:p>20111707</text:p>
          </table:table-cell>
          <table:table-cell table:formula="of:=[.A1259]/1000/(60*60*24)" office:value-type="time" office:time-value="PT05H35M11.707S" calcext:value-type="time">
            <text:p>05:3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38.67" calcext:value-type="float">
            <text:p>1338.67</text:p>
          </table:table-cell>
          <table:table-cell office:value-type="float" office:value="1617.51" calcext:value-type="float">
            <text:p>1617.51</text:p>
          </table:table-cell>
        </table:table-row>
        <table:table-row table:style-name="ro1">
          <table:table-cell office:value-type="float" office:value="20127707" calcext:value-type="float">
            <text:p>20127707</text:p>
          </table:table-cell>
          <table:table-cell table:formula="of:=[.A1260]/1000/(60*60*24)" office:value-type="time" office:time-value="PT05H35M27.707S" calcext:value-type="time">
            <text:p>05:3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39.72" calcext:value-type="float">
            <text:p>1339.72</text:p>
          </table:table-cell>
          <table:table-cell office:value-type="float" office:value="1618.76" calcext:value-type="float">
            <text:p>1618.76</text:p>
          </table:table-cell>
        </table:table-row>
        <table:table-row table:style-name="ro1">
          <table:table-cell office:value-type="float" office:value="20143707" calcext:value-type="float">
            <text:p>20143707</text:p>
          </table:table-cell>
          <table:table-cell table:formula="of:=[.A1261]/1000/(60*60*24)" office:value-type="time" office:time-value="PT05H35M43.707S" calcext:value-type="time">
            <text:p>05:3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40.77" calcext:value-type="float">
            <text:p>1340.77</text:p>
          </table:table-cell>
          <table:table-cell office:value-type="float" office:value="1620.02" calcext:value-type="float">
            <text:p>1620.02</text:p>
          </table:table-cell>
        </table:table-row>
        <table:table-row table:style-name="ro1">
          <table:table-cell office:value-type="float" office:value="20159707" calcext:value-type="float">
            <text:p>20159707</text:p>
          </table:table-cell>
          <table:table-cell table:formula="of:=[.A1262]/1000/(60*60*24)" office:value-type="time" office:time-value="PT05H35M59.707S" calcext:value-type="time">
            <text:p>05:3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41.81" calcext:value-type="float">
            <text:p>1341.81</text:p>
          </table:table-cell>
          <table:table-cell office:value-type="float" office:value="1621.26" calcext:value-type="float">
            <text:p>1621.26</text:p>
          </table:table-cell>
        </table:table-row>
        <table:table-row table:style-name="ro1">
          <table:table-cell office:value-type="float" office:value="20175707" calcext:value-type="float">
            <text:p>20175707</text:p>
          </table:table-cell>
          <table:table-cell table:formula="of:=[.A1263]/1000/(60*60*24)" office:value-type="time" office:time-value="PT05H36M15.707S" calcext:value-type="time">
            <text:p>05:3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342.86" calcext:value-type="float">
            <text:p>1342.86</text:p>
          </table:table-cell>
          <table:table-cell office:value-type="float" office:value="1622.51" calcext:value-type="float">
            <text:p>1622.51</text:p>
          </table:table-cell>
        </table:table-row>
        <table:table-row table:style-name="ro1">
          <table:table-cell office:value-type="float" office:value="20191707" calcext:value-type="float">
            <text:p>20191707</text:p>
          </table:table-cell>
          <table:table-cell table:formula="of:=[.A1264]/1000/(60*60*24)" office:value-type="time" office:time-value="PT05H36M31.707S" calcext:value-type="time">
            <text:p>05:3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43.91" calcext:value-type="float">
            <text:p>1343.91</text:p>
          </table:table-cell>
          <table:table-cell office:value-type="float" office:value="1623.76" calcext:value-type="float">
            <text:p>1623.76</text:p>
          </table:table-cell>
        </table:table-row>
        <table:table-row table:style-name="ro1">
          <table:table-cell office:value-type="float" office:value="20207707" calcext:value-type="float">
            <text:p>20207707</text:p>
          </table:table-cell>
          <table:table-cell table:formula="of:=[.A1265]/1000/(60*60*24)" office:value-type="time" office:time-value="PT05H36M47.707S" calcext:value-type="time">
            <text:p>05:3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344.96" calcext:value-type="float">
            <text:p>1344.96</text:p>
          </table:table-cell>
          <table:table-cell office:value-type="float" office:value="1625.01" calcext:value-type="float">
            <text:p>1625.01</text:p>
          </table:table-cell>
        </table:table-row>
        <table:table-row table:style-name="ro1">
          <table:table-cell office:value-type="float" office:value="20223706" calcext:value-type="float">
            <text:p>20223706</text:p>
          </table:table-cell>
          <table:table-cell table:formula="of:=[.A1266]/1000/(60*60*24)" office:value-type="time" office:time-value="PT05H37M03.706S" calcext:value-type="time">
            <text:p>05:3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46.01" calcext:value-type="float">
            <text:p>1346.01</text:p>
          </table:table-cell>
          <table:table-cell office:value-type="float" office:value="1626.26" calcext:value-type="float">
            <text:p>1626.26</text:p>
          </table:table-cell>
        </table:table-row>
        <table:table-row table:style-name="ro1">
          <table:table-cell office:value-type="float" office:value="20239707" calcext:value-type="float">
            <text:p>20239707</text:p>
          </table:table-cell>
          <table:table-cell table:formula="of:=[.A1267]/1000/(60*60*24)" office:value-type="time" office:time-value="PT05H37M19.707S" calcext:value-type="time">
            <text:p>05:3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1347.06" calcext:value-type="float">
            <text:p>1347.06</text:p>
          </table:table-cell>
          <table:table-cell office:value-type="float" office:value="1627.51" calcext:value-type="float">
            <text:p>1627.51</text:p>
          </table:table-cell>
        </table:table-row>
        <table:table-row table:style-name="ro1">
          <table:table-cell office:value-type="float" office:value="20255707" calcext:value-type="float">
            <text:p>20255707</text:p>
          </table:table-cell>
          <table:table-cell table:formula="of:=[.A1268]/1000/(60*60*24)" office:value-type="time" office:time-value="PT05H37M35.707S" calcext:value-type="time">
            <text:p>05:3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48.11" calcext:value-type="float">
            <text:p>1348.11</text:p>
          </table:table-cell>
          <table:table-cell office:value-type="float" office:value="1628.76" calcext:value-type="float">
            <text:p>1628.76</text:p>
          </table:table-cell>
        </table:table-row>
        <table:table-row table:style-name="ro1">
          <table:table-cell office:value-type="float" office:value="20271707" calcext:value-type="float">
            <text:p>20271707</text:p>
          </table:table-cell>
          <table:table-cell table:formula="of:=[.A1269]/1000/(60*60*24)" office:value-type="time" office:time-value="PT05H37M51.707S" calcext:value-type="time">
            <text:p>05:3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49.16" calcext:value-type="float">
            <text:p>1349.16</text:p>
          </table:table-cell>
          <table:table-cell office:value-type="float" office:value="1630.01" calcext:value-type="float">
            <text:p>1630.01</text:p>
          </table:table-cell>
        </table:table-row>
        <table:table-row table:style-name="ro1">
          <table:table-cell office:value-type="float" office:value="20287706" calcext:value-type="float">
            <text:p>20287706</text:p>
          </table:table-cell>
          <table:table-cell table:formula="of:=[.A1270]/1000/(60*60*24)" office:value-type="time" office:time-value="PT05H38M07.706S" calcext:value-type="time">
            <text:p>05:3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50.21" calcext:value-type="float">
            <text:p>1350.21</text:p>
          </table:table-cell>
          <table:table-cell office:value-type="float" office:value="1631.26" calcext:value-type="float">
            <text:p>1631.26</text:p>
          </table:table-cell>
        </table:table-row>
        <table:table-row table:style-name="ro1">
          <table:table-cell office:value-type="float" office:value="20303707" calcext:value-type="float">
            <text:p>20303707</text:p>
          </table:table-cell>
          <table:table-cell table:formula="of:=[.A1271]/1000/(60*60*24)" office:value-type="time" office:time-value="PT05H38M23.707S" calcext:value-type="time">
            <text:p>05:3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51.26" calcext:value-type="float">
            <text:p>1351.26</text:p>
          </table:table-cell>
          <table:table-cell office:value-type="float" office:value="1632.51" calcext:value-type="float">
            <text:p>1632.51</text:p>
          </table:table-cell>
        </table:table-row>
        <table:table-row table:style-name="ro1">
          <table:table-cell office:value-type="float" office:value="20319707" calcext:value-type="float">
            <text:p>20319707</text:p>
          </table:table-cell>
          <table:table-cell table:formula="of:=[.A1272]/1000/(60*60*24)" office:value-type="time" office:time-value="PT05H38M39.707S" calcext:value-type="time">
            <text:p>05:3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52.31" calcext:value-type="float">
            <text:p>1352.31</text:p>
          </table:table-cell>
          <table:table-cell office:value-type="float" office:value="1633.76" calcext:value-type="float">
            <text:p>1633.76</text:p>
          </table:table-cell>
        </table:table-row>
        <table:table-row table:style-name="ro1">
          <table:table-cell office:value-type="float" office:value="20335707" calcext:value-type="float">
            <text:p>20335707</text:p>
          </table:table-cell>
          <table:table-cell table:formula="of:=[.A1273]/1000/(60*60*24)" office:value-type="time" office:time-value="PT05H38M55.707S" calcext:value-type="time">
            <text:p>05:3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53.36" calcext:value-type="float">
            <text:p>1353.36</text:p>
          </table:table-cell>
          <table:table-cell office:value-type="float" office:value="1635.01" calcext:value-type="float">
            <text:p>1635.01</text:p>
          </table:table-cell>
        </table:table-row>
        <table:table-row table:style-name="ro1">
          <table:table-cell office:value-type="float" office:value="20351707" calcext:value-type="float">
            <text:p>20351707</text:p>
          </table:table-cell>
          <table:table-cell table:formula="of:=[.A1274]/1000/(60*60*24)" office:value-type="time" office:time-value="PT05H39M11.707S" calcext:value-type="time">
            <text:p>05:3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54.41" calcext:value-type="float">
            <text:p>1354.41</text:p>
          </table:table-cell>
          <table:table-cell office:value-type="float" office:value="1636.26" calcext:value-type="float">
            <text:p>1636.26</text:p>
          </table:table-cell>
        </table:table-row>
        <table:table-row table:style-name="ro1">
          <table:table-cell office:value-type="float" office:value="20367707" calcext:value-type="float">
            <text:p>20367707</text:p>
          </table:table-cell>
          <table:table-cell table:formula="of:=[.A1275]/1000/(60*60*24)" office:value-type="time" office:time-value="PT05H39M27.707S" calcext:value-type="time">
            <text:p>05:3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1355.45" calcext:value-type="float">
            <text:p>1355.45</text:p>
          </table:table-cell>
          <table:table-cell office:value-type="float" office:value="1637.5" calcext:value-type="float">
            <text:p>1637.5</text:p>
          </table:table-cell>
        </table:table-row>
        <table:table-row table:style-name="ro1">
          <table:table-cell office:value-type="float" office:value="20383707" calcext:value-type="float">
            <text:p>20383707</text:p>
          </table:table-cell>
          <table:table-cell table:formula="of:=[.A1276]/1000/(60*60*24)" office:value-type="time" office:time-value="PT05H39M43.707S" calcext:value-type="time">
            <text:p>05:3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56.5" calcext:value-type="float">
            <text:p>1356.5</text:p>
          </table:table-cell>
          <table:table-cell office:value-type="float" office:value="1638.75" calcext:value-type="float">
            <text:p>1638.75</text:p>
          </table:table-cell>
        </table:table-row>
        <table:table-row table:style-name="ro1">
          <table:table-cell office:value-type="float" office:value="20399707" calcext:value-type="float">
            <text:p>20399707</text:p>
          </table:table-cell>
          <table:table-cell table:formula="of:=[.A1277]/1000/(60*60*24)" office:value-type="time" office:time-value="PT05H39M59.707S" calcext:value-type="time">
            <text:p>05:4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57.55" calcext:value-type="float">
            <text:p>1357.5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0415707" calcext:value-type="float">
            <text:p>20415707</text:p>
          </table:table-cell>
          <table:table-cell table:formula="of:=[.A1278]/1000/(60*60*24)" office:value-type="time" office:time-value="PT05H40M15.707S" calcext:value-type="time">
            <text:p>05:4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58.6" calcext:value-type="float">
            <text:p>1358.6</text:p>
          </table:table-cell>
          <table:table-cell office:value-type="float" office:value="1641.25" calcext:value-type="float">
            <text:p>1641.25</text:p>
          </table:table-cell>
        </table:table-row>
        <table:table-row table:style-name="ro1">
          <table:table-cell office:value-type="float" office:value="20431707" calcext:value-type="float">
            <text:p>20431707</text:p>
          </table:table-cell>
          <table:table-cell table:formula="of:=[.A1279]/1000/(60*60*24)" office:value-type="time" office:time-value="PT05H40M31.707S" calcext:value-type="time">
            <text:p>05:4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59.65" calcext:value-type="float">
            <text:p>1359.65</text:p>
          </table:table-cell>
          <table:table-cell office:value-type="float" office:value="1642.5" calcext:value-type="float">
            <text:p>1642.5</text:p>
          </table:table-cell>
        </table:table-row>
        <table:table-row table:style-name="ro1">
          <table:table-cell office:value-type="float" office:value="20447707" calcext:value-type="float">
            <text:p>20447707</text:p>
          </table:table-cell>
          <table:table-cell table:formula="of:=[.A1280]/1000/(60*60*24)" office:value-type="time" office:time-value="PT05H40M47.707S" calcext:value-type="time">
            <text:p>05:4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60.7" calcext:value-type="float">
            <text:p>1360.7</text:p>
          </table:table-cell>
          <table:table-cell office:value-type="float" office:value="1643.75" calcext:value-type="float">
            <text:p>1643.75</text:p>
          </table:table-cell>
        </table:table-row>
        <table:table-row table:style-name="ro1">
          <table:table-cell office:value-type="float" office:value="20463707" calcext:value-type="float">
            <text:p>20463707</text:p>
          </table:table-cell>
          <table:table-cell table:formula="of:=[.A1281]/1000/(60*60*24)" office:value-type="time" office:time-value="PT05H41M03.707S" calcext:value-type="time">
            <text:p>05:4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61.75" calcext:value-type="float">
            <text:p>1361.7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0479707" calcext:value-type="float">
            <text:p>20479707</text:p>
          </table:table-cell>
          <table:table-cell table:formula="of:=[.A1282]/1000/(60*60*24)" office:value-type="time" office:time-value="PT05H41M19.707S" calcext:value-type="time">
            <text:p>05:4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62.8" calcext:value-type="float">
            <text:p>1362.8</text:p>
          </table:table-cell>
          <table:table-cell office:value-type="float" office:value="1646.25" calcext:value-type="float">
            <text:p>1646.25</text:p>
          </table:table-cell>
        </table:table-row>
        <table:table-row table:style-name="ro1">
          <table:table-cell office:value-type="float" office:value="20495707" calcext:value-type="float">
            <text:p>20495707</text:p>
          </table:table-cell>
          <table:table-cell table:formula="of:=[.A1283]/1000/(60*60*24)" office:value-type="time" office:time-value="PT05H41M35.707S" calcext:value-type="time">
            <text:p>05:4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63.85" calcext:value-type="float">
            <text:p>1363.85</text:p>
          </table:table-cell>
          <table:table-cell office:value-type="float" office:value="1647.5" calcext:value-type="float">
            <text:p>1647.5</text:p>
          </table:table-cell>
        </table:table-row>
        <table:table-row table:style-name="ro1">
          <table:table-cell office:value-type="float" office:value="20511707" calcext:value-type="float">
            <text:p>20511707</text:p>
          </table:table-cell>
          <table:table-cell table:formula="of:=[.A1284]/1000/(60*60*24)" office:value-type="time" office:time-value="PT05H41M51.707S" calcext:value-type="time">
            <text:p>05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64.9" calcext:value-type="float">
            <text:p>1364.9</text:p>
          </table:table-cell>
          <table:table-cell office:value-type="float" office:value="1648.75" calcext:value-type="float">
            <text:p>1648.75</text:p>
          </table:table-cell>
        </table:table-row>
        <table:table-row table:style-name="ro1">
          <table:table-cell office:value-type="float" office:value="20527707" calcext:value-type="float">
            <text:p>20527707</text:p>
          </table:table-cell>
          <table:table-cell table:formula="of:=[.A1285]/1000/(60*60*24)" office:value-type="time" office:time-value="PT05H42M07.707S" calcext:value-type="time">
            <text:p>05:4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65.95" calcext:value-type="float">
            <text:p>1365.9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0543707" calcext:value-type="float">
            <text:p>20543707</text:p>
          </table:table-cell>
          <table:table-cell table:formula="of:=[.A1286]/1000/(60*60*24)" office:value-type="time" office:time-value="PT05H42M23.707S" calcext:value-type="time">
            <text:p>05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67" calcext:value-type="float">
            <text:p>1367</text:p>
          </table:table-cell>
          <table:table-cell office:value-type="float" office:value="1651.24" calcext:value-type="float">
            <text:p>1651.24</text:p>
          </table:table-cell>
        </table:table-row>
        <table:table-row table:style-name="ro1">
          <table:table-cell office:value-type="float" office:value="20559707" calcext:value-type="float">
            <text:p>20559707</text:p>
          </table:table-cell>
          <table:table-cell table:formula="of:=[.A1287]/1000/(60*60*24)" office:value-type="time" office:time-value="PT05H42M39.707S" calcext:value-type="time">
            <text:p>05:4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68.04" calcext:value-type="float">
            <text:p>1368.04</text:p>
          </table:table-cell>
          <table:table-cell office:value-type="float" office:value="1652.49" calcext:value-type="float">
            <text:p>1652.49</text:p>
          </table:table-cell>
        </table:table-row>
        <table:table-row table:style-name="ro1">
          <table:table-cell office:value-type="float" office:value="20575707" calcext:value-type="float">
            <text:p>20575707</text:p>
          </table:table-cell>
          <table:table-cell table:formula="of:=[.A1288]/1000/(60*60*24)" office:value-type="time" office:time-value="PT05H42M55.707S" calcext:value-type="time">
            <text:p>05:4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69.09" calcext:value-type="float">
            <text:p>1369.09</text:p>
          </table:table-cell>
          <table:table-cell office:value-type="float" office:value="1653.74" calcext:value-type="float">
            <text:p>1653.74</text:p>
          </table:table-cell>
        </table:table-row>
        <table:table-row table:style-name="ro1">
          <table:table-cell office:value-type="float" office:value="20591707" calcext:value-type="float">
            <text:p>20591707</text:p>
          </table:table-cell>
          <table:table-cell table:formula="of:=[.A1289]/1000/(60*60*24)" office:value-type="time" office:time-value="PT05H43M11.707S" calcext:value-type="time">
            <text:p>05:4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0.14" calcext:value-type="float">
            <text:p>1370.14</text:p>
          </table:table-cell>
          <table:table-cell office:value-type="float" office:value="1654.99" calcext:value-type="float">
            <text:p>1654.99</text:p>
          </table:table-cell>
        </table:table-row>
        <table:table-row table:style-name="ro1">
          <table:table-cell office:value-type="float" office:value="20607707" calcext:value-type="float">
            <text:p>20607707</text:p>
          </table:table-cell>
          <table:table-cell table:formula="of:=[.A1290]/1000/(60*60*24)" office:value-type="time" office:time-value="PT05H43M27.707S" calcext:value-type="time">
            <text:p>05:4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1.19" calcext:value-type="float">
            <text:p>1371.19</text:p>
          </table:table-cell>
          <table:table-cell office:value-type="float" office:value="1656.24" calcext:value-type="float">
            <text:p>1656.24</text:p>
          </table:table-cell>
        </table:table-row>
        <table:table-row table:style-name="ro1">
          <table:table-cell office:value-type="float" office:value="20623707" calcext:value-type="float">
            <text:p>20623707</text:p>
          </table:table-cell>
          <table:table-cell table:formula="of:=[.A1291]/1000/(60*60*24)" office:value-type="time" office:time-value="PT05H43M43.707S" calcext:value-type="time">
            <text:p>05:4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2.24" calcext:value-type="float">
            <text:p>1372.24</text:p>
          </table:table-cell>
          <table:table-cell office:value-type="float" office:value="1657.49" calcext:value-type="float">
            <text:p>1657.49</text:p>
          </table:table-cell>
        </table:table-row>
        <table:table-row table:style-name="ro1">
          <table:table-cell office:value-type="float" office:value="20639707" calcext:value-type="float">
            <text:p>20639707</text:p>
          </table:table-cell>
          <table:table-cell table:formula="of:=[.A1292]/1000/(60*60*24)" office:value-type="time" office:time-value="PT05H43M59.707S" calcext:value-type="time">
            <text:p>05:4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373.29" calcext:value-type="float">
            <text:p>1373.29</text:p>
          </table:table-cell>
          <table:table-cell office:value-type="float" office:value="1658.73" calcext:value-type="float">
            <text:p>1658.73</text:p>
          </table:table-cell>
        </table:table-row>
        <table:table-row table:style-name="ro1">
          <table:table-cell office:value-type="float" office:value="20655707" calcext:value-type="float">
            <text:p>20655707</text:p>
          </table:table-cell>
          <table:table-cell table:formula="of:=[.A1293]/1000/(60*60*24)" office:value-type="time" office:time-value="PT05H44M15.707S" calcext:value-type="time">
            <text:p>05:4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4.34" calcext:value-type="float">
            <text:p>1374.34</text:p>
          </table:table-cell>
          <table:table-cell office:value-type="float" office:value="1659.98" calcext:value-type="float">
            <text:p>1659.98</text:p>
          </table:table-cell>
        </table:table-row>
        <table:table-row table:style-name="ro1">
          <table:table-cell office:value-type="float" office:value="20671707" calcext:value-type="float">
            <text:p>20671707</text:p>
          </table:table-cell>
          <table:table-cell table:formula="of:=[.A1294]/1000/(60*60*24)" office:value-type="time" office:time-value="PT05H44M31.707S" calcext:value-type="time">
            <text:p>05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75.39" calcext:value-type="float">
            <text:p>1375.39</text:p>
          </table:table-cell>
          <table:table-cell office:value-type="float" office:value="1661.23" calcext:value-type="float">
            <text:p>1661.23</text:p>
          </table:table-cell>
        </table:table-row>
        <table:table-row table:style-name="ro1">
          <table:table-cell office:value-type="float" office:value="20687707" calcext:value-type="float">
            <text:p>20687707</text:p>
          </table:table-cell>
          <table:table-cell table:formula="of:=[.A1295]/1000/(60*60*24)" office:value-type="time" office:time-value="PT05H44M47.707S" calcext:value-type="time">
            <text:p>05:4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76.44" calcext:value-type="float">
            <text:p>1376.44</text:p>
          </table:table-cell>
          <table:table-cell office:value-type="float" office:value="1662.48" calcext:value-type="float">
            <text:p>1662.48</text:p>
          </table:table-cell>
        </table:table-row>
        <table:table-row table:style-name="ro1">
          <table:table-cell office:value-type="float" office:value="20703707" calcext:value-type="float">
            <text:p>20703707</text:p>
          </table:table-cell>
          <table:table-cell table:formula="of:=[.A1296]/1000/(60*60*24)" office:value-type="time" office:time-value="PT05H45M03.707S" calcext:value-type="time">
            <text:p>05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77.49" calcext:value-type="float">
            <text:p>1377.49</text:p>
          </table:table-cell>
          <table:table-cell office:value-type="float" office:value="1663.72" calcext:value-type="float">
            <text:p>1663.72</text:p>
          </table:table-cell>
        </table:table-row>
        <table:table-row table:style-name="ro1">
          <table:table-cell office:value-type="float" office:value="20719707" calcext:value-type="float">
            <text:p>20719707</text:p>
          </table:table-cell>
          <table:table-cell table:formula="of:=[.A1297]/1000/(60*60*24)" office:value-type="time" office:time-value="PT05H45M19.707S" calcext:value-type="time">
            <text:p>05:4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78.54" calcext:value-type="float">
            <text:p>1378.54</text:p>
          </table:table-cell>
          <table:table-cell office:value-type="float" office:value="1664.97" calcext:value-type="float">
            <text:p>1664.97</text:p>
          </table:table-cell>
        </table:table-row>
        <table:table-row table:style-name="ro1">
          <table:table-cell office:value-type="float" office:value="20735706" calcext:value-type="float">
            <text:p>20735706</text:p>
          </table:table-cell>
          <table:table-cell table:formula="of:=[.A1298]/1000/(60*60*24)" office:value-type="time" office:time-value="PT05H45M35.706S" calcext:value-type="time">
            <text:p>05:4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79.58" calcext:value-type="float">
            <text:p>1379.58</text:p>
          </table:table-cell>
          <table:table-cell office:value-type="float" office:value="1666.22" calcext:value-type="float">
            <text:p>1666.22</text:p>
          </table:table-cell>
        </table:table-row>
        <table:table-row table:style-name="ro1">
          <table:table-cell office:value-type="float" office:value="20751706" calcext:value-type="float">
            <text:p>20751706</text:p>
          </table:table-cell>
          <table:table-cell table:formula="of:=[.A1299]/1000/(60*60*24)" office:value-type="time" office:time-value="PT05H45M51.706S" calcext:value-type="time">
            <text:p>05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80.63" calcext:value-type="float">
            <text:p>1380.63</text:p>
          </table:table-cell>
          <table:table-cell office:value-type="float" office:value="1667.47" calcext:value-type="float">
            <text:p>1667.47</text:p>
          </table:table-cell>
        </table:table-row>
        <table:table-row table:style-name="ro1">
          <table:table-cell office:value-type="float" office:value="20767707" calcext:value-type="float">
            <text:p>20767707</text:p>
          </table:table-cell>
          <table:table-cell table:formula="of:=[.A1300]/1000/(60*60*24)" office:value-type="time" office:time-value="PT05H46M07.707S" calcext:value-type="time">
            <text:p>05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81.68" calcext:value-type="float">
            <text:p>1381.68</text:p>
          </table:table-cell>
          <table:table-cell office:value-type="float" office:value="1668.72" calcext:value-type="float">
            <text:p>1668.72</text:p>
          </table:table-cell>
        </table:table-row>
        <table:table-row table:style-name="ro1">
          <table:table-cell office:value-type="float" office:value="20783707" calcext:value-type="float">
            <text:p>20783707</text:p>
          </table:table-cell>
          <table:table-cell table:formula="of:=[.A1301]/1000/(60*60*24)" office:value-type="time" office:time-value="PT05H46M23.707S" calcext:value-type="time">
            <text:p>05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82.73" calcext:value-type="float">
            <text:p>1382.73</text:p>
          </table:table-cell>
          <table:table-cell office:value-type="float" office:value="1669.96" calcext:value-type="float">
            <text:p>1669.96</text:p>
          </table:table-cell>
        </table:table-row>
        <table:table-row table:style-name="ro1">
          <table:table-cell office:value-type="float" office:value="20799707" calcext:value-type="float">
            <text:p>20799707</text:p>
          </table:table-cell>
          <table:table-cell table:formula="of:=[.A1302]/1000/(60*60*24)" office:value-type="time" office:time-value="PT05H46M39.707S" calcext:value-type="time">
            <text:p>05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83.78" calcext:value-type="float">
            <text:p>1383.78</text:p>
          </table:table-cell>
          <table:table-cell office:value-type="float" office:value="1671.21" calcext:value-type="float">
            <text:p>1671.21</text:p>
          </table:table-cell>
        </table:table-row>
        <table:table-row table:style-name="ro1">
          <table:table-cell office:value-type="float" office:value="20815707" calcext:value-type="float">
            <text:p>20815707</text:p>
          </table:table-cell>
          <table:table-cell table:formula="of:=[.A1303]/1000/(60*60*24)" office:value-type="time" office:time-value="PT05H46M55.707S" calcext:value-type="time">
            <text:p>05:4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84.83" calcext:value-type="float">
            <text:p>1384.83</text:p>
          </table:table-cell>
          <table:table-cell office:value-type="float" office:value="1672.46" calcext:value-type="float">
            <text:p>1672.46</text:p>
          </table:table-cell>
        </table:table-row>
        <table:table-row table:style-name="ro1">
          <table:table-cell office:value-type="float" office:value="20831706" calcext:value-type="float">
            <text:p>20831706</text:p>
          </table:table-cell>
          <table:table-cell table:formula="of:=[.A1304]/1000/(60*60*24)" office:value-type="time" office:time-value="PT05H47M11.706S" calcext:value-type="time">
            <text:p>05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85.88" calcext:value-type="float">
            <text:p>1385.88</text:p>
          </table:table-cell>
          <table:table-cell office:value-type="float" office:value="1673.71" calcext:value-type="float">
            <text:p>1673.71</text:p>
          </table:table-cell>
        </table:table-row>
        <table:table-row table:style-name="ro1">
          <table:table-cell office:value-type="float" office:value="20847707" calcext:value-type="float">
            <text:p>20847707</text:p>
          </table:table-cell>
          <table:table-cell table:formula="of:=[.A1305]/1000/(60*60*24)" office:value-type="time" office:time-value="PT05H47M27.707S" calcext:value-type="time">
            <text:p>05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86.93" calcext:value-type="float">
            <text:p>1386.93</text:p>
          </table:table-cell>
          <table:table-cell office:value-type="float" office:value="1674.95" calcext:value-type="float">
            <text:p>1674.95</text:p>
          </table:table-cell>
        </table:table-row>
        <table:table-row table:style-name="ro1">
          <table:table-cell office:value-type="float" office:value="20863707" calcext:value-type="float">
            <text:p>20863707</text:p>
          </table:table-cell>
          <table:table-cell table:formula="of:=[.A1306]/1000/(60*60*24)" office:value-type="time" office:time-value="PT05H47M43.707S" calcext:value-type="time">
            <text:p>05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87.98" calcext:value-type="float">
            <text:p>1387.98</text:p>
          </table:table-cell>
          <table:table-cell office:value-type="float" office:value="1676.2" calcext:value-type="float">
            <text:p>1676.2</text:p>
          </table:table-cell>
        </table:table-row>
        <table:table-row table:style-name="ro1">
          <table:table-cell office:value-type="float" office:value="20879707" calcext:value-type="float">
            <text:p>20879707</text:p>
          </table:table-cell>
          <table:table-cell table:formula="of:=[.A1307]/1000/(60*60*24)" office:value-type="time" office:time-value="PT05H47M59.707S" calcext:value-type="time">
            <text:p>05:4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89.02" calcext:value-type="float">
            <text:p>1389.02</text:p>
          </table:table-cell>
          <table:table-cell office:value-type="float" office:value="1677.45" calcext:value-type="float">
            <text:p>1677.45</text:p>
          </table:table-cell>
        </table:table-row>
        <table:table-row table:style-name="ro1">
          <table:table-cell office:value-type="float" office:value="20895707" calcext:value-type="float">
            <text:p>20895707</text:p>
          </table:table-cell>
          <table:table-cell table:formula="of:=[.A1308]/1000/(60*60*24)" office:value-type="time" office:time-value="PT05H48M15.707S" calcext:value-type="time">
            <text:p>05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90.07" calcext:value-type="float">
            <text:p>1390.07</text:p>
          </table:table-cell>
          <table:table-cell office:value-type="float" office:value="1678.69" calcext:value-type="float">
            <text:p>1678.69</text:p>
          </table:table-cell>
        </table:table-row>
        <table:table-row table:style-name="ro1">
          <table:table-cell office:value-type="float" office:value="20911707" calcext:value-type="float">
            <text:p>20911707</text:p>
          </table:table-cell>
          <table:table-cell table:formula="of:=[.A1309]/1000/(60*60*24)" office:value-type="time" office:time-value="PT05H48M31.707S" calcext:value-type="time">
            <text:p>05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1.12" calcext:value-type="float">
            <text:p>1391.12</text:p>
          </table:table-cell>
          <table:table-cell office:value-type="float" office:value="1679.94" calcext:value-type="float">
            <text:p>1679.94</text:p>
          </table:table-cell>
        </table:table-row>
        <table:table-row table:style-name="ro1">
          <table:table-cell office:value-type="float" office:value="20927707" calcext:value-type="float">
            <text:p>20927707</text:p>
          </table:table-cell>
          <table:table-cell table:formula="of:=[.A1310]/1000/(60*60*24)" office:value-type="time" office:time-value="PT05H48M47.707S" calcext:value-type="time">
            <text:p>05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2.17" calcext:value-type="float">
            <text:p>1392.17</text:p>
          </table:table-cell>
          <table:table-cell office:value-type="float" office:value="1681.19" calcext:value-type="float">
            <text:p>1681.19</text:p>
          </table:table-cell>
        </table:table-row>
        <table:table-row table:style-name="ro1">
          <table:table-cell office:value-type="float" office:value="20943707" calcext:value-type="float">
            <text:p>20943707</text:p>
          </table:table-cell>
          <table:table-cell table:formula="of:=[.A1311]/1000/(60*60*24)" office:value-type="time" office:time-value="PT05H49M03.707S" calcext:value-type="time">
            <text:p>05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3.22" calcext:value-type="float">
            <text:p>1393.22</text:p>
          </table:table-cell>
          <table:table-cell office:value-type="float" office:value="1682.43" calcext:value-type="float">
            <text:p>1682.43</text:p>
          </table:table-cell>
        </table:table-row>
        <table:table-row table:style-name="ro1">
          <table:table-cell office:value-type="float" office:value="20959706" calcext:value-type="float">
            <text:p>20959706</text:p>
          </table:table-cell>
          <table:table-cell table:formula="of:=[.A1312]/1000/(60*60*24)" office:value-type="time" office:time-value="PT05H49M19.706S" calcext:value-type="time">
            <text:p>05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94.27" calcext:value-type="float">
            <text:p>1394.27</text:p>
          </table:table-cell>
          <table:table-cell office:value-type="float" office:value="1683.68" calcext:value-type="float">
            <text:p>1683.68</text:p>
          </table:table-cell>
        </table:table-row>
        <table:table-row table:style-name="ro1">
          <table:table-cell office:value-type="float" office:value="20975707" calcext:value-type="float">
            <text:p>20975707</text:p>
          </table:table-cell>
          <table:table-cell table:formula="of:=[.A1313]/1000/(60*60*24)" office:value-type="time" office:time-value="PT05H49M35.707S" calcext:value-type="time">
            <text:p>05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5.32" calcext:value-type="float">
            <text:p>1395.32</text:p>
          </table:table-cell>
          <table:table-cell office:value-type="float" office:value="1684.93" calcext:value-type="float">
            <text:p>1684.93</text:p>
          </table:table-cell>
        </table:table-row>
        <table:table-row table:style-name="ro1">
          <table:table-cell office:value-type="float" office:value="20991707" calcext:value-type="float">
            <text:p>20991707</text:p>
          </table:table-cell>
          <table:table-cell table:formula="of:=[.A1314]/1000/(60*60*24)" office:value-type="time" office:time-value="PT05H49M51.707S" calcext:value-type="time">
            <text:p>05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6.37" calcext:value-type="float">
            <text:p>1396.37</text:p>
          </table:table-cell>
          <table:table-cell office:value-type="float" office:value="1686.17" calcext:value-type="float">
            <text:p>1686.17</text:p>
          </table:table-cell>
        </table:table-row>
        <table:table-row table:style-name="ro1">
          <table:table-cell office:value-type="float" office:value="21007707" calcext:value-type="float">
            <text:p>21007707</text:p>
          </table:table-cell>
          <table:table-cell table:formula="of:=[.A1315]/1000/(60*60*24)" office:value-type="time" office:time-value="PT05H50M07.707S" calcext:value-type="time">
            <text:p>05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97.41" calcext:value-type="float">
            <text:p>1397.41</text:p>
          </table:table-cell>
          <table:table-cell office:value-type="float" office:value="1687.42" calcext:value-type="float">
            <text:p>1687.42</text:p>
          </table:table-cell>
        </table:table-row>
        <table:table-row table:style-name="ro1">
          <table:table-cell office:value-type="float" office:value="21023707" calcext:value-type="float">
            <text:p>21023707</text:p>
          </table:table-cell>
          <table:table-cell table:formula="of:=[.A1316]/1000/(60*60*24)" office:value-type="time" office:time-value="PT05H50M23.707S" calcext:value-type="time">
            <text:p>05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8.46" calcext:value-type="float">
            <text:p>1398.46</text:p>
          </table:table-cell>
          <table:table-cell office:value-type="float" office:value="1688.67" calcext:value-type="float">
            <text:p>1688.67</text:p>
          </table:table-cell>
        </table:table-row>
        <table:table-row table:style-name="ro1">
          <table:table-cell office:value-type="float" office:value="21039707" calcext:value-type="float">
            <text:p>21039707</text:p>
          </table:table-cell>
          <table:table-cell table:formula="of:=[.A1317]/1000/(60*60*24)" office:value-type="time" office:time-value="PT05H50M39.707S" calcext:value-type="time">
            <text:p>05:5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9.51" calcext:value-type="float">
            <text:p>1399.51</text:p>
          </table:table-cell>
          <table:table-cell office:value-type="float" office:value="1689.91" calcext:value-type="float">
            <text:p>1689.91</text:p>
          </table:table-cell>
        </table:table-row>
        <table:table-row table:style-name="ro1">
          <table:table-cell office:value-type="float" office:value="21055707" calcext:value-type="float">
            <text:p>21055707</text:p>
          </table:table-cell>
          <table:table-cell table:formula="of:=[.A1318]/1000/(60*60*24)" office:value-type="time" office:time-value="PT05H50M55.707S" calcext:value-type="time">
            <text:p>05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00.56" calcext:value-type="float">
            <text:p>1400.56</text:p>
          </table:table-cell>
          <table:table-cell office:value-type="float" office:value="1691.16" calcext:value-type="float">
            <text:p>1691.16</text:p>
          </table:table-cell>
        </table:table-row>
        <table:table-row table:style-name="ro1">
          <table:table-cell office:value-type="float" office:value="21071707" calcext:value-type="float">
            <text:p>21071707</text:p>
          </table:table-cell>
          <table:table-cell table:formula="of:=[.A1319]/1000/(60*60*24)" office:value-type="time" office:time-value="PT05H51M11.707S" calcext:value-type="time">
            <text:p>05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01.61" calcext:value-type="float">
            <text:p>1401.61</text:p>
          </table:table-cell>
          <table:table-cell office:value-type="float" office:value="1692.41" calcext:value-type="float">
            <text:p>1692.41</text:p>
          </table:table-cell>
        </table:table-row>
        <table:table-row table:style-name="ro1">
          <table:table-cell office:value-type="float" office:value="21087707" calcext:value-type="float">
            <text:p>21087707</text:p>
          </table:table-cell>
          <table:table-cell table:formula="of:=[.A1320]/1000/(60*60*24)" office:value-type="time" office:time-value="PT05H51M27.707S" calcext:value-type="time">
            <text:p>05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02.66" calcext:value-type="float">
            <text:p>1402.66</text:p>
          </table:table-cell>
          <table:table-cell office:value-type="float" office:value="1693.65" calcext:value-type="float">
            <text:p>1693.65</text:p>
          </table:table-cell>
        </table:table-row>
        <table:table-row table:style-name="ro1">
          <table:table-cell office:value-type="float" office:value="21103707" calcext:value-type="float">
            <text:p>21103707</text:p>
          </table:table-cell>
          <table:table-cell table:formula="of:=[.A1321]/1000/(60*60*24)" office:value-type="time" office:time-value="PT05H51M43.707S" calcext:value-type="time">
            <text:p>05:5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403.71" calcext:value-type="float">
            <text:p>1403.71</text:p>
          </table:table-cell>
          <table:table-cell office:value-type="float" office:value="1694.9" calcext:value-type="float">
            <text:p>1694.9</text:p>
          </table:table-cell>
        </table:table-row>
        <table:table-row table:style-name="ro1">
          <table:table-cell office:value-type="float" office:value="21119707" calcext:value-type="float">
            <text:p>21119707</text:p>
          </table:table-cell>
          <table:table-cell table:formula="of:=[.A1322]/1000/(60*60*24)" office:value-type="time" office:time-value="PT05H51M59.707S" calcext:value-type="time">
            <text:p>05:5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04.76" calcext:value-type="float">
            <text:p>1404.76</text:p>
          </table:table-cell>
          <table:table-cell office:value-type="float" office:value="1696.14" calcext:value-type="float">
            <text:p>1696.14</text:p>
          </table:table-cell>
        </table:table-row>
        <table:table-row table:style-name="ro1">
          <table:table-cell office:value-type="float" office:value="21135707" calcext:value-type="float">
            <text:p>21135707</text:p>
          </table:table-cell>
          <table:table-cell table:formula="of:=[.A1323]/1000/(60*60*24)" office:value-type="time" office:time-value="PT05H52M15.707S" calcext:value-type="time">
            <text:p>05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05.8" calcext:value-type="float">
            <text:p>1405.8</text:p>
          </table:table-cell>
          <table:table-cell office:value-type="float" office:value="1697.39" calcext:value-type="float">
            <text:p>1697.39</text:p>
          </table:table-cell>
        </table:table-row>
        <table:table-row table:style-name="ro1">
          <table:table-cell office:value-type="float" office:value="21151707" calcext:value-type="float">
            <text:p>21151707</text:p>
          </table:table-cell>
          <table:table-cell table:formula="of:=[.A1324]/1000/(60*60*24)" office:value-type="time" office:time-value="PT05H52M31.707S" calcext:value-type="time">
            <text:p>05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06.85" calcext:value-type="float">
            <text:p>1406.85</text:p>
          </table:table-cell>
          <table:table-cell office:value-type="float" office:value="1698.64" calcext:value-type="float">
            <text:p>1698.64</text:p>
          </table:table-cell>
        </table:table-row>
        <table:table-row table:style-name="ro1">
          <table:table-cell office:value-type="float" office:value="21167707" calcext:value-type="float">
            <text:p>21167707</text:p>
          </table:table-cell>
          <table:table-cell table:formula="of:=[.A1325]/1000/(60*60*24)" office:value-type="time" office:time-value="PT05H52M47.707S" calcext:value-type="time">
            <text:p>05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07.9" calcext:value-type="float">
            <text:p>1407.9</text:p>
          </table:table-cell>
          <table:table-cell office:value-type="float" office:value="1699.88" calcext:value-type="float">
            <text:p>1699.88</text:p>
          </table:table-cell>
        </table:table-row>
        <table:table-row table:style-name="ro1">
          <table:table-cell office:value-type="float" office:value="21183707" calcext:value-type="float">
            <text:p>21183707</text:p>
          </table:table-cell>
          <table:table-cell table:formula="of:=[.A1326]/1000/(60*60*24)" office:value-type="time" office:time-value="PT05H53M03.707S" calcext:value-type="time">
            <text:p>05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08.95" calcext:value-type="float">
            <text:p>1408.95</text:p>
          </table:table-cell>
          <table:table-cell office:value-type="float" office:value="1701.13" calcext:value-type="float">
            <text:p>1701.13</text:p>
          </table:table-cell>
        </table:table-row>
        <table:table-row table:style-name="ro1">
          <table:table-cell office:value-type="float" office:value="21199707" calcext:value-type="float">
            <text:p>21199707</text:p>
          </table:table-cell>
          <table:table-cell table:formula="of:=[.A1327]/1000/(60*60*24)" office:value-type="time" office:time-value="PT05H53M19.707S" calcext:value-type="time">
            <text:p>05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10" calcext:value-type="float">
            <text:p>1410</text:p>
          </table:table-cell>
          <table:table-cell office:value-type="float" office:value="1702.38" calcext:value-type="float">
            <text:p>1702.38</text:p>
          </table:table-cell>
        </table:table-row>
        <table:table-row table:style-name="ro1">
          <table:table-cell office:value-type="float" office:value="21215707" calcext:value-type="float">
            <text:p>21215707</text:p>
          </table:table-cell>
          <table:table-cell table:formula="of:=[.A1328]/1000/(60*60*24)" office:value-type="time" office:time-value="PT05H53M35.707S" calcext:value-type="time">
            <text:p>05:5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11.05" calcext:value-type="float">
            <text:p>1411.05</text:p>
          </table:table-cell>
          <table:table-cell office:value-type="float" office:value="1703.62" calcext:value-type="float">
            <text:p>1703.62</text:p>
          </table:table-cell>
        </table:table-row>
        <table:table-row table:style-name="ro1">
          <table:table-cell office:value-type="float" office:value="21231707" calcext:value-type="float">
            <text:p>21231707</text:p>
          </table:table-cell>
          <table:table-cell table:formula="of:=[.A1329]/1000/(60*60*24)" office:value-type="time" office:time-value="PT05H53M51.707S" calcext:value-type="time">
            <text:p>05:5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12.09" calcext:value-type="float">
            <text:p>1412.09</text:p>
          </table:table-cell>
          <table:table-cell office:value-type="float" office:value="1704.87" calcext:value-type="float">
            <text:p>1704.87</text:p>
          </table:table-cell>
        </table:table-row>
        <table:table-row table:style-name="ro1">
          <table:table-cell office:value-type="float" office:value="21247707" calcext:value-type="float">
            <text:p>21247707</text:p>
          </table:table-cell>
          <table:table-cell table:formula="of:=[.A1330]/1000/(60*60*24)" office:value-type="time" office:time-value="PT05H54M07.707S" calcext:value-type="time">
            <text:p>05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13.14" calcext:value-type="float">
            <text:p>1413.14</text:p>
          </table:table-cell>
          <table:table-cell office:value-type="float" office:value="1706.12" calcext:value-type="float">
            <text:p>1706.12</text:p>
          </table:table-cell>
        </table:table-row>
        <table:table-row table:style-name="ro1">
          <table:table-cell office:value-type="float" office:value="21263707" calcext:value-type="float">
            <text:p>21263707</text:p>
          </table:table-cell>
          <table:table-cell table:formula="of:=[.A1331]/1000/(60*60*24)" office:value-type="time" office:time-value="PT05H54M23.707S" calcext:value-type="time">
            <text:p>05:5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14.19" calcext:value-type="float">
            <text:p>1414.19</text:p>
          </table:table-cell>
          <table:table-cell office:value-type="float" office:value="1707.36" calcext:value-type="float">
            <text:p>1707.36</text:p>
          </table:table-cell>
        </table:table-row>
        <table:table-row table:style-name="ro1">
          <table:table-cell office:value-type="float" office:value="21279707" calcext:value-type="float">
            <text:p>21279707</text:p>
          </table:table-cell>
          <table:table-cell table:formula="of:=[.A1332]/1000/(60*60*24)" office:value-type="time" office:time-value="PT05H54M39.707S" calcext:value-type="time">
            <text:p>05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415.24" calcext:value-type="float">
            <text:p>1415.24</text:p>
          </table:table-cell>
          <table:table-cell office:value-type="float" office:value="1708.61" calcext:value-type="float">
            <text:p>1708.61</text:p>
          </table:table-cell>
        </table:table-row>
        <table:table-row table:style-name="ro1">
          <table:table-cell office:value-type="float" office:value="21295707" calcext:value-type="float">
            <text:p>21295707</text:p>
          </table:table-cell>
          <table:table-cell table:formula="of:=[.A1333]/1000/(60*60*24)" office:value-type="time" office:time-value="PT05H54M55.707S" calcext:value-type="time">
            <text:p>05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16.29" calcext:value-type="float">
            <text:p>1416.29</text:p>
          </table:table-cell>
          <table:table-cell office:value-type="float" office:value="1709.86" calcext:value-type="float">
            <text:p>1709.86</text:p>
          </table:table-cell>
        </table:table-row>
        <table:table-row table:style-name="ro1">
          <table:table-cell office:value-type="float" office:value="21311707" calcext:value-type="float">
            <text:p>21311707</text:p>
          </table:table-cell>
          <table:table-cell table:formula="of:=[.A1334]/1000/(60*60*24)" office:value-type="time" office:time-value="PT05H55M11.707S" calcext:value-type="time">
            <text:p>05:5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17.34" calcext:value-type="float">
            <text:p>1417.34</text:p>
          </table:table-cell>
          <table:table-cell office:value-type="float" office:value="1711.1" calcext:value-type="float">
            <text:p>1711.1</text:p>
          </table:table-cell>
        </table:table-row>
        <table:table-row table:style-name="ro1">
          <table:table-cell office:value-type="float" office:value="21327707" calcext:value-type="float">
            <text:p>21327707</text:p>
          </table:table-cell>
          <table:table-cell table:formula="of:=[.A1335]/1000/(60*60*24)" office:value-type="time" office:time-value="PT05H55M27.707S" calcext:value-type="time">
            <text:p>05:5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712.35" calcext:value-type="float">
            <text:p>1712.35</text:p>
          </table:table-cell>
        </table:table-row>
        <table:table-row table:style-name="ro1">
          <table:table-cell office:value-type="float" office:value="21343707" calcext:value-type="float">
            <text:p>21343707</text:p>
          </table:table-cell>
          <table:table-cell table:formula="of:=[.A1336]/1000/(60*60*24)" office:value-type="time" office:time-value="PT05H55M43.707S" calcext:value-type="time">
            <text:p>05:5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19.43" calcext:value-type="float">
            <text:p>1419.43</text:p>
          </table:table-cell>
          <table:table-cell office:value-type="float" office:value="1713.59" calcext:value-type="float">
            <text:p>1713.59</text:p>
          </table:table-cell>
        </table:table-row>
        <table:table-row table:style-name="ro1">
          <table:table-cell office:value-type="float" office:value="21359707" calcext:value-type="float">
            <text:p>21359707</text:p>
          </table:table-cell>
          <table:table-cell table:formula="of:=[.A1337]/1000/(60*60*24)" office:value-type="time" office:time-value="PT05H55M59.707S" calcext:value-type="time">
            <text:p>05:5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0.48" calcext:value-type="float">
            <text:p>1420.48</text:p>
          </table:table-cell>
          <table:table-cell office:value-type="float" office:value="1714.84" calcext:value-type="float">
            <text:p>1714.84</text:p>
          </table:table-cell>
        </table:table-row>
        <table:table-row table:style-name="ro1">
          <table:table-cell office:value-type="float" office:value="21375707" calcext:value-type="float">
            <text:p>21375707</text:p>
          </table:table-cell>
          <table:table-cell table:formula="of:=[.A1338]/1000/(60*60*24)" office:value-type="time" office:time-value="PT05H56M15.707S" calcext:value-type="time">
            <text:p>05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09" calcext:value-type="float">
            <text:p>281.09</text:p>
          </table:table-cell>
          <table:table-cell office:value-type="float" office:value="1421.53" calcext:value-type="float">
            <text:p>1421.53</text:p>
          </table:table-cell>
          <table:table-cell office:value-type="float" office:value="1716.08" calcext:value-type="float">
            <text:p>1716.08</text:p>
          </table:table-cell>
        </table:table-row>
        <table:table-row table:style-name="ro1">
          <table:table-cell office:value-type="float" office:value="21391707" calcext:value-type="float">
            <text:p>21391707</text:p>
          </table:table-cell>
          <table:table-cell table:formula="of:=[.A1339]/1000/(60*60*24)" office:value-type="time" office:time-value="PT05H56M31.707S" calcext:value-type="time">
            <text:p>05:5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2.58" calcext:value-type="float">
            <text:p>1422.58</text:p>
          </table:table-cell>
          <table:table-cell office:value-type="float" office:value="1717.33" calcext:value-type="float">
            <text:p>1717.33</text:p>
          </table:table-cell>
        </table:table-row>
        <table:table-row table:style-name="ro1">
          <table:table-cell office:value-type="float" office:value="21407707" calcext:value-type="float">
            <text:p>21407707</text:p>
          </table:table-cell>
          <table:table-cell table:formula="of:=[.A1340]/1000/(60*60*24)" office:value-type="time" office:time-value="PT05H56M47.707S" calcext:value-type="time">
            <text:p>05:5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3.63" calcext:value-type="float">
            <text:p>1423.63</text:p>
          </table:table-cell>
          <table:table-cell office:value-type="float" office:value="1718.58" calcext:value-type="float">
            <text:p>1718.58</text:p>
          </table:table-cell>
        </table:table-row>
        <table:table-row table:style-name="ro1">
          <table:table-cell office:value-type="float" office:value="21423707" calcext:value-type="float">
            <text:p>21423707</text:p>
          </table:table-cell>
          <table:table-cell table:formula="of:=[.A1341]/1000/(60*60*24)" office:value-type="time" office:time-value="PT05H57M03.707S" calcext:value-type="time">
            <text:p>05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424.68" calcext:value-type="float">
            <text:p>1424.68</text:p>
          </table:table-cell>
          <table:table-cell office:value-type="float" office:value="1719.82" calcext:value-type="float">
            <text:p>1719.82</text:p>
          </table:table-cell>
        </table:table-row>
        <table:table-row table:style-name="ro1">
          <table:table-cell office:value-type="float" office:value="21439707" calcext:value-type="float">
            <text:p>21439707</text:p>
          </table:table-cell>
          <table:table-cell table:formula="of:=[.A1342]/1000/(60*60*24)" office:value-type="time" office:time-value="PT05H57M19.707S" calcext:value-type="time">
            <text:p>05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5.72" calcext:value-type="float">
            <text:p>1425.72</text:p>
          </table:table-cell>
          <table:table-cell office:value-type="float" office:value="1721.07" calcext:value-type="float">
            <text:p>1721.07</text:p>
          </table:table-cell>
        </table:table-row>
        <table:table-row table:style-name="ro1">
          <table:table-cell office:value-type="float" office:value="21455707" calcext:value-type="float">
            <text:p>21455707</text:p>
          </table:table-cell>
          <table:table-cell table:formula="of:=[.A1343]/1000/(60*60*24)" office:value-type="time" office:time-value="PT05H57M35.707S" calcext:value-type="time">
            <text:p>05:5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6.77" calcext:value-type="float">
            <text:p>1426.77</text:p>
          </table:table-cell>
          <table:table-cell office:value-type="float" office:value="1722.31" calcext:value-type="float">
            <text:p>1722.31</text:p>
          </table:table-cell>
        </table:table-row>
        <table:table-row table:style-name="ro1">
          <table:table-cell office:value-type="float" office:value="21471707" calcext:value-type="float">
            <text:p>21471707</text:p>
          </table:table-cell>
          <table:table-cell table:formula="of:=[.A1344]/1000/(60*60*24)" office:value-type="time" office:time-value="PT05H57M51.707S" calcext:value-type="time">
            <text:p>05:5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7.82" calcext:value-type="float">
            <text:p>1427.82</text:p>
          </table:table-cell>
          <table:table-cell office:value-type="float" office:value="1723.56" calcext:value-type="float">
            <text:p>1723.56</text:p>
          </table:table-cell>
        </table:table-row>
        <table:table-row table:style-name="ro1">
          <table:table-cell office:value-type="float" office:value="21487706" calcext:value-type="float">
            <text:p>21487706</text:p>
          </table:table-cell>
          <table:table-cell table:formula="of:=[.A1345]/1000/(60*60*24)" office:value-type="time" office:time-value="PT05H58M07.706S" calcext:value-type="time">
            <text:p>05:5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8.87" calcext:value-type="float">
            <text:p>1428.87</text:p>
          </table:table-cell>
          <table:table-cell office:value-type="float" office:value="1724.8" calcext:value-type="float">
            <text:p>1724.8</text:p>
          </table:table-cell>
        </table:table-row>
        <table:table-row table:style-name="ro1">
          <table:table-cell office:value-type="float" office:value="21503706" calcext:value-type="float">
            <text:p>21503706</text:p>
          </table:table-cell>
          <table:table-cell table:formula="of:=[.A1346]/1000/(60*60*24)" office:value-type="time" office:time-value="PT05H58M23.706S" calcext:value-type="time">
            <text:p>05:5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9.92" calcext:value-type="float">
            <text:p>1429.92</text:p>
          </table:table-cell>
          <table:table-cell office:value-type="float" office:value="1726.04" calcext:value-type="float">
            <text:p>1726.04</text:p>
          </table:table-cell>
        </table:table-row>
        <table:table-row table:style-name="ro1">
          <table:table-cell office:value-type="float" office:value="21519707" calcext:value-type="float">
            <text:p>21519707</text:p>
          </table:table-cell>
          <table:table-cell table:formula="of:=[.A1347]/1000/(60*60*24)" office:value-type="time" office:time-value="PT05H58M39.707S" calcext:value-type="time">
            <text:p>05:5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30.97" calcext:value-type="float">
            <text:p>1430.97</text:p>
          </table:table-cell>
          <table:table-cell office:value-type="float" office:value="1727.29" calcext:value-type="float">
            <text:p>1727.29</text:p>
          </table:table-cell>
        </table:table-row>
        <table:table-row table:style-name="ro1">
          <table:table-cell office:value-type="float" office:value="21535707" calcext:value-type="float">
            <text:p>21535707</text:p>
          </table:table-cell>
          <table:table-cell table:formula="of:=[.A1348]/1000/(60*60*24)" office:value-type="time" office:time-value="PT05H58M55.707S" calcext:value-type="time">
            <text:p>05:5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32.01" calcext:value-type="float">
            <text:p>1432.01</text:p>
          </table:table-cell>
          <table:table-cell office:value-type="float" office:value="1728.53" calcext:value-type="float">
            <text:p>1728.53</text:p>
          </table:table-cell>
        </table:table-row>
        <table:table-row table:style-name="ro1">
          <table:table-cell office:value-type="float" office:value="21551707" calcext:value-type="float">
            <text:p>21551707</text:p>
          </table:table-cell>
          <table:table-cell table:formula="of:=[.A1349]/1000/(60*60*24)" office:value-type="time" office:time-value="PT05H59M11.707S" calcext:value-type="time">
            <text:p>05:5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33.06" calcext:value-type="float">
            <text:p>1433.06</text:p>
          </table:table-cell>
          <table:table-cell office:value-type="float" office:value="1729.78" calcext:value-type="float">
            <text:p>1729.78</text:p>
          </table:table-cell>
        </table:table-row>
        <table:table-row table:style-name="ro1">
          <table:table-cell office:value-type="float" office:value="21567707" calcext:value-type="float">
            <text:p>21567707</text:p>
          </table:table-cell>
          <table:table-cell table:formula="of:=[.A1350]/1000/(60*60*24)" office:value-type="time" office:time-value="PT05H59M27.707S" calcext:value-type="time">
            <text:p>05:5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34.11" calcext:value-type="float">
            <text:p>1434.11</text:p>
          </table:table-cell>
          <table:table-cell office:value-type="float" office:value="1731.02" calcext:value-type="float">
            <text:p>1731.02</text:p>
          </table:table-cell>
        </table:table-row>
        <table:table-row table:style-name="ro1">
          <table:table-cell office:value-type="float" office:value="21583707" calcext:value-type="float">
            <text:p>21583707</text:p>
          </table:table-cell>
          <table:table-cell table:formula="of:=[.A1351]/1000/(60*60*24)" office:value-type="time" office:time-value="PT05H59M43.707S" calcext:value-type="time">
            <text:p>05:5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35.16" calcext:value-type="float">
            <text:p>1435.16</text:p>
          </table:table-cell>
          <table:table-cell office:value-type="float" office:value="1732.27" calcext:value-type="float">
            <text:p>1732.27</text:p>
          </table:table-cell>
        </table:table-row>
        <table:table-row table:style-name="ro1">
          <table:table-cell office:value-type="float" office:value="21599707" calcext:value-type="float">
            <text:p>21599707</text:p>
          </table:table-cell>
          <table:table-cell table:formula="of:=[.A1352]/1000/(60*60*24)" office:value-type="time" office:time-value="PT05H59M59.707S" calcext:value-type="time">
            <text:p>06:0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36.21" calcext:value-type="float">
            <text:p>1436.21</text:p>
          </table:table-cell>
          <table:table-cell office:value-type="float" office:value="1733.51" calcext:value-type="float">
            <text:p>1733.51</text:p>
          </table:table-cell>
        </table:table-row>
        <table:table-row table:style-name="ro1">
          <table:table-cell office:value-type="float" office:value="21615707" calcext:value-type="float">
            <text:p>21615707</text:p>
          </table:table-cell>
          <table:table-cell table:formula="of:=[.A1353]/1000/(60*60*24)" office:value-type="time" office:time-value="PT06H00M15.707S" calcext:value-type="time">
            <text:p>06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37.25" calcext:value-type="float">
            <text:p>1437.25</text:p>
          </table:table-cell>
          <table:table-cell office:value-type="float" office:value="1734.76" calcext:value-type="float">
            <text:p>1734.76</text:p>
          </table:table-cell>
        </table:table-row>
        <table:table-row table:style-name="ro1">
          <table:table-cell office:value-type="float" office:value="21631707" calcext:value-type="float">
            <text:p>21631707</text:p>
          </table:table-cell>
          <table:table-cell table:formula="of:=[.A1354]/1000/(60*60*24)" office:value-type="time" office:time-value="PT06H00M31.707S" calcext:value-type="time">
            <text:p>06:0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38.3" calcext:value-type="float">
            <text:p>1438.3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21647707" calcext:value-type="float">
            <text:p>21647707</text:p>
          </table:table-cell>
          <table:table-cell table:formula="of:=[.A1355]/1000/(60*60*24)" office:value-type="time" office:time-value="PT06H00M47.707S" calcext:value-type="time">
            <text:p>06:0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39.35" calcext:value-type="float">
            <text:p>1439.35</text:p>
          </table:table-cell>
          <table:table-cell office:value-type="float" office:value="1737.25" calcext:value-type="float">
            <text:p>1737.25</text:p>
          </table:table-cell>
        </table:table-row>
        <table:table-row table:style-name="ro1">
          <table:table-cell office:value-type="float" office:value="21663707" calcext:value-type="float">
            <text:p>21663707</text:p>
          </table:table-cell>
          <table:table-cell table:formula="of:=[.A1356]/1000/(60*60*24)" office:value-type="time" office:time-value="PT06H01M03.707S" calcext:value-type="time">
            <text:p>06:0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0.4" calcext:value-type="float">
            <text:p>1440.4</text:p>
          </table:table-cell>
          <table:table-cell office:value-type="float" office:value="1738.49" calcext:value-type="float">
            <text:p>1738.49</text:p>
          </table:table-cell>
        </table:table-row>
        <table:table-row table:style-name="ro1">
          <table:table-cell office:value-type="float" office:value="21679707" calcext:value-type="float">
            <text:p>21679707</text:p>
          </table:table-cell>
          <table:table-cell table:formula="of:=[.A1357]/1000/(60*60*24)" office:value-type="time" office:time-value="PT06H01M19.707S" calcext:value-type="time">
            <text:p>06:0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1.44" calcext:value-type="float">
            <text:p>1441.44</text:p>
          </table:table-cell>
          <table:table-cell office:value-type="float" office:value="1739.73" calcext:value-type="float">
            <text:p>1739.73</text:p>
          </table:table-cell>
        </table:table-row>
        <table:table-row table:style-name="ro1">
          <table:table-cell office:value-type="float" office:value="21695707" calcext:value-type="float">
            <text:p>21695707</text:p>
          </table:table-cell>
          <table:table-cell table:formula="of:=[.A1358]/1000/(60*60*24)" office:value-type="time" office:time-value="PT06H01M35.707S" calcext:value-type="time">
            <text:p>06:0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42.49" calcext:value-type="float">
            <text:p>1442.49</text:p>
          </table:table-cell>
          <table:table-cell office:value-type="float" office:value="1740.98" calcext:value-type="float">
            <text:p>1740.98</text:p>
          </table:table-cell>
        </table:table-row>
        <table:table-row table:style-name="ro1">
          <table:table-cell office:value-type="float" office:value="21711707" calcext:value-type="float">
            <text:p>21711707</text:p>
          </table:table-cell>
          <table:table-cell table:formula="of:=[.A1359]/1000/(60*60*24)" office:value-type="time" office:time-value="PT06H01M51.707S" calcext:value-type="time">
            <text:p>06:0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3.54" calcext:value-type="float">
            <text:p>1443.54</text:p>
          </table:table-cell>
          <table:table-cell office:value-type="float" office:value="1742.22" calcext:value-type="float">
            <text:p>1742.22</text:p>
          </table:table-cell>
        </table:table-row>
        <table:table-row table:style-name="ro1">
          <table:table-cell office:value-type="float" office:value="21727707" calcext:value-type="float">
            <text:p>21727707</text:p>
          </table:table-cell>
          <table:table-cell table:formula="of:=[.A1360]/1000/(60*60*24)" office:value-type="time" office:time-value="PT06H02M07.707S" calcext:value-type="time">
            <text:p>06:0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4.59" calcext:value-type="float">
            <text:p>1444.59</text:p>
          </table:table-cell>
          <table:table-cell office:value-type="float" office:value="1743.47" calcext:value-type="float">
            <text:p>1743.47</text:p>
          </table:table-cell>
        </table:table-row>
        <table:table-row table:style-name="ro1">
          <table:table-cell office:value-type="float" office:value="21743707" calcext:value-type="float">
            <text:p>21743707</text:p>
          </table:table-cell>
          <table:table-cell table:formula="of:=[.A1361]/1000/(60*60*24)" office:value-type="time" office:time-value="PT06H02M23.707S" calcext:value-type="time">
            <text:p>06:0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5.63" calcext:value-type="float">
            <text:p>1445.63</text:p>
          </table:table-cell>
          <table:table-cell office:value-type="float" office:value="1744.71" calcext:value-type="float">
            <text:p>1744.71</text:p>
          </table:table-cell>
        </table:table-row>
        <table:table-row table:style-name="ro1">
          <table:table-cell office:value-type="float" office:value="21759707" calcext:value-type="float">
            <text:p>21759707</text:p>
          </table:table-cell>
          <table:table-cell table:formula="of:=[.A1362]/1000/(60*60*24)" office:value-type="time" office:time-value="PT06H02M39.707S" calcext:value-type="time">
            <text:p>06:0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6.68" calcext:value-type="float">
            <text:p>1446.68</text:p>
          </table:table-cell>
          <table:table-cell office:value-type="float" office:value="1745.95" calcext:value-type="float">
            <text:p>1745.95</text:p>
          </table:table-cell>
        </table:table-row>
        <table:table-row table:style-name="ro1">
          <table:table-cell office:value-type="float" office:value="21775707" calcext:value-type="float">
            <text:p>21775707</text:p>
          </table:table-cell>
          <table:table-cell table:formula="of:=[.A1363]/1000/(60*60*24)" office:value-type="time" office:time-value="PT06H02M55.707S" calcext:value-type="time">
            <text:p>06:0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7.73" calcext:value-type="float">
            <text:p>1447.73</text:p>
          </table:table-cell>
          <table:table-cell office:value-type="float" office:value="1747.2" calcext:value-type="float">
            <text:p>1747.2</text:p>
          </table:table-cell>
        </table:table-row>
        <table:table-row table:style-name="ro1">
          <table:table-cell office:value-type="float" office:value="21791707" calcext:value-type="float">
            <text:p>21791707</text:p>
          </table:table-cell>
          <table:table-cell table:formula="of:=[.A1364]/1000/(60*60*24)" office:value-type="time" office:time-value="PT06H03M11.707S" calcext:value-type="time">
            <text:p>06:0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8.78" calcext:value-type="float">
            <text:p>1448.78</text:p>
          </table:table-cell>
          <table:table-cell office:value-type="float" office:value="1748.44" calcext:value-type="float">
            <text:p>1748.44</text:p>
          </table:table-cell>
        </table:table-row>
        <table:table-row table:style-name="ro1">
          <table:table-cell office:value-type="float" office:value="21807707" calcext:value-type="float">
            <text:p>21807707</text:p>
          </table:table-cell>
          <table:table-cell table:formula="of:=[.A1365]/1000/(60*60*24)" office:value-type="time" office:time-value="PT06H03M27.707S" calcext:value-type="time">
            <text:p>06:0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9.82" calcext:value-type="float">
            <text:p>1449.82</text:p>
          </table:table-cell>
          <table:table-cell office:value-type="float" office:value="1749.69" calcext:value-type="float">
            <text:p>1749.69</text:p>
          </table:table-cell>
        </table:table-row>
        <table:table-row table:style-name="ro1">
          <table:table-cell office:value-type="float" office:value="21823707" calcext:value-type="float">
            <text:p>21823707</text:p>
          </table:table-cell>
          <table:table-cell table:formula="of:=[.A1366]/1000/(60*60*24)" office:value-type="time" office:time-value="PT06H03M43.707S" calcext:value-type="time">
            <text:p>06:0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0.87" calcext:value-type="float">
            <text:p>1450.87</text:p>
          </table:table-cell>
          <table:table-cell office:value-type="float" office:value="1750.93" calcext:value-type="float">
            <text:p>1750.93</text:p>
          </table:table-cell>
        </table:table-row>
        <table:table-row table:style-name="ro1">
          <table:table-cell office:value-type="float" office:value="21839707" calcext:value-type="float">
            <text:p>21839707</text:p>
          </table:table-cell>
          <table:table-cell table:formula="of:=[.A1367]/1000/(60*60*24)" office:value-type="time" office:time-value="PT06H03M59.707S" calcext:value-type="time">
            <text:p>06:0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1.92" calcext:value-type="float">
            <text:p>1451.92</text:p>
          </table:table-cell>
          <table:table-cell office:value-type="float" office:value="1752.18" calcext:value-type="float">
            <text:p>1752.18</text:p>
          </table:table-cell>
        </table:table-row>
        <table:table-row table:style-name="ro1">
          <table:table-cell office:value-type="float" office:value="21855707" calcext:value-type="float">
            <text:p>21855707</text:p>
          </table:table-cell>
          <table:table-cell table:formula="of:=[.A1368]/1000/(60*60*24)" office:value-type="time" office:time-value="PT06H04M15.707S" calcext:value-type="time">
            <text:p>06:0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2.96" calcext:value-type="float">
            <text:p>1452.96</text:p>
          </table:table-cell>
          <table:table-cell office:value-type="float" office:value="1753.42" calcext:value-type="float">
            <text:p>1753.42</text:p>
          </table:table-cell>
        </table:table-row>
        <table:table-row table:style-name="ro1">
          <table:table-cell office:value-type="float" office:value="21871707" calcext:value-type="float">
            <text:p>21871707</text:p>
          </table:table-cell>
          <table:table-cell table:formula="of:=[.A1369]/1000/(60*60*24)" office:value-type="time" office:time-value="PT06H04M31.707S" calcext:value-type="time">
            <text:p>06:0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4.01" calcext:value-type="float">
            <text:p>1454.01</text:p>
          </table:table-cell>
          <table:table-cell office:value-type="float" office:value="1754.66" calcext:value-type="float">
            <text:p>1754.66</text:p>
          </table:table-cell>
        </table:table-row>
        <table:table-row table:style-name="ro1">
          <table:table-cell office:value-type="float" office:value="21887707" calcext:value-type="float">
            <text:p>21887707</text:p>
          </table:table-cell>
          <table:table-cell table:formula="of:=[.A1370]/1000/(60*60*24)" office:value-type="time" office:time-value="PT06H04M47.707S" calcext:value-type="time">
            <text:p>06:0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5.06" calcext:value-type="float">
            <text:p>1455.06</text:p>
          </table:table-cell>
          <table:table-cell office:value-type="float" office:value="1755.91" calcext:value-type="float">
            <text:p>1755.91</text:p>
          </table:table-cell>
        </table:table-row>
        <table:table-row table:style-name="ro1">
          <table:table-cell office:value-type="float" office:value="21903706" calcext:value-type="float">
            <text:p>21903706</text:p>
          </table:table-cell>
          <table:table-cell table:formula="of:=[.A1371]/1000/(60*60*24)" office:value-type="time" office:time-value="PT06H05M03.706S" calcext:value-type="time">
            <text:p>06:0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6.11" calcext:value-type="float">
            <text:p>1456.11</text:p>
          </table:table-cell>
          <table:table-cell office:value-type="float" office:value="1757.15" calcext:value-type="float">
            <text:p>1757.15</text:p>
          </table:table-cell>
        </table:table-row>
        <table:table-row table:style-name="ro1">
          <table:table-cell office:value-type="float" office:value="21919707" calcext:value-type="float">
            <text:p>21919707</text:p>
          </table:table-cell>
          <table:table-cell table:formula="of:=[.A1372]/1000/(60*60*24)" office:value-type="time" office:time-value="PT06H05M19.707S" calcext:value-type="time">
            <text:p>06:0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7.15" calcext:value-type="float">
            <text:p>1457.15</text:p>
          </table:table-cell>
          <table:table-cell office:value-type="float" office:value="1758.39" calcext:value-type="float">
            <text:p>1758.39</text:p>
          </table:table-cell>
        </table:table-row>
        <table:table-row table:style-name="ro1">
          <table:table-cell office:value-type="float" office:value="21935707" calcext:value-type="float">
            <text:p>21935707</text:p>
          </table:table-cell>
          <table:table-cell table:formula="of:=[.A1373]/1000/(60*60*24)" office:value-type="time" office:time-value="PT06H05M35.707S" calcext:value-type="time">
            <text:p>06:0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8.2" calcext:value-type="float">
            <text:p>1458.2</text:p>
          </table:table-cell>
          <table:table-cell office:value-type="float" office:value="1759.64" calcext:value-type="float">
            <text:p>1759.64</text:p>
          </table:table-cell>
        </table:table-row>
        <table:table-row table:style-name="ro1">
          <table:table-cell office:value-type="float" office:value="21951707" calcext:value-type="float">
            <text:p>21951707</text:p>
          </table:table-cell>
          <table:table-cell table:formula="of:=[.A1374]/1000/(60*60*24)" office:value-type="time" office:time-value="PT06H05M51.707S" calcext:value-type="time">
            <text:p>06:0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9.25" calcext:value-type="float">
            <text:p>1459.25</text:p>
          </table:table-cell>
          <table:table-cell office:value-type="float" office:value="1760.88" calcext:value-type="float">
            <text:p>1760.88</text:p>
          </table:table-cell>
        </table:table-row>
        <table:table-row table:style-name="ro1">
          <table:table-cell office:value-type="float" office:value="21967707" calcext:value-type="float">
            <text:p>21967707</text:p>
          </table:table-cell>
          <table:table-cell table:formula="of:=[.A1375]/1000/(60*60*24)" office:value-type="time" office:time-value="PT06H06M07.707S" calcext:value-type="time">
            <text:p>06:0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60.3" calcext:value-type="float">
            <text:p>1460.3</text:p>
          </table:table-cell>
          <table:table-cell office:value-type="float" office:value="1762.12" calcext:value-type="float">
            <text:p>1762.12</text:p>
          </table:table-cell>
        </table:table-row>
        <table:table-row table:style-name="ro1">
          <table:table-cell office:value-type="float" office:value="21983707" calcext:value-type="float">
            <text:p>21983707</text:p>
          </table:table-cell>
          <table:table-cell table:formula="of:=[.A1376]/1000/(60*60*24)" office:value-type="time" office:time-value="PT06H06M23.707S" calcext:value-type="time">
            <text:p>06:0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61.34" calcext:value-type="float">
            <text:p>1461.34</text:p>
          </table:table-cell>
          <table:table-cell office:value-type="float" office:value="1763.37" calcext:value-type="float">
            <text:p>1763.37</text:p>
          </table:table-cell>
        </table:table-row>
        <table:table-row table:style-name="ro1">
          <table:table-cell office:value-type="float" office:value="21999707" calcext:value-type="float">
            <text:p>21999707</text:p>
          </table:table-cell>
          <table:table-cell table:formula="of:=[.A1377]/1000/(60*60*24)" office:value-type="time" office:time-value="PT06H06M39.707S" calcext:value-type="time">
            <text:p>06:0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62.39" calcext:value-type="float">
            <text:p>1462.39</text:p>
          </table:table-cell>
          <table:table-cell office:value-type="float" office:value="1764.61" calcext:value-type="float">
            <text:p>1764.61</text:p>
          </table:table-cell>
        </table:table-row>
        <table:table-row table:style-name="ro1">
          <table:table-cell office:value-type="float" office:value="22015707" calcext:value-type="float">
            <text:p>22015707</text:p>
          </table:table-cell>
          <table:table-cell table:formula="of:=[.A1378]/1000/(60*60*24)" office:value-type="time" office:time-value="PT06H06M55.707S" calcext:value-type="time">
            <text:p>06:0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63.44" calcext:value-type="float">
            <text:p>1463.44</text:p>
          </table:table-cell>
          <table:table-cell office:value-type="float" office:value="1765.85" calcext:value-type="float">
            <text:p>1765.85</text:p>
          </table:table-cell>
        </table:table-row>
        <table:table-row table:style-name="ro1">
          <table:table-cell office:value-type="float" office:value="22031707" calcext:value-type="float">
            <text:p>22031707</text:p>
          </table:table-cell>
          <table:table-cell table:formula="of:=[.A1379]/1000/(60*60*24)" office:value-type="time" office:time-value="PT06H07M11.707S" calcext:value-type="time">
            <text:p>06:0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64.48" calcext:value-type="float">
            <text:p>1464.48</text:p>
          </table:table-cell>
          <table:table-cell office:value-type="float" office:value="1767.1" calcext:value-type="float">
            <text:p>1767.1</text:p>
          </table:table-cell>
        </table:table-row>
        <table:table-row table:style-name="ro1">
          <table:table-cell office:value-type="float" office:value="22047707" calcext:value-type="float">
            <text:p>22047707</text:p>
          </table:table-cell>
          <table:table-cell table:formula="of:=[.A1380]/1000/(60*60*24)" office:value-type="time" office:time-value="PT06H07M27.707S" calcext:value-type="time">
            <text:p>06:0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65.53" calcext:value-type="float">
            <text:p>1465.53</text:p>
          </table:table-cell>
          <table:table-cell office:value-type="float" office:value="1768.34" calcext:value-type="float">
            <text:p>1768.34</text:p>
          </table:table-cell>
        </table:table-row>
        <table:table-row table:style-name="ro1">
          <table:table-cell office:value-type="float" office:value="22063707" calcext:value-type="float">
            <text:p>22063707</text:p>
          </table:table-cell>
          <table:table-cell table:formula="of:=[.A1381]/1000/(60*60*24)" office:value-type="time" office:time-value="PT06H07M43.707S" calcext:value-type="time">
            <text:p>06:0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66.58" calcext:value-type="float">
            <text:p>1466.58</text:p>
          </table:table-cell>
          <table:table-cell office:value-type="float" office:value="1769.58" calcext:value-type="float">
            <text:p>1769.58</text:p>
          </table:table-cell>
        </table:table-row>
        <table:table-row table:style-name="ro1">
          <table:table-cell office:value-type="float" office:value="22079707" calcext:value-type="float">
            <text:p>22079707</text:p>
          </table:table-cell>
          <table:table-cell table:formula="of:=[.A1382]/1000/(60*60*24)" office:value-type="time" office:time-value="PT06H07M59.707S" calcext:value-type="time">
            <text:p>06:0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67.62" calcext:value-type="float">
            <text:p>1467.62</text:p>
          </table:table-cell>
          <table:table-cell office:value-type="float" office:value="1770.83" calcext:value-type="float">
            <text:p>1770.83</text:p>
          </table:table-cell>
        </table:table-row>
        <table:table-row table:style-name="ro1">
          <table:table-cell office:value-type="float" office:value="22095707" calcext:value-type="float">
            <text:p>22095707</text:p>
          </table:table-cell>
          <table:table-cell table:formula="of:=[.A1383]/1000/(60*60*24)" office:value-type="time" office:time-value="PT06H08M15.707S" calcext:value-type="time">
            <text:p>06:0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68.67" calcext:value-type="float">
            <text:p>1468.67</text:p>
          </table:table-cell>
          <table:table-cell office:value-type="float" office:value="1772.07" calcext:value-type="float">
            <text:p>1772.07</text:p>
          </table:table-cell>
        </table:table-row>
        <table:table-row table:style-name="ro1">
          <table:table-cell office:value-type="float" office:value="22111707" calcext:value-type="float">
            <text:p>22111707</text:p>
          </table:table-cell>
          <table:table-cell table:formula="of:=[.A1384]/1000/(60*60*24)" office:value-type="time" office:time-value="PT06H08M31.707S" calcext:value-type="time">
            <text:p>06:0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69.72" calcext:value-type="float">
            <text:p>1469.72</text:p>
          </table:table-cell>
          <table:table-cell office:value-type="float" office:value="1773.31" calcext:value-type="float">
            <text:p>1773.31</text:p>
          </table:table-cell>
        </table:table-row>
        <table:table-row table:style-name="ro1">
          <table:table-cell office:value-type="float" office:value="22127707" calcext:value-type="float">
            <text:p>22127707</text:p>
          </table:table-cell>
          <table:table-cell table:formula="of:=[.A1385]/1000/(60*60*24)" office:value-type="time" office:time-value="PT06H08M47.707S" calcext:value-type="time">
            <text:p>06:0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470.76" calcext:value-type="float">
            <text:p>1470.76</text:p>
          </table:table-cell>
          <table:table-cell office:value-type="float" office:value="1774.55" calcext:value-type="float">
            <text:p>1774.55</text:p>
          </table:table-cell>
        </table:table-row>
        <table:table-row table:style-name="ro1">
          <table:table-cell office:value-type="float" office:value="22143707" calcext:value-type="float">
            <text:p>22143707</text:p>
          </table:table-cell>
          <table:table-cell table:formula="of:=[.A1386]/1000/(60*60*24)" office:value-type="time" office:time-value="PT06H09M03.707S" calcext:value-type="time">
            <text:p>06:0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1.81" calcext:value-type="float">
            <text:p>1471.81</text:p>
          </table:table-cell>
          <table:table-cell office:value-type="float" office:value="1775.8" calcext:value-type="float">
            <text:p>1775.8</text:p>
          </table:table-cell>
        </table:table-row>
        <table:table-row table:style-name="ro1">
          <table:table-cell office:value-type="float" office:value="22159707" calcext:value-type="float">
            <text:p>22159707</text:p>
          </table:table-cell>
          <table:table-cell table:formula="of:=[.A1387]/1000/(60*60*24)" office:value-type="time" office:time-value="PT06H09M19.707S" calcext:value-type="time">
            <text:p>06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2.86" calcext:value-type="float">
            <text:p>1472.86</text:p>
          </table:table-cell>
          <table:table-cell office:value-type="float" office:value="1777.04" calcext:value-type="float">
            <text:p>1777.04</text:p>
          </table:table-cell>
        </table:table-row>
        <table:table-row table:style-name="ro1">
          <table:table-cell office:value-type="float" office:value="22175706" calcext:value-type="float">
            <text:p>22175706</text:p>
          </table:table-cell>
          <table:table-cell table:formula="of:=[.A1388]/1000/(60*60*24)" office:value-type="time" office:time-value="PT06H09M35.706S" calcext:value-type="time">
            <text:p>06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3.9" calcext:value-type="float">
            <text:p>1473.9</text:p>
          </table:table-cell>
          <table:table-cell office:value-type="float" office:value="1778.28" calcext:value-type="float">
            <text:p>1778.28</text:p>
          </table:table-cell>
        </table:table-row>
        <table:table-row table:style-name="ro1">
          <table:table-cell office:value-type="float" office:value="22191707" calcext:value-type="float">
            <text:p>22191707</text:p>
          </table:table-cell>
          <table:table-cell table:formula="of:=[.A1389]/1000/(60*60*24)" office:value-type="time" office:time-value="PT06H09M51.707S" calcext:value-type="time">
            <text:p>06:0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74.95" calcext:value-type="float">
            <text:p>1474.95</text:p>
          </table:table-cell>
          <table:table-cell office:value-type="float" office:value="1779.52" calcext:value-type="float">
            <text:p>1779.52</text:p>
          </table:table-cell>
        </table:table-row>
        <table:table-row table:style-name="ro1">
          <table:table-cell office:value-type="float" office:value="22207707" calcext:value-type="float">
            <text:p>22207707</text:p>
          </table:table-cell>
          <table:table-cell table:formula="of:=[.A1390]/1000/(60*60*24)" office:value-type="time" office:time-value="PT06H10M07.707S" calcext:value-type="time">
            <text:p>06:1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6" calcext:value-type="float">
            <text:p>1476</text:p>
          </table:table-cell>
          <table:table-cell office:value-type="float" office:value="1780.77" calcext:value-type="float">
            <text:p>1780.77</text:p>
          </table:table-cell>
        </table:table-row>
        <table:table-row table:style-name="ro1">
          <table:table-cell office:value-type="float" office:value="22223707" calcext:value-type="float">
            <text:p>22223707</text:p>
          </table:table-cell>
          <table:table-cell table:formula="of:=[.A1391]/1000/(60*60*24)" office:value-type="time" office:time-value="PT06H10M23.707S" calcext:value-type="time">
            <text:p>06:1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7.04" calcext:value-type="float">
            <text:p>1477.04</text:p>
          </table:table-cell>
          <table:table-cell office:value-type="float" office:value="1782.01" calcext:value-type="float">
            <text:p>1782.01</text:p>
          </table:table-cell>
        </table:table-row>
        <table:table-row table:style-name="ro1">
          <table:table-cell office:value-type="float" office:value="22239707" calcext:value-type="float">
            <text:p>22239707</text:p>
          </table:table-cell>
          <table:table-cell table:formula="of:=[.A1392]/1000/(60*60*24)" office:value-type="time" office:time-value="PT06H10M39.707S" calcext:value-type="time">
            <text:p>06:1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8.09" calcext:value-type="float">
            <text:p>1478.09</text:p>
          </table:table-cell>
          <table:table-cell office:value-type="float" office:value="1783.25" calcext:value-type="float">
            <text:p>1783.25</text:p>
          </table:table-cell>
        </table:table-row>
        <table:table-row table:style-name="ro1">
          <table:table-cell office:value-type="float" office:value="22255707" calcext:value-type="float">
            <text:p>22255707</text:p>
          </table:table-cell>
          <table:table-cell table:formula="of:=[.A1393]/1000/(60*60*24)" office:value-type="time" office:time-value="PT06H10M55.707S" calcext:value-type="time">
            <text:p>06:1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79.14" calcext:value-type="float">
            <text:p>1479.14</text:p>
          </table:table-cell>
          <table:table-cell office:value-type="float" office:value="1784.49" calcext:value-type="float">
            <text:p>1784.49</text:p>
          </table:table-cell>
        </table:table-row>
        <table:table-row table:style-name="ro1">
          <table:table-cell office:value-type="float" office:value="22271707" calcext:value-type="float">
            <text:p>22271707</text:p>
          </table:table-cell>
          <table:table-cell table:formula="of:=[.A1394]/1000/(60*60*24)" office:value-type="time" office:time-value="PT06H11M11.707S" calcext:value-type="time">
            <text:p>06:1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80.18" calcext:value-type="float">
            <text:p>1480.18</text:p>
          </table:table-cell>
          <table:table-cell office:value-type="float" office:value="1785.73" calcext:value-type="float">
            <text:p>1785.73</text:p>
          </table:table-cell>
        </table:table-row>
        <table:table-row table:style-name="ro1">
          <table:table-cell office:value-type="float" office:value="22287707" calcext:value-type="float">
            <text:p>22287707</text:p>
          </table:table-cell>
          <table:table-cell table:formula="of:=[.A1395]/1000/(60*60*24)" office:value-type="time" office:time-value="PT06H11M27.707S" calcext:value-type="time">
            <text:p>06:1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81.23" calcext:value-type="float">
            <text:p>1481.23</text:p>
          </table:table-cell>
          <table:table-cell office:value-type="float" office:value="1786.97" calcext:value-type="float">
            <text:p>1786.97</text:p>
          </table:table-cell>
        </table:table-row>
        <table:table-row table:style-name="ro1">
          <table:table-cell office:value-type="float" office:value="22303706" calcext:value-type="float">
            <text:p>22303706</text:p>
          </table:table-cell>
          <table:table-cell table:formula="of:=[.A1396]/1000/(60*60*24)" office:value-type="time" office:time-value="PT06H11M43.706S" calcext:value-type="time">
            <text:p>06:1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82.27" calcext:value-type="float">
            <text:p>1482.27</text:p>
          </table:table-cell>
          <table:table-cell office:value-type="float" office:value="1788.22" calcext:value-type="float">
            <text:p>1788.22</text:p>
          </table:table-cell>
        </table:table-row>
        <table:table-row table:style-name="ro1">
          <table:table-cell office:value-type="float" office:value="22319707" calcext:value-type="float">
            <text:p>22319707</text:p>
          </table:table-cell>
          <table:table-cell table:formula="of:=[.A1397]/1000/(60*60*24)" office:value-type="time" office:time-value="PT06H11M59.707S" calcext:value-type="time">
            <text:p>06:1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83.32" calcext:value-type="float">
            <text:p>1483.32</text:p>
          </table:table-cell>
          <table:table-cell office:value-type="float" office:value="1789.46" calcext:value-type="float">
            <text:p>1789.46</text:p>
          </table:table-cell>
        </table:table-row>
        <table:table-row table:style-name="ro1">
          <table:table-cell office:value-type="float" office:value="22335707" calcext:value-type="float">
            <text:p>22335707</text:p>
          </table:table-cell>
          <table:table-cell table:formula="of:=[.A1398]/1000/(60*60*24)" office:value-type="time" office:time-value="PT06H12M15.707S" calcext:value-type="time">
            <text:p>06:1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84.37" calcext:value-type="float">
            <text:p>1484.37</text:p>
          </table:table-cell>
          <table:table-cell office:value-type="float" office:value="1790.7" calcext:value-type="float">
            <text:p>1790.7</text:p>
          </table:table-cell>
        </table:table-row>
        <table:table-row table:style-name="ro1">
          <table:table-cell office:value-type="float" office:value="22351707" calcext:value-type="float">
            <text:p>22351707</text:p>
          </table:table-cell>
          <table:table-cell table:formula="of:=[.A1399]/1000/(60*60*24)" office:value-type="time" office:time-value="PT06H12M31.707S" calcext:value-type="time">
            <text:p>06:1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85.41" calcext:value-type="float">
            <text:p>1485.41</text:p>
          </table:table-cell>
          <table:table-cell office:value-type="float" office:value="1791.94" calcext:value-type="float">
            <text:p>1791.94</text:p>
          </table:table-cell>
        </table:table-row>
        <table:table-row table:style-name="ro1">
          <table:table-cell office:value-type="float" office:value="22367707" calcext:value-type="float">
            <text:p>22367707</text:p>
          </table:table-cell>
          <table:table-cell table:formula="of:=[.A1400]/1000/(60*60*24)" office:value-type="time" office:time-value="PT06H12M47.707S" calcext:value-type="time">
            <text:p>06:1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86.46" calcext:value-type="float">
            <text:p>1486.46</text:p>
          </table:table-cell>
          <table:table-cell office:value-type="float" office:value="1793.18" calcext:value-type="float">
            <text:p>1793.18</text:p>
          </table:table-cell>
        </table:table-row>
        <table:table-row table:style-name="ro1">
          <table:table-cell office:value-type="float" office:value="22383707" calcext:value-type="float">
            <text:p>22383707</text:p>
          </table:table-cell>
          <table:table-cell table:formula="of:=[.A1401]/1000/(60*60*24)" office:value-type="time" office:time-value="PT06H13M03.707S" calcext:value-type="time">
            <text:p>06:1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87.51" calcext:value-type="float">
            <text:p>1487.51</text:p>
          </table:table-cell>
          <table:table-cell office:value-type="float" office:value="1794.42" calcext:value-type="float">
            <text:p>1794.42</text:p>
          </table:table-cell>
        </table:table-row>
        <table:table-row table:style-name="ro1">
          <table:table-cell office:value-type="float" office:value="22399707" calcext:value-type="float">
            <text:p>22399707</text:p>
          </table:table-cell>
          <table:table-cell table:formula="of:=[.A1402]/1000/(60*60*24)" office:value-type="time" office:time-value="PT06H13M19.707S" calcext:value-type="time">
            <text:p>06:1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88.55" calcext:value-type="float">
            <text:p>1488.55</text:p>
          </table:table-cell>
          <table:table-cell office:value-type="float" office:value="1795.67" calcext:value-type="float">
            <text:p>1795.67</text:p>
          </table:table-cell>
        </table:table-row>
        <table:table-row table:style-name="ro1">
          <table:table-cell office:value-type="float" office:value="22415707" calcext:value-type="float">
            <text:p>22415707</text:p>
          </table:table-cell>
          <table:table-cell table:formula="of:=[.A1403]/1000/(60*60*24)" office:value-type="time" office:time-value="PT06H13M35.707S" calcext:value-type="time">
            <text:p>06:1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89.6" calcext:value-type="float">
            <text:p>1489.6</text:p>
          </table:table-cell>
          <table:table-cell office:value-type="float" office:value="1796.91" calcext:value-type="float">
            <text:p>1796.91</text:p>
          </table:table-cell>
        </table:table-row>
        <table:table-row table:style-name="ro1">
          <table:table-cell office:value-type="float" office:value="22431707" calcext:value-type="float">
            <text:p>22431707</text:p>
          </table:table-cell>
          <table:table-cell table:formula="of:=[.A1404]/1000/(60*60*24)" office:value-type="time" office:time-value="PT06H13M51.707S" calcext:value-type="time">
            <text:p>06:1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490.64" calcext:value-type="float">
            <text:p>1490.64</text:p>
          </table:table-cell>
          <table:table-cell office:value-type="float" office:value="1798.15" calcext:value-type="float">
            <text:p>1798.15</text:p>
          </table:table-cell>
        </table:table-row>
        <table:table-row table:style-name="ro1">
          <table:table-cell office:value-type="float" office:value="22447707" calcext:value-type="float">
            <text:p>22447707</text:p>
          </table:table-cell>
          <table:table-cell table:formula="of:=[.A1405]/1000/(60*60*24)" office:value-type="time" office:time-value="PT06H14M07.707S" calcext:value-type="time">
            <text:p>06:1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91.69" calcext:value-type="float">
            <text:p>1491.69</text:p>
          </table:table-cell>
          <table:table-cell office:value-type="float" office:value="1799.39" calcext:value-type="float">
            <text:p>1799.39</text:p>
          </table:table-cell>
        </table:table-row>
        <table:table-row table:style-name="ro1">
          <table:table-cell office:value-type="float" office:value="22463707" calcext:value-type="float">
            <text:p>22463707</text:p>
          </table:table-cell>
          <table:table-cell table:formula="of:=[.A1406]/1000/(60*60*24)" office:value-type="time" office:time-value="PT06H14M23.707S" calcext:value-type="time">
            <text:p>06:1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92.73" calcext:value-type="float">
            <text:p>1492.73</text:p>
          </table:table-cell>
          <table:table-cell office:value-type="float" office:value="1800.63" calcext:value-type="float">
            <text:p>1800.63</text:p>
          </table:table-cell>
        </table:table-row>
        <table:table-row table:style-name="ro1">
          <table:table-cell office:value-type="float" office:value="22479706" calcext:value-type="float">
            <text:p>22479706</text:p>
          </table:table-cell>
          <table:table-cell table:formula="of:=[.A1407]/1000/(60*60*24)" office:value-type="time" office:time-value="PT06H14M39.706S" calcext:value-type="time">
            <text:p>06:1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93.78" calcext:value-type="float">
            <text:p>1493.78</text:p>
          </table:table-cell>
          <table:table-cell office:value-type="float" office:value="1801.87" calcext:value-type="float">
            <text:p>1801.87</text:p>
          </table:table-cell>
        </table:table-row>
        <table:table-row table:style-name="ro1">
          <table:table-cell office:value-type="float" office:value="22495707" calcext:value-type="float">
            <text:p>22495707</text:p>
          </table:table-cell>
          <table:table-cell table:formula="of:=[.A1408]/1000/(60*60*24)" office:value-type="time" office:time-value="PT06H14M55.707S" calcext:value-type="time">
            <text:p>06:1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94.83" calcext:value-type="float">
            <text:p>1494.83</text:p>
          </table:table-cell>
          <table:table-cell office:value-type="float" office:value="1803.11" calcext:value-type="float">
            <text:p>1803.11</text:p>
          </table:table-cell>
        </table:table-row>
        <table:table-row table:style-name="ro1">
          <table:table-cell office:value-type="float" office:value="22511706" calcext:value-type="float">
            <text:p>22511706</text:p>
          </table:table-cell>
          <table:table-cell table:formula="of:=[.A1409]/1000/(60*60*24)" office:value-type="time" office:time-value="PT06H15M11.706S" calcext:value-type="time">
            <text:p>06:1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95.87" calcext:value-type="float">
            <text:p>1495.87</text:p>
          </table:table-cell>
          <table:table-cell office:value-type="float" office:value="1804.35" calcext:value-type="float">
            <text:p>1804.35</text:p>
          </table:table-cell>
        </table:table-row>
        <table:table-row table:style-name="ro1">
          <table:table-cell office:value-type="float" office:value="22527707" calcext:value-type="float">
            <text:p>22527707</text:p>
          </table:table-cell>
          <table:table-cell table:formula="of:=[.A1410]/1000/(60*60*24)" office:value-type="time" office:time-value="PT06H15M27.707S" calcext:value-type="time">
            <text:p>06:1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496.92" calcext:value-type="float">
            <text:p>1496.92</text:p>
          </table:table-cell>
          <table:table-cell office:value-type="float" office:value="1805.59" calcext:value-type="float">
            <text:p>1805.59</text:p>
          </table:table-cell>
        </table:table-row>
        <table:table-row table:style-name="ro1">
          <table:table-cell office:value-type="float" office:value="22543706" calcext:value-type="float">
            <text:p>22543706</text:p>
          </table:table-cell>
          <table:table-cell table:formula="of:=[.A1411]/1000/(60*60*24)" office:value-type="time" office:time-value="PT06H15M43.706S" calcext:value-type="time">
            <text:p>06:1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497.96" calcext:value-type="float">
            <text:p>1497.96</text:p>
          </table:table-cell>
          <table:table-cell office:value-type="float" office:value="1806.83" calcext:value-type="float">
            <text:p>1806.83</text:p>
          </table:table-cell>
        </table:table-row>
        <table:table-row table:style-name="ro1">
          <table:table-cell office:value-type="float" office:value="22559707" calcext:value-type="float">
            <text:p>22559707</text:p>
          </table:table-cell>
          <table:table-cell table:formula="of:=[.A1412]/1000/(60*60*24)" office:value-type="time" office:time-value="PT06H15M59.707S" calcext:value-type="time">
            <text:p>06:1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499.01" calcext:value-type="float">
            <text:p>1499.01</text:p>
          </table:table-cell>
          <table:table-cell office:value-type="float" office:value="1808.07" calcext:value-type="float">
            <text:p>1808.07</text:p>
          </table:table-cell>
        </table:table-row>
        <table:table-row table:style-name="ro1">
          <table:table-cell office:value-type="float" office:value="22575707" calcext:value-type="float">
            <text:p>22575707</text:p>
          </table:table-cell>
          <table:table-cell table:formula="of:=[.A1413]/1000/(60*60*24)" office:value-type="time" office:time-value="PT06H16M15.707S" calcext:value-type="time">
            <text:p>06:1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00.05" calcext:value-type="float">
            <text:p>1500.05</text:p>
          </table:table-cell>
          <table:table-cell office:value-type="float" office:value="1809.31" calcext:value-type="float">
            <text:p>1809.31</text:p>
          </table:table-cell>
        </table:table-row>
        <table:table-row table:style-name="ro1">
          <table:table-cell office:value-type="float" office:value="22591706" calcext:value-type="float">
            <text:p>22591706</text:p>
          </table:table-cell>
          <table:table-cell table:formula="of:=[.A1414]/1000/(60*60*24)" office:value-type="time" office:time-value="PT06H16M31.706S" calcext:value-type="time">
            <text:p>06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501.1" calcext:value-type="float">
            <text:p>1501.1</text:p>
          </table:table-cell>
          <table:table-cell office:value-type="float" office:value="1810.55" calcext:value-type="float">
            <text:p>1810.55</text:p>
          </table:table-cell>
        </table:table-row>
        <table:table-row table:style-name="ro1">
          <table:table-cell office:value-type="float" office:value="22607707" calcext:value-type="float">
            <text:p>22607707</text:p>
          </table:table-cell>
          <table:table-cell table:formula="of:=[.A1415]/1000/(60*60*24)" office:value-type="time" office:time-value="PT06H16M47.707S" calcext:value-type="time">
            <text:p>06:1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502.14" calcext:value-type="float">
            <text:p>1502.14</text:p>
          </table:table-cell>
          <table:table-cell office:value-type="float" office:value="1811.79" calcext:value-type="float">
            <text:p>1811.79</text:p>
          </table:table-cell>
        </table:table-row>
        <table:table-row table:style-name="ro1">
          <table:table-cell office:value-type="float" office:value="22623707" calcext:value-type="float">
            <text:p>22623707</text:p>
          </table:table-cell>
          <table:table-cell table:formula="of:=[.A1416]/1000/(60*60*24)" office:value-type="time" office:time-value="PT06H17M03.707S" calcext:value-type="time">
            <text:p>06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503.19" calcext:value-type="float">
            <text:p>1503.19</text:p>
          </table:table-cell>
          <table:table-cell office:value-type="float" office:value="1813.03" calcext:value-type="float">
            <text:p>1813.03</text:p>
          </table:table-cell>
        </table:table-row>
        <table:table-row table:style-name="ro1">
          <table:table-cell office:value-type="float" office:value="22639707" calcext:value-type="float">
            <text:p>22639707</text:p>
          </table:table-cell>
          <table:table-cell table:formula="of:=[.A1417]/1000/(60*60*24)" office:value-type="time" office:time-value="PT06H17M19.707S" calcext:value-type="time">
            <text:p>06:1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504.23" calcext:value-type="float">
            <text:p>1504.23</text:p>
          </table:table-cell>
          <table:table-cell office:value-type="float" office:value="1814.27" calcext:value-type="float">
            <text:p>1814.27</text:p>
          </table:table-cell>
        </table:table-row>
        <table:table-row table:style-name="ro1">
          <table:table-cell office:value-type="float" office:value="22655707" calcext:value-type="float">
            <text:p>22655707</text:p>
          </table:table-cell>
          <table:table-cell table:formula="of:=[.A1418]/1000/(60*60*24)" office:value-type="time" office:time-value="PT06H17M35.707S" calcext:value-type="time">
            <text:p>06:1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505.28" calcext:value-type="float">
            <text:p>1505.28</text:p>
          </table:table-cell>
          <table:table-cell office:value-type="float" office:value="1815.51" calcext:value-type="float">
            <text:p>1815.51</text:p>
          </table:table-cell>
        </table:table-row>
        <table:table-row table:style-name="ro1">
          <table:table-cell office:value-type="float" office:value="22671707" calcext:value-type="float">
            <text:p>22671707</text:p>
          </table:table-cell>
          <table:table-cell table:formula="of:=[.A1419]/1000/(60*60*24)" office:value-type="time" office:time-value="PT06H17M51.707S" calcext:value-type="time">
            <text:p>06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506.32" calcext:value-type="float">
            <text:p>1506.32</text:p>
          </table:table-cell>
          <table:table-cell office:value-type="float" office:value="1816.75" calcext:value-type="float">
            <text:p>1816.75</text:p>
          </table:table-cell>
        </table:table-row>
        <table:table-row table:style-name="ro1">
          <table:table-cell office:value-type="float" office:value="22687707" calcext:value-type="float">
            <text:p>22687707</text:p>
          </table:table-cell>
          <table:table-cell table:formula="of:=[.A1420]/1000/(60*60*24)" office:value-type="time" office:time-value="PT06H18M07.707S" calcext:value-type="time">
            <text:p>06:1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5" calcext:value-type="float">
            <text:p>278.25</text:p>
          </table:table-cell>
          <table:table-cell office:value-type="float" office:value="1507.37" calcext:value-type="float">
            <text:p>1507.37</text:p>
          </table:table-cell>
          <table:table-cell office:value-type="float" office:value="1817.99" calcext:value-type="float">
            <text:p>1817.99</text:p>
          </table:table-cell>
        </table:table-row>
        <table:table-row table:style-name="ro1">
          <table:table-cell office:value-type="float" office:value="22703707" calcext:value-type="float">
            <text:p>22703707</text:p>
          </table:table-cell>
          <table:table-cell table:formula="of:=[.A1421]/1000/(60*60*24)" office:value-type="time" office:time-value="PT06H18M23.707S" calcext:value-type="time">
            <text:p>06:1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508.42" calcext:value-type="float">
            <text:p>1508.42</text:p>
          </table:table-cell>
          <table:table-cell office:value-type="float" office:value="1819.22" calcext:value-type="float">
            <text:p>1819.22</text:p>
          </table:table-cell>
        </table:table-row>
        <table:table-row table:style-name="ro1">
          <table:table-cell office:value-type="float" office:value="22719707" calcext:value-type="float">
            <text:p>22719707</text:p>
          </table:table-cell>
          <table:table-cell table:formula="of:=[.A1422]/1000/(60*60*24)" office:value-type="time" office:time-value="PT06H18M39.707S" calcext:value-type="time">
            <text:p>06:1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09.46" calcext:value-type="float">
            <text:p>1509.46</text:p>
          </table:table-cell>
          <table:table-cell office:value-type="float" office:value="1820.46" calcext:value-type="float">
            <text:p>1820.46</text:p>
          </table:table-cell>
        </table:table-row>
        <table:table-row table:style-name="ro1">
          <table:table-cell office:value-type="float" office:value="22735707" calcext:value-type="float">
            <text:p>22735707</text:p>
          </table:table-cell>
          <table:table-cell table:formula="of:=[.A1423]/1000/(60*60*24)" office:value-type="time" office:time-value="PT06H18M55.707S" calcext:value-type="time">
            <text:p>06:1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10.51" calcext:value-type="float">
            <text:p>1510.51</text:p>
          </table:table-cell>
          <table:table-cell office:value-type="float" office:value="1821.7" calcext:value-type="float">
            <text:p>1821.7</text:p>
          </table:table-cell>
        </table:table-row>
        <table:table-row table:style-name="ro1">
          <table:table-cell office:value-type="float" office:value="22751707" calcext:value-type="float">
            <text:p>22751707</text:p>
          </table:table-cell>
          <table:table-cell table:formula="of:=[.A1424]/1000/(60*60*24)" office:value-type="time" office:time-value="PT06H19M11.707S" calcext:value-type="time">
            <text:p>06:1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11.55" calcext:value-type="float">
            <text:p>1511.55</text:p>
          </table:table-cell>
          <table:table-cell office:value-type="float" office:value="1822.94" calcext:value-type="float">
            <text:p>1822.94</text:p>
          </table:table-cell>
        </table:table-row>
        <table:table-row table:style-name="ro1">
          <table:table-cell office:value-type="float" office:value="22767707" calcext:value-type="float">
            <text:p>22767707</text:p>
          </table:table-cell>
          <table:table-cell table:formula="of:=[.A1425]/1000/(60*60*24)" office:value-type="time" office:time-value="PT06H19M27.707S" calcext:value-type="time">
            <text:p>06:1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512.6" calcext:value-type="float">
            <text:p>1512.6</text:p>
          </table:table-cell>
          <table:table-cell office:value-type="float" office:value="1824.18" calcext:value-type="float">
            <text:p>1824.18</text:p>
          </table:table-cell>
        </table:table-row>
        <table:table-row table:style-name="ro1">
          <table:table-cell office:value-type="float" office:value="22783707" calcext:value-type="float">
            <text:p>22783707</text:p>
          </table:table-cell>
          <table:table-cell table:formula="of:=[.A1426]/1000/(60*60*24)" office:value-type="time" office:time-value="PT06H19M43.707S" calcext:value-type="time">
            <text:p>06:1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5" calcext:value-type="float">
            <text:p>278.25</text:p>
          </table:table-cell>
          <table:table-cell office:value-type="float" office:value="1513.64" calcext:value-type="float">
            <text:p>1513.64</text:p>
          </table:table-cell>
          <table:table-cell office:value-type="float" office:value="1825.42" calcext:value-type="float">
            <text:p>1825.42</text:p>
          </table:table-cell>
        </table:table-row>
        <table:table-row table:style-name="ro1">
          <table:table-cell office:value-type="float" office:value="22799706" calcext:value-type="float">
            <text:p>22799706</text:p>
          </table:table-cell>
          <table:table-cell table:formula="of:=[.A1427]/1000/(60*60*24)" office:value-type="time" office:time-value="PT06H19M59.706S" calcext:value-type="time">
            <text:p>06:2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514.69" calcext:value-type="float">
            <text:p>1514.69</text:p>
          </table:table-cell>
          <table:table-cell office:value-type="float" office:value="1826.65" calcext:value-type="float">
            <text:p>1826.65</text:p>
          </table:table-cell>
        </table:table-row>
        <table:table-row table:style-name="ro1">
          <table:table-cell office:value-type="float" office:value="22815707" calcext:value-type="float">
            <text:p>22815707</text:p>
          </table:table-cell>
          <table:table-cell table:formula="of:=[.A1428]/1000/(60*60*24)" office:value-type="time" office:time-value="PT06H20M15.707S" calcext:value-type="time">
            <text:p>06:2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515.73" calcext:value-type="float">
            <text:p>1515.73</text:p>
          </table:table-cell>
          <table:table-cell office:value-type="float" office:value="1827.89" calcext:value-type="float">
            <text:p>1827.89</text:p>
          </table:table-cell>
        </table:table-row>
        <table:table-row table:style-name="ro1">
          <table:table-cell office:value-type="float" office:value="22831707" calcext:value-type="float">
            <text:p>22831707</text:p>
          </table:table-cell>
          <table:table-cell table:formula="of:=[.A1429]/1000/(60*60*24)" office:value-type="time" office:time-value="PT06H20M31.707S" calcext:value-type="time">
            <text:p>06:2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16.78" calcext:value-type="float">
            <text:p>1516.78</text:p>
          </table:table-cell>
          <table:table-cell office:value-type="float" office:value="1829.13" calcext:value-type="float">
            <text:p>1829.13</text:p>
          </table:table-cell>
        </table:table-row>
        <table:table-row table:style-name="ro1">
          <table:table-cell office:value-type="float" office:value="22847707" calcext:value-type="float">
            <text:p>22847707</text:p>
          </table:table-cell>
          <table:table-cell table:formula="of:=[.A1430]/1000/(60*60*24)" office:value-type="time" office:time-value="PT06H20M47.707S" calcext:value-type="time">
            <text:p>06:2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17.82" calcext:value-type="float">
            <text:p>1517.82</text:p>
          </table:table-cell>
          <table:table-cell office:value-type="float" office:value="1830.37" calcext:value-type="float">
            <text:p>1830.37</text:p>
          </table:table-cell>
        </table:table-row>
        <table:table-row table:style-name="ro1">
          <table:table-cell office:value-type="float" office:value="22863706" calcext:value-type="float">
            <text:p>22863706</text:p>
          </table:table-cell>
          <table:table-cell table:formula="of:=[.A1431]/1000/(60*60*24)" office:value-type="time" office:time-value="PT06H21M03.706S" calcext:value-type="time">
            <text:p>06:2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518.87" calcext:value-type="float">
            <text:p>1518.87</text:p>
          </table:table-cell>
          <table:table-cell office:value-type="float" office:value="1831.6" calcext:value-type="float">
            <text:p>1831.6</text:p>
          </table:table-cell>
        </table:table-row>
        <table:table-row table:style-name="ro1">
          <table:table-cell office:value-type="float" office:value="22879707" calcext:value-type="float">
            <text:p>22879707</text:p>
          </table:table-cell>
          <table:table-cell table:formula="of:=[.A1432]/1000/(60*60*24)" office:value-type="time" office:time-value="PT06H21M19.707S" calcext:value-type="time">
            <text:p>06:2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519.91" calcext:value-type="float">
            <text:p>1519.91</text:p>
          </table:table-cell>
          <table:table-cell office:value-type="float" office:value="1832.84" calcext:value-type="float">
            <text:p>1832.84</text:p>
          </table:table-cell>
        </table:table-row>
        <table:table-row table:style-name="ro1">
          <table:table-cell office:value-type="float" office:value="22895707" calcext:value-type="float">
            <text:p>22895707</text:p>
          </table:table-cell>
          <table:table-cell table:formula="of:=[.A1433]/1000/(60*60*24)" office:value-type="time" office:time-value="PT06H21M35.707S" calcext:value-type="time">
            <text:p>06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20.96" calcext:value-type="float">
            <text:p>1520.96</text:p>
          </table:table-cell>
          <table:table-cell office:value-type="float" office:value="1834.08" calcext:value-type="float">
            <text:p>1834.08</text:p>
          </table:table-cell>
        </table:table-row>
        <table:table-row table:style-name="ro1">
          <table:table-cell office:value-type="float" office:value="22911707" calcext:value-type="float">
            <text:p>22911707</text:p>
          </table:table-cell>
          <table:table-cell table:formula="of:=[.A1434]/1000/(60*60*24)" office:value-type="time" office:time-value="PT06H21M51.707S" calcext:value-type="time">
            <text:p>06:2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22" calcext:value-type="float">
            <text:p>1522</text:p>
          </table:table-cell>
          <table:table-cell office:value-type="float" office:value="1835.32" calcext:value-type="float">
            <text:p>1835.32</text:p>
          </table:table-cell>
        </table:table-row>
        <table:table-row table:style-name="ro1">
          <table:table-cell office:value-type="float" office:value="22927707" calcext:value-type="float">
            <text:p>22927707</text:p>
          </table:table-cell>
          <table:table-cell table:formula="of:=[.A1435]/1000/(60*60*24)" office:value-type="time" office:time-value="PT06H22M07.707S" calcext:value-type="time">
            <text:p>06:2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523.04" calcext:value-type="float">
            <text:p>1523.04</text:p>
          </table:table-cell>
          <table:table-cell office:value-type="float" office:value="1836.55" calcext:value-type="float">
            <text:p>1836.55</text:p>
          </table:table-cell>
        </table:table-row>
        <table:table-row table:style-name="ro1">
          <table:table-cell office:value-type="float" office:value="22943706" calcext:value-type="float">
            <text:p>22943706</text:p>
          </table:table-cell>
          <table:table-cell table:formula="of:=[.A1436]/1000/(60*60*24)" office:value-type="time" office:time-value="PT06H22M23.706S" calcext:value-type="time">
            <text:p>06:2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24.09" calcext:value-type="float">
            <text:p>1524.09</text:p>
          </table:table-cell>
          <table:table-cell office:value-type="float" office:value="1837.79" calcext:value-type="float">
            <text:p>1837.79</text:p>
          </table:table-cell>
        </table:table-row>
        <table:table-row table:style-name="ro1">
          <table:table-cell office:value-type="float" office:value="22959707" calcext:value-type="float">
            <text:p>22959707</text:p>
          </table:table-cell>
          <table:table-cell table:formula="of:=[.A1437]/1000/(60*60*24)" office:value-type="time" office:time-value="PT06H22M39.707S" calcext:value-type="time">
            <text:p>06:2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25.13" calcext:value-type="float">
            <text:p>1525.13</text:p>
          </table:table-cell>
          <table:table-cell office:value-type="float" office:value="1839.03" calcext:value-type="float">
            <text:p>1839.03</text:p>
          </table:table-cell>
        </table:table-row>
        <table:table-row table:style-name="ro1">
          <table:table-cell office:value-type="float" office:value="22975707" calcext:value-type="float">
            <text:p>22975707</text:p>
          </table:table-cell>
          <table:table-cell table:formula="of:=[.A1438]/1000/(60*60*24)" office:value-type="time" office:time-value="PT06H22M55.707S" calcext:value-type="time">
            <text:p>06:2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26.18" calcext:value-type="float">
            <text:p>1526.18</text:p>
          </table:table-cell>
          <table:table-cell office:value-type="float" office:value="1840.26" calcext:value-type="float">
            <text:p>1840.26</text:p>
          </table:table-cell>
        </table:table-row>
        <table:table-row table:style-name="ro1">
          <table:table-cell office:value-type="float" office:value="22991707" calcext:value-type="float">
            <text:p>22991707</text:p>
          </table:table-cell>
          <table:table-cell table:formula="of:=[.A1439]/1000/(60*60*24)" office:value-type="time" office:time-value="PT06H23M11.707S" calcext:value-type="time">
            <text:p>06:2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27.22" calcext:value-type="float">
            <text:p>1527.22</text:p>
          </table:table-cell>
          <table:table-cell office:value-type="float" office:value="1841.5" calcext:value-type="float">
            <text:p>1841.5</text:p>
          </table:table-cell>
        </table:table-row>
        <table:table-row table:style-name="ro1">
          <table:table-cell office:value-type="float" office:value="23007707" calcext:value-type="float">
            <text:p>23007707</text:p>
          </table:table-cell>
          <table:table-cell table:formula="of:=[.A1440]/1000/(60*60*24)" office:value-type="time" office:time-value="PT06H23M27.707S" calcext:value-type="time">
            <text:p>06:2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28.27" calcext:value-type="float">
            <text:p>1528.27</text:p>
          </table:table-cell>
          <table:table-cell office:value-type="float" office:value="1842.74" calcext:value-type="float">
            <text:p>1842.74</text:p>
          </table:table-cell>
        </table:table-row>
        <table:table-row table:style-name="ro1">
          <table:table-cell office:value-type="float" office:value="23023707" calcext:value-type="float">
            <text:p>23023707</text:p>
          </table:table-cell>
          <table:table-cell table:formula="of:=[.A1441]/1000/(60*60*24)" office:value-type="time" office:time-value="PT06H23M43.707S" calcext:value-type="time">
            <text:p>06:2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29.31" calcext:value-type="float">
            <text:p>1529.31</text:p>
          </table:table-cell>
          <table:table-cell office:value-type="float" office:value="1843.97" calcext:value-type="float">
            <text:p>1843.97</text:p>
          </table:table-cell>
        </table:table-row>
        <table:table-row table:style-name="ro1">
          <table:table-cell office:value-type="float" office:value="23039707" calcext:value-type="float">
            <text:p>23039707</text:p>
          </table:table-cell>
          <table:table-cell table:formula="of:=[.A1442]/1000/(60*60*24)" office:value-type="time" office:time-value="PT06H23M59.707S" calcext:value-type="time">
            <text:p>06:2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30.36" calcext:value-type="float">
            <text:p>1530.36</text:p>
          </table:table-cell>
          <table:table-cell office:value-type="float" office:value="1845.21" calcext:value-type="float">
            <text:p>1845.21</text:p>
          </table:table-cell>
        </table:table-row>
        <table:table-row table:style-name="ro1">
          <table:table-cell office:value-type="float" office:value="23055707" calcext:value-type="float">
            <text:p>23055707</text:p>
          </table:table-cell>
          <table:table-cell table:formula="of:=[.A1443]/1000/(60*60*24)" office:value-type="time" office:time-value="PT06H24M15.707S" calcext:value-type="time">
            <text:p>06:2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31.4" calcext:value-type="float">
            <text:p>1531.4</text:p>
          </table:table-cell>
          <table:table-cell office:value-type="float" office:value="1846.45" calcext:value-type="float">
            <text:p>1846.45</text:p>
          </table:table-cell>
        </table:table-row>
        <table:table-row table:style-name="ro1">
          <table:table-cell office:value-type="float" office:value="23071707" calcext:value-type="float">
            <text:p>23071707</text:p>
          </table:table-cell>
          <table:table-cell table:formula="of:=[.A1444]/1000/(60*60*24)" office:value-type="time" office:time-value="PT06H24M31.707S" calcext:value-type="time">
            <text:p>06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532.45" calcext:value-type="float">
            <text:p>1532.45</text:p>
          </table:table-cell>
          <table:table-cell office:value-type="float" office:value="1847.68" calcext:value-type="float">
            <text:p>1847.68</text:p>
          </table:table-cell>
        </table:table-row>
        <table:table-row table:style-name="ro1">
          <table:table-cell office:value-type="float" office:value="23087707" calcext:value-type="float">
            <text:p>23087707</text:p>
          </table:table-cell>
          <table:table-cell table:formula="of:=[.A1445]/1000/(60*60*24)" office:value-type="time" office:time-value="PT06H24M47.707S" calcext:value-type="time">
            <text:p>06:2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533.49" calcext:value-type="float">
            <text:p>1533.49</text:p>
          </table:table-cell>
          <table:table-cell office:value-type="float" office:value="1848.92" calcext:value-type="float">
            <text:p>1848.92</text:p>
          </table:table-cell>
        </table:table-row>
        <table:table-row table:style-name="ro1">
          <table:table-cell office:value-type="float" office:value="23103707" calcext:value-type="float">
            <text:p>23103707</text:p>
          </table:table-cell>
          <table:table-cell table:formula="of:=[.A1446]/1000/(60*60*24)" office:value-type="time" office:time-value="PT06H25M03.707S" calcext:value-type="time">
            <text:p>06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534.53" calcext:value-type="float">
            <text:p>1534.53</text:p>
          </table:table-cell>
          <table:table-cell office:value-type="float" office:value="1850.15" calcext:value-type="float">
            <text:p>1850.15</text:p>
          </table:table-cell>
        </table:table-row>
        <table:table-row table:style-name="ro1">
          <table:table-cell office:value-type="float" office:value="23119707" calcext:value-type="float">
            <text:p>23119707</text:p>
          </table:table-cell>
          <table:table-cell table:formula="of:=[.A1447]/1000/(60*60*24)" office:value-type="time" office:time-value="PT06H25M19.707S" calcext:value-type="time">
            <text:p>06:2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535.58" calcext:value-type="float">
            <text:p>1535.58</text:p>
          </table:table-cell>
          <table:table-cell office:value-type="float" office:value="1851.39" calcext:value-type="float">
            <text:p>1851.39</text:p>
          </table:table-cell>
        </table:table-row>
        <table:table-row table:style-name="ro1">
          <table:table-cell office:value-type="float" office:value="23135707" calcext:value-type="float">
            <text:p>23135707</text:p>
          </table:table-cell>
          <table:table-cell table:formula="of:=[.A1448]/1000/(60*60*24)" office:value-type="time" office:time-value="PT06H25M35.707S" calcext:value-type="time">
            <text:p>06:2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536.62" calcext:value-type="float">
            <text:p>1536.62</text:p>
          </table:table-cell>
          <table:table-cell office:value-type="float" office:value="1852.62" calcext:value-type="float">
            <text:p>1852.62</text:p>
          </table:table-cell>
        </table:table-row>
        <table:table-row table:style-name="ro1">
          <table:table-cell office:value-type="float" office:value="23151707" calcext:value-type="float">
            <text:p>23151707</text:p>
          </table:table-cell>
          <table:table-cell table:formula="of:=[.A1449]/1000/(60*60*24)" office:value-type="time" office:time-value="PT06H25M51.707S" calcext:value-type="time">
            <text:p>06:2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537.67" calcext:value-type="float">
            <text:p>1537.67</text:p>
          </table:table-cell>
          <table:table-cell office:value-type="float" office:value="1853.86" calcext:value-type="float">
            <text:p>1853.86</text:p>
          </table:table-cell>
        </table:table-row>
        <table:table-row table:style-name="ro1">
          <table:table-cell office:value-type="float" office:value="23167707" calcext:value-type="float">
            <text:p>23167707</text:p>
          </table:table-cell>
          <table:table-cell table:formula="of:=[.A1450]/1000/(60*60*24)" office:value-type="time" office:time-value="PT06H26M07.707S" calcext:value-type="time">
            <text:p>06:2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538.71" calcext:value-type="float">
            <text:p>1538.71</text:p>
          </table:table-cell>
          <table:table-cell office:value-type="float" office:value="1855.09" calcext:value-type="float">
            <text:p>1855.09</text:p>
          </table:table-cell>
        </table:table-row>
        <table:table-row table:style-name="ro1">
          <table:table-cell office:value-type="float" office:value="23183707" calcext:value-type="float">
            <text:p>23183707</text:p>
          </table:table-cell>
          <table:table-cell table:formula="of:=[.A1451]/1000/(60*60*24)" office:value-type="time" office:time-value="PT06H26M23.707S" calcext:value-type="time">
            <text:p>06:2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539.76" calcext:value-type="float">
            <text:p>1539.76</text:p>
          </table:table-cell>
          <table:table-cell office:value-type="float" office:value="1856.33" calcext:value-type="float">
            <text:p>1856.33</text:p>
          </table:table-cell>
        </table:table-row>
        <table:table-row table:style-name="ro1">
          <table:table-cell office:value-type="float" office:value="23199707" calcext:value-type="float">
            <text:p>23199707</text:p>
          </table:table-cell>
          <table:table-cell table:formula="of:=[.A1452]/1000/(60*60*24)" office:value-type="time" office:time-value="PT06H26M39.707S" calcext:value-type="time">
            <text:p>06:2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40.8" calcext:value-type="float">
            <text:p>1540.8</text:p>
          </table:table-cell>
          <table:table-cell office:value-type="float" office:value="1857.57" calcext:value-type="float">
            <text:p>1857.57</text:p>
          </table:table-cell>
        </table:table-row>
        <table:table-row table:style-name="ro1">
          <table:table-cell office:value-type="float" office:value="23215707" calcext:value-type="float">
            <text:p>23215707</text:p>
          </table:table-cell>
          <table:table-cell table:formula="of:=[.A1453]/1000/(60*60*24)" office:value-type="time" office:time-value="PT06H26M55.707S" calcext:value-type="time">
            <text:p>06:2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41.84" calcext:value-type="float">
            <text:p>1541.84</text:p>
          </table:table-cell>
          <table:table-cell office:value-type="float" office:value="1858.8" calcext:value-type="float">
            <text:p>1858.8</text:p>
          </table:table-cell>
        </table:table-row>
        <table:table-row table:style-name="ro1">
          <table:table-cell office:value-type="float" office:value="23231707" calcext:value-type="float">
            <text:p>23231707</text:p>
          </table:table-cell>
          <table:table-cell table:formula="of:=[.A1454]/1000/(60*60*24)" office:value-type="time" office:time-value="PT06H27M11.707S" calcext:value-type="time">
            <text:p>06:2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42.89" calcext:value-type="float">
            <text:p>1542.89</text:p>
          </table:table-cell>
          <table:table-cell office:value-type="float" office:value="1860.03" calcext:value-type="float">
            <text:p>1860.03</text:p>
          </table:table-cell>
        </table:table-row>
        <table:table-row table:style-name="ro1">
          <table:table-cell office:value-type="float" office:value="23247707" calcext:value-type="float">
            <text:p>23247707</text:p>
          </table:table-cell>
          <table:table-cell table:formula="of:=[.A1455]/1000/(60*60*24)" office:value-type="time" office:time-value="PT06H27M27.707S" calcext:value-type="time">
            <text:p>06:2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43.93" calcext:value-type="float">
            <text:p>1543.93</text:p>
          </table:table-cell>
          <table:table-cell office:value-type="float" office:value="1861.27" calcext:value-type="float">
            <text:p>1861.27</text:p>
          </table:table-cell>
        </table:table-row>
        <table:table-row table:style-name="ro1">
          <table:table-cell office:value-type="float" office:value="23263707" calcext:value-type="float">
            <text:p>23263707</text:p>
          </table:table-cell>
          <table:table-cell table:formula="of:=[.A1456]/1000/(60*60*24)" office:value-type="time" office:time-value="PT06H27M43.707S" calcext:value-type="time">
            <text:p>06:2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44.97" calcext:value-type="float">
            <text:p>1544.97</text:p>
          </table:table-cell>
          <table:table-cell office:value-type="float" office:value="1862.5" calcext:value-type="float">
            <text:p>1862.5</text:p>
          </table:table-cell>
        </table:table-row>
        <table:table-row table:style-name="ro1">
          <table:table-cell office:value-type="float" office:value="23279707" calcext:value-type="float">
            <text:p>23279707</text:p>
          </table:table-cell>
          <table:table-cell table:formula="of:=[.A1457]/1000/(60*60*24)" office:value-type="time" office:time-value="PT06H27M59.707S" calcext:value-type="time">
            <text:p>06:2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46.02" calcext:value-type="float">
            <text:p>1546.02</text:p>
          </table:table-cell>
          <table:table-cell office:value-type="float" office:value="1863.74" calcext:value-type="float">
            <text:p>1863.74</text:p>
          </table:table-cell>
        </table:table-row>
        <table:table-row table:style-name="ro1">
          <table:table-cell office:value-type="float" office:value="23295706" calcext:value-type="float">
            <text:p>23295706</text:p>
          </table:table-cell>
          <table:table-cell table:formula="of:=[.A1458]/1000/(60*60*24)" office:value-type="time" office:time-value="PT06H28M15.706S" calcext:value-type="time">
            <text:p>06:2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47.06" calcext:value-type="float">
            <text:p>1547.06</text:p>
          </table:table-cell>
          <table:table-cell office:value-type="float" office:value="1864.97" calcext:value-type="float">
            <text:p>1864.97</text:p>
          </table:table-cell>
        </table:table-row>
        <table:table-row table:style-name="ro1">
          <table:table-cell office:value-type="float" office:value="23311707" calcext:value-type="float">
            <text:p>23311707</text:p>
          </table:table-cell>
          <table:table-cell table:formula="of:=[.A1459]/1000/(60*60*24)" office:value-type="time" office:time-value="PT06H28M31.707S" calcext:value-type="time">
            <text:p>06:2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48.1" calcext:value-type="float">
            <text:p>1548.1</text:p>
          </table:table-cell>
          <table:table-cell office:value-type="float" office:value="1866.21" calcext:value-type="float">
            <text:p>1866.21</text:p>
          </table:table-cell>
        </table:table-row>
        <table:table-row table:style-name="ro1">
          <table:table-cell office:value-type="float" office:value="23327707" calcext:value-type="float">
            <text:p>23327707</text:p>
          </table:table-cell>
          <table:table-cell table:formula="of:=[.A1460]/1000/(60*60*24)" office:value-type="time" office:time-value="PT06H28M47.707S" calcext:value-type="time">
            <text:p>06:2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49.15" calcext:value-type="float">
            <text:p>1549.15</text:p>
          </table:table-cell>
          <table:table-cell office:value-type="float" office:value="1867.44" calcext:value-type="float">
            <text:p>1867.44</text:p>
          </table:table-cell>
        </table:table-row>
        <table:table-row table:style-name="ro1">
          <table:table-cell office:value-type="float" office:value="23343707" calcext:value-type="float">
            <text:p>23343707</text:p>
          </table:table-cell>
          <table:table-cell table:formula="of:=[.A1461]/1000/(60*60*24)" office:value-type="time" office:time-value="PT06H29M03.707S" calcext:value-type="time">
            <text:p>06:2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50.19" calcext:value-type="float">
            <text:p>1550.19</text:p>
          </table:table-cell>
          <table:table-cell office:value-type="float" office:value="1868.67" calcext:value-type="float">
            <text:p>1868.67</text:p>
          </table:table-cell>
        </table:table-row>
        <table:table-row table:style-name="ro1">
          <table:table-cell office:value-type="float" office:value="23359707" calcext:value-type="float">
            <text:p>23359707</text:p>
          </table:table-cell>
          <table:table-cell table:formula="of:=[.A1462]/1000/(60*60*24)" office:value-type="time" office:time-value="PT06H29M19.707S" calcext:value-type="time">
            <text:p>06:2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51.23" calcext:value-type="float">
            <text:p>1551.23</text:p>
          </table:table-cell>
          <table:table-cell office:value-type="float" office:value="1869.91" calcext:value-type="float">
            <text:p>1869.91</text:p>
          </table:table-cell>
        </table:table-row>
        <table:table-row table:style-name="ro1">
          <table:table-cell office:value-type="float" office:value="23375707" calcext:value-type="float">
            <text:p>23375707</text:p>
          </table:table-cell>
          <table:table-cell table:formula="of:=[.A1463]/1000/(60*60*24)" office:value-type="time" office:time-value="PT06H29M35.707S" calcext:value-type="time">
            <text:p>06:2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52.28" calcext:value-type="float">
            <text:p>1552.28</text:p>
          </table:table-cell>
          <table:table-cell office:value-type="float" office:value="1871.14" calcext:value-type="float">
            <text:p>1871.14</text:p>
          </table:table-cell>
        </table:table-row>
        <table:table-row table:style-name="ro1">
          <table:table-cell office:value-type="float" office:value="23391707" calcext:value-type="float">
            <text:p>23391707</text:p>
          </table:table-cell>
          <table:table-cell table:formula="of:=[.A1464]/1000/(60*60*24)" office:value-type="time" office:time-value="PT06H29M51.707S" calcext:value-type="time">
            <text:p>06:2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53.32" calcext:value-type="float">
            <text:p>1553.32</text:p>
          </table:table-cell>
          <table:table-cell office:value-type="float" office:value="1872.37" calcext:value-type="float">
            <text:p>1872.37</text:p>
          </table:table-cell>
        </table:table-row>
        <table:table-row table:style-name="ro1">
          <table:table-cell office:value-type="float" office:value="23407707" calcext:value-type="float">
            <text:p>23407707</text:p>
          </table:table-cell>
          <table:table-cell table:formula="of:=[.A1465]/1000/(60*60*24)" office:value-type="time" office:time-value="PT06H30M07.707S" calcext:value-type="time">
            <text:p>06:3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54.36" calcext:value-type="float">
            <text:p>1554.36</text:p>
          </table:table-cell>
          <table:table-cell office:value-type="float" office:value="1873.61" calcext:value-type="float">
            <text:p>1873.61</text:p>
          </table:table-cell>
        </table:table-row>
        <table:table-row table:style-name="ro1">
          <table:table-cell office:value-type="float" office:value="23423707" calcext:value-type="float">
            <text:p>23423707</text:p>
          </table:table-cell>
          <table:table-cell table:formula="of:=[.A1466]/1000/(60*60*24)" office:value-type="time" office:time-value="PT06H30M23.707S" calcext:value-type="time">
            <text:p>06:3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55.41" calcext:value-type="float">
            <text:p>1555.41</text:p>
          </table:table-cell>
          <table:table-cell office:value-type="float" office:value="1874.84" calcext:value-type="float">
            <text:p>1874.84</text:p>
          </table:table-cell>
        </table:table-row>
        <table:table-row table:style-name="ro1">
          <table:table-cell office:value-type="float" office:value="23439707" calcext:value-type="float">
            <text:p>23439707</text:p>
          </table:table-cell>
          <table:table-cell table:formula="of:=[.A1467]/1000/(60*60*24)" office:value-type="time" office:time-value="PT06H30M39.707S" calcext:value-type="time">
            <text:p>06:3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56.45" calcext:value-type="float">
            <text:p>1556.45</text:p>
          </table:table-cell>
          <table:table-cell office:value-type="float" office:value="1876.07" calcext:value-type="float">
            <text:p>1876.07</text:p>
          </table:table-cell>
        </table:table-row>
        <table:table-row table:style-name="ro1">
          <table:table-cell office:value-type="float" office:value="23455707" calcext:value-type="float">
            <text:p>23455707</text:p>
          </table:table-cell>
          <table:table-cell table:formula="of:=[.A1468]/1000/(60*60*24)" office:value-type="time" office:time-value="PT06H30M55.707S" calcext:value-type="time">
            <text:p>06:3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57.49" calcext:value-type="float">
            <text:p>1557.49</text:p>
          </table:table-cell>
          <table:table-cell office:value-type="float" office:value="1877.31" calcext:value-type="float">
            <text:p>1877.31</text:p>
          </table:table-cell>
        </table:table-row>
        <table:table-row table:style-name="ro1">
          <table:table-cell office:value-type="float" office:value="23471707" calcext:value-type="float">
            <text:p>23471707</text:p>
          </table:table-cell>
          <table:table-cell table:formula="of:=[.A1469]/1000/(60*60*24)" office:value-type="time" office:time-value="PT06H31M11.707S" calcext:value-type="time">
            <text:p>06:3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58.54" calcext:value-type="float">
            <text:p>1558.54</text:p>
          </table:table-cell>
          <table:table-cell office:value-type="float" office:value="1878.54" calcext:value-type="float">
            <text:p>1878.54</text:p>
          </table:table-cell>
        </table:table-row>
        <table:table-row table:style-name="ro1">
          <table:table-cell office:value-type="float" office:value="23487707" calcext:value-type="float">
            <text:p>23487707</text:p>
          </table:table-cell>
          <table:table-cell table:formula="of:=[.A1470]/1000/(60*60*24)" office:value-type="time" office:time-value="PT06H31M27.707S" calcext:value-type="time">
            <text:p>06:3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59.58" calcext:value-type="float">
            <text:p>1559.58</text:p>
          </table:table-cell>
          <table:table-cell office:value-type="float" office:value="1879.78" calcext:value-type="float">
            <text:p>1879.78</text:p>
          </table:table-cell>
        </table:table-row>
        <table:table-row table:style-name="ro1">
          <table:table-cell office:value-type="float" office:value="23503707" calcext:value-type="float">
            <text:p>23503707</text:p>
          </table:table-cell>
          <table:table-cell table:formula="of:=[.A1471]/1000/(60*60*24)" office:value-type="time" office:time-value="PT06H31M43.707S" calcext:value-type="time">
            <text:p>06:3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60.62" calcext:value-type="float">
            <text:p>1560.62</text:p>
          </table:table-cell>
          <table:table-cell office:value-type="float" office:value="1881.01" calcext:value-type="float">
            <text:p>1881.01</text:p>
          </table:table-cell>
        </table:table-row>
        <table:table-row table:style-name="ro1">
          <table:table-cell office:value-type="float" office:value="23519707" calcext:value-type="float">
            <text:p>23519707</text:p>
          </table:table-cell>
          <table:table-cell table:formula="of:=[.A1472]/1000/(60*60*24)" office:value-type="time" office:time-value="PT06H31M59.707S" calcext:value-type="time">
            <text:p>06:3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61.66" calcext:value-type="float">
            <text:p>1561.66</text:p>
          </table:table-cell>
          <table:table-cell office:value-type="float" office:value="1882.24" calcext:value-type="float">
            <text:p>1882.24</text:p>
          </table:table-cell>
        </table:table-row>
        <table:table-row table:style-name="ro1">
          <table:table-cell office:value-type="float" office:value="23535707" calcext:value-type="float">
            <text:p>23535707</text:p>
          </table:table-cell>
          <table:table-cell table:formula="of:=[.A1473]/1000/(60*60*24)" office:value-type="time" office:time-value="PT06H32M15.707S" calcext:value-type="time">
            <text:p>06:3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62.71" calcext:value-type="float">
            <text:p>1562.71</text:p>
          </table:table-cell>
          <table:table-cell office:value-type="float" office:value="1883.47" calcext:value-type="float">
            <text:p>1883.47</text:p>
          </table:table-cell>
        </table:table-row>
        <table:table-row table:style-name="ro1">
          <table:table-cell office:value-type="float" office:value="23551707" calcext:value-type="float">
            <text:p>23551707</text:p>
          </table:table-cell>
          <table:table-cell table:formula="of:=[.A1474]/1000/(60*60*24)" office:value-type="time" office:time-value="PT06H32M31.707S" calcext:value-type="time">
            <text:p>06:3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63.75" calcext:value-type="float">
            <text:p>1563.75</text:p>
          </table:table-cell>
          <table:table-cell office:value-type="float" office:value="1884.71" calcext:value-type="float">
            <text:p>1884.71</text:p>
          </table:table-cell>
        </table:table-row>
        <table:table-row table:style-name="ro1">
          <table:table-cell office:value-type="float" office:value="23567707" calcext:value-type="float">
            <text:p>23567707</text:p>
          </table:table-cell>
          <table:table-cell table:formula="of:=[.A1475]/1000/(60*60*24)" office:value-type="time" office:time-value="PT06H32M47.707S" calcext:value-type="time">
            <text:p>06:3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64.79" calcext:value-type="float">
            <text:p>1564.79</text:p>
          </table:table-cell>
          <table:table-cell office:value-type="float" office:value="1885.94" calcext:value-type="float">
            <text:p>1885.94</text:p>
          </table:table-cell>
        </table:table-row>
        <table:table-row table:style-name="ro1">
          <table:table-cell office:value-type="float" office:value="23583707" calcext:value-type="float">
            <text:p>23583707</text:p>
          </table:table-cell>
          <table:table-cell table:formula="of:=[.A1476]/1000/(60*60*24)" office:value-type="time" office:time-value="PT06H33M03.707S" calcext:value-type="time">
            <text:p>06:3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65.83" calcext:value-type="float">
            <text:p>1565.83</text:p>
          </table:table-cell>
          <table:table-cell office:value-type="float" office:value="1887.17" calcext:value-type="float">
            <text:p>1887.17</text:p>
          </table:table-cell>
        </table:table-row>
        <table:table-row table:style-name="ro1">
          <table:table-cell office:value-type="float" office:value="23599707" calcext:value-type="float">
            <text:p>23599707</text:p>
          </table:table-cell>
          <table:table-cell table:formula="of:=[.A1477]/1000/(60*60*24)" office:value-type="time" office:time-value="PT06H33M19.707S" calcext:value-type="time">
            <text:p>06:3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66.88" calcext:value-type="float">
            <text:p>1566.88</text:p>
          </table:table-cell>
          <table:table-cell office:value-type="float" office:value="1888.4" calcext:value-type="float">
            <text:p>1888.4</text:p>
          </table:table-cell>
        </table:table-row>
        <table:table-row table:style-name="ro1">
          <table:table-cell office:value-type="float" office:value="23615707" calcext:value-type="float">
            <text:p>23615707</text:p>
          </table:table-cell>
          <table:table-cell table:formula="of:=[.A1478]/1000/(60*60*24)" office:value-type="time" office:time-value="PT06H33M35.707S" calcext:value-type="time">
            <text:p>06:3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67.92" calcext:value-type="float">
            <text:p>1567.92</text:p>
          </table:table-cell>
          <table:table-cell office:value-type="float" office:value="1889.63" calcext:value-type="float">
            <text:p>1889.63</text:p>
          </table:table-cell>
        </table:table-row>
        <table:table-row table:style-name="ro1">
          <table:table-cell office:value-type="float" office:value="23631707" calcext:value-type="float">
            <text:p>23631707</text:p>
          </table:table-cell>
          <table:table-cell table:formula="of:=[.A1479]/1000/(60*60*24)" office:value-type="time" office:time-value="PT06H33M51.707S" calcext:value-type="time">
            <text:p>06:3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68.96" calcext:value-type="float">
            <text:p>1568.96</text:p>
          </table:table-cell>
          <table:table-cell office:value-type="float" office:value="1890.86" calcext:value-type="float">
            <text:p>1890.86</text:p>
          </table:table-cell>
        </table:table-row>
        <table:table-row table:style-name="ro1">
          <table:table-cell office:value-type="float" office:value="23647707" calcext:value-type="float">
            <text:p>23647707</text:p>
          </table:table-cell>
          <table:table-cell table:formula="of:=[.A1480]/1000/(60*60*24)" office:value-type="time" office:time-value="PT06H34M07.707S" calcext:value-type="time">
            <text:p>06:3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570" calcext:value-type="float">
            <text:p>1570</text:p>
          </table:table-cell>
          <table:table-cell office:value-type="float" office:value="1892.1" calcext:value-type="float">
            <text:p>1892.1</text:p>
          </table:table-cell>
        </table:table-row>
        <table:table-row table:style-name="ro1">
          <table:table-cell office:value-type="float" office:value="23663707" calcext:value-type="float">
            <text:p>23663707</text:p>
          </table:table-cell>
          <table:table-cell table:formula="of:=[.A1481]/1000/(60*60*24)" office:value-type="time" office:time-value="PT06H34M23.707S" calcext:value-type="time">
            <text:p>06:3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571.04" calcext:value-type="float">
            <text:p>1571.04</text:p>
          </table:table-cell>
          <table:table-cell office:value-type="float" office:value="1893.33" calcext:value-type="float">
            <text:p>1893.33</text:p>
          </table:table-cell>
        </table:table-row>
        <table:table-row table:style-name="ro1">
          <table:table-cell office:value-type="float" office:value="23679707" calcext:value-type="float">
            <text:p>23679707</text:p>
          </table:table-cell>
          <table:table-cell table:formula="of:=[.A1482]/1000/(60*60*24)" office:value-type="time" office:time-value="PT06H34M39.707S" calcext:value-type="time">
            <text:p>06:3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72.09" calcext:value-type="float">
            <text:p>1572.09</text:p>
          </table:table-cell>
          <table:table-cell office:value-type="float" office:value="1894.56" calcext:value-type="float">
            <text:p>1894.56</text:p>
          </table:table-cell>
        </table:table-row>
        <table:table-row table:style-name="ro1">
          <table:table-cell office:value-type="float" office:value="23695707" calcext:value-type="float">
            <text:p>23695707</text:p>
          </table:table-cell>
          <table:table-cell table:formula="of:=[.A1483]/1000/(60*60*24)" office:value-type="time" office:time-value="PT06H34M55.707S" calcext:value-type="time">
            <text:p>06:3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73.13" calcext:value-type="float">
            <text:p>1573.13</text:p>
          </table:table-cell>
          <table:table-cell office:value-type="float" office:value="1895.79" calcext:value-type="float">
            <text:p>1895.79</text:p>
          </table:table-cell>
        </table:table-row>
        <table:table-row table:style-name="ro1">
          <table:table-cell office:value-type="float" office:value="23711707" calcext:value-type="float">
            <text:p>23711707</text:p>
          </table:table-cell>
          <table:table-cell table:formula="of:=[.A1484]/1000/(60*60*24)" office:value-type="time" office:time-value="PT06H35M11.707S" calcext:value-type="time">
            <text:p>06:3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74.17" calcext:value-type="float">
            <text:p>1574.17</text:p>
          </table:table-cell>
          <table:table-cell office:value-type="float" office:value="1897.02" calcext:value-type="float">
            <text:p>1897.02</text:p>
          </table:table-cell>
        </table:table-row>
        <table:table-row table:style-name="ro1">
          <table:table-cell office:value-type="float" office:value="23727707" calcext:value-type="float">
            <text:p>23727707</text:p>
          </table:table-cell>
          <table:table-cell table:formula="of:=[.A1485]/1000/(60*60*24)" office:value-type="time" office:time-value="PT06H35M27.707S" calcext:value-type="time">
            <text:p>06:3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575.21" calcext:value-type="float">
            <text:p>1575.21</text:p>
          </table:table-cell>
          <table:table-cell office:value-type="float" office:value="1898.25" calcext:value-type="float">
            <text:p>1898.25</text:p>
          </table:table-cell>
        </table:table-row>
        <table:table-row table:style-name="ro1">
          <table:table-cell office:value-type="float" office:value="23743707" calcext:value-type="float">
            <text:p>23743707</text:p>
          </table:table-cell>
          <table:table-cell table:formula="of:=[.A1486]/1000/(60*60*24)" office:value-type="time" office:time-value="PT06H35M43.707S" calcext:value-type="time">
            <text:p>06:3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76.25" calcext:value-type="float">
            <text:p>1576.25</text:p>
          </table:table-cell>
          <table:table-cell office:value-type="float" office:value="1899.48" calcext:value-type="float">
            <text:p>1899.48</text:p>
          </table:table-cell>
        </table:table-row>
        <table:table-row table:style-name="ro1">
          <table:table-cell office:value-type="float" office:value="23759707" calcext:value-type="float">
            <text:p>23759707</text:p>
          </table:table-cell>
          <table:table-cell table:formula="of:=[.A1487]/1000/(60*60*24)" office:value-type="time" office:time-value="PT06H35M59.707S" calcext:value-type="time">
            <text:p>06:3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77.29" calcext:value-type="float">
            <text:p>1577.29</text:p>
          </table:table-cell>
          <table:table-cell office:value-type="float" office:value="1900.71" calcext:value-type="float">
            <text:p>1900.71</text:p>
          </table:table-cell>
        </table:table-row>
        <table:table-row table:style-name="ro1">
          <table:table-cell office:value-type="float" office:value="23775707" calcext:value-type="float">
            <text:p>23775707</text:p>
          </table:table-cell>
          <table:table-cell table:formula="of:=[.A1488]/1000/(60*60*24)" office:value-type="time" office:time-value="PT06H36M15.707S" calcext:value-type="time">
            <text:p>06:3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78.34" calcext:value-type="float">
            <text:p>1578.34</text:p>
          </table:table-cell>
          <table:table-cell office:value-type="float" office:value="1901.94" calcext:value-type="float">
            <text:p>1901.94</text:p>
          </table:table-cell>
        </table:table-row>
        <table:table-row table:style-name="ro1">
          <table:table-cell office:value-type="float" office:value="23791706" calcext:value-type="float">
            <text:p>23791706</text:p>
          </table:table-cell>
          <table:table-cell table:formula="of:=[.A1489]/1000/(60*60*24)" office:value-type="time" office:time-value="PT06H36M31.706S" calcext:value-type="time">
            <text:p>06:3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579.38" calcext:value-type="float">
            <text:p>1579.38</text:p>
          </table:table-cell>
          <table:table-cell office:value-type="float" office:value="1903.17" calcext:value-type="float">
            <text:p>1903.17</text:p>
          </table:table-cell>
        </table:table-row>
        <table:table-row table:style-name="ro1">
          <table:table-cell office:value-type="float" office:value="23807707" calcext:value-type="float">
            <text:p>23807707</text:p>
          </table:table-cell>
          <table:table-cell table:formula="of:=[.A1490]/1000/(60*60*24)" office:value-type="time" office:time-value="PT06H36M47.707S" calcext:value-type="time">
            <text:p>06:3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80.42" calcext:value-type="float">
            <text:p>1580.42</text:p>
          </table:table-cell>
          <table:table-cell office:value-type="float" office:value="1904.4" calcext:value-type="float">
            <text:p>1904.4</text:p>
          </table:table-cell>
        </table:table-row>
        <table:table-row table:style-name="ro1">
          <table:table-cell office:value-type="float" office:value="23823707" calcext:value-type="float">
            <text:p>23823707</text:p>
          </table:table-cell>
          <table:table-cell table:formula="of:=[.A1491]/1000/(60*60*24)" office:value-type="time" office:time-value="PT06H37M03.707S" calcext:value-type="time">
            <text:p>06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81.46" calcext:value-type="float">
            <text:p>1581.46</text:p>
          </table:table-cell>
          <table:table-cell office:value-type="float" office:value="1905.63" calcext:value-type="float">
            <text:p>1905.63</text:p>
          </table:table-cell>
        </table:table-row>
        <table:table-row table:style-name="ro1">
          <table:table-cell office:value-type="float" office:value="23839707" calcext:value-type="float">
            <text:p>23839707</text:p>
          </table:table-cell>
          <table:table-cell table:formula="of:=[.A1492]/1000/(60*60*24)" office:value-type="time" office:time-value="PT06H37M19.707S" calcext:value-type="time">
            <text:p>06:3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82.5" calcext:value-type="float">
            <text:p>1582.5</text:p>
          </table:table-cell>
          <table:table-cell office:value-type="float" office:value="1906.85" calcext:value-type="float">
            <text:p>1906.85</text:p>
          </table:table-cell>
        </table:table-row>
        <table:table-row table:style-name="ro1">
          <table:table-cell office:value-type="float" office:value="23855707" calcext:value-type="float">
            <text:p>23855707</text:p>
          </table:table-cell>
          <table:table-cell table:formula="of:=[.A1493]/1000/(60*60*24)" office:value-type="time" office:time-value="PT06H37M35.707S" calcext:value-type="time">
            <text:p>06:3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583.54" calcext:value-type="float">
            <text:p>1583.54</text:p>
          </table:table-cell>
          <table:table-cell office:value-type="float" office:value="1908.08" calcext:value-type="float">
            <text:p>1908.08</text:p>
          </table:table-cell>
        </table:table-row>
        <table:table-row table:style-name="ro1">
          <table:table-cell office:value-type="float" office:value="23871707" calcext:value-type="float">
            <text:p>23871707</text:p>
          </table:table-cell>
          <table:table-cell table:formula="of:=[.A1494]/1000/(60*60*24)" office:value-type="time" office:time-value="PT06H37M51.707S" calcext:value-type="time">
            <text:p>06:3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584.58" calcext:value-type="float">
            <text:p>1584.58</text:p>
          </table:table-cell>
          <table:table-cell office:value-type="float" office:value="1909.31" calcext:value-type="float">
            <text:p>1909.31</text:p>
          </table:table-cell>
        </table:table-row>
        <table:table-row table:style-name="ro1">
          <table:table-cell office:value-type="float" office:value="23887707" calcext:value-type="float">
            <text:p>23887707</text:p>
          </table:table-cell>
          <table:table-cell table:formula="of:=[.A1495]/1000/(60*60*24)" office:value-type="time" office:time-value="PT06H38M07.707S" calcext:value-type="time">
            <text:p>06:3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85.62" calcext:value-type="float">
            <text:p>1585.62</text:p>
          </table:table-cell>
          <table:table-cell office:value-type="float" office:value="1910.54" calcext:value-type="float">
            <text:p>1910.54</text:p>
          </table:table-cell>
        </table:table-row>
        <table:table-row table:style-name="ro1">
          <table:table-cell office:value-type="float" office:value="23903707" calcext:value-type="float">
            <text:p>23903707</text:p>
          </table:table-cell>
          <table:table-cell table:formula="of:=[.A1496]/1000/(60*60*24)" office:value-type="time" office:time-value="PT06H38M23.707S" calcext:value-type="time">
            <text:p>06:3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86.67" calcext:value-type="float">
            <text:p>1586.67</text:p>
          </table:table-cell>
          <table:table-cell office:value-type="float" office:value="1911.77" calcext:value-type="float">
            <text:p>1911.77</text:p>
          </table:table-cell>
        </table:table-row>
        <table:table-row table:style-name="ro1">
          <table:table-cell office:value-type="float" office:value="23919707" calcext:value-type="float">
            <text:p>23919707</text:p>
          </table:table-cell>
          <table:table-cell table:formula="of:=[.A1497]/1000/(60*60*24)" office:value-type="time" office:time-value="PT06H38M39.707S" calcext:value-type="time">
            <text:p>06:3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87.71" calcext:value-type="float">
            <text:p>1587.71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23935707" calcext:value-type="float">
            <text:p>23935707</text:p>
          </table:table-cell>
          <table:table-cell table:formula="of:=[.A1498]/1000/(60*60*24)" office:value-type="time" office:time-value="PT06H38M55.707S" calcext:value-type="time">
            <text:p>06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88.75" calcext:value-type="float">
            <text:p>1588.75</text:p>
          </table:table-cell>
          <table:table-cell office:value-type="float" office:value="1914.23" calcext:value-type="float">
            <text:p>1914.23</text:p>
          </table:table-cell>
        </table:table-row>
        <table:table-row table:style-name="ro1">
          <table:table-cell office:value-type="float" office:value="23951707" calcext:value-type="float">
            <text:p>23951707</text:p>
          </table:table-cell>
          <table:table-cell table:formula="of:=[.A1499]/1000/(60*60*24)" office:value-type="time" office:time-value="PT06H39M11.707S" calcext:value-type="time">
            <text:p>06:3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89.79" calcext:value-type="float">
            <text:p>1589.79</text:p>
          </table:table-cell>
          <table:table-cell office:value-type="float" office:value="1915.45" calcext:value-type="float">
            <text:p>1915.45</text:p>
          </table:table-cell>
        </table:table-row>
        <table:table-row table:style-name="ro1">
          <table:table-cell office:value-type="float" office:value="23967707" calcext:value-type="float">
            <text:p>23967707</text:p>
          </table:table-cell>
          <table:table-cell table:formula="of:=[.A1500]/1000/(60*60*24)" office:value-type="time" office:time-value="PT06H39M27.707S" calcext:value-type="time">
            <text:p>06:3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90.83" calcext:value-type="float">
            <text:p>1590.83</text:p>
          </table:table-cell>
          <table:table-cell office:value-type="float" office:value="1916.68" calcext:value-type="float">
            <text:p>1916.68</text:p>
          </table:table-cell>
        </table:table-row>
        <table:table-row table:style-name="ro1">
          <table:table-cell office:value-type="float" office:value="23983707" calcext:value-type="float">
            <text:p>23983707</text:p>
          </table:table-cell>
          <table:table-cell table:formula="of:=[.A1501]/1000/(60*60*24)" office:value-type="time" office:time-value="PT06H39M43.707S" calcext:value-type="time">
            <text:p>06:3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91.87" calcext:value-type="float">
            <text:p>1591.87</text:p>
          </table:table-cell>
          <table:table-cell office:value-type="float" office:value="1917.91" calcext:value-type="float">
            <text:p>1917.91</text:p>
          </table:table-cell>
        </table:table-row>
        <table:table-row table:style-name="ro1">
          <table:table-cell office:value-type="float" office:value="23999707" calcext:value-type="float">
            <text:p>23999707</text:p>
          </table:table-cell>
          <table:table-cell table:formula="of:=[.A1502]/1000/(60*60*24)" office:value-type="time" office:time-value="PT06H39M59.707S" calcext:value-type="time">
            <text:p>06:4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92.91" calcext:value-type="float">
            <text:p>1592.91</text:p>
          </table:table-cell>
          <table:table-cell office:value-type="float" office:value="1919.14" calcext:value-type="float">
            <text:p>1919.14</text:p>
          </table:table-cell>
        </table:table-row>
        <table:table-row table:style-name="ro1">
          <table:table-cell office:value-type="float" office:value="24015707" calcext:value-type="float">
            <text:p>24015707</text:p>
          </table:table-cell>
          <table:table-cell table:formula="of:=[.A1503]/1000/(60*60*24)" office:value-type="time" office:time-value="PT06H40M15.707S" calcext:value-type="time">
            <text:p>06:4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93.95" calcext:value-type="float">
            <text:p>1593.95</text:p>
          </table:table-cell>
          <table:table-cell office:value-type="float" office:value="1920.37" calcext:value-type="float">
            <text:p>1920.37</text:p>
          </table:table-cell>
        </table:table-row>
        <table:table-row table:style-name="ro1">
          <table:table-cell office:value-type="float" office:value="24031707" calcext:value-type="float">
            <text:p>24031707</text:p>
          </table:table-cell>
          <table:table-cell table:formula="of:=[.A1504]/1000/(60*60*24)" office:value-type="time" office:time-value="PT06H40M31.707S" calcext:value-type="time">
            <text:p>06:4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94.99" calcext:value-type="float">
            <text:p>1594.99</text:p>
          </table:table-cell>
          <table:table-cell office:value-type="float" office:value="1921.59" calcext:value-type="float">
            <text:p>1921.59</text:p>
          </table:table-cell>
        </table:table-row>
        <table:table-row table:style-name="ro1">
          <table:table-cell office:value-type="float" office:value="24047707" calcext:value-type="float">
            <text:p>24047707</text:p>
          </table:table-cell>
          <table:table-cell table:formula="of:=[.A1505]/1000/(60*60*24)" office:value-type="time" office:time-value="PT06H40M47.707S" calcext:value-type="time">
            <text:p>06:4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96.03" calcext:value-type="float">
            <text:p>1596.03</text:p>
          </table:table-cell>
          <table:table-cell office:value-type="float" office:value="1922.82" calcext:value-type="float">
            <text:p>1922.82</text:p>
          </table:table-cell>
        </table:table-row>
        <table:table-row table:style-name="ro1">
          <table:table-cell office:value-type="float" office:value="24063707" calcext:value-type="float">
            <text:p>24063707</text:p>
          </table:table-cell>
          <table:table-cell table:formula="of:=[.A1506]/1000/(60*60*24)" office:value-type="time" office:time-value="PT06H41M03.707S" calcext:value-type="time">
            <text:p>06:4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97.07" calcext:value-type="float">
            <text:p>1597.07</text:p>
          </table:table-cell>
          <table:table-cell office:value-type="float" office:value="1924.05" calcext:value-type="float">
            <text:p>1924.05</text:p>
          </table:table-cell>
        </table:table-row>
        <table:table-row table:style-name="ro1">
          <table:table-cell office:value-type="float" office:value="24079707" calcext:value-type="float">
            <text:p>24079707</text:p>
          </table:table-cell>
          <table:table-cell table:formula="of:=[.A1507]/1000/(60*60*24)" office:value-type="time" office:time-value="PT06H41M19.707S" calcext:value-type="time">
            <text:p>06:4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98.11" calcext:value-type="float">
            <text:p>1598.11</text:p>
          </table:table-cell>
          <table:table-cell office:value-type="float" office:value="1925.27" calcext:value-type="float">
            <text:p>1925.27</text:p>
          </table:table-cell>
        </table:table-row>
        <table:table-row table:style-name="ro1">
          <table:table-cell office:value-type="float" office:value="24095707" calcext:value-type="float">
            <text:p>24095707</text:p>
          </table:table-cell>
          <table:table-cell table:formula="of:=[.A1508]/1000/(60*60*24)" office:value-type="time" office:time-value="PT06H41M35.707S" calcext:value-type="time">
            <text:p>06:4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99.15" calcext:value-type="float">
            <text:p>1599.15</text:p>
          </table:table-cell>
          <table:table-cell office:value-type="float" office:value="1926.5" calcext:value-type="float">
            <text:p>1926.5</text:p>
          </table:table-cell>
        </table:table-row>
        <table:table-row table:style-name="ro1">
          <table:table-cell office:value-type="float" office:value="24111706" calcext:value-type="float">
            <text:p>24111706</text:p>
          </table:table-cell>
          <table:table-cell table:formula="of:=[.A1509]/1000/(60*60*24)" office:value-type="time" office:time-value="PT06H41M51.706S" calcext:value-type="time">
            <text:p>06:4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00.19" calcext:value-type="float">
            <text:p>1600.19</text:p>
          </table:table-cell>
          <table:table-cell office:value-type="float" office:value="1927.73" calcext:value-type="float">
            <text:p>1927.73</text:p>
          </table:table-cell>
        </table:table-row>
        <table:table-row table:style-name="ro1">
          <table:table-cell office:value-type="float" office:value="24127707" calcext:value-type="float">
            <text:p>24127707</text:p>
          </table:table-cell>
          <table:table-cell table:formula="of:=[.A1510]/1000/(60*60*24)" office:value-type="time" office:time-value="PT06H42M07.707S" calcext:value-type="time">
            <text:p>06:4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01.23" calcext:value-type="float">
            <text:p>1601.23</text:p>
          </table:table-cell>
          <table:table-cell office:value-type="float" office:value="1928.95" calcext:value-type="float">
            <text:p>1928.95</text:p>
          </table:table-cell>
        </table:table-row>
        <table:table-row table:style-name="ro1">
          <table:table-cell office:value-type="float" office:value="24143707" calcext:value-type="float">
            <text:p>24143707</text:p>
          </table:table-cell>
          <table:table-cell table:formula="of:=[.A1511]/1000/(60*60*24)" office:value-type="time" office:time-value="PT06H42M23.707S" calcext:value-type="time">
            <text:p>06:4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602.27" calcext:value-type="float">
            <text:p>1602.27</text:p>
          </table:table-cell>
          <table:table-cell office:value-type="float" office:value="1930.18" calcext:value-type="float">
            <text:p>1930.18</text:p>
          </table:table-cell>
        </table:table-row>
        <table:table-row table:style-name="ro1">
          <table:table-cell office:value-type="float" office:value="24159707" calcext:value-type="float">
            <text:p>24159707</text:p>
          </table:table-cell>
          <table:table-cell table:formula="of:=[.A1512]/1000/(60*60*24)" office:value-type="time" office:time-value="PT06H42M39.707S" calcext:value-type="time">
            <text:p>06:4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03.31" calcext:value-type="float">
            <text:p>1603.31</text:p>
          </table:table-cell>
          <table:table-cell office:value-type="float" office:value="1931.41" calcext:value-type="float">
            <text:p>1931.41</text:p>
          </table:table-cell>
        </table:table-row>
        <table:table-row table:style-name="ro1">
          <table:table-cell office:value-type="float" office:value="24175707" calcext:value-type="float">
            <text:p>24175707</text:p>
          </table:table-cell>
          <table:table-cell table:formula="of:=[.A1513]/1000/(60*60*24)" office:value-type="time" office:time-value="PT06H42M55.707S" calcext:value-type="time">
            <text:p>06:4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3" calcext:value-type="float">
            <text:p>274.93</text:p>
          </table:table-cell>
          <table:table-cell office:value-type="float" office:value="1604.35" calcext:value-type="float">
            <text:p>1604.35</text:p>
          </table:table-cell>
          <table:table-cell office:value-type="float" office:value="1932.63" calcext:value-type="float">
            <text:p>1932.63</text:p>
          </table:table-cell>
        </table:table-row>
        <table:table-row table:style-name="ro1">
          <table:table-cell office:value-type="float" office:value="24191707" calcext:value-type="float">
            <text:p>24191707</text:p>
          </table:table-cell>
          <table:table-cell table:formula="of:=[.A1514]/1000/(60*60*24)" office:value-type="time" office:time-value="PT06H43M11.707S" calcext:value-type="time">
            <text:p>06:4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605.39" calcext:value-type="float">
            <text:p>1605.39</text:p>
          </table:table-cell>
          <table:table-cell office:value-type="float" office:value="1933.86" calcext:value-type="float">
            <text:p>1933.86</text:p>
          </table:table-cell>
        </table:table-row>
        <table:table-row table:style-name="ro1">
          <table:table-cell office:value-type="float" office:value="24207707" calcext:value-type="float">
            <text:p>24207707</text:p>
          </table:table-cell>
          <table:table-cell table:formula="of:=[.A1515]/1000/(60*60*24)" office:value-type="time" office:time-value="PT06H43M27.707S" calcext:value-type="time">
            <text:p>06:4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06.43" calcext:value-type="float">
            <text:p>1606.43</text:p>
          </table:table-cell>
          <table:table-cell office:value-type="float" office:value="1935.08" calcext:value-type="float">
            <text:p>1935.08</text:p>
          </table:table-cell>
        </table:table-row>
        <table:table-row table:style-name="ro1">
          <table:table-cell office:value-type="float" office:value="24223707" calcext:value-type="float">
            <text:p>24223707</text:p>
          </table:table-cell>
          <table:table-cell table:formula="of:=[.A1516]/1000/(60*60*24)" office:value-type="time" office:time-value="PT06H43M43.707S" calcext:value-type="time">
            <text:p>06:4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07.47" calcext:value-type="float">
            <text:p>1607.47</text:p>
          </table:table-cell>
          <table:table-cell office:value-type="float" office:value="1936.31" calcext:value-type="float">
            <text:p>1936.31</text:p>
          </table:table-cell>
        </table:table-row>
        <table:table-row table:style-name="ro1">
          <table:table-cell office:value-type="float" office:value="24239707" calcext:value-type="float">
            <text:p>24239707</text:p>
          </table:table-cell>
          <table:table-cell table:formula="of:=[.A1517]/1000/(60*60*24)" office:value-type="time" office:time-value="PT06H43M59.707S" calcext:value-type="time">
            <text:p>06:4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08.51" calcext:value-type="float">
            <text:p>1608.51</text:p>
          </table:table-cell>
          <table:table-cell office:value-type="float" office:value="1937.54" calcext:value-type="float">
            <text:p>1937.54</text:p>
          </table:table-cell>
        </table:table-row>
        <table:table-row table:style-name="ro1">
          <table:table-cell office:value-type="float" office:value="24255707" calcext:value-type="float">
            <text:p>24255707</text:p>
          </table:table-cell>
          <table:table-cell table:formula="of:=[.A1518]/1000/(60*60*24)" office:value-type="time" office:time-value="PT06H44M15.707S" calcext:value-type="time">
            <text:p>06:4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09.55" calcext:value-type="float">
            <text:p>1609.55</text:p>
          </table:table-cell>
          <table:table-cell office:value-type="float" office:value="1938.76" calcext:value-type="float">
            <text:p>1938.76</text:p>
          </table:table-cell>
        </table:table-row>
        <table:table-row table:style-name="ro1">
          <table:table-cell office:value-type="float" office:value="24271707" calcext:value-type="float">
            <text:p>24271707</text:p>
          </table:table-cell>
          <table:table-cell table:formula="of:=[.A1519]/1000/(60*60*24)" office:value-type="time" office:time-value="PT06H44M31.707S" calcext:value-type="time">
            <text:p>06:4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10.59" calcext:value-type="float">
            <text:p>1610.59</text:p>
          </table:table-cell>
          <table:table-cell office:value-type="float" office:value="1939.99" calcext:value-type="float">
            <text:p>1939.99</text:p>
          </table:table-cell>
        </table:table-row>
        <table:table-row table:style-name="ro1">
          <table:table-cell office:value-type="float" office:value="24287707" calcext:value-type="float">
            <text:p>24287707</text:p>
          </table:table-cell>
          <table:table-cell table:formula="of:=[.A1520]/1000/(60*60*24)" office:value-type="time" office:time-value="PT06H44M47.707S" calcext:value-type="time">
            <text:p>06:4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11.63" calcext:value-type="float">
            <text:p>1611.63</text:p>
          </table:table-cell>
          <table:table-cell office:value-type="float" office:value="1941.21" calcext:value-type="float">
            <text:p>1941.21</text:p>
          </table:table-cell>
        </table:table-row>
        <table:table-row table:style-name="ro1">
          <table:table-cell office:value-type="float" office:value="24303707" calcext:value-type="float">
            <text:p>24303707</text:p>
          </table:table-cell>
          <table:table-cell table:formula="of:=[.A1521]/1000/(60*60*24)" office:value-type="time" office:time-value="PT06H45M03.707S" calcext:value-type="time">
            <text:p>06:4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12.67" calcext:value-type="float">
            <text:p>1612.67</text:p>
          </table:table-cell>
          <table:table-cell office:value-type="float" office:value="1942.44" calcext:value-type="float">
            <text:p>1942.44</text:p>
          </table:table-cell>
        </table:table-row>
        <table:table-row table:style-name="ro1">
          <table:table-cell office:value-type="float" office:value="24319707" calcext:value-type="float">
            <text:p>24319707</text:p>
          </table:table-cell>
          <table:table-cell table:formula="of:=[.A1522]/1000/(60*60*24)" office:value-type="time" office:time-value="PT06H45M19.707S" calcext:value-type="time">
            <text:p>06:4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13.71" calcext:value-type="float">
            <text:p>1613.71</text:p>
          </table:table-cell>
          <table:table-cell office:value-type="float" office:value="1943.66" calcext:value-type="float">
            <text:p>1943.66</text:p>
          </table:table-cell>
        </table:table-row>
        <table:table-row table:style-name="ro1">
          <table:table-cell office:value-type="float" office:value="24335707" calcext:value-type="float">
            <text:p>24335707</text:p>
          </table:table-cell>
          <table:table-cell table:formula="of:=[.A1523]/1000/(60*60*24)" office:value-type="time" office:time-value="PT06H45M35.707S" calcext:value-type="time">
            <text:p>06:4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14.74" calcext:value-type="float">
            <text:p>1614.74</text:p>
          </table:table-cell>
          <table:table-cell office:value-type="float" office:value="1944.89" calcext:value-type="float">
            <text:p>1944.89</text:p>
          </table:table-cell>
        </table:table-row>
        <table:table-row table:style-name="ro1">
          <table:table-cell office:value-type="float" office:value="24351707" calcext:value-type="float">
            <text:p>24351707</text:p>
          </table:table-cell>
          <table:table-cell table:formula="of:=[.A1524]/1000/(60*60*24)" office:value-type="time" office:time-value="PT06H45M51.707S" calcext:value-type="time">
            <text:p>06:4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15.78" calcext:value-type="float">
            <text:p>1615.78</text:p>
          </table:table-cell>
          <table:table-cell office:value-type="float" office:value="1946.11" calcext:value-type="float">
            <text:p>1946.11</text:p>
          </table:table-cell>
        </table:table-row>
        <table:table-row table:style-name="ro1">
          <table:table-cell office:value-type="float" office:value="24367707" calcext:value-type="float">
            <text:p>24367707</text:p>
          </table:table-cell>
          <table:table-cell table:formula="of:=[.A1525]/1000/(60*60*24)" office:value-type="time" office:time-value="PT06H46M07.707S" calcext:value-type="time">
            <text:p>06:4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616.82" calcext:value-type="float">
            <text:p>1616.82</text:p>
          </table:table-cell>
          <table:table-cell office:value-type="float" office:value="1947.33" calcext:value-type="float">
            <text:p>1947.33</text:p>
          </table:table-cell>
        </table:table-row>
        <table:table-row table:style-name="ro1">
          <table:table-cell office:value-type="float" office:value="24383706" calcext:value-type="float">
            <text:p>24383706</text:p>
          </table:table-cell>
          <table:table-cell table:formula="of:=[.A1526]/1000/(60*60*24)" office:value-type="time" office:time-value="PT06H46M23.706S" calcext:value-type="time">
            <text:p>06:4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17.86" calcext:value-type="float">
            <text:p>1617.86</text:p>
          </table:table-cell>
          <table:table-cell office:value-type="float" office:value="1948.55" calcext:value-type="float">
            <text:p>1948.55</text:p>
          </table:table-cell>
        </table:table-row>
        <table:table-row table:style-name="ro1">
          <table:table-cell office:value-type="float" office:value="24399707" calcext:value-type="float">
            <text:p>24399707</text:p>
          </table:table-cell>
          <table:table-cell table:formula="of:=[.A1527]/1000/(60*60*24)" office:value-type="time" office:time-value="PT06H46M39.707S" calcext:value-type="time">
            <text:p>06:4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18.9" calcext:value-type="float">
            <text:p>1618.9</text:p>
          </table:table-cell>
          <table:table-cell office:value-type="float" office:value="1949.78" calcext:value-type="float">
            <text:p>1949.78</text:p>
          </table:table-cell>
        </table:table-row>
        <table:table-row table:style-name="ro1">
          <table:table-cell office:value-type="float" office:value="24415706" calcext:value-type="float">
            <text:p>24415706</text:p>
          </table:table-cell>
          <table:table-cell table:formula="of:=[.A1528]/1000/(60*60*24)" office:value-type="time" office:time-value="PT06H46M55.706S" calcext:value-type="time">
            <text:p>06:4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19.94" calcext:value-type="float">
            <text:p>1619.94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24431707" calcext:value-type="float">
            <text:p>24431707</text:p>
          </table:table-cell>
          <table:table-cell table:formula="of:=[.A1529]/1000/(60*60*24)" office:value-type="time" office:time-value="PT06H47M11.707S" calcext:value-type="time">
            <text:p>06:4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20.98" calcext:value-type="float">
            <text:p>1620.98</text:p>
          </table:table-cell>
          <table:table-cell office:value-type="float" office:value="1952.22" calcext:value-type="float">
            <text:p>1952.22</text:p>
          </table:table-cell>
        </table:table-row>
        <table:table-row table:style-name="ro1">
          <table:table-cell office:value-type="float" office:value="24447707" calcext:value-type="float">
            <text:p>24447707</text:p>
          </table:table-cell>
          <table:table-cell table:formula="of:=[.A1530]/1000/(60*60*24)" office:value-type="time" office:time-value="PT06H47M27.707S" calcext:value-type="time">
            <text:p>06:4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22.02" calcext:value-type="float">
            <text:p>1622.02</text:p>
          </table:table-cell>
          <table:table-cell office:value-type="float" office:value="1953.44" calcext:value-type="float">
            <text:p>1953.44</text:p>
          </table:table-cell>
        </table:table-row>
        <table:table-row table:style-name="ro1">
          <table:table-cell office:value-type="float" office:value="24463707" calcext:value-type="float">
            <text:p>24463707</text:p>
          </table:table-cell>
          <table:table-cell table:formula="of:=[.A1531]/1000/(60*60*24)" office:value-type="time" office:time-value="PT06H47M43.707S" calcext:value-type="time">
            <text:p>06:4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23.06" calcext:value-type="float">
            <text:p>1623.06</text:p>
          </table:table-cell>
          <table:table-cell office:value-type="float" office:value="1954.67" calcext:value-type="float">
            <text:p>1954.67</text:p>
          </table:table-cell>
        </table:table-row>
        <table:table-row table:style-name="ro1">
          <table:table-cell office:value-type="float" office:value="24479707" calcext:value-type="float">
            <text:p>24479707</text:p>
          </table:table-cell>
          <table:table-cell table:formula="of:=[.A1532]/1000/(60*60*24)" office:value-type="time" office:time-value="PT06H47M59.707S" calcext:value-type="time">
            <text:p>06:4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24.09" calcext:value-type="float">
            <text:p>1624.09</text:p>
          </table:table-cell>
          <table:table-cell office:value-type="float" office:value="1955.89" calcext:value-type="float">
            <text:p>1955.89</text:p>
          </table:table-cell>
        </table:table-row>
        <table:table-row table:style-name="ro1">
          <table:table-cell office:value-type="float" office:value="24495707" calcext:value-type="float">
            <text:p>24495707</text:p>
          </table:table-cell>
          <table:table-cell table:formula="of:=[.A1533]/1000/(60*60*24)" office:value-type="time" office:time-value="PT06H48M15.707S" calcext:value-type="time">
            <text:p>06:4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25.13" calcext:value-type="float">
            <text:p>1625.13</text:p>
          </table:table-cell>
          <table:table-cell office:value-type="float" office:value="1957.11" calcext:value-type="float">
            <text:p>1957.11</text:p>
          </table:table-cell>
        </table:table-row>
        <table:table-row table:style-name="ro1">
          <table:table-cell office:value-type="float" office:value="24511707" calcext:value-type="float">
            <text:p>24511707</text:p>
          </table:table-cell>
          <table:table-cell table:formula="of:=[.A1534]/1000/(60*60*24)" office:value-type="time" office:time-value="PT06H48M31.707S" calcext:value-type="time">
            <text:p>06:4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26.17" calcext:value-type="float">
            <text:p>1626.17</text:p>
          </table:table-cell>
          <table:table-cell office:value-type="float" office:value="1958.33" calcext:value-type="float">
            <text:p>1958.33</text:p>
          </table:table-cell>
        </table:table-row>
        <table:table-row table:style-name="ro1">
          <table:table-cell office:value-type="float" office:value="24527707" calcext:value-type="float">
            <text:p>24527707</text:p>
          </table:table-cell>
          <table:table-cell table:formula="of:=[.A1535]/1000/(60*60*24)" office:value-type="time" office:time-value="PT06H48M47.707S" calcext:value-type="time">
            <text:p>06:4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27.21" calcext:value-type="float">
            <text:p>1627.21</text:p>
          </table:table-cell>
          <table:table-cell office:value-type="float" office:value="1959.55" calcext:value-type="float">
            <text:p>1959.55</text:p>
          </table:table-cell>
        </table:table-row>
        <table:table-row table:style-name="ro1">
          <table:table-cell office:value-type="float" office:value="24543707" calcext:value-type="float">
            <text:p>24543707</text:p>
          </table:table-cell>
          <table:table-cell table:formula="of:=[.A1536]/1000/(60*60*24)" office:value-type="time" office:time-value="PT06H49M03.707S" calcext:value-type="time">
            <text:p>06:4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28.25" calcext:value-type="float">
            <text:p>1628.25</text:p>
          </table:table-cell>
          <table:table-cell office:value-type="float" office:value="1960.77" calcext:value-type="float">
            <text:p>1960.77</text:p>
          </table:table-cell>
        </table:table-row>
        <table:table-row table:style-name="ro1">
          <table:table-cell office:value-type="float" office:value="24559707" calcext:value-type="float">
            <text:p>24559707</text:p>
          </table:table-cell>
          <table:table-cell table:formula="of:=[.A1537]/1000/(60*60*24)" office:value-type="time" office:time-value="PT06H49M19.707S" calcext:value-type="time">
            <text:p>06:4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29.29" calcext:value-type="float">
            <text:p>1629.29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24575707" calcext:value-type="float">
            <text:p>24575707</text:p>
          </table:table-cell>
          <table:table-cell table:formula="of:=[.A1538]/1000/(60*60*24)" office:value-type="time" office:time-value="PT06H49M35.707S" calcext:value-type="time">
            <text:p>06:4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30.32" calcext:value-type="float">
            <text:p>1630.32</text:p>
          </table:table-cell>
          <table:table-cell office:value-type="float" office:value="1963.22" calcext:value-type="float">
            <text:p>1963.22</text:p>
          </table:table-cell>
        </table:table-row>
        <table:table-row table:style-name="ro1">
          <table:table-cell office:value-type="float" office:value="24591707" calcext:value-type="float">
            <text:p>24591707</text:p>
          </table:table-cell>
          <table:table-cell table:formula="of:=[.A1539]/1000/(60*60*24)" office:value-type="time" office:time-value="PT06H49M51.707S" calcext:value-type="time">
            <text:p>06:4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31.36" calcext:value-type="float">
            <text:p>1631.36</text:p>
          </table:table-cell>
          <table:table-cell office:value-type="float" office:value="1964.44" calcext:value-type="float">
            <text:p>1964.44</text:p>
          </table:table-cell>
        </table:table-row>
        <table:table-row table:style-name="ro1">
          <table:table-cell office:value-type="float" office:value="24607707" calcext:value-type="float">
            <text:p>24607707</text:p>
          </table:table-cell>
          <table:table-cell table:formula="of:=[.A1540]/1000/(60*60*24)" office:value-type="time" office:time-value="PT06H50M07.707S" calcext:value-type="time">
            <text:p>06:5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632.4" calcext:value-type="float">
            <text:p>1632.4</text:p>
          </table:table-cell>
          <table:table-cell office:value-type="float" office:value="1965.66" calcext:value-type="float">
            <text:p>1965.66</text:p>
          </table:table-cell>
        </table:table-row>
        <table:table-row table:style-name="ro1">
          <table:table-cell office:value-type="float" office:value="24623707" calcext:value-type="float">
            <text:p>24623707</text:p>
          </table:table-cell>
          <table:table-cell table:formula="of:=[.A1541]/1000/(60*60*24)" office:value-type="time" office:time-value="PT06H50M23.707S" calcext:value-type="time">
            <text:p>06:5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33.44" calcext:value-type="float">
            <text:p>1633.44</text:p>
          </table:table-cell>
          <table:table-cell office:value-type="float" office:value="1966.88" calcext:value-type="float">
            <text:p>1966.88</text:p>
          </table:table-cell>
        </table:table-row>
        <table:table-row table:style-name="ro1">
          <table:table-cell office:value-type="float" office:value="24639706" calcext:value-type="float">
            <text:p>24639706</text:p>
          </table:table-cell>
          <table:table-cell table:formula="of:=[.A1542]/1000/(60*60*24)" office:value-type="time" office:time-value="PT06H50M39.706S" calcext:value-type="time">
            <text:p>06:5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3" calcext:value-type="float">
            <text:p>274.33</text:p>
          </table:table-cell>
          <table:table-cell office:value-type="float" office:value="1634.47" calcext:value-type="float">
            <text:p>1634.47</text:p>
          </table:table-cell>
          <table:table-cell office:value-type="float" office:value="1968.1" calcext:value-type="float">
            <text:p>1968.1</text:p>
          </table:table-cell>
        </table:table-row>
        <table:table-row table:style-name="ro1">
          <table:table-cell office:value-type="float" office:value="24655707" calcext:value-type="float">
            <text:p>24655707</text:p>
          </table:table-cell>
          <table:table-cell table:formula="of:=[.A1543]/1000/(60*60*24)" office:value-type="time" office:time-value="PT06H50M55.707S" calcext:value-type="time">
            <text:p>06:5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35.51" calcext:value-type="float">
            <text:p>1635.51</text:p>
          </table:table-cell>
          <table:table-cell office:value-type="float" office:value="1969.32" calcext:value-type="float">
            <text:p>1969.32</text:p>
          </table:table-cell>
        </table:table-row>
        <table:table-row table:style-name="ro1">
          <table:table-cell office:value-type="float" office:value="24671707" calcext:value-type="float">
            <text:p>24671707</text:p>
          </table:table-cell>
          <table:table-cell table:formula="of:=[.A1544]/1000/(60*60*24)" office:value-type="time" office:time-value="PT06H51M11.707S" calcext:value-type="time">
            <text:p>06:5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36.55" calcext:value-type="float">
            <text:p>1636.55</text:p>
          </table:table-cell>
          <table:table-cell office:value-type="float" office:value="1970.54" calcext:value-type="float">
            <text:p>1970.54</text:p>
          </table:table-cell>
        </table:table-row>
        <table:table-row table:style-name="ro1">
          <table:table-cell office:value-type="float" office:value="24687707" calcext:value-type="float">
            <text:p>24687707</text:p>
          </table:table-cell>
          <table:table-cell table:formula="of:=[.A1545]/1000/(60*60*24)" office:value-type="time" office:time-value="PT06H51M27.707S" calcext:value-type="time">
            <text:p>06:5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37.59" calcext:value-type="float">
            <text:p>1637.59</text:p>
          </table:table-cell>
          <table:table-cell office:value-type="float" office:value="1971.76" calcext:value-type="float">
            <text:p>1971.76</text:p>
          </table:table-cell>
        </table:table-row>
        <table:table-row table:style-name="ro1">
          <table:table-cell office:value-type="float" office:value="24703707" calcext:value-type="float">
            <text:p>24703707</text:p>
          </table:table-cell>
          <table:table-cell table:formula="of:=[.A1546]/1000/(60*60*24)" office:value-type="time" office:time-value="PT06H51M43.707S" calcext:value-type="time">
            <text:p>06:5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638.62" calcext:value-type="float">
            <text:p>1638.62</text:p>
          </table:table-cell>
          <table:table-cell office:value-type="float" office:value="1972.98" calcext:value-type="float">
            <text:p>1972.98</text:p>
          </table:table-cell>
        </table:table-row>
        <table:table-row table:style-name="ro1">
          <table:table-cell office:value-type="float" office:value="24719707" calcext:value-type="float">
            <text:p>24719707</text:p>
          </table:table-cell>
          <table:table-cell table:formula="of:=[.A1547]/1000/(60*60*24)" office:value-type="time" office:time-value="PT06H51M59.707S" calcext:value-type="time">
            <text:p>06:5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639.66" calcext:value-type="float">
            <text:p>1639.66</text:p>
          </table:table-cell>
          <table:table-cell office:value-type="float" office:value="1974.2" calcext:value-type="float">
            <text:p>1974.2</text:p>
          </table:table-cell>
        </table:table-row>
        <table:table-row table:style-name="ro1">
          <table:table-cell office:value-type="float" office:value="24735707" calcext:value-type="float">
            <text:p>24735707</text:p>
          </table:table-cell>
          <table:table-cell table:formula="of:=[.A1548]/1000/(60*60*24)" office:value-type="time" office:time-value="PT06H52M15.707S" calcext:value-type="time">
            <text:p>06:5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40.7" calcext:value-type="float">
            <text:p>1640.7</text:p>
          </table:table-cell>
          <table:table-cell office:value-type="float" office:value="1975.42" calcext:value-type="float">
            <text:p>1975.42</text:p>
          </table:table-cell>
        </table:table-row>
        <table:table-row table:style-name="ro1">
          <table:table-cell office:value-type="float" office:value="24751707" calcext:value-type="float">
            <text:p>24751707</text:p>
          </table:table-cell>
          <table:table-cell table:formula="of:=[.A1549]/1000/(60*60*24)" office:value-type="time" office:time-value="PT06H52M31.707S" calcext:value-type="time">
            <text:p>06:5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641.74" calcext:value-type="float">
            <text:p>1641.74</text:p>
          </table:table-cell>
          <table:table-cell office:value-type="float" office:value="1976.64" calcext:value-type="float">
            <text:p>1976.64</text:p>
          </table:table-cell>
        </table:table-row>
        <table:table-row table:style-name="ro1">
          <table:table-cell office:value-type="float" office:value="24767707" calcext:value-type="float">
            <text:p>24767707</text:p>
          </table:table-cell>
          <table:table-cell table:formula="of:=[.A1550]/1000/(60*60*24)" office:value-type="time" office:time-value="PT06H52M47.707S" calcext:value-type="time">
            <text:p>06:5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42.77" calcext:value-type="float">
            <text:p>1642.77</text:p>
          </table:table-cell>
          <table:table-cell office:value-type="float" office:value="1977.86" calcext:value-type="float">
            <text:p>1977.86</text:p>
          </table:table-cell>
        </table:table-row>
        <table:table-row table:style-name="ro1">
          <table:table-cell office:value-type="float" office:value="24783707" calcext:value-type="float">
            <text:p>24783707</text:p>
          </table:table-cell>
          <table:table-cell table:formula="of:=[.A1551]/1000/(60*60*24)" office:value-type="time" office:time-value="PT06H53M03.707S" calcext:value-type="time">
            <text:p>06:5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43.81" calcext:value-type="float">
            <text:p>1643.81</text:p>
          </table:table-cell>
          <table:table-cell office:value-type="float" office:value="1979.08" calcext:value-type="float">
            <text:p>1979.08</text:p>
          </table:table-cell>
        </table:table-row>
        <table:table-row table:style-name="ro1">
          <table:table-cell office:value-type="float" office:value="24799707" calcext:value-type="float">
            <text:p>24799707</text:p>
          </table:table-cell>
          <table:table-cell table:formula="of:=[.A1552]/1000/(60*60*24)" office:value-type="time" office:time-value="PT06H53M19.707S" calcext:value-type="time">
            <text:p>06:5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644.85" calcext:value-type="float">
            <text:p>1644.85</text:p>
          </table:table-cell>
          <table:table-cell office:value-type="float" office:value="1980.3" calcext:value-type="float">
            <text:p>1980.3</text:p>
          </table:table-cell>
        </table:table-row>
        <table:table-row table:style-name="ro1">
          <table:table-cell office:value-type="float" office:value="24815707" calcext:value-type="float">
            <text:p>24815707</text:p>
          </table:table-cell>
          <table:table-cell table:formula="of:=[.A1553]/1000/(60*60*24)" office:value-type="time" office:time-value="PT06H53M35.707S" calcext:value-type="time">
            <text:p>06:5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45.88" calcext:value-type="float">
            <text:p>1645.88</text:p>
          </table:table-cell>
          <table:table-cell office:value-type="float" office:value="1981.51" calcext:value-type="float">
            <text:p>1981.51</text:p>
          </table:table-cell>
        </table:table-row>
        <table:table-row table:style-name="ro1">
          <table:table-cell office:value-type="float" office:value="24831707" calcext:value-type="float">
            <text:p>24831707</text:p>
          </table:table-cell>
          <table:table-cell table:formula="of:=[.A1554]/1000/(60*60*24)" office:value-type="time" office:time-value="PT06H53M51.707S" calcext:value-type="time">
            <text:p>06:5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646.92" calcext:value-type="float">
            <text:p>1646.92</text:p>
          </table:table-cell>
          <table:table-cell office:value-type="float" office:value="1982.73" calcext:value-type="float">
            <text:p>1982.73</text:p>
          </table:table-cell>
        </table:table-row>
        <table:table-row table:style-name="ro1">
          <table:table-cell office:value-type="float" office:value="24847707" calcext:value-type="float">
            <text:p>24847707</text:p>
          </table:table-cell>
          <table:table-cell table:formula="of:=[.A1555]/1000/(60*60*24)" office:value-type="time" office:time-value="PT06H54M07.707S" calcext:value-type="time">
            <text:p>06:5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47.96" calcext:value-type="float">
            <text:p>1647.96</text:p>
          </table:table-cell>
          <table:table-cell office:value-type="float" office:value="1983.95" calcext:value-type="float">
            <text:p>1983.95</text:p>
          </table:table-cell>
        </table:table-row>
        <table:table-row table:style-name="ro1">
          <table:table-cell office:value-type="float" office:value="24863707" calcext:value-type="float">
            <text:p>24863707</text:p>
          </table:table-cell>
          <table:table-cell table:formula="of:=[.A1556]/1000/(60*60*24)" office:value-type="time" office:time-value="PT06H54M23.707S" calcext:value-type="time">
            <text:p>06:5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48.99" calcext:value-type="float">
            <text:p>1648.99</text:p>
          </table:table-cell>
          <table:table-cell office:value-type="float" office:value="1985.17" calcext:value-type="float">
            <text:p>1985.17</text:p>
          </table:table-cell>
        </table:table-row>
        <table:table-row table:style-name="ro1">
          <table:table-cell office:value-type="float" office:value="24879707" calcext:value-type="float">
            <text:p>24879707</text:p>
          </table:table-cell>
          <table:table-cell table:formula="of:=[.A1557]/1000/(60*60*24)" office:value-type="time" office:time-value="PT06H54M39.707S" calcext:value-type="time">
            <text:p>06:5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7" calcext:value-type="float">
            <text:p>273.97</text:p>
          </table:table-cell>
          <table:table-cell office:value-type="float" office:value="1650.03" calcext:value-type="float">
            <text:p>1650.03</text:p>
          </table:table-cell>
          <table:table-cell office:value-type="float" office:value="1986.39" calcext:value-type="float">
            <text:p>1986.39</text:p>
          </table:table-cell>
        </table:table-row>
        <table:table-row table:style-name="ro1">
          <table:table-cell office:value-type="float" office:value="24895707" calcext:value-type="float">
            <text:p>24895707</text:p>
          </table:table-cell>
          <table:table-cell table:formula="of:=[.A1558]/1000/(60*60*24)" office:value-type="time" office:time-value="PT06H54M55.707S" calcext:value-type="time">
            <text:p>06:5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51.07" calcext:value-type="float">
            <text:p>1651.07</text:p>
          </table:table-cell>
          <table:table-cell office:value-type="float" office:value="1987.61" calcext:value-type="float">
            <text:p>1987.61</text:p>
          </table:table-cell>
        </table:table-row>
        <table:table-row table:style-name="ro1">
          <table:table-cell office:value-type="float" office:value="24911707" calcext:value-type="float">
            <text:p>24911707</text:p>
          </table:table-cell>
          <table:table-cell table:formula="of:=[.A1559]/1000/(60*60*24)" office:value-type="time" office:time-value="PT06H55M11.707S" calcext:value-type="time">
            <text:p>06:55:12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652.1" calcext:value-type="float">
            <text:p>1652.1</text:p>
          </table:table-cell>
          <table:table-cell office:value-type="float" office:value="1988.82" calcext:value-type="float">
            <text:p>1988.82</text:p>
          </table:table-cell>
        </table:table-row>
        <table:table-row table:style-name="ro1">
          <table:table-cell office:value-type="float" office:value="24927707" calcext:value-type="float">
            <text:p>24927707</text:p>
          </table:table-cell>
          <table:table-cell table:formula="of:=[.A1560]/1000/(60*60*24)" office:value-type="time" office:time-value="PT06H55M27.707S" calcext:value-type="time">
            <text:p>06:5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53.14" calcext:value-type="float">
            <text:p>1653.14</text:p>
          </table:table-cell>
          <table:table-cell office:value-type="float" office:value="1990.04" calcext:value-type="float">
            <text:p>1990.04</text:p>
          </table:table-cell>
        </table:table-row>
        <table:table-row table:style-name="ro1">
          <table:table-cell office:value-type="float" office:value="24943707" calcext:value-type="float">
            <text:p>24943707</text:p>
          </table:table-cell>
          <table:table-cell table:formula="of:=[.A1561]/1000/(60*60*24)" office:value-type="time" office:time-value="PT06H55M43.707S" calcext:value-type="time">
            <text:p>06:5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54.17" calcext:value-type="float">
            <text:p>1654.17</text:p>
          </table:table-cell>
          <table:table-cell office:value-type="float" office:value="1991.26" calcext:value-type="float">
            <text:p>1991.26</text:p>
          </table:table-cell>
        </table:table-row>
        <table:table-row table:style-name="ro1">
          <table:table-cell office:value-type="float" office:value="24959707" calcext:value-type="float">
            <text:p>24959707</text:p>
          </table:table-cell>
          <table:table-cell table:formula="of:=[.A1562]/1000/(60*60*24)" office:value-type="time" office:time-value="PT06H55M59.707S" calcext:value-type="time">
            <text:p>06:56:00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655.21" calcext:value-type="float">
            <text:p>1655.21</text:p>
          </table:table-cell>
          <table:table-cell office:value-type="float" office:value="1992.47" calcext:value-type="float">
            <text:p>1992.47</text:p>
          </table:table-cell>
        </table:table-row>
        <table:table-row table:style-name="ro1">
          <table:table-cell office:value-type="float" office:value="24975707" calcext:value-type="float">
            <text:p>24975707</text:p>
          </table:table-cell>
          <table:table-cell table:formula="of:=[.A1563]/1000/(60*60*24)" office:value-type="time" office:time-value="PT06H56M15.707S" calcext:value-type="time">
            <text:p>06:5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656.24" calcext:value-type="float">
            <text:p>1656.24</text:p>
          </table:table-cell>
          <table:table-cell office:value-type="float" office:value="1993.69" calcext:value-type="float">
            <text:p>1993.69</text:p>
          </table:table-cell>
        </table:table-row>
        <table:table-row table:style-name="ro1">
          <table:table-cell office:value-type="float" office:value="24991707" calcext:value-type="float">
            <text:p>24991707</text:p>
          </table:table-cell>
          <table:table-cell table:formula="of:=[.A1564]/1000/(60*60*24)" office:value-type="time" office:time-value="PT06H56M31.707S" calcext:value-type="time">
            <text:p>06:5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657.28" calcext:value-type="float">
            <text:p>1657.28</text:p>
          </table:table-cell>
          <table:table-cell office:value-type="float" office:value="1994.91" calcext:value-type="float">
            <text:p>1994.91</text:p>
          </table:table-cell>
        </table:table-row>
        <table:table-row table:style-name="ro1">
          <table:table-cell office:value-type="float" office:value="25007707" calcext:value-type="float">
            <text:p>25007707</text:p>
          </table:table-cell>
          <table:table-cell table:formula="of:=[.A1565]/1000/(60*60*24)" office:value-type="time" office:time-value="PT06H56M47.707S" calcext:value-type="time">
            <text:p>06:5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58.32" calcext:value-type="float">
            <text:p>1658.32</text:p>
          </table:table-cell>
          <table:table-cell office:value-type="float" office:value="1996.12" calcext:value-type="float">
            <text:p>1996.12</text:p>
          </table:table-cell>
        </table:table-row>
        <table:table-row table:style-name="ro1">
          <table:table-cell office:value-type="float" office:value="25023707" calcext:value-type="float">
            <text:p>25023707</text:p>
          </table:table-cell>
          <table:table-cell table:formula="of:=[.A1566]/1000/(60*60*24)" office:value-type="time" office:time-value="PT06H57M03.707S" calcext:value-type="time">
            <text:p>06:5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59.35" calcext:value-type="float">
            <text:p>1659.35</text:p>
          </table:table-cell>
          <table:table-cell office:value-type="float" office:value="1997.34" calcext:value-type="float">
            <text:p>1997.34</text:p>
          </table:table-cell>
        </table:table-row>
        <table:table-row table:style-name="ro1">
          <table:table-cell office:value-type="float" office:value="25039707" calcext:value-type="float">
            <text:p>25039707</text:p>
          </table:table-cell>
          <table:table-cell table:formula="of:=[.A1567]/1000/(60*60*24)" office:value-type="time" office:time-value="PT06H57M19.707S" calcext:value-type="time">
            <text:p>06:5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60.39" calcext:value-type="float">
            <text:p>1660.39</text:p>
          </table:table-cell>
          <table:table-cell office:value-type="float" office:value="1998.56" calcext:value-type="float">
            <text:p>1998.56</text:p>
          </table:table-cell>
        </table:table-row>
        <table:table-row table:style-name="ro1">
          <table:table-cell office:value-type="float" office:value="25055706" calcext:value-type="float">
            <text:p>25055706</text:p>
          </table:table-cell>
          <table:table-cell table:formula="of:=[.A1568]/1000/(60*60*24)" office:value-type="time" office:time-value="PT06H57M35.706S" calcext:value-type="time">
            <text:p>06:5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61.42" calcext:value-type="float">
            <text:p>1661.42</text:p>
          </table:table-cell>
          <table:table-cell office:value-type="float" office:value="1999.77" calcext:value-type="float">
            <text:p>1999.77</text:p>
          </table:table-cell>
        </table:table-row>
        <table:table-row table:style-name="ro1">
          <table:table-cell office:value-type="float" office:value="25071707" calcext:value-type="float">
            <text:p>25071707</text:p>
          </table:table-cell>
          <table:table-cell table:formula="of:=[.A1569]/1000/(60*60*24)" office:value-type="time" office:time-value="PT06H57M51.707S" calcext:value-type="time">
            <text:p>06:57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662.46" calcext:value-type="float">
            <text:p>1662.46</text:p>
          </table:table-cell>
          <table:table-cell office:value-type="float" office:value="2000.99" calcext:value-type="float">
            <text:p>2000.99</text:p>
          </table:table-cell>
        </table:table-row>
        <table:table-row table:style-name="ro1">
          <table:table-cell office:value-type="float" office:value="25087707" calcext:value-type="float">
            <text:p>25087707</text:p>
          </table:table-cell>
          <table:table-cell table:formula="of:=[.A1570]/1000/(60*60*24)" office:value-type="time" office:time-value="PT06H58M07.707S" calcext:value-type="time">
            <text:p>06:58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663.49" calcext:value-type="float">
            <text:p>1663.49</text:p>
          </table:table-cell>
          <table:table-cell office:value-type="float" office:value="2002.2" calcext:value-type="float">
            <text:p>2002.2</text:p>
          </table:table-cell>
        </table:table-row>
        <table:table-row table:style-name="ro1">
          <table:table-cell office:value-type="float" office:value="25103707" calcext:value-type="float">
            <text:p>25103707</text:p>
          </table:table-cell>
          <table:table-cell table:formula="of:=[.A1571]/1000/(60*60*24)" office:value-type="time" office:time-value="PT06H58M23.707S" calcext:value-type="time">
            <text:p>06:58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664.53" calcext:value-type="float">
            <text:p>1664.53</text:p>
          </table:table-cell>
          <table:table-cell office:value-type="float" office:value="2003.42" calcext:value-type="float">
            <text:p>2003.42</text:p>
          </table:table-cell>
        </table:table-row>
        <table:table-row table:style-name="ro1">
          <table:table-cell office:value-type="float" office:value="25119707" calcext:value-type="float">
            <text:p>25119707</text:p>
          </table:table-cell>
          <table:table-cell table:formula="of:=[.A1572]/1000/(60*60*24)" office:value-type="time" office:time-value="PT06H58M39.707S" calcext:value-type="time">
            <text:p>06:5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65.56" calcext:value-type="float">
            <text:p>1665.56</text:p>
          </table:table-cell>
          <table:table-cell office:value-type="float" office:value="2004.63" calcext:value-type="float">
            <text:p>2004.63</text:p>
          </table:table-cell>
        </table:table-row>
        <table:table-row table:style-name="ro1">
          <table:table-cell office:value-type="float" office:value="25135707" calcext:value-type="float">
            <text:p>25135707</text:p>
          </table:table-cell>
          <table:table-cell table:formula="of:=[.A1573]/1000/(60*60*24)" office:value-type="time" office:time-value="PT06H58M55.707S" calcext:value-type="time">
            <text:p>06:58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666.6" calcext:value-type="float">
            <text:p>1666.6</text:p>
          </table:table-cell>
          <table:table-cell office:value-type="float" office:value="2005.84" calcext:value-type="float">
            <text:p>2005.84</text:p>
          </table:table-cell>
        </table:table-row>
        <table:table-row table:style-name="ro1">
          <table:table-cell office:value-type="float" office:value="25151707" calcext:value-type="float">
            <text:p>25151707</text:p>
          </table:table-cell>
          <table:table-cell table:formula="of:=[.A1574]/1000/(60*60*24)" office:value-type="time" office:time-value="PT06H59M11.707S" calcext:value-type="time">
            <text:p>06:5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667.63" calcext:value-type="float">
            <text:p>1667.63</text:p>
          </table:table-cell>
          <table:table-cell office:value-type="float" office:value="2007.06" calcext:value-type="float">
            <text:p>2007.06</text:p>
          </table:table-cell>
        </table:table-row>
        <table:table-row table:style-name="ro1">
          <table:table-cell office:value-type="float" office:value="25167707" calcext:value-type="float">
            <text:p>25167707</text:p>
          </table:table-cell>
          <table:table-cell table:formula="of:=[.A1575]/1000/(60*60*24)" office:value-type="time" office:time-value="PT06H59M27.707S" calcext:value-type="time">
            <text:p>06:59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668.67" calcext:value-type="float">
            <text:p>1668.67</text:p>
          </table:table-cell>
          <table:table-cell office:value-type="float" office:value="2008.27" calcext:value-type="float">
            <text:p>2008.27</text:p>
          </table:table-cell>
        </table:table-row>
        <table:table-row table:style-name="ro1">
          <table:table-cell office:value-type="float" office:value="25183706" calcext:value-type="float">
            <text:p>25183706</text:p>
          </table:table-cell>
          <table:table-cell table:formula="of:=[.A1576]/1000/(60*60*24)" office:value-type="time" office:time-value="PT06H59M43.706S" calcext:value-type="time">
            <text:p>06:5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669.7" calcext:value-type="float">
            <text:p>1669.7</text:p>
          </table:table-cell>
          <table:table-cell office:value-type="float" office:value="2009.48" calcext:value-type="float">
            <text:p>2009.48</text:p>
          </table:table-cell>
        </table:table-row>
        <table:table-row table:style-name="ro1">
          <table:table-cell office:value-type="float" office:value="25199707" calcext:value-type="float">
            <text:p>25199707</text:p>
          </table:table-cell>
          <table:table-cell table:formula="of:=[.A1577]/1000/(60*60*24)" office:value-type="time" office:time-value="PT06H59M59.707S" calcext:value-type="time">
            <text:p>07:00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670.74" calcext:value-type="float">
            <text:p>1670.74</text:p>
          </table:table-cell>
          <table:table-cell office:value-type="float" office:value="2010.7" calcext:value-type="float">
            <text:p>2010.7</text:p>
          </table:table-cell>
        </table:table-row>
        <table:table-row table:style-name="ro1">
          <table:table-cell office:value-type="float" office:value="25215706" calcext:value-type="float">
            <text:p>25215706</text:p>
          </table:table-cell>
          <table:table-cell table:formula="of:=[.A1578]/1000/(60*60*24)" office:value-type="time" office:time-value="PT07H00M15.706S" calcext:value-type="time">
            <text:p>07:00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671.77" calcext:value-type="float">
            <text:p>1671.77</text:p>
          </table:table-cell>
          <table:table-cell office:value-type="float" office:value="2011.91" calcext:value-type="float">
            <text:p>2011.91</text:p>
          </table:table-cell>
        </table:table-row>
        <table:table-row table:style-name="ro1">
          <table:table-cell office:value-type="float" office:value="25231707" calcext:value-type="float">
            <text:p>25231707</text:p>
          </table:table-cell>
          <table:table-cell table:formula="of:=[.A1579]/1000/(60*60*24)" office:value-type="time" office:time-value="PT07H00M31.707S" calcext:value-type="time">
            <text:p>07:0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672.81" calcext:value-type="float">
            <text:p>1672.81</text:p>
          </table:table-cell>
          <table:table-cell office:value-type="float" office:value="2013.12" calcext:value-type="float">
            <text:p>2013.12</text:p>
          </table:table-cell>
        </table:table-row>
        <table:table-row table:style-name="ro1">
          <table:table-cell office:value-type="float" office:value="25247707" calcext:value-type="float">
            <text:p>25247707</text:p>
          </table:table-cell>
          <table:table-cell table:formula="of:=[.A1580]/1000/(60*60*24)" office:value-type="time" office:time-value="PT07H00M47.707S" calcext:value-type="time">
            <text:p>07:00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673.84" calcext:value-type="float">
            <text:p>1673.84</text:p>
          </table:table-cell>
          <table:table-cell office:value-type="float" office:value="2014.34" calcext:value-type="float">
            <text:p>2014.34</text:p>
          </table:table-cell>
        </table:table-row>
        <table:table-row table:style-name="ro1">
          <table:table-cell office:value-type="float" office:value="25263707" calcext:value-type="float">
            <text:p>25263707</text:p>
          </table:table-cell>
          <table:table-cell table:formula="of:=[.A1581]/1000/(60*60*24)" office:value-type="time" office:time-value="PT07H01M03.707S" calcext:value-type="time">
            <text:p>07:01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674.88" calcext:value-type="float">
            <text:p>1674.88</text:p>
          </table:table-cell>
          <table:table-cell office:value-type="float" office:value="2015.55" calcext:value-type="float">
            <text:p>2015.55</text:p>
          </table:table-cell>
        </table:table-row>
        <table:table-row table:style-name="ro1">
          <table:table-cell office:value-type="float" office:value="25279707" calcext:value-type="float">
            <text:p>25279707</text:p>
          </table:table-cell>
          <table:table-cell table:formula="of:=[.A1582]/1000/(60*60*24)" office:value-type="time" office:time-value="PT07H01M19.707S" calcext:value-type="time">
            <text:p>07:01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675.91" calcext:value-type="float">
            <text:p>1675.91</text:p>
          </table:table-cell>
          <table:table-cell office:value-type="float" office:value="2016.76" calcext:value-type="float">
            <text:p>2016.76</text:p>
          </table:table-cell>
        </table:table-row>
        <table:table-row table:style-name="ro1">
          <table:table-cell office:value-type="float" office:value="25295706" calcext:value-type="float">
            <text:p>25295706</text:p>
          </table:table-cell>
          <table:table-cell table:formula="of:=[.A1583]/1000/(60*60*24)" office:value-type="time" office:time-value="PT07H01M35.706S" calcext:value-type="time">
            <text:p>07:01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676.94" calcext:value-type="float">
            <text:p>1676.94</text:p>
          </table:table-cell>
          <table:table-cell office:value-type="float" office:value="2017.97" calcext:value-type="float">
            <text:p>2017.97</text:p>
          </table:table-cell>
        </table:table-row>
        <table:table-row table:style-name="ro1">
          <table:table-cell office:value-type="float" office:value="25311707" calcext:value-type="float">
            <text:p>25311707</text:p>
          </table:table-cell>
          <table:table-cell table:formula="of:=[.A1584]/1000/(60*60*24)" office:value-type="time" office:time-value="PT07H01M51.707S" calcext:value-type="time">
            <text:p>07:01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677.98" calcext:value-type="float">
            <text:p>1677.98</text:p>
          </table:table-cell>
          <table:table-cell office:value-type="float" office:value="2019.18" calcext:value-type="float">
            <text:p>2019.18</text:p>
          </table:table-cell>
        </table:table-row>
        <table:table-row table:style-name="ro1">
          <table:table-cell office:value-type="float" office:value="25327707" calcext:value-type="float">
            <text:p>25327707</text:p>
          </table:table-cell>
          <table:table-cell table:formula="of:=[.A1585]/1000/(60*60*24)" office:value-type="time" office:time-value="PT07H02M07.707S" calcext:value-type="time">
            <text:p>07:02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679.01" calcext:value-type="float">
            <text:p>1679.01</text:p>
          </table:table-cell>
          <table:table-cell office:value-type="float" office:value="2020.39" calcext:value-type="float">
            <text:p>2020.39</text:p>
          </table:table-cell>
        </table:table-row>
        <table:table-row table:style-name="ro1">
          <table:table-cell office:value-type="float" office:value="25343707" calcext:value-type="float">
            <text:p>25343707</text:p>
          </table:table-cell>
          <table:table-cell table:formula="of:=[.A1586]/1000/(60*60*24)" office:value-type="time" office:time-value="PT07H02M23.707S" calcext:value-type="time">
            <text:p>07:02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80.04" calcext:value-type="float">
            <text:p>1680.04</text:p>
          </table:table-cell>
          <table:table-cell office:value-type="float" office:value="2021.6" calcext:value-type="float">
            <text:p>2021.6</text:p>
          </table:table-cell>
        </table:table-row>
        <table:table-row table:style-name="ro1">
          <table:table-cell office:value-type="float" office:value="25359707" calcext:value-type="float">
            <text:p>25359707</text:p>
          </table:table-cell>
          <table:table-cell table:formula="of:=[.A1587]/1000/(60*60*24)" office:value-type="time" office:time-value="PT07H02M39.707S" calcext:value-type="time">
            <text:p>07:02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3" calcext:value-type="float">
            <text:p>272.43</text:p>
          </table:table-cell>
          <table:table-cell office:value-type="float" office:value="1681.08" calcext:value-type="float">
            <text:p>1681.08</text:p>
          </table:table-cell>
          <table:table-cell office:value-type="float" office:value="2022.81" calcext:value-type="float">
            <text:p>2022.81</text:p>
          </table:table-cell>
        </table:table-row>
        <table:table-row table:style-name="ro1">
          <table:table-cell office:value-type="float" office:value="25375707" calcext:value-type="float">
            <text:p>25375707</text:p>
          </table:table-cell>
          <table:table-cell table:formula="of:=[.A1588]/1000/(60*60*24)" office:value-type="time" office:time-value="PT07H02M55.707S" calcext:value-type="time">
            <text:p>07:02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82.11" calcext:value-type="float">
            <text:p>1682.11</text:p>
          </table:table-cell>
          <table:table-cell office:value-type="float" office:value="2024.02" calcext:value-type="float">
            <text:p>2024.02</text:p>
          </table:table-cell>
        </table:table-row>
        <table:table-row table:style-name="ro1">
          <table:table-cell office:value-type="float" office:value="25391707" calcext:value-type="float">
            <text:p>25391707</text:p>
          </table:table-cell>
          <table:table-cell table:formula="of:=[.A1589]/1000/(60*60*24)" office:value-type="time" office:time-value="PT07H03M11.707S" calcext:value-type="time">
            <text:p>07:03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83.15" calcext:value-type="float">
            <text:p>1683.15</text:p>
          </table:table-cell>
          <table:table-cell office:value-type="float" office:value="2025.23" calcext:value-type="float">
            <text:p>2025.23</text:p>
          </table:table-cell>
        </table:table-row>
        <table:table-row table:style-name="ro1">
          <table:table-cell office:value-type="float" office:value="25407707" calcext:value-type="float">
            <text:p>25407707</text:p>
          </table:table-cell>
          <table:table-cell table:formula="of:=[.A1590]/1000/(60*60*24)" office:value-type="time" office:time-value="PT07H03M27.707S" calcext:value-type="time">
            <text:p>07:03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84.18" calcext:value-type="float">
            <text:p>1684.18</text:p>
          </table:table-cell>
          <table:table-cell office:value-type="float" office:value="2026.44" calcext:value-type="float">
            <text:p>2026.44</text:p>
          </table:table-cell>
        </table:table-row>
        <table:table-row table:style-name="ro1">
          <table:table-cell office:value-type="float" office:value="25423707" calcext:value-type="float">
            <text:p>25423707</text:p>
          </table:table-cell>
          <table:table-cell table:formula="of:=[.A1591]/1000/(60*60*24)" office:value-type="time" office:time-value="PT07H03M43.707S" calcext:value-type="time">
            <text:p>07:03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85.21" calcext:value-type="float">
            <text:p>1685.21</text:p>
          </table:table-cell>
          <table:table-cell office:value-type="float" office:value="2027.65" calcext:value-type="float">
            <text:p>2027.65</text:p>
          </table:table-cell>
        </table:table-row>
        <table:table-row table:style-name="ro1">
          <table:table-cell office:value-type="float" office:value="25439707" calcext:value-type="float">
            <text:p>25439707</text:p>
          </table:table-cell>
          <table:table-cell table:formula="of:=[.A1592]/1000/(60*60*24)" office:value-type="time" office:time-value="PT07H03M59.707S" calcext:value-type="time">
            <text:p>07:04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86.25" calcext:value-type="float">
            <text:p>1686.25</text:p>
          </table:table-cell>
          <table:table-cell office:value-type="float" office:value="2028.86" calcext:value-type="float">
            <text:p>2028.86</text:p>
          </table:table-cell>
        </table:table-row>
        <table:table-row table:style-name="ro1">
          <table:table-cell office:value-type="float" office:value="25455707" calcext:value-type="float">
            <text:p>25455707</text:p>
          </table:table-cell>
          <table:table-cell table:formula="of:=[.A1593]/1000/(60*60*24)" office:value-type="time" office:time-value="PT07H04M15.707S" calcext:value-type="time">
            <text:p>07:04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1" calcext:value-type="float">
            <text:p>272.31</text:p>
          </table:table-cell>
          <table:table-cell office:value-type="float" office:value="1687.28" calcext:value-type="float">
            <text:p>1687.28</text:p>
          </table:table-cell>
          <table:table-cell office:value-type="float" office:value="2030.07" calcext:value-type="float">
            <text:p>2030.07</text:p>
          </table:table-cell>
        </table:table-row>
        <table:table-row table:style-name="ro1">
          <table:table-cell office:value-type="float" office:value="25471706" calcext:value-type="float">
            <text:p>25471706</text:p>
          </table:table-cell>
          <table:table-cell table:formula="of:=[.A1594]/1000/(60*60*24)" office:value-type="time" office:time-value="PT07H04M31.706S" calcext:value-type="time">
            <text:p>07:04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88.31" calcext:value-type="float">
            <text:p>1688.31</text:p>
          </table:table-cell>
          <table:table-cell office:value-type="float" office:value="2031.28" calcext:value-type="float">
            <text:p>2031.28</text:p>
          </table:table-cell>
        </table:table-row>
        <table:table-row table:style-name="ro1">
          <table:table-cell office:value-type="float" office:value="25487707" calcext:value-type="float">
            <text:p>25487707</text:p>
          </table:table-cell>
          <table:table-cell table:formula="of:=[.A1595]/1000/(60*60*24)" office:value-type="time" office:time-value="PT07H04M47.707S" calcext:value-type="time">
            <text:p>07:04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89.34" calcext:value-type="float">
            <text:p>1689.34</text:p>
          </table:table-cell>
          <table:table-cell office:value-type="float" office:value="2032.49" calcext:value-type="float">
            <text:p>2032.49</text:p>
          </table:table-cell>
        </table:table-row>
        <table:table-row table:style-name="ro1">
          <table:table-cell office:value-type="float" office:value="25503707" calcext:value-type="float">
            <text:p>25503707</text:p>
          </table:table-cell>
          <table:table-cell table:formula="of:=[.A1596]/1000/(60*60*24)" office:value-type="time" office:time-value="PT07H05M03.707S" calcext:value-type="time">
            <text:p>07:05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90.38" calcext:value-type="float">
            <text:p>1690.38</text:p>
          </table:table-cell>
          <table:table-cell office:value-type="float" office:value="2033.7" calcext:value-type="float">
            <text:p>2033.7</text:p>
          </table:table-cell>
        </table:table-row>
        <table:table-row table:style-name="ro1">
          <table:table-cell office:value-type="float" office:value="25519707" calcext:value-type="float">
            <text:p>25519707</text:p>
          </table:table-cell>
          <table:table-cell table:formula="of:=[.A1597]/1000/(60*60*24)" office:value-type="time" office:time-value="PT07H05M19.707S" calcext:value-type="time">
            <text:p>07:05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691.41" calcext:value-type="float">
            <text:p>1691.41</text:p>
          </table:table-cell>
          <table:table-cell office:value-type="float" office:value="2034.91" calcext:value-type="float">
            <text:p>2034.91</text:p>
          </table:table-cell>
        </table:table-row>
        <table:table-row table:style-name="ro1">
          <table:table-cell office:value-type="float" office:value="25535707" calcext:value-type="float">
            <text:p>25535707</text:p>
          </table:table-cell>
          <table:table-cell table:formula="of:=[.A1598]/1000/(60*60*24)" office:value-type="time" office:time-value="PT07H05M35.707S" calcext:value-type="time">
            <text:p>07:05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92.44" calcext:value-type="float">
            <text:p>1692.44</text:p>
          </table:table-cell>
          <table:table-cell office:value-type="float" office:value="2036.12" calcext:value-type="float">
            <text:p>2036.12</text:p>
          </table:table-cell>
        </table:table-row>
        <table:table-row table:style-name="ro1">
          <table:table-cell office:value-type="float" office:value="25551707" calcext:value-type="float">
            <text:p>25551707</text:p>
          </table:table-cell>
          <table:table-cell table:formula="of:=[.A1599]/1000/(60*60*24)" office:value-type="time" office:time-value="PT07H05M51.707S" calcext:value-type="time">
            <text:p>07:05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93.48" calcext:value-type="float">
            <text:p>1693.48</text:p>
          </table:table-cell>
          <table:table-cell office:value-type="float" office:value="2037.33" calcext:value-type="float">
            <text:p>2037.33</text:p>
          </table:table-cell>
        </table:table-row>
        <table:table-row table:style-name="ro1">
          <table:table-cell office:value-type="float" office:value="25567707" calcext:value-type="float">
            <text:p>25567707</text:p>
          </table:table-cell>
          <table:table-cell table:formula="of:=[.A1600]/1000/(60*60*24)" office:value-type="time" office:time-value="PT07H06M07.707S" calcext:value-type="time">
            <text:p>07:06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94.51" calcext:value-type="float">
            <text:p>1694.51</text:p>
          </table:table-cell>
          <table:table-cell office:value-type="float" office:value="2038.53" calcext:value-type="float">
            <text:p>2038.53</text:p>
          </table:table-cell>
        </table:table-row>
        <table:table-row table:style-name="ro1">
          <table:table-cell office:value-type="float" office:value="25583707" calcext:value-type="float">
            <text:p>25583707</text:p>
          </table:table-cell>
          <table:table-cell table:formula="of:=[.A1601]/1000/(60*60*24)" office:value-type="time" office:time-value="PT07H06M23.707S" calcext:value-type="time">
            <text:p>07:06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695.54" calcext:value-type="float">
            <text:p>1695.54</text:p>
          </table:table-cell>
          <table:table-cell office:value-type="float" office:value="2039.74" calcext:value-type="float">
            <text:p>2039.74</text:p>
          </table:table-cell>
        </table:table-row>
        <table:table-row table:style-name="ro1">
          <table:table-cell office:value-type="float" office:value="25599707" calcext:value-type="float">
            <text:p>25599707</text:p>
          </table:table-cell>
          <table:table-cell table:formula="of:=[.A1602]/1000/(60*60*24)" office:value-type="time" office:time-value="PT07H06M39.707S" calcext:value-type="time">
            <text:p>07:06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696.57" calcext:value-type="float">
            <text:p>1696.57</text:p>
          </table:table-cell>
          <table:table-cell office:value-type="float" office:value="2040.95" calcext:value-type="float">
            <text:p>2040.95</text:p>
          </table:table-cell>
        </table:table-row>
        <table:table-row table:style-name="ro1">
          <table:table-cell office:value-type="float" office:value="25615707" calcext:value-type="float">
            <text:p>25615707</text:p>
          </table:table-cell>
          <table:table-cell table:formula="of:=[.A1603]/1000/(60*60*24)" office:value-type="time" office:time-value="PT07H06M55.707S" calcext:value-type="time">
            <text:p>07:06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697.6" calcext:value-type="float">
            <text:p>1697.6</text:p>
          </table:table-cell>
          <table:table-cell office:value-type="float" office:value="2042.16" calcext:value-type="float">
            <text:p>2042.16</text:p>
          </table:table-cell>
        </table:table-row>
        <table:table-row table:style-name="ro1">
          <table:table-cell office:value-type="float" office:value="25631707" calcext:value-type="float">
            <text:p>25631707</text:p>
          </table:table-cell>
          <table:table-cell table:formula="of:=[.A1604]/1000/(60*60*24)" office:value-type="time" office:time-value="PT07H07M11.707S" calcext:value-type="time">
            <text:p>07:07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698.63" calcext:value-type="float">
            <text:p>1698.63</text:p>
          </table:table-cell>
          <table:table-cell office:value-type="float" office:value="2043.36" calcext:value-type="float">
            <text:p>2043.36</text:p>
          </table:table-cell>
        </table:table-row>
        <table:table-row table:style-name="ro1">
          <table:table-cell office:value-type="float" office:value="25647707" calcext:value-type="float">
            <text:p>25647707</text:p>
          </table:table-cell>
          <table:table-cell table:formula="of:=[.A1605]/1000/(60*60*24)" office:value-type="time" office:time-value="PT07H07M27.707S" calcext:value-type="time">
            <text:p>07:07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699.67" calcext:value-type="float">
            <text:p>1699.67</text:p>
          </table:table-cell>
          <table:table-cell office:value-type="float" office:value="2044.57" calcext:value-type="float">
            <text:p>2044.57</text:p>
          </table:table-cell>
        </table:table-row>
        <table:table-row table:style-name="ro1">
          <table:table-cell office:value-type="float" office:value="25663707" calcext:value-type="float">
            <text:p>25663707</text:p>
          </table:table-cell>
          <table:table-cell table:formula="of:=[.A1606]/1000/(60*60*24)" office:value-type="time" office:time-value="PT07H07M43.707S" calcext:value-type="time">
            <text:p>07:07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700.7" calcext:value-type="float">
            <text:p>1700.7</text:p>
          </table:table-cell>
          <table:table-cell office:value-type="float" office:value="2045.77" calcext:value-type="float">
            <text:p>2045.77</text:p>
          </table:table-cell>
        </table:table-row>
        <table:table-row table:style-name="ro1">
          <table:table-cell office:value-type="float" office:value="25679707" calcext:value-type="float">
            <text:p>25679707</text:p>
          </table:table-cell>
          <table:table-cell table:formula="of:=[.A1607]/1000/(60*60*24)" office:value-type="time" office:time-value="PT07H07M59.707S" calcext:value-type="time">
            <text:p>07:08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01.73" calcext:value-type="float">
            <text:p>1701.73</text:p>
          </table:table-cell>
          <table:table-cell office:value-type="float" office:value="2046.98" calcext:value-type="float">
            <text:p>2046.98</text:p>
          </table:table-cell>
        </table:table-row>
        <table:table-row table:style-name="ro1">
          <table:table-cell office:value-type="float" office:value="25695707" calcext:value-type="float">
            <text:p>25695707</text:p>
          </table:table-cell>
          <table:table-cell table:formula="of:=[.A1608]/1000/(60*60*24)" office:value-type="time" office:time-value="PT07H08M15.707S" calcext:value-type="time">
            <text:p>07:08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702.76" calcext:value-type="float">
            <text:p>1702.76</text:p>
          </table:table-cell>
          <table:table-cell office:value-type="float" office:value="2048.18" calcext:value-type="float">
            <text:p>2048.18</text:p>
          </table:table-cell>
        </table:table-row>
        <table:table-row table:style-name="ro1">
          <table:table-cell office:value-type="float" office:value="25711707" calcext:value-type="float">
            <text:p>25711707</text:p>
          </table:table-cell>
          <table:table-cell table:formula="of:=[.A1609]/1000/(60*60*24)" office:value-type="time" office:time-value="PT07H08M31.707S" calcext:value-type="time">
            <text:p>07:08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03.79" calcext:value-type="float">
            <text:p>1703.79</text:p>
          </table:table-cell>
          <table:table-cell office:value-type="float" office:value="2049.39" calcext:value-type="float">
            <text:p>2049.39</text:p>
          </table:table-cell>
        </table:table-row>
        <table:table-row table:style-name="ro1">
          <table:table-cell office:value-type="float" office:value="25727707" calcext:value-type="float">
            <text:p>25727707</text:p>
          </table:table-cell>
          <table:table-cell table:formula="of:=[.A1610]/1000/(60*60*24)" office:value-type="time" office:time-value="PT07H08M47.707S" calcext:value-type="time">
            <text:p>07:08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04.82" calcext:value-type="float">
            <text:p>1704.82</text:p>
          </table:table-cell>
          <table:table-cell office:value-type="float" office:value="2050.59" calcext:value-type="float">
            <text:p>2050.59</text:p>
          </table:table-cell>
        </table:table-row>
        <table:table-row table:style-name="ro1">
          <table:table-cell office:value-type="float" office:value="25743706" calcext:value-type="float">
            <text:p>25743706</text:p>
          </table:table-cell>
          <table:table-cell table:formula="of:=[.A1611]/1000/(60*60*24)" office:value-type="time" office:time-value="PT07H09M03.706S" calcext:value-type="time">
            <text:p>07:09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05.85" calcext:value-type="float">
            <text:p>1705.85</text:p>
          </table:table-cell>
          <table:table-cell office:value-type="float" office:value="2051.8" calcext:value-type="float">
            <text:p>2051.8</text:p>
          </table:table-cell>
        </table:table-row>
        <table:table-row table:style-name="ro1">
          <table:table-cell office:value-type="float" office:value="25759707" calcext:value-type="float">
            <text:p>25759707</text:p>
          </table:table-cell>
          <table:table-cell table:formula="of:=[.A1612]/1000/(60*60*24)" office:value-type="time" office:time-value="PT07H09M19.707S" calcext:value-type="time">
            <text:p>07:09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06.89" calcext:value-type="float">
            <text:p>1706.89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5775707" calcext:value-type="float">
            <text:p>25775707</text:p>
          </table:table-cell>
          <table:table-cell table:formula="of:=[.A1613]/1000/(60*60*24)" office:value-type="time" office:time-value="PT07H09M35.707S" calcext:value-type="time">
            <text:p>07:09:36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1.6" calcext:value-type="float">
            <text:p>271.6</text:p>
          </table:table-cell>
          <table:table-cell office:value-type="float" office:value="1707.92" calcext:value-type="float">
            <text:p>1707.92</text:p>
          </table:table-cell>
          <table:table-cell office:value-type="float" office:value="2054.21" calcext:value-type="float">
            <text:p>2054.21</text:p>
          </table:table-cell>
        </table:table-row>
        <table:table-row table:style-name="ro1">
          <table:table-cell office:value-type="float" office:value="25791707" calcext:value-type="float">
            <text:p>25791707</text:p>
          </table:table-cell>
          <table:table-cell table:formula="of:=[.A1614]/1000/(60*60*24)" office:value-type="time" office:time-value="PT07H09M51.707S" calcext:value-type="time">
            <text:p>07:09:52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08.95" calcext:value-type="float">
            <text:p>1708.95</text:p>
          </table:table-cell>
          <table:table-cell office:value-type="float" office:value="2055.41" calcext:value-type="float">
            <text:p>2055.41</text:p>
          </table:table-cell>
        </table:table-row>
        <table:table-row table:style-name="ro1">
          <table:table-cell office:value-type="float" office:value="25807707" calcext:value-type="float">
            <text:p>25807707</text:p>
          </table:table-cell>
          <table:table-cell table:formula="of:=[.A1615]/1000/(60*60*24)" office:value-type="time" office:time-value="PT07H10M07.707S" calcext:value-type="time">
            <text:p>07:10:08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09.98" calcext:value-type="float">
            <text:p>1709.98</text:p>
          </table:table-cell>
          <table:table-cell office:value-type="float" office:value="2056.62" calcext:value-type="float">
            <text:p>2056.62</text:p>
          </table:table-cell>
        </table:table-row>
        <table:table-row table:style-name="ro1">
          <table:table-cell office:value-type="float" office:value="25823707" calcext:value-type="float">
            <text:p>25823707</text:p>
          </table:table-cell>
          <table:table-cell table:formula="of:=[.A1616]/1000/(60*60*24)" office:value-type="time" office:time-value="PT07H10M23.707S" calcext:value-type="time">
            <text:p>07:10:24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11.01" calcext:value-type="float">
            <text:p>1711.01</text:p>
          </table:table-cell>
          <table:table-cell office:value-type="float" office:value="2057.82" calcext:value-type="float">
            <text:p>2057.82</text:p>
          </table:table-cell>
        </table:table-row>
        <table:table-row table:style-name="ro1">
          <table:table-cell office:value-type="float" office:value="25839707" calcext:value-type="float">
            <text:p>25839707</text:p>
          </table:table-cell>
          <table:table-cell table:formula="of:=[.A1617]/1000/(60*60*24)" office:value-type="time" office:time-value="PT07H10M39.707S" calcext:value-type="time">
            <text:p>07:10:40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12.04" calcext:value-type="float">
            <text:p>1712.04</text:p>
          </table:table-cell>
          <table:table-cell office:value-type="float" office:value="2059.02" calcext:value-type="float">
            <text:p>2059.02</text:p>
          </table:table-cell>
        </table:table-row>
        <table:table-row table:style-name="ro1">
          <table:table-cell office:value-type="float" office:value="25855706" calcext:value-type="float">
            <text:p>25855706</text:p>
          </table:table-cell>
          <table:table-cell table:formula="of:=[.A1618]/1000/(60*60*24)" office:value-type="time" office:time-value="PT07H10M55.706S" calcext:value-type="time">
            <text:p>07:10:56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13.07" calcext:value-type="float">
            <text:p>1713.07</text:p>
          </table:table-cell>
          <table:table-cell office:value-type="float" office:value="2060.23" calcext:value-type="float">
            <text:p>2060.23</text:p>
          </table:table-cell>
        </table:table-row>
        <table:table-row table:style-name="ro1">
          <table:table-cell office:value-type="float" office:value="25871707" calcext:value-type="float">
            <text:p>25871707</text:p>
          </table:table-cell>
          <table:table-cell table:formula="of:=[.A1619]/1000/(60*60*24)" office:value-type="time" office:time-value="PT07H11M11.707S" calcext:value-type="time">
            <text:p>07:11:12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14.1" calcext:value-type="float">
            <text:p>1714.1</text:p>
          </table:table-cell>
          <table:table-cell office:value-type="float" office:value="2061.43" calcext:value-type="float">
            <text:p>2061.43</text:p>
          </table:table-cell>
        </table:table-row>
        <table:table-row table:style-name="ro1">
          <table:table-cell office:value-type="float" office:value="25887707" calcext:value-type="float">
            <text:p>25887707</text:p>
          </table:table-cell>
          <table:table-cell table:formula="of:=[.A1620]/1000/(60*60*24)" office:value-type="time" office:time-value="PT07H11M27.707S" calcext:value-type="time">
            <text:p>07:11:28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15.13" calcext:value-type="float">
            <text:p>1715.13</text:p>
          </table:table-cell>
          <table:table-cell office:value-type="float" office:value="2062.63" calcext:value-type="float">
            <text:p>2062.63</text:p>
          </table:table-cell>
        </table:table-row>
        <table:table-row table:style-name="ro1">
          <table:table-cell office:value-type="float" office:value="25903707" calcext:value-type="float">
            <text:p>25903707</text:p>
          </table:table-cell>
          <table:table-cell table:formula="of:=[.A1621]/1000/(60*60*24)" office:value-type="time" office:time-value="PT07H11M43.707S" calcext:value-type="time">
            <text:p>07:11:44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16.16" calcext:value-type="float">
            <text:p>1716.16</text:p>
          </table:table-cell>
          <table:table-cell office:value-type="float" office:value="2063.84" calcext:value-type="float">
            <text:p>2063.84</text:p>
          </table:table-cell>
        </table:table-row>
        <table:table-row table:style-name="ro1">
          <table:table-cell office:value-type="float" office:value="25919707" calcext:value-type="float">
            <text:p>25919707</text:p>
          </table:table-cell>
          <table:table-cell table:formula="of:=[.A1622]/1000/(60*60*24)" office:value-type="time" office:time-value="PT07H11M59.707S" calcext:value-type="time">
            <text:p>07:12:00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717.19" calcext:value-type="float">
            <text:p>1717.19</text:p>
          </table:table-cell>
          <table:table-cell office:value-type="float" office:value="2065.04" calcext:value-type="float">
            <text:p>2065.04</text:p>
          </table:table-cell>
        </table:table-row>
        <table:table-row table:style-name="ro1">
          <table:table-cell office:value-type="float" office:value="25935707" calcext:value-type="float">
            <text:p>25935707</text:p>
          </table:table-cell>
          <table:table-cell table:formula="of:=[.A1623]/1000/(60*60*24)" office:value-type="time" office:time-value="PT07H12M15.707S" calcext:value-type="time">
            <text:p>07:12:16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718.22" calcext:value-type="float">
            <text:p>1718.22</text:p>
          </table:table-cell>
          <table:table-cell office:value-type="float" office:value="2066.24" calcext:value-type="float">
            <text:p>2066.24</text:p>
          </table:table-cell>
        </table:table-row>
        <table:table-row table:style-name="ro1">
          <table:table-cell office:value-type="float" office:value="25951707" calcext:value-type="float">
            <text:p>25951707</text:p>
          </table:table-cell>
          <table:table-cell table:formula="of:=[.A1624]/1000/(60*60*24)" office:value-type="time" office:time-value="PT07H12M31.707S" calcext:value-type="time">
            <text:p>07:12:32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1719.25" calcext:value-type="float">
            <text:p>1719.25</text:p>
          </table:table-cell>
          <table:table-cell office:value-type="float" office:value="2067.44" calcext:value-type="float">
            <text:p>2067.44</text:p>
          </table:table-cell>
        </table:table-row>
        <table:table-row table:style-name="ro1">
          <table:table-cell office:value-type="float" office:value="25967707" calcext:value-type="float">
            <text:p>25967707</text:p>
          </table:table-cell>
          <table:table-cell table:formula="of:=[.A1625]/1000/(60*60*24)" office:value-type="time" office:time-value="PT07H12M47.707S" calcext:value-type="time">
            <text:p>07:12:48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720.28" calcext:value-type="float">
            <text:p>1720.28</text:p>
          </table:table-cell>
          <table:table-cell office:value-type="float" office:value="2068.65" calcext:value-type="float">
            <text:p>2068.65</text:p>
          </table:table-cell>
        </table:table-row>
        <table:table-row table:style-name="ro1">
          <table:table-cell office:value-type="float" office:value="25983707" calcext:value-type="float">
            <text:p>25983707</text:p>
          </table:table-cell>
          <table:table-cell table:formula="of:=[.A1626]/1000/(60*60*24)" office:value-type="time" office:time-value="PT07H13M03.707S" calcext:value-type="time">
            <text:p>07:13:04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721.31" calcext:value-type="float">
            <text:p>1721.31</text:p>
          </table:table-cell>
          <table:table-cell office:value-type="float" office:value="2069.85" calcext:value-type="float">
            <text:p>2069.85</text:p>
          </table:table-cell>
        </table:table-row>
        <table:table-row table:style-name="ro1">
          <table:table-cell office:value-type="float" office:value="25999707" calcext:value-type="float">
            <text:p>25999707</text:p>
          </table:table-cell>
          <table:table-cell table:formula="of:=[.A1627]/1000/(60*60*24)" office:value-type="time" office:time-value="PT07H13M19.707S" calcext:value-type="time">
            <text:p>07:13:20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722.34" calcext:value-type="float">
            <text:p>1722.34</text:p>
          </table:table-cell>
          <table:table-cell office:value-type="float" office:value="2071.05" calcext:value-type="float">
            <text:p>2071.05</text:p>
          </table:table-cell>
        </table:table-row>
        <table:table-row table:style-name="ro1">
          <table:table-cell office:value-type="float" office:value="26015706" calcext:value-type="float">
            <text:p>26015706</text:p>
          </table:table-cell>
          <table:table-cell table:formula="of:=[.A1628]/1000/(60*60*24)" office:value-type="time" office:time-value="PT07H13M35.706S" calcext:value-type="time">
            <text:p>07:13:36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723.37" calcext:value-type="float">
            <text:p>1723.37</text:p>
          </table:table-cell>
          <table:table-cell office:value-type="float" office:value="2072.25" calcext:value-type="float">
            <text:p>2072.25</text:p>
          </table:table-cell>
        </table:table-row>
        <table:table-row table:style-name="ro1">
          <table:table-cell office:value-type="float" office:value="26031707" calcext:value-type="float">
            <text:p>26031707</text:p>
          </table:table-cell>
          <table:table-cell table:formula="of:=[.A1629]/1000/(60*60*24)" office:value-type="time" office:time-value="PT07H13M51.707S" calcext:value-type="time">
            <text:p>07:13:52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724.4" calcext:value-type="float">
            <text:p>1724.4</text:p>
          </table:table-cell>
          <table:table-cell office:value-type="float" office:value="2073.45" calcext:value-type="float">
            <text:p>2073.45</text:p>
          </table:table-cell>
        </table:table-row>
        <table:table-row table:style-name="ro1">
          <table:table-cell office:value-type="float" office:value="26047707" calcext:value-type="float">
            <text:p>26047707</text:p>
          </table:table-cell>
          <table:table-cell table:formula="of:=[.A1630]/1000/(60*60*24)" office:value-type="time" office:time-value="PT07H14M07.707S" calcext:value-type="time">
            <text:p>07:14:08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725.42" calcext:value-type="float">
            <text:p>1725.42</text:p>
          </table:table-cell>
          <table:table-cell office:value-type="float" office:value="2074.65" calcext:value-type="float">
            <text:p>2074.65</text:p>
          </table:table-cell>
        </table:table-row>
        <table:table-row table:style-name="ro1">
          <table:table-cell office:value-type="float" office:value="26063706" calcext:value-type="float">
            <text:p>26063706</text:p>
          </table:table-cell>
          <table:table-cell table:formula="of:=[.A1631]/1000/(60*60*24)" office:value-type="time" office:time-value="PT07H14M23.706S" calcext:value-type="time">
            <text:p>07:14:24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726.45" calcext:value-type="float">
            <text:p>1726.45</text:p>
          </table:table-cell>
          <table:table-cell office:value-type="float" office:value="2075.85" calcext:value-type="float">
            <text:p>2075.85</text:p>
          </table:table-cell>
        </table:table-row>
        <table:table-row table:style-name="ro1">
          <table:table-cell office:value-type="float" office:value="26079707" calcext:value-type="float">
            <text:p>26079707</text:p>
          </table:table-cell>
          <table:table-cell table:formula="of:=[.A1632]/1000/(60*60*24)" office:value-type="time" office:time-value="PT07H14M39.707S" calcext:value-type="time">
            <text:p>07:14:40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727.48" calcext:value-type="float">
            <text:p>1727.48</text:p>
          </table:table-cell>
          <table:table-cell office:value-type="float" office:value="2077.05" calcext:value-type="float">
            <text:p>2077.05</text:p>
          </table:table-cell>
        </table:table-row>
        <table:table-row table:style-name="ro1">
          <table:table-cell office:value-type="float" office:value="26095707" calcext:value-type="float">
            <text:p>26095707</text:p>
          </table:table-cell>
          <table:table-cell table:formula="of:=[.A1633]/1000/(60*60*24)" office:value-type="time" office:time-value="PT07H14M55.707S" calcext:value-type="time">
            <text:p>07:14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728.51" calcext:value-type="float">
            <text:p>1728.51</text:p>
          </table:table-cell>
          <table:table-cell office:value-type="float" office:value="2078.25" calcext:value-type="float">
            <text:p>2078.25</text:p>
          </table:table-cell>
        </table:table-row>
        <table:table-row table:style-name="ro1">
          <table:table-cell office:value-type="float" office:value="26111707" calcext:value-type="float">
            <text:p>26111707</text:p>
          </table:table-cell>
          <table:table-cell table:formula="of:=[.A1634]/1000/(60*60*24)" office:value-type="time" office:time-value="PT07H15M11.707S" calcext:value-type="time">
            <text:p>07:15:12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729.54" calcext:value-type="float">
            <text:p>1729.54</text:p>
          </table:table-cell>
          <table:table-cell office:value-type="float" office:value="2079.45" calcext:value-type="float">
            <text:p>2079.45</text:p>
          </table:table-cell>
        </table:table-row>
        <table:table-row table:style-name="ro1">
          <table:table-cell office:value-type="float" office:value="26127707" calcext:value-type="float">
            <text:p>26127707</text:p>
          </table:table-cell>
          <table:table-cell table:formula="of:=[.A1635]/1000/(60*60*24)" office:value-type="time" office:time-value="PT07H15M27.707S" calcext:value-type="time">
            <text:p>07:15:28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730.57" calcext:value-type="float">
            <text:p>1730.57</text:p>
          </table:table-cell>
          <table:table-cell office:value-type="float" office:value="2080.65" calcext:value-type="float">
            <text:p>2080.65</text:p>
          </table:table-cell>
        </table:table-row>
        <table:table-row table:style-name="ro1">
          <table:table-cell office:value-type="float" office:value="26143707" calcext:value-type="float">
            <text:p>26143707</text:p>
          </table:table-cell>
          <table:table-cell table:formula="of:=[.A1636]/1000/(60*60*24)" office:value-type="time" office:time-value="PT07H15M43.707S" calcext:value-type="time">
            <text:p>07:15:44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31.6" calcext:value-type="float">
            <text:p>1731.6</text:p>
          </table:table-cell>
          <table:table-cell office:value-type="float" office:value="2081.85" calcext:value-type="float">
            <text:p>2081.85</text:p>
          </table:table-cell>
        </table:table-row>
        <table:table-row table:style-name="ro1">
          <table:table-cell office:value-type="float" office:value="26159707" calcext:value-type="float">
            <text:p>26159707</text:p>
          </table:table-cell>
          <table:table-cell table:formula="of:=[.A1637]/1000/(60*60*24)" office:value-type="time" office:time-value="PT07H15M59.707S" calcext:value-type="time">
            <text:p>07:16:00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732.63" calcext:value-type="float">
            <text:p>1732.63</text:p>
          </table:table-cell>
          <table:table-cell office:value-type="float" office:value="2083.05" calcext:value-type="float">
            <text:p>2083.05</text:p>
          </table:table-cell>
        </table:table-row>
        <table:table-row table:style-name="ro1">
          <table:table-cell office:value-type="float" office:value="26175707" calcext:value-type="float">
            <text:p>26175707</text:p>
          </table:table-cell>
          <table:table-cell table:formula="of:=[.A1638]/1000/(60*60*24)" office:value-type="time" office:time-value="PT07H16M15.707S" calcext:value-type="time">
            <text:p>07:16:16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733.65" calcext:value-type="float">
            <text:p>1733.65</text:p>
          </table:table-cell>
          <table:table-cell office:value-type="float" office:value="2084.25" calcext:value-type="float">
            <text:p>2084.25</text:p>
          </table:table-cell>
        </table:table-row>
        <table:table-row table:style-name="ro1">
          <table:table-cell office:value-type="float" office:value="26191707" calcext:value-type="float">
            <text:p>26191707</text:p>
          </table:table-cell>
          <table:table-cell table:formula="of:=[.A1639]/1000/(60*60*24)" office:value-type="time" office:time-value="PT07H16M31.707S" calcext:value-type="time">
            <text:p>07:16:32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734.68" calcext:value-type="float">
            <text:p>1734.68</text:p>
          </table:table-cell>
          <table:table-cell office:value-type="float" office:value="2085.44" calcext:value-type="float">
            <text:p>2085.44</text:p>
          </table:table-cell>
        </table:table-row>
        <table:table-row table:style-name="ro1">
          <table:table-cell office:value-type="float" office:value="26207707" calcext:value-type="float">
            <text:p>26207707</text:p>
          </table:table-cell>
          <table:table-cell table:formula="of:=[.A1640]/1000/(60*60*24)" office:value-type="time" office:time-value="PT07H16M47.707S" calcext:value-type="time">
            <text:p>07:16:48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735.71" calcext:value-type="float">
            <text:p>1735.71</text:p>
          </table:table-cell>
          <table:table-cell office:value-type="float" office:value="2086.64" calcext:value-type="float">
            <text:p>2086.64</text:p>
          </table:table-cell>
        </table:table-row>
        <table:table-row table:style-name="ro1">
          <table:table-cell office:value-type="float" office:value="26223707" calcext:value-type="float">
            <text:p>26223707</text:p>
          </table:table-cell>
          <table:table-cell table:formula="of:=[.A1641]/1000/(60*60*24)" office:value-type="time" office:time-value="PT07H17M03.707S" calcext:value-type="time">
            <text:p>07:17:04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736.74" calcext:value-type="float">
            <text:p>1736.74</text:p>
          </table:table-cell>
          <table:table-cell office:value-type="float" office:value="2087.84" calcext:value-type="float">
            <text:p>2087.84</text:p>
          </table:table-cell>
        </table:table-row>
        <table:table-row table:style-name="ro1">
          <table:table-cell office:value-type="float" office:value="26239707" calcext:value-type="float">
            <text:p>26239707</text:p>
          </table:table-cell>
          <table:table-cell table:formula="of:=[.A1642]/1000/(60*60*24)" office:value-type="time" office:time-value="PT07H17M19.707S" calcext:value-type="time">
            <text:p>07:17:20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737.76" calcext:value-type="float">
            <text:p>1737.76</text:p>
          </table:table-cell>
          <table:table-cell office:value-type="float" office:value="2089.04" calcext:value-type="float">
            <text:p>2089.04</text:p>
          </table:table-cell>
        </table:table-row>
        <table:table-row table:style-name="ro1">
          <table:table-cell office:value-type="float" office:value="26255707" calcext:value-type="float">
            <text:p>26255707</text:p>
          </table:table-cell>
          <table:table-cell table:formula="of:=[.A1643]/1000/(60*60*24)" office:value-type="time" office:time-value="PT07H17M35.707S" calcext:value-type="time">
            <text:p>07:17:36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738.79" calcext:value-type="float">
            <text:p>1738.79</text:p>
          </table:table-cell>
          <table:table-cell office:value-type="float" office:value="2090.23" calcext:value-type="float">
            <text:p>2090.23</text:p>
          </table:table-cell>
        </table:table-row>
        <table:table-row table:style-name="ro1">
          <table:table-cell office:value-type="float" office:value="26271707" calcext:value-type="float">
            <text:p>26271707</text:p>
          </table:table-cell>
          <table:table-cell table:formula="of:=[.A1644]/1000/(60*60*24)" office:value-type="time" office:time-value="PT07H17M51.707S" calcext:value-type="time">
            <text:p>07:17:52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739.82" calcext:value-type="float">
            <text:p>1739.82</text:p>
          </table:table-cell>
          <table:table-cell office:value-type="float" office:value="2091.43" calcext:value-type="float">
            <text:p>2091.43</text:p>
          </table:table-cell>
        </table:table-row>
        <table:table-row table:style-name="ro1">
          <table:table-cell office:value-type="float" office:value="26287707" calcext:value-type="float">
            <text:p>26287707</text:p>
          </table:table-cell>
          <table:table-cell table:formula="of:=[.A1645]/1000/(60*60*24)" office:value-type="time" office:time-value="PT07H18M07.707S" calcext:value-type="time">
            <text:p>07:18:08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8" calcext:value-type="float">
            <text:p>268.8</text:p>
          </table:table-cell>
          <table:table-cell office:value-type="float" office:value="1740.85" calcext:value-type="float">
            <text:p>1740.85</text:p>
          </table:table-cell>
          <table:table-cell office:value-type="float" office:value="2092.62" calcext:value-type="float">
            <text:p>2092.62</text:p>
          </table:table-cell>
        </table:table-row>
        <table:table-row table:style-name="ro1">
          <table:table-cell office:value-type="float" office:value="26303707" calcext:value-type="float">
            <text:p>26303707</text:p>
          </table:table-cell>
          <table:table-cell table:formula="of:=[.A1646]/1000/(60*60*24)" office:value-type="time" office:time-value="PT07H18M23.707S" calcext:value-type="time">
            <text:p>07:18:24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741.87" calcext:value-type="float">
            <text:p>1741.87</text:p>
          </table:table-cell>
          <table:table-cell office:value-type="float" office:value="2093.82" calcext:value-type="float">
            <text:p>2093.82</text:p>
          </table:table-cell>
        </table:table-row>
        <table:table-row table:style-name="ro1">
          <table:table-cell office:value-type="float" office:value="26319707" calcext:value-type="float">
            <text:p>26319707</text:p>
          </table:table-cell>
          <table:table-cell table:formula="of:=[.A1647]/1000/(60*60*24)" office:value-type="time" office:time-value="PT07H18M39.707S" calcext:value-type="time">
            <text:p>07:18:40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742.9" calcext:value-type="float">
            <text:p>1742.9</text:p>
          </table:table-cell>
          <table:table-cell office:value-type="float" office:value="2095.01" calcext:value-type="float">
            <text:p>2095.01</text:p>
          </table:table-cell>
        </table:table-row>
        <table:table-row table:style-name="ro1">
          <table:table-cell office:value-type="float" office:value="26335707" calcext:value-type="float">
            <text:p>26335707</text:p>
          </table:table-cell>
          <table:table-cell table:formula="of:=[.A1648]/1000/(60*60*24)" office:value-type="time" office:time-value="PT07H18M55.707S" calcext:value-type="time">
            <text:p>07:18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743.93" calcext:value-type="float">
            <text:p>1743.93</text:p>
          </table:table-cell>
          <table:table-cell office:value-type="float" office:value="2096.21" calcext:value-type="float">
            <text:p>2096.21</text:p>
          </table:table-cell>
        </table:table-row>
        <table:table-row table:style-name="ro1">
          <table:table-cell office:value-type="float" office:value="26351707" calcext:value-type="float">
            <text:p>26351707</text:p>
          </table:table-cell>
          <table:table-cell table:formula="of:=[.A1649]/1000/(60*60*24)" office:value-type="time" office:time-value="PT07H19M11.707S" calcext:value-type="time">
            <text:p>07:19:12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744.96" calcext:value-type="float">
            <text:p>1744.96</text:p>
          </table:table-cell>
          <table:table-cell office:value-type="float" office:value="2097.4" calcext:value-type="float">
            <text:p>2097.4</text:p>
          </table:table-cell>
        </table:table-row>
        <table:table-row table:style-name="ro1">
          <table:table-cell office:value-type="float" office:value="26367707" calcext:value-type="float">
            <text:p>26367707</text:p>
          </table:table-cell>
          <table:table-cell table:formula="of:=[.A1650]/1000/(60*60*24)" office:value-type="time" office:time-value="PT07H19M27.707S" calcext:value-type="time">
            <text:p>07:19:28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745.98" calcext:value-type="float">
            <text:p>1745.98</text:p>
          </table:table-cell>
          <table:table-cell office:value-type="float" office:value="2098.6" calcext:value-type="float">
            <text:p>2098.6</text:p>
          </table:table-cell>
        </table:table-row>
        <table:table-row table:style-name="ro1">
          <table:table-cell office:value-type="float" office:value="26383707" calcext:value-type="float">
            <text:p>26383707</text:p>
          </table:table-cell>
          <table:table-cell table:formula="of:=[.A1651]/1000/(60*60*24)" office:value-type="time" office:time-value="PT07H19M43.707S" calcext:value-type="time">
            <text:p>07:19:44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747.01" calcext:value-type="float">
            <text:p>1747.01</text:p>
          </table:table-cell>
          <table:table-cell office:value-type="float" office:value="2099.79" calcext:value-type="float">
            <text:p>2099.79</text:p>
          </table:table-cell>
        </table:table-row>
        <table:table-row table:style-name="ro1">
          <table:table-cell office:value-type="float" office:value="26399707" calcext:value-type="float">
            <text:p>26399707</text:p>
          </table:table-cell>
          <table:table-cell table:formula="of:=[.A1652]/1000/(60*60*24)" office:value-type="time" office:time-value="PT07H19M59.707S" calcext:value-type="time">
            <text:p>07:20:00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7" calcext:value-type="float">
            <text:p>268.67</text:p>
          </table:table-cell>
          <table:table-cell office:value-type="float" office:value="1748.04" calcext:value-type="float">
            <text:p>1748.04</text:p>
          </table:table-cell>
          <table:table-cell office:value-type="float" office:value="2100.99" calcext:value-type="float">
            <text:p>2100.99</text:p>
          </table:table-cell>
        </table:table-row>
        <table:table-row table:style-name="ro1">
          <table:table-cell office:value-type="float" office:value="26415707" calcext:value-type="float">
            <text:p>26415707</text:p>
          </table:table-cell>
          <table:table-cell table:formula="of:=[.A1653]/1000/(60*60*24)" office:value-type="time" office:time-value="PT07H20M15.707S" calcext:value-type="time">
            <text:p>07:20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749.06" calcext:value-type="float">
            <text:p>1749.06</text:p>
          </table:table-cell>
          <table:table-cell office:value-type="float" office:value="2102.18" calcext:value-type="float">
            <text:p>2102.18</text:p>
          </table:table-cell>
        </table:table-row>
        <table:table-row table:style-name="ro1">
          <table:table-cell office:value-type="float" office:value="26431707" calcext:value-type="float">
            <text:p>26431707</text:p>
          </table:table-cell>
          <table:table-cell table:formula="of:=[.A1654]/1000/(60*60*24)" office:value-type="time" office:time-value="PT07H20M31.707S" calcext:value-type="time">
            <text:p>07:20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750.09" calcext:value-type="float">
            <text:p>1750.09</text:p>
          </table:table-cell>
          <table:table-cell office:value-type="float" office:value="2103.38" calcext:value-type="float">
            <text:p>2103.38</text:p>
          </table:table-cell>
        </table:table-row>
        <table:table-row table:style-name="ro1">
          <table:table-cell office:value-type="float" office:value="26447707" calcext:value-type="float">
            <text:p>26447707</text:p>
          </table:table-cell>
          <table:table-cell table:formula="of:=[.A1655]/1000/(60*60*24)" office:value-type="time" office:time-value="PT07H20M47.707S" calcext:value-type="time">
            <text:p>07:20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751.11" calcext:value-type="float">
            <text:p>1751.11</text:p>
          </table:table-cell>
          <table:table-cell office:value-type="float" office:value="2104.57" calcext:value-type="float">
            <text:p>2104.57</text:p>
          </table:table-cell>
        </table:table-row>
        <table:table-row table:style-name="ro1">
          <table:table-cell office:value-type="float" office:value="26463707" calcext:value-type="float">
            <text:p>26463707</text:p>
          </table:table-cell>
          <table:table-cell table:formula="of:=[.A1656]/1000/(60*60*24)" office:value-type="time" office:time-value="PT07H21M03.707S" calcext:value-type="time">
            <text:p>07:21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52.14" calcext:value-type="float">
            <text:p>1752.14</text:p>
          </table:table-cell>
          <table:table-cell office:value-type="float" office:value="2105.76" calcext:value-type="float">
            <text:p>2105.76</text:p>
          </table:table-cell>
        </table:table-row>
        <table:table-row table:style-name="ro1">
          <table:table-cell office:value-type="float" office:value="26479707" calcext:value-type="float">
            <text:p>26479707</text:p>
          </table:table-cell>
          <table:table-cell table:formula="of:=[.A1657]/1000/(60*60*24)" office:value-type="time" office:time-value="PT07H21M19.707S" calcext:value-type="time">
            <text:p>07:21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53.17" calcext:value-type="float">
            <text:p>1753.17</text:p>
          </table:table-cell>
          <table:table-cell office:value-type="float" office:value="2106.96" calcext:value-type="float">
            <text:p>2106.96</text:p>
          </table:table-cell>
        </table:table-row>
        <table:table-row table:style-name="ro1">
          <table:table-cell office:value-type="float" office:value="26495707" calcext:value-type="float">
            <text:p>26495707</text:p>
          </table:table-cell>
          <table:table-cell table:formula="of:=[.A1658]/1000/(60*60*24)" office:value-type="time" office:time-value="PT07H21M35.707S" calcext:value-type="time">
            <text:p>07:21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54.19" calcext:value-type="float">
            <text:p>1754.19</text:p>
          </table:table-cell>
          <table:table-cell office:value-type="float" office:value="2108.15" calcext:value-type="float">
            <text:p>2108.15</text:p>
          </table:table-cell>
        </table:table-row>
        <table:table-row table:style-name="ro1">
          <table:table-cell office:value-type="float" office:value="26511707" calcext:value-type="float">
            <text:p>26511707</text:p>
          </table:table-cell>
          <table:table-cell table:formula="of:=[.A1659]/1000/(60*60*24)" office:value-type="time" office:time-value="PT07H21M51.707S" calcext:value-type="time">
            <text:p>07:21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55.22" calcext:value-type="float">
            <text:p>1755.22</text:p>
          </table:table-cell>
          <table:table-cell office:value-type="float" office:value="2109.34" calcext:value-type="float">
            <text:p>2109.34</text:p>
          </table:table-cell>
        </table:table-row>
        <table:table-row table:style-name="ro1">
          <table:table-cell office:value-type="float" office:value="26527706" calcext:value-type="float">
            <text:p>26527706</text:p>
          </table:table-cell>
          <table:table-cell table:formula="of:=[.A1660]/1000/(60*60*24)" office:value-type="time" office:time-value="PT07H22M07.706S" calcext:value-type="time">
            <text:p>07:22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756.24" calcext:value-type="float">
            <text:p>1756.24</text:p>
          </table:table-cell>
          <table:table-cell office:value-type="float" office:value="2110.53" calcext:value-type="float">
            <text:p>2110.53</text:p>
          </table:table-cell>
        </table:table-row>
        <table:table-row table:style-name="ro1">
          <table:table-cell office:value-type="float" office:value="26543707" calcext:value-type="float">
            <text:p>26543707</text:p>
          </table:table-cell>
          <table:table-cell table:formula="of:=[.A1661]/1000/(60*60*24)" office:value-type="time" office:time-value="PT07H22M23.707S" calcext:value-type="time">
            <text:p>07:22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57.27" calcext:value-type="float">
            <text:p>1757.27</text:p>
          </table:table-cell>
          <table:table-cell office:value-type="float" office:value="2111.72" calcext:value-type="float">
            <text:p>2111.72</text:p>
          </table:table-cell>
        </table:table-row>
        <table:table-row table:style-name="ro1">
          <table:table-cell office:value-type="float" office:value="26559707" calcext:value-type="float">
            <text:p>26559707</text:p>
          </table:table-cell>
          <table:table-cell table:formula="of:=[.A1662]/1000/(60*60*24)" office:value-type="time" office:time-value="PT07H22M39.707S" calcext:value-type="time">
            <text:p>07:22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758.29" calcext:value-type="float">
            <text:p>1758.29</text:p>
          </table:table-cell>
          <table:table-cell office:value-type="float" office:value="2112.91" calcext:value-type="float">
            <text:p>2112.91</text:p>
          </table:table-cell>
        </table:table-row>
        <table:table-row table:style-name="ro1">
          <table:table-cell office:value-type="float" office:value="26575707" calcext:value-type="float">
            <text:p>26575707</text:p>
          </table:table-cell>
          <table:table-cell table:formula="of:=[.A1663]/1000/(60*60*24)" office:value-type="time" office:time-value="PT07H22M55.707S" calcext:value-type="time">
            <text:p>07:22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759.32" calcext:value-type="float">
            <text:p>1759.32</text:p>
          </table:table-cell>
          <table:table-cell office:value-type="float" office:value="2114.1" calcext:value-type="float">
            <text:p>2114.1</text:p>
          </table:table-cell>
        </table:table-row>
        <table:table-row table:style-name="ro1">
          <table:table-cell office:value-type="float" office:value="26591707" calcext:value-type="float">
            <text:p>26591707</text:p>
          </table:table-cell>
          <table:table-cell table:formula="of:=[.A1664]/1000/(60*60*24)" office:value-type="time" office:time-value="PT07H23M11.707S" calcext:value-type="time">
            <text:p>07:23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760.34" calcext:value-type="float">
            <text:p>1760.34</text:p>
          </table:table-cell>
          <table:table-cell office:value-type="float" office:value="2115.29" calcext:value-type="float">
            <text:p>2115.29</text:p>
          </table:table-cell>
        </table:table-row>
        <table:table-row table:style-name="ro1">
          <table:table-cell office:value-type="float" office:value="26607707" calcext:value-type="float">
            <text:p>26607707</text:p>
          </table:table-cell>
          <table:table-cell table:formula="of:=[.A1665]/1000/(60*60*24)" office:value-type="time" office:time-value="PT07H23M27.707S" calcext:value-type="time">
            <text:p>07:23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761.37" calcext:value-type="float">
            <text:p>1761.37</text:p>
          </table:table-cell>
          <table:table-cell office:value-type="float" office:value="2116.48" calcext:value-type="float">
            <text:p>2116.48</text:p>
          </table:table-cell>
        </table:table-row>
        <table:table-row table:style-name="ro1">
          <table:table-cell office:value-type="float" office:value="26623707" calcext:value-type="float">
            <text:p>26623707</text:p>
          </table:table-cell>
          <table:table-cell table:formula="of:=[.A1666]/1000/(60*60*24)" office:value-type="time" office:time-value="PT07H23M43.707S" calcext:value-type="time">
            <text:p>07:23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762.39" calcext:value-type="float">
            <text:p>1762.39</text:p>
          </table:table-cell>
          <table:table-cell office:value-type="float" office:value="2117.67" calcext:value-type="float">
            <text:p>2117.67</text:p>
          </table:table-cell>
        </table:table-row>
        <table:table-row table:style-name="ro1">
          <table:table-cell office:value-type="float" office:value="26639707" calcext:value-type="float">
            <text:p>26639707</text:p>
          </table:table-cell>
          <table:table-cell table:formula="of:=[.A1667]/1000/(60*60*24)" office:value-type="time" office:time-value="PT07H23M59.707S" calcext:value-type="time">
            <text:p>07:24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9" calcext:value-type="float">
            <text:p>268.09</text:p>
          </table:table-cell>
          <table:table-cell office:value-type="float" office:value="1763.42" calcext:value-type="float">
            <text:p>1763.42</text:p>
          </table:table-cell>
          <table:table-cell office:value-type="float" office:value="2118.86" calcext:value-type="float">
            <text:p>2118.86</text:p>
          </table:table-cell>
        </table:table-row>
        <table:table-row table:style-name="ro1">
          <table:table-cell office:value-type="float" office:value="26655707" calcext:value-type="float">
            <text:p>26655707</text:p>
          </table:table-cell>
          <table:table-cell table:formula="of:=[.A1668]/1000/(60*60*24)" office:value-type="time" office:time-value="PT07H24M15.707S" calcext:value-type="time">
            <text:p>07:24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764.44" calcext:value-type="float">
            <text:p>1764.44</text:p>
          </table:table-cell>
          <table:table-cell office:value-type="float" office:value="2120.05" calcext:value-type="float">
            <text:p>2120.05</text:p>
          </table:table-cell>
        </table:table-row>
        <table:table-row table:style-name="ro1">
          <table:table-cell office:value-type="float" office:value="26671707" calcext:value-type="float">
            <text:p>26671707</text:p>
          </table:table-cell>
          <table:table-cell table:formula="of:=[.A1669]/1000/(60*60*24)" office:value-type="time" office:time-value="PT07H24M31.707S" calcext:value-type="time">
            <text:p>07:24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5" calcext:value-type="float">
            <text:p>267.05</text:p>
          </table:table-cell>
          <table:table-cell office:value-type="float" office:value="1765.47" calcext:value-type="float">
            <text:p>1765.47</text:p>
          </table:table-cell>
          <table:table-cell office:value-type="float" office:value="2121.24" calcext:value-type="float">
            <text:p>2121.24</text:p>
          </table:table-cell>
        </table:table-row>
        <table:table-row table:style-name="ro1">
          <table:table-cell office:value-type="float" office:value="26687707" calcext:value-type="float">
            <text:p>26687707</text:p>
          </table:table-cell>
          <table:table-cell table:formula="of:=[.A1670]/1000/(60*60*24)" office:value-type="time" office:time-value="PT07H24M47.707S" calcext:value-type="time">
            <text:p>07:24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766.49" calcext:value-type="float">
            <text:p>1766.49</text:p>
          </table:table-cell>
          <table:table-cell office:value-type="float" office:value="2122.43" calcext:value-type="float">
            <text:p>2122.43</text:p>
          </table:table-cell>
        </table:table-row>
        <table:table-row table:style-name="ro1">
          <table:table-cell office:value-type="float" office:value="26703707" calcext:value-type="float">
            <text:p>26703707</text:p>
          </table:table-cell>
          <table:table-cell table:formula="of:=[.A1671]/1000/(60*60*24)" office:value-type="time" office:time-value="PT07H25M03.707S" calcext:value-type="time">
            <text:p>07:25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767.52" calcext:value-type="float">
            <text:p>1767.52</text:p>
          </table:table-cell>
          <table:table-cell office:value-type="float" office:value="2123.61" calcext:value-type="float">
            <text:p>2123.61</text:p>
          </table:table-cell>
        </table:table-row>
        <table:table-row table:style-name="ro1">
          <table:table-cell office:value-type="float" office:value="26719707" calcext:value-type="float">
            <text:p>26719707</text:p>
          </table:table-cell>
          <table:table-cell table:formula="of:=[.A1672]/1000/(60*60*24)" office:value-type="time" office:time-value="PT07H25M19.707S" calcext:value-type="time">
            <text:p>07:25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768.54" calcext:value-type="float">
            <text:p>1768.54</text:p>
          </table:table-cell>
          <table:table-cell office:value-type="float" office:value="2124.8" calcext:value-type="float">
            <text:p>2124.8</text:p>
          </table:table-cell>
        </table:table-row>
        <table:table-row table:style-name="ro1">
          <table:table-cell office:value-type="float" office:value="26735707" calcext:value-type="float">
            <text:p>26735707</text:p>
          </table:table-cell>
          <table:table-cell table:formula="of:=[.A1673]/1000/(60*60*24)" office:value-type="time" office:time-value="PT07H25M35.707S" calcext:value-type="time">
            <text:p>07:25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769.56" calcext:value-type="float">
            <text:p>1769.56</text:p>
          </table:table-cell>
          <table:table-cell office:value-type="float" office:value="2125.99" calcext:value-type="float">
            <text:p>2125.99</text:p>
          </table:table-cell>
        </table:table-row>
        <table:table-row table:style-name="ro1">
          <table:table-cell office:value-type="float" office:value="26751707" calcext:value-type="float">
            <text:p>26751707</text:p>
          </table:table-cell>
          <table:table-cell table:formula="of:=[.A1674]/1000/(60*60*24)" office:value-type="time" office:time-value="PT07H25M51.707S" calcext:value-type="time">
            <text:p>07:25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770.59" calcext:value-type="float">
            <text:p>1770.59</text:p>
          </table:table-cell>
          <table:table-cell office:value-type="float" office:value="2127.18" calcext:value-type="float">
            <text:p>2127.18</text:p>
          </table:table-cell>
        </table:table-row>
        <table:table-row table:style-name="ro1">
          <table:table-cell office:value-type="float" office:value="26767707" calcext:value-type="float">
            <text:p>26767707</text:p>
          </table:table-cell>
          <table:table-cell table:formula="of:=[.A1675]/1000/(60*60*24)" office:value-type="time" office:time-value="PT07H26M07.707S" calcext:value-type="time">
            <text:p>07:26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771.61" calcext:value-type="float">
            <text:p>1771.61</text:p>
          </table:table-cell>
          <table:table-cell office:value-type="float" office:value="2128.37" calcext:value-type="float">
            <text:p>2128.37</text:p>
          </table:table-cell>
        </table:table-row>
        <table:table-row table:style-name="ro1">
          <table:table-cell office:value-type="float" office:value="26783707" calcext:value-type="float">
            <text:p>26783707</text:p>
          </table:table-cell>
          <table:table-cell table:formula="of:=[.A1676]/1000/(60*60*24)" office:value-type="time" office:time-value="PT07H26M23.707S" calcext:value-type="time">
            <text:p>07:26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772.64" calcext:value-type="float">
            <text:p>1772.64</text:p>
          </table:table-cell>
          <table:table-cell office:value-type="float" office:value="2129.55" calcext:value-type="float">
            <text:p>2129.55</text:p>
          </table:table-cell>
        </table:table-row>
        <table:table-row table:style-name="ro1">
          <table:table-cell office:value-type="float" office:value="26799707" calcext:value-type="float">
            <text:p>26799707</text:p>
          </table:table-cell>
          <table:table-cell table:formula="of:=[.A1677]/1000/(60*60*24)" office:value-type="time" office:time-value="PT07H26M39.707S" calcext:value-type="time">
            <text:p>07:26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773.66" calcext:value-type="float">
            <text:p>1773.66</text:p>
          </table:table-cell>
          <table:table-cell office:value-type="float" office:value="2130.74" calcext:value-type="float">
            <text:p>2130.74</text:p>
          </table:table-cell>
        </table:table-row>
        <table:table-row table:style-name="ro1">
          <table:table-cell office:value-type="float" office:value="26815707" calcext:value-type="float">
            <text:p>26815707</text:p>
          </table:table-cell>
          <table:table-cell table:formula="of:=[.A1678]/1000/(60*60*24)" office:value-type="time" office:time-value="PT07H26M55.707S" calcext:value-type="time">
            <text:p>07:26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774.68" calcext:value-type="float">
            <text:p>1774.68</text:p>
          </table:table-cell>
          <table:table-cell office:value-type="float" office:value="2131.93" calcext:value-type="float">
            <text:p>2131.93</text:p>
          </table:table-cell>
        </table:table-row>
        <table:table-row table:style-name="ro1">
          <table:table-cell office:value-type="float" office:value="26831707" calcext:value-type="float">
            <text:p>26831707</text:p>
          </table:table-cell>
          <table:table-cell table:formula="of:=[.A1679]/1000/(60*60*24)" office:value-type="time" office:time-value="PT07H27M11.707S" calcext:value-type="time">
            <text:p>07:27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7.73" calcext:value-type="float">
            <text:p>267.73</text:p>
          </table:table-cell>
          <table:table-cell office:value-type="float" office:value="1775.71" calcext:value-type="float">
            <text:p>1775.71</text:p>
          </table:table-cell>
          <table:table-cell office:value-type="float" office:value="2133.11" calcext:value-type="float">
            <text:p>2133.11</text:p>
          </table:table-cell>
        </table:table-row>
        <table:table-row table:style-name="ro1">
          <table:table-cell office:value-type="float" office:value="26847707" calcext:value-type="float">
            <text:p>26847707</text:p>
          </table:table-cell>
          <table:table-cell table:formula="of:=[.A1680]/1000/(60*60*24)" office:value-type="time" office:time-value="PT07H27M27.707S" calcext:value-type="time">
            <text:p>07:27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776.73" calcext:value-type="float">
            <text:p>1776.73</text:p>
          </table:table-cell>
          <table:table-cell office:value-type="float" office:value="2134.3" calcext:value-type="float">
            <text:p>2134.3</text:p>
          </table:table-cell>
        </table:table-row>
        <table:table-row table:style-name="ro1">
          <table:table-cell office:value-type="float" office:value="26863707" calcext:value-type="float">
            <text:p>26863707</text:p>
          </table:table-cell>
          <table:table-cell table:formula="of:=[.A1681]/1000/(60*60*24)" office:value-type="time" office:time-value="PT07H27M43.707S" calcext:value-type="time">
            <text:p>07:27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777.75" calcext:value-type="float">
            <text:p>1777.75</text:p>
          </table:table-cell>
          <table:table-cell office:value-type="float" office:value="2135.49" calcext:value-type="float">
            <text:p>2135.49</text:p>
          </table:table-cell>
        </table:table-row>
        <table:table-row table:style-name="ro1">
          <table:table-cell office:value-type="float" office:value="26879706" calcext:value-type="float">
            <text:p>26879706</text:p>
          </table:table-cell>
          <table:table-cell table:formula="of:=[.A1682]/1000/(60*60*24)" office:value-type="time" office:time-value="PT07H27M59.706S" calcext:value-type="time">
            <text:p>07:28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778.77" calcext:value-type="float">
            <text:p>1778.77</text:p>
          </table:table-cell>
          <table:table-cell office:value-type="float" office:value="2136.67" calcext:value-type="float">
            <text:p>2136.67</text:p>
          </table:table-cell>
        </table:table-row>
        <table:table-row table:style-name="ro1">
          <table:table-cell office:value-type="float" office:value="26895707" calcext:value-type="float">
            <text:p>26895707</text:p>
          </table:table-cell>
          <table:table-cell table:formula="of:=[.A1683]/1000/(60*60*24)" office:value-type="time" office:time-value="PT07H28M15.707S" calcext:value-type="time">
            <text:p>07:28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779.8" calcext:value-type="float">
            <text:p>1779.8</text:p>
          </table:table-cell>
          <table:table-cell office:value-type="float" office:value="2137.86" calcext:value-type="float">
            <text:p>2137.86</text:p>
          </table:table-cell>
        </table:table-row>
        <table:table-row table:style-name="ro1">
          <table:table-cell office:value-type="float" office:value="26911707" calcext:value-type="float">
            <text:p>26911707</text:p>
          </table:table-cell>
          <table:table-cell table:formula="of:=[.A1684]/1000/(60*60*24)" office:value-type="time" office:time-value="PT07H28M31.707S" calcext:value-type="time">
            <text:p>07:28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780.82" calcext:value-type="float">
            <text:p>1780.82</text:p>
          </table:table-cell>
          <table:table-cell office:value-type="float" office:value="2139.04" calcext:value-type="float">
            <text:p>2139.04</text:p>
          </table:table-cell>
        </table:table-row>
        <table:table-row table:style-name="ro1">
          <table:table-cell office:value-type="float" office:value="26927707" calcext:value-type="float">
            <text:p>26927707</text:p>
          </table:table-cell>
          <table:table-cell table:formula="of:=[.A1685]/1000/(60*60*24)" office:value-type="time" office:time-value="PT07H28M47.707S" calcext:value-type="time">
            <text:p>07:28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781.84" calcext:value-type="float">
            <text:p>1781.84</text:p>
          </table:table-cell>
          <table:table-cell office:value-type="float" office:value="2140.23" calcext:value-type="float">
            <text:p>2140.23</text:p>
          </table:table-cell>
        </table:table-row>
        <table:table-row table:style-name="ro1">
          <table:table-cell office:value-type="float" office:value="26943707" calcext:value-type="float">
            <text:p>26943707</text:p>
          </table:table-cell>
          <table:table-cell table:formula="of:=[.A1686]/1000/(60*60*24)" office:value-type="time" office:time-value="PT07H29M03.707S" calcext:value-type="time">
            <text:p>07:29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782.86" calcext:value-type="float">
            <text:p>1782.86</text:p>
          </table:table-cell>
          <table:table-cell office:value-type="float" office:value="2141.41" calcext:value-type="float">
            <text:p>2141.41</text:p>
          </table:table-cell>
        </table:table-row>
        <table:table-row table:style-name="ro1">
          <table:table-cell office:value-type="float" office:value="26959706" calcext:value-type="float">
            <text:p>26959706</text:p>
          </table:table-cell>
          <table:table-cell table:formula="of:=[.A1687]/1000/(60*60*24)" office:value-type="time" office:time-value="PT07H29M19.706S" calcext:value-type="time">
            <text:p>07:29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783.89" calcext:value-type="float">
            <text:p>1783.89</text:p>
          </table:table-cell>
          <table:table-cell office:value-type="float" office:value="2142.59" calcext:value-type="float">
            <text:p>2142.59</text:p>
          </table:table-cell>
        </table:table-row>
        <table:table-row table:style-name="ro1">
          <table:table-cell office:value-type="float" office:value="26975707" calcext:value-type="float">
            <text:p>26975707</text:p>
          </table:table-cell>
          <table:table-cell table:formula="of:=[.A1688]/1000/(60*60*24)" office:value-type="time" office:time-value="PT07H29M35.707S" calcext:value-type="time">
            <text:p>07:29:36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784.91" calcext:value-type="float">
            <text:p>1784.91</text:p>
          </table:table-cell>
          <table:table-cell office:value-type="float" office:value="2143.78" calcext:value-type="float">
            <text:p>2143.78</text:p>
          </table:table-cell>
        </table:table-row>
        <table:table-row table:style-name="ro1">
          <table:table-cell office:value-type="float" office:value="26991707" calcext:value-type="float">
            <text:p>26991707</text:p>
          </table:table-cell>
          <table:table-cell table:formula="of:=[.A1689]/1000/(60*60*24)" office:value-type="time" office:time-value="PT07H29M51.707S" calcext:value-type="time">
            <text:p>07:29:52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785.93" calcext:value-type="float">
            <text:p>1785.93</text:p>
          </table:table-cell>
          <table:table-cell office:value-type="float" office:value="2144.96" calcext:value-type="float">
            <text:p>2144.96</text:p>
          </table:table-cell>
        </table:table-row>
        <table:table-row table:style-name="ro1">
          <table:table-cell office:value-type="float" office:value="27007707" calcext:value-type="float">
            <text:p>27007707</text:p>
          </table:table-cell>
          <table:table-cell table:formula="of:=[.A1690]/1000/(60*60*24)" office:value-type="time" office:time-value="PT07H30M07.707S" calcext:value-type="time">
            <text:p>07:30:08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786.95" calcext:value-type="float">
            <text:p>1786.95</text:p>
          </table:table-cell>
          <table:table-cell office:value-type="float" office:value="2146.14" calcext:value-type="float">
            <text:p>2146.14</text:p>
          </table:table-cell>
        </table:table-row>
        <table:table-row table:style-name="ro1">
          <table:table-cell office:value-type="float" office:value="27023707" calcext:value-type="float">
            <text:p>27023707</text:p>
          </table:table-cell>
          <table:table-cell table:formula="of:=[.A1691]/1000/(60*60*24)" office:value-type="time" office:time-value="PT07H30M23.707S" calcext:value-type="time">
            <text:p>07:30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2" calcext:value-type="float">
            <text:p>265.42</text:p>
          </table:table-cell>
          <table:table-cell office:value-type="float" office:value="1787.97" calcext:value-type="float">
            <text:p>1787.97</text:p>
          </table:table-cell>
          <table:table-cell office:value-type="float" office:value="2147.33" calcext:value-type="float">
            <text:p>2147.33</text:p>
          </table:table-cell>
        </table:table-row>
        <table:table-row table:style-name="ro1">
          <table:table-cell office:value-type="float" office:value="27039707" calcext:value-type="float">
            <text:p>27039707</text:p>
          </table:table-cell>
          <table:table-cell table:formula="of:=[.A1692]/1000/(60*60*24)" office:value-type="time" office:time-value="PT07H30M39.707S" calcext:value-type="time">
            <text:p>07:30:40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788.99" calcext:value-type="float">
            <text:p>1788.99</text:p>
          </table:table-cell>
          <table:table-cell office:value-type="float" office:value="2148.51" calcext:value-type="float">
            <text:p>2148.51</text:p>
          </table:table-cell>
        </table:table-row>
        <table:table-row table:style-name="ro1">
          <table:table-cell office:value-type="float" office:value="27055706" calcext:value-type="float">
            <text:p>27055706</text:p>
          </table:table-cell>
          <table:table-cell table:formula="of:=[.A1693]/1000/(60*60*24)" office:value-type="time" office:time-value="PT07H30M55.706S" calcext:value-type="time">
            <text:p>07:30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790.02" calcext:value-type="float">
            <text:p>1790.02</text:p>
          </table:table-cell>
          <table:table-cell office:value-type="float" office:value="2149.69" calcext:value-type="float">
            <text:p>2149.69</text:p>
          </table:table-cell>
        </table:table-row>
        <table:table-row table:style-name="ro1">
          <table:table-cell office:value-type="float" office:value="27071707" calcext:value-type="float">
            <text:p>27071707</text:p>
          </table:table-cell>
          <table:table-cell table:formula="of:=[.A1694]/1000/(60*60*24)" office:value-type="time" office:time-value="PT07H31M11.707S" calcext:value-type="time">
            <text:p>07:31:12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791.04" calcext:value-type="float">
            <text:p>1791.04</text:p>
          </table:table-cell>
          <table:table-cell office:value-type="float" office:value="2150.87" calcext:value-type="float">
            <text:p>2150.87</text:p>
          </table:table-cell>
        </table:table-row>
        <table:table-row table:style-name="ro1">
          <table:table-cell office:value-type="float" office:value="27087707" calcext:value-type="float">
            <text:p>27087707</text:p>
          </table:table-cell>
          <table:table-cell table:formula="of:=[.A1695]/1000/(60*60*24)" office:value-type="time" office:time-value="PT07H31M27.707S" calcext:value-type="time">
            <text:p>07:31:28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792.06" calcext:value-type="float">
            <text:p>1792.06</text:p>
          </table:table-cell>
          <table:table-cell office:value-type="float" office:value="2152.05" calcext:value-type="float">
            <text:p>2152.05</text:p>
          </table:table-cell>
        </table:table-row>
        <table:table-row table:style-name="ro1">
          <table:table-cell office:value-type="float" office:value="27103707" calcext:value-type="float">
            <text:p>27103707</text:p>
          </table:table-cell>
          <table:table-cell table:formula="of:=[.A1696]/1000/(60*60*24)" office:value-type="time" office:time-value="PT07H31M43.707S" calcext:value-type="time">
            <text:p>07:31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793.08" calcext:value-type="float">
            <text:p>1793.08</text:p>
          </table:table-cell>
          <table:table-cell office:value-type="float" office:value="2153.23" calcext:value-type="float">
            <text:p>2153.23</text:p>
          </table:table-cell>
        </table:table-row>
        <table:table-row table:style-name="ro1">
          <table:table-cell office:value-type="float" office:value="27119707" calcext:value-type="float">
            <text:p>27119707</text:p>
          </table:table-cell>
          <table:table-cell table:formula="of:=[.A1697]/1000/(60*60*24)" office:value-type="time" office:time-value="PT07H31M59.707S" calcext:value-type="time">
            <text:p>07:32:00</text:p>
          </table:table-cell>
          <table:table-cell office:value-type="float" office:value="1.16" calcext:value-type="float">
            <text:p>1.16</text:p>
          </table:table-cell>
          <table:table-cell office:value-type="float" office:value="229.6" calcext:value-type="float">
            <text:p>229.6</text:p>
          </table:table-cell>
          <table:table-cell office:value-type="float" office:value="266.1" calcext:value-type="float">
            <text:p>266.1</text:p>
          </table:table-cell>
          <table:table-cell office:value-type="float" office:value="1794.1" calcext:value-type="float">
            <text:p>1794.1</text:p>
          </table:table-cell>
          <table:table-cell office:value-type="float" office:value="2154.42" calcext:value-type="float">
            <text:p>2154.42</text:p>
          </table:table-cell>
        </table:table-row>
        <table:table-row table:style-name="ro1">
          <table:table-cell office:value-type="float" office:value="27135707" calcext:value-type="float">
            <text:p>27135707</text:p>
          </table:table-cell>
          <table:table-cell table:formula="of:=[.A1698]/1000/(60*60*24)" office:value-type="time" office:time-value="PT07H32M15.707S" calcext:value-type="time">
            <text:p>07:32:16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795.12" calcext:value-type="float">
            <text:p>1795.12</text:p>
          </table:table-cell>
          <table:table-cell office:value-type="float" office:value="2155.6" calcext:value-type="float">
            <text:p>2155.6</text:p>
          </table:table-cell>
        </table:table-row>
        <table:table-row table:style-name="ro1">
          <table:table-cell office:value-type="float" office:value="27151707" calcext:value-type="float">
            <text:p>27151707</text:p>
          </table:table-cell>
          <table:table-cell table:formula="of:=[.A1699]/1000/(60*60*24)" office:value-type="time" office:time-value="PT07H32M31.707S" calcext:value-type="time">
            <text:p>07:32:32</text:p>
          </table:table-cell>
          <table:table-cell office:value-type="float" office:value="1.16" calcext:value-type="float">
            <text:p>1.16</text:p>
          </table:table-cell>
          <table:table-cell office:value-type="float" office:value="229.6" calcext:value-type="float">
            <text:p>229.6</text:p>
          </table:table-cell>
          <table:table-cell office:value-type="float" office:value="266.1" calcext:value-type="float">
            <text:p>266.1</text:p>
          </table:table-cell>
          <table:table-cell office:value-type="float" office:value="1796.14" calcext:value-type="float">
            <text:p>1796.14</text:p>
          </table:table-cell>
          <table:table-cell office:value-type="float" office:value="2156.78" calcext:value-type="float">
            <text:p>2156.78</text:p>
          </table:table-cell>
        </table:table-row>
        <table:table-row table:style-name="ro1">
          <table:table-cell office:value-type="float" office:value="27167707" calcext:value-type="float">
            <text:p>27167707</text:p>
          </table:table-cell>
          <table:table-cell table:formula="of:=[.A1700]/1000/(60*60*24)" office:value-type="time" office:time-value="PT07H32M47.707S" calcext:value-type="time">
            <text:p>07:32:48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797.16" calcext:value-type="float">
            <text:p>1797.16</text:p>
          </table:table-cell>
          <table:table-cell office:value-type="float" office:value="2157.96" calcext:value-type="float">
            <text:p>2157.96</text:p>
          </table:table-cell>
        </table:table-row>
        <table:table-row table:style-name="ro1">
          <table:table-cell office:value-type="float" office:value="27183707" calcext:value-type="float">
            <text:p>27183707</text:p>
          </table:table-cell>
          <table:table-cell table:formula="of:=[.A1701]/1000/(60*60*24)" office:value-type="time" office:time-value="PT07H33M03.707S" calcext:value-type="time">
            <text:p>07:33:04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798.18" calcext:value-type="float">
            <text:p>1798.18</text:p>
          </table:table-cell>
          <table:table-cell office:value-type="float" office:value="2159.14" calcext:value-type="float">
            <text:p>2159.14</text:p>
          </table:table-cell>
        </table:table-row>
        <table:table-row table:style-name="ro1">
          <table:table-cell office:value-type="float" office:value="27199707" calcext:value-type="float">
            <text:p>27199707</text:p>
          </table:table-cell>
          <table:table-cell table:formula="of:=[.A1702]/1000/(60*60*24)" office:value-type="time" office:time-value="PT07H33M19.707S" calcext:value-type="time">
            <text:p>07:33:20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799.2" calcext:value-type="float">
            <text:p>1799.2</text:p>
          </table:table-cell>
          <table:table-cell office:value-type="float" office:value="2160.32" calcext:value-type="float">
            <text:p>2160.32</text:p>
          </table:table-cell>
        </table:table-row>
        <table:table-row table:style-name="ro1">
          <table:table-cell office:value-type="float" office:value="27215707" calcext:value-type="float">
            <text:p>27215707</text:p>
          </table:table-cell>
          <table:table-cell table:formula="of:=[.A1703]/1000/(60*60*24)" office:value-type="time" office:time-value="PT07H33M35.707S" calcext:value-type="time">
            <text:p>07:33:36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800.22" calcext:value-type="float">
            <text:p>1800.22</text:p>
          </table:table-cell>
          <table:table-cell office:value-type="float" office:value="2161.5" calcext:value-type="float">
            <text:p>2161.5</text:p>
          </table:table-cell>
        </table:table-row>
        <table:table-row table:style-name="ro1">
          <table:table-cell office:value-type="float" office:value="27231707" calcext:value-type="float">
            <text:p>27231707</text:p>
          </table:table-cell>
          <table:table-cell table:formula="of:=[.A1704]/1000/(60*60*24)" office:value-type="time" office:time-value="PT07H33M51.707S" calcext:value-type="time">
            <text:p>07:33:52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801.24" calcext:value-type="float">
            <text:p>1801.24</text:p>
          </table:table-cell>
          <table:table-cell office:value-type="float" office:value="2162.67" calcext:value-type="float">
            <text:p>2162.67</text:p>
          </table:table-cell>
        </table:table-row>
        <table:table-row table:style-name="ro1">
          <table:table-cell office:value-type="float" office:value="27247707" calcext:value-type="float">
            <text:p>27247707</text:p>
          </table:table-cell>
          <table:table-cell table:formula="of:=[.A1705]/1000/(60*60*24)" office:value-type="time" office:time-value="PT07H34M07.707S" calcext:value-type="time">
            <text:p>07:34:08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02.26" calcext:value-type="float">
            <text:p>1802.26</text:p>
          </table:table-cell>
          <table:table-cell office:value-type="float" office:value="2163.85" calcext:value-type="float">
            <text:p>2163.85</text:p>
          </table:table-cell>
        </table:table-row>
        <table:table-row table:style-name="ro1">
          <table:table-cell office:value-type="float" office:value="27263707" calcext:value-type="float">
            <text:p>27263707</text:p>
          </table:table-cell>
          <table:table-cell table:formula="of:=[.A1706]/1000/(60*60*24)" office:value-type="time" office:time-value="PT07H34M23.707S" calcext:value-type="time">
            <text:p>07:34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03.28" calcext:value-type="float">
            <text:p>1803.28</text:p>
          </table:table-cell>
          <table:table-cell office:value-type="float" office:value="2165.03" calcext:value-type="float">
            <text:p>2165.03</text:p>
          </table:table-cell>
        </table:table-row>
        <table:table-row table:style-name="ro1">
          <table:table-cell office:value-type="float" office:value="27279707" calcext:value-type="float">
            <text:p>27279707</text:p>
          </table:table-cell>
          <table:table-cell table:formula="of:=[.A1707]/1000/(60*60*24)" office:value-type="time" office:time-value="PT07H34M39.707S" calcext:value-type="time">
            <text:p>07:34:40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2" calcext:value-type="float">
            <text:p>264.82</text:p>
          </table:table-cell>
          <table:table-cell office:value-type="float" office:value="1804.3" calcext:value-type="float">
            <text:p>1804.3</text:p>
          </table:table-cell>
          <table:table-cell office:value-type="float" office:value="2166.2" calcext:value-type="float">
            <text:p>2166.2</text:p>
          </table:table-cell>
        </table:table-row>
        <table:table-row table:style-name="ro1">
          <table:table-cell office:value-type="float" office:value="27295706" calcext:value-type="float">
            <text:p>27295706</text:p>
          </table:table-cell>
          <table:table-cell table:formula="of:=[.A1708]/1000/(60*60*24)" office:value-type="time" office:time-value="PT07H34M55.706S" calcext:value-type="time">
            <text:p>07:34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805.32" calcext:value-type="float">
            <text:p>1805.32</text:p>
          </table:table-cell>
          <table:table-cell office:value-type="float" office:value="2167.38" calcext:value-type="float">
            <text:p>2167.38</text:p>
          </table:table-cell>
        </table:table-row>
        <table:table-row table:style-name="ro1">
          <table:table-cell office:value-type="float" office:value="27311707" calcext:value-type="float">
            <text:p>27311707</text:p>
          </table:table-cell>
          <table:table-cell table:formula="of:=[.A1709]/1000/(60*60*24)" office:value-type="time" office:time-value="PT07H35M11.707S" calcext:value-type="time">
            <text:p>07:35:12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806.33" calcext:value-type="float">
            <text:p>1806.33</text:p>
          </table:table-cell>
          <table:table-cell office:value-type="float" office:value="2168.56" calcext:value-type="float">
            <text:p>2168.56</text:p>
          </table:table-cell>
        </table:table-row>
        <table:table-row table:style-name="ro1">
          <table:table-cell office:value-type="float" office:value="27327707" calcext:value-type="float">
            <text:p>27327707</text:p>
          </table:table-cell>
          <table:table-cell table:formula="of:=[.A1710]/1000/(60*60*24)" office:value-type="time" office:time-value="PT07H35M27.707S" calcext:value-type="time">
            <text:p>07:35:28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2" calcext:value-type="float">
            <text:p>264.82</text:p>
          </table:table-cell>
          <table:table-cell office:value-type="float" office:value="1807.35" calcext:value-type="float">
            <text:p>1807.35</text:p>
          </table:table-cell>
          <table:table-cell office:value-type="float" office:value="2169.73" calcext:value-type="float">
            <text:p>2169.73</text:p>
          </table:table-cell>
        </table:table-row>
        <table:table-row table:style-name="ro1">
          <table:table-cell office:value-type="float" office:value="27343707" calcext:value-type="float">
            <text:p>27343707</text:p>
          </table:table-cell>
          <table:table-cell table:formula="of:=[.A1711]/1000/(60*60*24)" office:value-type="time" office:time-value="PT07H35M43.707S" calcext:value-type="time">
            <text:p>07:35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808.37" calcext:value-type="float">
            <text:p>1808.37</text:p>
          </table:table-cell>
          <table:table-cell office:value-type="float" office:value="2170.91" calcext:value-type="float">
            <text:p>2170.91</text:p>
          </table:table-cell>
        </table:table-row>
        <table:table-row table:style-name="ro1">
          <table:table-cell office:value-type="float" office:value="27359707" calcext:value-type="float">
            <text:p>27359707</text:p>
          </table:table-cell>
          <table:table-cell table:formula="of:=[.A1712]/1000/(60*60*24)" office:value-type="time" office:time-value="PT07H35M59.707S" calcext:value-type="time">
            <text:p>07:36:00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809.39" calcext:value-type="float">
            <text:p>1809.39</text:p>
          </table:table-cell>
          <table:table-cell office:value-type="float" office:value="2172.08" calcext:value-type="float">
            <text:p>2172.08</text:p>
          </table:table-cell>
        </table:table-row>
        <table:table-row table:style-name="ro1">
          <table:table-cell office:value-type="float" office:value="27375707" calcext:value-type="float">
            <text:p>27375707</text:p>
          </table:table-cell>
          <table:table-cell table:formula="of:=[.A1713]/1000/(60*60*24)" office:value-type="time" office:time-value="PT07H36M15.707S" calcext:value-type="time">
            <text:p>07:36:16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810.41" calcext:value-type="float">
            <text:p>1810.41</text:p>
          </table:table-cell>
          <table:table-cell office:value-type="float" office:value="2173.26" calcext:value-type="float">
            <text:p>2173.26</text:p>
          </table:table-cell>
        </table:table-row>
        <table:table-row table:style-name="ro1">
          <table:table-cell office:value-type="float" office:value="27391707" calcext:value-type="float">
            <text:p>27391707</text:p>
          </table:table-cell>
          <table:table-cell table:formula="of:=[.A1714]/1000/(60*60*24)" office:value-type="time" office:time-value="PT07H36M31.707S" calcext:value-type="time">
            <text:p>07:36:32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811.43" calcext:value-type="float">
            <text:p>1811.43</text:p>
          </table:table-cell>
          <table:table-cell office:value-type="float" office:value="2174.43" calcext:value-type="float">
            <text:p>2174.43</text:p>
          </table:table-cell>
        </table:table-row>
        <table:table-row table:style-name="ro1">
          <table:table-cell office:value-type="float" office:value="27407707" calcext:value-type="float">
            <text:p>27407707</text:p>
          </table:table-cell>
          <table:table-cell table:formula="of:=[.A1715]/1000/(60*60*24)" office:value-type="time" office:time-value="PT07H36M47.707S" calcext:value-type="time">
            <text:p>07:36:48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812.45" calcext:value-type="float">
            <text:p>1812.45</text:p>
          </table:table-cell>
          <table:table-cell office:value-type="float" office:value="2175.61" calcext:value-type="float">
            <text:p>2175.61</text:p>
          </table:table-cell>
        </table:table-row>
        <table:table-row table:style-name="ro1">
          <table:table-cell office:value-type="float" office:value="27423707" calcext:value-type="float">
            <text:p>27423707</text:p>
          </table:table-cell>
          <table:table-cell table:formula="of:=[.A1716]/1000/(60*60*24)" office:value-type="time" office:time-value="PT07H37M03.707S" calcext:value-type="time">
            <text:p>07:37:04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813.47" calcext:value-type="float">
            <text:p>1813.47</text:p>
          </table:table-cell>
          <table:table-cell office:value-type="float" office:value="2176.78" calcext:value-type="float">
            <text:p>2176.78</text:p>
          </table:table-cell>
        </table:table-row>
        <table:table-row table:style-name="ro1">
          <table:table-cell office:value-type="float" office:value="27439707" calcext:value-type="float">
            <text:p>27439707</text:p>
          </table:table-cell>
          <table:table-cell table:formula="of:=[.A1717]/1000/(60*60*24)" office:value-type="time" office:time-value="PT07H37M19.707S" calcext:value-type="time">
            <text:p>07:37:20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814.48" calcext:value-type="float">
            <text:p>1814.48</text:p>
          </table:table-cell>
          <table:table-cell office:value-type="float" office:value="2177.96" calcext:value-type="float">
            <text:p>2177.96</text:p>
          </table:table-cell>
        </table:table-row>
        <table:table-row table:style-name="ro1">
          <table:table-cell office:value-type="float" office:value="27455707" calcext:value-type="float">
            <text:p>27455707</text:p>
          </table:table-cell>
          <table:table-cell table:formula="of:=[.A1718]/1000/(60*60*24)" office:value-type="time" office:time-value="PT07H37M35.707S" calcext:value-type="time">
            <text:p>07:37:36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815.5" calcext:value-type="float">
            <text:p>1815.5</text:p>
          </table:table-cell>
          <table:table-cell office:value-type="float" office:value="2179.13" calcext:value-type="float">
            <text:p>2179.13</text:p>
          </table:table-cell>
        </table:table-row>
        <table:table-row table:style-name="ro1">
          <table:table-cell office:value-type="float" office:value="27471707" calcext:value-type="float">
            <text:p>27471707</text:p>
          </table:table-cell>
          <table:table-cell table:formula="of:=[.A1719]/1000/(60*60*24)" office:value-type="time" office:time-value="PT07H37M51.707S" calcext:value-type="time">
            <text:p>07:37:52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1816.52" calcext:value-type="float">
            <text:p>1816.52</text:p>
          </table:table-cell>
          <table:table-cell office:value-type="float" office:value="2180.3" calcext:value-type="float">
            <text:p>2180.3</text:p>
          </table:table-cell>
        </table:table-row>
        <table:table-row table:style-name="ro1">
          <table:table-cell office:value-type="float" office:value="27487706" calcext:value-type="float">
            <text:p>27487706</text:p>
          </table:table-cell>
          <table:table-cell table:formula="of:=[.A1720]/1000/(60*60*24)" office:value-type="time" office:time-value="PT07H38M07.706S" calcext:value-type="time">
            <text:p>07:38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817.54" calcext:value-type="float">
            <text:p>1817.54</text:p>
          </table:table-cell>
          <table:table-cell office:value-type="float" office:value="2181.48" calcext:value-type="float">
            <text:p>2181.48</text:p>
          </table:table-cell>
        </table:table-row>
        <table:table-row table:style-name="ro1">
          <table:table-cell office:value-type="float" office:value="27503707" calcext:value-type="float">
            <text:p>27503707</text:p>
          </table:table-cell>
          <table:table-cell table:formula="of:=[.A1721]/1000/(60*60*24)" office:value-type="time" office:time-value="PT07H38M23.707S" calcext:value-type="time">
            <text:p>07:38:24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818.55" calcext:value-type="float">
            <text:p>1818.55</text:p>
          </table:table-cell>
          <table:table-cell office:value-type="float" office:value="2182.65" calcext:value-type="float">
            <text:p>2182.65</text:p>
          </table:table-cell>
        </table:table-row>
        <table:table-row table:style-name="ro1">
          <table:table-cell office:value-type="float" office:value="27519707" calcext:value-type="float">
            <text:p>27519707</text:p>
          </table:table-cell>
          <table:table-cell table:formula="of:=[.A1722]/1000/(60*60*24)" office:value-type="time" office:time-value="PT07H38M39.707S" calcext:value-type="time">
            <text:p>07:38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819.57" calcext:value-type="float">
            <text:p>1819.57</text:p>
          </table:table-cell>
          <table:table-cell office:value-type="float" office:value="2183.82" calcext:value-type="float">
            <text:p>2183.82</text:p>
          </table:table-cell>
        </table:table-row>
        <table:table-row table:style-name="ro1">
          <table:table-cell office:value-type="float" office:value="27535707" calcext:value-type="float">
            <text:p>27535707</text:p>
          </table:table-cell>
          <table:table-cell table:formula="of:=[.A1723]/1000/(60*60*24)" office:value-type="time" office:time-value="PT07H38M55.707S" calcext:value-type="time">
            <text:p>07:38:56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1" calcext:value-type="float">
            <text:p>263.21</text:p>
          </table:table-cell>
          <table:table-cell office:value-type="float" office:value="1820.59" calcext:value-type="float">
            <text:p>1820.59</text:p>
          </table:table-cell>
          <table:table-cell office:value-type="float" office:value="2184.99" calcext:value-type="float">
            <text:p>2184.99</text:p>
          </table:table-cell>
        </table:table-row>
        <table:table-row table:style-name="ro1">
          <table:table-cell office:value-type="float" office:value="27551707" calcext:value-type="float">
            <text:p>27551707</text:p>
          </table:table-cell>
          <table:table-cell table:formula="of:=[.A1724]/1000/(60*60*24)" office:value-type="time" office:time-value="PT07H39M11.707S" calcext:value-type="time">
            <text:p>07:39:12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821.6" calcext:value-type="float">
            <text:p>1821.6</text:p>
          </table:table-cell>
          <table:table-cell office:value-type="float" office:value="2186.16" calcext:value-type="float">
            <text:p>2186.16</text:p>
          </table:table-cell>
        </table:table-row>
        <table:table-row table:style-name="ro1">
          <table:table-cell office:value-type="float" office:value="27567707" calcext:value-type="float">
            <text:p>27567707</text:p>
          </table:table-cell>
          <table:table-cell table:formula="of:=[.A1725]/1000/(60*60*24)" office:value-type="time" office:time-value="PT07H39M27.707S" calcext:value-type="time">
            <text:p>07:39:28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822.62" calcext:value-type="float">
            <text:p>1822.62</text:p>
          </table:table-cell>
          <table:table-cell office:value-type="float" office:value="2187.34" calcext:value-type="float">
            <text:p>2187.34</text:p>
          </table:table-cell>
        </table:table-row>
        <table:table-row table:style-name="ro1">
          <table:table-cell office:value-type="float" office:value="27583707" calcext:value-type="float">
            <text:p>27583707</text:p>
          </table:table-cell>
          <table:table-cell table:formula="of:=[.A1726]/1000/(60*60*24)" office:value-type="time" office:time-value="PT07H39M43.707S" calcext:value-type="time">
            <text:p>07:39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823.64" calcext:value-type="float">
            <text:p>1823.64</text:p>
          </table:table-cell>
          <table:table-cell office:value-type="float" office:value="2188.51" calcext:value-type="float">
            <text:p>2188.51</text:p>
          </table:table-cell>
        </table:table-row>
        <table:table-row table:style-name="ro1">
          <table:table-cell office:value-type="float" office:value="27599706" calcext:value-type="float">
            <text:p>27599706</text:p>
          </table:table-cell>
          <table:table-cell table:formula="of:=[.A1727]/1000/(60*60*24)" office:value-type="time" office:time-value="PT07H39M59.706S" calcext:value-type="time">
            <text:p>07:40:00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24.65" calcext:value-type="float">
            <text:p>1824.65</text:p>
          </table:table-cell>
          <table:table-cell office:value-type="float" office:value="2189.67" calcext:value-type="float">
            <text:p>2189.67</text:p>
          </table:table-cell>
        </table:table-row>
        <table:table-row table:style-name="ro1">
          <table:table-cell office:value-type="float" office:value="27615707" calcext:value-type="float">
            <text:p>27615707</text:p>
          </table:table-cell>
          <table:table-cell table:formula="of:=[.A1728]/1000/(60*60*24)" office:value-type="time" office:time-value="PT07H40M15.707S" calcext:value-type="time">
            <text:p>07:40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25.67" calcext:value-type="float">
            <text:p>1825.67</text:p>
          </table:table-cell>
          <table:table-cell office:value-type="float" office:value="2190.84" calcext:value-type="float">
            <text:p>2190.84</text:p>
          </table:table-cell>
        </table:table-row>
        <table:table-row table:style-name="ro1">
          <table:table-cell office:value-type="float" office:value="27631706" calcext:value-type="float">
            <text:p>27631706</text:p>
          </table:table-cell>
          <table:table-cell table:formula="of:=[.A1729]/1000/(60*60*24)" office:value-type="time" office:time-value="PT07H40M31.706S" calcext:value-type="time">
            <text:p>07:40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26.69" calcext:value-type="float">
            <text:p>1826.69</text:p>
          </table:table-cell>
          <table:table-cell office:value-type="float" office:value="2192.01" calcext:value-type="float">
            <text:p>2192.01</text:p>
          </table:table-cell>
        </table:table-row>
        <table:table-row table:style-name="ro1">
          <table:table-cell office:value-type="float" office:value="27647707" calcext:value-type="float">
            <text:p>27647707</text:p>
          </table:table-cell>
          <table:table-cell table:formula="of:=[.A1730]/1000/(60*60*24)" office:value-type="time" office:time-value="PT07H40M47.707S" calcext:value-type="time">
            <text:p>07:40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8" calcext:value-type="float">
            <text:p>263.08</text:p>
          </table:table-cell>
          <table:table-cell office:value-type="float" office:value="1827.7" calcext:value-type="float">
            <text:p>1827.7</text:p>
          </table:table-cell>
          <table:table-cell office:value-type="float" office:value="2193.18" calcext:value-type="float">
            <text:p>2193.18</text:p>
          </table:table-cell>
        </table:table-row>
        <table:table-row table:style-name="ro1">
          <table:table-cell office:value-type="float" office:value="27663707" calcext:value-type="float">
            <text:p>27663707</text:p>
          </table:table-cell>
          <table:table-cell table:formula="of:=[.A1731]/1000/(60*60*24)" office:value-type="time" office:time-value="PT07H41M03.707S" calcext:value-type="time">
            <text:p>07:41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828.72" calcext:value-type="float">
            <text:p>1828.72</text:p>
          </table:table-cell>
          <table:table-cell office:value-type="float" office:value="2194.35" calcext:value-type="float">
            <text:p>2194.35</text:p>
          </table:table-cell>
        </table:table-row>
        <table:table-row table:style-name="ro1">
          <table:table-cell office:value-type="float" office:value="27679707" calcext:value-type="float">
            <text:p>27679707</text:p>
          </table:table-cell>
          <table:table-cell table:formula="of:=[.A1732]/1000/(60*60*24)" office:value-type="time" office:time-value="PT07H41M19.707S" calcext:value-type="time">
            <text:p>07:41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829.73" calcext:value-type="float">
            <text:p>1829.73</text:p>
          </table:table-cell>
          <table:table-cell office:value-type="float" office:value="2195.52" calcext:value-type="float">
            <text:p>2195.52</text:p>
          </table:table-cell>
        </table:table-row>
        <table:table-row table:style-name="ro1">
          <table:table-cell office:value-type="float" office:value="27695707" calcext:value-type="float">
            <text:p>27695707</text:p>
          </table:table-cell>
          <table:table-cell table:formula="of:=[.A1733]/1000/(60*60*24)" office:value-type="time" office:time-value="PT07H41M35.707S" calcext:value-type="time">
            <text:p>07:41:36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830.75" calcext:value-type="float">
            <text:p>1830.75</text:p>
          </table:table-cell>
          <table:table-cell office:value-type="float" office:value="2196.69" calcext:value-type="float">
            <text:p>2196.69</text:p>
          </table:table-cell>
        </table:table-row>
        <table:table-row table:style-name="ro1">
          <table:table-cell office:value-type="float" office:value="27711707" calcext:value-type="float">
            <text:p>27711707</text:p>
          </table:table-cell>
          <table:table-cell table:formula="of:=[.A1734]/1000/(60*60*24)" office:value-type="time" office:time-value="PT07H41M51.707S" calcext:value-type="time">
            <text:p>07:41:52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31.76" calcext:value-type="float">
            <text:p>1831.76</text:p>
          </table:table-cell>
          <table:table-cell office:value-type="float" office:value="2197.85" calcext:value-type="float">
            <text:p>2197.85</text:p>
          </table:table-cell>
        </table:table-row>
        <table:table-row table:style-name="ro1">
          <table:table-cell office:value-type="float" office:value="27727707" calcext:value-type="float">
            <text:p>27727707</text:p>
          </table:table-cell>
          <table:table-cell table:formula="of:=[.A1735]/1000/(60*60*24)" office:value-type="time" office:time-value="PT07H42M07.707S" calcext:value-type="time">
            <text:p>07:42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32.78" calcext:value-type="float">
            <text:p>1832.78</text:p>
          </table:table-cell>
          <table:table-cell office:value-type="float" office:value="2199.02" calcext:value-type="float">
            <text:p>2199.02</text:p>
          </table:table-cell>
        </table:table-row>
        <table:table-row table:style-name="ro1">
          <table:table-cell office:value-type="float" office:value="27743707" calcext:value-type="float">
            <text:p>27743707</text:p>
          </table:table-cell>
          <table:table-cell table:formula="of:=[.A1736]/1000/(60*60*24)" office:value-type="time" office:time-value="PT07H42M23.707S" calcext:value-type="time">
            <text:p>07:42:24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4" calcext:value-type="float">
            <text:p>262.74</text:p>
          </table:table-cell>
          <table:table-cell office:value-type="float" office:value="1833.79" calcext:value-type="float">
            <text:p>1833.79</text:p>
          </table:table-cell>
          <table:table-cell office:value-type="float" office:value="2200.19" calcext:value-type="float">
            <text:p>2200.19</text:p>
          </table:table-cell>
        </table:table-row>
        <table:table-row table:style-name="ro1">
          <table:table-cell office:value-type="float" office:value="27759707" calcext:value-type="float">
            <text:p>27759707</text:p>
          </table:table-cell>
          <table:table-cell table:formula="of:=[.A1737]/1000/(60*60*24)" office:value-type="time" office:time-value="PT07H42M39.707S" calcext:value-type="time">
            <text:p>07:42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834.81" calcext:value-type="float">
            <text:p>1834.81</text:p>
          </table:table-cell>
          <table:table-cell office:value-type="float" office:value="2201.36" calcext:value-type="float">
            <text:p>2201.36</text:p>
          </table:table-cell>
        </table:table-row>
        <table:table-row table:style-name="ro1">
          <table:table-cell office:value-type="float" office:value="27775707" calcext:value-type="float">
            <text:p>27775707</text:p>
          </table:table-cell>
          <table:table-cell table:formula="of:=[.A1738]/1000/(60*60*24)" office:value-type="time" office:time-value="PT07H42M55.707S" calcext:value-type="time">
            <text:p>07:42:56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835.82" calcext:value-type="float">
            <text:p>1835.82</text:p>
          </table:table-cell>
          <table:table-cell office:value-type="float" office:value="2202.52" calcext:value-type="float">
            <text:p>2202.52</text:p>
          </table:table-cell>
        </table:table-row>
        <table:table-row table:style-name="ro1">
          <table:table-cell office:value-type="float" office:value="27791707" calcext:value-type="float">
            <text:p>27791707</text:p>
          </table:table-cell>
          <table:table-cell table:formula="of:=[.A1739]/1000/(60*60*24)" office:value-type="time" office:time-value="PT07H43M11.707S" calcext:value-type="time">
            <text:p>07:43:12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836.84" calcext:value-type="float">
            <text:p>1836.84</text:p>
          </table:table-cell>
          <table:table-cell office:value-type="float" office:value="2203.69" calcext:value-type="float">
            <text:p>2203.69</text:p>
          </table:table-cell>
        </table:table-row>
        <table:table-row table:style-name="ro1">
          <table:table-cell office:value-type="float" office:value="27807706" calcext:value-type="float">
            <text:p>27807706</text:p>
          </table:table-cell>
          <table:table-cell table:formula="of:=[.A1740]/1000/(60*60*24)" office:value-type="time" office:time-value="PT07H43M27.706S" calcext:value-type="time">
            <text:p>07:43:28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1" calcext:value-type="float">
            <text:p>261.71</text:p>
          </table:table-cell>
          <table:table-cell office:value-type="float" office:value="1837.85" calcext:value-type="float">
            <text:p>1837.85</text:p>
          </table:table-cell>
          <table:table-cell office:value-type="float" office:value="2204.86" calcext:value-type="float">
            <text:p>2204.86</text:p>
          </table:table-cell>
        </table:table-row>
        <table:table-row table:style-name="ro1">
          <table:table-cell office:value-type="float" office:value="27823707" calcext:value-type="float">
            <text:p>27823707</text:p>
          </table:table-cell>
          <table:table-cell table:formula="of:=[.A1741]/1000/(60*60*24)" office:value-type="time" office:time-value="PT07H43M43.707S" calcext:value-type="time">
            <text:p>07:43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1838.87" calcext:value-type="float">
            <text:p>1838.87</text:p>
          </table:table-cell>
          <table:table-cell office:value-type="float" office:value="2206.02" calcext:value-type="float">
            <text:p>2206.02</text:p>
          </table:table-cell>
        </table:table-row>
        <table:table-row table:style-name="ro1">
          <table:table-cell office:value-type="float" office:value="27839707" calcext:value-type="float">
            <text:p>27839707</text:p>
          </table:table-cell>
          <table:table-cell table:formula="of:=[.A1742]/1000/(60*60*24)" office:value-type="time" office:time-value="PT07H43M59.707S" calcext:value-type="time">
            <text:p>07:44:00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839.88" calcext:value-type="float">
            <text:p>1839.88</text:p>
          </table:table-cell>
          <table:table-cell office:value-type="float" office:value="2207.19" calcext:value-type="float">
            <text:p>2207.19</text:p>
          </table:table-cell>
        </table:table-row>
        <table:table-row table:style-name="ro1">
          <table:table-cell office:value-type="float" office:value="27855707" calcext:value-type="float">
            <text:p>27855707</text:p>
          </table:table-cell>
          <table:table-cell table:formula="of:=[.A1743]/1000/(60*60*24)" office:value-type="time" office:time-value="PT07H44M15.707S" calcext:value-type="time">
            <text:p>07:44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840.9" calcext:value-type="float">
            <text:p>1840.9</text:p>
          </table:table-cell>
          <table:table-cell office:value-type="float" office:value="2208.35" calcext:value-type="float">
            <text:p>2208.35</text:p>
          </table:table-cell>
        </table:table-row>
        <table:table-row table:style-name="ro1">
          <table:table-cell office:value-type="float" office:value="27871707" calcext:value-type="float">
            <text:p>27871707</text:p>
          </table:table-cell>
          <table:table-cell table:formula="of:=[.A1744]/1000/(60*60*24)" office:value-type="time" office:time-value="PT07H44M31.707S" calcext:value-type="time">
            <text:p>07:44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841.91" calcext:value-type="float">
            <text:p>1841.91</text:p>
          </table:table-cell>
          <table:table-cell office:value-type="float" office:value="2209.52" calcext:value-type="float">
            <text:p>2209.52</text:p>
          </table:table-cell>
        </table:table-row>
        <table:table-row table:style-name="ro1">
          <table:table-cell office:value-type="float" office:value="27887707" calcext:value-type="float">
            <text:p>27887707</text:p>
          </table:table-cell>
          <table:table-cell table:formula="of:=[.A1745]/1000/(60*60*24)" office:value-type="time" office:time-value="PT07H44M47.707S" calcext:value-type="time">
            <text:p>07:44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842.92" calcext:value-type="float">
            <text:p>1842.92</text:p>
          </table:table-cell>
          <table:table-cell office:value-type="float" office:value="2210.68" calcext:value-type="float">
            <text:p>2210.68</text:p>
          </table:table-cell>
        </table:table-row>
        <table:table-row table:style-name="ro1">
          <table:table-cell office:value-type="float" office:value="27903707" calcext:value-type="float">
            <text:p>27903707</text:p>
          </table:table-cell>
          <table:table-cell table:formula="of:=[.A1746]/1000/(60*60*24)" office:value-type="time" office:time-value="PT07H45M03.707S" calcext:value-type="time">
            <text:p>07:45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843.94" calcext:value-type="float">
            <text:p>1843.94</text:p>
          </table:table-cell>
          <table:table-cell office:value-type="float" office:value="2211.84" calcext:value-type="float">
            <text:p>2211.84</text:p>
          </table:table-cell>
        </table:table-row>
        <table:table-row table:style-name="ro1">
          <table:table-cell office:value-type="float" office:value="27919707" calcext:value-type="float">
            <text:p>27919707</text:p>
          </table:table-cell>
          <table:table-cell table:formula="of:=[.A1747]/1000/(60*60*24)" office:value-type="time" office:time-value="PT07H45M19.707S" calcext:value-type="time">
            <text:p>07:45:20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844.95" calcext:value-type="float">
            <text:p>1844.95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27935707" calcext:value-type="float">
            <text:p>27935707</text:p>
          </table:table-cell>
          <table:table-cell table:formula="of:=[.A1748]/1000/(60*60*24)" office:value-type="time" office:time-value="PT07H45M35.707S" calcext:value-type="time">
            <text:p>07:45:36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845.96" calcext:value-type="float">
            <text:p>1845.96</text:p>
          </table:table-cell>
          <table:table-cell office:value-type="float" office:value="2214.17" calcext:value-type="float">
            <text:p>2214.17</text:p>
          </table:table-cell>
        </table:table-row>
        <table:table-row table:style-name="ro1">
          <table:table-cell office:value-type="float" office:value="27951707" calcext:value-type="float">
            <text:p>27951707</text:p>
          </table:table-cell>
          <table:table-cell table:formula="of:=[.A1749]/1000/(60*60*24)" office:value-type="time" office:time-value="PT07H45M51.707S" calcext:value-type="time">
            <text:p>07:45:52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846.98" calcext:value-type="float">
            <text:p>1846.98</text:p>
          </table:table-cell>
          <table:table-cell office:value-type="float" office:value="2215.33" calcext:value-type="float">
            <text:p>2215.33</text:p>
          </table:table-cell>
        </table:table-row>
        <table:table-row table:style-name="ro1">
          <table:table-cell office:value-type="float" office:value="27967707" calcext:value-type="float">
            <text:p>27967707</text:p>
          </table:table-cell>
          <table:table-cell table:formula="of:=[.A1750]/1000/(60*60*24)" office:value-type="time" office:time-value="PT07H46M07.707S" calcext:value-type="time">
            <text:p>07:46:08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847.99" calcext:value-type="float">
            <text:p>1847.99</text:p>
          </table:table-cell>
          <table:table-cell office:value-type="float" office:value="2216.49" calcext:value-type="float">
            <text:p>2216.49</text:p>
          </table:table-cell>
        </table:table-row>
        <table:table-row table:style-name="ro1">
          <table:table-cell office:value-type="float" office:value="27983707" calcext:value-type="float">
            <text:p>27983707</text:p>
          </table:table-cell>
          <table:table-cell table:formula="of:=[.A1751]/1000/(60*60*24)" office:value-type="time" office:time-value="PT07H46M23.707S" calcext:value-type="time">
            <text:p>07:46:24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849" calcext:value-type="float">
            <text:p>1849</text:p>
          </table:table-cell>
          <table:table-cell office:value-type="float" office:value="2217.65" calcext:value-type="float">
            <text:p>2217.65</text:p>
          </table:table-cell>
        </table:table-row>
        <table:table-row table:style-name="ro1">
          <table:table-cell office:value-type="float" office:value="27999707" calcext:value-type="float">
            <text:p>27999707</text:p>
          </table:table-cell>
          <table:table-cell table:formula="of:=[.A1752]/1000/(60*60*24)" office:value-type="time" office:time-value="PT07H46M39.707S" calcext:value-type="time">
            <text:p>07:46:40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850.01" calcext:value-type="float">
            <text:p>1850.01</text:p>
          </table:table-cell>
          <table:table-cell office:value-type="float" office:value="2218.81" calcext:value-type="float">
            <text:p>2218.81</text:p>
          </table:table-cell>
        </table:table-row>
        <table:table-row table:style-name="ro1">
          <table:table-cell office:value-type="float" office:value="28015706" calcext:value-type="float">
            <text:p>28015706</text:p>
          </table:table-cell>
          <table:table-cell table:formula="of:=[.A1753]/1000/(60*60*24)" office:value-type="time" office:time-value="PT07H46M55.706S" calcext:value-type="time">
            <text:p>07:46:56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851.03" calcext:value-type="float">
            <text:p>1851.03</text:p>
          </table:table-cell>
          <table:table-cell office:value-type="float" office:value="2219.97" calcext:value-type="float">
            <text:p>2219.97</text:p>
          </table:table-cell>
        </table:table-row>
        <table:table-row table:style-name="ro1">
          <table:table-cell office:value-type="float" office:value="28031707" calcext:value-type="float">
            <text:p>28031707</text:p>
          </table:table-cell>
          <table:table-cell table:formula="of:=[.A1754]/1000/(60*60*24)" office:value-type="time" office:time-value="PT07H47M11.707S" calcext:value-type="time">
            <text:p>07:47:12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852.04" calcext:value-type="float">
            <text:p>1852.04</text:p>
          </table:table-cell>
          <table:table-cell office:value-type="float" office:value="2221.13" calcext:value-type="float">
            <text:p>2221.13</text:p>
          </table:table-cell>
        </table:table-row>
        <table:table-row table:style-name="ro1">
          <table:table-cell office:value-type="float" office:value="28047707" calcext:value-type="float">
            <text:p>28047707</text:p>
          </table:table-cell>
          <table:table-cell table:formula="of:=[.A1755]/1000/(60*60*24)" office:value-type="time" office:time-value="PT07H47M27.707S" calcext:value-type="time">
            <text:p>07:47:28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853.05" calcext:value-type="float">
            <text:p>1853.05</text:p>
          </table:table-cell>
          <table:table-cell office:value-type="float" office:value="2222.29" calcext:value-type="float">
            <text:p>2222.29</text:p>
          </table:table-cell>
        </table:table-row>
        <table:table-row table:style-name="ro1">
          <table:table-cell office:value-type="float" office:value="28063706" calcext:value-type="float">
            <text:p>28063706</text:p>
          </table:table-cell>
          <table:table-cell table:formula="of:=[.A1756]/1000/(60*60*24)" office:value-type="time" office:time-value="PT07H47M43.706S" calcext:value-type="time">
            <text:p>07:47:44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854.06" calcext:value-type="float">
            <text:p>1854.06</text:p>
          </table:table-cell>
          <table:table-cell office:value-type="float" office:value="2223.45" calcext:value-type="float">
            <text:p>2223.45</text:p>
          </table:table-cell>
        </table:table-row>
        <table:table-row table:style-name="ro1">
          <table:table-cell office:value-type="float" office:value="28079707" calcext:value-type="float">
            <text:p>28079707</text:p>
          </table:table-cell>
          <table:table-cell table:formula="of:=[.A1757]/1000/(60*60*24)" office:value-type="time" office:time-value="PT07H47M59.707S" calcext:value-type="time">
            <text:p>07:48:00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855.07" calcext:value-type="float">
            <text:p>1855.07</text:p>
          </table:table-cell>
          <table:table-cell office:value-type="float" office:value="2224.61" calcext:value-type="float">
            <text:p>2224.61</text:p>
          </table:table-cell>
        </table:table-row>
        <table:table-row table:style-name="ro1">
          <table:table-cell office:value-type="float" office:value="28095707" calcext:value-type="float">
            <text:p>28095707</text:p>
          </table:table-cell>
          <table:table-cell table:formula="of:=[.A1758]/1000/(60*60*24)" office:value-type="time" office:time-value="PT07H48M15.707S" calcext:value-type="time">
            <text:p>07:48:16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1856.08" calcext:value-type="float">
            <text:p>1856.08</text:p>
          </table:table-cell>
          <table:table-cell office:value-type="float" office:value="2225.77" calcext:value-type="float">
            <text:p>2225.77</text:p>
          </table:table-cell>
        </table:table-row>
        <table:table-row table:style-name="ro1">
          <table:table-cell office:value-type="float" office:value="28111707" calcext:value-type="float">
            <text:p>28111707</text:p>
          </table:table-cell>
          <table:table-cell table:formula="of:=[.A1759]/1000/(60*60*24)" office:value-type="time" office:time-value="PT07H48M31.707S" calcext:value-type="time">
            <text:p>07:48:32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1857.1" calcext:value-type="float">
            <text:p>1857.1</text:p>
          </table:table-cell>
          <table:table-cell office:value-type="float" office:value="2226.93" calcext:value-type="float">
            <text:p>2226.93</text:p>
          </table:table-cell>
        </table:table-row>
        <table:table-row table:style-name="ro1">
          <table:table-cell office:value-type="float" office:value="28127707" calcext:value-type="float">
            <text:p>28127707</text:p>
          </table:table-cell>
          <table:table-cell table:formula="of:=[.A1760]/1000/(60*60*24)" office:value-type="time" office:time-value="PT07H48M47.707S" calcext:value-type="time">
            <text:p>07:48:48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1858.11" calcext:value-type="float">
            <text:p>1858.11</text:p>
          </table:table-cell>
          <table:table-cell office:value-type="float" office:value="2228.09" calcext:value-type="float">
            <text:p>2228.09</text:p>
          </table:table-cell>
        </table:table-row>
        <table:table-row table:style-name="ro1">
          <table:table-cell office:value-type="float" office:value="28143707" calcext:value-type="float">
            <text:p>28143707</text:p>
          </table:table-cell>
          <table:table-cell table:formula="of:=[.A1761]/1000/(60*60*24)" office:value-type="time" office:time-value="PT07H49M03.707S" calcext:value-type="time">
            <text:p>07:49:04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859.12" calcext:value-type="float">
            <text:p>1859.12</text:p>
          </table:table-cell>
          <table:table-cell office:value-type="float" office:value="2229.25" calcext:value-type="float">
            <text:p>2229.25</text:p>
          </table:table-cell>
        </table:table-row>
        <table:table-row table:style-name="ro1">
          <table:table-cell office:value-type="float" office:value="28159707" calcext:value-type="float">
            <text:p>28159707</text:p>
          </table:table-cell>
          <table:table-cell table:formula="of:=[.A1762]/1000/(60*60*24)" office:value-type="time" office:time-value="PT07H49M19.707S" calcext:value-type="time">
            <text:p>07:49:20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860.13" calcext:value-type="float">
            <text:p>1860.13</text:p>
          </table:table-cell>
          <table:table-cell office:value-type="float" office:value="2230.41" calcext:value-type="float">
            <text:p>2230.41</text:p>
          </table:table-cell>
        </table:table-row>
        <table:table-row table:style-name="ro1">
          <table:table-cell office:value-type="float" office:value="28175707" calcext:value-type="float">
            <text:p>28175707</text:p>
          </table:table-cell>
          <table:table-cell table:formula="of:=[.A1763]/1000/(60*60*24)" office:value-type="time" office:time-value="PT07H49M35.707S" calcext:value-type="time">
            <text:p>07:49:36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861.14" calcext:value-type="float">
            <text:p>1861.14</text:p>
          </table:table-cell>
          <table:table-cell office:value-type="float" office:value="2231.56" calcext:value-type="float">
            <text:p>2231.56</text:p>
          </table:table-cell>
        </table:table-row>
        <table:table-row table:style-name="ro1">
          <table:table-cell office:value-type="float" office:value="28191706" calcext:value-type="float">
            <text:p>28191706</text:p>
          </table:table-cell>
          <table:table-cell table:formula="of:=[.A1764]/1000/(60*60*24)" office:value-type="time" office:time-value="PT07H49M51.706S" calcext:value-type="time">
            <text:p>07:49:52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862.15" calcext:value-type="float">
            <text:p>1862.15</text:p>
          </table:table-cell>
          <table:table-cell office:value-type="float" office:value="2232.72" calcext:value-type="float">
            <text:p>2232.72</text:p>
          </table:table-cell>
        </table:table-row>
        <table:table-row table:style-name="ro1">
          <table:table-cell office:value-type="float" office:value="28207707" calcext:value-type="float">
            <text:p>28207707</text:p>
          </table:table-cell>
          <table:table-cell table:formula="of:=[.A1765]/1000/(60*60*24)" office:value-type="time" office:time-value="PT07H50M07.707S" calcext:value-type="time">
            <text:p>07:50:08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863.16" calcext:value-type="float">
            <text:p>1863.16</text:p>
          </table:table-cell>
          <table:table-cell office:value-type="float" office:value="2233.87" calcext:value-type="float">
            <text:p>2233.87</text:p>
          </table:table-cell>
        </table:table-row>
        <table:table-row table:style-name="ro1">
          <table:table-cell office:value-type="float" office:value="28223707" calcext:value-type="float">
            <text:p>28223707</text:p>
          </table:table-cell>
          <table:table-cell table:formula="of:=[.A1766]/1000/(60*60*24)" office:value-type="time" office:time-value="PT07H50M23.707S" calcext:value-type="time">
            <text:p>07:50:24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864.17" calcext:value-type="float">
            <text:p>1864.17</text:p>
          </table:table-cell>
          <table:table-cell office:value-type="float" office:value="2235.03" calcext:value-type="float">
            <text:p>2235.03</text:p>
          </table:table-cell>
        </table:table-row>
        <table:table-row table:style-name="ro1">
          <table:table-cell office:value-type="float" office:value="28239707" calcext:value-type="float">
            <text:p>28239707</text:p>
          </table:table-cell>
          <table:table-cell table:formula="of:=[.A1767]/1000/(60*60*24)" office:value-type="time" office:time-value="PT07H50M39.707S" calcext:value-type="time">
            <text:p>07:50:40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2" calcext:value-type="float">
            <text:p>259.62</text:p>
          </table:table-cell>
          <table:table-cell office:value-type="float" office:value="1865.18" calcext:value-type="float">
            <text:p>1865.18</text:p>
          </table:table-cell>
          <table:table-cell office:value-type="float" office:value="2236.18" calcext:value-type="float">
            <text:p>2236.18</text:p>
          </table:table-cell>
        </table:table-row>
        <table:table-row table:style-name="ro1">
          <table:table-cell office:value-type="float" office:value="28255707" calcext:value-type="float">
            <text:p>28255707</text:p>
          </table:table-cell>
          <table:table-cell table:formula="of:=[.A1768]/1000/(60*60*24)" office:value-type="time" office:time-value="PT07H50M55.707S" calcext:value-type="time">
            <text:p>07:50:56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866.19" calcext:value-type="float">
            <text:p>1866.19</text:p>
          </table:table-cell>
          <table:table-cell office:value-type="float" office:value="2237.34" calcext:value-type="float">
            <text:p>2237.34</text:p>
          </table:table-cell>
        </table:table-row>
        <table:table-row table:style-name="ro1">
          <table:table-cell office:value-type="float" office:value="28271707" calcext:value-type="float">
            <text:p>28271707</text:p>
          </table:table-cell>
          <table:table-cell table:formula="of:=[.A1769]/1000/(60*60*24)" office:value-type="time" office:time-value="PT07H51M11.707S" calcext:value-type="time">
            <text:p>07:51:12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867.2" calcext:value-type="float">
            <text:p>1867.2</text:p>
          </table:table-cell>
          <table:table-cell office:value-type="float" office:value="2238.49" calcext:value-type="float">
            <text:p>2238.49</text:p>
          </table:table-cell>
        </table:table-row>
        <table:table-row table:style-name="ro1">
          <table:table-cell office:value-type="float" office:value="28287707" calcext:value-type="float">
            <text:p>28287707</text:p>
          </table:table-cell>
          <table:table-cell table:formula="of:=[.A1770]/1000/(60*60*24)" office:value-type="time" office:time-value="PT07H51M27.707S" calcext:value-type="time">
            <text:p>07:51:28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868.2" calcext:value-type="float">
            <text:p>1868.2</text:p>
          </table:table-cell>
          <table:table-cell office:value-type="float" office:value="2239.64" calcext:value-type="float">
            <text:p>2239.64</text:p>
          </table:table-cell>
        </table:table-row>
        <table:table-row table:style-name="ro1">
          <table:table-cell office:value-type="float" office:value="28303707" calcext:value-type="float">
            <text:p>28303707</text:p>
          </table:table-cell>
          <table:table-cell table:formula="of:=[.A1771]/1000/(60*60*24)" office:value-type="time" office:time-value="PT07H51M43.707S" calcext:value-type="time">
            <text:p>07:51:44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869.21" calcext:value-type="float">
            <text:p>1869.21</text:p>
          </table:table-cell>
          <table:table-cell office:value-type="float" office:value="2240.8" calcext:value-type="float">
            <text:p>2240.8</text:p>
          </table:table-cell>
        </table:table-row>
        <table:table-row table:style-name="ro1">
          <table:table-cell office:value-type="float" office:value="28319707" calcext:value-type="float">
            <text:p>28319707</text:p>
          </table:table-cell>
          <table:table-cell table:formula="of:=[.A1772]/1000/(60*60*24)" office:value-type="time" office:time-value="PT07H51M59.707S" calcext:value-type="time">
            <text:p>07:52:00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870.22" calcext:value-type="float">
            <text:p>1870.22</text:p>
          </table:table-cell>
          <table:table-cell office:value-type="float" office:value="2241.95" calcext:value-type="float">
            <text:p>2241.95</text:p>
          </table:table-cell>
        </table:table-row>
        <table:table-row table:style-name="ro1">
          <table:table-cell office:value-type="float" office:value="28335707" calcext:value-type="float">
            <text:p>28335707</text:p>
          </table:table-cell>
          <table:table-cell table:formula="of:=[.A1773]/1000/(60*60*24)" office:value-type="time" office:time-value="PT07H52M15.707S" calcext:value-type="time">
            <text:p>07:52:16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871.23" calcext:value-type="float">
            <text:p>1871.23</text:p>
          </table:table-cell>
          <table:table-cell office:value-type="float" office:value="2243.1" calcext:value-type="float">
            <text:p>2243.1</text:p>
          </table:table-cell>
        </table:table-row>
        <table:table-row table:style-name="ro1">
          <table:table-cell office:value-type="float" office:value="28351707" calcext:value-type="float">
            <text:p>28351707</text:p>
          </table:table-cell>
          <table:table-cell table:formula="of:=[.A1774]/1000/(60*60*24)" office:value-type="time" office:time-value="PT07H52M31.707S" calcext:value-type="time">
            <text:p>07:52:32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1872.24" calcext:value-type="float">
            <text:p>1872.24</text:p>
          </table:table-cell>
          <table:table-cell office:value-type="float" office:value="2244.25" calcext:value-type="float">
            <text:p>2244.25</text:p>
          </table:table-cell>
        </table:table-row>
        <table:table-row table:style-name="ro1">
          <table:table-cell office:value-type="float" office:value="28367707" calcext:value-type="float">
            <text:p>28367707</text:p>
          </table:table-cell>
          <table:table-cell table:formula="of:=[.A1775]/1000/(60*60*24)" office:value-type="time" office:time-value="PT07H52M47.707S" calcext:value-type="time">
            <text:p>07:52:48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873.25" calcext:value-type="float">
            <text:p>1873.25</text:p>
          </table:table-cell>
          <table:table-cell office:value-type="float" office:value="2245.4" calcext:value-type="float">
            <text:p>2245.4</text:p>
          </table:table-cell>
        </table:table-row>
        <table:table-row table:style-name="ro1">
          <table:table-cell office:value-type="float" office:value="28383707" calcext:value-type="float">
            <text:p>28383707</text:p>
          </table:table-cell>
          <table:table-cell table:formula="of:=[.A1776]/1000/(60*60*24)" office:value-type="time" office:time-value="PT07H53M03.707S" calcext:value-type="time">
            <text:p>07:53:04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874.26" calcext:value-type="float">
            <text:p>1874.26</text:p>
          </table:table-cell>
          <table:table-cell office:value-type="float" office:value="2246.56" calcext:value-type="float">
            <text:p>2246.56</text:p>
          </table:table-cell>
        </table:table-row>
        <table:table-row table:style-name="ro1">
          <table:table-cell office:value-type="float" office:value="28399707" calcext:value-type="float">
            <text:p>28399707</text:p>
          </table:table-cell>
          <table:table-cell table:formula="of:=[.A1777]/1000/(60*60*24)" office:value-type="time" office:time-value="PT07H53M19.707S" calcext:value-type="time">
            <text:p>07:53:20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875.27" calcext:value-type="float">
            <text:p>1875.27</text:p>
          </table:table-cell>
          <table:table-cell office:value-type="float" office:value="2247.71" calcext:value-type="float">
            <text:p>2247.71</text:p>
          </table:table-cell>
        </table:table-row>
        <table:table-row table:style-name="ro1">
          <table:table-cell office:value-type="float" office:value="28415707" calcext:value-type="float">
            <text:p>28415707</text:p>
          </table:table-cell>
          <table:table-cell table:formula="of:=[.A1778]/1000/(60*60*24)" office:value-type="time" office:time-value="PT07H53M35.707S" calcext:value-type="time">
            <text:p>07:53:36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876.27" calcext:value-type="float">
            <text:p>1876.27</text:p>
          </table:table-cell>
          <table:table-cell office:value-type="float" office:value="2248.86" calcext:value-type="float">
            <text:p>2248.86</text:p>
          </table:table-cell>
        </table:table-row>
        <table:table-row table:style-name="ro1">
          <table:table-cell office:value-type="float" office:value="28431707" calcext:value-type="float">
            <text:p>28431707</text:p>
          </table:table-cell>
          <table:table-cell table:formula="of:=[.A1779]/1000/(60*60*24)" office:value-type="time" office:time-value="PT07H53M51.707S" calcext:value-type="time">
            <text:p>07:53:52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1877.28" calcext:value-type="float">
            <text:p>1877.28</text:p>
          </table:table-cell>
          <table:table-cell office:value-type="float" office:value="2250.01" calcext:value-type="float">
            <text:p>2250.01</text:p>
          </table:table-cell>
        </table:table-row>
        <table:table-row table:style-name="ro1">
          <table:table-cell office:value-type="float" office:value="28447707" calcext:value-type="float">
            <text:p>28447707</text:p>
          </table:table-cell>
          <table:table-cell table:formula="of:=[.A1780]/1000/(60*60*24)" office:value-type="time" office:time-value="PT07H54M07.707S" calcext:value-type="time">
            <text:p>07:54:08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1878.29" calcext:value-type="float">
            <text:p>1878.29</text:p>
          </table:table-cell>
          <table:table-cell office:value-type="float" office:value="2251.16" calcext:value-type="float">
            <text:p>2251.16</text:p>
          </table:table-cell>
        </table:table-row>
        <table:table-row table:style-name="ro1">
          <table:table-cell office:value-type="float" office:value="28463707" calcext:value-type="float">
            <text:p>28463707</text:p>
          </table:table-cell>
          <table:table-cell table:formula="of:=[.A1781]/1000/(60*60*24)" office:value-type="time" office:time-value="PT07H54M23.707S" calcext:value-type="time">
            <text:p>07:54:24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1879.29" calcext:value-type="float">
            <text:p>1879.29</text:p>
          </table:table-cell>
          <table:table-cell office:value-type="float" office:value="2252.31" calcext:value-type="float">
            <text:p>2252.31</text:p>
          </table:table-cell>
        </table:table-row>
        <table:table-row table:style-name="ro1">
          <table:table-cell office:value-type="float" office:value="28479707" calcext:value-type="float">
            <text:p>28479707</text:p>
          </table:table-cell>
          <table:table-cell table:formula="of:=[.A1782]/1000/(60*60*24)" office:value-type="time" office:time-value="PT07H54M39.707S" calcext:value-type="time">
            <text:p>07:54:40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880.3" calcext:value-type="float">
            <text:p>1880.3</text:p>
          </table:table-cell>
          <table:table-cell office:value-type="float" office:value="2253.46" calcext:value-type="float">
            <text:p>2253.46</text:p>
          </table:table-cell>
        </table:table-row>
        <table:table-row table:style-name="ro1">
          <table:table-cell office:value-type="float" office:value="28495707" calcext:value-type="float">
            <text:p>28495707</text:p>
          </table:table-cell>
          <table:table-cell table:formula="of:=[.A1783]/1000/(60*60*24)" office:value-type="time" office:time-value="PT07H54M55.707S" calcext:value-type="time">
            <text:p>07:54:56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1881.31" calcext:value-type="float">
            <text:p>1881.31</text:p>
          </table:table-cell>
          <table:table-cell office:value-type="float" office:value="2254.61" calcext:value-type="float">
            <text:p>2254.61</text:p>
          </table:table-cell>
        </table:table-row>
        <table:table-row table:style-name="ro1">
          <table:table-cell office:value-type="float" office:value="28511707" calcext:value-type="float">
            <text:p>28511707</text:p>
          </table:table-cell>
          <table:table-cell table:formula="of:=[.A1784]/1000/(60*60*24)" office:value-type="time" office:time-value="PT07H55M11.707S" calcext:value-type="time">
            <text:p>07:55:12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882.31" calcext:value-type="float">
            <text:p>1882.31</text:p>
          </table:table-cell>
          <table:table-cell office:value-type="float" office:value="2255.75" calcext:value-type="float">
            <text:p>2255.75</text:p>
          </table:table-cell>
        </table:table-row>
        <table:table-row table:style-name="ro1">
          <table:table-cell office:value-type="float" office:value="28527707" calcext:value-type="float">
            <text:p>28527707</text:p>
          </table:table-cell>
          <table:table-cell table:formula="of:=[.A1785]/1000/(60*60*24)" office:value-type="time" office:time-value="PT07H55M27.707S" calcext:value-type="time">
            <text:p>07:55:28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883.32" calcext:value-type="float">
            <text:p>1883.32</text:p>
          </table:table-cell>
          <table:table-cell office:value-type="float" office:value="2256.9" calcext:value-type="float">
            <text:p>2256.9</text:p>
          </table:table-cell>
        </table:table-row>
        <table:table-row table:style-name="ro1">
          <table:table-cell office:value-type="float" office:value="28543707" calcext:value-type="float">
            <text:p>28543707</text:p>
          </table:table-cell>
          <table:table-cell table:formula="of:=[.A1786]/1000/(60*60*24)" office:value-type="time" office:time-value="PT07H55M43.707S" calcext:value-type="time">
            <text:p>07:55:44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884.33" calcext:value-type="float">
            <text:p>1884.33</text:p>
          </table:table-cell>
          <table:table-cell office:value-type="float" office:value="2258.05" calcext:value-type="float">
            <text:p>2258.05</text:p>
          </table:table-cell>
        </table:table-row>
        <table:table-row table:style-name="ro1">
          <table:table-cell office:value-type="float" office:value="28559707" calcext:value-type="float">
            <text:p>28559707</text:p>
          </table:table-cell>
          <table:table-cell table:formula="of:=[.A1787]/1000/(60*60*24)" office:value-type="time" office:time-value="PT07H55M59.707S" calcext:value-type="time">
            <text:p>07:56:00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885.33" calcext:value-type="float">
            <text:p>1885.33</text:p>
          </table:table-cell>
          <table:table-cell office:value-type="float" office:value="2259.19" calcext:value-type="float">
            <text:p>2259.19</text:p>
          </table:table-cell>
        </table:table-row>
        <table:table-row table:style-name="ro1">
          <table:table-cell office:value-type="float" office:value="28575707" calcext:value-type="float">
            <text:p>28575707</text:p>
          </table:table-cell>
          <table:table-cell table:formula="of:=[.A1788]/1000/(60*60*24)" office:value-type="time" office:time-value="PT07H56M15.707S" calcext:value-type="time">
            <text:p>07:56:16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886.34" calcext:value-type="float">
            <text:p>1886.34</text:p>
          </table:table-cell>
          <table:table-cell office:value-type="float" office:value="2260.34" calcext:value-type="float">
            <text:p>2260.34</text:p>
          </table:table-cell>
        </table:table-row>
        <table:table-row table:style-name="ro1">
          <table:table-cell office:value-type="float" office:value="28591707" calcext:value-type="float">
            <text:p>28591707</text:p>
          </table:table-cell>
          <table:table-cell table:formula="of:=[.A1789]/1000/(60*60*24)" office:value-type="time" office:time-value="PT07H56M31.707S" calcext:value-type="time">
            <text:p>07:56:32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887.34" calcext:value-type="float">
            <text:p>1887.34</text:p>
          </table:table-cell>
          <table:table-cell office:value-type="float" office:value="2261.48" calcext:value-type="float">
            <text:p>2261.48</text:p>
          </table:table-cell>
        </table:table-row>
        <table:table-row table:style-name="ro1">
          <table:table-cell office:value-type="float" office:value="28607707" calcext:value-type="float">
            <text:p>28607707</text:p>
          </table:table-cell>
          <table:table-cell table:formula="of:=[.A1790]/1000/(60*60*24)" office:value-type="time" office:time-value="PT07H56M47.707S" calcext:value-type="time">
            <text:p>07:56:48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1888.35" calcext:value-type="float">
            <text:p>1888.35</text:p>
          </table:table-cell>
          <table:table-cell office:value-type="float" office:value="2262.62" calcext:value-type="float">
            <text:p>2262.62</text:p>
          </table:table-cell>
        </table:table-row>
        <table:table-row table:style-name="ro1">
          <table:table-cell office:value-type="float" office:value="28623707" calcext:value-type="float">
            <text:p>28623707</text:p>
          </table:table-cell>
          <table:table-cell table:formula="of:=[.A1791]/1000/(60*60*24)" office:value-type="time" office:time-value="PT07H57M03.707S" calcext:value-type="time">
            <text:p>07:57:04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889.35" calcext:value-type="float">
            <text:p>1889.35</text:p>
          </table:table-cell>
          <table:table-cell office:value-type="float" office:value="2263.77" calcext:value-type="float">
            <text:p>2263.77</text:p>
          </table:table-cell>
        </table:table-row>
        <table:table-row table:style-name="ro1">
          <table:table-cell office:value-type="float" office:value="28639707" calcext:value-type="float">
            <text:p>28639707</text:p>
          </table:table-cell>
          <table:table-cell table:formula="of:=[.A1792]/1000/(60*60*24)" office:value-type="time" office:time-value="PT07H57M19.707S" calcext:value-type="time">
            <text:p>07:57:20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890.36" calcext:value-type="float">
            <text:p>1890.36</text:p>
          </table:table-cell>
          <table:table-cell office:value-type="float" office:value="2264.91" calcext:value-type="float">
            <text:p>2264.91</text:p>
          </table:table-cell>
        </table:table-row>
        <table:table-row table:style-name="ro1">
          <table:table-cell office:value-type="float" office:value="28655707" calcext:value-type="float">
            <text:p>28655707</text:p>
          </table:table-cell>
          <table:table-cell table:formula="of:=[.A1793]/1000/(60*60*24)" office:value-type="time" office:time-value="PT07H57M35.707S" calcext:value-type="time">
            <text:p>07:57:36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891.37" calcext:value-type="float">
            <text:p>1891.37</text:p>
          </table:table-cell>
          <table:table-cell office:value-type="float" office:value="2266.06" calcext:value-type="float">
            <text:p>2266.06</text:p>
          </table:table-cell>
        </table:table-row>
        <table:table-row table:style-name="ro1">
          <table:table-cell office:value-type="float" office:value="28671707" calcext:value-type="float">
            <text:p>28671707</text:p>
          </table:table-cell>
          <table:table-cell table:formula="of:=[.A1794]/1000/(60*60*24)" office:value-type="time" office:time-value="PT07H57M51.707S" calcext:value-type="time">
            <text:p>07:57:52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892.37" calcext:value-type="float">
            <text:p>1892.37</text:p>
          </table:table-cell>
          <table:table-cell office:value-type="float" office:value="2267.2" calcext:value-type="float">
            <text:p>2267.2</text:p>
          </table:table-cell>
        </table:table-row>
        <table:table-row table:style-name="ro1">
          <table:table-cell office:value-type="float" office:value="28687707" calcext:value-type="float">
            <text:p>28687707</text:p>
          </table:table-cell>
          <table:table-cell table:formula="of:=[.A1795]/1000/(60*60*24)" office:value-type="time" office:time-value="PT07H58M07.707S" calcext:value-type="time">
            <text:p>07:58:08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893.37" calcext:value-type="float">
            <text:p>1893.37</text:p>
          </table:table-cell>
          <table:table-cell office:value-type="float" office:value="2268.35" calcext:value-type="float">
            <text:p>2268.35</text:p>
          </table:table-cell>
        </table:table-row>
        <table:table-row table:style-name="ro1">
          <table:table-cell office:value-type="float" office:value="28703707" calcext:value-type="float">
            <text:p>28703707</text:p>
          </table:table-cell>
          <table:table-cell table:formula="of:=[.A1796]/1000/(60*60*24)" office:value-type="time" office:time-value="PT07H58M23.707S" calcext:value-type="time">
            <text:p>07:58:24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1894.38" calcext:value-type="float">
            <text:p>1894.38</text:p>
          </table:table-cell>
          <table:table-cell office:value-type="float" office:value="2269.49" calcext:value-type="float">
            <text:p>2269.49</text:p>
          </table:table-cell>
        </table:table-row>
        <table:table-row table:style-name="ro1">
          <table:table-cell office:value-type="float" office:value="28719707" calcext:value-type="float">
            <text:p>28719707</text:p>
          </table:table-cell>
          <table:table-cell table:formula="of:=[.A1797]/1000/(60*60*24)" office:value-type="time" office:time-value="PT07H58M39.707S" calcext:value-type="time">
            <text:p>07:58:40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1895.38" calcext:value-type="float">
            <text:p>1895.38</text:p>
          </table:table-cell>
          <table:table-cell office:value-type="float" office:value="2270.63" calcext:value-type="float">
            <text:p>2270.63</text:p>
          </table:table-cell>
        </table:table-row>
        <table:table-row table:style-name="ro1">
          <table:table-cell office:value-type="float" office:value="28735707" calcext:value-type="float">
            <text:p>28735707</text:p>
          </table:table-cell>
          <table:table-cell table:formula="of:=[.A1798]/1000/(60*60*24)" office:value-type="time" office:time-value="PT07H58M55.707S" calcext:value-type="time">
            <text:p>07:58:56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1896.39" calcext:value-type="float">
            <text:p>1896.39</text:p>
          </table:table-cell>
          <table:table-cell office:value-type="float" office:value="2271.77" calcext:value-type="float">
            <text:p>2271.77</text:p>
          </table:table-cell>
        </table:table-row>
        <table:table-row table:style-name="ro1">
          <table:table-cell office:value-type="float" office:value="28751707" calcext:value-type="float">
            <text:p>28751707</text:p>
          </table:table-cell>
          <table:table-cell table:formula="of:=[.A1799]/1000/(60*60*24)" office:value-type="time" office:time-value="PT07H59M11.707S" calcext:value-type="time">
            <text:p>07:59:12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1897.39" calcext:value-type="float">
            <text:p>1897.39</text:p>
          </table:table-cell>
          <table:table-cell office:value-type="float" office:value="2272.91" calcext:value-type="float">
            <text:p>2272.91</text:p>
          </table:table-cell>
        </table:table-row>
        <table:table-row table:style-name="ro1">
          <table:table-cell office:value-type="float" office:value="28767707" calcext:value-type="float">
            <text:p>28767707</text:p>
          </table:table-cell>
          <table:table-cell table:formula="of:=[.A1800]/1000/(60*60*24)" office:value-type="time" office:time-value="PT07H59M27.707S" calcext:value-type="time">
            <text:p>07:59:28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898.39" calcext:value-type="float">
            <text:p>1898.39</text:p>
          </table:table-cell>
          <table:table-cell office:value-type="float" office:value="2274.05" calcext:value-type="float">
            <text:p>2274.05</text:p>
          </table:table-cell>
        </table:table-row>
        <table:table-row table:style-name="ro1">
          <table:table-cell office:value-type="float" office:value="28783707" calcext:value-type="float">
            <text:p>28783707</text:p>
          </table:table-cell>
          <table:table-cell table:formula="of:=[.A1801]/1000/(60*60*24)" office:value-type="time" office:time-value="PT07H59M43.707S" calcext:value-type="time">
            <text:p>07:59:44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1899.4" calcext:value-type="float">
            <text:p>1899.4</text:p>
          </table:table-cell>
          <table:table-cell office:value-type="float" office:value="2275.19" calcext:value-type="float">
            <text:p>2275.19</text:p>
          </table:table-cell>
        </table:table-row>
        <table:table-row table:style-name="ro1">
          <table:table-cell office:value-type="float" office:value="28799707" calcext:value-type="float">
            <text:p>28799707</text:p>
          </table:table-cell>
          <table:table-cell table:formula="of:=[.A1802]/1000/(60*60*24)" office:value-type="time" office:time-value="PT07H59M59.707S" calcext:value-type="time">
            <text:p>08:00:00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900.4" calcext:value-type="float">
            <text:p>1900.4</text:p>
          </table:table-cell>
          <table:table-cell office:value-type="float" office:value="2276.33" calcext:value-type="float">
            <text:p>2276.33</text:p>
          </table:table-cell>
        </table:table-row>
        <table:table-row table:style-name="ro1">
          <table:table-cell office:value-type="float" office:value="28815707" calcext:value-type="float">
            <text:p>28815707</text:p>
          </table:table-cell>
          <table:table-cell table:formula="of:=[.A1803]/1000/(60*60*24)" office:value-type="time" office:time-value="PT08H00M15.707S" calcext:value-type="time">
            <text:p>08:00:16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901.4" calcext:value-type="float">
            <text:p>1901.4</text:p>
          </table:table-cell>
          <table:table-cell office:value-type="float" office:value="2277.47" calcext:value-type="float">
            <text:p>2277.47</text:p>
          </table:table-cell>
        </table:table-row>
        <table:table-row table:style-name="ro1">
          <table:table-cell office:value-type="float" office:value="28831707" calcext:value-type="float">
            <text:p>28831707</text:p>
          </table:table-cell>
          <table:table-cell table:formula="of:=[.A1804]/1000/(60*60*24)" office:value-type="time" office:time-value="PT08H00M31.707S" calcext:value-type="time">
            <text:p>08:00:32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902.41" calcext:value-type="float">
            <text:p>1902.41</text:p>
          </table:table-cell>
          <table:table-cell office:value-type="float" office:value="2278.6" calcext:value-type="float">
            <text:p>2278.6</text:p>
          </table:table-cell>
        </table:table-row>
        <table:table-row table:style-name="ro1">
          <table:table-cell office:value-type="float" office:value="28847707" calcext:value-type="float">
            <text:p>28847707</text:p>
          </table:table-cell>
          <table:table-cell table:formula="of:=[.A1805]/1000/(60*60*24)" office:value-type="time" office:time-value="PT08H00M47.707S" calcext:value-type="time">
            <text:p>08:00:48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903.41" calcext:value-type="float">
            <text:p>1903.41</text:p>
          </table:table-cell>
          <table:table-cell office:value-type="float" office:value="2279.74" calcext:value-type="float">
            <text:p>2279.74</text:p>
          </table:table-cell>
        </table:table-row>
        <table:table-row table:style-name="ro1">
          <table:table-cell office:value-type="float" office:value="28863707" calcext:value-type="float">
            <text:p>28863707</text:p>
          </table:table-cell>
          <table:table-cell table:formula="of:=[.A1806]/1000/(60*60*24)" office:value-type="time" office:time-value="PT08H01M03.707S" calcext:value-type="time">
            <text:p>08:01:04</text:p>
          </table:table-cell>
          <table:table-cell office:value-type="float" office:value="1.14" calcext:value-type="float">
            <text:p>1.14</text:p>
          </table:table-cell>
          <table:table-cell office:value-type="float" office:value="225.5" calcext:value-type="float">
            <text:p>225.5</text:p>
          </table:table-cell>
          <table:table-cell office:value-type="float" office:value="256.74" calcext:value-type="float">
            <text:p>256.74</text:p>
          </table:table-cell>
          <table:table-cell office:value-type="float" office:value="1904.41" calcext:value-type="float">
            <text:p>1904.41</text:p>
          </table:table-cell>
          <table:table-cell office:value-type="float" office:value="2280.88" calcext:value-type="float">
            <text:p>2280.88</text:p>
          </table:table-cell>
        </table:table-row>
        <table:table-row table:style-name="ro1">
          <table:table-cell office:value-type="float" office:value="28879707" calcext:value-type="float">
            <text:p>28879707</text:p>
          </table:table-cell>
          <table:table-cell table:formula="of:=[.A1807]/1000/(60*60*24)" office:value-type="time" office:time-value="PT08H01M19.707S" calcext:value-type="time">
            <text:p>08:01:20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905.41" calcext:value-type="float">
            <text:p>1905.41</text:p>
          </table:table-cell>
          <table:table-cell office:value-type="float" office:value="2282.02" calcext:value-type="float">
            <text:p>2282.02</text:p>
          </table:table-cell>
        </table:table-row>
        <table:table-row table:style-name="ro1">
          <table:table-cell office:value-type="float" office:value="28895707" calcext:value-type="float">
            <text:p>28895707</text:p>
          </table:table-cell>
          <table:table-cell table:formula="of:=[.A1808]/1000/(60*60*24)" office:value-type="time" office:time-value="PT08H01M35.707S" calcext:value-type="time">
            <text:p>08:01:36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1906.42" calcext:value-type="float">
            <text:p>1906.42</text:p>
          </table:table-cell>
          <table:table-cell office:value-type="float" office:value="2283.15" calcext:value-type="float">
            <text:p>2283.15</text:p>
          </table:table-cell>
        </table:table-row>
        <table:table-row table:style-name="ro1">
          <table:table-cell office:value-type="float" office:value="28911707" calcext:value-type="float">
            <text:p>28911707</text:p>
          </table:table-cell>
          <table:table-cell table:formula="of:=[.A1809]/1000/(60*60*24)" office:value-type="time" office:time-value="PT08H01M51.707S" calcext:value-type="time">
            <text:p>08:01:52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1907.42" calcext:value-type="float">
            <text:p>1907.42</text:p>
          </table:table-cell>
          <table:table-cell office:value-type="float" office:value="2284.29" calcext:value-type="float">
            <text:p>2284.29</text:p>
          </table:table-cell>
        </table:table-row>
        <table:table-row table:style-name="ro1">
          <table:table-cell office:value-type="float" office:value="28927707" calcext:value-type="float">
            <text:p>28927707</text:p>
          </table:table-cell>
          <table:table-cell table:formula="of:=[.A1810]/1000/(60*60*24)" office:value-type="time" office:time-value="PT08H02M07.707S" calcext:value-type="time">
            <text:p>08:02:08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908.42" calcext:value-type="float">
            <text:p>1908.42</text:p>
          </table:table-cell>
          <table:table-cell office:value-type="float" office:value="2285.43" calcext:value-type="float">
            <text:p>2285.43</text:p>
          </table:table-cell>
        </table:table-row>
        <table:table-row table:style-name="ro1">
          <table:table-cell office:value-type="float" office:value="28943707" calcext:value-type="float">
            <text:p>28943707</text:p>
          </table:table-cell>
          <table:table-cell table:formula="of:=[.A1811]/1000/(60*60*24)" office:value-type="time" office:time-value="PT08H02M23.707S" calcext:value-type="time">
            <text:p>08:02:24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5" calcext:value-type="float">
            <text:p>255.5</text:p>
          </table:table-cell>
          <table:table-cell office:value-type="float" office:value="1909.42" calcext:value-type="float">
            <text:p>1909.42</text:p>
          </table:table-cell>
          <table:table-cell office:value-type="float" office:value="2286.56" calcext:value-type="float">
            <text:p>2286.56</text:p>
          </table:table-cell>
        </table:table-row>
        <table:table-row table:style-name="ro1">
          <table:table-cell office:value-type="float" office:value="28959707" calcext:value-type="float">
            <text:p>28959707</text:p>
          </table:table-cell>
          <table:table-cell table:formula="of:=[.A1812]/1000/(60*60*24)" office:value-type="time" office:time-value="PT08H02M39.707S" calcext:value-type="time">
            <text:p>08:02:40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1910.42" calcext:value-type="float">
            <text:p>1910.42</text:p>
          </table:table-cell>
          <table:table-cell office:value-type="float" office:value="2287.7" calcext:value-type="float">
            <text:p>2287.7</text:p>
          </table:table-cell>
        </table:table-row>
        <table:table-row table:style-name="ro1">
          <table:table-cell office:value-type="float" office:value="28975707" calcext:value-type="float">
            <text:p>28975707</text:p>
          </table:table-cell>
          <table:table-cell table:formula="of:=[.A1813]/1000/(60*60*24)" office:value-type="time" office:time-value="PT08H02M55.707S" calcext:value-type="time">
            <text:p>08:02:56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1911.42" calcext:value-type="float">
            <text:p>1911.42</text:p>
          </table:table-cell>
          <table:table-cell office:value-type="float" office:value="2288.83" calcext:value-type="float">
            <text:p>2288.83</text:p>
          </table:table-cell>
        </table:table-row>
        <table:table-row table:style-name="ro1">
          <table:table-cell office:value-type="float" office:value="28991707" calcext:value-type="float">
            <text:p>28991707</text:p>
          </table:table-cell>
          <table:table-cell table:formula="of:=[.A1814]/1000/(60*60*24)" office:value-type="time" office:time-value="PT08H03M11.707S" calcext:value-type="time">
            <text:p>08:03:12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912.42" calcext:value-type="float">
            <text:p>1912.42</text:p>
          </table:table-cell>
          <table:table-cell office:value-type="float" office:value="2289.97" calcext:value-type="float">
            <text:p>2289.97</text:p>
          </table:table-cell>
        </table:table-row>
        <table:table-row table:style-name="ro1">
          <table:table-cell office:value-type="float" office:value="29007707" calcext:value-type="float">
            <text:p>29007707</text:p>
          </table:table-cell>
          <table:table-cell table:formula="of:=[.A1815]/1000/(60*60*24)" office:value-type="time" office:time-value="PT08H03M27.707S" calcext:value-type="time">
            <text:p>08:03:28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913.42" calcext:value-type="float">
            <text:p>1913.42</text:p>
          </table:table-cell>
          <table:table-cell office:value-type="float" office:value="2291.1" calcext:value-type="float">
            <text:p>2291.1</text:p>
          </table:table-cell>
        </table:table-row>
        <table:table-row table:style-name="ro1">
          <table:table-cell office:value-type="float" office:value="29023707" calcext:value-type="float">
            <text:p>29023707</text:p>
          </table:table-cell>
          <table:table-cell table:formula="of:=[.A1816]/1000/(60*60*24)" office:value-type="time" office:time-value="PT08H03M43.707S" calcext:value-type="time">
            <text:p>08:03:44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914.42" calcext:value-type="float">
            <text:p>1914.42</text:p>
          </table:table-cell>
          <table:table-cell office:value-type="float" office:value="2292.23" calcext:value-type="float">
            <text:p>2292.23</text:p>
          </table:table-cell>
        </table:table-row>
        <table:table-row table:style-name="ro1">
          <table:table-cell office:value-type="float" office:value="29039707" calcext:value-type="float">
            <text:p>29039707</text:p>
          </table:table-cell>
          <table:table-cell table:formula="of:=[.A1817]/1000/(60*60*24)" office:value-type="time" office:time-value="PT08H03M59.707S" calcext:value-type="time">
            <text:p>08:04:00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5.15" calcext:value-type="float">
            <text:p>255.15</text:p>
          </table:table-cell>
          <table:table-cell office:value-type="float" office:value="1915.42" calcext:value-type="float">
            <text:p>1915.42</text:p>
          </table:table-cell>
          <table:table-cell office:value-type="float" office:value="2293.36" calcext:value-type="float">
            <text:p>2293.36</text:p>
          </table:table-cell>
        </table:table-row>
        <table:table-row table:style-name="ro1">
          <table:table-cell office:value-type="float" office:value="29055707" calcext:value-type="float">
            <text:p>29055707</text:p>
          </table:table-cell>
          <table:table-cell table:formula="of:=[.A1818]/1000/(60*60*24)" office:value-type="time" office:time-value="PT08H04M15.707S" calcext:value-type="time">
            <text:p>08:04:16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5.15" calcext:value-type="float">
            <text:p>255.15</text:p>
          </table:table-cell>
          <table:table-cell office:value-type="float" office:value="1916.42" calcext:value-type="float">
            <text:p>1916.42</text:p>
          </table:table-cell>
          <table:table-cell office:value-type="float" office:value="2294.5" calcext:value-type="float">
            <text:p>2294.5</text:p>
          </table:table-cell>
        </table:table-row>
        <table:table-row table:style-name="ro1">
          <table:table-cell office:value-type="float" office:value="29071707" calcext:value-type="float">
            <text:p>29071707</text:p>
          </table:table-cell>
          <table:table-cell table:formula="of:=[.A1819]/1000/(60*60*24)" office:value-type="time" office:time-value="PT08H04M31.707S" calcext:value-type="time">
            <text:p>08:04:32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5.03" calcext:value-type="float">
            <text:p>255.03</text:p>
          </table:table-cell>
          <table:table-cell office:value-type="float" office:value="1917.42" calcext:value-type="float">
            <text:p>1917.42</text:p>
          </table:table-cell>
          <table:table-cell office:value-type="float" office:value="2295.63" calcext:value-type="float">
            <text:p>2295.63</text:p>
          </table:table-cell>
        </table:table-row>
        <table:table-row table:style-name="ro1">
          <table:table-cell office:value-type="float" office:value="29087707" calcext:value-type="float">
            <text:p>29087707</text:p>
          </table:table-cell>
          <table:table-cell table:formula="of:=[.A1820]/1000/(60*60*24)" office:value-type="time" office:time-value="PT08H04M47.707S" calcext:value-type="time">
            <text:p>08:04:48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918.42" calcext:value-type="float">
            <text:p>1918.42</text:p>
          </table:table-cell>
          <table:table-cell office:value-type="float" office:value="2296.76" calcext:value-type="float">
            <text:p>2296.76</text:p>
          </table:table-cell>
        </table:table-row>
        <table:table-row table:style-name="ro1">
          <table:table-cell office:value-type="float" office:value="29103707" calcext:value-type="float">
            <text:p>29103707</text:p>
          </table:table-cell>
          <table:table-cell table:formula="of:=[.A1821]/1000/(60*60*24)" office:value-type="time" office:time-value="PT08H05M03.707S" calcext:value-type="time">
            <text:p>08:05:04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1919.42" calcext:value-type="float">
            <text:p>1919.42</text:p>
          </table:table-cell>
          <table:table-cell office:value-type="float" office:value="2297.89" calcext:value-type="float">
            <text:p>2297.89</text:p>
          </table:table-cell>
        </table:table-row>
        <table:table-row table:style-name="ro1">
          <table:table-cell office:value-type="float" office:value="29119707" calcext:value-type="float">
            <text:p>29119707</text:p>
          </table:table-cell>
          <table:table-cell table:formula="of:=[.A1822]/1000/(60*60*24)" office:value-type="time" office:time-value="PT08H05M19.707S" calcext:value-type="time">
            <text:p>08:05:20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1920.42" calcext:value-type="float">
            <text:p>1920.42</text:p>
          </table:table-cell>
          <table:table-cell office:value-type="float" office:value="2299.01" calcext:value-type="float">
            <text:p>2299.01</text:p>
          </table:table-cell>
        </table:table-row>
        <table:table-row table:style-name="ro1">
          <table:table-cell office:value-type="float" office:value="29135707" calcext:value-type="float">
            <text:p>29135707</text:p>
          </table:table-cell>
          <table:table-cell table:formula="of:=[.A1823]/1000/(60*60*24)" office:value-type="time" office:time-value="PT08H05M35.707S" calcext:value-type="time">
            <text:p>08:05:36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1" calcext:value-type="float">
            <text:p>254.01</text:p>
          </table:table-cell>
          <table:table-cell office:value-type="float" office:value="1921.42" calcext:value-type="float">
            <text:p>1921.42</text:p>
          </table:table-cell>
          <table:table-cell office:value-type="float" office:value="2300.14" calcext:value-type="float">
            <text:p>2300.14</text:p>
          </table:table-cell>
        </table:table-row>
        <table:table-row table:style-name="ro1">
          <table:table-cell office:value-type="float" office:value="29151707" calcext:value-type="float">
            <text:p>29151707</text:p>
          </table:table-cell>
          <table:table-cell table:formula="of:=[.A1824]/1000/(60*60*24)" office:value-type="time" office:time-value="PT08H05M51.707S" calcext:value-type="time">
            <text:p>08:05:52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4.8" calcext:value-type="float">
            <text:p>254.8</text:p>
          </table:table-cell>
          <table:table-cell office:value-type="float" office:value="1922.42" calcext:value-type="float">
            <text:p>1922.42</text:p>
          </table:table-cell>
          <table:table-cell office:value-type="float" office:value="2301.27" calcext:value-type="float">
            <text:p>2301.27</text:p>
          </table:table-cell>
        </table:table-row>
        <table:table-row table:style-name="ro1">
          <table:table-cell office:value-type="float" office:value="29167707" calcext:value-type="float">
            <text:p>29167707</text:p>
          </table:table-cell>
          <table:table-cell table:formula="of:=[.A1825]/1000/(60*60*24)" office:value-type="time" office:time-value="PT08H06M07.707S" calcext:value-type="time">
            <text:p>08:06:08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1923.41" calcext:value-type="float">
            <text:p>1923.41</text:p>
          </table:table-cell>
          <table:table-cell office:value-type="float" office:value="2302.4" calcext:value-type="float">
            <text:p>2302.4</text:p>
          </table:table-cell>
        </table:table-row>
        <table:table-row table:style-name="ro1">
          <table:table-cell office:value-type="float" office:value="29183707" calcext:value-type="float">
            <text:p>29183707</text:p>
          </table:table-cell>
          <table:table-cell table:formula="of:=[.A1826]/1000/(60*60*24)" office:value-type="time" office:time-value="PT08H06M23.707S" calcext:value-type="time">
            <text:p>08:06:24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1924.41" calcext:value-type="float">
            <text:p>1924.41</text:p>
          </table:table-cell>
          <table:table-cell office:value-type="float" office:value="2303.53" calcext:value-type="float">
            <text:p>2303.53</text:p>
          </table:table-cell>
        </table:table-row>
        <table:table-row table:style-name="ro1">
          <table:table-cell office:value-type="float" office:value="29199707" calcext:value-type="float">
            <text:p>29199707</text:p>
          </table:table-cell>
          <table:table-cell table:formula="of:=[.A1827]/1000/(60*60*24)" office:value-type="time" office:time-value="PT08H06M39.707S" calcext:value-type="time">
            <text:p>08:06:40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8" calcext:value-type="float">
            <text:p>253.78</text:p>
          </table:table-cell>
          <table:table-cell office:value-type="float" office:value="1925.41" calcext:value-type="float">
            <text:p>1925.41</text:p>
          </table:table-cell>
          <table:table-cell office:value-type="float" office:value="2304.66" calcext:value-type="float">
            <text:p>2304.66</text:p>
          </table:table-cell>
        </table:table-row>
        <table:table-row table:style-name="ro1">
          <table:table-cell office:value-type="float" office:value="29215707" calcext:value-type="float">
            <text:p>29215707</text:p>
          </table:table-cell>
          <table:table-cell table:formula="of:=[.A1828]/1000/(60*60*24)" office:value-type="time" office:time-value="PT08H06M55.707S" calcext:value-type="time">
            <text:p>08:06:56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1926.41" calcext:value-type="float">
            <text:p>1926.41</text:p>
          </table:table-cell>
          <table:table-cell office:value-type="float" office:value="2305.79" calcext:value-type="float">
            <text:p>2305.79</text:p>
          </table:table-cell>
        </table:table-row>
        <table:table-row table:style-name="ro1">
          <table:table-cell office:value-type="float" office:value="29231707" calcext:value-type="float">
            <text:p>29231707</text:p>
          </table:table-cell>
          <table:table-cell table:formula="of:=[.A1829]/1000/(60*60*24)" office:value-type="time" office:time-value="PT08H07M11.707S" calcext:value-type="time">
            <text:p>08:07:12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1927.4" calcext:value-type="float">
            <text:p>1927.4</text:p>
          </table:table-cell>
          <table:table-cell office:value-type="float" office:value="2306.91" calcext:value-type="float">
            <text:p>2306.91</text:p>
          </table:table-cell>
        </table:table-row>
        <table:table-row table:style-name="ro1">
          <table:table-cell office:value-type="float" office:value="29247707" calcext:value-type="float">
            <text:p>29247707</text:p>
          </table:table-cell>
          <table:table-cell table:formula="of:=[.A1830]/1000/(60*60*24)" office:value-type="time" office:time-value="PT08H07M27.707S" calcext:value-type="time">
            <text:p>08:07:28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5" calcext:value-type="float">
            <text:p>253.55</text:p>
          </table:table-cell>
          <table:table-cell office:value-type="float" office:value="1928.4" calcext:value-type="float">
            <text:p>1928.4</text:p>
          </table:table-cell>
          <table:table-cell office:value-type="float" office:value="2308.04" calcext:value-type="float">
            <text:p>2308.04</text:p>
          </table:table-cell>
        </table:table-row>
        <table:table-row table:style-name="ro1">
          <table:table-cell office:value-type="float" office:value="29263707" calcext:value-type="float">
            <text:p>29263707</text:p>
          </table:table-cell>
          <table:table-cell table:formula="of:=[.A1831]/1000/(60*60*24)" office:value-type="time" office:time-value="PT08H07M43.707S" calcext:value-type="time">
            <text:p>08:07:44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1929.4" calcext:value-type="float">
            <text:p>1929.4</text:p>
          </table:table-cell>
          <table:table-cell office:value-type="float" office:value="2309.16" calcext:value-type="float">
            <text:p>2309.16</text:p>
          </table:table-cell>
        </table:table-row>
        <table:table-row table:style-name="ro1">
          <table:table-cell office:value-type="float" office:value="29279707" calcext:value-type="float">
            <text:p>29279707</text:p>
          </table:table-cell>
          <table:table-cell table:formula="of:=[.A1832]/1000/(60*60*24)" office:value-type="time" office:time-value="PT08H07M59.707S" calcext:value-type="time">
            <text:p>08:08:00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1930.39" calcext:value-type="float">
            <text:p>1930.39</text:p>
          </table:table-cell>
          <table:table-cell office:value-type="float" office:value="2310.29" calcext:value-type="float">
            <text:p>2310.29</text:p>
          </table:table-cell>
        </table:table-row>
        <table:table-row table:style-name="ro1">
          <table:table-cell office:value-type="float" office:value="29295707" calcext:value-type="float">
            <text:p>29295707</text:p>
          </table:table-cell>
          <table:table-cell table:formula="of:=[.A1833]/1000/(60*60*24)" office:value-type="time" office:time-value="PT08H08M15.707S" calcext:value-type="time">
            <text:p>08:08:16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3" calcext:value-type="float">
            <text:p>253.33</text:p>
          </table:table-cell>
          <table:table-cell office:value-type="float" office:value="1931.39" calcext:value-type="float">
            <text:p>1931.39</text:p>
          </table:table-cell>
          <table:table-cell office:value-type="float" office:value="2311.41" calcext:value-type="float">
            <text:p>2311.41</text:p>
          </table:table-cell>
        </table:table-row>
        <table:table-row table:style-name="ro1">
          <table:table-cell office:value-type="float" office:value="29311707" calcext:value-type="float">
            <text:p>29311707</text:p>
          </table:table-cell>
          <table:table-cell table:formula="of:=[.A1834]/1000/(60*60*24)" office:value-type="time" office:time-value="PT08H08M31.707S" calcext:value-type="time">
            <text:p>08:08:32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3.21" calcext:value-type="float">
            <text:p>253.21</text:p>
          </table:table-cell>
          <table:table-cell office:value-type="float" office:value="1932.38" calcext:value-type="float">
            <text:p>1932.38</text:p>
          </table:table-cell>
          <table:table-cell office:value-type="float" office:value="2312.54" calcext:value-type="float">
            <text:p>2312.54</text:p>
          </table:table-cell>
        </table:table-row>
        <table:table-row table:style-name="ro1">
          <table:table-cell office:value-type="float" office:value="29327707" calcext:value-type="float">
            <text:p>29327707</text:p>
          </table:table-cell>
          <table:table-cell table:formula="of:=[.A1835]/1000/(60*60*24)" office:value-type="time" office:time-value="PT08H08M47.707S" calcext:value-type="time">
            <text:p>08:08:48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1933.38" calcext:value-type="float">
            <text:p>1933.38</text:p>
          </table:table-cell>
          <table:table-cell office:value-type="float" office:value="2313.66" calcext:value-type="float">
            <text:p>2313.66</text:p>
          </table:table-cell>
        </table:table-row>
        <table:table-row table:style-name="ro1">
          <table:table-cell office:value-type="float" office:value="29343707" calcext:value-type="float">
            <text:p>29343707</text:p>
          </table:table-cell>
          <table:table-cell table:formula="of:=[.A1836]/1000/(60*60*24)" office:value-type="time" office:time-value="PT08H09M03.707S" calcext:value-type="time">
            <text:p>08:09:04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1934.38" calcext:value-type="float">
            <text:p>1934.38</text:p>
          </table:table-cell>
          <table:table-cell office:value-type="float" office:value="2314.78" calcext:value-type="float">
            <text:p>2314.78</text:p>
          </table:table-cell>
        </table:table-row>
        <table:table-row table:style-name="ro1">
          <table:table-cell office:value-type="float" office:value="29359707" calcext:value-type="float">
            <text:p>29359707</text:p>
          </table:table-cell>
          <table:table-cell table:formula="of:=[.A1837]/1000/(60*60*24)" office:value-type="time" office:time-value="PT08H09M19.707S" calcext:value-type="time">
            <text:p>08:09:20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9" calcext:value-type="float">
            <text:p>252.09</text:p>
          </table:table-cell>
          <table:table-cell office:value-type="float" office:value="1935.37" calcext:value-type="float">
            <text:p>1935.37</text:p>
          </table:table-cell>
          <table:table-cell office:value-type="float" office:value="2315.9" calcext:value-type="float">
            <text:p>2315.9</text:p>
          </table:table-cell>
        </table:table-row>
        <table:table-row table:style-name="ro1">
          <table:table-cell office:value-type="float" office:value="29375707" calcext:value-type="float">
            <text:p>29375707</text:p>
          </table:table-cell>
          <table:table-cell table:formula="of:=[.A1838]/1000/(60*60*24)" office:value-type="time" office:time-value="PT08H09M35.707S" calcext:value-type="time">
            <text:p>08:09:36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1936.37" calcext:value-type="float">
            <text:p>1936.37</text:p>
          </table:table-cell>
          <table:table-cell office:value-type="float" office:value="2317.02" calcext:value-type="float">
            <text:p>2317.02</text:p>
          </table:table-cell>
        </table:table-row>
        <table:table-row table:style-name="ro1">
          <table:table-cell office:value-type="float" office:value="29391707" calcext:value-type="float">
            <text:p>29391707</text:p>
          </table:table-cell>
          <table:table-cell table:formula="of:=[.A1839]/1000/(60*60*24)" office:value-type="time" office:time-value="PT08H09M51.707S" calcext:value-type="time">
            <text:p>08:09:52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1937.36" calcext:value-type="float">
            <text:p>1937.36</text:p>
          </table:table-cell>
          <table:table-cell office:value-type="float" office:value="2318.14" calcext:value-type="float">
            <text:p>2318.14</text:p>
          </table:table-cell>
        </table:table-row>
        <table:table-row table:style-name="ro1">
          <table:table-cell office:value-type="float" office:value="29407706" calcext:value-type="float">
            <text:p>29407706</text:p>
          </table:table-cell>
          <table:table-cell table:formula="of:=[.A1840]/1000/(60*60*24)" office:value-type="time" office:time-value="PT08H10M07.706S" calcext:value-type="time">
            <text:p>08:10:08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1938.35" calcext:value-type="float">
            <text:p>1938.35</text:p>
          </table:table-cell>
          <table:table-cell office:value-type="float" office:value="2319.26" calcext:value-type="float">
            <text:p>2319.26</text:p>
          </table:table-cell>
        </table:table-row>
        <table:table-row table:style-name="ro1">
          <table:table-cell office:value-type="float" office:value="29423707" calcext:value-type="float">
            <text:p>29423707</text:p>
          </table:table-cell>
          <table:table-cell table:formula="of:=[.A1841]/1000/(60*60*24)" office:value-type="time" office:time-value="PT08H10M23.707S" calcext:value-type="time">
            <text:p>08:10:24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1939.35" calcext:value-type="float">
            <text:p>1939.35</text:p>
          </table:table-cell>
          <table:table-cell office:value-type="float" office:value="2320.38" calcext:value-type="float">
            <text:p>2320.38</text:p>
          </table:table-cell>
        </table:table-row>
        <table:table-row table:style-name="ro1">
          <table:table-cell office:value-type="float" office:value="29439707" calcext:value-type="float">
            <text:p>29439707</text:p>
          </table:table-cell>
          <table:table-cell table:formula="of:=[.A1842]/1000/(60*60*24)" office:value-type="time" office:time-value="PT08H10M39.707S" calcext:value-type="time">
            <text:p>08:10:40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1940.34" calcext:value-type="float">
            <text:p>1940.34</text:p>
          </table:table-cell>
          <table:table-cell office:value-type="float" office:value="2321.5" calcext:value-type="float">
            <text:p>2321.5</text:p>
          </table:table-cell>
        </table:table-row>
        <table:table-row table:style-name="ro1">
          <table:table-cell office:value-type="float" office:value="29455707" calcext:value-type="float">
            <text:p>29455707</text:p>
          </table:table-cell>
          <table:table-cell table:formula="of:=[.A1843]/1000/(60*60*24)" office:value-type="time" office:time-value="PT08H10M55.707S" calcext:value-type="time">
            <text:p>08:10:56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1941.34" calcext:value-type="float">
            <text:p>1941.34</text:p>
          </table:table-cell>
          <table:table-cell office:value-type="float" office:value="2322.62" calcext:value-type="float">
            <text:p>2322.62</text:p>
          </table:table-cell>
        </table:table-row>
        <table:table-row table:style-name="ro1">
          <table:table-cell office:value-type="float" office:value="29471707" calcext:value-type="float">
            <text:p>29471707</text:p>
          </table:table-cell>
          <table:table-cell table:formula="of:=[.A1844]/1000/(60*60*24)" office:value-type="time" office:time-value="PT08H11M11.707S" calcext:value-type="time">
            <text:p>08:11:12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1942.33" calcext:value-type="float">
            <text:p>1942.33</text:p>
          </table:table-cell>
          <table:table-cell office:value-type="float" office:value="2323.74" calcext:value-type="float">
            <text:p>2323.74</text:p>
          </table:table-cell>
        </table:table-row>
        <table:table-row table:style-name="ro1">
          <table:table-cell office:value-type="float" office:value="29487707" calcext:value-type="float">
            <text:p>29487707</text:p>
          </table:table-cell>
          <table:table-cell table:formula="of:=[.A1845]/1000/(60*60*24)" office:value-type="time" office:time-value="PT08H11M27.707S" calcext:value-type="time">
            <text:p>08:11:28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943.32" calcext:value-type="float">
            <text:p>1943.32</text:p>
          </table:table-cell>
          <table:table-cell office:value-type="float" office:value="2324.86" calcext:value-type="float">
            <text:p>2324.86</text:p>
          </table:table-cell>
        </table:table-row>
        <table:table-row table:style-name="ro1">
          <table:table-cell office:value-type="float" office:value="29503706" calcext:value-type="float">
            <text:p>29503706</text:p>
          </table:table-cell>
          <table:table-cell table:formula="of:=[.A1846]/1000/(60*60*24)" office:value-type="time" office:time-value="PT08H11M43.706S" calcext:value-type="time">
            <text:p>08:11:44</text:p>
          </table:table-cell>
          <table:table-cell office:value-type="float" office:value="1.13" calcext:value-type="float">
            <text:p>1.13</text:p>
          </table:table-cell>
          <table:table-cell office:value-type="float" office:value="223.4" calcext:value-type="float">
            <text:p>223.4</text:p>
          </table:table-cell>
          <table:table-cell office:value-type="float" office:value="251.62" calcext:value-type="float">
            <text:p>251.62</text:p>
          </table:table-cell>
          <table:table-cell office:value-type="float" office:value="1944.32" calcext:value-type="float">
            <text:p>1944.32</text:p>
          </table:table-cell>
          <table:table-cell office:value-type="float" office:value="2325.97" calcext:value-type="float">
            <text:p>2325.97</text:p>
          </table:table-cell>
        </table:table-row>
        <table:table-row table:style-name="ro1">
          <table:table-cell office:value-type="float" office:value="29519707" calcext:value-type="float">
            <text:p>29519707</text:p>
          </table:table-cell>
          <table:table-cell table:formula="of:=[.A1847]/1000/(60*60*24)" office:value-type="time" office:time-value="PT08H11M59.707S" calcext:value-type="time">
            <text:p>08:12:00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1945.31" calcext:value-type="float">
            <text:p>1945.31</text:p>
          </table:table-cell>
          <table:table-cell office:value-type="float" office:value="2327.09" calcext:value-type="float">
            <text:p>2327.09</text:p>
          </table:table-cell>
        </table:table-row>
        <table:table-row table:style-name="ro1">
          <table:table-cell office:value-type="float" office:value="29535707" calcext:value-type="float">
            <text:p>29535707</text:p>
          </table:table-cell>
          <table:table-cell table:formula="of:=[.A1848]/1000/(60*60*24)" office:value-type="time" office:time-value="PT08H12M15.707S" calcext:value-type="time">
            <text:p>08:12:16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1946.3" calcext:value-type="float">
            <text:p>1946.3</text:p>
          </table:table-cell>
          <table:table-cell office:value-type="float" office:value="2328.2" calcext:value-type="float">
            <text:p>2328.2</text:p>
          </table:table-cell>
        </table:table-row>
        <table:table-row table:style-name="ro1">
          <table:table-cell office:value-type="float" office:value="29551707" calcext:value-type="float">
            <text:p>29551707</text:p>
          </table:table-cell>
          <table:table-cell table:formula="of:=[.A1849]/1000/(60*60*24)" office:value-type="time" office:time-value="PT08H12M31.707S" calcext:value-type="time">
            <text:p>08:12:32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1947.29" calcext:value-type="float">
            <text:p>1947.29</text:p>
          </table:table-cell>
          <table:table-cell office:value-type="float" office:value="2329.32" calcext:value-type="float">
            <text:p>2329.32</text:p>
          </table:table-cell>
        </table:table-row>
        <table:table-row table:style-name="ro1">
          <table:table-cell office:value-type="float" office:value="29567707" calcext:value-type="float">
            <text:p>29567707</text:p>
          </table:table-cell>
          <table:table-cell table:formula="of:=[.A1850]/1000/(60*60*24)" office:value-type="time" office:time-value="PT08H12M47.707S" calcext:value-type="time">
            <text:p>08:12:48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1948.29" calcext:value-type="float">
            <text:p>1948.29</text:p>
          </table:table-cell>
          <table:table-cell office:value-type="float" office:value="2330.43" calcext:value-type="float">
            <text:p>2330.43</text:p>
          </table:table-cell>
        </table:table-row>
        <table:table-row table:style-name="ro1">
          <table:table-cell office:value-type="float" office:value="29583707" calcext:value-type="float">
            <text:p>29583707</text:p>
          </table:table-cell>
          <table:table-cell table:formula="of:=[.A1851]/1000/(60*60*24)" office:value-type="time" office:time-value="PT08H13M03.707S" calcext:value-type="time">
            <text:p>08:13:04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1949.28" calcext:value-type="float">
            <text:p>1949.28</text:p>
          </table:table-cell>
          <table:table-cell office:value-type="float" office:value="2331.54" calcext:value-type="float">
            <text:p>2331.54</text:p>
          </table:table-cell>
        </table:table-row>
        <table:table-row table:style-name="ro1">
          <table:table-cell office:value-type="float" office:value="29599707" calcext:value-type="float">
            <text:p>29599707</text:p>
          </table:table-cell>
          <table:table-cell table:formula="of:=[.A1852]/1000/(60*60*24)" office:value-type="time" office:time-value="PT08H13M19.707S" calcext:value-type="time">
            <text:p>08:13:20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1950.27" calcext:value-type="float">
            <text:p>1950.27</text:p>
          </table:table-cell>
          <table:table-cell office:value-type="float" office:value="2332.66" calcext:value-type="float">
            <text:p>2332.66</text:p>
          </table:table-cell>
        </table:table-row>
        <table:table-row table:style-name="ro1">
          <table:table-cell office:value-type="float" office:value="29615707" calcext:value-type="float">
            <text:p>29615707</text:p>
          </table:table-cell>
          <table:table-cell table:formula="of:=[.A1853]/1000/(60*60*24)" office:value-type="time" office:time-value="PT08H13M35.707S" calcext:value-type="time">
            <text:p>08:13:36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1951.26" calcext:value-type="float">
            <text:p>1951.26</text:p>
          </table:table-cell>
          <table:table-cell office:value-type="float" office:value="2333.77" calcext:value-type="float">
            <text:p>2333.77</text:p>
          </table:table-cell>
        </table:table-row>
        <table:table-row table:style-name="ro1">
          <table:table-cell office:value-type="float" office:value="29631707" calcext:value-type="float">
            <text:p>29631707</text:p>
          </table:table-cell>
          <table:table-cell table:formula="of:=[.A1854]/1000/(60*60*24)" office:value-type="time" office:time-value="PT08H13M51.707S" calcext:value-type="time">
            <text:p>08:13:52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1952.25" calcext:value-type="float">
            <text:p>1952.25</text:p>
          </table:table-cell>
          <table:table-cell office:value-type="float" office:value="2334.88" calcext:value-type="float">
            <text:p>2334.88</text:p>
          </table:table-cell>
        </table:table-row>
        <table:table-row table:style-name="ro1">
          <table:table-cell office:value-type="float" office:value="29647707" calcext:value-type="float">
            <text:p>29647707</text:p>
          </table:table-cell>
          <table:table-cell table:formula="of:=[.A1855]/1000/(60*60*24)" office:value-type="time" office:time-value="PT08H14M07.707S" calcext:value-type="time">
            <text:p>08:14:08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1953.24" calcext:value-type="float">
            <text:p>1953.24</text:p>
          </table:table-cell>
          <table:table-cell office:value-type="float" office:value="2335.99" calcext:value-type="float">
            <text:p>2335.99</text:p>
          </table:table-cell>
        </table:table-row>
        <table:table-row table:style-name="ro1">
          <table:table-cell office:value-type="float" office:value="29663707" calcext:value-type="float">
            <text:p>29663707</text:p>
          </table:table-cell>
          <table:table-cell table:formula="of:=[.A1856]/1000/(60*60*24)" office:value-type="time" office:time-value="PT08H14M23.707S" calcext:value-type="time">
            <text:p>08:14:24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4" calcext:value-type="float">
            <text:p>250.04</text:p>
          </table:table-cell>
          <table:table-cell office:value-type="float" office:value="1954.23" calcext:value-type="float">
            <text:p>1954.23</text:p>
          </table:table-cell>
          <table:table-cell office:value-type="float" office:value="2337.1" calcext:value-type="float">
            <text:p>2337.1</text:p>
          </table:table-cell>
        </table:table-row>
        <table:table-row table:style-name="ro1">
          <table:table-cell office:value-type="float" office:value="29679707" calcext:value-type="float">
            <text:p>29679707</text:p>
          </table:table-cell>
          <table:table-cell table:formula="of:=[.A1857]/1000/(60*60*24)" office:value-type="time" office:time-value="PT08H14M39.707S" calcext:value-type="time">
            <text:p>08:14:40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1955.22" calcext:value-type="float">
            <text:p>1955.22</text:p>
          </table:table-cell>
          <table:table-cell office:value-type="float" office:value="2338.21" calcext:value-type="float">
            <text:p>2338.21</text:p>
          </table:table-cell>
        </table:table-row>
        <table:table-row table:style-name="ro1">
          <table:table-cell office:value-type="float" office:value="29695707" calcext:value-type="float">
            <text:p>29695707</text:p>
          </table:table-cell>
          <table:table-cell table:formula="of:=[.A1858]/1000/(60*60*24)" office:value-type="time" office:time-value="PT08H14M55.707S" calcext:value-type="time">
            <text:p>08:14:56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1956.21" calcext:value-type="float">
            <text:p>1956.21</text:p>
          </table:table-cell>
          <table:table-cell office:value-type="float" office:value="2339.32" calcext:value-type="float">
            <text:p>2339.32</text:p>
          </table:table-cell>
        </table:table-row>
        <table:table-row table:style-name="ro1">
          <table:table-cell office:value-type="float" office:value="29711707" calcext:value-type="float">
            <text:p>29711707</text:p>
          </table:table-cell>
          <table:table-cell table:formula="of:=[.A1859]/1000/(60*60*24)" office:value-type="time" office:time-value="PT08H15M11.707S" calcext:value-type="time">
            <text:p>08:15:12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3" calcext:value-type="float">
            <text:p>248.93</text:p>
          </table:table-cell>
          <table:table-cell office:value-type="float" office:value="1957.2" calcext:value-type="float">
            <text:p>1957.2</text:p>
          </table:table-cell>
          <table:table-cell office:value-type="float" office:value="2340.43" calcext:value-type="float">
            <text:p>2340.43</text:p>
          </table:table-cell>
        </table:table-row>
        <table:table-row table:style-name="ro1">
          <table:table-cell office:value-type="float" office:value="29727707" calcext:value-type="float">
            <text:p>29727707</text:p>
          </table:table-cell>
          <table:table-cell table:formula="of:=[.A1860]/1000/(60*60*24)" office:value-type="time" office:time-value="PT08H15M27.707S" calcext:value-type="time">
            <text:p>08:15:28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958.19" calcext:value-type="float">
            <text:p>1958.19</text:p>
          </table:table-cell>
          <table:table-cell office:value-type="float" office:value="2341.53" calcext:value-type="float">
            <text:p>2341.53</text:p>
          </table:table-cell>
        </table:table-row>
        <table:table-row table:style-name="ro1">
          <table:table-cell office:value-type="float" office:value="29743707" calcext:value-type="float">
            <text:p>29743707</text:p>
          </table:table-cell>
          <table:table-cell table:formula="of:=[.A1861]/1000/(60*60*24)" office:value-type="time" office:time-value="PT08H15M43.707S" calcext:value-type="time">
            <text:p>08:15:44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959.18" calcext:value-type="float">
            <text:p>1959.18</text:p>
          </table:table-cell>
          <table:table-cell office:value-type="float" office:value="2342.64" calcext:value-type="float">
            <text:p>2342.64</text:p>
          </table:table-cell>
        </table:table-row>
        <table:table-row table:style-name="ro1">
          <table:table-cell office:value-type="float" office:value="29759707" calcext:value-type="float">
            <text:p>29759707</text:p>
          </table:table-cell>
          <table:table-cell table:formula="of:=[.A1862]/1000/(60*60*24)" office:value-type="time" office:time-value="PT08H15M59.707S" calcext:value-type="time">
            <text:p>08:16:00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1960.17" calcext:value-type="float">
            <text:p>1960.17</text:p>
          </table:table-cell>
          <table:table-cell office:value-type="float" office:value="2343.75" calcext:value-type="float">
            <text:p>2343.75</text:p>
          </table:table-cell>
        </table:table-row>
        <table:table-row table:style-name="ro1">
          <table:table-cell office:value-type="float" office:value="29775707" calcext:value-type="float">
            <text:p>29775707</text:p>
          </table:table-cell>
          <table:table-cell table:formula="of:=[.A1863]/1000/(60*60*24)" office:value-type="time" office:time-value="PT08H16M15.707S" calcext:value-type="time">
            <text:p>08:16:16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1961.16" calcext:value-type="float">
            <text:p>1961.16</text:p>
          </table:table-cell>
          <table:table-cell office:value-type="float" office:value="2344.85" calcext:value-type="float">
            <text:p>2344.85</text:p>
          </table:table-cell>
        </table:table-row>
        <table:table-row table:style-name="ro1">
          <table:table-cell office:value-type="float" office:value="29791707" calcext:value-type="float">
            <text:p>29791707</text:p>
          </table:table-cell>
          <table:table-cell table:formula="of:=[.A1864]/1000/(60*60*24)" office:value-type="time" office:time-value="PT08H16M31.707S" calcext:value-type="time">
            <text:p>08:16:32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1962.14" calcext:value-type="float">
            <text:p>1962.14</text:p>
          </table:table-cell>
          <table:table-cell office:value-type="float" office:value="2345.96" calcext:value-type="float">
            <text:p>2345.96</text:p>
          </table:table-cell>
        </table:table-row>
        <table:table-row table:style-name="ro1">
          <table:table-cell office:value-type="float" office:value="29807707" calcext:value-type="float">
            <text:p>29807707</text:p>
          </table:table-cell>
          <table:table-cell table:formula="of:=[.A1865]/1000/(60*60*24)" office:value-type="time" office:time-value="PT08H16M47.707S" calcext:value-type="time">
            <text:p>08:16:48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1963.13" calcext:value-type="float">
            <text:p>1963.13</text:p>
          </table:table-cell>
          <table:table-cell office:value-type="float" office:value="2347.06" calcext:value-type="float">
            <text:p>2347.06</text:p>
          </table:table-cell>
        </table:table-row>
        <table:table-row table:style-name="ro1">
          <table:table-cell office:value-type="float" office:value="29823707" calcext:value-type="float">
            <text:p>29823707</text:p>
          </table:table-cell>
          <table:table-cell table:formula="of:=[.A1866]/1000/(60*60*24)" office:value-type="time" office:time-value="PT08H17M03.707S" calcext:value-type="time">
            <text:p>08:17:04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1964.12" calcext:value-type="float">
            <text:p>1964.12</text:p>
          </table:table-cell>
          <table:table-cell office:value-type="float" office:value="2348.17" calcext:value-type="float">
            <text:p>2348.17</text:p>
          </table:table-cell>
        </table:table-row>
        <table:table-row table:style-name="ro1">
          <table:table-cell office:value-type="float" office:value="29839707" calcext:value-type="float">
            <text:p>29839707</text:p>
          </table:table-cell>
          <table:table-cell table:formula="of:=[.A1867]/1000/(60*60*24)" office:value-type="time" office:time-value="PT08H17M19.707S" calcext:value-type="time">
            <text:p>08:17:20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5" calcext:value-type="float">
            <text:p>248.35</text:p>
          </table:table-cell>
          <table:table-cell office:value-type="float" office:value="1965.11" calcext:value-type="float">
            <text:p>1965.11</text:p>
          </table:table-cell>
          <table:table-cell office:value-type="float" office:value="2349.27" calcext:value-type="float">
            <text:p>2349.27</text:p>
          </table:table-cell>
        </table:table-row>
        <table:table-row table:style-name="ro1">
          <table:table-cell office:value-type="float" office:value="29855707" calcext:value-type="float">
            <text:p>29855707</text:p>
          </table:table-cell>
          <table:table-cell table:formula="of:=[.A1868]/1000/(60*60*24)" office:value-type="time" office:time-value="PT08H17M35.707S" calcext:value-type="time">
            <text:p>08:17:36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1966.09" calcext:value-type="float">
            <text:p>1966.09</text:p>
          </table:table-cell>
          <table:table-cell office:value-type="float" office:value="2350.38" calcext:value-type="float">
            <text:p>2350.38</text:p>
          </table:table-cell>
        </table:table-row>
        <table:table-row table:style-name="ro1">
          <table:table-cell office:value-type="float" office:value="29871707" calcext:value-type="float">
            <text:p>29871707</text:p>
          </table:table-cell>
          <table:table-cell table:formula="of:=[.A1869]/1000/(60*60*24)" office:value-type="time" office:time-value="PT08H17M51.707S" calcext:value-type="time">
            <text:p>08:17:52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1967.08" calcext:value-type="float">
            <text:p>1967.08</text:p>
          </table:table-cell>
          <table:table-cell office:value-type="float" office:value="2351.48" calcext:value-type="float">
            <text:p>2351.48</text:p>
          </table:table-cell>
        </table:table-row>
        <table:table-row table:style-name="ro1">
          <table:table-cell office:value-type="float" office:value="29887707" calcext:value-type="float">
            <text:p>29887707</text:p>
          </table:table-cell>
          <table:table-cell table:formula="of:=[.A1870]/1000/(60*60*24)" office:value-type="time" office:time-value="PT08H18M07.707S" calcext:value-type="time">
            <text:p>08:18:08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968.07" calcext:value-type="float">
            <text:p>1968.07</text:p>
          </table:table-cell>
          <table:table-cell office:value-type="float" office:value="2352.58" calcext:value-type="float">
            <text:p>2352.58</text:p>
          </table:table-cell>
        </table:table-row>
        <table:table-row table:style-name="ro1">
          <table:table-cell office:value-type="float" office:value="29903707" calcext:value-type="float">
            <text:p>29903707</text:p>
          </table:table-cell>
          <table:table-cell table:formula="of:=[.A1871]/1000/(60*60*24)" office:value-type="time" office:time-value="PT08H18M23.707S" calcext:value-type="time">
            <text:p>08:18:24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1969.05" calcext:value-type="float">
            <text:p>1969.05</text:p>
          </table:table-cell>
          <table:table-cell office:value-type="float" office:value="2353.68" calcext:value-type="float">
            <text:p>2353.68</text:p>
          </table:table-cell>
        </table:table-row>
        <table:table-row table:style-name="ro1">
          <table:table-cell office:value-type="float" office:value="29919707" calcext:value-type="float">
            <text:p>29919707</text:p>
          </table:table-cell>
          <table:table-cell table:formula="of:=[.A1872]/1000/(60*60*24)" office:value-type="time" office:time-value="PT08H18M39.707S" calcext:value-type="time">
            <text:p>08:18:40</text:p>
          </table:table-cell>
          <table:table-cell office:value-type="float" office:value="1.12" calcext:value-type="float">
            <text:p>1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8.01" calcext:value-type="float">
            <text:p>248.01</text:p>
          </table:table-cell>
          <table:table-cell office:value-type="float" office:value="1970.04" calcext:value-type="float">
            <text:p>1970.04</text:p>
          </table:table-cell>
          <table:table-cell office:value-type="float" office:value="2354.78" calcext:value-type="float">
            <text:p>2354.78</text:p>
          </table:table-cell>
        </table:table-row>
        <table:table-row table:style-name="ro1">
          <table:table-cell office:value-type="float" office:value="29935707" calcext:value-type="float">
            <text:p>29935707</text:p>
          </table:table-cell>
          <table:table-cell table:formula="of:=[.A1873]/1000/(60*60*24)" office:value-type="time" office:time-value="PT08H18M55.707S" calcext:value-type="time">
            <text:p>08:18:56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1971.02" calcext:value-type="float">
            <text:p>1971.02</text:p>
          </table:table-cell>
          <table:table-cell office:value-type="float" office:value="2355.87" calcext:value-type="float">
            <text:p>2355.87</text:p>
          </table:table-cell>
        </table:table-row>
        <table:table-row table:style-name="ro1">
          <table:table-cell office:value-type="float" office:value="29951707" calcext:value-type="float">
            <text:p>29951707</text:p>
          </table:table-cell>
          <table:table-cell table:formula="of:=[.A1874]/1000/(60*60*24)" office:value-type="time" office:time-value="PT08H19M11.707S" calcext:value-type="time">
            <text:p>08:19:12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1972.01" calcext:value-type="float">
            <text:p>1972.01</text:p>
          </table:table-cell>
          <table:table-cell office:value-type="float" office:value="2356.97" calcext:value-type="float">
            <text:p>2356.97</text:p>
          </table:table-cell>
        </table:table-row>
        <table:table-row table:style-name="ro1">
          <table:table-cell office:value-type="float" office:value="29967707" calcext:value-type="float">
            <text:p>29967707</text:p>
          </table:table-cell>
          <table:table-cell table:formula="of:=[.A1875]/1000/(60*60*24)" office:value-type="time" office:time-value="PT08H19M27.707S" calcext:value-type="time">
            <text:p>08:19:28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1972.99" calcext:value-type="float">
            <text:p>1972.99</text:p>
          </table:table-cell>
          <table:table-cell office:value-type="float" office:value="2358.07" calcext:value-type="float">
            <text:p>2358.07</text:p>
          </table:table-cell>
        </table:table-row>
        <table:table-row table:style-name="ro1">
          <table:table-cell office:value-type="float" office:value="29983707" calcext:value-type="float">
            <text:p>29983707</text:p>
          </table:table-cell>
          <table:table-cell table:formula="of:=[.A1876]/1000/(60*60*24)" office:value-type="time" office:time-value="PT08H19M43.707S" calcext:value-type="time">
            <text:p>08:19:44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6.78" calcext:value-type="float">
            <text:p>246.78</text:p>
          </table:table-cell>
          <table:table-cell office:value-type="float" office:value="1973.98" calcext:value-type="float">
            <text:p>1973.98</text:p>
          </table:table-cell>
          <table:table-cell office:value-type="float" office:value="2359.17" calcext:value-type="float">
            <text:p>2359.17</text:p>
          </table:table-cell>
        </table:table-row>
        <table:table-row table:style-name="ro1">
          <table:table-cell office:value-type="float" office:value="29999707" calcext:value-type="float">
            <text:p>29999707</text:p>
          </table:table-cell>
          <table:table-cell table:formula="of:=[.A1877]/1000/(60*60*24)" office:value-type="time" office:time-value="PT08H19M59.707S" calcext:value-type="time">
            <text:p>08:20:00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1974.96" calcext:value-type="float">
            <text:p>1974.96</text:p>
          </table:table-cell>
          <table:table-cell office:value-type="float" office:value="2360.26" calcext:value-type="float">
            <text:p>2360.26</text:p>
          </table:table-cell>
        </table:table-row>
        <table:table-row table:style-name="ro1">
          <table:table-cell office:value-type="float" office:value="30015707" calcext:value-type="float">
            <text:p>30015707</text:p>
          </table:table-cell>
          <table:table-cell table:formula="of:=[.A1878]/1000/(60*60*24)" office:value-type="time" office:time-value="PT08H20M15.707S" calcext:value-type="time">
            <text:p>08:20:16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1975.95" calcext:value-type="float">
            <text:p>1975.95</text:p>
          </table:table-cell>
          <table:table-cell office:value-type="float" office:value="2361.36" calcext:value-type="float">
            <text:p>2361.36</text:p>
          </table:table-cell>
        </table:table-row>
        <table:table-row table:style-name="ro1">
          <table:table-cell office:value-type="float" office:value="30031707" calcext:value-type="float">
            <text:p>30031707</text:p>
          </table:table-cell>
          <table:table-cell table:formula="of:=[.A1879]/1000/(60*60*24)" office:value-type="time" office:time-value="PT08H20M31.707S" calcext:value-type="time">
            <text:p>08:20:32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6.56" calcext:value-type="float">
            <text:p>246.56</text:p>
          </table:table-cell>
          <table:table-cell office:value-type="float" office:value="1976.93" calcext:value-type="float">
            <text:p>1976.93</text:p>
          </table:table-cell>
          <table:table-cell office:value-type="float" office:value="2362.46" calcext:value-type="float">
            <text:p>2362.46</text:p>
          </table:table-cell>
        </table:table-row>
        <table:table-row table:style-name="ro1">
          <table:table-cell office:value-type="float" office:value="30047707" calcext:value-type="float">
            <text:p>30047707</text:p>
          </table:table-cell>
          <table:table-cell table:formula="of:=[.A1880]/1000/(60*60*24)" office:value-type="time" office:time-value="PT08H20M47.707S" calcext:value-type="time">
            <text:p>08:20:48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6.55" calcext:value-type="float">
            <text:p>246.55</text:p>
          </table:table-cell>
          <table:table-cell office:value-type="float" office:value="1977.91" calcext:value-type="float">
            <text:p>1977.91</text:p>
          </table:table-cell>
          <table:table-cell office:value-type="float" office:value="2363.55" calcext:value-type="float">
            <text:p>2363.55</text:p>
          </table:table-cell>
        </table:table-row>
        <table:table-row table:style-name="ro1">
          <table:table-cell office:value-type="float" office:value="30063707" calcext:value-type="float">
            <text:p>30063707</text:p>
          </table:table-cell>
          <table:table-cell table:formula="of:=[.A1881]/1000/(60*60*24)" office:value-type="time" office:time-value="PT08H21M03.707S" calcext:value-type="time">
            <text:p>08:21:04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978.9" calcext:value-type="float">
            <text:p>1978.9</text:p>
          </table:table-cell>
          <table:table-cell office:value-type="float" office:value="2364.64" calcext:value-type="float">
            <text:p>2364.64</text:p>
          </table:table-cell>
        </table:table-row>
        <table:table-row table:style-name="ro1">
          <table:table-cell office:value-type="float" office:value="30079707" calcext:value-type="float">
            <text:p>30079707</text:p>
          </table:table-cell>
          <table:table-cell table:formula="of:=[.A1882]/1000/(60*60*24)" office:value-type="time" office:time-value="PT08H21M19.707S" calcext:value-type="time">
            <text:p>08:21:20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979.88" calcext:value-type="float">
            <text:p>1979.88</text:p>
          </table:table-cell>
          <table:table-cell office:value-type="float" office:value="2365.74" calcext:value-type="float">
            <text:p>2365.74</text:p>
          </table:table-cell>
        </table:table-row>
        <table:table-row table:style-name="ro1">
          <table:table-cell office:value-type="float" office:value="30095707" calcext:value-type="float">
            <text:p>30095707</text:p>
          </table:table-cell>
          <table:table-cell table:formula="of:=[.A1883]/1000/(60*60*24)" office:value-type="time" office:time-value="PT08H21M35.707S" calcext:value-type="time">
            <text:p>08:21:36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6.22" calcext:value-type="float">
            <text:p>246.22</text:p>
          </table:table-cell>
          <table:table-cell office:value-type="float" office:value="1980.86" calcext:value-type="float">
            <text:p>1980.86</text:p>
          </table:table-cell>
          <table:table-cell office:value-type="float" office:value="2366.83" calcext:value-type="float">
            <text:p>2366.83</text:p>
          </table:table-cell>
        </table:table-row>
        <table:table-row table:style-name="ro1">
          <table:table-cell office:value-type="float" office:value="30111707" calcext:value-type="float">
            <text:p>30111707</text:p>
          </table:table-cell>
          <table:table-cell table:formula="of:=[.A1884]/1000/(60*60*24)" office:value-type="time" office:time-value="PT08H21M51.707S" calcext:value-type="time">
            <text:p>08:21:52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1981.84" calcext:value-type="float">
            <text:p>1981.84</text:p>
          </table:table-cell>
          <table:table-cell office:value-type="float" office:value="2367.92" calcext:value-type="float">
            <text:p>2367.92</text:p>
          </table:table-cell>
        </table:table-row>
        <table:table-row table:style-name="ro1">
          <table:table-cell office:value-type="float" office:value="30127707" calcext:value-type="float">
            <text:p>30127707</text:p>
          </table:table-cell>
          <table:table-cell table:formula="of:=[.A1885]/1000/(60*60*24)" office:value-type="time" office:time-value="PT08H22M07.707S" calcext:value-type="time">
            <text:p>08:22:08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11" calcext:value-type="float">
            <text:p>245.11</text:p>
          </table:table-cell>
          <table:table-cell office:value-type="float" office:value="1982.82" calcext:value-type="float">
            <text:p>1982.82</text:p>
          </table:table-cell>
          <table:table-cell office:value-type="float" office:value="2369.01" calcext:value-type="float">
            <text:p>2369.01</text:p>
          </table:table-cell>
        </table:table-row>
        <table:table-row table:style-name="ro1">
          <table:table-cell office:value-type="float" office:value="30143707" calcext:value-type="float">
            <text:p>30143707</text:p>
          </table:table-cell>
          <table:table-cell table:formula="of:=[.A1886]/1000/(60*60*24)" office:value-type="time" office:time-value="PT08H22M23.707S" calcext:value-type="time">
            <text:p>08:22:24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1983.81" calcext:value-type="float">
            <text:p>1983.81</text:p>
          </table:table-cell>
          <table:table-cell office:value-type="float" office:value="2370.1" calcext:value-type="float">
            <text:p>2370.1</text:p>
          </table:table-cell>
        </table:table-row>
        <table:table-row table:style-name="ro1">
          <table:table-cell office:value-type="float" office:value="30159707" calcext:value-type="float">
            <text:p>30159707</text:p>
          </table:table-cell>
          <table:table-cell table:formula="of:=[.A1887]/1000/(60*60*24)" office:value-type="time" office:time-value="PT08H22M39.707S" calcext:value-type="time">
            <text:p>08:22:40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984.79" calcext:value-type="float">
            <text:p>1984.79</text:p>
          </table:table-cell>
          <table:table-cell office:value-type="float" office:value="2371.19" calcext:value-type="float">
            <text:p>2371.19</text:p>
          </table:table-cell>
        </table:table-row>
        <table:table-row table:style-name="ro1">
          <table:table-cell office:value-type="float" office:value="30175707" calcext:value-type="float">
            <text:p>30175707</text:p>
          </table:table-cell>
          <table:table-cell table:formula="of:=[.A1888]/1000/(60*60*24)" office:value-type="time" office:time-value="PT08H22M55.707S" calcext:value-type="time">
            <text:p>08:22:56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.88" calcext:value-type="float">
            <text:p>244.88</text:p>
          </table:table-cell>
          <table:table-cell office:value-type="float" office:value="1985.77" calcext:value-type="float">
            <text:p>1985.77</text:p>
          </table:table-cell>
          <table:table-cell office:value-type="float" office:value="2372.28" calcext:value-type="float">
            <text:p>2372.28</text:p>
          </table:table-cell>
        </table:table-row>
        <table:table-row table:style-name="ro1">
          <table:table-cell office:value-type="float" office:value="30191707" calcext:value-type="float">
            <text:p>30191707</text:p>
          </table:table-cell>
          <table:table-cell table:formula="of:=[.A1889]/1000/(60*60*24)" office:value-type="time" office:time-value="PT08H23M11.707S" calcext:value-type="time">
            <text:p>08:23:12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4.77" calcext:value-type="float">
            <text:p>244.77</text:p>
          </table:table-cell>
          <table:table-cell office:value-type="float" office:value="1986.75" calcext:value-type="float">
            <text:p>1986.75</text:p>
          </table:table-cell>
          <table:table-cell office:value-type="float" office:value="2373.37" calcext:value-type="float">
            <text:p>2373.37</text:p>
          </table:table-cell>
        </table:table-row>
        <table:table-row table:style-name="ro1">
          <table:table-cell office:value-type="float" office:value="30207707" calcext:value-type="float">
            <text:p>30207707</text:p>
          </table:table-cell>
          <table:table-cell table:formula="of:=[.A1890]/1000/(60*60*24)" office:value-type="time" office:time-value="PT08H23M27.707S" calcext:value-type="time">
            <text:p>08:23:28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6" calcext:value-type="float">
            <text:p>244.66</text:p>
          </table:table-cell>
          <table:table-cell office:value-type="float" office:value="1987.73" calcext:value-type="float">
            <text:p>1987.73</text:p>
          </table:table-cell>
          <table:table-cell office:value-type="float" office:value="2374.45" calcext:value-type="float">
            <text:p>2374.45</text:p>
          </table:table-cell>
        </table:table-row>
        <table:table-row table:style-name="ro1">
          <table:table-cell office:value-type="float" office:value="30223706" calcext:value-type="float">
            <text:p>30223706</text:p>
          </table:table-cell>
          <table:table-cell table:formula="of:=[.A1891]/1000/(60*60*24)" office:value-type="time" office:time-value="PT08H23M43.706S" calcext:value-type="time">
            <text:p>08:23:44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5" calcext:value-type="float">
            <text:p>244.65</text:p>
          </table:table-cell>
          <table:table-cell office:value-type="float" office:value="1988.71" calcext:value-type="float">
            <text:p>1988.71</text:p>
          </table:table-cell>
          <table:table-cell office:value-type="float" office:value="2375.54" calcext:value-type="float">
            <text:p>2375.54</text:p>
          </table:table-cell>
        </table:table-row>
        <table:table-row table:style-name="ro1">
          <table:table-cell office:value-type="float" office:value="30239707" calcext:value-type="float">
            <text:p>30239707</text:p>
          </table:table-cell>
          <table:table-cell table:formula="of:=[.A1892]/1000/(60*60*24)" office:value-type="time" office:time-value="PT08H23M59.707S" calcext:value-type="time">
            <text:p>08:24:00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4.54" calcext:value-type="float">
            <text:p>244.54</text:p>
          </table:table-cell>
          <table:table-cell office:value-type="float" office:value="1989.69" calcext:value-type="float">
            <text:p>1989.69</text:p>
          </table:table-cell>
          <table:table-cell office:value-type="float" office:value="2376.63" calcext:value-type="float">
            <text:p>2376.63</text:p>
          </table:table-cell>
        </table:table-row>
        <table:table-row table:style-name="ro1">
          <table:table-cell office:value-type="float" office:value="30255707" calcext:value-type="float">
            <text:p>30255707</text:p>
          </table:table-cell>
          <table:table-cell table:formula="of:=[.A1893]/1000/(60*60*24)" office:value-type="time" office:time-value="PT08H24M15.707S" calcext:value-type="time">
            <text:p>08:24:16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4.43" calcext:value-type="float">
            <text:p>244.43</text:p>
          </table:table-cell>
          <table:table-cell office:value-type="float" office:value="1990.66" calcext:value-type="float">
            <text:p>1990.66</text:p>
          </table:table-cell>
          <table:table-cell office:value-type="float" office:value="2377.71" calcext:value-type="float">
            <text:p>2377.71</text:p>
          </table:table-cell>
        </table:table-row>
        <table:table-row table:style-name="ro1">
          <table:table-cell office:value-type="float" office:value="30271706" calcext:value-type="float">
            <text:p>30271706</text:p>
          </table:table-cell>
          <table:table-cell table:formula="of:=[.A1894]/1000/(60*60*24)" office:value-type="time" office:time-value="PT08H24M31.706S" calcext:value-type="time">
            <text:p>08:24:32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3.55" calcext:value-type="float">
            <text:p>243.55</text:p>
          </table:table-cell>
          <table:table-cell office:value-type="float" office:value="1991.64" calcext:value-type="float">
            <text:p>1991.64</text:p>
          </table:table-cell>
          <table:table-cell office:value-type="float" office:value="2378.8" calcext:value-type="float">
            <text:p>2378.8</text:p>
          </table:table-cell>
        </table:table-row>
        <table:table-row table:style-name="ro1">
          <table:table-cell office:value-type="float" office:value="30287707" calcext:value-type="float">
            <text:p>30287707</text:p>
          </table:table-cell>
          <table:table-cell table:formula="of:=[.A1895]/1000/(60*60*24)" office:value-type="time" office:time-value="PT08H24M47.707S" calcext:value-type="time">
            <text:p>08:24:48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1992.62" calcext:value-type="float">
            <text:p>1992.62</text:p>
          </table:table-cell>
          <table:table-cell office:value-type="float" office:value="2379.88" calcext:value-type="float">
            <text:p>2379.88</text:p>
          </table:table-cell>
        </table:table-row>
        <table:table-row table:style-name="ro1">
          <table:table-cell office:value-type="float" office:value="30303707" calcext:value-type="float">
            <text:p>30303707</text:p>
          </table:table-cell>
          <table:table-cell table:formula="of:=[.A1896]/1000/(60*60*24)" office:value-type="time" office:time-value="PT08H25M03.707S" calcext:value-type="time">
            <text:p>08:25:04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1993.6" calcext:value-type="float">
            <text:p>1993.6</text:p>
          </table:table-cell>
          <table:table-cell office:value-type="float" office:value="2380.96" calcext:value-type="float">
            <text:p>2380.96</text:p>
          </table:table-cell>
        </table:table-row>
        <table:table-row table:style-name="ro1">
          <table:table-cell office:value-type="float" office:value="30319706" calcext:value-type="float">
            <text:p>30319706</text:p>
          </table:table-cell>
          <table:table-cell table:formula="of:=[.A1897]/1000/(60*60*24)" office:value-type="time" office:time-value="PT08H25M19.706S" calcext:value-type="time">
            <text:p>08:25:20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1994.58" calcext:value-type="float">
            <text:p>1994.58</text:p>
          </table:table-cell>
          <table:table-cell office:value-type="float" office:value="2382.04" calcext:value-type="float">
            <text:p>2382.04</text:p>
          </table:table-cell>
        </table:table-row>
        <table:table-row table:style-name="ro1">
          <table:table-cell office:value-type="float" office:value="30335707" calcext:value-type="float">
            <text:p>30335707</text:p>
          </table:table-cell>
          <table:table-cell table:formula="of:=[.A1898]/1000/(60*60*24)" office:value-type="time" office:time-value="PT08H25M35.707S" calcext:value-type="time">
            <text:p>08:25:36</text:p>
          </table:table-cell>
          <table:table-cell office:value-type="float" office:value="1.11" calcext:value-type="float">
            <text:p>1.11</text:p>
          </table:table-cell>
          <table:table-cell office:value-type="float" office:value="219.8" calcext:value-type="float">
            <text:p>219.8</text:p>
          </table:table-cell>
          <table:table-cell office:value-type="float" office:value="243.1" calcext:value-type="float">
            <text:p>243.1</text:p>
          </table:table-cell>
          <table:table-cell office:value-type="float" office:value="1995.55" calcext:value-type="float">
            <text:p>1995.55</text:p>
          </table:table-cell>
          <table:table-cell office:value-type="float" office:value="2383.13" calcext:value-type="float">
            <text:p>2383.13</text:p>
          </table:table-cell>
        </table:table-row>
        <table:table-row table:style-name="ro1">
          <table:table-cell office:value-type="float" office:value="30351707" calcext:value-type="float">
            <text:p>30351707</text:p>
          </table:table-cell>
          <table:table-cell table:formula="of:=[.A1899]/1000/(60*60*24)" office:value-type="time" office:time-value="PT08H25M51.707S" calcext:value-type="time">
            <text:p>08:25:52</text:p>
          </table:table-cell>
          <table:table-cell office:value-type="float" office:value="1.11" calcext:value-type="float">
            <text:p>1.11</text:p>
          </table:table-cell>
          <table:table-cell office:value-type="float" office:value="219.8" calcext:value-type="float">
            <text:p>219.8</text:p>
          </table:table-cell>
          <table:table-cell office:value-type="float" office:value="243.09" calcext:value-type="float">
            <text:p>243.09</text:p>
          </table:table-cell>
          <table:table-cell office:value-type="float" office:value="1996.53" calcext:value-type="float">
            <text:p>1996.53</text:p>
          </table:table-cell>
          <table:table-cell office:value-type="float" office:value="2384.21" calcext:value-type="float">
            <text:p>2384.21</text:p>
          </table:table-cell>
        </table:table-row>
        <table:table-row table:style-name="ro1">
          <table:table-cell office:value-type="float" office:value="30367707" calcext:value-type="float">
            <text:p>30367707</text:p>
          </table:table-cell>
          <table:table-cell table:formula="of:=[.A1900]/1000/(60*60*24)" office:value-type="time" office:time-value="PT08H26M07.707S" calcext:value-type="time">
            <text:p>08:26:08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1997.51" calcext:value-type="float">
            <text:p>1997.51</text:p>
          </table:table-cell>
          <table:table-cell office:value-type="float" office:value="2385.29" calcext:value-type="float">
            <text:p>2385.29</text:p>
          </table:table-cell>
        </table:table-row>
        <table:table-row table:style-name="ro1">
          <table:table-cell office:value-type="float" office:value="30383707" calcext:value-type="float">
            <text:p>30383707</text:p>
          </table:table-cell>
          <table:table-cell table:formula="of:=[.A1901]/1000/(60*60*24)" office:value-type="time" office:time-value="PT08H26M23.707S" calcext:value-type="time">
            <text:p>08:26:24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1998.48" calcext:value-type="float">
            <text:p>1998.48</text:p>
          </table:table-cell>
          <table:table-cell office:value-type="float" office:value="2386.36" calcext:value-type="float">
            <text:p>2386.36</text:p>
          </table:table-cell>
        </table:table-row>
        <table:table-row table:style-name="ro1">
          <table:table-cell office:value-type="float" office:value="30399707" calcext:value-type="float">
            <text:p>30399707</text:p>
          </table:table-cell>
          <table:table-cell table:formula="of:=[.A1902]/1000/(60*60*24)" office:value-type="time" office:time-value="PT08H26M39.707S" calcext:value-type="time">
            <text:p>08:26:40</text:p>
          </table:table-cell>
          <table:table-cell office:value-type="float" office:value="1.11" calcext:value-type="float">
            <text:p>1.11</text:p>
          </table:table-cell>
          <table:table-cell office:value-type="float" office:value="219.5" calcext:value-type="float">
            <text:p>219.5</text:p>
          </table:table-cell>
          <table:table-cell office:value-type="float" office:value="242.76" calcext:value-type="float">
            <text:p>242.76</text:p>
          </table:table-cell>
          <table:table-cell office:value-type="float" office:value="1999.46" calcext:value-type="float">
            <text:p>1999.46</text:p>
          </table:table-cell>
          <table:table-cell office:value-type="float" office:value="2387.44" calcext:value-type="float">
            <text:p>2387.44</text:p>
          </table:table-cell>
        </table:table-row>
        <table:table-row table:style-name="ro1">
          <table:table-cell office:value-type="float" office:value="30415707" calcext:value-type="float">
            <text:p>30415707</text:p>
          </table:table-cell>
          <table:table-cell table:formula="of:=[.A1903]/1000/(60*60*24)" office:value-type="time" office:time-value="PT08H26M55.707S" calcext:value-type="time">
            <text:p>08:26:56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1.77" calcext:value-type="float">
            <text:p>241.77</text:p>
          </table:table-cell>
          <table:table-cell office:value-type="float" office:value="2000.43" calcext:value-type="float">
            <text:p>2000.43</text:p>
          </table:table-cell>
          <table:table-cell office:value-type="float" office:value="2388.52" calcext:value-type="float">
            <text:p>2388.52</text:p>
          </table:table-cell>
        </table:table-row>
        <table:table-row table:style-name="ro1">
          <table:table-cell office:value-type="float" office:value="30431707" calcext:value-type="float">
            <text:p>30431707</text:p>
          </table:table-cell>
          <table:table-cell table:formula="of:=[.A1904]/1000/(60*60*24)" office:value-type="time" office:time-value="PT08H27M11.707S" calcext:value-type="time">
            <text:p>08:27:12</text:p>
          </table:table-cell>
          <table:table-cell office:value-type="float" office:value="1.11" calcext:value-type="float">
            <text:p>1.11</text:p>
          </table:table-cell>
          <table:table-cell office:value-type="float" office:value="219.3" calcext:value-type="float">
            <text:p>219.3</text:p>
          </table:table-cell>
          <table:table-cell office:value-type="float" office:value="242.53" calcext:value-type="float">
            <text:p>242.53</text:p>
          </table:table-cell>
          <table:table-cell office:value-type="float" office:value="2001.41" calcext:value-type="float">
            <text:p>2001.41</text:p>
          </table:table-cell>
          <table:table-cell office:value-type="float" office:value="2389.6" calcext:value-type="float">
            <text:p>2389.6</text:p>
          </table:table-cell>
        </table:table-row>
        <table:table-row table:style-name="ro1">
          <table:table-cell office:value-type="float" office:value="30447707" calcext:value-type="float">
            <text:p>30447707</text:p>
          </table:table-cell>
          <table:table-cell table:formula="of:=[.A1905]/1000/(60*60*24)" office:value-type="time" office:time-value="PT08H27M27.707S" calcext:value-type="time">
            <text:p>08:27:28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1.65" calcext:value-type="float">
            <text:p>241.65</text:p>
          </table:table-cell>
          <table:table-cell office:value-type="float" office:value="2002.38" calcext:value-type="float">
            <text:p>2002.38</text:p>
          </table:table-cell>
          <table:table-cell office:value-type="float" office:value="2390.67" calcext:value-type="float">
            <text:p>2390.67</text:p>
          </table:table-cell>
        </table:table-row>
        <table:table-row table:style-name="ro1">
          <table:table-cell office:value-type="float" office:value="30463707" calcext:value-type="float">
            <text:p>30463707</text:p>
          </table:table-cell>
          <table:table-cell table:formula="of:=[.A1906]/1000/(60*60*24)" office:value-type="time" office:time-value="PT08H27M43.707S" calcext:value-type="time">
            <text:p>08:27:44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1.43" calcext:value-type="float">
            <text:p>241.43</text:p>
          </table:table-cell>
          <table:table-cell office:value-type="float" office:value="2003.36" calcext:value-type="float">
            <text:p>2003.36</text:p>
          </table:table-cell>
          <table:table-cell office:value-type="float" office:value="2391.75" calcext:value-type="float">
            <text:p>2391.75</text:p>
          </table:table-cell>
        </table:table-row>
        <table:table-row table:style-name="ro1">
          <table:table-cell office:value-type="float" office:value="30479707" calcext:value-type="float">
            <text:p>30479707</text:p>
          </table:table-cell>
          <table:table-cell table:formula="of:=[.A1907]/1000/(60*60*24)" office:value-type="time" office:time-value="PT08H27M59.707S" calcext:value-type="time">
            <text:p>08:28:00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2004.33" calcext:value-type="float">
            <text:p>2004.33</text:p>
          </table:table-cell>
          <table:table-cell office:value-type="float" office:value="2392.82" calcext:value-type="float">
            <text:p>2392.82</text:p>
          </table:table-cell>
        </table:table-row>
        <table:table-row table:style-name="ro1">
          <table:table-cell office:value-type="float" office:value="30495707" calcext:value-type="float">
            <text:p>30495707</text:p>
          </table:table-cell>
          <table:table-cell table:formula="of:=[.A1908]/1000/(60*60*24)" office:value-type="time" office:time-value="PT08H28M15.707S" calcext:value-type="time">
            <text:p>08:28:16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2005.3" calcext:value-type="float">
            <text:p>2005.3</text:p>
          </table:table-cell>
          <table:table-cell office:value-type="float" office:value="2393.89" calcext:value-type="float">
            <text:p>2393.89</text:p>
          </table:table-cell>
        </table:table-row>
        <table:table-row table:style-name="ro1">
          <table:table-cell office:value-type="float" office:value="30511707" calcext:value-type="float">
            <text:p>30511707</text:p>
          </table:table-cell>
          <table:table-cell table:formula="of:=[.A1909]/1000/(60*60*24)" office:value-type="time" office:time-value="PT08H28M31.707S" calcext:value-type="time">
            <text:p>08:28:32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1.2" calcext:value-type="float">
            <text:p>241.2</text:p>
          </table:table-cell>
          <table:table-cell office:value-type="float" office:value="2006.28" calcext:value-type="float">
            <text:p>2006.28</text:p>
          </table:table-cell>
          <table:table-cell office:value-type="float" office:value="2394.96" calcext:value-type="float">
            <text:p>2394.96</text:p>
          </table:table-cell>
        </table:table-row>
        <table:table-row table:style-name="ro1">
          <table:table-cell office:value-type="float" office:value="30527707" calcext:value-type="float">
            <text:p>30527707</text:p>
          </table:table-cell>
          <table:table-cell table:formula="of:=[.A1910]/1000/(60*60*24)" office:value-type="time" office:time-value="PT08H28M47.707S" calcext:value-type="time">
            <text:p>08:28:48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2007.25" calcext:value-type="float">
            <text:p>2007.25</text:p>
          </table:table-cell>
          <table:table-cell office:value-type="float" office:value="2396.03" calcext:value-type="float">
            <text:p>2396.03</text:p>
          </table:table-cell>
        </table:table-row>
        <table:table-row table:style-name="ro1">
          <table:table-cell office:value-type="float" office:value="30543707" calcext:value-type="float">
            <text:p>30543707</text:p>
          </table:table-cell>
          <table:table-cell table:formula="of:=[.A1911]/1000/(60*60*24)" office:value-type="time" office:time-value="PT08H29M03.707S" calcext:value-type="time">
            <text:p>08:29:04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" calcext:value-type="float">
            <text:p>240.1</text:p>
          </table:table-cell>
          <table:table-cell office:value-type="float" office:value="2008.22" calcext:value-type="float">
            <text:p>2008.22</text:p>
          </table:table-cell>
          <table:table-cell office:value-type="float" office:value="2397.1" calcext:value-type="float">
            <text:p>2397.1</text:p>
          </table:table-cell>
        </table:table-row>
        <table:table-row table:style-name="ro1">
          <table:table-cell office:value-type="float" office:value="30559707" calcext:value-type="float">
            <text:p>30559707</text:p>
          </table:table-cell>
          <table:table-cell table:formula="of:=[.A1912]/1000/(60*60*24)" office:value-type="time" office:time-value="PT08H29M19.707S" calcext:value-type="time">
            <text:p>08:29:20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98" calcext:value-type="float">
            <text:p>240.98</text:p>
          </table:table-cell>
          <table:table-cell office:value-type="float" office:value="2009.19" calcext:value-type="float">
            <text:p>2009.19</text:p>
          </table:table-cell>
          <table:table-cell office:value-type="float" office:value="2398.17" calcext:value-type="float">
            <text:p>2398.17</text:p>
          </table:table-cell>
        </table:table-row>
        <table:table-row table:style-name="ro1">
          <table:table-cell office:value-type="float" office:value="30575707" calcext:value-type="float">
            <text:p>30575707</text:p>
          </table:table-cell>
          <table:table-cell table:formula="of:=[.A1913]/1000/(60*60*24)" office:value-type="time" office:time-value="PT08H29M35.707S" calcext:value-type="time">
            <text:p>08:29:36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2010.17" calcext:value-type="float">
            <text:p>2010.17</text:p>
          </table:table-cell>
          <table:table-cell office:value-type="float" office:value="2399.24" calcext:value-type="float">
            <text:p>2399.24</text:p>
          </table:table-cell>
        </table:table-row>
        <table:table-row table:style-name="ro1">
          <table:table-cell office:value-type="float" office:value="30591707" calcext:value-type="float">
            <text:p>30591707</text:p>
          </table:table-cell>
          <table:table-cell table:formula="of:=[.A1914]/1000/(60*60*24)" office:value-type="time" office:time-value="PT08H29M51.707S" calcext:value-type="time">
            <text:p>08:29:52</text:p>
          </table:table-cell>
          <table:table-cell office:value-type="float" office:value="1.1" calcext:value-type="float">
            <text:p>1.1</text:p>
          </table:table-cell>
          <table:table-cell office:value-type="float" office:value="218.4" calcext:value-type="float">
            <text:p>218.4</text:p>
          </table:table-cell>
          <table:table-cell office:value-type="float" office:value="239.77" calcext:value-type="float">
            <text:p>239.77</text:p>
          </table:table-cell>
          <table:table-cell office:value-type="float" office:value="2011.14" calcext:value-type="float">
            <text:p>2011.14</text:p>
          </table:table-cell>
          <table:table-cell office:value-type="float" office:value="2400.31" calcext:value-type="float">
            <text:p>2400.31</text:p>
          </table:table-cell>
        </table:table-row>
        <table:table-row table:style-name="ro1">
          <table:table-cell office:value-type="float" office:value="30607707" calcext:value-type="float">
            <text:p>30607707</text:p>
          </table:table-cell>
          <table:table-cell table:formula="of:=[.A1915]/1000/(60*60*24)" office:value-type="time" office:time-value="PT08H30M07.707S" calcext:value-type="time">
            <text:p>08:30:08</text:p>
          </table:table-cell>
          <table:table-cell office:value-type="float" office:value="1.1" calcext:value-type="float">
            <text:p>1.1</text:p>
          </table:table-cell>
          <table:table-cell office:value-type="float" office:value="218.4" calcext:value-type="float">
            <text:p>218.4</text:p>
          </table:table-cell>
          <table:table-cell office:value-type="float" office:value="239.77" calcext:value-type="float">
            <text:p>239.77</text:p>
          </table:table-cell>
          <table:table-cell office:value-type="float" office:value="2012.11" calcext:value-type="float">
            <text:p>2012.11</text:p>
          </table:table-cell>
          <table:table-cell office:value-type="float" office:value="2401.37" calcext:value-type="float">
            <text:p>2401.37</text:p>
          </table:table-cell>
        </table:table-row>
        <table:table-row table:style-name="ro1">
          <table:table-cell office:value-type="float" office:value="30623707" calcext:value-type="float">
            <text:p>30623707</text:p>
          </table:table-cell>
          <table:table-cell table:formula="of:=[.A1916]/1000/(60*60*24)" office:value-type="time" office:time-value="PT08H30M23.707S" calcext:value-type="time">
            <text:p>08:30:24</text:p>
          </table:table-cell>
          <table:table-cell office:value-type="float" office:value="1.1" calcext:value-type="float">
            <text:p>1.1</text:p>
          </table:table-cell>
          <table:table-cell office:value-type="float" office:value="218.3" calcext:value-type="float">
            <text:p>218.3</text:p>
          </table:table-cell>
          <table:table-cell office:value-type="float" office:value="239.66" calcext:value-type="float">
            <text:p>239.66</text:p>
          </table:table-cell>
          <table:table-cell office:value-type="float" office:value="2013.08" calcext:value-type="float">
            <text:p>2013.08</text:p>
          </table:table-cell>
          <table:table-cell office:value-type="float" office:value="2402.44" calcext:value-type="float">
            <text:p>2402.44</text:p>
          </table:table-cell>
        </table:table-row>
        <table:table-row table:style-name="ro1">
          <table:table-cell office:value-type="float" office:value="30639707" calcext:value-type="float">
            <text:p>30639707</text:p>
          </table:table-cell>
          <table:table-cell table:formula="of:=[.A1917]/1000/(60*60*24)" office:value-type="time" office:time-value="PT08H30M39.707S" calcext:value-type="time">
            <text:p>08:30:40</text:p>
          </table:table-cell>
          <table:table-cell office:value-type="float" office:value="1.1" calcext:value-type="float">
            <text:p>1.1</text:p>
          </table:table-cell>
          <table:table-cell office:value-type="float" office:value="218.2" calcext:value-type="float">
            <text:p>218.2</text:p>
          </table:table-cell>
          <table:table-cell office:value-type="float" office:value="239.54" calcext:value-type="float">
            <text:p>239.54</text:p>
          </table:table-cell>
          <table:table-cell office:value-type="float" office:value="2014.05" calcext:value-type="float">
            <text:p>2014.05</text:p>
          </table:table-cell>
          <table:table-cell office:value-type="float" office:value="2403.5" calcext:value-type="float">
            <text:p>2403.5</text:p>
          </table:table-cell>
        </table:table-row>
        <table:table-row table:style-name="ro1">
          <table:table-cell office:value-type="float" office:value="30655707" calcext:value-type="float">
            <text:p>30655707</text:p>
          </table:table-cell>
          <table:table-cell table:formula="of:=[.A1918]/1000/(60*60*24)" office:value-type="time" office:time-value="PT08H30M55.707S" calcext:value-type="time">
            <text:p>08:30:56</text:p>
          </table:table-cell>
          <table:table-cell office:value-type="float" office:value="1.1" calcext:value-type="float">
            <text:p>1.1</text:p>
          </table:table-cell>
          <table:table-cell office:value-type="float" office:value="218.1" calcext:value-type="float">
            <text:p>218.1</text:p>
          </table:table-cell>
          <table:table-cell office:value-type="float" office:value="239.43" calcext:value-type="float">
            <text:p>239.43</text:p>
          </table:table-cell>
          <table:table-cell office:value-type="float" office:value="2015.02" calcext:value-type="float">
            <text:p>2015.02</text:p>
          </table:table-cell>
          <table:table-cell office:value-type="float" office:value="2404.57" calcext:value-type="float">
            <text:p>2404.57</text:p>
          </table:table-cell>
        </table:table-row>
        <table:table-row table:style-name="ro1">
          <table:table-cell office:value-type="float" office:value="30671707" calcext:value-type="float">
            <text:p>30671707</text:p>
          </table:table-cell>
          <table:table-cell table:formula="of:=[.A1919]/1000/(60*60*24)" office:value-type="time" office:time-value="PT08H31M11.707S" calcext:value-type="time">
            <text:p>08:31:12</text:p>
          </table:table-cell>
          <table:table-cell office:value-type="float" office:value="1.1" calcext:value-type="float">
            <text:p>1.1</text:p>
          </table:table-cell>
          <table:table-cell office:value-type="float" office:value="217.9" calcext:value-type="float">
            <text:p>217.9</text:p>
          </table:table-cell>
          <table:table-cell office:value-type="float" office:value="239.21" calcext:value-type="float">
            <text:p>239.21</text:p>
          </table:table-cell>
          <table:table-cell office:value-type="float" office:value="2015.99" calcext:value-type="float">
            <text:p>2015.99</text:p>
          </table:table-cell>
          <table:table-cell office:value-type="float" office:value="2405.63" calcext:value-type="float">
            <text:p>2405.63</text:p>
          </table:table-cell>
        </table:table-row>
        <table:table-row table:style-name="ro1">
          <table:table-cell office:value-type="float" office:value="30687707" calcext:value-type="float">
            <text:p>30687707</text:p>
          </table:table-cell>
          <table:table-cell table:formula="of:=[.A1920]/1000/(60*60*24)" office:value-type="time" office:time-value="PT08H31M27.707S" calcext:value-type="time">
            <text:p>08:31:28</text:p>
          </table:table-cell>
          <table:table-cell office:value-type="float" office:value="1.1" calcext:value-type="float">
            <text:p>1.1</text:p>
          </table:table-cell>
          <table:table-cell office:value-type="float" office:value="217.9" calcext:value-type="float">
            <text:p>217.9</text:p>
          </table:table-cell>
          <table:table-cell office:value-type="float" office:value="239.21" calcext:value-type="float">
            <text:p>239.21</text:p>
          </table:table-cell>
          <table:table-cell office:value-type="float" office:value="2016.95" calcext:value-type="float">
            <text:p>2016.95</text:p>
          </table:table-cell>
          <table:table-cell office:value-type="float" office:value="2406.69" calcext:value-type="float">
            <text:p>2406.69</text:p>
          </table:table-cell>
        </table:table-row>
        <table:table-row table:style-name="ro1">
          <table:table-cell office:value-type="float" office:value="30703707" calcext:value-type="float">
            <text:p>30703707</text:p>
          </table:table-cell>
          <table:table-cell table:formula="of:=[.A1921]/1000/(60*60*24)" office:value-type="time" office:time-value="PT08H31M43.707S" calcext:value-type="time">
            <text:p>08:31:44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8.22" calcext:value-type="float">
            <text:p>238.22</text:p>
          </table:table-cell>
          <table:table-cell office:value-type="float" office:value="2017.92" calcext:value-type="float">
            <text:p>2017.92</text:p>
          </table:table-cell>
          <table:table-cell office:value-type="float" office:value="2407.75" calcext:value-type="float">
            <text:p>2407.75</text:p>
          </table:table-cell>
        </table:table-row>
        <table:table-row table:style-name="ro1">
          <table:table-cell office:value-type="float" office:value="30719707" calcext:value-type="float">
            <text:p>30719707</text:p>
          </table:table-cell>
          <table:table-cell table:formula="of:=[.A1922]/1000/(60*60*24)" office:value-type="time" office:time-value="PT08H31M59.707S" calcext:value-type="time">
            <text:p>08:32:00</text:p>
          </table:table-cell>
          <table:table-cell office:value-type="float" office:value="1.1" calcext:value-type="float">
            <text:p>1.1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98" calcext:value-type="float">
            <text:p>238.98</text:p>
          </table:table-cell>
          <table:table-cell office:value-type="float" office:value="2018.89" calcext:value-type="float">
            <text:p>2018.89</text:p>
          </table:table-cell>
          <table:table-cell office:value-type="float" office:value="2408.81" calcext:value-type="float">
            <text:p>2408.81</text:p>
          </table:table-cell>
        </table:table-row>
        <table:table-row table:style-name="ro1">
          <table:table-cell office:value-type="float" office:value="30735707" calcext:value-type="float">
            <text:p>30735707</text:p>
          </table:table-cell>
          <table:table-cell table:formula="of:=[.A1923]/1000/(60*60*24)" office:value-type="time" office:time-value="PT08H32M15.707S" calcext:value-type="time">
            <text:p>08:32:16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8" calcext:value-type="float">
            <text:p>238</text:p>
          </table:table-cell>
          <table:table-cell office:value-type="float" office:value="2019.86" calcext:value-type="float">
            <text:p>2019.86</text:p>
          </table:table-cell>
          <table:table-cell office:value-type="float" office:value="2409.87" calcext:value-type="float">
            <text:p>2409.87</text:p>
          </table:table-cell>
        </table:table-row>
        <table:table-row table:style-name="ro1">
          <table:table-cell office:value-type="float" office:value="30751707" calcext:value-type="float">
            <text:p>30751707</text:p>
          </table:table-cell>
          <table:table-cell table:formula="of:=[.A1924]/1000/(60*60*24)" office:value-type="time" office:time-value="PT08H32M31.707S" calcext:value-type="time">
            <text:p>08:32:32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89" calcext:value-type="float">
            <text:p>237.89</text:p>
          </table:table-cell>
          <table:table-cell office:value-type="float" office:value="2020.82" calcext:value-type="float">
            <text:p>2020.82</text:p>
          </table:table-cell>
          <table:table-cell office:value-type="float" office:value="2410.93" calcext:value-type="float">
            <text:p>2410.93</text:p>
          </table:table-cell>
        </table:table-row>
        <table:table-row table:style-name="ro1">
          <table:table-cell office:value-type="float" office:value="30767707" calcext:value-type="float">
            <text:p>30767707</text:p>
          </table:table-cell>
          <table:table-cell table:formula="of:=[.A1925]/1000/(60*60*24)" office:value-type="time" office:time-value="PT08H32M47.707S" calcext:value-type="time">
            <text:p>08:32:48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7.78" calcext:value-type="float">
            <text:p>237.78</text:p>
          </table:table-cell>
          <table:table-cell office:value-type="float" office:value="2021.79" calcext:value-type="float">
            <text:p>2021.79</text:p>
          </table:table-cell>
          <table:table-cell office:value-type="float" office:value="2411.98" calcext:value-type="float">
            <text:p>2411.98</text:p>
          </table:table-cell>
        </table:table-row>
        <table:table-row table:style-name="ro1">
          <table:table-cell office:value-type="float" office:value="30783707" calcext:value-type="float">
            <text:p>30783707</text:p>
          </table:table-cell>
          <table:table-cell table:formula="of:=[.A1926]/1000/(60*60*24)" office:value-type="time" office:time-value="PT08H33M03.707S" calcext:value-type="time">
            <text:p>08:33:04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7.67" calcext:value-type="float">
            <text:p>237.67</text:p>
          </table:table-cell>
          <table:table-cell office:value-type="float" office:value="2022.76" calcext:value-type="float">
            <text:p>2022.76</text:p>
          </table:table-cell>
          <table:table-cell office:value-type="float" office:value="2413.04" calcext:value-type="float">
            <text:p>2413.04</text:p>
          </table:table-cell>
        </table:table-row>
        <table:table-row table:style-name="ro1">
          <table:table-cell office:value-type="float" office:value="30799707" calcext:value-type="float">
            <text:p>30799707</text:p>
          </table:table-cell>
          <table:table-cell table:formula="of:=[.A1927]/1000/(60*60*24)" office:value-type="time" office:time-value="PT08H33M19.707S" calcext:value-type="time">
            <text:p>08:33:20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7.56" calcext:value-type="float">
            <text:p>237.56</text:p>
          </table:table-cell>
          <table:table-cell office:value-type="float" office:value="2023.72" calcext:value-type="float">
            <text:p>2023.72</text:p>
          </table:table-cell>
          <table:table-cell office:value-type="float" office:value="2414.09" calcext:value-type="float">
            <text:p>2414.09</text:p>
          </table:table-cell>
        </table:table-row>
        <table:table-row table:style-name="ro1">
          <table:table-cell office:value-type="float" office:value="30815706" calcext:value-type="float">
            <text:p>30815706</text:p>
          </table:table-cell>
          <table:table-cell table:formula="of:=[.A1928]/1000/(60*60*24)" office:value-type="time" office:time-value="PT08H33M35.706S" calcext:value-type="time">
            <text:p>08:33:36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7.44" calcext:value-type="float">
            <text:p>237.44</text:p>
          </table:table-cell>
          <table:table-cell office:value-type="float" office:value="2024.69" calcext:value-type="float">
            <text:p>2024.69</text:p>
          </table:table-cell>
          <table:table-cell office:value-type="float" office:value="2415.15" calcext:value-type="float">
            <text:p>2415.15</text:p>
          </table:table-cell>
        </table:table-row>
        <table:table-row table:style-name="ro1">
          <table:table-cell office:value-type="float" office:value="30831707" calcext:value-type="float">
            <text:p>30831707</text:p>
          </table:table-cell>
          <table:table-cell table:formula="of:=[.A1929]/1000/(60*60*24)" office:value-type="time" office:time-value="PT08H33M51.707S" calcext:value-type="time">
            <text:p>08:33:52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6.46" calcext:value-type="float">
            <text:p>236.46</text:p>
          </table:table-cell>
          <table:table-cell office:value-type="float" office:value="2025.65" calcext:value-type="float">
            <text:p>2025.65</text:p>
          </table:table-cell>
          <table:table-cell office:value-type="float" office:value="2416.2" calcext:value-type="float">
            <text:p>2416.2</text:p>
          </table:table-cell>
        </table:table-row>
        <table:table-row table:style-name="ro1">
          <table:table-cell office:value-type="float" office:value="30847706" calcext:value-type="float">
            <text:p>30847706</text:p>
          </table:table-cell>
          <table:table-cell table:formula="of:=[.A1930]/1000/(60*60*24)" office:value-type="time" office:time-value="PT08H34M07.706S" calcext:value-type="time">
            <text:p>08:34:08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7.22" calcext:value-type="float">
            <text:p>237.22</text:p>
          </table:table-cell>
          <table:table-cell office:value-type="float" office:value="2026.62" calcext:value-type="float">
            <text:p>2026.62</text:p>
          </table:table-cell>
          <table:table-cell office:value-type="float" office:value="2417.25" calcext:value-type="float">
            <text:p>2417.25</text:p>
          </table:table-cell>
        </table:table-row>
        <table:table-row table:style-name="ro1">
          <table:table-cell office:value-type="float" office:value="30863707" calcext:value-type="float">
            <text:p>30863707</text:p>
          </table:table-cell>
          <table:table-cell table:formula="of:=[.A1931]/1000/(60*60*24)" office:value-type="time" office:time-value="PT08H34M23.707S" calcext:value-type="time">
            <text:p>08:34:24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6.13" calcext:value-type="float">
            <text:p>236.13</text:p>
          </table:table-cell>
          <table:table-cell office:value-type="float" office:value="2027.58" calcext:value-type="float">
            <text:p>2027.58</text:p>
          </table:table-cell>
          <table:table-cell office:value-type="float" office:value="2418.3" calcext:value-type="float">
            <text:p>2418.3</text:p>
          </table:table-cell>
        </table:table-row>
        <table:table-row table:style-name="ro1">
          <table:table-cell office:value-type="float" office:value="30879707" calcext:value-type="float">
            <text:p>30879707</text:p>
          </table:table-cell>
          <table:table-cell table:formula="of:=[.A1932]/1000/(60*60*24)" office:value-type="time" office:time-value="PT08H34M39.707S" calcext:value-type="time">
            <text:p>08:34:40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6.02" calcext:value-type="float">
            <text:p>236.02</text:p>
          </table:table-cell>
          <table:table-cell office:value-type="float" office:value="2028.54" calcext:value-type="float">
            <text:p>2028.54</text:p>
          </table:table-cell>
          <table:table-cell office:value-type="float" office:value="2419.35" calcext:value-type="float">
            <text:p>2419.35</text:p>
          </table:table-cell>
        </table:table-row>
        <table:table-row table:style-name="ro1">
          <table:table-cell office:value-type="float" office:value="30895707" calcext:value-type="float">
            <text:p>30895707</text:p>
          </table:table-cell>
          <table:table-cell table:formula="of:=[.A1933]/1000/(60*60*24)" office:value-type="time" office:time-value="PT08H34M55.707S" calcext:value-type="time">
            <text:p>08:34:56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6.02" calcext:value-type="float">
            <text:p>236.02</text:p>
          </table:table-cell>
          <table:table-cell office:value-type="float" office:value="2029.51" calcext:value-type="float">
            <text:p>2029.51</text:p>
          </table:table-cell>
          <table:table-cell office:value-type="float" office:value="2420.4" calcext:value-type="float">
            <text:p>2420.4</text:p>
          </table:table-cell>
        </table:table-row>
        <table:table-row table:style-name="ro1">
          <table:table-cell office:value-type="float" office:value="30911707" calcext:value-type="float">
            <text:p>30911707</text:p>
          </table:table-cell>
          <table:table-cell table:formula="of:=[.A1934]/1000/(60*60*24)" office:value-type="time" office:time-value="PT08H35M11.707S" calcext:value-type="time">
            <text:p>08:35:12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5.8" calcext:value-type="float">
            <text:p>235.8</text:p>
          </table:table-cell>
          <table:table-cell office:value-type="float" office:value="2030.47" calcext:value-type="float">
            <text:p>2030.47</text:p>
          </table:table-cell>
          <table:table-cell office:value-type="float" office:value="2421.45" calcext:value-type="float">
            <text:p>2421.45</text:p>
          </table:table-cell>
        </table:table-row>
        <table:table-row table:style-name="ro1">
          <table:table-cell office:value-type="float" office:value="30927707" calcext:value-type="float">
            <text:p>30927707</text:p>
          </table:table-cell>
          <table:table-cell table:formula="of:=[.A1935]/1000/(60*60*24)" office:value-type="time" office:time-value="PT08H35M27.707S" calcext:value-type="time">
            <text:p>08:35:28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4.93" calcext:value-type="float">
            <text:p>234.93</text:p>
          </table:table-cell>
          <table:table-cell office:value-type="float" office:value="2031.43" calcext:value-type="float">
            <text:p>2031.43</text:p>
          </table:table-cell>
          <table:table-cell office:value-type="float" office:value="2422.49" calcext:value-type="float">
            <text:p>2422.49</text:p>
          </table:table-cell>
        </table:table-row>
        <table:table-row table:style-name="ro1">
          <table:table-cell office:value-type="float" office:value="30943706" calcext:value-type="float">
            <text:p>30943706</text:p>
          </table:table-cell>
          <table:table-cell table:formula="of:=[.A1936]/1000/(60*60*24)" office:value-type="time" office:time-value="PT08H35M43.706S" calcext:value-type="time">
            <text:p>08:35:44</text:p>
          </table:table-cell>
          <table:table-cell office:value-type="float" office:value="1.09" calcext:value-type="float">
            <text:p>1.09</text:p>
          </table:table-cell>
          <table:table-cell office:value-type="float" office:value="216.2" calcext:value-type="float">
            <text:p>216.2</text:p>
          </table:table-cell>
          <table:table-cell office:value-type="float" office:value="235.58" calcext:value-type="float">
            <text:p>235.58</text:p>
          </table:table-cell>
          <table:table-cell office:value-type="float" office:value="2032.39" calcext:value-type="float">
            <text:p>2032.39</text:p>
          </table:table-cell>
          <table:table-cell office:value-type="float" office:value="2423.54" calcext:value-type="float">
            <text:p>2423.54</text:p>
          </table:table-cell>
        </table:table-row>
        <table:table-row table:style-name="ro1">
          <table:table-cell office:value-type="float" office:value="30959707" calcext:value-type="float">
            <text:p>30959707</text:p>
          </table:table-cell>
          <table:table-cell table:formula="of:=[.A1937]/1000/(60*60*24)" office:value-type="time" office:time-value="PT08H35M59.707S" calcext:value-type="time">
            <text:p>08:36:00</text:p>
          </table:table-cell>
          <table:table-cell office:value-type="float" office:value="1.09" calcext:value-type="float">
            <text:p>1.09</text:p>
          </table:table-cell>
          <table:table-cell office:value-type="float" office:value="216" calcext:value-type="float">
            <text:p>216</text:p>
          </table:table-cell>
          <table:table-cell office:value-type="float" office:value="234.49" calcext:value-type="float">
            <text:p>234.49</text:p>
          </table:table-cell>
          <table:table-cell office:value-type="float" office:value="2033.35" calcext:value-type="float">
            <text:p>2033.35</text:p>
          </table:table-cell>
          <table:table-cell office:value-type="float" office:value="2424.58" calcext:value-type="float">
            <text:p>2424.58</text:p>
          </table:table-cell>
        </table:table-row>
        <table:table-row table:style-name="ro1">
          <table:table-cell office:value-type="float" office:value="30975707" calcext:value-type="float">
            <text:p>30975707</text:p>
          </table:table-cell>
          <table:table-cell table:formula="of:=[.A1938]/1000/(60*60*24)" office:value-type="time" office:time-value="PT08H36M15.707S" calcext:value-type="time">
            <text:p>08:36:16</text:p>
          </table:table-cell>
          <table:table-cell office:value-type="float" office:value="1.09" calcext:value-type="float">
            <text:p>1.09</text:p>
          </table:table-cell>
          <table:table-cell office:value-type="float" office:value="216" calcext:value-type="float">
            <text:p>216</text:p>
          </table:table-cell>
          <table:table-cell office:value-type="float" office:value="234.49" calcext:value-type="float">
            <text:p>234.49</text:p>
          </table:table-cell>
          <table:table-cell office:value-type="float" office:value="2034.31" calcext:value-type="float">
            <text:p>2034.31</text:p>
          </table:table-cell>
          <table:table-cell office:value-type="float" office:value="2425.63" calcext:value-type="float">
            <text:p>2425.63</text:p>
          </table:table-cell>
        </table:table-row>
        <table:table-row table:style-name="ro1">
          <table:table-cell office:value-type="float" office:value="30991707" calcext:value-type="float">
            <text:p>30991707</text:p>
          </table:table-cell>
          <table:table-cell table:formula="of:=[.A1939]/1000/(60*60*24)" office:value-type="time" office:time-value="PT08H36M31.707S" calcext:value-type="time">
            <text:p>08:36:32</text:p>
          </table:table-cell>
          <table:table-cell office:value-type="float" office:value="1.09" calcext:value-type="float">
            <text:p>1.09</text:p>
          </table:table-cell>
          <table:table-cell office:value-type="float" office:value="215.8" calcext:value-type="float">
            <text:p>215.8</text:p>
          </table:table-cell>
          <table:table-cell office:value-type="float" office:value="234.27" calcext:value-type="float">
            <text:p>234.27</text:p>
          </table:table-cell>
          <table:table-cell office:value-type="float" office:value="2035.27" calcext:value-type="float">
            <text:p>2035.27</text:p>
          </table:table-cell>
          <table:table-cell office:value-type="float" office:value="2426.67" calcext:value-type="float">
            <text:p>2426.67</text:p>
          </table:table-cell>
        </table:table-row>
        <table:table-row table:style-name="ro1">
          <table:table-cell office:value-type="float" office:value="31007706" calcext:value-type="float">
            <text:p>31007706</text:p>
          </table:table-cell>
          <table:table-cell table:formula="of:=[.A1940]/1000/(60*60*24)" office:value-type="time" office:time-value="PT08H36M47.706S" calcext:value-type="time">
            <text:p>08:36:48</text:p>
          </table:table-cell>
          <table:table-cell office:value-type="float" office:value="1.09" calcext:value-type="float">
            <text:p>1.09</text:p>
          </table:table-cell>
          <table:table-cell office:value-type="float" office:value="215.7" calcext:value-type="float">
            <text:p>215.7</text:p>
          </table:table-cell>
          <table:table-cell office:value-type="float" office:value="234.16" calcext:value-type="float">
            <text:p>234.16</text:p>
          </table:table-cell>
          <table:table-cell office:value-type="float" office:value="2036.23" calcext:value-type="float">
            <text:p>2036.23</text:p>
          </table:table-cell>
          <table:table-cell office:value-type="float" office:value="2427.71" calcext:value-type="float">
            <text:p>2427.71</text:p>
          </table:table-cell>
        </table:table-row>
        <table:table-row table:style-name="ro1">
          <table:table-cell office:value-type="float" office:value="31023707" calcext:value-type="float">
            <text:p>31023707</text:p>
          </table:table-cell>
          <table:table-cell table:formula="of:=[.A1941]/1000/(60*60*24)" office:value-type="time" office:time-value="PT08H37M03.707S" calcext:value-type="time">
            <text:p>08:37:04</text:p>
          </table:table-cell>
          <table:table-cell office:value-type="float" office:value="1.09" calcext:value-type="float">
            <text:p>1.09</text:p>
          </table:table-cell>
          <table:table-cell office:value-type="float" office:value="215.6" calcext:value-type="float">
            <text:p>215.6</text:p>
          </table:table-cell>
          <table:table-cell office:value-type="float" office:value="234.05" calcext:value-type="float">
            <text:p>234.05</text:p>
          </table:table-cell>
          <table:table-cell office:value-type="float" office:value="2037.19" calcext:value-type="float">
            <text:p>2037.19</text:p>
          </table:table-cell>
          <table:table-cell office:value-type="float" office:value="2428.75" calcext:value-type="float">
            <text:p>2428.75</text:p>
          </table:table-cell>
        </table:table-row>
        <table:table-row table:style-name="ro1">
          <table:table-cell office:value-type="float" office:value="31039707" calcext:value-type="float">
            <text:p>31039707</text:p>
          </table:table-cell>
          <table:table-cell table:formula="of:=[.A1942]/1000/(60*60*24)" office:value-type="time" office:time-value="PT08H37M19.707S" calcext:value-type="time">
            <text:p>08:37:20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07" calcext:value-type="float">
            <text:p>233.07</text:p>
          </table:table-cell>
          <table:table-cell office:value-type="float" office:value="2038.15" calcext:value-type="float">
            <text:p>2038.15</text:p>
          </table:table-cell>
          <table:table-cell office:value-type="float" office:value="2429.79" calcext:value-type="float">
            <text:p>2429.79</text:p>
          </table:table-cell>
        </table:table-row>
        <table:table-row table:style-name="ro1">
          <table:table-cell office:value-type="float" office:value="31055707" calcext:value-type="float">
            <text:p>31055707</text:p>
          </table:table-cell>
          <table:table-cell table:formula="of:=[.A1943]/1000/(60*60*24)" office:value-type="time" office:time-value="PT08H37M35.707S" calcext:value-type="time">
            <text:p>08:37:36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2.86" calcext:value-type="float">
            <text:p>232.86</text:p>
          </table:table-cell>
          <table:table-cell office:value-type="float" office:value="2039.1" calcext:value-type="float">
            <text:p>2039.1</text:p>
          </table:table-cell>
          <table:table-cell office:value-type="float" office:value="2430.82" calcext:value-type="float">
            <text:p>2430.82</text:p>
          </table:table-cell>
        </table:table-row>
        <table:table-row table:style-name="ro1">
          <table:table-cell office:value-type="float" office:value="31071707" calcext:value-type="float">
            <text:p>31071707</text:p>
          </table:table-cell>
          <table:table-cell table:formula="of:=[.A1944]/1000/(60*60*24)" office:value-type="time" office:time-value="PT08H37M51.707S" calcext:value-type="time">
            <text:p>08:37:52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2.75" calcext:value-type="float">
            <text:p>232.75</text:p>
          </table:table-cell>
          <table:table-cell office:value-type="float" office:value="2040.06" calcext:value-type="float">
            <text:p>2040.06</text:p>
          </table:table-cell>
          <table:table-cell office:value-type="float" office:value="2431.86" calcext:value-type="float">
            <text:p>2431.86</text:p>
          </table:table-cell>
        </table:table-row>
        <table:table-row table:style-name="ro1">
          <table:table-cell office:value-type="float" office:value="31087707" calcext:value-type="float">
            <text:p>31087707</text:p>
          </table:table-cell>
          <table:table-cell table:formula="of:=[.A1945]/1000/(60*60*24)" office:value-type="time" office:time-value="PT08H38M07.707S" calcext:value-type="time">
            <text:p>08:38:08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2.63" calcext:value-type="float">
            <text:p>232.63</text:p>
          </table:table-cell>
          <table:table-cell office:value-type="float" office:value="2041.02" calcext:value-type="float">
            <text:p>2041.02</text:p>
          </table:table-cell>
          <table:table-cell office:value-type="float" office:value="2432.89" calcext:value-type="float">
            <text:p>2432.89</text:p>
          </table:table-cell>
        </table:table-row>
        <table:table-row table:style-name="ro1">
          <table:table-cell office:value-type="float" office:value="31103707" calcext:value-type="float">
            <text:p>31103707</text:p>
          </table:table-cell>
          <table:table-cell table:formula="of:=[.A1946]/1000/(60*60*24)" office:value-type="time" office:time-value="PT08H38M23.707S" calcext:value-type="time">
            <text:p>08:38:24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2.52" calcext:value-type="float">
            <text:p>232.52</text:p>
          </table:table-cell>
          <table:table-cell office:value-type="float" office:value="2041.97" calcext:value-type="float">
            <text:p>2041.97</text:p>
          </table:table-cell>
          <table:table-cell office:value-type="float" office:value="2433.93" calcext:value-type="float">
            <text:p>2433.93</text:p>
          </table:table-cell>
        </table:table-row>
        <table:table-row table:style-name="ro1">
          <table:table-cell office:value-type="float" office:value="31119707" calcext:value-type="float">
            <text:p>31119707</text:p>
          </table:table-cell>
          <table:table-cell table:formula="of:=[.A1947]/1000/(60*60*24)" office:value-type="time" office:time-value="PT08H38M39.707S" calcext:value-type="time">
            <text:p>08:38:40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2.41" calcext:value-type="float">
            <text:p>232.41</text:p>
          </table:table-cell>
          <table:table-cell office:value-type="float" office:value="2042.93" calcext:value-type="float">
            <text:p>2042.93</text:p>
          </table:table-cell>
          <table:table-cell office:value-type="float" office:value="2434.96" calcext:value-type="float">
            <text:p>2434.96</text:p>
          </table:table-cell>
        </table:table-row>
        <table:table-row table:style-name="ro1">
          <table:table-cell office:value-type="float" office:value="31135707" calcext:value-type="float">
            <text:p>31135707</text:p>
          </table:table-cell>
          <table:table-cell table:formula="of:=[.A1948]/1000/(60*60*24)" office:value-type="time" office:time-value="PT08H38M55.707S" calcext:value-type="time">
            <text:p>08:38:56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1.33" calcext:value-type="float">
            <text:p>231.33</text:p>
          </table:table-cell>
          <table:table-cell office:value-type="float" office:value="2043.88" calcext:value-type="float">
            <text:p>2043.88</text:p>
          </table:table-cell>
          <table:table-cell office:value-type="float" office:value="2435.99" calcext:value-type="float">
            <text:p>2435.99</text:p>
          </table:table-cell>
        </table:table-row>
        <table:table-row table:style-name="ro1">
          <table:table-cell office:value-type="float" office:value="31151707" calcext:value-type="float">
            <text:p>31151707</text:p>
          </table:table-cell>
          <table:table-cell table:formula="of:=[.A1949]/1000/(60*60*24)" office:value-type="time" office:time-value="PT08H39M11.707S" calcext:value-type="time">
            <text:p>08:39:12</text:p>
          </table:table-cell>
          <table:table-cell office:value-type="float" office:value="1.08" calcext:value-type="float">
            <text:p>1.08</text:p>
          </table:table-cell>
          <table:table-cell office:value-type="float" office:value="214.6" calcext:value-type="float">
            <text:p>214.6</text:p>
          </table:table-cell>
          <table:table-cell office:value-type="float" office:value="231.22" calcext:value-type="float">
            <text:p>231.22</text:p>
          </table:table-cell>
          <table:table-cell office:value-type="float" office:value="2044.84" calcext:value-type="float">
            <text:p>2044.84</text:p>
          </table:table-cell>
          <table:table-cell office:value-type="float" office:value="2437.02" calcext:value-type="float">
            <text:p>2437.02</text:p>
          </table:table-cell>
        </table:table-row>
        <table:table-row table:style-name="ro1">
          <table:table-cell office:value-type="float" office:value="31167707" calcext:value-type="float">
            <text:p>31167707</text:p>
          </table:table-cell>
          <table:table-cell table:formula="of:=[.A1950]/1000/(60*60*24)" office:value-type="time" office:time-value="PT08H39M27.707S" calcext:value-type="time">
            <text:p>08:39:28</text:p>
          </table:table-cell>
          <table:table-cell office:value-type="float" office:value="1.08" calcext:value-type="float">
            <text:p>1.08</text:p>
          </table:table-cell>
          <table:table-cell office:value-type="float" office:value="214.4" calcext:value-type="float">
            <text:p>214.4</text:p>
          </table:table-cell>
          <table:table-cell office:value-type="float" office:value="231.01" calcext:value-type="float">
            <text:p>231.01</text:p>
          </table:table-cell>
          <table:table-cell office:value-type="float" office:value="2045.79" calcext:value-type="float">
            <text:p>2045.79</text:p>
          </table:table-cell>
          <table:table-cell office:value-type="float" office:value="2438.04" calcext:value-type="float">
            <text:p>2438.04</text:p>
          </table:table-cell>
        </table:table-row>
        <table:table-row table:style-name="ro1">
          <table:table-cell office:value-type="float" office:value="31183707" calcext:value-type="float">
            <text:p>31183707</text:p>
          </table:table-cell>
          <table:table-cell table:formula="of:=[.A1951]/1000/(60*60*24)" office:value-type="time" office:time-value="PT08H39M43.707S" calcext:value-type="time">
            <text:p>08:39:44</text:p>
          </table:table-cell>
          <table:table-cell office:value-type="float" office:value="1.08" calcext:value-type="float">
            <text:p>1.08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89" calcext:value-type="float">
            <text:p>230.89</text:p>
          </table:table-cell>
          <table:table-cell office:value-type="float" office:value="2046.74" calcext:value-type="float">
            <text:p>2046.74</text:p>
          </table:table-cell>
          <table:table-cell office:value-type="float" office:value="2439.07" calcext:value-type="float">
            <text:p>2439.07</text:p>
          </table:table-cell>
        </table:table-row>
        <table:table-row table:style-name="ro1">
          <table:table-cell office:value-type="float" office:value="31199707" calcext:value-type="float">
            <text:p>31199707</text:p>
          </table:table-cell>
          <table:table-cell table:formula="of:=[.A1952]/1000/(60*60*24)" office:value-type="time" office:time-value="PT08H39M59.707S" calcext:value-type="time">
            <text:p>08:40:00</text:p>
          </table:table-cell>
          <table:table-cell office:value-type="float" office:value="1.08" calcext:value-type="float">
            <text:p>1.08</text:p>
          </table:table-cell>
          <table:table-cell office:value-type="float" office:value="214.2" calcext:value-type="float">
            <text:p>214.2</text:p>
          </table:table-cell>
          <table:table-cell office:value-type="float" office:value="230.78" calcext:value-type="float">
            <text:p>230.78</text:p>
          </table:table-cell>
          <table:table-cell office:value-type="float" office:value="2047.69" calcext:value-type="float">
            <text:p>2047.69</text:p>
          </table:table-cell>
          <table:table-cell office:value-type="float" office:value="2440.1" calcext:value-type="float">
            <text:p>2440.1</text:p>
          </table:table-cell>
        </table:table-row>
        <table:table-row table:style-name="ro1">
          <table:table-cell office:value-type="float" office:value="31215707" calcext:value-type="float">
            <text:p>31215707</text:p>
          </table:table-cell>
          <table:table-cell table:formula="of:=[.A1953]/1000/(60*60*24)" office:value-type="time" office:time-value="PT08H40M15.707S" calcext:value-type="time">
            <text:p>08:40:16</text:p>
          </table:table-cell>
          <table:table-cell office:value-type="float" office:value="1.07" calcext:value-type="float">
            <text:p>1.07</text:p>
          </table:table-cell>
          <table:table-cell office:value-type="float" office:value="214.1" calcext:value-type="float">
            <text:p>214.1</text:p>
          </table:table-cell>
          <table:table-cell office:value-type="float" office:value="229.82" calcext:value-type="float">
            <text:p>229.82</text:p>
          </table:table-cell>
          <table:table-cell office:value-type="float" office:value="2048.65" calcext:value-type="float">
            <text:p>2048.65</text:p>
          </table:table-cell>
          <table:table-cell office:value-type="float" office:value="2441.12" calcext:value-type="float">
            <text:p>2441.12</text:p>
          </table:table-cell>
        </table:table-row>
        <table:table-row table:style-name="ro1">
          <table:table-cell office:value-type="float" office:value="31231707" calcext:value-type="float">
            <text:p>31231707</text:p>
          </table:table-cell>
          <table:table-cell table:formula="of:=[.A1954]/1000/(60*60*24)" office:value-type="time" office:time-value="PT08H40M31.707S" calcext:value-type="time">
            <text:p>08:40:32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9.6" calcext:value-type="float">
            <text:p>229.6</text:p>
          </table:table-cell>
          <table:table-cell office:value-type="float" office:value="2049.6" calcext:value-type="float">
            <text:p>2049.6</text:p>
          </table:table-cell>
          <table:table-cell office:value-type="float" office:value="2442.15" calcext:value-type="float">
            <text:p>2442.15</text:p>
          </table:table-cell>
        </table:table-row>
        <table:table-row table:style-name="ro1">
          <table:table-cell office:value-type="float" office:value="31247707" calcext:value-type="float">
            <text:p>31247707</text:p>
          </table:table-cell>
          <table:table-cell table:formula="of:=[.A1955]/1000/(60*60*24)" office:value-type="time" office:time-value="PT08H40M47.707S" calcext:value-type="time">
            <text:p>08:40:48</text:p>
          </table:table-cell>
          <table:table-cell office:value-type="float" office:value="1.08" calcext:value-type="float">
            <text:p>1.08</text:p>
          </table:table-cell>
          <table:table-cell office:value-type="float" office:value="213.8" calcext:value-type="float">
            <text:p>213.8</text:p>
          </table:table-cell>
          <table:table-cell office:value-type="float" office:value="230.34" calcext:value-type="float">
            <text:p>230.34</text:p>
          </table:table-cell>
          <table:table-cell office:value-type="float" office:value="2050.55" calcext:value-type="float">
            <text:p>2050.55</text:p>
          </table:table-cell>
          <table:table-cell office:value-type="float" office:value="2443.17" calcext:value-type="float">
            <text:p>2443.17</text:p>
          </table:table-cell>
        </table:table-row>
        <table:table-row table:style-name="ro1">
          <table:table-cell office:value-type="float" office:value="31263707" calcext:value-type="float">
            <text:p>31263707</text:p>
          </table:table-cell>
          <table:table-cell table:formula="of:=[.A1956]/1000/(60*60*24)" office:value-type="time" office:time-value="PT08H41M03.707S" calcext:value-type="time">
            <text:p>08:41:04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9.27" calcext:value-type="float">
            <text:p>229.27</text:p>
          </table:table-cell>
          <table:table-cell office:value-type="float" office:value="2051.5" calcext:value-type="float">
            <text:p>2051.5</text:p>
          </table:table-cell>
          <table:table-cell office:value-type="float" office:value="2444.19" calcext:value-type="float">
            <text:p>2444.19</text:p>
          </table:table-cell>
        </table:table-row>
        <table:table-row table:style-name="ro1">
          <table:table-cell office:value-type="float" office:value="31279707" calcext:value-type="float">
            <text:p>31279707</text:p>
          </table:table-cell>
          <table:table-cell table:formula="of:=[.A1957]/1000/(60*60*24)" office:value-type="time" office:time-value="PT08H41M19.707S" calcext:value-type="time">
            <text:p>08:41:20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9.05" calcext:value-type="float">
            <text:p>229.05</text:p>
          </table:table-cell>
          <table:table-cell office:value-type="float" office:value="2052.45" calcext:value-type="float">
            <text:p>2052.45</text:p>
          </table:table-cell>
          <table:table-cell office:value-type="float" office:value="2445.2" calcext:value-type="float">
            <text:p>2445.2</text:p>
          </table:table-cell>
        </table:table-row>
        <table:table-row table:style-name="ro1">
          <table:table-cell office:value-type="float" office:value="31295707" calcext:value-type="float">
            <text:p>31295707</text:p>
          </table:table-cell>
          <table:table-cell table:formula="of:=[.A1958]/1000/(60*60*24)" office:value-type="time" office:time-value="PT08H41M35.707S" calcext:value-type="time">
            <text:p>08:41:36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9.05" calcext:value-type="float">
            <text:p>229.05</text:p>
          </table:table-cell>
          <table:table-cell office:value-type="float" office:value="2053.39" calcext:value-type="float">
            <text:p>2053.39</text:p>
          </table:table-cell>
          <table:table-cell office:value-type="float" office:value="2446.22" calcext:value-type="float">
            <text:p>2446.22</text:p>
          </table:table-cell>
        </table:table-row>
        <table:table-row table:style-name="ro1">
          <table:table-cell office:value-type="float" office:value="31311707" calcext:value-type="float">
            <text:p>31311707</text:p>
          </table:table-cell>
          <table:table-cell table:formula="of:=[.A1959]/1000/(60*60*24)" office:value-type="time" office:time-value="PT08H41M51.707S" calcext:value-type="time">
            <text:p>08:41:52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7.98" calcext:value-type="float">
            <text:p>227.98</text:p>
          </table:table-cell>
          <table:table-cell office:value-type="float" office:value="2054.34" calcext:value-type="float">
            <text:p>2054.34</text:p>
          </table:table-cell>
          <table:table-cell office:value-type="float" office:value="2447.24" calcext:value-type="float">
            <text:p>2447.24</text:p>
          </table:table-cell>
        </table:table-row>
        <table:table-row table:style-name="ro1">
          <table:table-cell office:value-type="float" office:value="31327707" calcext:value-type="float">
            <text:p>31327707</text:p>
          </table:table-cell>
          <table:table-cell table:formula="of:=[.A1960]/1000/(60*60*24)" office:value-type="time" office:time-value="PT08H42M07.707S" calcext:value-type="time">
            <text:p>08:42:08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7.76" calcext:value-type="float">
            <text:p>227.76</text:p>
          </table:table-cell>
          <table:table-cell office:value-type="float" office:value="2055.29" calcext:value-type="float">
            <text:p>2055.29</text:p>
          </table:table-cell>
          <table:table-cell office:value-type="float" office:value="2448.25" calcext:value-type="float">
            <text:p>2448.25</text:p>
          </table:table-cell>
        </table:table-row>
        <table:table-row table:style-name="ro1">
          <table:table-cell office:value-type="float" office:value="31343707" calcext:value-type="float">
            <text:p>31343707</text:p>
          </table:table-cell>
          <table:table-cell table:formula="of:=[.A1961]/1000/(60*60*24)" office:value-type="time" office:time-value="PT08H42M23.707S" calcext:value-type="time">
            <text:p>08:42:24</text:p>
          </table:table-cell>
          <table:table-cell office:value-type="float" office:value="1.07" calcext:value-type="float">
            <text:p>1.07</text:p>
          </table:table-cell>
          <table:table-cell office:value-type="float" office:value="212.8" calcext:value-type="float">
            <text:p>212.8</text:p>
          </table:table-cell>
          <table:table-cell office:value-type="float" office:value="227.54" calcext:value-type="float">
            <text:p>227.54</text:p>
          </table:table-cell>
          <table:table-cell office:value-type="float" office:value="2056.23" calcext:value-type="float">
            <text:p>2056.23</text:p>
          </table:table-cell>
          <table:table-cell office:value-type="float" office:value="2449.26" calcext:value-type="float">
            <text:p>2449.26</text:p>
          </table:table-cell>
        </table:table-row>
        <table:table-row table:style-name="ro1">
          <table:table-cell office:value-type="float" office:value="31359707" calcext:value-type="float">
            <text:p>31359707</text:p>
          </table:table-cell>
          <table:table-cell table:formula="of:=[.A1962]/1000/(60*60*24)" office:value-type="time" office:time-value="PT08H42M39.707S" calcext:value-type="time">
            <text:p>08:42:40</text:p>
          </table:table-cell>
          <table:table-cell office:value-type="float" office:value="1.07" calcext:value-type="float">
            <text:p>1.07</text:p>
          </table:table-cell>
          <table:table-cell office:value-type="float" office:value="212.7" calcext:value-type="float">
            <text:p>212.7</text:p>
          </table:table-cell>
          <table:table-cell office:value-type="float" office:value="227.43" calcext:value-type="float">
            <text:p>227.43</text:p>
          </table:table-cell>
          <table:table-cell office:value-type="float" office:value="2057.18" calcext:value-type="float">
            <text:p>2057.18</text:p>
          </table:table-cell>
          <table:table-cell office:value-type="float" office:value="2450.28" calcext:value-type="float">
            <text:p>2450.28</text:p>
          </table:table-cell>
        </table:table-row>
        <table:table-row table:style-name="ro1">
          <table:table-cell office:value-type="float" office:value="31375707" calcext:value-type="float">
            <text:p>31375707</text:p>
          </table:table-cell>
          <table:table-cell table:formula="of:=[.A1963]/1000/(60*60*24)" office:value-type="time" office:time-value="PT08H42M55.707S" calcext:value-type="time">
            <text:p>08:42:56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7.32" calcext:value-type="float">
            <text:p>227.32</text:p>
          </table:table-cell>
          <table:table-cell office:value-type="float" office:value="2058.13" calcext:value-type="float">
            <text:p>2058.13</text:p>
          </table:table-cell>
          <table:table-cell office:value-type="float" office:value="2451.29" calcext:value-type="float">
            <text:p>2451.29</text:p>
          </table:table-cell>
        </table:table-row>
        <table:table-row table:style-name="ro1">
          <table:table-cell office:value-type="float" office:value="31391707" calcext:value-type="float">
            <text:p>31391707</text:p>
          </table:table-cell>
          <table:table-cell table:formula="of:=[.A1964]/1000/(60*60*24)" office:value-type="time" office:time-value="PT08H43M11.707S" calcext:value-type="time">
            <text:p>08:43:12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7.1" calcext:value-type="float">
            <text:p>227.1</text:p>
          </table:table-cell>
          <table:table-cell office:value-type="float" office:value="2059.07" calcext:value-type="float">
            <text:p>2059.07</text:p>
          </table:table-cell>
          <table:table-cell office:value-type="float" office:value="2452.3" calcext:value-type="float">
            <text:p>2452.3</text:p>
          </table:table-cell>
        </table:table-row>
        <table:table-row table:style-name="ro1">
          <table:table-cell office:value-type="float" office:value="31407707" calcext:value-type="float">
            <text:p>31407707</text:p>
          </table:table-cell>
          <table:table-cell table:formula="of:=[.A1965]/1000/(60*60*24)" office:value-type="time" office:time-value="PT08H43M27.707S" calcext:value-type="time">
            <text:p>08:43:28</text:p>
          </table:table-cell>
          <table:table-cell office:value-type="float" office:value="1.07" calcext:value-type="float">
            <text:p>1.07</text:p>
          </table:table-cell>
          <table:table-cell office:value-type="float" office:value="212.2" calcext:value-type="float">
            <text:p>212.2</text:p>
          </table:table-cell>
          <table:table-cell office:value-type="float" office:value="226.04" calcext:value-type="float">
            <text:p>226.04</text:p>
          </table:table-cell>
          <table:table-cell office:value-type="float" office:value="2060.01" calcext:value-type="float">
            <text:p>2060.01</text:p>
          </table:table-cell>
          <table:table-cell office:value-type="float" office:value="2453.31" calcext:value-type="float">
            <text:p>2453.31</text:p>
          </table:table-cell>
        </table:table-row>
        <table:table-row table:style-name="ro1">
          <table:table-cell office:value-type="float" office:value="31423707" calcext:value-type="float">
            <text:p>31423707</text:p>
          </table:table-cell>
          <table:table-cell table:formula="of:=[.A1966]/1000/(60*60*24)" office:value-type="time" office:time-value="PT08H43M43.707S" calcext:value-type="time">
            <text:p>08:43:44</text:p>
          </table:table-cell>
          <table:table-cell office:value-type="float" office:value="1.07" calcext:value-type="float">
            <text:p>1.07</text:p>
          </table:table-cell>
          <table:table-cell office:value-type="float" office:value="212" calcext:value-type="float">
            <text:p>212</text:p>
          </table:table-cell>
          <table:table-cell office:value-type="float" office:value="225.82" calcext:value-type="float">
            <text:p>225.82</text:p>
          </table:table-cell>
          <table:table-cell office:value-type="float" office:value="2060.96" calcext:value-type="float">
            <text:p>2060.96</text:p>
          </table:table-cell>
          <table:table-cell office:value-type="float" office:value="2454.31" calcext:value-type="float">
            <text:p>2454.31</text:p>
          </table:table-cell>
        </table:table-row>
        <table:table-row table:style-name="ro1">
          <table:table-cell office:value-type="float" office:value="31439707" calcext:value-type="float">
            <text:p>31439707</text:p>
          </table:table-cell>
          <table:table-cell table:formula="of:=[.A1967]/1000/(60*60*24)" office:value-type="time" office:time-value="PT08H43M59.707S" calcext:value-type="time">
            <text:p>08:44:00</text:p>
          </table:table-cell>
          <table:table-cell office:value-type="float" office:value="1.07" calcext:value-type="float">
            <text:p>1.07</text:p>
          </table:table-cell>
          <table:table-cell office:value-type="float" office:value="211.9" calcext:value-type="float">
            <text:p>211.9</text:p>
          </table:table-cell>
          <table:table-cell office:value-type="float" office:value="225.71" calcext:value-type="float">
            <text:p>225.71</text:p>
          </table:table-cell>
          <table:table-cell office:value-type="float" office:value="2061.9" calcext:value-type="float">
            <text:p>2061.9</text:p>
          </table:table-cell>
          <table:table-cell office:value-type="float" office:value="2455.31" calcext:value-type="float">
            <text:p>2455.31</text:p>
          </table:table-cell>
        </table:table-row>
        <table:table-row table:style-name="ro1">
          <table:table-cell office:value-type="float" office:value="31455707" calcext:value-type="float">
            <text:p>31455707</text:p>
          </table:table-cell>
          <table:table-cell table:formula="of:=[.A1968]/1000/(60*60*24)" office:value-type="time" office:time-value="PT08H44M15.707S" calcext:value-type="time">
            <text:p>08:44:16</text:p>
          </table:table-cell>
          <table:table-cell office:value-type="float" office:value="1.07" calcext:value-type="float">
            <text:p>1.07</text:p>
          </table:table-cell>
          <table:table-cell office:value-type="float" office:value="211.7" calcext:value-type="float">
            <text:p>211.7</text:p>
          </table:table-cell>
          <table:table-cell office:value-type="float" office:value="225.5" calcext:value-type="float">
            <text:p>225.5</text:p>
          </table:table-cell>
          <table:table-cell office:value-type="float" office:value="2062.84" calcext:value-type="float">
            <text:p>2062.84</text:p>
          </table:table-cell>
          <table:table-cell office:value-type="float" office:value="2456.32" calcext:value-type="float">
            <text:p>2456.32</text:p>
          </table:table-cell>
        </table:table-row>
        <table:table-row table:style-name="ro1">
          <table:table-cell office:value-type="float" office:value="31471707" calcext:value-type="float">
            <text:p>31471707</text:p>
          </table:table-cell>
          <table:table-cell table:formula="of:=[.A1969]/1000/(60*60*24)" office:value-type="time" office:time-value="PT08H44M31.707S" calcext:value-type="time">
            <text:p>08:44:32</text:p>
          </table:table-cell>
          <table:table-cell office:value-type="float" office:value="1.07" calcext:value-type="float">
            <text:p>1.07</text:p>
          </table:table-cell>
          <table:table-cell office:value-type="float" office:value="211.5" calcext:value-type="float">
            <text:p>211.5</text:p>
          </table:table-cell>
          <table:table-cell office:value-type="float" office:value="225.28" calcext:value-type="float">
            <text:p>225.28</text:p>
          </table:table-cell>
          <table:table-cell office:value-type="float" office:value="2063.78" calcext:value-type="float">
            <text:p>2063.78</text:p>
          </table:table-cell>
          <table:table-cell office:value-type="float" office:value="2457.32" calcext:value-type="float">
            <text:p>2457.32</text:p>
          </table:table-cell>
        </table:table-row>
        <table:table-row table:style-name="ro1">
          <table:table-cell office:value-type="float" office:value="31487707" calcext:value-type="float">
            <text:p>31487707</text:p>
          </table:table-cell>
          <table:table-cell table:formula="of:=[.A1970]/1000/(60*60*24)" office:value-type="time" office:time-value="PT08H44M47.707S" calcext:value-type="time">
            <text:p>08:44:48</text:p>
          </table:table-cell>
          <table:table-cell office:value-type="float" office:value="1.06" calcext:value-type="float">
            <text:p>1.06</text:p>
          </table:table-cell>
          <table:table-cell office:value-type="float" office:value="211.4" calcext:value-type="float">
            <text:p>211.4</text:p>
          </table:table-cell>
          <table:table-cell office:value-type="float" office:value="224.33" calcext:value-type="float">
            <text:p>224.33</text:p>
          </table:table-cell>
          <table:table-cell office:value-type="float" office:value="2064.72" calcext:value-type="float">
            <text:p>2064.72</text:p>
          </table:table-cell>
          <table:table-cell office:value-type="float" office:value="2458.32" calcext:value-type="float">
            <text:p>2458.32</text:p>
          </table:table-cell>
        </table:table-row>
        <table:table-row table:style-name="ro1">
          <table:table-cell office:value-type="float" office:value="31503707" calcext:value-type="float">
            <text:p>31503707</text:p>
          </table:table-cell>
          <table:table-cell table:formula="of:=[.A1971]/1000/(60*60*24)" office:value-type="time" office:time-value="PT08H45M03.707S" calcext:value-type="time">
            <text:p>08:45:04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4.11" calcext:value-type="float">
            <text:p>224.11</text:p>
          </table:table-cell>
          <table:table-cell office:value-type="float" office:value="2065.66" calcext:value-type="float">
            <text:p>2065.66</text:p>
          </table:table-cell>
          <table:table-cell office:value-type="float" office:value="2459.31" calcext:value-type="float">
            <text:p>2459.31</text:p>
          </table:table-cell>
        </table:table-row>
        <table:table-row table:style-name="ro1">
          <table:table-cell office:value-type="float" office:value="31519707" calcext:value-type="float">
            <text:p>31519707</text:p>
          </table:table-cell>
          <table:table-cell table:formula="of:=[.A1972]/1000/(60*60*24)" office:value-type="time" office:time-value="PT08H45M19.707S" calcext:value-type="time">
            <text:p>08:45:20</text:p>
          </table:table-cell>
          <table:table-cell office:value-type="float" office:value="1.06" calcext:value-type="float">
            <text:p>1.06</text:p>
          </table:table-cell>
          <table:table-cell office:value-type="float" office:value="211" calcext:value-type="float">
            <text:p>211</text:p>
          </table:table-cell>
          <table:table-cell office:value-type="float" office:value="223.89" calcext:value-type="float">
            <text:p>223.89</text:p>
          </table:table-cell>
          <table:table-cell office:value-type="float" office:value="2066.6" calcext:value-type="float">
            <text:p>2066.6</text:p>
          </table:table-cell>
          <table:table-cell office:value-type="float" office:value="2460.31" calcext:value-type="float">
            <text:p>2460.31</text:p>
          </table:table-cell>
        </table:table-row>
        <table:table-row table:style-name="ro1">
          <table:table-cell office:value-type="float" office:value="31535707" calcext:value-type="float">
            <text:p>31535707</text:p>
          </table:table-cell>
          <table:table-cell table:formula="of:=[.A1973]/1000/(60*60*24)" office:value-type="time" office:time-value="PT08H45M35.707S" calcext:value-type="time">
            <text:p>08:45:36</text:p>
          </table:table-cell>
          <table:table-cell office:value-type="float" office:value="1.06" calcext:value-type="float">
            <text:p>1.06</text:p>
          </table:table-cell>
          <table:table-cell office:value-type="float" office:value="210.8" calcext:value-type="float">
            <text:p>210.8</text:p>
          </table:table-cell>
          <table:table-cell office:value-type="float" office:value="223.68" calcext:value-type="float">
            <text:p>223.68</text:p>
          </table:table-cell>
          <table:table-cell office:value-type="float" office:value="2067.54" calcext:value-type="float">
            <text:p>2067.54</text:p>
          </table:table-cell>
          <table:table-cell office:value-type="float" office:value="2461.3" calcext:value-type="float">
            <text:p>2461.3</text:p>
          </table:table-cell>
        </table:table-row>
        <table:table-row table:style-name="ro1">
          <table:table-cell office:value-type="float" office:value="31551707" calcext:value-type="float">
            <text:p>31551707</text:p>
          </table:table-cell>
          <table:table-cell table:formula="of:=[.A1974]/1000/(60*60*24)" office:value-type="time" office:time-value="PT08H45M51.707S" calcext:value-type="time">
            <text:p>08:45:52</text:p>
          </table:table-cell>
          <table:table-cell office:value-type="float" office:value="1.06" calcext:value-type="float">
            <text:p>1.06</text:p>
          </table:table-cell>
          <table:table-cell office:value-type="float" office:value="210.7" calcext:value-type="float">
            <text:p>210.7</text:p>
          </table:table-cell>
          <table:table-cell office:value-type="float" office:value="223.57" calcext:value-type="float">
            <text:p>223.57</text:p>
          </table:table-cell>
          <table:table-cell office:value-type="float" office:value="2068.47" calcext:value-type="float">
            <text:p>2068.47</text:p>
          </table:table-cell>
          <table:table-cell office:value-type="float" office:value="2462.3" calcext:value-type="float">
            <text:p>2462.3</text:p>
          </table:table-cell>
        </table:table-row>
        <table:table-row table:style-name="ro1">
          <table:table-cell office:value-type="float" office:value="31567707" calcext:value-type="float">
            <text:p>31567707</text:p>
          </table:table-cell>
          <table:table-cell table:formula="of:=[.A1975]/1000/(60*60*24)" office:value-type="time" office:time-value="PT08H46M07.707S" calcext:value-type="time">
            <text:p>08:46:08</text:p>
          </table:table-cell>
          <table:table-cell office:value-type="float" office:value="1.06" calcext:value-type="float">
            <text:p>1.06</text:p>
          </table:table-cell>
          <table:table-cell office:value-type="float" office:value="210.5" calcext:value-type="float">
            <text:p>210.5</text:p>
          </table:table-cell>
          <table:table-cell office:value-type="float" office:value="222.51" calcext:value-type="float">
            <text:p>222.51</text:p>
          </table:table-cell>
          <table:table-cell office:value-type="float" office:value="2069.41" calcext:value-type="float">
            <text:p>2069.41</text:p>
          </table:table-cell>
          <table:table-cell office:value-type="float" office:value="2463.29" calcext:value-type="float">
            <text:p>2463.29</text:p>
          </table:table-cell>
        </table:table-row>
        <table:table-row table:style-name="ro1">
          <table:table-cell office:value-type="float" office:value="31583707" calcext:value-type="float">
            <text:p>31583707</text:p>
          </table:table-cell>
          <table:table-cell table:formula="of:=[.A1976]/1000/(60*60*24)" office:value-type="time" office:time-value="PT08H46M23.707S" calcext:value-type="time">
            <text:p>08:46:24</text:p>
          </table:table-cell>
          <table:table-cell office:value-type="float" office:value="1.06" calcext:value-type="float">
            <text:p>1.06</text:p>
          </table:table-cell>
          <table:table-cell office:value-type="float" office:value="210.3" calcext:value-type="float">
            <text:p>210.3</text:p>
          </table:table-cell>
          <table:table-cell office:value-type="float" office:value="222.29" calcext:value-type="float">
            <text:p>222.29</text:p>
          </table:table-cell>
          <table:table-cell office:value-type="float" office:value="2070.34" calcext:value-type="float">
            <text:p>2070.34</text:p>
          </table:table-cell>
          <table:table-cell office:value-type="float" office:value="2464.27" calcext:value-type="float">
            <text:p>2464.27</text:p>
          </table:table-cell>
        </table:table-row>
        <table:table-row table:style-name="ro1">
          <table:table-cell office:value-type="float" office:value="31599707" calcext:value-type="float">
            <text:p>31599707</text:p>
          </table:table-cell>
          <table:table-cell table:formula="of:=[.A1977]/1000/(60*60*24)" office:value-type="time" office:time-value="PT08H46M39.707S" calcext:value-type="time">
            <text:p>08:46:40</text:p>
          </table:table-cell>
          <table:table-cell office:value-type="float" office:value="1.06" calcext:value-type="float">
            <text:p>1.06</text:p>
          </table:table-cell>
          <table:table-cell office:value-type="float" office:value="210.1" calcext:value-type="float">
            <text:p>210.1</text:p>
          </table:table-cell>
          <table:table-cell office:value-type="float" office:value="222.08" calcext:value-type="float">
            <text:p>222.08</text:p>
          </table:table-cell>
          <table:table-cell office:value-type="float" office:value="2071.28" calcext:value-type="float">
            <text:p>2071.28</text:p>
          </table:table-cell>
          <table:table-cell office:value-type="float" office:value="2465.26" calcext:value-type="float">
            <text:p>2465.26</text:p>
          </table:table-cell>
        </table:table-row>
        <table:table-row table:style-name="ro1">
          <table:table-cell office:value-type="float" office:value="31615707" calcext:value-type="float">
            <text:p>31615707</text:p>
          </table:table-cell>
          <table:table-cell table:formula="of:=[.A1978]/1000/(60*60*24)" office:value-type="time" office:time-value="PT08H46M55.707S" calcext:value-type="time">
            <text:p>08:46:56</text:p>
          </table:table-cell>
          <table:table-cell office:value-type="float" office:value="1.06" calcext:value-type="float">
            <text:p>1.06</text:p>
          </table:table-cell>
          <table:table-cell office:value-type="float" office:value="209.9" calcext:value-type="float">
            <text:p>209.9</text:p>
          </table:table-cell>
          <table:table-cell office:value-type="float" office:value="221.86" calcext:value-type="float">
            <text:p>221.86</text:p>
          </table:table-cell>
          <table:table-cell office:value-type="float" office:value="2072.21" calcext:value-type="float">
            <text:p>2072.21</text:p>
          </table:table-cell>
          <table:table-cell office:value-type="float" office:value="2466.25" calcext:value-type="float">
            <text:p>2466.25</text:p>
          </table:table-cell>
        </table:table-row>
        <table:table-row table:style-name="ro1">
          <table:table-cell office:value-type="float" office:value="31631707" calcext:value-type="float">
            <text:p>31631707</text:p>
          </table:table-cell>
          <table:table-cell table:formula="of:=[.A1979]/1000/(60*60*24)" office:value-type="time" office:time-value="PT08H47M11.707S" calcext:value-type="time">
            <text:p>08:47:12</text:p>
          </table:table-cell>
          <table:table-cell office:value-type="float" office:value="1.05" calcext:value-type="float">
            <text:p>1.05</text:p>
          </table:table-cell>
          <table:table-cell office:value-type="float" office:value="209.7" calcext:value-type="float">
            <text:p>209.7</text:p>
          </table:table-cell>
          <table:table-cell office:value-type="float" office:value="220.81" calcext:value-type="float">
            <text:p>220.81</text:p>
          </table:table-cell>
          <table:table-cell office:value-type="float" office:value="2073.14" calcext:value-type="float">
            <text:p>2073.14</text:p>
          </table:table-cell>
          <table:table-cell office:value-type="float" office:value="2467.23" calcext:value-type="float">
            <text:p>2467.23</text:p>
          </table:table-cell>
        </table:table-row>
        <table:table-row table:style-name="ro1">
          <table:table-cell office:value-type="float" office:value="31647707" calcext:value-type="float">
            <text:p>31647707</text:p>
          </table:table-cell>
          <table:table-cell table:formula="of:=[.A1980]/1000/(60*60*24)" office:value-type="time" office:time-value="PT08H47M27.707S" calcext:value-type="time">
            <text:p>08:47:28</text:p>
          </table:table-cell>
          <table:table-cell office:value-type="float" office:value="1.05" calcext:value-type="float">
            <text:p>1.05</text:p>
          </table:table-cell>
          <table:table-cell office:value-type="float" office:value="209.5" calcext:value-type="float">
            <text:p>209.5</text:p>
          </table:table-cell>
          <table:table-cell office:value-type="float" office:value="220.59" calcext:value-type="float">
            <text:p>220.59</text:p>
          </table:table-cell>
          <table:table-cell office:value-type="float" office:value="2074.07" calcext:value-type="float">
            <text:p>2074.07</text:p>
          </table:table-cell>
          <table:table-cell office:value-type="float" office:value="2468.21" calcext:value-type="float">
            <text:p>2468.21</text:p>
          </table:table-cell>
        </table:table-row>
        <table:table-row table:style-name="ro1">
          <table:table-cell office:value-type="float" office:value="31663707" calcext:value-type="float">
            <text:p>31663707</text:p>
          </table:table-cell>
          <table:table-cell table:formula="of:=[.A1981]/1000/(60*60*24)" office:value-type="time" office:time-value="PT08H47M43.707S" calcext:value-type="time">
            <text:p>08:47:44</text:p>
          </table:table-cell>
          <table:table-cell office:value-type="float" office:value="1.05" calcext:value-type="float">
            <text:p>1.05</text:p>
          </table:table-cell>
          <table:table-cell office:value-type="float" office:value="209.3" calcext:value-type="float">
            <text:p>209.3</text:p>
          </table:table-cell>
          <table:table-cell office:value-type="float" office:value="220.38" calcext:value-type="float">
            <text:p>220.38</text:p>
          </table:table-cell>
          <table:table-cell office:value-type="float" office:value="2075" calcext:value-type="float">
            <text:p>2075</text:p>
          </table:table-cell>
          <table:table-cell office:value-type="float" office:value="2469.19" calcext:value-type="float">
            <text:p>2469.19</text:p>
          </table:table-cell>
        </table:table-row>
        <table:table-row table:style-name="ro1">
          <table:table-cell office:value-type="float" office:value="31679707" calcext:value-type="float">
            <text:p>31679707</text:p>
          </table:table-cell>
          <table:table-cell table:formula="of:=[.A1982]/1000/(60*60*24)" office:value-type="time" office:time-value="PT08H47M59.707S" calcext:value-type="time">
            <text:p>08:48:00</text:p>
          </table:table-cell>
          <table:table-cell office:value-type="float" office:value="1.05" calcext:value-type="float">
            <text:p>1.05</text:p>
          </table:table-cell>
          <table:table-cell office:value-type="float" office:value="209" calcext:value-type="float">
            <text:p>209</text:p>
          </table:table-cell>
          <table:table-cell office:value-type="float" office:value="219.22" calcext:value-type="float">
            <text:p>219.22</text:p>
          </table:table-cell>
          <table:table-cell office:value-type="float" office:value="2075.93" calcext:value-type="float">
            <text:p>2075.93</text:p>
          </table:table-cell>
          <table:table-cell office:value-type="float" office:value="2470.16" calcext:value-type="float">
            <text:p>2470.16</text:p>
          </table:table-cell>
        </table:table-row>
        <table:table-row table:style-name="ro1">
          <table:table-cell office:value-type="float" office:value="31695707" calcext:value-type="float">
            <text:p>31695707</text:p>
          </table:table-cell>
          <table:table-cell table:formula="of:=[.A1983]/1000/(60*60*24)" office:value-type="time" office:time-value="PT08H48M15.707S" calcext:value-type="time">
            <text:p>08:48:16</text:p>
          </table:table-cell>
          <table:table-cell office:value-type="float" office:value="1.05" calcext:value-type="float">
            <text:p>1.05</text:p>
          </table:table-cell>
          <table:table-cell office:value-type="float" office:value="208.9" calcext:value-type="float">
            <text:p>208.9</text:p>
          </table:table-cell>
          <table:table-cell office:value-type="float" office:value="219.11" calcext:value-type="float">
            <text:p>219.11</text:p>
          </table:table-cell>
          <table:table-cell office:value-type="float" office:value="2076.86" calcext:value-type="float">
            <text:p>2076.86</text:p>
          </table:table-cell>
          <table:table-cell office:value-type="float" office:value="2471.14" calcext:value-type="float">
            <text:p>2471.14</text:p>
          </table:table-cell>
        </table:table-row>
        <table:table-row table:style-name="ro1">
          <table:table-cell office:value-type="float" office:value="31711706" calcext:value-type="float">
            <text:p>31711706</text:p>
          </table:table-cell>
          <table:table-cell table:formula="of:=[.A1984]/1000/(60*60*24)" office:value-type="time" office:time-value="PT08H48M31.706S" calcext:value-type="time">
            <text:p>08:48:32</text:p>
          </table:table-cell>
          <table:table-cell office:value-type="float" office:value="1.05" calcext:value-type="float">
            <text:p>1.05</text:p>
          </table:table-cell>
          <table:table-cell office:value-type="float" office:value="208.6" calcext:value-type="float">
            <text:p>208.6</text:p>
          </table:table-cell>
          <table:table-cell office:value-type="float" office:value="218.79" calcext:value-type="float">
            <text:p>218.79</text:p>
          </table:table-cell>
          <table:table-cell office:value-type="float" office:value="2077.79" calcext:value-type="float">
            <text:p>2077.79</text:p>
          </table:table-cell>
          <table:table-cell office:value-type="float" office:value="2472.11" calcext:value-type="float">
            <text:p>2472.11</text:p>
          </table:table-cell>
        </table:table-row>
        <table:table-row table:style-name="ro1">
          <table:table-cell office:value-type="float" office:value="31727707" calcext:value-type="float">
            <text:p>31727707</text:p>
          </table:table-cell>
          <table:table-cell table:formula="of:=[.A1985]/1000/(60*60*24)" office:value-type="time" office:time-value="PT08H48M47.707S" calcext:value-type="time">
            <text:p>08:48:48</text:p>
          </table:table-cell>
          <table:table-cell office:value-type="float" office:value="1.04" calcext:value-type="float">
            <text:p>1.04</text:p>
          </table:table-cell>
          <table:table-cell office:value-type="float" office:value="208.4" calcext:value-type="float">
            <text:p>208.4</text:p>
          </table:table-cell>
          <table:table-cell office:value-type="float" office:value="217.74" calcext:value-type="float">
            <text:p>217.74</text:p>
          </table:table-cell>
          <table:table-cell office:value-type="float" office:value="2078.72" calcext:value-type="float">
            <text:p>2078.72</text:p>
          </table:table-cell>
          <table:table-cell office:value-type="float" office:value="2473.08" calcext:value-type="float">
            <text:p>2473.08</text:p>
          </table:table-cell>
        </table:table-row>
        <table:table-row table:style-name="ro1">
          <table:table-cell office:value-type="float" office:value="31743707" calcext:value-type="float">
            <text:p>31743707</text:p>
          </table:table-cell>
          <table:table-cell table:formula="of:=[.A1986]/1000/(60*60*24)" office:value-type="time" office:time-value="PT08H49M03.707S" calcext:value-type="time">
            <text:p>08:49:04</text:p>
          </table:table-cell>
          <table:table-cell office:value-type="float" office:value="1.04" calcext:value-type="float">
            <text:p>1.04</text:p>
          </table:table-cell>
          <table:table-cell office:value-type="float" office:value="208.2" calcext:value-type="float">
            <text:p>208.2</text:p>
          </table:table-cell>
          <table:table-cell office:value-type="float" office:value="217.53" calcext:value-type="float">
            <text:p>217.53</text:p>
          </table:table-cell>
          <table:table-cell office:value-type="float" office:value="2079.64" calcext:value-type="float">
            <text:p>2079.64</text:p>
          </table:table-cell>
          <table:table-cell office:value-type="float" office:value="2474.05" calcext:value-type="float">
            <text:p>2474.05</text:p>
          </table:table-cell>
        </table:table-row>
        <table:table-row table:style-name="ro1">
          <table:table-cell office:value-type="float" office:value="31759707" calcext:value-type="float">
            <text:p>31759707</text:p>
          </table:table-cell>
          <table:table-cell table:formula="of:=[.A1987]/1000/(60*60*24)" office:value-type="time" office:time-value="PT08H49M19.707S" calcext:value-type="time">
            <text:p>08:49:20</text:p>
          </table:table-cell>
          <table:table-cell office:value-type="float" office:value="1.04" calcext:value-type="float">
            <text:p>1.04</text:p>
          </table:table-cell>
          <table:table-cell office:value-type="float" office:value="207.9" calcext:value-type="float">
            <text:p>207.9</text:p>
          </table:table-cell>
          <table:table-cell office:value-type="float" office:value="217.21" calcext:value-type="float">
            <text:p>217.21</text:p>
          </table:table-cell>
          <table:table-cell office:value-type="float" office:value="2080.57" calcext:value-type="float">
            <text:p>2080.57</text:p>
          </table:table-cell>
          <table:table-cell office:value-type="float" office:value="2475.02" calcext:value-type="float">
            <text:p>2475.02</text:p>
          </table:table-cell>
        </table:table-row>
        <table:table-row table:style-name="ro1">
          <table:table-cell office:value-type="float" office:value="31775707" calcext:value-type="float">
            <text:p>31775707</text:p>
          </table:table-cell>
          <table:table-cell table:formula="of:=[.A1988]/1000/(60*60*24)" office:value-type="time" office:time-value="PT08H49M35.707S" calcext:value-type="time">
            <text:p>08:49:36</text:p>
          </table:table-cell>
          <table:table-cell office:value-type="float" office:value="1.04" calcext:value-type="float">
            <text:p>1.04</text:p>
          </table:table-cell>
          <table:table-cell office:value-type="float" office:value="207.7" calcext:value-type="float">
            <text:p>207.7</text:p>
          </table:table-cell>
          <table:table-cell office:value-type="float" office:value="217" calcext:value-type="float">
            <text:p>217</text:p>
          </table:table-cell>
          <table:table-cell office:value-type="float" office:value="2081.49" calcext:value-type="float">
            <text:p>2081.49</text:p>
          </table:table-cell>
          <table:table-cell office:value-type="float" office:value="2475.98" calcext:value-type="float">
            <text:p>2475.98</text:p>
          </table:table-cell>
        </table:table-row>
        <table:table-row table:style-name="ro1">
          <table:table-cell office:value-type="float" office:value="31791707" calcext:value-type="float">
            <text:p>31791707</text:p>
          </table:table-cell>
          <table:table-cell table:formula="of:=[.A1989]/1000/(60*60*24)" office:value-type="time" office:time-value="PT08H49M51.707S" calcext:value-type="time">
            <text:p>08:49:52</text:p>
          </table:table-cell>
          <table:table-cell office:value-type="float" office:value="1.04" calcext:value-type="float">
            <text:p>1.04</text:p>
          </table:table-cell>
          <table:table-cell office:value-type="float" office:value="207.4" calcext:value-type="float">
            <text:p>207.4</text:p>
          </table:table-cell>
          <table:table-cell office:value-type="float" office:value="215.85" calcext:value-type="float">
            <text:p>215.85</text:p>
          </table:table-cell>
          <table:table-cell office:value-type="float" office:value="2082.41" calcext:value-type="float">
            <text:p>2082.41</text:p>
          </table:table-cell>
          <table:table-cell office:value-type="float" office:value="2476.94" calcext:value-type="float">
            <text:p>2476.94</text:p>
          </table:table-cell>
        </table:table-row>
        <table:table-row table:style-name="ro1">
          <table:table-cell office:value-type="float" office:value="31807707" calcext:value-type="float">
            <text:p>31807707</text:p>
          </table:table-cell>
          <table:table-cell table:formula="of:=[.A1990]/1000/(60*60*24)" office:value-type="time" office:time-value="PT08H50M07.707S" calcext:value-type="time">
            <text:p>08:50:08</text:p>
          </table:table-cell>
          <table:table-cell office:value-type="float" office:value="1.04" calcext:value-type="float">
            <text:p>1.04</text:p>
          </table:table-cell>
          <table:table-cell office:value-type="float" office:value="207.2" calcext:value-type="float">
            <text:p>207.2</text:p>
          </table:table-cell>
          <table:table-cell office:value-type="float" office:value="215.64" calcext:value-type="float">
            <text:p>215.64</text:p>
          </table:table-cell>
          <table:table-cell office:value-type="float" office:value="2083.33" calcext:value-type="float">
            <text:p>2083.33</text:p>
          </table:table-cell>
          <table:table-cell office:value-type="float" office:value="2477.9" calcext:value-type="float">
            <text:p>2477.9</text:p>
          </table:table-cell>
        </table:table-row>
        <table:table-row table:style-name="ro1">
          <table:table-cell office:value-type="float" office:value="31823707" calcext:value-type="float">
            <text:p>31823707</text:p>
          </table:table-cell>
          <table:table-cell table:formula="of:=[.A1991]/1000/(60*60*24)" office:value-type="time" office:time-value="PT08H50M23.707S" calcext:value-type="time">
            <text:p>08:50:24</text:p>
          </table:table-cell>
          <table:table-cell office:value-type="float" office:value="1.04" calcext:value-type="float">
            <text:p>1.04</text:p>
          </table:table-cell>
          <table:table-cell office:value-type="float" office:value="206.9" calcext:value-type="float">
            <text:p>206.9</text:p>
          </table:table-cell>
          <table:table-cell office:value-type="float" office:value="215.32" calcext:value-type="float">
            <text:p>215.32</text:p>
          </table:table-cell>
          <table:table-cell office:value-type="float" office:value="2084.26" calcext:value-type="float">
            <text:p>2084.26</text:p>
          </table:table-cell>
          <table:table-cell office:value-type="float" office:value="2478.86" calcext:value-type="float">
            <text:p>2478.86</text:p>
          </table:table-cell>
        </table:table-row>
        <table:table-row table:style-name="ro1">
          <table:table-cell office:value-type="float" office:value="31839707" calcext:value-type="float">
            <text:p>31839707</text:p>
          </table:table-cell>
          <table:table-cell table:formula="of:=[.A1992]/1000/(60*60*24)" office:value-type="time" office:time-value="PT08H50M39.707S" calcext:value-type="time">
            <text:p>08:50:40</text:p>
          </table:table-cell>
          <table:table-cell office:value-type="float" office:value="1.04" calcext:value-type="float">
            <text:p>1.04</text:p>
          </table:table-cell>
          <table:table-cell office:value-type="float" office:value="206.7" calcext:value-type="float">
            <text:p>206.7</text:p>
          </table:table-cell>
          <table:table-cell office:value-type="float" office:value="214.28" calcext:value-type="float">
            <text:p>214.28</text:p>
          </table:table-cell>
          <table:table-cell office:value-type="float" office:value="2085.17" calcext:value-type="float">
            <text:p>2085.17</text:p>
          </table:table-cell>
          <table:table-cell office:value-type="float" office:value="2479.81" calcext:value-type="float">
            <text:p>2479.81</text:p>
          </table:table-cell>
        </table:table-row>
        <table:table-row table:style-name="ro1">
          <table:table-cell office:value-type="float" office:value="31855707" calcext:value-type="float">
            <text:p>31855707</text:p>
          </table:table-cell>
          <table:table-cell table:formula="of:=[.A1993]/1000/(60*60*24)" office:value-type="time" office:time-value="PT08H50M55.707S" calcext:value-type="time">
            <text:p>08:50:56</text:p>
          </table:table-cell>
          <table:table-cell office:value-type="float" office:value="1.04" calcext:value-type="float">
            <text:p>1.04</text:p>
          </table:table-cell>
          <table:table-cell office:value-type="float" office:value="206.4" calcext:value-type="float">
            <text:p>206.4</text:p>
          </table:table-cell>
          <table:table-cell office:value-type="float" office:value="213.96" calcext:value-type="float">
            <text:p>213.96</text:p>
          </table:table-cell>
          <table:table-cell office:value-type="float" office:value="2086.09" calcext:value-type="float">
            <text:p>2086.09</text:p>
          </table:table-cell>
          <table:table-cell office:value-type="float" office:value="2480.77" calcext:value-type="float">
            <text:p>2480.77</text:p>
          </table:table-cell>
        </table:table-row>
        <table:table-row table:style-name="ro1">
          <table:table-cell office:value-type="float" office:value="31871707" calcext:value-type="float">
            <text:p>31871707</text:p>
          </table:table-cell>
          <table:table-cell table:formula="of:=[.A1994]/1000/(60*60*24)" office:value-type="time" office:time-value="PT08H51M11.707S" calcext:value-type="time">
            <text:p>08:51:12</text:p>
          </table:table-cell>
          <table:table-cell office:value-type="float" office:value="1.04" calcext:value-type="float">
            <text:p>1.04</text:p>
          </table:table-cell>
          <table:table-cell office:value-type="float" office:value="206.1" calcext:value-type="float">
            <text:p>206.1</text:p>
          </table:table-cell>
          <table:table-cell office:value-type="float" office:value="213.65" calcext:value-type="float">
            <text:p>213.65</text:p>
          </table:table-cell>
          <table:table-cell office:value-type="float" office:value="2087.01" calcext:value-type="float">
            <text:p>2087.01</text:p>
          </table:table-cell>
          <table:table-cell office:value-type="float" office:value="2481.71" calcext:value-type="float">
            <text:p>2481.71</text:p>
          </table:table-cell>
        </table:table-row>
        <table:table-row table:style-name="ro1">
          <table:table-cell office:value-type="float" office:value="31887707" calcext:value-type="float">
            <text:p>31887707</text:p>
          </table:table-cell>
          <table:table-cell table:formula="of:=[.A1995]/1000/(60*60*24)" office:value-type="time" office:time-value="PT08H51M27.707S" calcext:value-type="time">
            <text:p>08:51:28</text:p>
          </table:table-cell>
          <table:table-cell office:value-type="float" office:value="1.03" calcext:value-type="float">
            <text:p>1.03</text:p>
          </table:table-cell>
          <table:table-cell office:value-type="float" office:value="205.8" calcext:value-type="float">
            <text:p>205.8</text:p>
          </table:table-cell>
          <table:table-cell office:value-type="float" office:value="212.51" calcext:value-type="float">
            <text:p>212.51</text:p>
          </table:table-cell>
          <table:table-cell office:value-type="float" office:value="2087.92" calcext:value-type="float">
            <text:p>2087.92</text:p>
          </table:table-cell>
          <table:table-cell office:value-type="float" office:value="2482.66" calcext:value-type="float">
            <text:p>2482.66</text:p>
          </table:table-cell>
        </table:table-row>
        <table:table-row table:style-name="ro1">
          <table:table-cell office:value-type="float" office:value="31903707" calcext:value-type="float">
            <text:p>31903707</text:p>
          </table:table-cell>
          <table:table-cell table:formula="of:=[.A1996]/1000/(60*60*24)" office:value-type="time" office:time-value="PT08H51M43.707S" calcext:value-type="time">
            <text:p>08:51:44</text:p>
          </table:table-cell>
          <table:table-cell office:value-type="float" office:value="1.03" calcext:value-type="float">
            <text:p>1.03</text:p>
          </table:table-cell>
          <table:table-cell office:value-type="float" office:value="205.5" calcext:value-type="float">
            <text:p>205.5</text:p>
          </table:table-cell>
          <table:table-cell office:value-type="float" office:value="212.19" calcext:value-type="float">
            <text:p>212.19</text:p>
          </table:table-cell>
          <table:table-cell office:value-type="float" office:value="2088.84" calcext:value-type="float">
            <text:p>2088.84</text:p>
          </table:table-cell>
          <table:table-cell office:value-type="float" office:value="2483.6" calcext:value-type="float">
            <text:p>2483.6</text:p>
          </table:table-cell>
        </table:table-row>
        <table:table-row table:style-name="ro1">
          <table:table-cell office:value-type="float" office:value="31919707" calcext:value-type="float">
            <text:p>31919707</text:p>
          </table:table-cell>
          <table:table-cell table:formula="of:=[.A1997]/1000/(60*60*24)" office:value-type="time" office:time-value="PT08H51M59.707S" calcext:value-type="time">
            <text:p>08:52:00</text:p>
          </table:table-cell>
          <table:table-cell office:value-type="float" office:value="1.03" calcext:value-type="float">
            <text:p>1.03</text:p>
          </table:table-cell>
          <table:table-cell office:value-type="float" office:value="205.3" calcext:value-type="float">
            <text:p>205.3</text:p>
          </table:table-cell>
          <table:table-cell office:value-type="float" office:value="211.98" calcext:value-type="float">
            <text:p>211.98</text:p>
          </table:table-cell>
          <table:table-cell office:value-type="float" office:value="2089.75" calcext:value-type="float">
            <text:p>2089.75</text:p>
          </table:table-cell>
          <table:table-cell office:value-type="float" office:value="2484.55" calcext:value-type="float">
            <text:p>2484.55</text:p>
          </table:table-cell>
        </table:table-row>
        <table:table-row table:style-name="ro1">
          <table:table-cell office:value-type="float" office:value="31935707" calcext:value-type="float">
            <text:p>31935707</text:p>
          </table:table-cell>
          <table:table-cell table:formula="of:=[.A1998]/1000/(60*60*24)" office:value-type="time" office:time-value="PT08H52M15.707S" calcext:value-type="time">
            <text:p>08:52:16</text:p>
          </table:table-cell>
          <table:table-cell office:value-type="float" office:value="1.03" calcext:value-type="float">
            <text:p>1.03</text:p>
          </table:table-cell>
          <table:table-cell office:value-type="float" office:value="205" calcext:value-type="float">
            <text:p>205</text:p>
          </table:table-cell>
          <table:table-cell office:value-type="float" office:value="210.84" calcext:value-type="float">
            <text:p>210.84</text:p>
          </table:table-cell>
          <table:table-cell office:value-type="float" office:value="2090.66" calcext:value-type="float">
            <text:p>2090.66</text:p>
          </table:table-cell>
          <table:table-cell office:value-type="float" office:value="2485.49" calcext:value-type="float">
            <text:p>2485.49</text:p>
          </table:table-cell>
        </table:table-row>
        <table:table-row table:style-name="ro1">
          <table:table-cell office:value-type="float" office:value="31951707" calcext:value-type="float">
            <text:p>31951707</text:p>
          </table:table-cell>
          <table:table-cell table:formula="of:=[.A1999]/1000/(60*60*24)" office:value-type="time" office:time-value="PT08H52M31.707S" calcext:value-type="time">
            <text:p>08:52:32</text:p>
          </table:table-cell>
          <table:table-cell office:value-type="float" office:value="1.03" calcext:value-type="float">
            <text:p>1.03</text:p>
          </table:table-cell>
          <table:table-cell office:value-type="float" office:value="204.7" calcext:value-type="float">
            <text:p>204.7</text:p>
          </table:table-cell>
          <table:table-cell office:value-type="float" office:value="210.53" calcext:value-type="float">
            <text:p>210.53</text:p>
          </table:table-cell>
          <table:table-cell office:value-type="float" office:value="2091.57" calcext:value-type="float">
            <text:p>2091.57</text:p>
          </table:table-cell>
          <table:table-cell office:value-type="float" office:value="2486.42" calcext:value-type="float">
            <text:p>2486.42</text:p>
          </table:table-cell>
        </table:table-row>
        <table:table-row table:style-name="ro1">
          <table:table-cell office:value-type="float" office:value="31967707" calcext:value-type="float">
            <text:p>31967707</text:p>
          </table:table-cell>
          <table:table-cell table:formula="of:=[.A2000]/1000/(60*60*24)" office:value-type="time" office:time-value="PT08H52M47.707S" calcext:value-type="time">
            <text:p>08:52:48</text:p>
          </table:table-cell>
          <table:table-cell office:value-type="float" office:value="1.02" calcext:value-type="float">
            <text:p>1.02</text:p>
          </table:table-cell>
          <table:table-cell office:value-type="float" office:value="204.4" calcext:value-type="float">
            <text:p>204.4</text:p>
          </table:table-cell>
          <table:table-cell office:value-type="float" office:value="209.4" calcext:value-type="float">
            <text:p>209.4</text:p>
          </table:table-cell>
          <table:table-cell office:value-type="float" office:value="2092.48" calcext:value-type="float">
            <text:p>2092.48</text:p>
          </table:table-cell>
          <table:table-cell office:value-type="float" office:value="2487.36" calcext:value-type="float">
            <text:p>2487.36</text:p>
          </table:table-cell>
        </table:table-row>
        <table:table-row table:style-name="ro1">
          <table:table-cell office:value-type="float" office:value="31983707" calcext:value-type="float">
            <text:p>31983707</text:p>
          </table:table-cell>
          <table:table-cell table:formula="of:=[.A2001]/1000/(60*60*24)" office:value-type="time" office:time-value="PT08H53M03.707S" calcext:value-type="time">
            <text:p>08:53:04</text:p>
          </table:table-cell>
          <table:table-cell office:value-type="float" office:value="1.02" calcext:value-type="float">
            <text:p>1.02</text:p>
          </table:table-cell>
          <table:table-cell office:value-type="float" office:value="204.1" calcext:value-type="float">
            <text:p>204.1</text:p>
          </table:table-cell>
          <table:table-cell office:value-type="float" office:value="209.08" calcext:value-type="float">
            <text:p>209.08</text:p>
          </table:table-cell>
          <table:table-cell office:value-type="float" office:value="2093.39" calcext:value-type="float">
            <text:p>2093.39</text:p>
          </table:table-cell>
          <table:table-cell office:value-type="float" office:value="2488.29" calcext:value-type="float">
            <text:p>2488.29</text:p>
          </table:table-cell>
        </table:table-row>
        <table:table-row table:style-name="ro1">
          <table:table-cell office:value-type="float" office:value="31999707" calcext:value-type="float">
            <text:p>31999707</text:p>
          </table:table-cell>
          <table:table-cell table:formula="of:=[.A2002]/1000/(60*60*24)" office:value-type="time" office:time-value="PT08H53M19.707S" calcext:value-type="time">
            <text:p>08:53:20</text:p>
          </table:table-cell>
          <table:table-cell office:value-type="float" office:value="1.02" calcext:value-type="float">
            <text:p>1.02</text:p>
          </table:table-cell>
          <table:table-cell office:value-type="float" office:value="203.8" calcext:value-type="float">
            <text:p>203.8</text:p>
          </table:table-cell>
          <table:table-cell office:value-type="float" office:value="208.77" calcext:value-type="float">
            <text:p>208.77</text:p>
          </table:table-cell>
          <table:table-cell office:value-type="float" office:value="2094.29" calcext:value-type="float">
            <text:p>2094.29</text:p>
          </table:table-cell>
          <table:table-cell office:value-type="float" office:value="2489.22" calcext:value-type="float">
            <text:p>2489.22</text:p>
          </table:table-cell>
        </table:table-row>
        <table:table-row table:style-name="ro1">
          <table:table-cell office:value-type="float" office:value="32015706" calcext:value-type="float">
            <text:p>32015706</text:p>
          </table:table-cell>
          <table:table-cell table:formula="of:=[.A2003]/1000/(60*60*24)" office:value-type="time" office:time-value="PT08H53M35.706S" calcext:value-type="time">
            <text:p>08:53:36</text:p>
          </table:table-cell>
          <table:table-cell office:value-type="float" office:value="1.02" calcext:value-type="float">
            <text:p>1.02</text:p>
          </table:table-cell>
          <table:table-cell office:value-type="float" office:value="203.5" calcext:value-type="float">
            <text:p>203.5</text:p>
          </table:table-cell>
          <table:table-cell office:value-type="float" office:value="207.64" calcext:value-type="float">
            <text:p>207.64</text:p>
          </table:table-cell>
          <table:table-cell office:value-type="float" office:value="2095.2" calcext:value-type="float">
            <text:p>2095.2</text:p>
          </table:table-cell>
          <table:table-cell office:value-type="float" office:value="2490.14" calcext:value-type="float">
            <text:p>2490.14</text:p>
          </table:table-cell>
        </table:table-row>
        <table:table-row table:style-name="ro1">
          <table:table-cell office:value-type="float" office:value="32031707" calcext:value-type="float">
            <text:p>32031707</text:p>
          </table:table-cell>
          <table:table-cell table:formula="of:=[.A2004]/1000/(60*60*24)" office:value-type="time" office:time-value="PT08H53M51.707S" calcext:value-type="time">
            <text:p>08:53:52</text:p>
          </table:table-cell>
          <table:table-cell office:value-type="float" office:value="1.02" calcext:value-type="float">
            <text:p>1.02</text:p>
          </table:table-cell>
          <table:table-cell office:value-type="float" office:value="203.1" calcext:value-type="float">
            <text:p>203.1</text:p>
          </table:table-cell>
          <table:table-cell office:value-type="float" office:value="207.22" calcext:value-type="float">
            <text:p>207.22</text:p>
          </table:table-cell>
          <table:table-cell office:value-type="float" office:value="2096.1" calcext:value-type="float">
            <text:p>2096.1</text:p>
          </table:table-cell>
          <table:table-cell office:value-type="float" office:value="2491.06" calcext:value-type="float">
            <text:p>2491.06</text:p>
          </table:table-cell>
        </table:table-row>
        <table:table-row table:style-name="ro1">
          <table:table-cell office:value-type="float" office:value="32047707" calcext:value-type="float">
            <text:p>32047707</text:p>
          </table:table-cell>
          <table:table-cell table:formula="of:=[.A2005]/1000/(60*60*24)" office:value-type="time" office:time-value="PT08H54M07.707S" calcext:value-type="time">
            <text:p>08:54:08</text:p>
          </table:table-cell>
          <table:table-cell office:value-type="float" office:value="1.02" calcext:value-type="float">
            <text:p>1.02</text:p>
          </table:table-cell>
          <table:table-cell office:value-type="float" office:value="202.8" calcext:value-type="float">
            <text:p>202.8</text:p>
          </table:table-cell>
          <table:table-cell office:value-type="float" office:value="206.1" calcext:value-type="float">
            <text:p>206.1</text:p>
          </table:table-cell>
          <table:table-cell office:value-type="float" office:value="2097.01" calcext:value-type="float">
            <text:p>2097.01</text:p>
          </table:table-cell>
          <table:table-cell office:value-type="float" office:value="2491.98" calcext:value-type="float">
            <text:p>2491.98</text:p>
          </table:table-cell>
        </table:table-row>
        <table:table-row table:style-name="ro1">
          <table:table-cell office:value-type="float" office:value="32063707" calcext:value-type="float">
            <text:p>32063707</text:p>
          </table:table-cell>
          <table:table-cell table:formula="of:=[.A2006]/1000/(60*60*24)" office:value-type="time" office:time-value="PT08H54M23.707S" calcext:value-type="time">
            <text:p>08:54:24</text:p>
          </table:table-cell>
          <table:table-cell office:value-type="float" office:value="1.02" calcext:value-type="float">
            <text:p>1.02</text:p>
          </table:table-cell>
          <table:table-cell office:value-type="float" office:value="202.3" calcext:value-type="float">
            <text:p>202.3</text:p>
          </table:table-cell>
          <table:table-cell office:value-type="float" office:value="205.59" calcext:value-type="float">
            <text:p>205.59</text:p>
          </table:table-cell>
          <table:table-cell office:value-type="float" office:value="2097.91" calcext:value-type="float">
            <text:p>2097.91</text:p>
          </table:table-cell>
          <table:table-cell office:value-type="float" office:value="2492.89" calcext:value-type="float">
            <text:p>2492.89</text:p>
          </table:table-cell>
        </table:table-row>
        <table:table-row table:style-name="ro1">
          <table:table-cell office:value-type="float" office:value="32079707" calcext:value-type="float">
            <text:p>32079707</text:p>
          </table:table-cell>
          <table:table-cell table:formula="of:=[.A2007]/1000/(60*60*24)" office:value-type="time" office:time-value="PT08H54M39.707S" calcext:value-type="time">
            <text:p>08:54:40</text:p>
          </table:table-cell>
          <table:table-cell office:value-type="float" office:value="1.01" calcext:value-type="float">
            <text:p>1.01</text:p>
          </table:table-cell>
          <table:table-cell office:value-type="float" office:value="202" calcext:value-type="float">
            <text:p>202</text:p>
          </table:table-cell>
          <table:table-cell office:value-type="float" office:value="204.46" calcext:value-type="float">
            <text:p>204.46</text:p>
          </table:table-cell>
          <table:table-cell office:value-type="float" office:value="2098.81" calcext:value-type="float">
            <text:p>2098.81</text:p>
          </table:table-cell>
          <table:table-cell office:value-type="float" office:value="2493.8" calcext:value-type="float">
            <text:p>2493.8</text:p>
          </table:table-cell>
        </table:table-row>
        <table:table-row table:style-name="ro1">
          <table:table-cell office:value-type="float" office:value="32095707" calcext:value-type="float">
            <text:p>32095707</text:p>
          </table:table-cell>
          <table:table-cell table:formula="of:=[.A2008]/1000/(60*60*24)" office:value-type="time" office:time-value="PT08H54M55.707S" calcext:value-type="time">
            <text:p>08:54:56</text:p>
          </table:table-cell>
          <table:table-cell office:value-type="float" office:value="1.01" calcext:value-type="float">
            <text:p>1.01</text:p>
          </table:table-cell>
          <table:table-cell office:value-type="float" office:value="201.6" calcext:value-type="float">
            <text:p>201.6</text:p>
          </table:table-cell>
          <table:table-cell office:value-type="float" office:value="204.05" calcext:value-type="float">
            <text:p>204.05</text:p>
          </table:table-cell>
          <table:table-cell office:value-type="float" office:value="2099.7" calcext:value-type="float">
            <text:p>2099.7</text:p>
          </table:table-cell>
          <table:table-cell office:value-type="float" office:value="2494.71" calcext:value-type="float">
            <text:p>2494.71</text:p>
          </table:table-cell>
        </table:table-row>
        <table:table-row table:style-name="ro1">
          <table:table-cell office:value-type="float" office:value="32111707" calcext:value-type="float">
            <text:p>32111707</text:p>
          </table:table-cell>
          <table:table-cell table:formula="of:=[.A2009]/1000/(60*60*24)" office:value-type="time" office:time-value="PT08H55M11.707S" calcext:value-type="time">
            <text:p>08:55:12</text:p>
          </table:table-cell>
          <table:table-cell office:value-type="float" office:value="1.01" calcext:value-type="float">
            <text:p>1.01</text:p>
          </table:table-cell>
          <table:table-cell office:value-type="float" office:value="201.3" calcext:value-type="float">
            <text:p>201.3</text:p>
          </table:table-cell>
          <table:table-cell office:value-type="float" office:value="202.94" calcext:value-type="float">
            <text:p>202.94</text:p>
          </table:table-cell>
          <table:table-cell office:value-type="float" office:value="2100.6" calcext:value-type="float">
            <text:p>2100.6</text:p>
          </table:table-cell>
          <table:table-cell office:value-type="float" office:value="2495.62" calcext:value-type="float">
            <text:p>2495.62</text:p>
          </table:table-cell>
        </table:table-row>
        <table:table-row table:style-name="ro1">
          <table:table-cell office:value-type="float" office:value="32127707" calcext:value-type="float">
            <text:p>32127707</text:p>
          </table:table-cell>
          <table:table-cell table:formula="of:=[.A2010]/1000/(60*60*24)" office:value-type="time" office:time-value="PT08H55M27.707S" calcext:value-type="time">
            <text:p>08:55:28</text:p>
          </table:table-cell>
          <table:table-cell office:value-type="float" office:value="1.01" calcext:value-type="float">
            <text:p>1.01</text:p>
          </table:table-cell>
          <table:table-cell office:value-type="float" office:value="200.9" calcext:value-type="float">
            <text:p>200.9</text:p>
          </table:table-cell>
          <table:table-cell office:value-type="float" office:value="202.53" calcext:value-type="float">
            <text:p>202.53</text:p>
          </table:table-cell>
          <table:table-cell office:value-type="float" office:value="2101.49" calcext:value-type="float">
            <text:p>2101.49</text:p>
          </table:table-cell>
          <table:table-cell office:value-type="float" office:value="2496.52" calcext:value-type="float">
            <text:p>2496.52</text:p>
          </table:table-cell>
        </table:table-row>
        <table:table-row table:style-name="ro1">
          <table:table-cell office:value-type="float" office:value="32143707" calcext:value-type="float">
            <text:p>32143707</text:p>
          </table:table-cell>
          <table:table-cell table:formula="of:=[.A2011]/1000/(60*60*24)" office:value-type="time" office:time-value="PT08H55M43.707S" calcext:value-type="time">
            <text:p>08:55:44</text:p>
          </table:table-cell>
          <table:table-cell office:value-type="float" office:value="1.01" calcext:value-type="float">
            <text:p>1.01</text:p>
          </table:table-cell>
          <table:table-cell office:value-type="float" office:value="200.5" calcext:value-type="float">
            <text:p>200.5</text:p>
          </table:table-cell>
          <table:table-cell office:value-type="float" office:value="202.11" calcext:value-type="float">
            <text:p>202.11</text:p>
          </table:table-cell>
          <table:table-cell office:value-type="float" office:value="2102.38" calcext:value-type="float">
            <text:p>2102.38</text:p>
          </table:table-cell>
          <table:table-cell office:value-type="float" office:value="2497.42" calcext:value-type="float">
            <text:p>2497.42</text:p>
          </table:table-cell>
        </table:table-row>
        <table:table-row table:style-name="ro1">
          <table:table-cell office:value-type="float" office:value="32159707" calcext:value-type="float">
            <text:p>32159707</text:p>
          </table:table-cell>
          <table:table-cell table:formula="of:=[.A2012]/1000/(60*60*24)" office:value-type="time" office:time-value="PT08H55M59.707S" calcext:value-type="time">
            <text:p>08:56:00</text:p>
          </table:table-cell>
          <table:table-cell office:value-type="float" office:value="1" calcext:value-type="float">
            <text:p>1</text:p>
          </table:table-cell>
          <table:table-cell office:value-type="float" office:value="200.1" calcext:value-type="float">
            <text:p>200.1</text:p>
          </table:table-cell>
          <table:table-cell office:value-type="float" office:value="200.9" calcext:value-type="float">
            <text:p>200.9</text:p>
          </table:table-cell>
          <table:table-cell office:value-type="float" office:value="2103.27" calcext:value-type="float">
            <text:p>2103.27</text:p>
          </table:table-cell>
          <table:table-cell office:value-type="float" office:value="2498.31" calcext:value-type="float">
            <text:p>2498.31</text:p>
          </table:table-cell>
        </table:table-row>
        <table:table-row table:style-name="ro1">
          <table:table-cell office:value-type="float" office:value="32168707" calcext:value-type="float">
            <text:p>32168707</text:p>
          </table:table-cell>
          <table:table-cell table:formula="of:=[.A2013]/1000/(60*60*24)" office:value-type="time" office:time-value="PT08H56M08.707S" calcext:value-type="time">
            <text:p>08:56: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.9" calcext:value-type="float">
            <text:p>199.9</text:p>
          </table:table-cell>
          <table:table-cell office:value-type="float" office:value="2103.77" calcext:value-type="float">
            <text:p>2103.77</text:p>
          </table:table-cell>
          <table:table-cell office:value-type="float" office:value="2498.81" calcext:value-type="float">
            <text:p>2498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09T03:33:02.583000000</dc:date>
    <meta:editing-duration>PT9M25S</meta:editing-duration>
    <meta:editing-cycles>1</meta:editing-cycles>
    <meta:document-statistic meta:table-count="1" meta:cell-count="14091" meta:object-count="0"/>
    <meta:generator>LibreOffice/6.4.2.2$Windows_X86_64 LibreOffice_project/4e471d8c02c9c90f512f7f9ead8875b57fcb1ec3</meta:generator>
  </office:meta>
</office:document-meta>
</file>